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24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020" table:default-cell-style-name="ce1"/>
        <table:table-row table:style-name="ro1">
          <table:table-cell office:value-type="string">
            <text:p>teamID</text:p>
          </table:table-cell>
          <table:table-cell office:value-type="string">
            <text:p>athleteID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309">
            <text:p>64309</text:p>
          </table:table-cell>
          <table:table-cell office:value-type="string">
            <text:p>Nikolay Morilov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33">
            <text:p>5433</text:p>
          </table:table-cell>
          <table:table-cell office:value-type="string">
            <text:p>Alexey Petukhov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91">
            <text:p>27491</text:p>
          </table:table-cell>
          <table:table-cell office:value-type="string">
            <text:p>Dara Torres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44">
            <text:p>21944</text:p>
          </table:table-cell>
          <table:table-cell office:value-type="string">
            <text:p>Amy Van Dyken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156">
            <text:p>67156</text:p>
          </table:table-cell>
          <table:table-cell office:value-type="string">
            <text:p>Courtney Shealy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743">
            <text:p>42743</text:p>
          </table:table-cell>
          <table:table-cell office:value-type="string">
            <text:p>Jenny Thompson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657">
            <text:p>24657</text:p>
          </table:table-cell>
          <table:table-cell office:value-type="string">
            <text:p>Romina Laurito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454">
            <text:p>17454</text:p>
          </table:table-cell>
          <table:table-cell office:value-type="string">
            <text:p>Elisa Blanchi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17">
            <text:p>15517</text:p>
          </table:table-cell>
          <table:table-cell office:value-type="string">
            <text:p>Anzhelika Savrayuk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3706">
            <text:p>63706</text:p>
          </table:table-cell>
          <table:table-cell office:value-type="string">
            <text:p>Andreea Stefanescu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323">
            <text:p>35323</text:p>
          </table:table-cell>
          <table:table-cell office:value-type="string">
            <text:p>Elisa Santoni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18">
            <text:p>15518</text:p>
          </table:table-cell>
          <table:table-cell office:value-type="string">
            <text:p>Marta Pagnini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2806">
            <text:p>62806</text:p>
          </table:table-cell>
          <table:table-cell office:value-type="string">
            <text:p>Ksenia Dudkina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149">
            <text:p>38149</text:p>
          </table:table-cell>
          <table:table-cell office:value-type="string">
            <text:p>Anastasia Bliznyuk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1686">
            <text:p>41686</text:p>
          </table:table-cell>
          <table:table-cell office:value-type="string">
            <text:p>Karolina Sevastyanova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2599">
            <text:p>52599</text:p>
          </table:table-cell>
          <table:table-cell office:value-type="string">
            <text:p>Uliana Donskova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5788">
            <text:p>45788</text:p>
          </table:table-cell>
          <table:table-cell office:value-type="string">
            <text:p>Anastasia Nazarenko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3430">
            <text:p>33430</text:p>
          </table:table-cell>
          <table:table-cell office:value-type="string">
            <text:p>Alina Makarenko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198">
            <text:p>8198</text:p>
          </table:table-cell>
          <table:table-cell office:value-type="string">
            <text:p>Jake Wetzel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803">
            <text:p>17803</text:p>
          </table:table-cell>
          <table:table-cell office:value-type="string">
            <text:p>Adam Kreek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8696">
            <text:p>38696</text:p>
          </table:table-cell>
          <table:table-cell office:value-type="string">
            <text:p>James Andrew Byrnes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221">
            <text:p>8221</text:p>
          </table:table-cell>
          <table:table-cell office:value-type="string">
            <text:p>Malcolm Howard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750">
            <text:p>30750</text:p>
          </table:table-cell>
          <table:table-cell office:value-type="string">
            <text:p>Malcolm Howard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350">
            <text:p>7350</text:p>
          </table:table-cell>
          <table:table-cell office:value-type="string">
            <text:p>Kevin Light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755">
            <text:p>30755</text:p>
          </table:table-cell>
          <table:table-cell office:value-type="string">
            <text:p>Ben Rutledge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899">
            <text:p>19899</text:p>
          </table:table-cell>
          <table:table-cell office:value-type="string">
            <text:p>Dominic Seiterle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927">
            <text:p>12927</text:p>
          </table:table-cell>
          <table:table-cell office:value-type="string">
            <text:p>Kyle Hamilton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5842">
            <text:p>35842</text:p>
          </table:table-cell>
          <table:table-cell office:value-type="string">
            <text:p>Luisa Cervera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8084">
            <text:p>58084</text:p>
          </table:table-cell>
          <table:table-cell office:value-type="string">
            <text:p>Cecilia Tait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4938">
            <text:p>44938</text:p>
          </table:table-cell>
          <table:table-cell office:value-type="string">
            <text:p>Gina Torrealva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6188">
            <text:p>66188</text:p>
          </table:table-cell>
          <table:table-cell office:value-type="string">
            <text:p>Cenaida Uribe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60">
            <text:p>5360</text:p>
          </table:table-cell>
          <table:table-cell office:value-type="string">
            <text:p>Miriam Gallardo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950">
            <text:p>14950</text:p>
          </table:table-cell>
          <table:table-cell office:value-type="string">
            <text:p>Sonia Heredia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979">
            <text:p>7979</text:p>
          </table:table-cell>
          <table:table-cell office:value-type="string">
            <text:p>Rosa Garcia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1613">
            <text:p>21613</text:p>
          </table:table-cell>
          <table:table-cell office:value-type="string">
            <text:p>Katherine Horny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4436">
            <text:p>64436</text:p>
          </table:table-cell>
          <table:table-cell office:value-type="string">
            <text:p>Natalia Malaga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9082">
            <text:p>19082</text:p>
          </table:table-cell>
          <table:table-cell office:value-type="string">
            <text:p>Denisse Fajardo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851">
            <text:p>53851</text:p>
          </table:table-cell>
          <table:table-cell office:value-type="string">
            <text:p>Alejandra de la Guerra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5164">
            <text:p>65164</text:p>
          </table:table-cell>
          <table:table-cell office:value-type="string">
            <text:p>Gabriela Pérez del Solar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018">
            <text:p>34018</text:p>
          </table:table-cell>
          <table:table-cell office:value-type="string">
            <text:p>Andreas Helgstrand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257">
            <text:p>61257</text:p>
          </table:table-cell>
          <table:table-cell office:value-type="string">
            <text:p>Anne van Olst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861">
            <text:p>8861</text:p>
          </table:table-cell>
          <table:table-cell office:value-type="string">
            <text:p>Princess Nathalie of Sayn-Wittgenstein-Berleburg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0372">
            <text:p>40372</text:p>
          </table:table-cell>
          <table:table-cell office:value-type="string">
            <text:p>Heike Kemmer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2115">
            <text:p>22115</text:p>
          </table:table-cell>
          <table:table-cell office:value-type="string">
            <text:p>Nadine Capellmann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547">
            <text:p>6547</text:p>
          </table:table-cell>
          <table:table-cell office:value-type="string">
            <text:p>Isabell Werth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2374">
            <text:p>52374</text:p>
          </table:table-cell>
          <table:table-cell office:value-type="string">
            <text:p>Víctor Claver</text:p>
          </table:table-cell>
          <table:table-cell table:number-columns-repeated="102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6918">
            <text:p>26918</text:p>
          </table:table-cell>
          <table:table-cell office:value-type="string">
            <text:p>José Calderón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028">
            <text:p>13028</text:p>
          </table:table-cell>
          <table:table-cell office:value-type="string">
            <text:p>Víctor Sada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5480">
            <text:p>35480</text:p>
          </table:table-cell>
          <table:table-cell office:value-type="string">
            <text:p>Serge Ibaka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0668">
            <text:p>30668</text:p>
          </table:table-cell>
          <table:table-cell office:value-type="string">
            <text:p>Fernando San Emeterio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0086">
            <text:p>60086</text:p>
          </table:table-cell>
          <table:table-cell office:value-type="string">
            <text:p>Rudy Fernández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057">
            <text:p>13057</text:p>
          </table:table-cell>
          <table:table-cell office:value-type="string">
            <text:p>Marc Gasol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5995">
            <text:p>45995</text:p>
          </table:table-cell>
          <table:table-cell office:value-type="string">
            <text:p>Sergio Rodríguez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424">
            <text:p>3424</text:p>
          </table:table-cell>
          <table:table-cell office:value-type="string">
            <text:p>Juan Carlos Navarro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964">
            <text:p>11964</text:p>
          </table:table-cell>
          <table:table-cell office:value-type="string">
            <text:p>Felipe Reyes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246">
            <text:p>12246</text:p>
          </table:table-cell>
          <table:table-cell office:value-type="string">
            <text:p>Pau Gasol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6651">
            <text:p>46651</text:p>
          </table:table-cell>
          <table:table-cell office:value-type="string">
            <text:p>Sergio Llull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5965">
            <text:p>45965</text:p>
          </table:table-cell>
          <table:table-cell office:value-type="string">
            <text:p>Ryan Lochte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4110">
            <text:p>14110</text:p>
          </table:table-cell>
          <table:table-cell office:value-type="string">
            <text:p>Michael Phelps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6027">
            <text:p>46027</text:p>
          </table:table-cell>
          <table:table-cell office:value-type="string">
            <text:p>Peter Vanderkaay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0543">
            <text:p>40543</text:p>
          </table:table-cell>
          <table:table-cell office:value-type="string">
            <text:p>Erik Vendt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9538">
            <text:p>49538</text:p>
          </table:table-cell>
          <table:table-cell office:value-type="string">
            <text:p>David Walters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4046">
            <text:p>54046</text:p>
          </table:table-cell>
          <table:table-cell office:value-type="string">
            <text:p>Klete Keller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7455">
            <text:p>57455</text:p>
          </table:table-cell>
          <table:table-cell office:value-type="string">
            <text:p>Ricky Berens</text:p>
          </table:table-cell>
          <table:table-cell table:number-columns-repeated="1021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301">
            <text:p>17301</text:p>
          </table:table-cell>
          <table:table-cell office:value-type="string">
            <text:p>Andrew Nicholson</text:p>
          </table:table-cell>
          <table:table-cell table:number-columns-repeated="1021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5583">
            <text:p>25583</text:p>
          </table:table-cell>
          <table:table-cell office:value-type="string">
            <text:p>Jonathan Paget</text:p>
          </table:table-cell>
          <table:table-cell table:number-columns-repeated="1021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563">
            <text:p>2563</text:p>
          </table:table-cell>
          <table:table-cell office:value-type="string">
            <text:p>Jonelle Richards</text:p>
          </table:table-cell>
          <table:table-cell table:number-columns-repeated="1021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6217">
            <text:p>36217</text:p>
          </table:table-cell>
          <table:table-cell office:value-type="string">
            <text:p>Caroline Powell</text:p>
          </table:table-cell>
          <table:table-cell table:number-columns-repeated="1021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65498">
            <text:p>65498</text:p>
          </table:table-cell>
          <table:table-cell office:value-type="string">
            <text:p>Mark Todd</text:p>
          </table:table-cell>
          <table:table-cell table:number-columns-repeated="1021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3760">
            <text:p>43760</text:p>
          </table:table-cell>
          <table:table-cell office:value-type="string">
            <text:p>Sophie Hosking</text:p>
          </table:table-cell>
          <table:table-cell table:number-columns-repeated="1021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2646">
            <text:p>22646</text:p>
          </table:table-cell>
          <table:table-cell office:value-type="string">
            <text:p>Katherine Copeland</text:p>
          </table:table-cell>
          <table:table-cell table:number-columns-repeated="1021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7659">
            <text:p>37659</text:p>
          </table:table-cell>
          <table:table-cell office:value-type="string">
            <text:p>Tatiana Ortiz</text:p>
          </table:table-cell>
          <table:table-cell table:number-columns-repeated="1021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0921">
            <text:p>60921</text:p>
          </table:table-cell>
          <table:table-cell office:value-type="string">
            <text:p>Tatiana Ortiz</text:p>
          </table:table-cell>
          <table:table-cell table:number-columns-repeated="1021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6046">
            <text:p>26046</text:p>
          </table:table-cell>
          <table:table-cell office:value-type="string">
            <text:p>Paola Espinosa</text:p>
          </table:table-cell>
          <table:table-cell table:number-columns-repeated="1021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7242">
            <text:p>37242</text:p>
          </table:table-cell>
          <table:table-cell office:value-type="string">
            <text:p>Fang Yuting</text:p>
          </table:table-cell>
          <table:table-cell table:number-columns-repeated="1021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264">
            <text:p>9264</text:p>
          </table:table-cell>
          <table:table-cell office:value-type="string">
            <text:p>Cheng Ming</text:p>
          </table:table-cell>
          <table:table-cell table:number-columns-repeated="1021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2087">
            <text:p>62087</text:p>
          </table:table-cell>
          <table:table-cell office:value-type="string">
            <text:p>Xu Jing</text:p>
          </table:table-cell>
          <table:table-cell table:number-columns-repeated="1021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62306">
            <text:p>62306</text:p>
          </table:table-cell>
          <table:table-cell office:value-type="string">
            <text:p>Rebecca Ward</text:p>
          </table:table-cell>
          <table:table-cell table:number-columns-repeated="1021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050">
            <text:p>26050</text:p>
          </table:table-cell>
          <table:table-cell office:value-type="string">
            <text:p>Mariel Zagunis</text:p>
          </table:table-cell>
          <table:table-cell table:number-columns-repeated="1021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8399">
            <text:p>18399</text:p>
          </table:table-cell>
          <table:table-cell office:value-type="string">
            <text:p>Sada Jacobson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5812">
            <text:p>55812</text:p>
          </table:table-cell>
          <table:table-cell office:value-type="string">
            <text:p>Nick Ffrost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2470">
            <text:p>52470</text:p>
          </table:table-cell>
          <table:table-cell office:value-type="string">
            <text:p>Leith Brodie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8489">
            <text:p>58489</text:p>
          </table:table-cell>
          <table:table-cell office:value-type="string">
            <text:p>Leith Brodie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49859">
            <text:p>49859</text:p>
          </table:table-cell>
          <table:table-cell office:value-type="string">
            <text:p>Grant Hackett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4503">
            <text:p>34503</text:p>
          </table:table-cell>
          <table:table-cell office:value-type="string">
            <text:p>Grant Brits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4578">
            <text:p>34578</text:p>
          </table:table-cell>
          <table:table-cell office:value-type="string">
            <text:p>Grant Brits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188">
            <text:p>20188</text:p>
          </table:table-cell>
          <table:table-cell office:value-type="string">
            <text:p>Kirk Palmer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2624">
            <text:p>32624</text:p>
          </table:table-cell>
          <table:table-cell office:value-type="string">
            <text:p>Kirk Palmer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213">
            <text:p>7213</text:p>
          </table:table-cell>
          <table:table-cell office:value-type="string">
            <text:p>Patrick Murphy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3405">
            <text:p>33405</text:p>
          </table:table-cell>
          <table:table-cell office:value-type="string">
            <text:p>Patrick Murphy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0080">
            <text:p>50080</text:p>
          </table:table-cell>
          <table:table-cell office:value-type="string">
            <text:p>Patrick Murphy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7912">
            <text:p>57912</text:p>
          </table:table-cell>
          <table:table-cell office:value-type="string">
            <text:p>Patrick Murphy</text:p>
          </table:table-cell>
          <table:table-cell table:number-columns-repeated="1021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809">
            <text:p>26809</text:p>
          </table:table-cell>
          <table:table-cell office:value-type="string">
            <text:p>Wang Xin</text:p>
          </table:table-cell>
          <table:table-cell table:number-columns-repeated="1021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60387">
            <text:p>60387</text:p>
          </table:table-cell>
          <table:table-cell office:value-type="string">
            <text:p>Wang Xin</text:p>
          </table:table-cell>
          <table:table-cell table:number-columns-repeated="1021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0295">
            <text:p>10295</text:p>
          </table:table-cell>
          <table:table-cell office:value-type="string">
            <text:p>Chen Ruolin</text:p>
          </table:table-cell>
          <table:table-cell table:number-columns-repeated="102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1850">
            <text:p>31850</text:p>
          </table:table-cell>
          <table:table-cell office:value-type="string">
            <text:p>Kevin Kuske</text:p>
          </table:table-cell>
          <table:table-cell table:number-columns-repeated="102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67177">
            <text:p>67177</text:p>
          </table:table-cell>
          <table:table-cell office:value-type="string">
            <text:p>Enrico Kühn</text:p>
          </table:table-cell>
          <table:table-cell table:number-columns-repeated="102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5769">
            <text:p>25769</text:p>
          </table:table-cell>
          <table:table-cell office:value-type="string">
            <text:p>Carsten Embach</text:p>
          </table:table-cell>
          <table:table-cell table:number-columns-repeated="1021"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4977">
            <text:p>4977</text:p>
          </table:table-cell>
          <table:table-cell office:value-type="string">
            <text:p>André Lange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53426">
            <text:p>53426</text:p>
          </table:table-cell>
          <table:table-cell office:value-type="string">
            <text:p>Rare? Dumitrescu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866">
            <text:p>866</text:p>
          </table:table-cell>
          <table:table-cell office:value-type="string">
            <text:p>Florin Zalomir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6259">
            <text:p>26259</text:p>
          </table:table-cell>
          <table:table-cell office:value-type="string">
            <text:p>Tiberiu Dolniceanu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55572">
            <text:p>55572</text:p>
          </table:table-cell>
          <table:table-cell office:value-type="string">
            <text:p>Alexandru Siriteanu</text:p>
          </table:table-cell>
          <table:table-cell table:number-columns-repeated="1021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45482">
            <text:p>45482</text:p>
          </table:table-cell>
          <table:table-cell office:value-type="string">
            <text:p>Huang Wenyi</text:p>
          </table:table-cell>
          <table:table-cell table:number-columns-repeated="1021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40238">
            <text:p>40238</text:p>
          </table:table-cell>
          <table:table-cell office:value-type="string">
            <text:p>Xu Dongxiang</text:p>
          </table:table-cell>
          <table:table-cell table:number-columns-repeated="1021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3640">
            <text:p>13640</text:p>
          </table:table-cell>
          <table:table-cell office:value-type="string">
            <text:p>Cai Yun</text:p>
          </table:table-cell>
          <table:table-cell table:number-columns-repeated="1021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9820">
            <text:p>9820</text:p>
          </table:table-cell>
          <table:table-cell office:value-type="string">
            <text:p>Fu Haifeng</text:p>
          </table:table-cell>
          <table:table-cell table:number-columns-repeated="1021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8216">
            <text:p>18216</text:p>
          </table:table-cell>
          <table:table-cell office:value-type="string">
            <text:p>Fu Haifeng</text:p>
          </table:table-cell>
          <table:table-cell table:number-columns-repeated="1021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5649">
            <text:p>15649</text:p>
          </table:table-cell>
          <table:table-cell office:value-type="string">
            <text:p>Axel Teichmann</text:p>
          </table:table-cell>
          <table:table-cell table:number-columns-repeated="1021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8758">
            <text:p>18758</text:p>
          </table:table-cell>
          <table:table-cell office:value-type="string">
            <text:p>Tim Tscharnke</text:p>
          </table:table-cell>
          <table:table-cell table:number-columns-repeated="1021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9748">
            <text:p>49748</text:p>
          </table:table-cell>
          <table:table-cell office:value-type="string">
            <text:p>Christina Giazitzidou</text:p>
          </table:table-cell>
          <table:table-cell table:number-columns-repeated="1021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0893">
            <text:p>10893</text:p>
          </table:table-cell>
          <table:table-cell office:value-type="string">
            <text:p>Alexandra Tsiavou</text:p>
          </table:table-cell>
          <table:table-cell table:number-columns-repeated="1021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0631">
            <text:p>10631</text:p>
          </table:table-cell>
          <table:table-cell office:value-type="string">
            <text:p>Hermann Martens</text:p>
          </table:table-cell>
          <table:table-cell table:number-columns-repeated="1021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7303">
            <text:p>37303</text:p>
          </table:table-cell>
          <table:table-cell office:value-type="string">
            <text:p>Max Götze</text:p>
          </table:table-cell>
          <table:table-cell table:number-columns-repeated="1021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64402">
            <text:p>64402</text:p>
          </table:table-cell>
          <table:table-cell office:value-type="string">
            <text:p>Rudolf Katzer</text:p>
          </table:table-cell>
          <table:table-cell table:number-columns-repeated="1021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47784">
            <text:p>47784</text:p>
          </table:table-cell>
          <table:table-cell office:value-type="string">
            <text:p>Karl Neumer</text:p>
          </table:table-cell>
          <table:table-cell table:number-columns-repeated="1021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35013">
            <text:p>35013</text:p>
          </table:table-cell>
          <table:table-cell office:value-type="string">
            <text:p>Briony Cole</text:p>
          </table:table-cell>
          <table:table-cell table:number-columns-repeated="1021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55808">
            <text:p>55808</text:p>
          </table:table-cell>
          <table:table-cell office:value-type="string">
            <text:p>Briony Cole</text:p>
          </table:table-cell>
          <table:table-cell table:number-columns-repeated="1021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64199">
            <text:p>64199</text:p>
          </table:table-cell>
          <table:table-cell office:value-type="string">
            <text:p>Melissa Wu</text:p>
          </table:table-cell>
          <table:table-cell table:number-columns-repeated="1021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42063">
            <text:p>42063</text:p>
          </table:table-cell>
          <table:table-cell office:value-type="string">
            <text:p>Leonard Meredith</text:p>
          </table:table-cell>
          <table:table-cell table:number-columns-repeated="1021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4664">
            <text:p>14664</text:p>
          </table:table-cell>
          <table:table-cell office:value-type="string">
            <text:p>Clarence Kingsbury</text:p>
          </table:table-cell>
          <table:table-cell table:number-columns-repeated="1021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4878">
            <text:p>24878</text:p>
          </table:table-cell>
          <table:table-cell office:value-type="string">
            <text:p>Benjamin Jones</text:p>
          </table:table-cell>
          <table:table-cell table:number-columns-repeated="1021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54198">
            <text:p>54198</text:p>
          </table:table-cell>
          <table:table-cell office:value-type="string">
            <text:p>Ernest Payne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015">
            <text:p>1015</text:p>
          </table:table-cell>
          <table:table-cell office:value-type="string">
            <text:p>Vasileios Polymeros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8239">
            <text:p>8239</text:p>
          </table:table-cell>
          <table:table-cell office:value-type="string">
            <text:p>Dimitrios Mougios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8845">
            <text:p>18845</text:p>
          </table:table-cell>
          <table:table-cell office:value-type="string">
            <text:p>Dimitrios Mougios</text:p>
          </table:table-cell>
          <table:table-cell table:number-columns-repeated="102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5445">
            <text:p>25445</text:p>
          </table:table-cell>
          <table:table-cell office:value-type="string">
            <text:p>Doug Sharp</text:p>
          </table:table-cell>
          <table:table-cell table:number-columns-repeated="102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47708">
            <text:p>47708</text:p>
          </table:table-cell>
          <table:table-cell office:value-type="string">
            <text:p>Mike Kohn</text:p>
          </table:table-cell>
          <table:table-cell table:number-columns-repeated="102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997">
            <text:p>8997</text:p>
          </table:table-cell>
          <table:table-cell office:value-type="string">
            <text:p>Brian Shimer</text:p>
          </table:table-cell>
          <table:table-cell table:number-columns-repeated="102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1654">
            <text:p>51654</text:p>
          </table:table-cell>
          <table:table-cell office:value-type="string">
            <text:p>Dan Steele</text:p>
          </table:table-cell>
          <table:table-cell table:number-columns-repeated="1021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49625">
            <text:p>49625</text:p>
          </table:table-cell>
          <table:table-cell office:value-type="string">
            <text:p>Halyna Pundyk</text:p>
          </table:table-cell>
          <table:table-cell table:number-columns-repeated="1021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53778">
            <text:p>53778</text:p>
          </table:table-cell>
          <table:table-cell office:value-type="string">
            <text:p>Halyna Pundyk</text:p>
          </table:table-cell>
          <table:table-cell table:number-columns-repeated="1021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0101">
            <text:p>20101</text:p>
          </table:table-cell>
          <table:table-cell office:value-type="string">
            <text:p>Olha Zhovnir</text:p>
          </table:table-cell>
          <table:table-cell table:number-columns-repeated="1021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60568">
            <text:p>60568</text:p>
          </table:table-cell>
          <table:table-cell office:value-type="string">
            <text:p>Olha Zhovnir</text:p>
          </table:table-cell>
          <table:table-cell table:number-columns-repeated="1021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7959">
            <text:p>17959</text:p>
          </table:table-cell>
          <table:table-cell office:value-type="string">
            <text:p>Olga Kharlan</text:p>
          </table:table-cell>
          <table:table-cell table:number-columns-repeated="1021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6835">
            <text:p>16835</text:p>
          </table:table-cell>
          <table:table-cell office:value-type="string">
            <text:p>Olena Khomrova</text:p>
          </table:table-cell>
          <table:table-cell table:number-columns-repeated="1021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53990">
            <text:p>53990</text:p>
          </table:table-cell>
          <table:table-cell office:value-type="string">
            <text:p>Olena Khomrova</text:p>
          </table:table-cell>
          <table:table-cell table:number-columns-repeated="1021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51341">
            <text:p>51341</text:p>
          </table:table-cell>
          <table:table-cell office:value-type="string">
            <text:p>Petter Northug</text:p>
          </table:table-cell>
          <table:table-cell table:number-columns-repeated="1021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63850">
            <text:p>63850</text:p>
          </table:table-cell>
          <table:table-cell office:value-type="string">
            <text:p>Øystein Pettersen</text:p>
          </table:table-cell>
          <table:table-cell table:number-columns-repeated="1021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46481">
            <text:p>46481</text:p>
          </table:table-cell>
          <table:table-cell office:value-type="string">
            <text:p>Ruthie Bolton</text:p>
          </table:table-cell>
          <table:table-cell table:number-columns-repeated="1021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45597">
            <text:p>45597</text:p>
          </table:table-cell>
          <table:table-cell office:value-type="string">
            <text:p>Nikki McCray</text:p>
          </table:table-cell>
          <table:table-cell table:number-columns-repeated="1021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57901">
            <text:p>57901</text:p>
          </table:table-cell>
          <table:table-cell office:value-type="string">
            <text:p>Sheryl Swoopes</text:p>
          </table:table-cell>
          <table:table-cell table:number-columns-repeated="1021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43252">
            <text:p>43252</text:p>
          </table:table-cell>
          <table:table-cell office:value-type="string">
            <text:p>Dawn Staley</text:p>
          </table:table-cell>
          <table:table-cell table:number-columns-repeated="1021"/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31142">
            <text:p>31142</text:p>
          </table:table-cell>
          <table:table-cell office:value-type="string">
            <text:p>Lisa Leslie</text:p>
          </table:table-cell>
          <table:table-cell table:number-columns-repeated="1021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6404">
            <text:p>16404</text:p>
          </table:table-cell>
          <table:table-cell office:value-type="string">
            <text:p>Yolanda Griffith</text:p>
          </table:table-cell>
          <table:table-cell table:number-columns-repeated="1021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135">
            <text:p>3135</text:p>
          </table:table-cell>
          <table:table-cell office:value-type="string">
            <text:p>Teresa Edwards</text:p>
          </table:table-cell>
          <table:table-cell table:number-columns-repeated="1021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4211">
            <text:p>14211</text:p>
          </table:table-cell>
          <table:table-cell office:value-type="string">
            <text:p>Kara Wolters</text:p>
          </table:table-cell>
          <table:table-cell table:number-columns-repeated="1021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978">
            <text:p>1978</text:p>
          </table:table-cell>
          <table:table-cell office:value-type="string">
            <text:p>DeLisha Milton-Jones</text:p>
          </table:table-cell>
          <table:table-cell table:number-columns-repeated="1021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2690">
            <text:p>12690</text:p>
          </table:table-cell>
          <table:table-cell office:value-type="string">
            <text:p>Chamique Holdsclaw</text:p>
          </table:table-cell>
          <table:table-cell table:number-columns-repeated="1021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52588">
            <text:p>52588</text:p>
          </table:table-cell>
          <table:table-cell office:value-type="string">
            <text:p>Katie Smith</text:p>
          </table:table-cell>
          <table:table-cell table:number-columns-repeated="1021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4411">
            <text:p>14411</text:p>
          </table:table-cell>
          <table:table-cell office:value-type="string">
            <text:p>Natalie Williams</text:p>
          </table:table-cell>
          <table:table-cell table:number-columns-repeated="1021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43152">
            <text:p>43152</text:p>
          </table:table-cell>
          <table:table-cell office:value-type="string">
            <text:p>Mark Hunter</text:p>
          </table:table-cell>
          <table:table-cell table:number-columns-repeated="1021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38772">
            <text:p>38772</text:p>
          </table:table-cell>
          <table:table-cell office:value-type="string">
            <text:p>Zac Purchase</text:p>
          </table:table-cell>
          <table:table-cell table:number-columns-repeated="1021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6388">
            <text:p>16388</text:p>
          </table:table-cell>
          <table:table-cell office:value-type="string">
            <text:p>Dimitrij Ovtcharov</text:p>
          </table:table-cell>
          <table:table-cell table:number-columns-repeated="1021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8290">
            <text:p>18290</text:p>
          </table:table-cell>
          <table:table-cell office:value-type="string">
            <text:p>Bastian Steger</text:p>
          </table:table-cell>
          <table:table-cell table:number-columns-repeated="1021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23704">
            <text:p>23704</text:p>
          </table:table-cell>
          <table:table-cell office:value-type="string">
            <text:p>Timo Boll</text:p>
          </table:table-cell>
          <table:table-cell table:number-columns-repeated="1021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7426">
            <text:p>7426</text:p>
          </table:table-cell>
          <table:table-cell office:value-type="string">
            <text:p>Hans Peter Minderhoud</text:p>
          </table:table-cell>
          <table:table-cell table:number-columns-repeated="1021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7311">
            <text:p>7311</text:p>
          </table:table-cell>
          <table:table-cell office:value-type="string">
            <text:p>Imke Bartels</text:p>
          </table:table-cell>
          <table:table-cell table:number-columns-repeated="1021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53228">
            <text:p>53228</text:p>
          </table:table-cell>
          <table:table-cell office:value-type="string">
            <text:p>Kaori Kawanaka</text:p>
          </table:table-cell>
          <table:table-cell table:number-columns-repeated="1021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0696">
            <text:p>10696</text:p>
          </table:table-cell>
          <table:table-cell office:value-type="string">
            <text:p>Ren Hayakawa</text:p>
          </table:table-cell>
          <table:table-cell table:number-columns-repeated="1021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58201">
            <text:p>58201</text:p>
          </table:table-cell>
          <table:table-cell office:value-type="string">
            <text:p>Miki Kanie</text:p>
          </table:table-cell>
          <table:table-cell table:number-columns-repeated="1021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7428">
            <text:p>7428</text:p>
          </table:table-cell>
          <table:table-cell office:value-type="string">
            <text:p>Kristina Cook</text:p>
          </table:table-cell>
          <table:table-cell table:number-columns-repeated="1021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56125">
            <text:p>56125</text:p>
          </table:table-cell>
          <table:table-cell office:value-type="string">
            <text:p>Zara Phillips</text:p>
          </table:table-cell>
          <table:table-cell table:number-columns-repeated="1021"/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61115">
            <text:p>61115</text:p>
          </table:table-cell>
          <table:table-cell office:value-type="string">
            <text:p>Mary King</text:p>
          </table:table-cell>
          <table:table-cell table:number-columns-repeated="1021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47246">
            <text:p>47246</text:p>
          </table:table-cell>
          <table:table-cell office:value-type="string">
            <text:p>Nicola Wilson</text:p>
          </table:table-cell>
          <table:table-cell table:number-columns-repeated="1021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25162">
            <text:p>25162</text:p>
          </table:table-cell>
          <table:table-cell office:value-type="string">
            <text:p>William Fox-Pitt</text:p>
          </table:table-cell>
          <table:table-cell table:number-columns-repeated="1021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36699">
            <text:p>36699</text:p>
          </table:table-cell>
          <table:table-cell office:value-type="string">
            <text:p>Hendra Setiawan</text:p>
          </table:table-cell>
          <table:table-cell table:number-columns-repeated="1021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64750">
            <text:p>64750</text:p>
          </table:table-cell>
          <table:table-cell office:value-type="string">
            <text:p>Markis Kido</text:p>
          </table:table-cell>
          <table:table-cell table:number-columns-repeated="1021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2366">
            <text:p>12366</text:p>
          </table:table-cell>
          <table:table-cell office:value-type="string">
            <text:p>Luigi Samele</text:p>
          </table:table-cell>
          <table:table-cell table:number-columns-repeated="1021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50103">
            <text:p>50103</text:p>
          </table:table-cell>
          <table:table-cell office:value-type="string">
            <text:p>Aldo Montano</text:p>
          </table:table-cell>
          <table:table-cell table:number-columns-repeated="1021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6095">
            <text:p>26095</text:p>
          </table:table-cell>
          <table:table-cell office:value-type="string">
            <text:p>Luigi Tarantino</text:p>
          </table:table-cell>
          <table:table-cell table:number-columns-repeated="1021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8384">
            <text:p>8384</text:p>
          </table:table-cell>
          <table:table-cell office:value-type="string">
            <text:p>Diego Occhiuzzi</text:p>
          </table:table-cell>
          <table:table-cell table:number-columns-repeated="1021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61566">
            <text:p>61566</text:p>
          </table:table-cell>
          <table:table-cell office:value-type="string">
            <text:p>Lee Jae-jin</text:p>
          </table:table-cell>
          <table:table-cell table:number-columns-repeated="1021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3287">
            <text:p>33287</text:p>
          </table:table-cell>
          <table:table-cell office:value-type="string">
            <text:p>Hwang Ji-man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54046">
            <text:p>54046</text:p>
          </table:table-cell>
          <table:table-cell office:value-type="string">
            <text:p>Klete Keller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31157">
            <text:p>31157</text:p>
          </table:table-cell>
          <table:table-cell office:value-type="string">
            <text:p>Scott Goldblatt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60478">
            <text:p>60478</text:p>
          </table:table-cell>
          <table:table-cell office:value-type="string">
            <text:p>Josh Davis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42782">
            <text:p>42782</text:p>
          </table:table-cell>
          <table:table-cell office:value-type="string">
            <text:p>Jamie Rauch</text:p>
          </table:table-cell>
          <table:table-cell table:number-columns-repeated="1021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40248">
            <text:p>40248</text:p>
          </table:table-cell>
          <table:table-cell office:value-type="string">
            <text:p>Bao Yingying</text:p>
          </table:table-cell>
          <table:table-cell table:number-columns-repeated="1021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5605">
            <text:p>25605</text:p>
          </table:table-cell>
          <table:table-cell office:value-type="string">
            <text:p>Tan Xue</text:p>
          </table:table-cell>
          <table:table-cell table:number-columns-repeated="1021"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34528">
            <text:p>34528</text:p>
          </table:table-cell>
          <table:table-cell office:value-type="string">
            <text:p>Ni Hong</text:p>
          </table:table-cell>
          <table:table-cell table:number-columns-repeated="1021"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58027">
            <text:p>58027</text:p>
          </table:table-cell>
          <table:table-cell office:value-type="string">
            <text:p>Ni Hong</text:p>
          </table:table-cell>
          <table:table-cell table:number-columns-repeated="1021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39717">
            <text:p>39717</text:p>
          </table:table-cell>
          <table:table-cell office:value-type="string">
            <text:p>Huang Haiyang</text:p>
          </table:table-cell>
          <table:table-cell table:number-columns-repeated="1021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67072">
            <text:p>67072</text:p>
          </table:table-cell>
          <table:table-cell office:value-type="string">
            <text:p>Huang Haiyang</text:p>
          </table:table-cell>
          <table:table-cell table:number-columns-repeated="1021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39673">
            <text:p>39673</text:p>
          </table:table-cell>
          <table:table-cell office:value-type="string">
            <text:p>Lee Kyung-won</text:p>
          </table:table-cell>
          <table:table-cell table:number-columns-repeated="1021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60543">
            <text:p>60543</text:p>
          </table:table-cell>
          <table:table-cell office:value-type="string">
            <text:p>Lee Hyo-jung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142">
            <text:p>1142</text:p>
          </table:table-cell>
          <table:table-cell office:value-type="string">
            <text:p>Elena Ovchinnikova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7786">
            <text:p>7786</text:p>
          </table:table-cell>
          <table:table-cell office:value-type="string">
            <text:p>Elena Volkova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1711">
            <text:p>11711</text:p>
          </table:table-cell>
          <table:table-cell office:value-type="string">
            <text:p>Tatyana Sidorenko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30467">
            <text:p>30467</text:p>
          </table:table-cell>
          <table:table-cell office:value-type="string">
            <text:p>Valentina Ogienko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48693">
            <text:p>48693</text:p>
          </table:table-cell>
          <table:table-cell office:value-type="string">
            <text:p>Olga Krivosheeva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6">
            <text:p>66</text:p>
          </table:table-cell>
          <table:table-cell office:value-type="string">
            <text:p>Irina Perkhomchuk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50686">
            <text:p>50686</text:p>
          </table:table-cell>
          <table:table-cell office:value-type="string">
            <text:p>Svetlana Korytova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637">
            <text:p>6637</text:p>
          </table:table-cell>
          <table:table-cell office:value-type="string">
            <text:p>Marina Nikulina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6647">
            <text:p>66647</text:p>
          </table:table-cell>
          <table:table-cell office:value-type="string">
            <text:p>Olga Shkurnova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51010">
            <text:p>51010</text:p>
          </table:table-cell>
          <table:table-cell office:value-type="string">
            <text:p>Tatyana Krainova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29968">
            <text:p>29968</text:p>
          </table:table-cell>
          <table:table-cell office:value-type="string">
            <text:p>Marina Kumysh</text:p>
          </table:table-cell>
          <table:table-cell table:number-columns-repeated="102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37993">
            <text:p>37993</text:p>
          </table:table-cell>
          <table:table-cell office:value-type="string">
            <text:p>Irina Smirnova</text:p>
          </table:table-cell>
          <table:table-cell table:number-columns-repeated="1021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51846">
            <text:p>51846</text:p>
          </table:table-cell>
          <table:table-cell office:value-type="string">
            <text:p>Matthew Langridge</text:p>
          </table:table-cell>
          <table:table-cell table:number-columns-repeated="1021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54064">
            <text:p>54064</text:p>
          </table:table-cell>
          <table:table-cell office:value-type="string">
            <text:p>Josh West</text:p>
          </table:table-cell>
          <table:table-cell table:number-columns-repeated="1021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6282">
            <text:p>46282</text:p>
          </table:table-cell>
          <table:table-cell office:value-type="string">
            <text:p>Tom Stallard</text:p>
          </table:table-cell>
          <table:table-cell table:number-columns-repeated="1021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37735">
            <text:p>37735</text:p>
          </table:table-cell>
          <table:table-cell office:value-type="string">
            <text:p>Tom Lucy</text:p>
          </table:table-cell>
          <table:table-cell table:number-columns-repeated="1021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26916">
            <text:p>26916</text:p>
          </table:table-cell>
          <table:table-cell office:value-type="string">
            <text:p>Colin Smith</text:p>
          </table:table-cell>
          <table:table-cell table:number-columns-repeated="1021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22012">
            <text:p>22012</text:p>
          </table:table-cell>
          <table:table-cell office:value-type="string">
            <text:p>Alex Partridge</text:p>
          </table:table-cell>
          <table:table-cell table:number-columns-repeated="1021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51997">
            <text:p>51997</text:p>
          </table:table-cell>
          <table:table-cell office:value-type="string">
            <text:p>Alastair Heathcote</text:p>
          </table:table-cell>
          <table:table-cell table:number-columns-repeated="1021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55844">
            <text:p>55844</text:p>
          </table:table-cell>
          <table:table-cell office:value-type="string">
            <text:p>Acer Nethercott</text:p>
          </table:table-cell>
          <table:table-cell table:number-columns-repeated="1021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39621">
            <text:p>39621</text:p>
          </table:table-cell>
          <table:table-cell office:value-type="string">
            <text:p>Richard Egington</text:p>
          </table:table-cell>
          <table:table-cell table:number-columns-repeated="1021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4743">
            <text:p>14743</text:p>
          </table:table-cell>
          <table:table-cell office:value-type="string">
            <text:p>Yu Yang</text:p>
          </table:table-cell>
          <table:table-cell table:number-columns-repeated="1021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59341">
            <text:p>59341</text:p>
          </table:table-cell>
          <table:table-cell office:value-type="string">
            <text:p>Yu Yang</text:p>
          </table:table-cell>
          <table:table-cell table:number-columns-repeated="1021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42219">
            <text:p>42219</text:p>
          </table:table-cell>
          <table:table-cell office:value-type="string">
            <text:p>Du Jing</text:p>
          </table:table-cell>
          <table:table-cell table:number-columns-repeated="1021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22801">
            <text:p>22801</text:p>
          </table:table-cell>
          <table:table-cell office:value-type="string">
            <text:p>Bill Schuffenhauer</text:p>
          </table:table-cell>
          <table:table-cell table:number-columns-repeated="1021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37470">
            <text:p>37470</text:p>
          </table:table-cell>
          <table:table-cell office:value-type="string">
            <text:p>Randy Jones</text:p>
          </table:table-cell>
          <table:table-cell table:number-columns-repeated="1021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38352">
            <text:p>38352</text:p>
          </table:table-cell>
          <table:table-cell office:value-type="string">
            <text:p>Garrett Hines</text:p>
          </table:table-cell>
          <table:table-cell table:number-columns-repeated="1021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34071">
            <text:p>34071</text:p>
          </table:table-cell>
          <table:table-cell office:value-type="string">
            <text:p>Todd Hays</text:p>
          </table:table-cell>
          <table:table-cell table:number-columns-repeated="1021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64277">
            <text:p>64277</text:p>
          </table:table-cell>
          <table:table-cell office:value-type="string">
            <text:p>Joo Se Hyuk</text:p>
          </table:table-cell>
          <table:table-cell table:number-columns-repeated="1021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40219">
            <text:p>40219</text:p>
          </table:table-cell>
          <table:table-cell office:value-type="string">
            <text:p>Ryu Seung Min</text:p>
          </table:table-cell>
          <table:table-cell table:number-columns-repeated="1021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5346">
            <text:p>5346</text:p>
          </table:table-cell>
          <table:table-cell office:value-type="string">
            <text:p>Oh Sang Eun</text:p>
          </table:table-cell>
          <table:table-cell table:number-columns-repeated="1021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45681">
            <text:p>45681</text:p>
          </table:table-cell>
          <table:table-cell office:value-type="string">
            <text:p>Rasmus Quist</text:p>
          </table:table-cell>
          <table:table-cell table:number-columns-repeated="1021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55902">
            <text:p>55902</text:p>
          </table:table-cell>
          <table:table-cell office:value-type="string">
            <text:p>Mads Rasmussen</text:p>
          </table:table-cell>
          <table:table-cell table:number-columns-repeated="1021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67075">
            <text:p>67075</text:p>
          </table:table-cell>
          <table:table-cell office:value-type="string">
            <text:p>Mads Rasmussen</text:p>
          </table:table-cell>
          <table:table-cell table:number-columns-repeated="1021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35658">
            <text:p>35658</text:p>
          </table:table-cell>
          <table:table-cell office:value-type="string">
            <text:p>Wilma van Hofwegen</text:p>
          </table:table-cell>
          <table:table-cell table:number-columns-repeated="1021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28811">
            <text:p>28811</text:p>
          </table:table-cell>
          <table:table-cell office:value-type="string">
            <text:p>Thamar Henneken</text:p>
          </table:table-cell>
          <table:table-cell table:number-columns-repeated="1021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8643">
            <text:p>8643</text:p>
          </table:table-cell>
          <table:table-cell office:value-type="string">
            <text:p>Inge de Bruijn</text:p>
          </table:table-cell>
          <table:table-cell table:number-columns-repeated="1021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7334">
            <text:p>7334</text:p>
          </table:table-cell>
          <table:table-cell office:value-type="string">
            <text:p>Manon van Rooijen</text:p>
          </table:table-cell>
          <table:table-cell table:number-columns-repeated="1021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1940">
            <text:p>11940</text:p>
          </table:table-cell>
          <table:table-cell office:value-type="string">
            <text:p>Zhang Yawen</text:p>
          </table:table-cell>
          <table:table-cell table:number-columns-repeated="1021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6725">
            <text:p>16725</text:p>
          </table:table-cell>
          <table:table-cell office:value-type="string">
            <text:p>Wei Yili</text:p>
          </table:table-cell>
          <table:table-cell table:number-columns-repeated="1021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58015">
            <text:p>58015</text:p>
          </table:table-cell>
          <table:table-cell office:value-type="string">
            <text:p>Evgeniy Lagunov</text:p>
          </table:table-cell>
          <table:table-cell table:number-columns-repeated="1021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49866">
            <text:p>49866</text:p>
          </table:table-cell>
          <table:table-cell office:value-type="string">
            <text:p>Danila Izotov</text:p>
          </table:table-cell>
          <table:table-cell table:number-columns-repeated="1021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57634">
            <text:p>57634</text:p>
          </table:table-cell>
          <table:table-cell office:value-type="string">
            <text:p>Nikita Lobintsev</text:p>
          </table:table-cell>
          <table:table-cell table:number-columns-repeated="1021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61157">
            <text:p>61157</text:p>
          </table:table-cell>
          <table:table-cell office:value-type="string">
            <text:p>Mikhail Polishchuk</text:p>
          </table:table-cell>
          <table:table-cell table:number-columns-repeated="1021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55393">
            <text:p>55393</text:p>
          </table:table-cell>
          <table:table-cell office:value-type="string">
            <text:p>Alexander Sukhorukov</text:p>
          </table:table-cell>
          <table:table-cell table:number-columns-repeated="1021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42">
            <text:p>642</text:p>
          </table:table-cell>
          <table:table-cell office:value-type="string">
            <text:p>Anthony Davis</text:p>
          </table:table-cell>
          <table:table-cell table:number-columns-repeated="1021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8322">
            <text:p>38322</text:p>
          </table:table-cell>
          <table:table-cell office:value-type="string">
            <text:p>LeBron James</text:p>
          </table:table-cell>
          <table:table-cell table:number-columns-repeated="1021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55854">
            <text:p>55854</text:p>
          </table:table-cell>
          <table:table-cell office:value-type="string">
            <text:p>Carmelo Anthony</text:p>
          </table:table-cell>
          <table:table-cell table:number-columns-repeated="1021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081">
            <text:p>4081</text:p>
          </table:table-cell>
          <table:table-cell office:value-type="string">
            <text:p>Deron Williams</text:p>
          </table:table-cell>
          <table:table-cell table:number-columns-repeated="1021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65229">
            <text:p>65229</text:p>
          </table:table-cell>
          <table:table-cell office:value-type="string">
            <text:p>Kevin Durant</text:p>
          </table:table-cell>
          <table:table-cell table:number-columns-repeated="1021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13765">
            <text:p>13765</text:p>
          </table:table-cell>
          <table:table-cell office:value-type="string">
            <text:p>Kevin Love</text:p>
          </table:table-cell>
          <table:table-cell table:number-columns-repeated="1021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270">
            <text:p>2270</text:p>
          </table:table-cell>
          <table:table-cell office:value-type="string">
            <text:p>Tyson Chandler</text:p>
          </table:table-cell>
          <table:table-cell table:number-columns-repeated="1021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0658">
            <text:p>60658</text:p>
          </table:table-cell>
          <table:table-cell office:value-type="string">
            <text:p>Chris Paul</text:p>
          </table:table-cell>
          <table:table-cell table:number-columns-repeated="1021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6850">
            <text:p>36850</text:p>
          </table:table-cell>
          <table:table-cell office:value-type="string">
            <text:p>Russell Westbrook</text:p>
          </table:table-cell>
          <table:table-cell table:number-columns-repeated="1021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9850">
            <text:p>49850</text:p>
          </table:table-cell>
          <table:table-cell office:value-type="string">
            <text:p>James Harden</text:p>
          </table:table-cell>
          <table:table-cell table:number-columns-repeated="1021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58341">
            <text:p>58341</text:p>
          </table:table-cell>
          <table:table-cell office:value-type="string">
            <text:p>Kobe Bryant</text:p>
          </table:table-cell>
          <table:table-cell table:number-columns-repeated="1021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785">
            <text:p>6785</text:p>
          </table:table-cell>
          <table:table-cell office:value-type="string">
            <text:p>Andre Iguodala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51574">
            <text:p>51574</text:p>
          </table:table-cell>
          <table:table-cell office:value-type="string">
            <text:p>Won Woo-Young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9867">
            <text:p>9867</text:p>
          </table:table-cell>
          <table:table-cell office:value-type="string">
            <text:p>Oh Eun-Seok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3457">
            <text:p>13457</text:p>
          </table:table-cell>
          <table:table-cell office:value-type="string">
            <text:p>Kim Jung-Hwan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21184">
            <text:p>21184</text:p>
          </table:table-cell>
          <table:table-cell office:value-type="string">
            <text:p>Gu Bon-Gil</text:p>
          </table:table-cell>
          <table:table-cell table:number-columns-repeated="1021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0789">
            <text:p>40789</text:p>
          </table:table-cell>
          <table:table-cell office:value-type="string">
            <text:p>Pieter van den Hoogenband</text:p>
          </table:table-cell>
          <table:table-cell table:number-columns-repeated="1021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0484">
            <text:p>40484</text:p>
          </table:table-cell>
          <table:table-cell office:value-type="string">
            <text:p>Martijn Zuijdweg</text:p>
          </table:table-cell>
          <table:table-cell table:number-columns-repeated="1021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9404">
            <text:p>9404</text:p>
          </table:table-cell>
          <table:table-cell office:value-type="string">
            <text:p>Johan Kenkhuis</text:p>
          </table:table-cell>
          <table:table-cell table:number-columns-repeated="1021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228">
            <text:p>2228</text:p>
          </table:table-cell>
          <table:table-cell office:value-type="string">
            <text:p>Marcel Wouda</text:p>
          </table:table-cell>
          <table:table-cell table:number-columns-repeated="1021"/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45073">
            <text:p>45073</text:p>
          </table:table-cell>
          <table:table-cell office:value-type="string">
            <text:p>Ma Long</text:p>
          </table:table-cell>
          <table:table-cell table:number-columns-repeated="1021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4213">
            <text:p>24213</text:p>
          </table:table-cell>
          <table:table-cell office:value-type="string">
            <text:p>Zhang Jike</text:p>
          </table:table-cell>
          <table:table-cell table:number-columns-repeated="1021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9890">
            <text:p>9890</text:p>
          </table:table-cell>
          <table:table-cell office:value-type="string">
            <text:p>Wang Hao</text:p>
          </table:table-cell>
          <table:table-cell table:number-columns-repeated="1021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1981">
            <text:p>21981</text:p>
          </table:table-cell>
          <table:table-cell office:value-type="string">
            <text:p>Wang Hao</text:p>
          </table:table-cell>
          <table:table-cell table:number-columns-repeated="1021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33685">
            <text:p>33685</text:p>
          </table:table-cell>
          <table:table-cell office:value-type="string">
            <text:p>Wang Hao</text:p>
          </table:table-cell>
          <table:table-cell table:number-columns-repeated="1021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38764">
            <text:p>38764</text:p>
          </table:table-cell>
          <table:table-cell office:value-type="string">
            <text:p>Wang Hao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35343">
            <text:p>35343</text:p>
          </table:table-cell>
          <table:table-cell office:value-type="string">
            <text:p>Hong Zhao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6182">
            <text:p>6182</text:p>
          </table:table-cell>
          <table:table-cell office:value-type="string">
            <text:p>Dan Wu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66016">
            <text:p>66016</text:p>
          </table:table-cell>
          <table:table-cell office:value-type="string">
            <text:p>Hou Yuzhu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62308">
            <text:p>62308</text:p>
          </table:table-cell>
          <table:table-cell office:value-type="string">
            <text:p>Yang Xiaojun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0432">
            <text:p>20432</text:p>
          </table:table-cell>
          <table:table-cell office:value-type="string">
            <text:p>Yong-Mei Cui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53059">
            <text:p>53059</text:p>
          </table:table-cell>
          <table:table-cell office:value-type="string">
            <text:p>Su Huijuan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40179">
            <text:p>40179</text:p>
          </table:table-cell>
          <table:table-cell office:value-type="string">
            <text:p>Yue-Ming Li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0618">
            <text:p>10618</text:p>
          </table:table-cell>
          <table:table-cell office:value-type="string">
            <text:p>Zheng Meizhu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8442">
            <text:p>18442</text:p>
          </table:table-cell>
          <table:table-cell office:value-type="string">
            <text:p>Guo-Jun Li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7001">
            <text:p>7001</text:p>
          </table:table-cell>
          <table:table-cell office:value-type="string">
            <text:p>Yang Xilan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3266">
            <text:p>23266</text:p>
          </table:table-cell>
          <table:table-cell office:value-type="string">
            <text:p>Jiang Ying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4399">
            <text:p>14399</text:p>
          </table:table-cell>
          <table:table-cell office:value-type="string">
            <text:p>Ya-Jun Wang</text:p>
          </table:table-cell>
          <table:table-cell table:number-columns-repeated="1021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39037">
            <text:p>39037</text:p>
          </table:table-cell>
          <table:table-cell office:value-type="string">
            <text:p>Ki Bo-Bae</text:p>
          </table:table-cell>
          <table:table-cell table:number-columns-repeated="1021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63755">
            <text:p>63755</text:p>
          </table:table-cell>
          <table:table-cell office:value-type="string">
            <text:p>Choi Hyeonju</text:p>
          </table:table-cell>
          <table:table-cell table:number-columns-repeated="1021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63389">
            <text:p>63389</text:p>
          </table:table-cell>
          <table:table-cell office:value-type="string">
            <text:p>Lee Sung Jin</text:p>
          </table:table-cell>
          <table:table-cell table:number-columns-repeated="1021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671">
            <text:p>671</text:p>
          </table:table-cell>
          <table:table-cell office:value-type="string">
            <text:p>Anna-Karin Kammerling</text:p>
          </table:table-cell>
          <table:table-cell table:number-columns-repeated="1021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55201">
            <text:p>55201</text:p>
          </table:table-cell>
          <table:table-cell office:value-type="string">
            <text:p>Therese Alshammar</text:p>
          </table:table-cell>
          <table:table-cell table:number-columns-repeated="1021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37831">
            <text:p>37831</text:p>
          </table:table-cell>
          <table:table-cell office:value-type="string">
            <text:p>Johanna Sjöberg</text:p>
          </table:table-cell>
          <table:table-cell table:number-columns-repeated="1021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46737">
            <text:p>46737</text:p>
          </table:table-cell>
          <table:table-cell office:value-type="string">
            <text:p>Johanna Sjoberg</text:p>
          </table:table-cell>
          <table:table-cell table:number-columns-repeated="1021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26028">
            <text:p>26028</text:p>
          </table:table-cell>
          <table:table-cell office:value-type="string">
            <text:p>Louise Johncke</text:p>
          </table:table-cell>
          <table:table-cell table:number-columns-repeated="1021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62124">
            <text:p>62124</text:p>
          </table:table-cell>
          <table:table-cell office:value-type="string">
            <text:p>Louise Jöhncke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5572">
            <text:p>5572</text:p>
          </table:table-cell>
          <table:table-cell office:value-type="string">
            <text:p>Anastasia Ivankova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3800">
            <text:p>13800</text:p>
          </table:table-cell>
          <table:table-cell office:value-type="string">
            <text:p>Nataliya Leshchyk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57393">
            <text:p>57393</text:p>
          </table:table-cell>
          <table:table-cell office:value-type="string">
            <text:p>Ksenia Sankovich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5148">
            <text:p>15148</text:p>
          </table:table-cell>
          <table:table-cell office:value-type="string">
            <text:p>Maryna Hancharova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38747">
            <text:p>38747</text:p>
          </table:table-cell>
          <table:table-cell office:value-type="string">
            <text:p>Alina Tumilovich</text:p>
          </table:table-cell>
          <table:table-cell table:number-columns-repeated="1021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1875">
            <text:p>11875</text:p>
          </table:table-cell>
          <table:table-cell office:value-type="string">
            <text:p>Dirk Schrade</text:p>
          </table:table-cell>
          <table:table-cell table:number-columns-repeated="1021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34658">
            <text:p>34658</text:p>
          </table:table-cell>
          <table:table-cell office:value-type="string">
            <text:p>Sandra Auffarth</text:p>
          </table:table-cell>
          <table:table-cell table:number-columns-repeated="1021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37153">
            <text:p>37153</text:p>
          </table:table-cell>
          <table:table-cell office:value-type="string">
            <text:p>Michael Jung</text:p>
          </table:table-cell>
          <table:table-cell table:number-columns-repeated="1021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0114">
            <text:p>20114</text:p>
          </table:table-cell>
          <table:table-cell office:value-type="string">
            <text:p>Peter Thomsen</text:p>
          </table:table-cell>
          <table:table-cell table:number-columns-repeated="1021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39624">
            <text:p>39624</text:p>
          </table:table-cell>
          <table:table-cell office:value-type="string">
            <text:p>Ingrid Klimke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59297">
            <text:p>59297</text:p>
          </table:table-cell>
          <table:table-cell office:value-type="string">
            <text:p>Sasha Kaun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52443">
            <text:p>52443</text:p>
          </table:table-cell>
          <table:table-cell office:value-type="string">
            <text:p>Anton Ponkrashov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9281">
            <text:p>9281</text:p>
          </table:table-cell>
          <table:table-cell office:value-type="string">
            <text:p>Timofey Mozgov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62420">
            <text:p>62420</text:p>
          </table:table-cell>
          <table:table-cell office:value-type="string">
            <text:p>Andrei Kirilenko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6530">
            <text:p>6530</text:p>
          </table:table-cell>
          <table:table-cell office:value-type="string">
            <text:p>Sergei Monia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55859">
            <text:p>55859</text:p>
          </table:table-cell>
          <table:table-cell office:value-type="string">
            <text:p>Alexey Shved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48972">
            <text:p>48972</text:p>
          </table:table-cell>
          <table:table-cell office:value-type="string">
            <text:p>Semen Antonov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24370">
            <text:p>24370</text:p>
          </table:table-cell>
          <table:table-cell office:value-type="string">
            <text:p>Dmitri Khvostov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8683">
            <text:p>8683</text:p>
          </table:table-cell>
          <table:table-cell office:value-type="string">
            <text:p>Viktor Khryapa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31749">
            <text:p>31749</text:p>
          </table:table-cell>
          <table:table-cell office:value-type="string">
            <text:p>Evgeny Voronov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49640">
            <text:p>49640</text:p>
          </table:table-cell>
          <table:table-cell office:value-type="string">
            <text:p>Vitaly Fridzon</text:p>
          </table:table-cell>
          <table:table-cell table:number-columns-repeated="102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34637">
            <text:p>34637</text:p>
          </table:table-cell>
          <table:table-cell office:value-type="string">
            <text:p>Sergey Karasev</text:p>
          </table:table-cell>
          <table:table-cell table:number-columns-repeated="1021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40594">
            <text:p>40594</text:p>
          </table:table-cell>
          <table:table-cell office:value-type="string">
            <text:p>Ian Thorpe</text:p>
          </table:table-cell>
          <table:table-cell table:number-columns-repeated="1021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51334">
            <text:p>51334</text:p>
          </table:table-cell>
          <table:table-cell office:value-type="string">
            <text:p>Michael Klim</text:p>
          </table:table-cell>
          <table:table-cell table:number-columns-repeated="1021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58488">
            <text:p>58488</text:p>
          </table:table-cell>
          <table:table-cell office:value-type="string">
            <text:p>Todd Pearson</text:p>
          </table:table-cell>
          <table:table-cell table:number-columns-repeated="1021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56108">
            <text:p>56108</text:p>
          </table:table-cell>
          <table:table-cell office:value-type="string">
            <text:p>Bill Kirby</text:p>
          </table:table-cell>
          <table:table-cell table:number-columns-repeated="1021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44916">
            <text:p>44916</text:p>
          </table:table-cell>
          <table:table-cell office:value-type="string">
            <text:p>Shoji Setoyama</text:p>
          </table:table-cell>
          <table:table-cell table:number-columns-repeated="1021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28650">
            <text:p>28650</text:p>
          </table:table-cell>
          <table:table-cell office:value-type="string">
            <text:p>Kazuyuki Takao</text:p>
          </table:table-cell>
          <table:table-cell table:number-columns-repeated="1021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9862">
            <text:p>9862</text:p>
          </table:table-cell>
          <table:table-cell office:value-type="string">
            <text:p>Matt Targett</text:p>
          </table:table-cell>
          <table:table-cell table:number-columns-repeated="1021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52470">
            <text:p>52470</text:p>
          </table:table-cell>
          <table:table-cell office:value-type="string">
            <text:p>Leith Brodie</text:p>
          </table:table-cell>
          <table:table-cell table:number-columns-repeated="1021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58489">
            <text:p>58489</text:p>
          </table:table-cell>
          <table:table-cell office:value-type="string">
            <text:p>Leith Brodie</text:p>
          </table:table-cell>
          <table:table-cell table:number-columns-repeated="1021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34615">
            <text:p>34615</text:p>
          </table:table-cell>
          <table:table-cell office:value-type="string">
            <text:p>Andrew Lauterstein</text:p>
          </table:table-cell>
          <table:table-cell table:number-columns-repeated="1021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5430">
            <text:p>5430</text:p>
          </table:table-cell>
          <table:table-cell office:value-type="string">
            <text:p>Eamon Sullivan</text:p>
          </table:table-cell>
          <table:table-cell table:number-columns-repeated="1021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66304">
            <text:p>66304</text:p>
          </table:table-cell>
          <table:table-cell office:value-type="string">
            <text:p>Ashley Callus</text:p>
          </table:table-cell>
          <table:table-cell table:number-columns-repeated="1021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7213">
            <text:p>7213</text:p>
          </table:table-cell>
          <table:table-cell office:value-type="string">
            <text:p>Patrick Murphy</text:p>
          </table:table-cell>
          <table:table-cell table:number-columns-repeated="1021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33405">
            <text:p>33405</text:p>
          </table:table-cell>
          <table:table-cell office:value-type="string">
            <text:p>Patrick Murphy</text:p>
          </table:table-cell>
          <table:table-cell table:number-columns-repeated="1021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50080">
            <text:p>50080</text:p>
          </table:table-cell>
          <table:table-cell office:value-type="string">
            <text:p>Patrick Murphy</text:p>
          </table:table-cell>
          <table:table-cell table:number-columns-repeated="1021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57912">
            <text:p>57912</text:p>
          </table:table-cell>
          <table:table-cell office:value-type="string">
            <text:p>Patrick Murphy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59129">
            <text:p>59129</text:p>
          </table:table-cell>
          <table:table-cell office:value-type="string">
            <text:p>Eric Sato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5701">
            <text:p>15701</text:p>
          </table:table-cell>
          <table:table-cell office:value-type="string">
            <text:p>Nick Becker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6497">
            <text:p>6497</text:p>
          </table:table-cell>
          <table:table-cell office:value-type="string">
            <text:p>Douglas Partie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57142">
            <text:p>57142</text:p>
          </table:table-cell>
          <table:table-cell office:value-type="string">
            <text:p>Daniel Robert Greenbaum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25989">
            <text:p>25989</text:p>
          </table:table-cell>
          <table:table-cell office:value-type="string">
            <text:p>Steve Timmons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37512">
            <text:p>37512</text:p>
          </table:table-cell>
          <table:table-cell office:value-type="string">
            <text:p>Bryan Ivie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3044">
            <text:p>43044</text:p>
          </table:table-cell>
          <table:table-cell office:value-type="string">
            <text:p>Scott Fortune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8254">
            <text:p>8254</text:p>
          </table:table-cell>
          <table:table-cell office:value-type="string">
            <text:p>Bob Ctvrtlik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54703">
            <text:p>54703</text:p>
          </table:table-cell>
          <table:table-cell office:value-type="string">
            <text:p>Brent Hilliard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9161">
            <text:p>19161</text:p>
          </table:table-cell>
          <table:table-cell office:value-type="string">
            <text:p>Carlos Briceno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33992">
            <text:p>33992</text:p>
          </table:table-cell>
          <table:table-cell office:value-type="string">
            <text:p>Jeff Stork</text:p>
          </table:table-cell>
          <table:table-cell table:number-columns-repeated="102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27157">
            <text:p>27157</text:p>
          </table:table-cell>
          <table:table-cell office:value-type="string">
            <text:p>Bob Samuelson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7405">
            <text:p>17405</text:p>
          </table:table-cell>
          <table:table-cell office:value-type="string">
            <text:p>Darius Kasparaitis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44474">
            <text:p>44474</text:p>
          </table:table-cell>
          <table:table-cell office:value-type="string">
            <text:p>Sergei Fedor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21420">
            <text:p>21420</text:p>
          </table:table-cell>
          <table:table-cell office:value-type="string">
            <text:p>Andrei Trefil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315">
            <text:p>315</text:p>
          </table:table-cell>
          <table:table-cell office:value-type="string">
            <text:p>Sergei Gonchar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8717">
            <text:p>18717</text:p>
          </table:table-cell>
          <table:table-cell office:value-type="string">
            <text:p>Aleksey Moroz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60650">
            <text:p>60650</text:p>
          </table:table-cell>
          <table:table-cell office:value-type="string">
            <text:p>Sergei Krivokras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49788">
            <text:p>49788</text:p>
          </table:table-cell>
          <table:table-cell office:value-type="string">
            <text:p>Sergei Nemchin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8743">
            <text:p>18743</text:p>
          </table:table-cell>
          <table:table-cell office:value-type="string">
            <text:p>Alexei Zhitnik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1543">
            <text:p>11543</text:p>
          </table:table-cell>
          <table:table-cell office:value-type="string">
            <text:p>Igor Kravchuk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45644">
            <text:p>45644</text:p>
          </table:table-cell>
          <table:table-cell office:value-type="string">
            <text:p>Valeri Bure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63922">
            <text:p>63922</text:p>
          </table:table-cell>
          <table:table-cell office:value-type="string">
            <text:p>Oleg Shevts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46885">
            <text:p>46885</text:p>
          </table:table-cell>
          <table:table-cell office:value-type="string">
            <text:p>Pavel Bure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107">
            <text:p>1107</text:p>
          </table:table-cell>
          <table:table-cell office:value-type="string">
            <text:p>Alexei Zhamn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8335">
            <text:p>18335</text:p>
          </table:table-cell>
          <table:table-cell office:value-type="string">
            <text:p>Alexei Gusar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2880">
            <text:p>2880</text:p>
          </table:table-cell>
          <table:table-cell office:value-type="string">
            <text:p>Boris Miron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27636">
            <text:p>27636</text:p>
          </table:table-cell>
          <table:table-cell office:value-type="string">
            <text:p>Andrei Kovalenko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1375">
            <text:p>11375</text:p>
          </table:table-cell>
          <table:table-cell office:value-type="string">
            <text:p>German Tit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65616">
            <text:p>65616</text:p>
          </table:table-cell>
          <table:table-cell office:value-type="string">
            <text:p>Dmitri Miron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20088">
            <text:p>20088</text:p>
          </table:table-cell>
          <table:table-cell office:value-type="string">
            <text:p>Alexei Yashin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4558">
            <text:p>14558</text:p>
          </table:table-cell>
          <table:table-cell office:value-type="string">
            <text:p>Dmitri Yushkevich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22731">
            <text:p>22731</text:p>
          </table:table-cell>
          <table:table-cell office:value-type="string">
            <text:p>Mikhail Shtalenkov</text:p>
          </table:table-cell>
          <table:table-cell table:number-columns-repeated="102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34456">
            <text:p>34456</text:p>
          </table:table-cell>
          <table:table-cell office:value-type="string">
            <text:p>Valeri Kamensky</text:p>
          </table:table-cell>
          <table:table-cell table:number-columns-repeated="1021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30257">
            <text:p>30257</text:p>
          </table:table-cell>
          <table:table-cell office:value-type="string">
            <text:p>Muchammad Nurmufid</text:p>
          </table:table-cell>
          <table:table-cell table:number-columns-repeated="1021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43687">
            <text:p>43687</text:p>
          </table:table-cell>
          <table:table-cell office:value-type="string">
            <text:p>Markoji Markoji</text:p>
          </table:table-cell>
          <table:table-cell table:number-columns-repeated="1021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53772">
            <text:p>53772</text:p>
          </table:table-cell>
          <table:table-cell office:value-type="string">
            <text:p>Karch Kiraly</text:p>
          </table:table-cell>
          <table:table-cell table:number-columns-repeated="1021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654">
            <text:p>1654</text:p>
          </table:table-cell>
          <table:table-cell office:value-type="string">
            <text:p>Kent Steffes</text:p>
          </table:table-cell>
          <table:table-cell table:number-columns-repeated="1021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2146">
            <text:p>2146</text:p>
          </table:table-cell>
          <table:table-cell office:value-type="string">
            <text:p>Francisco Alvarez</text:p>
          </table:table-cell>
          <table:table-cell table:number-columns-repeated="1021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59808">
            <text:p>59808</text:p>
          </table:table-cell>
          <table:table-cell office:value-type="string">
            <text:p>Juan Rossell</text:p>
          </table:table-cell>
          <table:table-cell table:number-columns-repeated="1021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46864">
            <text:p>46864</text:p>
          </table:table-cell>
          <table:table-cell office:value-type="string">
            <text:p>Roberto Lopes</text:p>
          </table:table-cell>
          <table:table-cell table:number-columns-repeated="1021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41905">
            <text:p>41905</text:p>
          </table:table-cell>
          <table:table-cell office:value-type="string">
            <text:p>Franco Neto</text:p>
          </table:table-cell>
          <table:table-cell table:number-columns-repeated="1021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10714">
            <text:p>10714</text:p>
          </table:table-cell>
          <table:table-cell office:value-type="string">
            <text:p>Taylor Ritzel</text:p>
          </table:table-cell>
          <table:table-cell table:number-columns-repeated="1021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5479">
            <text:p>5479</text:p>
          </table:table-cell>
          <table:table-cell office:value-type="string">
            <text:p>Mary Whipple</text:p>
          </table:table-cell>
          <table:table-cell table:number-columns-repeated="1021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55523">
            <text:p>55523</text:p>
          </table:table-cell>
          <table:table-cell office:value-type="string">
            <text:p>Meghan Musnicki</text:p>
          </table:table-cell>
          <table:table-cell table:number-columns-repeated="1021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49849">
            <text:p>49849</text:p>
          </table:table-cell>
          <table:table-cell office:value-type="string">
            <text:p>Erin Cafaro</text:p>
          </table:table-cell>
          <table:table-cell table:number-columns-repeated="1021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16402">
            <text:p>16402</text:p>
          </table:table-cell>
          <table:table-cell office:value-type="string">
            <text:p>Susan Francia</text:p>
          </table:table-cell>
          <table:table-cell table:number-columns-repeated="1021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690">
            <text:p>690</text:p>
          </table:table-cell>
          <table:table-cell office:value-type="string">
            <text:p>Caroline Lind</text:p>
          </table:table-cell>
          <table:table-cell table:number-columns-repeated="1021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35841">
            <text:p>35841</text:p>
          </table:table-cell>
          <table:table-cell office:value-type="string">
            <text:p>Caryn Davies</text:p>
          </table:table-cell>
          <table:table-cell table:number-columns-repeated="1021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55235">
            <text:p>55235</text:p>
          </table:table-cell>
          <table:table-cell office:value-type="string">
            <text:p>Esther Lofgren</text:p>
          </table:table-cell>
          <table:table-cell table:number-columns-repeated="1021"/>
        </table:table-row>
        <table:table-row table:style-name="ro2">
          <table:table-cell office:value-type="float" office:value="1229">
            <text:p>1229</text:p>
          </table:table-cell>
          <table:table-cell office:value-type="float" office:value="17376">
            <text:p>17376</text:p>
          </table:table-cell>
          <table:table-cell office:value-type="string">
            <text:p>Elle Logan</text:p>
          </table:table-cell>
          <table:table-cell table:number-columns-repeated="1021"/>
        </table:table-row>
        <table:table-row table:style-name="ro2">
          <table:table-cell office:value-type="float" office:value="1243">
            <text:p>1243</text:p>
          </table:table-cell>
          <table:table-cell office:value-type="float" office:value="3763">
            <text:p>3763</text:p>
          </table:table-cell>
          <table:table-cell office:value-type="string">
            <text:p>Vladimir Bure</text:p>
          </table:table-cell>
          <table:table-cell table:number-columns-repeated="1021"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47601">
            <text:p>47601</text:p>
          </table:table-cell>
          <table:table-cell office:value-type="string">
            <text:p>Georgi Kulikov</text:p>
          </table:table-cell>
          <table:table-cell table:number-columns-repeated="1021"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53088">
            <text:p>53088</text:p>
          </table:table-cell>
          <table:table-cell office:value-type="string">
            <text:p>Igor Grivennikov</text:p>
          </table:table-cell>
          <table:table-cell table:number-columns-repeated="1021"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1662">
            <text:p>11662</text:p>
          </table:table-cell>
          <table:table-cell office:value-type="string">
            <text:p>Viktor Mazanov</text:p>
          </table:table-cell>
          <table:table-cell table:number-columns-repeated="1021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57565">
            <text:p>57565</text:p>
          </table:table-cell>
          <table:table-cell office:value-type="string">
            <text:p>Anthony Ervin</text:p>
          </table:table-cell>
          <table:table-cell table:number-columns-repeated="1021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6834">
            <text:p>6834</text:p>
          </table:table-cell>
          <table:table-cell office:value-type="string">
            <text:p>Neil Walker</text:p>
          </table:table-cell>
          <table:table-cell table:number-columns-repeated="1021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60694">
            <text:p>60694</text:p>
          </table:table-cell>
          <table:table-cell office:value-type="string">
            <text:p>Jason Lezak</text:p>
          </table:table-cell>
          <table:table-cell table:number-columns-repeated="1021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56732">
            <text:p>56732</text:p>
          </table:table-cell>
          <table:table-cell office:value-type="string">
            <text:p>Jan Kvalheim</text:p>
          </table:table-cell>
          <table:table-cell table:number-columns-repeated="1021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38642">
            <text:p>38642</text:p>
          </table:table-cell>
          <table:table-cell office:value-type="string">
            <text:p>Bjørn Maaseide</text:p>
          </table:table-cell>
          <table:table-cell table:number-columns-repeated="1021"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7235">
            <text:p>7235</text:p>
          </table:table-cell>
          <table:table-cell office:value-type="string">
            <text:p>Jodie Henry</text:p>
          </table:table-cell>
          <table:table-cell table:number-columns-repeated="1021"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32623">
            <text:p>32623</text:p>
          </table:table-cell>
          <table:table-cell office:value-type="string">
            <text:p>Alice Mills</text:p>
          </table:table-cell>
          <table:table-cell table:number-columns-repeated="1021"/>
        </table:table-row>
        <table:table-row table:style-name="ro2">
          <table:table-cell office:value-type="float" office:value="1282">
            <text:p>1282</text:p>
          </table:table-cell>
          <table:table-cell office:value-type="float" office:value="39153">
            <text:p>39153</text:p>
          </table:table-cell>
          <table:table-cell office:value-type="string">
            <text:p>Sarah Ryan</text:p>
          </table:table-cell>
          <table:table-cell table:number-columns-repeated="1021"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45676">
            <text:p>45676</text:p>
          </table:table-cell>
          <table:table-cell office:value-type="string">
            <text:p>Petria Thomas</text:p>
          </table:table-cell>
          <table:table-cell table:number-columns-repeated="1021"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64644">
            <text:p>64644</text:p>
          </table:table-cell>
          <table:table-cell office:value-type="string">
            <text:p>Libby Lenton</text:p>
          </table:table-cell>
          <table:table-cell table:number-columns-repeated="1021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9824">
            <text:p>9824</text:p>
          </table:table-cell>
          <table:table-cell office:value-type="string">
            <text:p>Hinrich Romeike</text:p>
          </table:table-cell>
          <table:table-cell table:number-columns-repeated="1021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39624">
            <text:p>39624</text:p>
          </table:table-cell>
          <table:table-cell office:value-type="string">
            <text:p>Ingrid Klimke</text:p>
          </table:table-cell>
          <table:table-cell table:number-columns-repeated="1021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20114">
            <text:p>20114</text:p>
          </table:table-cell>
          <table:table-cell office:value-type="string">
            <text:p>Peter Thomsen</text:p>
          </table:table-cell>
          <table:table-cell table:number-columns-repeated="1021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60492">
            <text:p>60492</text:p>
          </table:table-cell>
          <table:table-cell office:value-type="string">
            <text:p>Frank Ostholt</text:p>
          </table:table-cell>
          <table:table-cell table:number-columns-repeated="1021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6454">
            <text:p>6454</text:p>
          </table:table-cell>
          <table:table-cell office:value-type="string">
            <text:p>Andreas Dibowski</text:p>
          </table:table-cell>
          <table:table-cell table:number-columns-repeated="1021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11424">
            <text:p>11424</text:p>
          </table:table-cell>
          <table:table-cell office:value-type="string">
            <text:p>Inge Dekker</text:p>
          </table:table-cell>
          <table:table-cell table:number-columns-repeated="1021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4287">
            <text:p>4287</text:p>
          </table:table-cell>
          <table:table-cell office:value-type="string">
            <text:p>Marleen Veldhuis</text:p>
          </table:table-cell>
          <table:table-cell table:number-columns-repeated="1021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19110">
            <text:p>19110</text:p>
          </table:table-cell>
          <table:table-cell office:value-type="string">
            <text:p>Annabel Kosten</text:p>
          </table:table-cell>
          <table:table-cell table:number-columns-repeated="1021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8643">
            <text:p>8643</text:p>
          </table:table-cell>
          <table:table-cell office:value-type="string">
            <text:p>Inge de Bruijn</text:p>
          </table:table-cell>
          <table:table-cell table:number-columns-repeated="1021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63824">
            <text:p>63824</text:p>
          </table:table-cell>
          <table:table-cell office:value-type="string">
            <text:p>Chantal Groot</text:p>
          </table:table-cell>
          <table:table-cell table:number-columns-repeated="1021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63931">
            <text:p>63931</text:p>
          </table:table-cell>
          <table:table-cell office:value-type="string">
            <text:p>Gustaf Adolf Boltenstern</text:p>
          </table:table-cell>
          <table:table-cell table:number-columns-repeated="102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37453">
            <text:p>37453</text:p>
          </table:table-cell>
          <table:table-cell office:value-type="string">
            <text:p>Jan Posthuma</text:p>
          </table:table-cell>
          <table:table-cell table:number-columns-repeated="102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44506">
            <text:p>44506</text:p>
          </table:table-cell>
          <table:table-cell office:value-type="string">
            <text:p>Avital Selinger</text:p>
          </table:table-cell>
          <table:table-cell table:number-columns-repeated="102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57101">
            <text:p>57101</text:p>
          </table:table-cell>
          <table:table-cell office:value-type="string">
            <text:p>Peter Blangé</text:p>
          </table:table-cell>
          <table:table-cell table:number-columns-repeated="102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8506">
            <text:p>18506</text:p>
          </table:table-cell>
          <table:table-cell office:value-type="string">
            <text:p>Martin Teffer</text:p>
          </table:table-cell>
          <table:table-cell table:number-columns-repeated="102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63278">
            <text:p>63278</text:p>
          </table:table-cell>
          <table:table-cell office:value-type="string">
            <text:p>Ronald Zoodsma</text:p>
          </table:table-cell>
          <table:table-cell table:number-columns-repeated="102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33886">
            <text:p>33886</text:p>
          </table:table-cell>
          <table:table-cell office:value-type="string">
            <text:p>Marko Klok</text:p>
          </table:table-cell>
          <table:table-cell table:number-columns-repeated="102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53074">
            <text:p>53074</text:p>
          </table:table-cell>
          <table:table-cell office:value-type="string">
            <text:p>Ron Zwerver</text:p>
          </table:table-cell>
          <table:table-cell table:number-columns-repeated="1021"/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54886">
            <text:p>54886</text:p>
          </table:table-cell>
          <table:table-cell office:value-type="string">
            <text:p>Martin van der Horst</text:p>
          </table:table-cell>
          <table:table-cell table:number-columns-repeated="102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4479">
            <text:p>14479</text:p>
          </table:table-cell>
          <table:table-cell office:value-type="string">
            <text:p>Olof van der Meulen</text:p>
          </table:table-cell>
          <table:table-cell table:number-columns-repeated="102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32019">
            <text:p>32019</text:p>
          </table:table-cell>
          <table:table-cell office:value-type="string">
            <text:p>Edwin Benne</text:p>
          </table:table-cell>
          <table:table-cell table:number-columns-repeated="102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1549">
            <text:p>11549</text:p>
          </table:table-cell>
          <table:table-cell office:value-type="string">
            <text:p>Henk-Jan Held</text:p>
          </table:table-cell>
          <table:table-cell table:number-columns-repeated="102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23505">
            <text:p>23505</text:p>
          </table:table-cell>
          <table:table-cell office:value-type="string">
            <text:p>Ron Boudrie</text:p>
          </table:table-cell>
          <table:table-cell table:number-columns-repeated="1021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17032">
            <text:p>17032</text:p>
          </table:table-cell>
          <table:table-cell office:value-type="string">
            <text:p>Grégory Mallet</text:p>
          </table:table-cell>
          <table:table-cell table:number-columns-repeated="1021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55370">
            <text:p>55370</text:p>
          </table:table-cell>
          <table:table-cell office:value-type="string">
            <text:p>Gregory Mallet</text:p>
          </table:table-cell>
          <table:table-cell table:number-columns-repeated="1021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60765">
            <text:p>60765</text:p>
          </table:table-cell>
          <table:table-cell office:value-type="string">
            <text:p>Amaury Leveaux</text:p>
          </table:table-cell>
          <table:table-cell table:number-columns-repeated="1021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66579">
            <text:p>66579</text:p>
          </table:table-cell>
          <table:table-cell office:value-type="string">
            <text:p>Jérémy Stravius</text:p>
          </table:table-cell>
          <table:table-cell table:number-columns-repeated="1021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44991">
            <text:p>44991</text:p>
          </table:table-cell>
          <table:table-cell office:value-type="string">
            <text:p>Yannick Agnel</text:p>
          </table:table-cell>
          <table:table-cell table:number-columns-repeated="1021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24693">
            <text:p>24693</text:p>
          </table:table-cell>
          <table:table-cell office:value-type="string">
            <text:p>Clement Lefert</text:p>
          </table:table-cell>
          <table:table-cell table:number-columns-repeated="1021"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44156">
            <text:p>44156</text:p>
          </table:table-cell>
          <table:table-cell office:value-type="string">
            <text:p>Eddie Drakich</text:p>
          </table:table-cell>
          <table:table-cell table:number-columns-repeated="1021"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2296">
            <text:p>2296</text:p>
          </table:table-cell>
          <table:table-cell office:value-type="string">
            <text:p>Marc Dunn</text:p>
          </table:table-cell>
          <table:table-cell table:number-columns-repeated="1021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9772">
            <text:p>9772</text:p>
          </table:table-cell>
          <table:table-cell office:value-type="string">
            <text:p>Shirley Babashoff</text:p>
          </table:table-cell>
          <table:table-cell table:number-columns-repeated="1021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43104">
            <text:p>43104</text:p>
          </table:table-cell>
          <table:table-cell office:value-type="string">
            <text:p>Lelei Fonoimoana</text:p>
          </table:table-cell>
          <table:table-cell table:number-columns-repeated="1021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54051">
            <text:p>54051</text:p>
          </table:table-cell>
          <table:table-cell office:value-type="string">
            <text:p>Camille Wright</text:p>
          </table:table-cell>
          <table:table-cell table:number-columns-repeated="1021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5663">
            <text:p>5663</text:p>
          </table:table-cell>
          <table:table-cell office:value-type="string">
            <text:p>Linda Jezek</text:p>
          </table:table-cell>
          <table:table-cell table:number-columns-repeated="1021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41461">
            <text:p>41461</text:p>
          </table:table-cell>
          <table:table-cell office:value-type="string">
            <text:p>Wendy Boglioli</text:p>
          </table:table-cell>
          <table:table-cell table:number-columns-repeated="1021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22739">
            <text:p>22739</text:p>
          </table:table-cell>
          <table:table-cell office:value-type="string">
            <text:p>Lauri Siering</text:p>
          </table:table-cell>
          <table:table-cell table:number-columns-repeated="1021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5790">
            <text:p>45790</text:p>
          </table:table-cell>
          <table:table-cell office:value-type="string">
            <text:p>Dai Jun</text:p>
          </table:table-cell>
          <table:table-cell table:number-columns-repeated="1021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24569">
            <text:p>24569</text:p>
          </table:table-cell>
          <table:table-cell office:value-type="string">
            <text:p>Li Yunqi</text:p>
          </table:table-cell>
          <table:table-cell table:number-columns-repeated="1021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5843">
            <text:p>5843</text:p>
          </table:table-cell>
          <table:table-cell office:value-type="string">
            <text:p>Hao Yun</text:p>
          </table:table-cell>
          <table:table-cell table:number-columns-repeated="1021"/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32166">
            <text:p>32166</text:p>
          </table:table-cell>
          <table:table-cell office:value-type="string">
            <text:p>Sun Yang</text:p>
          </table:table-cell>
          <table:table-cell table:number-columns-repeated="1021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50118">
            <text:p>50118</text:p>
          </table:table-cell>
          <table:table-cell office:value-type="string">
            <text:p>Lu Zhiwu</text:p>
          </table:table-cell>
          <table:table-cell table:number-columns-repeated="1021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8188">
            <text:p>48188</text:p>
          </table:table-cell>
          <table:table-cell office:value-type="string">
            <text:p>Jiang Haiqi</text:p>
          </table:table-cell>
          <table:table-cell table:number-columns-repeated="1021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32179">
            <text:p>32179</text:p>
          </table:table-cell>
          <table:table-cell office:value-type="string">
            <text:p>Julien Prosser</text:p>
          </table:table-cell>
          <table:table-cell table:number-columns-repeated="1021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46909">
            <text:p>46909</text:p>
          </table:table-cell>
          <table:table-cell office:value-type="string">
            <text:p>Lee Zahner</text:p>
          </table:table-cell>
          <table:table-cell table:number-columns-repeated="1021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25381">
            <text:p>25381</text:p>
          </table:table-cell>
          <table:table-cell office:value-type="string">
            <text:p>Lucinda Fredericks</text:p>
          </table:table-cell>
          <table:table-cell table:number-columns-repeated="1021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9084">
            <text:p>59084</text:p>
          </table:table-cell>
          <table:table-cell office:value-type="string">
            <text:p>Clayton Fredericks</text:p>
          </table:table-cell>
          <table:table-cell table:number-columns-repeated="1021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3129">
            <text:p>3129</text:p>
          </table:table-cell>
          <table:table-cell office:value-type="string">
            <text:p>Shane Rose</text:p>
          </table:table-cell>
          <table:table-cell table:number-columns-repeated="1021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580">
            <text:p>5580</text:p>
          </table:table-cell>
          <table:table-cell office:value-type="string">
            <text:p>Shane Rose</text:p>
          </table:table-cell>
          <table:table-cell table:number-columns-repeated="1021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42002">
            <text:p>42002</text:p>
          </table:table-cell>
          <table:table-cell office:value-type="string">
            <text:p>Megan Jones</text:p>
          </table:table-cell>
          <table:table-cell table:number-columns-repeated="1021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9841">
            <text:p>9841</text:p>
          </table:table-cell>
          <table:table-cell office:value-type="string">
            <text:p>Sonja Johnson</text:p>
          </table:table-cell>
          <table:table-cell table:number-columns-repeated="1021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34521">
            <text:p>34521</text:p>
          </table:table-cell>
          <table:table-cell office:value-type="string">
            <text:p>Sonja Johnson</text:p>
          </table:table-cell>
          <table:table-cell table:number-columns-repeated="1021"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33036">
            <text:p>33036</text:p>
          </table:table-cell>
          <table:table-cell office:value-type="string">
            <text:p>Sander Mulder</text:p>
          </table:table-cell>
          <table:table-cell table:number-columns-repeated="1021"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47160">
            <text:p>47160</text:p>
          </table:table-cell>
          <table:table-cell office:value-type="string">
            <text:p>Michel Everaert</text:p>
          </table:table-cell>
          <table:table-cell table:number-columns-repeated="1021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6278">
            <text:p>6278</text:p>
          </table:table-cell>
          <table:table-cell office:value-type="string">
            <text:p>Emanuel Rego</text:p>
          </table:table-cell>
          <table:table-cell table:number-columns-repeated="1021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2107">
            <text:p>2107</text:p>
          </table:table-cell>
          <table:table-cell office:value-type="string">
            <text:p>Zé Marco de Melo</text:p>
          </table:table-cell>
          <table:table-cell table:number-columns-repeated="102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22777">
            <text:p>22777</text:p>
          </table:table-cell>
          <table:table-cell office:value-type="string">
            <text:p>Talmo Oliveira</text:p>
          </table:table-cell>
          <table:table-cell table:number-columns-repeated="102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593">
            <text:p>593</text:p>
          </table:table-cell>
          <table:table-cell office:value-type="string">
            <text:p>Paulo André Silva</text:p>
          </table:table-cell>
          <table:table-cell table:number-columns-repeated="102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65630">
            <text:p>65630</text:p>
          </table:table-cell>
          <table:table-cell office:value-type="string">
            <text:p>Marcelo Negrão</text:p>
          </table:table-cell>
          <table:table-cell table:number-columns-repeated="102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14515">
            <text:p>14515</text:p>
          </table:table-cell>
          <table:table-cell office:value-type="string">
            <text:p>Andre Felippe Ferreira</text:p>
          </table:table-cell>
          <table:table-cell table:number-columns-repeated="102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2256">
            <text:p>2256</text:p>
          </table:table-cell>
          <table:table-cell office:value-type="string">
            <text:p>Amauri Ribeiro</text:p>
          </table:table-cell>
          <table:table-cell table:number-columns-repeated="102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12048">
            <text:p>12048</text:p>
          </table:table-cell>
          <table:table-cell office:value-type="string">
            <text:p>Douglas Chiarotti</text:p>
          </table:table-cell>
          <table:table-cell table:number-columns-repeated="102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1560">
            <text:p>1560</text:p>
          </table:table-cell>
          <table:table-cell office:value-type="string">
            <text:p>Antônio Carlos Gouveia</text:p>
          </table:table-cell>
          <table:table-cell table:number-columns-repeated="1021"/>
        </table:table-row>
        <table:table-row table:style-name="ro2">
          <table:table-cell office:value-type="float" office:value="1437">
            <text:p>1437</text:p>
          </table:table-cell>
          <table:table-cell office:value-type="float" office:value="21552">
            <text:p>21552</text:p>
          </table:table-cell>
          <table:table-cell office:value-type="string">
            <text:p>Alexandre Samuel</text:p>
          </table:table-cell>
          <table:table-cell table:number-columns-repeated="102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16884">
            <text:p>16884</text:p>
          </table:table-cell>
          <table:table-cell office:value-type="string">
            <text:p>Janelson Carvalho</text:p>
          </table:table-cell>
          <table:table-cell table:number-columns-repeated="102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66813">
            <text:p>66813</text:p>
          </table:table-cell>
          <table:table-cell office:value-type="string">
            <text:p>Jorge Edson Brito</text:p>
          </table:table-cell>
          <table:table-cell table:number-columns-repeated="102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62423">
            <text:p>62423</text:p>
          </table:table-cell>
          <table:table-cell office:value-type="string">
            <text:p>Giovane Gavio</text:p>
          </table:table-cell>
          <table:table-cell table:number-columns-repeated="102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53891">
            <text:p>53891</text:p>
          </table:table-cell>
          <table:table-cell office:value-type="string">
            <text:p>Maurício Lima</text:p>
          </table:table-cell>
          <table:table-cell table:number-columns-repeated="1021"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7250">
            <text:p>7250</text:p>
          </table:table-cell>
          <table:table-cell office:value-type="string">
            <text:p>Miguel Maia</text:p>
          </table:table-cell>
          <table:table-cell table:number-columns-repeated="1021"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3832">
            <text:p>3832</text:p>
          </table:table-cell>
          <table:table-cell office:value-type="string">
            <text:p>João Brenha</text:p>
          </table:table-cell>
          <table:table-cell table:number-columns-repeated="1021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37313">
            <text:p>37313</text:p>
          </table:table-cell>
          <table:table-cell office:value-type="string">
            <text:p>Eduardo Martínez</text:p>
          </table:table-cell>
          <table:table-cell table:number-columns-repeated="1021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49219">
            <text:p>49219</text:p>
          </table:table-cell>
          <table:table-cell office:value-type="string">
            <text:p>Martín Conde</text:p>
          </table:table-cell>
          <table:table-cell table:number-columns-repeated="1021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8831">
            <text:p>8831</text:p>
          </table:table-cell>
          <table:table-cell office:value-type="string">
            <text:p>Darcy Marquardt</text:p>
          </table:table-cell>
          <table:table-cell table:number-columns-repeated="1021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1527">
            <text:p>1527</text:p>
          </table:table-cell>
          <table:table-cell office:value-type="string">
            <text:p>Rachelle Viinberg</text:p>
          </table:table-cell>
          <table:table-cell table:number-columns-repeated="1021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59100">
            <text:p>59100</text:p>
          </table:table-cell>
          <table:table-cell office:value-type="string">
            <text:p>Ashley Brzozowicz</text:p>
          </table:table-cell>
          <table:table-cell table:number-columns-repeated="1021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63897">
            <text:p>63897</text:p>
          </table:table-cell>
          <table:table-cell office:value-type="string">
            <text:p>Lesley Thompson</text:p>
          </table:table-cell>
          <table:table-cell table:number-columns-repeated="1021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55873">
            <text:p>55873</text:p>
          </table:table-cell>
          <table:table-cell office:value-type="string">
            <text:p>Krista Guloien</text:p>
          </table:table-cell>
          <table:table-cell table:number-columns-repeated="1021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993">
            <text:p>993</text:p>
          </table:table-cell>
          <table:table-cell office:value-type="string">
            <text:p>Janine Hanson</text:p>
          </table:table-cell>
          <table:table-cell table:number-columns-repeated="1021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41595">
            <text:p>41595</text:p>
          </table:table-cell>
          <table:table-cell office:value-type="string">
            <text:p>Janine Hanson</text:p>
          </table:table-cell>
          <table:table-cell table:number-columns-repeated="1021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5082">
            <text:p>5082</text:p>
          </table:table-cell>
          <table:table-cell office:value-type="string">
            <text:p>Lauren Wilkinson</text:p>
          </table:table-cell>
          <table:table-cell table:number-columns-repeated="1021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36300">
            <text:p>36300</text:p>
          </table:table-cell>
          <table:table-cell office:value-type="string">
            <text:p>Natalie Mastracci</text:p>
          </table:table-cell>
          <table:table-cell table:number-columns-repeated="1021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5477">
            <text:p>5477</text:p>
          </table:table-cell>
          <table:table-cell office:value-type="string">
            <text:p>Andréanne Morin</text:p>
          </table:table-cell>
          <table:table-cell table:number-columns-repeated="1021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65724">
            <text:p>65724</text:p>
          </table:table-cell>
          <table:table-cell office:value-type="string">
            <text:p>Carl Henkel</text:p>
          </table:table-cell>
          <table:table-cell table:number-columns-repeated="1021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45563">
            <text:p>45563</text:p>
          </table:table-cell>
          <table:table-cell office:value-type="string">
            <text:p>Sinjin Smith</text:p>
          </table:table-cell>
          <table:table-cell table:number-columns-repeated="1021"/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55274">
            <text:p>55274</text:p>
          </table:table-cell>
          <table:table-cell office:value-type="string">
            <text:p>Reid Hamilton</text:p>
          </table:table-cell>
          <table:table-cell table:number-columns-repeated="1021"/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51124">
            <text:p>51124</text:p>
          </table:table-cell>
          <table:table-cell office:value-type="string">
            <text:p>Glenn Hamilton</text:p>
          </table:table-cell>
          <table:table-cell table:number-columns-repeated="1021"/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60619">
            <text:p>60619</text:p>
          </table:table-cell>
          <table:table-cell office:value-type="string">
            <text:p>Andrea Ghiurghi</text:p>
          </table:table-cell>
          <table:table-cell table:number-columns-repeated="1021"/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53507">
            <text:p>53507</text:p>
          </table:table-cell>
          <table:table-cell office:value-type="string">
            <text:p>Nicola Grigolo</text:p>
          </table:table-cell>
          <table:table-cell table:number-columns-repeated="1021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40594">
            <text:p>40594</text:p>
          </table:table-cell>
          <table:table-cell office:value-type="string">
            <text:p>Ian Thorpe</text:p>
          </table:table-cell>
          <table:table-cell table:number-columns-repeated="1021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51334">
            <text:p>51334</text:p>
          </table:table-cell>
          <table:table-cell office:value-type="string">
            <text:p>Michael Klim</text:p>
          </table:table-cell>
          <table:table-cell table:number-columns-repeated="1021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66304">
            <text:p>66304</text:p>
          </table:table-cell>
          <table:table-cell office:value-type="string">
            <text:p>Ashley Callus</text:p>
          </table:table-cell>
          <table:table-cell table:number-columns-repeated="1021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6352">
            <text:p>6352</text:p>
          </table:table-cell>
          <table:table-cell office:value-type="string">
            <text:p>Chris Fydler</text:p>
          </table:table-cell>
          <table:table-cell table:number-columns-repeated="1021"/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38675">
            <text:p>38675</text:p>
          </table:table-cell>
          <table:table-cell office:value-type="string">
            <text:p>Etienne De Wilde</text:p>
          </table:table-cell>
          <table:table-cell table:number-columns-repeated="1021"/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8605">
            <text:p>18605</text:p>
          </table:table-cell>
          <table:table-cell office:value-type="string">
            <text:p>Matthew Gilmore</text:p>
          </table:table-cell>
          <table:table-cell table:number-columns-repeated="1021"/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45385">
            <text:p>45385</text:p>
          </table:table-cell>
          <table:table-cell office:value-type="string">
            <text:p>Aino Kaisa Saarinen</text:p>
          </table:table-cell>
          <table:table-cell table:number-columns-repeated="1021"/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66173">
            <text:p>66173</text:p>
          </table:table-cell>
          <table:table-cell office:value-type="string">
            <text:p>Virpi Kuitunen</text:p>
          </table:table-cell>
          <table:table-cell table:number-columns-repeated="1021"/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36156">
            <text:p>36156</text:p>
          </table:table-cell>
          <table:table-cell office:value-type="string">
            <text:p>Pirjo Manninen</text:p>
          </table:table-cell>
          <table:table-cell table:number-columns-repeated="1021"/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32803">
            <text:p>32803</text:p>
          </table:table-cell>
          <table:table-cell office:value-type="string">
            <text:p>Riitta-Liisa Lassila</text:p>
          </table:table-cell>
          <table:table-cell table:number-columns-repeated="1021"/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46143">
            <text:p>46143</text:p>
          </table:table-cell>
          <table:table-cell office:value-type="string">
            <text:p>Michal Palinek</text:p>
          </table:table-cell>
          <table:table-cell table:number-columns-repeated="1021"/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36422">
            <text:p>36422</text:p>
          </table:table-cell>
          <table:table-cell office:value-type="string">
            <text:p>Marek Pakosta</text:p>
          </table:table-cell>
          <table:table-cell table:number-columns-repeated="1021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41654">
            <text:p>41654</text:p>
          </table:table-cell>
          <table:table-cell office:value-type="string">
            <text:p>Sytske de Groot</text:p>
          </table:table-cell>
          <table:table-cell table:number-columns-repeated="1021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37257">
            <text:p>37257</text:p>
          </table:table-cell>
          <table:table-cell office:value-type="string">
            <text:p>Anne Schellekens</text:p>
          </table:table-cell>
          <table:table-cell table:number-columns-repeated="1021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10842">
            <text:p>10842</text:p>
          </table:table-cell>
          <table:table-cell office:value-type="string">
            <text:p>Jacobine Veenhoven</text:p>
          </table:table-cell>
          <table:table-cell table:number-columns-repeated="1021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12915">
            <text:p>12915</text:p>
          </table:table-cell>
          <table:table-cell office:value-type="string">
            <text:p>Carline Bouw</text:p>
          </table:table-cell>
          <table:table-cell table:number-columns-repeated="1021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34586">
            <text:p>34586</text:p>
          </table:table-cell>
          <table:table-cell office:value-type="string">
            <text:p>Roline Repelaer van Driel</text:p>
          </table:table-cell>
          <table:table-cell table:number-columns-repeated="1021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43117">
            <text:p>43117</text:p>
          </table:table-cell>
          <table:table-cell office:value-type="string">
            <text:p>Chantal Achterberg</text:p>
          </table:table-cell>
          <table:table-cell table:number-columns-repeated="1021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7370">
            <text:p>7370</text:p>
          </table:table-cell>
          <table:table-cell office:value-type="string">
            <text:p>Annemiek de Haan</text:p>
          </table:table-cell>
          <table:table-cell table:number-columns-repeated="1021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57979">
            <text:p>57979</text:p>
          </table:table-cell>
          <table:table-cell office:value-type="string">
            <text:p>Nienke Kingma</text:p>
          </table:table-cell>
          <table:table-cell table:number-columns-repeated="1021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19696">
            <text:p>19696</text:p>
          </table:table-cell>
          <table:table-cell office:value-type="string">
            <text:p>Claudia Belderbos</text:p>
          </table:table-cell>
          <table:table-cell table:number-columns-repeated="1021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18681">
            <text:p>18681</text:p>
          </table:table-cell>
          <table:table-cell office:value-type="string">
            <text:p>Miriam Gössner</text:p>
          </table:table-cell>
          <table:table-cell table:number-columns-repeated="1021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14940">
            <text:p>14940</text:p>
          </table:table-cell>
          <table:table-cell office:value-type="string">
            <text:p>Katrin Zeller</text:p>
          </table:table-cell>
          <table:table-cell table:number-columns-repeated="1021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45957">
            <text:p>45957</text:p>
          </table:table-cell>
          <table:table-cell office:value-type="string">
            <text:p>Evi Sachenbacher-Stehle</text:p>
          </table:table-cell>
          <table:table-cell table:number-columns-repeated="1021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6842">
            <text:p>6842</text:p>
          </table:table-cell>
          <table:table-cell office:value-type="string">
            <text:p>Claudia Künzel</text:p>
          </table:table-cell>
          <table:table-cell table:number-columns-repeated="1021"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17941">
            <text:p>17941</text:p>
          </table:table-cell>
          <table:table-cell office:value-type="string">
            <text:p>Colleen Lanne</text:p>
          </table:table-cell>
          <table:table-cell table:number-columns-repeated="1021"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27676">
            <text:p>27676</text:p>
          </table:table-cell>
          <table:table-cell office:value-type="string">
            <text:p>Natalie Coughlin</text:p>
          </table:table-cell>
          <table:table-cell table:number-columns-repeated="1021"/>
        </table:table-row>
        <table:table-row table:style-name="ro2">
          <table:table-cell office:value-type="float" office:value="1733">
            <text:p>1733</text:p>
          </table:table-cell>
          <table:table-cell office:value-type="float" office:value="42743">
            <text:p>42743</text:p>
          </table:table-cell>
          <table:table-cell office:value-type="string">
            <text:p>Jenny Thompson</text:p>
          </table:table-cell>
          <table:table-cell table:number-columns-repeated="1021"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35773">
            <text:p>35773</text:p>
          </table:table-cell>
          <table:table-cell office:value-type="string">
            <text:p>Kara Lynn Joyce</text:p>
          </table:table-cell>
          <table:table-cell table:number-columns-repeated="1021"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55457">
            <text:p>55457</text:p>
          </table:table-cell>
          <table:table-cell office:value-type="string">
            <text:p>Maritza Correia</text:p>
          </table:table-cell>
          <table:table-cell table:number-columns-repeated="1021"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59610">
            <text:p>59610</text:p>
          </table:table-cell>
          <table:table-cell office:value-type="string">
            <text:p>Amanda Weir</text:p>
          </table:table-cell>
          <table:table-cell table:number-columns-repeated="1021"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51758">
            <text:p>51758</text:p>
          </table:table-cell>
          <table:table-cell office:value-type="string">
            <text:p>Lindsay Benko</text:p>
          </table:table-cell>
          <table:table-cell table:number-columns-repeated="1021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3216">
            <text:p>3216</text:p>
          </table:table-cell>
          <table:table-cell office:value-type="string">
            <text:p>Matt Grevers</text:p>
          </table:table-cell>
          <table:table-cell table:number-columns-repeated="1021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989">
            <text:p>989</text:p>
          </table:table-cell>
          <table:table-cell office:value-type="string">
            <text:p>Nathan Adrian</text:p>
          </table:table-cell>
          <table:table-cell table:number-columns-repeated="1021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35677">
            <text:p>35677</text:p>
          </table:table-cell>
          <table:table-cell office:value-type="string">
            <text:p>Nathan Adrian</text:p>
          </table:table-cell>
          <table:table-cell table:number-columns-repeated="1021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14110">
            <text:p>14110</text:p>
          </table:table-cell>
          <table:table-cell office:value-type="string">
            <text:p>Michael Phelps</text:p>
          </table:table-cell>
          <table:table-cell table:number-columns-repeated="1021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60694">
            <text:p>60694</text:p>
          </table:table-cell>
          <table:table-cell office:value-type="string">
            <text:p>Jason Lezak</text:p>
          </table:table-cell>
          <table:table-cell table:number-columns-repeated="1021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22021">
            <text:p>22021</text:p>
          </table:table-cell>
          <table:table-cell office:value-type="string">
            <text:p>Cullen Jones</text:p>
          </table:table-cell>
          <table:table-cell table:number-columns-repeated="1021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46267">
            <text:p>46267</text:p>
          </table:table-cell>
          <table:table-cell office:value-type="string">
            <text:p>Garrett Weber-Gale</text:p>
          </table:table-cell>
          <table:table-cell table:number-columns-repeated="1021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50978">
            <text:p>50978</text:p>
          </table:table-cell>
          <table:table-cell office:value-type="string">
            <text:p>Benjamin Wildman-Tobriner</text:p>
          </table:table-cell>
          <table:table-cell table:number-columns-repeated="1021"/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48239">
            <text:p>48239</text:p>
          </table:table-cell>
          <table:table-cell office:value-type="string">
            <text:p>Fredrik Petersson</text:p>
          </table:table-cell>
          <table:table-cell table:number-columns-repeated="1021"/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44104">
            <text:p>44104</text:p>
          </table:table-cell>
          <table:table-cell office:value-type="string">
            <text:p>Tom Englen</text:p>
          </table:table-cell>
          <table:table-cell table:number-columns-repeated="1021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8740">
            <text:p>8740</text:p>
          </table:table-cell>
          <table:table-cell office:value-type="string">
            <text:p>Deng Linlin</text:p>
          </table:table-cell>
          <table:table-cell table:number-columns-repeated="1021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19059">
            <text:p>19059</text:p>
          </table:table-cell>
          <table:table-cell office:value-type="string">
            <text:p>Deng Linlin</text:p>
          </table:table-cell>
          <table:table-cell table:number-columns-repeated="1021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5529">
            <text:p>5529</text:p>
          </table:table-cell>
          <table:table-cell office:value-type="string">
            <text:p>Jiang Yuyan</text:p>
          </table:table-cell>
          <table:table-cell table:number-columns-repeated="1021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32967">
            <text:p>32967</text:p>
          </table:table-cell>
          <table:table-cell office:value-type="string">
            <text:p>Cheng Fei</text:p>
          </table:table-cell>
          <table:table-cell table:number-columns-repeated="1021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1026">
            <text:p>1026</text:p>
          </table:table-cell>
          <table:table-cell office:value-type="string">
            <text:p>He Kexin</text:p>
          </table:table-cell>
          <table:table-cell table:number-columns-repeated="1021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998">
            <text:p>998</text:p>
          </table:table-cell>
          <table:table-cell office:value-type="string">
            <text:p>Li Shanshan</text:p>
          </table:table-cell>
          <table:table-cell table:number-columns-repeated="1021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59486">
            <text:p>59486</text:p>
          </table:table-cell>
          <table:table-cell office:value-type="string">
            <text:p>Li Shanshan</text:p>
          </table:table-cell>
          <table:table-cell table:number-columns-repeated="1021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43138">
            <text:p>43138</text:p>
          </table:table-cell>
          <table:table-cell office:value-type="string">
            <text:p>Yang Yilin</text:p>
          </table:table-cell>
          <table:table-cell table:number-columns-repeated="1021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2550">
            <text:p>2550</text:p>
          </table:table-cell>
          <table:table-cell office:value-type="string">
            <text:p>Birgit Treiber</text:p>
          </table:table-cell>
          <table:table-cell table:number-columns-repeated="1021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4652">
            <text:p>4652</text:p>
          </table:table-cell>
          <table:table-cell office:value-type="string">
            <text:p>Carola Nitschke</text:p>
          </table:table-cell>
          <table:table-cell table:number-columns-repeated="1021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59929">
            <text:p>59929</text:p>
          </table:table-cell>
          <table:table-cell office:value-type="string">
            <text:p>Rosemarie Kother-Gabriel</text:p>
          </table:table-cell>
          <table:table-cell table:number-columns-repeated="1021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817">
            <text:p>817</text:p>
          </table:table-cell>
          <table:table-cell office:value-type="string">
            <text:p>Andrea Pollack</text:p>
          </table:table-cell>
          <table:table-cell table:number-columns-repeated="1021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10352">
            <text:p>10352</text:p>
          </table:table-cell>
          <table:table-cell office:value-type="string">
            <text:p>Ulrike Richter</text:p>
          </table:table-cell>
          <table:table-cell table:number-columns-repeated="1021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37661">
            <text:p>37661</text:p>
          </table:table-cell>
          <table:table-cell office:value-type="string">
            <text:p>Hannelore Anke</text:p>
          </table:table-cell>
          <table:table-cell table:number-columns-repeated="1021"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48508">
            <text:p>48508</text:p>
          </table:table-cell>
          <table:table-cell office:value-type="string">
            <text:p>Therese Johaug</text:p>
          </table:table-cell>
          <table:table-cell table:number-columns-repeated="1021"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45937">
            <text:p>45937</text:p>
          </table:table-cell>
          <table:table-cell office:value-type="string">
            <text:p>Vibeke Skofterud</text:p>
          </table:table-cell>
          <table:table-cell table:number-columns-repeated="1021"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8866">
            <text:p>8866</text:p>
          </table:table-cell>
          <table:table-cell office:value-type="string">
            <text:p>Marit Bjørgen</text:p>
          </table:table-cell>
          <table:table-cell table:number-columns-repeated="1021"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8340">
            <text:p>8340</text:p>
          </table:table-cell>
          <table:table-cell office:value-type="string">
            <text:p>Kristin Størmer Steira</text:p>
          </table:table-cell>
          <table:table-cell table:number-columns-repeated="1021"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2849">
            <text:p>2849</text:p>
          </table:table-cell>
          <table:table-cell office:value-type="string">
            <text:p>Sixto Jimenez</text:p>
          </table:table-cell>
          <table:table-cell table:number-columns-repeated="1021"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17823">
            <text:p>17823</text:p>
          </table:table-cell>
          <table:table-cell office:value-type="string">
            <text:p>Javier Bosma</text:p>
          </table:table-cell>
          <table:table-cell table:number-columns-repeated="1021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60765">
            <text:p>60765</text:p>
          </table:table-cell>
          <table:table-cell office:value-type="string">
            <text:p>Amaury Leveaux</text:p>
          </table:table-cell>
          <table:table-cell table:number-columns-repeated="1021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44734">
            <text:p>44734</text:p>
          </table:table-cell>
          <table:table-cell office:value-type="string">
            <text:p>Frédérick Bousquet</text:p>
          </table:table-cell>
          <table:table-cell table:number-columns-repeated="1021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17032">
            <text:p>17032</text:p>
          </table:table-cell>
          <table:table-cell office:value-type="string">
            <text:p>Grégory Mallet</text:p>
          </table:table-cell>
          <table:table-cell table:number-columns-repeated="1021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55370">
            <text:p>55370</text:p>
          </table:table-cell>
          <table:table-cell office:value-type="string">
            <text:p>Gregory Mallet</text:p>
          </table:table-cell>
          <table:table-cell table:number-columns-repeated="1021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3928">
            <text:p>3928</text:p>
          </table:table-cell>
          <table:table-cell office:value-type="string">
            <text:p>Boris Steimetz</text:p>
          </table:table-cell>
          <table:table-cell table:number-columns-repeated="1021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34513">
            <text:p>34513</text:p>
          </table:table-cell>
          <table:table-cell office:value-type="string">
            <text:p>Boris Steimetz</text:p>
          </table:table-cell>
          <table:table-cell table:number-columns-repeated="1021"/>
        </table:table-row>
        <table:table-row table:style-name="ro2">
          <table:table-cell office:value-type="float" office:value="1873">
            <text:p>1873</text:p>
          </table:table-cell>
          <table:table-cell office:value-type="float" office:value="27328">
            <text:p>27328</text:p>
          </table:table-cell>
          <table:table-cell office:value-type="string">
            <text:p>Alain Bernard</text:p>
          </table:table-cell>
          <table:table-cell table:number-columns-repeated="1021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17678">
            <text:p>17678</text:p>
          </table:table-cell>
          <table:table-cell office:value-type="string">
            <text:p>Fabien Gilot</text:p>
          </table:table-cell>
          <table:table-cell table:number-columns-repeated="1021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18919">
            <text:p>18919</text:p>
          </table:table-cell>
          <table:table-cell office:value-type="string">
            <text:p>Fabien Gilot</text:p>
          </table:table-cell>
          <table:table-cell table:number-columns-repeated="1021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44766">
            <text:p>44766</text:p>
          </table:table-cell>
          <table:table-cell office:value-type="string">
            <text:p>Janne Niinimaa</text:p>
          </table:table-cell>
          <table:table-cell table:number-columns-repeated="1021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40212">
            <text:p>40212</text:p>
          </table:table-cell>
          <table:table-cell office:value-type="string">
            <text:p>Ville Peltonen</text:p>
          </table:table-cell>
          <table:table-cell table:number-columns-repeated="1021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23720">
            <text:p>23720</text:p>
          </table:table-cell>
          <table:table-cell office:value-type="string">
            <text:p>Sami Kapanen</text:p>
          </table:table-cell>
          <table:table-cell table:number-columns-repeated="1021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0393">
            <text:p>30393</text:p>
          </table:table-cell>
          <table:table-cell office:value-type="string">
            <text:p>Wendy Cook-Hogg</text:p>
          </table:table-cell>
          <table:table-cell table:number-columns-repeated="1021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3291">
            <text:p>13291</text:p>
          </table:table-cell>
          <table:table-cell office:value-type="string">
            <text:p>Anne Jardin</text:p>
          </table:table-cell>
          <table:table-cell table:number-columns-repeated="1021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52980">
            <text:p>52980</text:p>
          </table:table-cell>
          <table:table-cell office:value-type="string">
            <text:p>Susan Estelle Smith-Sloan</text:p>
          </table:table-cell>
          <table:table-cell table:number-columns-repeated="1021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55391">
            <text:p>55391</text:p>
          </table:table-cell>
          <table:table-cell office:value-type="string">
            <text:p>Robin Corsiglia</text:p>
          </table:table-cell>
          <table:table-cell table:number-columns-repeated="1021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9843">
            <text:p>19843</text:p>
          </table:table-cell>
          <table:table-cell office:value-type="string">
            <text:p>Klaus Steinbach</text:p>
          </table:table-cell>
          <table:table-cell table:number-columns-repeated="1021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6211">
            <text:p>6211</text:p>
          </table:table-cell>
          <table:table-cell office:value-type="string">
            <text:p>Hans-G Vosseler</text:p>
          </table:table-cell>
          <table:table-cell table:number-columns-repeated="1021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1313">
            <text:p>11313</text:p>
          </table:table-cell>
          <table:table-cell office:value-type="string">
            <text:p>Werner Lampe</text:p>
          </table:table-cell>
          <table:table-cell table:number-columns-repeated="1021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49296">
            <text:p>49296</text:p>
          </table:table-cell>
          <table:table-cell office:value-type="string">
            <text:p>Hans Fassnacht</text:p>
          </table:table-cell>
          <table:table-cell table:number-columns-repeated="1021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021">
            <text:p>1021</text:p>
          </table:table-cell>
          <table:table-cell office:value-type="string">
            <text:p>John Child</text:p>
          </table:table-cell>
          <table:table-cell table:number-columns-repeated="1021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56960">
            <text:p>56960</text:p>
          </table:table-cell>
          <table:table-cell office:value-type="string">
            <text:p>Mark Heese</text:p>
          </table:table-cell>
          <table:table-cell table:number-columns-repeated="1021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53366">
            <text:p>53366</text:p>
          </table:table-cell>
          <table:table-cell office:value-type="string">
            <text:p>Chellsie Memmel</text:p>
          </table:table-cell>
          <table:table-cell table:number-columns-repeated="1021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28893">
            <text:p>28893</text:p>
          </table:table-cell>
          <table:table-cell office:value-type="string">
            <text:p>Shawn Johnson</text:p>
          </table:table-cell>
          <table:table-cell table:number-columns-repeated="1021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468">
            <text:p>9468</text:p>
          </table:table-cell>
          <table:table-cell office:value-type="string">
            <text:p>Nastia Liukin</text:p>
          </table:table-cell>
          <table:table-cell table:number-columns-repeated="1021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9338">
            <text:p>39338</text:p>
          </table:table-cell>
          <table:table-cell office:value-type="string">
            <text:p>Alicia Sacramone</text:p>
          </table:table-cell>
          <table:table-cell table:number-columns-repeated="1021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6411">
            <text:p>16411</text:p>
          </table:table-cell>
          <table:table-cell office:value-type="string">
            <text:p>Bridget Sloan</text:p>
          </table:table-cell>
          <table:table-cell table:number-columns-repeated="1021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27238">
            <text:p>27238</text:p>
          </table:table-cell>
          <table:table-cell office:value-type="string">
            <text:p>Bridget Sloan</text:p>
          </table:table-cell>
          <table:table-cell table:number-columns-repeated="1021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542">
            <text:p>542</text:p>
          </table:table-cell>
          <table:table-cell office:value-type="string">
            <text:p>Samantha Peszek</text:p>
          </table:table-cell>
          <table:table-cell table:number-columns-repeated="1021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7837">
            <text:p>27837</text:p>
          </table:table-cell>
          <table:table-cell office:value-type="string">
            <text:p>Miguel Prieto</text:p>
          </table:table-cell>
          <table:table-cell table:number-columns-repeated="1021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3281">
            <text:p>13281</text:p>
          </table:table-cell>
          <table:table-cell office:value-type="string">
            <text:p>José Yuste</text:p>
          </table:table-cell>
          <table:table-cell table:number-columns-repeated="1021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5965">
            <text:p>45965</text:p>
          </table:table-cell>
          <table:table-cell office:value-type="string">
            <text:p>Ryan Lochte</text:p>
          </table:table-cell>
          <table:table-cell table:number-columns-repeated="1021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7455">
            <text:p>57455</text:p>
          </table:table-cell>
          <table:table-cell office:value-type="string">
            <text:p>Ricky Berens</text:p>
          </table:table-cell>
          <table:table-cell table:number-columns-repeated="1021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6449">
            <text:p>46449</text:p>
          </table:table-cell>
          <table:table-cell office:value-type="string">
            <text:p>Charlie Houchin</text:p>
          </table:table-cell>
          <table:table-cell table:number-columns-repeated="1021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4648">
            <text:p>34648</text:p>
          </table:table-cell>
          <table:table-cell office:value-type="string">
            <text:p>Davis Tarwater</text:p>
          </table:table-cell>
          <table:table-cell table:number-columns-repeated="1021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0091">
            <text:p>60091</text:p>
          </table:table-cell>
          <table:table-cell office:value-type="string">
            <text:p>Conor Dwyer</text:p>
          </table:table-cell>
          <table:table-cell table:number-columns-repeated="1021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4110">
            <text:p>14110</text:p>
          </table:table-cell>
          <table:table-cell office:value-type="string">
            <text:p>Michael Phelps</text:p>
          </table:table-cell>
          <table:table-cell table:number-columns-repeated="1021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646">
            <text:p>40646</text:p>
          </table:table-cell>
          <table:table-cell office:value-type="string">
            <text:p>Matthew Mclean</text:p>
          </table:table-cell>
          <table:table-cell table:number-columns-repeated="1021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53957">
            <text:p>53957</text:p>
          </table:table-cell>
          <table:table-cell office:value-type="string">
            <text:p>Jean-Philippe Jodard</text:p>
          </table:table-cell>
          <table:table-cell table:number-columns-repeated="1021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58055">
            <text:p>58055</text:p>
          </table:table-cell>
          <table:table-cell office:value-type="string">
            <text:p>Christian Penigaud</text:p>
          </table:table-cell>
          <table:table-cell table:number-columns-repeated="1021"/>
        </table:table-row>
        <table:table-row table:style-name="ro1">
          <table:table-cell office:value-type="float" office:value="2064">
            <text:p>2064</text:p>
          </table:table-cell>
          <table:table-cell office:value-type="float" office:value="9321">
            <text:p>9321</text:p>
          </table:table-cell>
          <table:table-cell office:value-type="string">
            <text:p>Kaido Kreen</text:p>
          </table:table-cell>
          <table:table-cell table:number-columns-repeated="1021"/>
        </table:table-row>
        <table:table-row table:style-name="ro1">
          <table:table-cell office:value-type="float" office:value="2064">
            <text:p>2064</text:p>
          </table:table-cell>
          <table:table-cell office:value-type="float" office:value="57521">
            <text:p>57521</text:p>
          </table:table-cell>
          <table:table-cell office:value-type="string">
            <text:p>Avo Keel</text:p>
          </table:table-cell>
          <table:table-cell table:number-columns-repeated="1021"/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44809">
            <text:p>44809</text:p>
          </table:table-cell>
          <table:table-cell office:value-type="string">
            <text:p>Mike Whitmarsh</text:p>
          </table:table-cell>
          <table:table-cell table:number-columns-repeated="1021"/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25043">
            <text:p>25043</text:p>
          </table:table-cell>
          <table:table-cell office:value-type="string">
            <text:p>Mike Dodd</text:p>
          </table:table-cell>
          <table:table-cell table:number-columns-repeated="1021"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13928">
            <text:p>13928</text:p>
          </table:table-cell>
          <table:table-cell office:value-type="string">
            <text:p>Axel Hager</text:p>
          </table:table-cell>
          <table:table-cell table:number-columns-repeated="1021"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20836">
            <text:p>20836</text:p>
          </table:table-cell>
          <table:table-cell office:value-type="string">
            <text:p>Jörg Ahmann</text:p>
          </table:table-cell>
          <table:table-cell table:number-columns-repeated="1021"/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18211">
            <text:p>18211</text:p>
          </table:table-cell>
          <table:table-cell office:value-type="string">
            <text:p>Carlos Jayme</text:p>
          </table:table-cell>
          <table:table-cell table:number-columns-repeated="1021"/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59284">
            <text:p>59284</text:p>
          </table:table-cell>
          <table:table-cell office:value-type="string">
            <text:p>Gustavo Borges</text:p>
          </table:table-cell>
          <table:table-cell table:number-columns-repeated="1021"/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11089">
            <text:p>11089</text:p>
          </table:table-cell>
          <table:table-cell office:value-type="string">
            <text:p>Edvaldo Valério</text:p>
          </table:table-cell>
          <table:table-cell table:number-columns-repeated="1021"/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38830">
            <text:p>38830</text:p>
          </table:table-cell>
          <table:table-cell office:value-type="string">
            <text:p>Fernando Scherer</text:p>
          </table:table-cell>
          <table:table-cell table:number-columns-repeated="1021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61071">
            <text:p>61071</text:p>
          </table:table-cell>
          <table:table-cell office:value-type="string">
            <text:p>Fred Tyler</text:p>
          </table:table-cell>
          <table:table-cell table:number-columns-repeated="1021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59632">
            <text:p>59632</text:p>
          </table:table-cell>
          <table:table-cell office:value-type="string">
            <text:p>John Kinsella</text:p>
          </table:table-cell>
          <table:table-cell table:number-columns-repeated="1021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66272">
            <text:p>66272</text:p>
          </table:table-cell>
          <table:table-cell office:value-type="string">
            <text:p>Mark Spitz</text:p>
          </table:table-cell>
          <table:table-cell table:number-columns-repeated="1021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65087">
            <text:p>65087</text:p>
          </table:table-cell>
          <table:table-cell office:value-type="string">
            <text:p>Steve Genter</text:p>
          </table:table-cell>
          <table:table-cell table:number-columns-repeated="1021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4056">
            <text:p>4056</text:p>
          </table:table-cell>
          <table:table-cell office:value-type="string">
            <text:p>Andreea Grigore</text:p>
          </table:table-cell>
          <table:table-cell table:number-columns-repeated="1021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59200">
            <text:p>59200</text:p>
          </table:table-cell>
          <table:table-cell office:value-type="string">
            <text:p>Andreea Grigore</text:p>
          </table:table-cell>
          <table:table-cell table:number-columns-repeated="1021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64052">
            <text:p>64052</text:p>
          </table:table-cell>
          <table:table-cell office:value-type="string">
            <text:p>Steliana Nistor</text:p>
          </table:table-cell>
          <table:table-cell table:number-columns-repeated="1021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16898">
            <text:p>16898</text:p>
          </table:table-cell>
          <table:table-cell office:value-type="string">
            <text:p>Andreea Acatrinei</text:p>
          </table:table-cell>
          <table:table-cell table:number-columns-repeated="1021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32512">
            <text:p>32512</text:p>
          </table:table-cell>
          <table:table-cell office:value-type="string">
            <text:p>Andreea Acatrinei</text:p>
          </table:table-cell>
          <table:table-cell table:number-columns-repeated="1021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61207">
            <text:p>61207</text:p>
          </table:table-cell>
          <table:table-cell office:value-type="string">
            <text:p>Anamaria Tamirjan</text:p>
          </table:table-cell>
          <table:table-cell table:number-columns-repeated="1021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12391">
            <text:p>12391</text:p>
          </table:table-cell>
          <table:table-cell office:value-type="string">
            <text:p>Sandra Izbasa</text:p>
          </table:table-cell>
          <table:table-cell table:number-columns-repeated="1021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15916">
            <text:p>15916</text:p>
          </table:table-cell>
          <table:table-cell office:value-type="string">
            <text:p>Gabriela Dragoi</text:p>
          </table:table-cell>
          <table:table-cell table:number-columns-repeated="1021"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4820">
            <text:p>4820</text:p>
          </table:table-cell>
          <table:table-cell office:value-type="string">
            <text:p>Lenny Krayzelburg</text:p>
          </table:table-cell>
          <table:table-cell table:number-columns-repeated="1021"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43458">
            <text:p>43458</text:p>
          </table:table-cell>
          <table:table-cell office:value-type="string">
            <text:p>Brendan Hansen</text:p>
          </table:table-cell>
          <table:table-cell table:number-columns-repeated="1021"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6834">
            <text:p>6834</text:p>
          </table:table-cell>
          <table:table-cell office:value-type="string">
            <text:p>Neil Walker</text:p>
          </table:table-cell>
          <table:table-cell table:number-columns-repeated="1021"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14110">
            <text:p>14110</text:p>
          </table:table-cell>
          <table:table-cell office:value-type="string">
            <text:p>Michael Phelps</text:p>
          </table:table-cell>
          <table:table-cell table:number-columns-repeated="1021"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60694">
            <text:p>60694</text:p>
          </table:table-cell>
          <table:table-cell office:value-type="string">
            <text:p>Jason Lezak</text:p>
          </table:table-cell>
          <table:table-cell table:number-columns-repeated="1021"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56042">
            <text:p>56042</text:p>
          </table:table-cell>
          <table:table-cell office:value-type="string">
            <text:p>Ian Crocker</text:p>
          </table:table-cell>
          <table:table-cell table:number-columns-repeated="1021"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33250">
            <text:p>33250</text:p>
          </table:table-cell>
          <table:table-cell office:value-type="string">
            <text:p>Mark Gangloff</text:p>
          </table:table-cell>
          <table:table-cell table:number-columns-repeated="1021"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29720">
            <text:p>29720</text:p>
          </table:table-cell>
          <table:table-cell office:value-type="string">
            <text:p>Aaron Peirsol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54389">
            <text:p>54389</text:p>
          </table:table-cell>
          <table:table-cell office:value-type="string">
            <text:p>Estela Domínguez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14239">
            <text:p>14239</text:p>
          </table:table-cell>
          <table:table-cell office:value-type="string">
            <text:p>Inmaculada Torres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41107">
            <text:p>41107</text:p>
          </table:table-cell>
          <table:table-cell office:value-type="string">
            <text:p>Laura de la Torre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15730">
            <text:p>15730</text:p>
          </table:table-cell>
          <table:table-cell office:value-type="string">
            <text:p>Rita María Oraá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53636">
            <text:p>53636</text:p>
          </table:table-cell>
          <table:table-cell office:value-type="string">
            <text:p>Olga Martín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55280">
            <text:p>55280</text:p>
          </table:table-cell>
          <table:table-cell office:value-type="string">
            <text:p>Carmen Beatriz Miranda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53505">
            <text:p>53505</text:p>
          </table:table-cell>
          <table:table-cell office:value-type="string">
            <text:p>Virginia Cardona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37571">
            <text:p>37571</text:p>
          </table:table-cell>
          <table:table-cell office:value-type="string">
            <text:p>Asunción Domenech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46491">
            <text:p>46491</text:p>
          </table:table-cell>
          <table:table-cell office:value-type="string">
            <text:p>Inmaculada González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23810">
            <text:p>23810</text:p>
          </table:table-cell>
          <table:table-cell office:value-type="string">
            <text:p>María del Mar Rey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61093">
            <text:p>61093</text:p>
          </table:table-cell>
          <table:table-cell office:value-type="string">
            <text:p>Ana María Tostado</text:p>
          </table:table-cell>
          <table:table-cell table:number-columns-repeated="10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19619">
            <text:p>19619</text:p>
          </table:table-cell>
          <table:table-cell office:value-type="string">
            <text:p>Marta Gens</text:p>
          </table:table-cell>
          <table:table-cell table:number-columns-repeated="1021"/>
        </table:table-row>
        <table:table-row table:style-name="ro1">
          <table:table-cell office:value-type="float" office:value="2222">
            <text:p>2222</text:p>
          </table:table-cell>
          <table:table-cell office:value-type="float" office:value="63266">
            <text:p>63266</text:p>
          </table:table-cell>
          <table:table-cell office:value-type="string">
            <text:p>Luo Yutong</text:p>
          </table:table-cell>
          <table:table-cell table:number-columns-repeated="1021"/>
        </table:table-row>
        <table:table-row table:style-name="ro1">
          <table:table-cell office:value-type="float" office:value="2222">
            <text:p>2222</text:p>
          </table:table-cell>
          <table:table-cell office:value-type="float" office:value="53734">
            <text:p>53734</text:p>
          </table:table-cell>
          <table:table-cell office:value-type="string">
            <text:p>Qin Kai</text:p>
          </table:table-cell>
          <table:table-cell table:number-columns-repeated="1021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26821">
            <text:p>26821</text:p>
          </table:table-cell>
          <table:table-cell office:value-type="string">
            <text:p>Gabrielle Douglas</text:p>
          </table:table-cell>
          <table:table-cell table:number-columns-repeated="1021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65267">
            <text:p>65267</text:p>
          </table:table-cell>
          <table:table-cell office:value-type="string">
            <text:p>McKayla Maroney</text:p>
          </table:table-cell>
          <table:table-cell table:number-columns-repeated="1021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909">
            <text:p>1909</text:p>
          </table:table-cell>
          <table:table-cell office:value-type="string">
            <text:p>Kyla Ross</text:p>
          </table:table-cell>
          <table:table-cell table:number-columns-repeated="1021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573">
            <text:p>573</text:p>
          </table:table-cell>
          <table:table-cell office:value-type="string">
            <text:p>Jordyn Wieber</text:p>
          </table:table-cell>
          <table:table-cell table:number-columns-repeated="1021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31163">
            <text:p>31163</text:p>
          </table:table-cell>
          <table:table-cell office:value-type="string">
            <text:p>Alexandra Raisman</text:p>
          </table:table-cell>
          <table:table-cell table:number-columns-repeated="1021"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48369">
            <text:p>48369</text:p>
          </table:table-cell>
          <table:table-cell office:value-type="string">
            <text:p>Tullio Gonnelli</text:p>
          </table:table-cell>
          <table:table-cell table:number-columns-repeated="1021"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12786">
            <text:p>12786</text:p>
          </table:table-cell>
          <table:table-cell office:value-type="string">
            <text:p>Elio Ragni</text:p>
          </table:table-cell>
          <table:table-cell table:number-columns-repeated="1021"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65586">
            <text:p>65586</text:p>
          </table:table-cell>
          <table:table-cell office:value-type="string">
            <text:p>Gianni Caldana</text:p>
          </table:table-cell>
          <table:table-cell table:number-columns-repeated="1021"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58625">
            <text:p>58625</text:p>
          </table:table-cell>
          <table:table-cell office:value-type="string">
            <text:p>Orazio Mariani</text:p>
          </table:table-cell>
          <table:table-cell table:number-columns-repeated="1021"/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33751">
            <text:p>33751</text:p>
          </table:table-cell>
          <table:table-cell office:value-type="string">
            <text:p>Thomas Rupprath</text:p>
          </table:table-cell>
          <table:table-cell table:number-columns-repeated="1021"/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2209">
            <text:p>2209</text:p>
          </table:table-cell>
          <table:table-cell office:value-type="string">
            <text:p>Jens Kruppa</text:p>
          </table:table-cell>
          <table:table-cell table:number-columns-repeated="1021"/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4243">
            <text:p>4243</text:p>
          </table:table-cell>
          <table:table-cell office:value-type="string">
            <text:p>Lars Conrad</text:p>
          </table:table-cell>
          <table:table-cell table:number-columns-repeated="1021"/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58362">
            <text:p>58362</text:p>
          </table:table-cell>
          <table:table-cell office:value-type="string">
            <text:p>Helge Meeuw</text:p>
          </table:table-cell>
          <table:table-cell table:number-columns-repeated="1021"/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46037">
            <text:p>46037</text:p>
          </table:table-cell>
          <table:table-cell office:value-type="string">
            <text:p>Steffen Driesen</text:p>
          </table:table-cell>
          <table:table-cell table:number-columns-repeated="1021"/>
        </table:table-row>
        <table:table-row table:style-name="ro1">
          <table:table-cell office:value-type="float" office:value="2393">
            <text:p>2393</text:p>
          </table:table-cell>
          <table:table-cell office:value-type="float" office:value="8266">
            <text:p>8266</text:p>
          </table:table-cell>
          <table:table-cell office:value-type="string">
            <text:p>Kosuke Kitajima</text:p>
          </table:table-cell>
          <table:table-cell table:number-columns-repeated="1021"/>
        </table:table-row>
        <table:table-row table:style-name="ro1">
          <table:table-cell office:value-type="float" office:value="2393">
            <text:p>2393</text:p>
          </table:table-cell>
          <table:table-cell office:value-type="float" office:value="28008">
            <text:p>28008</text:p>
          </table:table-cell>
          <table:table-cell office:value-type="string">
            <text:p>Tomomi Morita</text:p>
          </table:table-cell>
          <table:table-cell table:number-columns-repeated="1021"/>
        </table:table-row>
        <table:table-row table:style-name="ro1">
          <table:table-cell office:value-type="float" office:value="2393">
            <text:p>2393</text:p>
          </table:table-cell>
          <table:table-cell office:value-type="float" office:value="4227">
            <text:p>4227</text:p>
          </table:table-cell>
          <table:table-cell office:value-type="string">
            <text:p>Yoshihiro Okumura</text:p>
          </table:table-cell>
          <table:table-cell table:number-columns-repeated="1021"/>
        </table:table-row>
        <table:table-row table:style-name="ro1">
          <table:table-cell office:value-type="float" office:value="2393">
            <text:p>2393</text:p>
          </table:table-cell>
          <table:table-cell office:value-type="float" office:value="44893">
            <text:p>44893</text:p>
          </table:table-cell>
          <table:table-cell office:value-type="string">
            <text:p>Takashi Yamamoto</text:p>
          </table:table-cell>
          <table:table-cell table:number-columns-repeated="1021"/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4539">
            <text:p>4539</text:p>
          </table:table-cell>
          <table:table-cell office:value-type="string">
            <text:p>Dmitri Sautin</text:p>
          </table:table-cell>
          <table:table-cell table:number-columns-repeated="1021"/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64182">
            <text:p>64182</text:p>
          </table:table-cell>
          <table:table-cell office:value-type="string">
            <text:p>Alexandre Dobroskok</text:p>
          </table:table-cell>
          <table:table-cell table:number-columns-repeated="1021"/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31541">
            <text:p>31541</text:p>
          </table:table-cell>
          <table:table-cell office:value-type="string">
            <text:p>Ilya Zakharov</text:p>
          </table:table-cell>
          <table:table-cell table:number-columns-repeated="1021"/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41376">
            <text:p>41376</text:p>
          </table:table-cell>
          <table:table-cell office:value-type="string">
            <text:p>Evgeny Kuznetsov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37922">
            <text:p>37922</text:p>
          </table:table-cell>
          <table:table-cell office:value-type="string">
            <text:p>Mika Yamauchi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54806">
            <text:p>54806</text:p>
          </table:table-cell>
          <table:table-cell office:value-type="string">
            <text:p>Kumi Nakada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3862">
            <text:p>3862</text:p>
          </table:table-cell>
          <table:table-cell office:value-type="string">
            <text:p>Tomoko Yoshihara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8521">
            <text:p>8521</text:p>
          </table:table-cell>
          <table:table-cell office:value-type="string">
            <text:p>Kazumi Nakamura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52381">
            <text:p>52381</text:p>
          </table:table-cell>
          <table:table-cell office:value-type="string">
            <text:p>Kiyoko Fukuda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25189">
            <text:p>25189</text:p>
          </table:table-cell>
          <table:table-cell office:value-type="string">
            <text:p>Chieko Nakanishi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53865">
            <text:p>53865</text:p>
          </table:table-cell>
          <table:table-cell office:value-type="string">
            <text:p>Yukiko Takahashi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61689">
            <text:p>61689</text:p>
          </table:table-cell>
          <table:table-cell office:value-type="string">
            <text:p>Michiyo Ishihake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9786">
            <text:p>9786</text:p>
          </table:table-cell>
          <table:table-cell office:value-type="string">
            <text:p>Asako Tajimi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29147">
            <text:p>29147</text:p>
          </table:table-cell>
          <table:table-cell office:value-type="string">
            <text:p>Ichiko Sato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21891">
            <text:p>21891</text:p>
          </table:table-cell>
          <table:table-cell office:value-type="string">
            <text:p>Ikuyo Namura</text:p>
          </table:table-cell>
          <table:table-cell table:number-columns-repeated="10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35727">
            <text:p>35727</text:p>
          </table:table-cell>
          <table:table-cell office:value-type="string">
            <text:p>Motoko Obayashi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7433">
            <text:p>7433</text:p>
          </table:table-cell>
          <table:table-cell office:value-type="string">
            <text:p>Lilia Izquierdo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52350">
            <text:p>52350</text:p>
          </table:table-cell>
          <table:table-cell office:value-type="string">
            <text:p>Marlenys Costa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30464">
            <text:p>30464</text:p>
          </table:table-cell>
          <table:table-cell office:value-type="string">
            <text:p>Raisa O'Farrill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43974">
            <text:p>43974</text:p>
          </table:table-cell>
          <table:table-cell office:value-type="string">
            <text:p>Magalys Carvajal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16939">
            <text:p>16939</text:p>
          </table:table-cell>
          <table:table-cell office:value-type="string">
            <text:p>Mireya Luis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4001">
            <text:p>4001</text:p>
          </table:table-cell>
          <table:table-cell office:value-type="string">
            <text:p>Regla Bell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42496">
            <text:p>42496</text:p>
          </table:table-cell>
          <table:table-cell office:value-type="string">
            <text:p>Mercedes Calderón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5471">
            <text:p>5471</text:p>
          </table:table-cell>
          <table:table-cell office:value-type="string">
            <text:p>Ana Fernandez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20455">
            <text:p>20455</text:p>
          </table:table-cell>
          <table:table-cell office:value-type="string">
            <text:p>Norka Latamblet Daudinot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25325">
            <text:p>25325</text:p>
          </table:table-cell>
          <table:table-cell office:value-type="string">
            <text:p>Tania Ortiz Calvo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29689">
            <text:p>29689</text:p>
          </table:table-cell>
          <table:table-cell office:value-type="string">
            <text:p>Idalmis Gato</text:p>
          </table:table-cell>
          <table:table-cell table:number-columns-repeated="102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4809">
            <text:p>4809</text:p>
          </table:table-cell>
          <table:table-cell office:value-type="string">
            <text:p>Regla Torres</text:p>
          </table:table-cell>
          <table:table-cell table:number-columns-repeated="1021"/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16773">
            <text:p>16773</text:p>
          </table:table-cell>
          <table:table-cell office:value-type="string">
            <text:p>Pang Qing</text:p>
          </table:table-cell>
          <table:table-cell table:number-columns-repeated="1021"/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7423">
            <text:p>27423</text:p>
          </table:table-cell>
          <table:table-cell office:value-type="string">
            <text:p>Tong Jian</text:p>
          </table:table-cell>
          <table:table-cell table:number-columns-repeated="1021"/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45291">
            <text:p>45291</text:p>
          </table:table-cell>
          <table:table-cell office:value-type="string">
            <text:p>Nikolaos Siranidis</text:p>
          </table:table-cell>
          <table:table-cell table:number-columns-repeated="1021"/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60684">
            <text:p>60684</text:p>
          </table:table-cell>
          <table:table-cell office:value-type="string">
            <text:p>Thomas Bimis</text:p>
          </table:table-cell>
          <table:table-cell table:number-columns-repeated="1021"/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43343">
            <text:p>43343</text:p>
          </table:table-cell>
          <table:table-cell office:value-type="string">
            <text:p>Jill Sterkel</text:p>
          </table:table-cell>
          <table:table-cell table:number-columns-repeated="1021"/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41461">
            <text:p>41461</text:p>
          </table:table-cell>
          <table:table-cell office:value-type="string">
            <text:p>Wendy Boglioli</text:p>
          </table:table-cell>
          <table:table-cell table:number-columns-repeated="1021"/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8077">
            <text:p>8077</text:p>
          </table:table-cell>
          <table:table-cell office:value-type="string">
            <text:p>Kim Peyton</text:p>
          </table:table-cell>
          <table:table-cell table:number-columns-repeated="1021"/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9772">
            <text:p>9772</text:p>
          </table:table-cell>
          <table:table-cell office:value-type="string">
            <text:p>Shirley Babashoff</text:p>
          </table:table-cell>
          <table:table-cell table:number-columns-repeated="102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9078">
            <text:p>9078</text:p>
          </table:table-cell>
          <table:table-cell office:value-type="string">
            <text:p>Carla McGhee</text:p>
          </table:table-cell>
          <table:table-cell table:number-columns-repeated="1021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1142">
            <text:p>31142</text:p>
          </table:table-cell>
          <table:table-cell office:value-type="string">
            <text:p>Lisa Leslie</text:p>
          </table:table-cell>
          <table:table-cell table:number-columns-repeated="102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57901">
            <text:p>57901</text:p>
          </table:table-cell>
          <table:table-cell office:value-type="string">
            <text:p>Sheryl Swoopes</text:p>
          </table:table-cell>
          <table:table-cell table:number-columns-repeated="102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45597">
            <text:p>45597</text:p>
          </table:table-cell>
          <table:table-cell office:value-type="string">
            <text:p>Nikki McCray</text:p>
          </table:table-cell>
          <table:table-cell table:number-columns-repeated="102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23313">
            <text:p>23313</text:p>
          </table:table-cell>
          <table:table-cell office:value-type="string">
            <text:p>Katy Steding</text:p>
          </table:table-cell>
          <table:table-cell table:number-columns-repeated="102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49287">
            <text:p>49287</text:p>
          </table:table-cell>
          <table:table-cell office:value-type="string">
            <text:p>Katrina Felicia McClain</text:p>
          </table:table-cell>
          <table:table-cell table:number-columns-repeated="102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8089">
            <text:p>38089</text:p>
          </table:table-cell>
          <table:table-cell office:value-type="string">
            <text:p>Venus Lacy</text:p>
          </table:table-cell>
          <table:table-cell table:number-columns-repeated="102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20085">
            <text:p>20085</text:p>
          </table:table-cell>
          <table:table-cell office:value-type="string">
            <text:p>Rebecca Lobo</text:p>
          </table:table-cell>
          <table:table-cell table:number-columns-repeated="102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43252">
            <text:p>43252</text:p>
          </table:table-cell>
          <table:table-cell office:value-type="string">
            <text:p>Dawn Staley</text:p>
          </table:table-cell>
          <table:table-cell table:number-columns-repeated="102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54753">
            <text:p>54753</text:p>
          </table:table-cell>
          <table:table-cell office:value-type="string">
            <text:p>Jennifer Azzi</text:p>
          </table:table-cell>
          <table:table-cell table:number-columns-repeated="102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46481">
            <text:p>46481</text:p>
          </table:table-cell>
          <table:table-cell office:value-type="string">
            <text:p>Ruthie Bolton</text:p>
          </table:table-cell>
          <table:table-cell table:number-columns-repeated="102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135">
            <text:p>3135</text:p>
          </table:table-cell>
          <table:table-cell office:value-type="string">
            <text:p>Teresa Edwards</text:p>
          </table:table-cell>
          <table:table-cell table:number-columns-repeated="1021"/>
        </table:table-row>
        <table:table-row table:style-name="ro1">
          <table:table-cell office:value-type="float" office:value="2606">
            <text:p>2606</text:p>
          </table:table-cell>
          <table:table-cell office:value-type="float" office:value="4179">
            <text:p>4179</text:p>
          </table:table-cell>
          <table:table-cell office:value-type="string">
            <text:p>Diana Chelaru</text:p>
          </table:table-cell>
          <table:table-cell table:number-columns-repeated="1021"/>
        </table:table-row>
        <table:table-row table:style-name="ro1">
          <table:table-cell office:value-type="float" office:value="2606">
            <text:p>2606</text:p>
          </table:table-cell>
          <table:table-cell office:value-type="float" office:value="12391">
            <text:p>12391</text:p>
          </table:table-cell>
          <table:table-cell office:value-type="string">
            <text:p>Sandra Izbasa</text:p>
          </table:table-cell>
          <table:table-cell table:number-columns-repeated="1021"/>
        </table:table-row>
        <table:table-row table:style-name="ro1">
          <table:table-cell office:value-type="float" office:value="2606">
            <text:p>2606</text:p>
          </table:table-cell>
          <table:table-cell office:value-type="float" office:value="38753">
            <text:p>38753</text:p>
          </table:table-cell>
          <table:table-cell office:value-type="string">
            <text:p>Diana Bulimar</text:p>
          </table:table-cell>
          <table:table-cell table:number-columns-repeated="1021"/>
        </table:table-row>
        <table:table-row table:style-name="ro1">
          <table:table-cell office:value-type="float" office:value="2606">
            <text:p>2606</text:p>
          </table:table-cell>
          <table:table-cell office:value-type="float" office:value="21750">
            <text:p>21750</text:p>
          </table:table-cell>
          <table:table-cell office:value-type="string">
            <text:p>C?t?lina Ponor</text:p>
          </table:table-cell>
          <table:table-cell table:number-columns-repeated="1021"/>
        </table:table-row>
        <table:table-row table:style-name="ro1">
          <table:table-cell office:value-type="float" office:value="2606">
            <text:p>2606</text:p>
          </table:table-cell>
          <table:table-cell office:value-type="float" office:value="46000">
            <text:p>46000</text:p>
          </table:table-cell>
          <table:table-cell office:value-type="string">
            <text:p>Larisa Iordache</text:p>
          </table:table-cell>
          <table:table-cell table:number-columns-repeated="1021"/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41885">
            <text:p>41885</text:p>
          </table:table-cell>
          <table:table-cell office:value-type="string">
            <text:p>Emanuel Silva</text:p>
          </table:table-cell>
          <table:table-cell table:number-columns-repeated="1021"/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56113">
            <text:p>56113</text:p>
          </table:table-cell>
          <table:table-cell office:value-type="string">
            <text:p>Fernando Pimenta</text:p>
          </table:table-cell>
          <table:table-cell table:number-columns-repeated="1021"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43469">
            <text:p>43469</text:p>
          </table:table-cell>
          <table:table-cell office:value-type="string">
            <text:p>Anky van Grunsven</text:p>
          </table:table-cell>
          <table:table-cell table:number-columns-repeated="1021"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52885">
            <text:p>52885</text:p>
          </table:table-cell>
          <table:table-cell office:value-type="string">
            <text:p>Edward Gal</text:p>
          </table:table-cell>
          <table:table-cell table:number-columns-repeated="1021"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53763">
            <text:p>53763</text:p>
          </table:table-cell>
          <table:table-cell office:value-type="string">
            <text:p>Adelinde Cornelissen</text:p>
          </table:table-cell>
          <table:table-cell table:number-columns-repeated="1021"/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63646">
            <text:p>63646</text:p>
          </table:table-cell>
          <table:table-cell office:value-type="string">
            <text:p>Charlotte Kalla</text:p>
          </table:table-cell>
          <table:table-cell table:number-columns-repeated="1021"/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66467">
            <text:p>66467</text:p>
          </table:table-cell>
          <table:table-cell office:value-type="string">
            <text:p>Anna Haag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42368">
            <text:p>42368</text:p>
          </table:table-cell>
          <table:table-cell office:value-type="string">
            <text:p>Fernanda Venturini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45110">
            <text:p>45110</text:p>
          </table:table-cell>
          <table:table-cell office:value-type="string">
            <text:p>Cristina Lopes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30237">
            <text:p>30237</text:p>
          </table:table-cell>
          <table:table-cell office:value-type="string">
            <text:p>Ana Flavia Daniel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27674">
            <text:p>27674</text:p>
          </table:table-cell>
          <table:table-cell office:value-type="string">
            <text:p>Hilma Caldeira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8427">
            <text:p>8427</text:p>
          </table:table-cell>
          <table:table-cell office:value-type="string">
            <text:p>Hélia Souza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3073">
            <text:p>3073</text:p>
          </table:table-cell>
          <table:table-cell office:value-type="string">
            <text:p>Cilene Rocha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8852">
            <text:p>8852</text:p>
          </table:table-cell>
          <table:table-cell office:value-type="string">
            <text:p>Ana Paula Connelly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7985">
            <text:p>7985</text:p>
          </table:table-cell>
          <table:table-cell office:value-type="string">
            <text:p>Ana Lucia Barros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10585">
            <text:p>10585</text:p>
          </table:table-cell>
          <table:table-cell office:value-type="string">
            <text:p>Marcia Regina Cunha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65401">
            <text:p>65401</text:p>
          </table:table-cell>
          <table:table-cell office:value-type="string">
            <text:p>Leila Barros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34794">
            <text:p>34794</text:p>
          </table:table-cell>
          <table:table-cell office:value-type="string">
            <text:p>Ana Beatriz Moser</text:p>
          </table:table-cell>
          <table:table-cell table:number-columns-repeated="102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35818">
            <text:p>35818</text:p>
          </table:table-cell>
          <table:table-cell office:value-type="string">
            <text:p>Ana Ida Alvares</text:p>
          </table:table-cell>
          <table:table-cell table:number-columns-repeated="1021"/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11996">
            <text:p>11996</text:p>
          </table:table-cell>
          <table:table-cell office:value-type="string">
            <text:p>Anastasia Grishina</text:p>
          </table:table-cell>
          <table:table-cell table:number-columns-repeated="1021"/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66630">
            <text:p>66630</text:p>
          </table:table-cell>
          <table:table-cell office:value-type="string">
            <text:p>Aliya Mustafina</text:p>
          </table:table-cell>
          <table:table-cell table:number-columns-repeated="1021"/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48012">
            <text:p>48012</text:p>
          </table:table-cell>
          <table:table-cell office:value-type="string">
            <text:p>Ksenia Afanasyeva</text:p>
          </table:table-cell>
          <table:table-cell table:number-columns-repeated="1021"/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45799">
            <text:p>45799</text:p>
          </table:table-cell>
          <table:table-cell office:value-type="string">
            <text:p>Maria Paseka</text:p>
          </table:table-cell>
          <table:table-cell table:number-columns-repeated="1021"/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3441">
            <text:p>3441</text:p>
          </table:table-cell>
          <table:table-cell office:value-type="string">
            <text:p>Viktoria Komova</text:p>
          </table:table-cell>
          <table:table-cell table:number-columns-repeated="1021"/>
        </table:table-row>
        <table:table-row table:style-name="ro1">
          <table:table-cell office:value-type="float" office:value="2709">
            <text:p>2709</text:p>
          </table:table-cell>
          <table:table-cell office:value-type="float" office:value="45222">
            <text:p>45222</text:p>
          </table:table-cell>
          <table:table-cell office:value-type="string">
            <text:p>Hailiang Xiao</text:p>
          </table:table-cell>
          <table:table-cell table:number-columns-repeated="1021"/>
        </table:table-row>
        <table:table-row table:style-name="ro1">
          <table:table-cell office:value-type="float" office:value="2709">
            <text:p>2709</text:p>
          </table:table-cell>
          <table:table-cell office:value-type="float" office:value="27392">
            <text:p>27392</text:p>
          </table:table-cell>
          <table:table-cell office:value-type="string">
            <text:p>Ni Xiong</text:p>
          </table:table-cell>
          <table:table-cell table:number-columns-repeated="1021"/>
        </table:table-row>
        <table:table-row table:style-name="ro2">
          <table:table-cell office:value-type="float" office:value="2711">
            <text:p>2711</text:p>
          </table:table-cell>
          <table:table-cell office:value-type="float" office:value="13291">
            <text:p>13291</text:p>
          </table:table-cell>
          <table:table-cell office:value-type="string">
            <text:p>Anne Jardin</text:p>
          </table:table-cell>
          <table:table-cell table:number-columns-repeated="1021"/>
        </table:table-row>
        <table:table-row table:style-name="ro1">
          <table:table-cell office:value-type="float" office:value="2711">
            <text:p>2711</text:p>
          </table:table-cell>
          <table:table-cell office:value-type="float" office:value="44057">
            <text:p>44057</text:p>
          </table:table-cell>
          <table:table-cell office:value-type="string">
            <text:p>Barbara Clark</text:p>
          </table:table-cell>
          <table:table-cell table:number-columns-repeated="1021"/>
        </table:table-row>
        <table:table-row table:style-name="ro1">
          <table:table-cell office:value-type="float" office:value="2711">
            <text:p>2711</text:p>
          </table:table-cell>
          <table:table-cell office:value-type="float" office:value="44883">
            <text:p>44883</text:p>
          </table:table-cell>
          <table:table-cell office:value-type="string">
            <text:p>Gail Amundrud</text:p>
          </table:table-cell>
          <table:table-cell table:number-columns-repeated="1021"/>
        </table:table-row>
        <table:table-row table:style-name="ro1">
          <table:table-cell office:value-type="float" office:value="2711">
            <text:p>2711</text:p>
          </table:table-cell>
          <table:table-cell office:value-type="float" office:value="18793">
            <text:p>18793</text:p>
          </table:table-cell>
          <table:table-cell office:value-type="string">
            <text:p>Becky Smith</text:p>
          </table:table-cell>
          <table:table-cell table:number-columns-repeated="1021"/>
        </table:table-row>
        <table:table-row table:style-name="ro1">
          <table:table-cell office:value-type="float" office:value="2718">
            <text:p>2718</text:p>
          </table:table-cell>
          <table:table-cell office:value-type="float" office:value="22837">
            <text:p>22837</text:p>
          </table:table-cell>
          <table:table-cell office:value-type="string">
            <text:p>Hongbo Zhao</text:p>
          </table:table-cell>
          <table:table-cell table:number-columns-repeated="1021"/>
        </table:table-row>
        <table:table-row table:style-name="ro1">
          <table:table-cell office:value-type="float" office:value="2718">
            <text:p>2718</text:p>
          </table:table-cell>
          <table:table-cell office:value-type="float" office:value="28989">
            <text:p>28989</text:p>
          </table:table-cell>
          <table:table-cell office:value-type="string">
            <text:p>Xue Shen</text:p>
          </table:table-cell>
          <table:table-cell table:number-columns-repeated="102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717">
            <text:p>717</text:p>
          </table:table-cell>
          <table:table-cell office:value-type="string">
            <text:p>Caren Kemner</text:p>
          </table:table-cell>
          <table:table-cell table:number-columns-repeated="102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3964">
            <text:p>3964</text:p>
          </table:table-cell>
          <table:table-cell office:value-type="string">
            <text:p>Paula Weishoff</text:p>
          </table:table-cell>
          <table:table-cell table:number-columns-repeated="102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0322">
            <text:p>10322</text:p>
          </table:table-cell>
          <table:table-cell office:value-type="string">
            <text:p>Tara Cross-Battle</text:p>
          </table:table-cell>
          <table:table-cell table:number-columns-repeated="102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64505">
            <text:p>64505</text:p>
          </table:table-cell>
          <table:table-cell office:value-type="string">
            <text:p>Yoko Zetterlund</text:p>
          </table:table-cell>
          <table:table-cell table:number-columns-repeated="102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123">
            <text:p>1123</text:p>
          </table:table-cell>
          <table:table-cell office:value-type="string">
            <text:p>Kim Oden</text:p>
          </table:table-cell>
          <table:table-cell table:number-columns-repeated="102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0338">
            <text:p>10338</text:p>
          </table:table-cell>
          <table:table-cell office:value-type="string">
            <text:p>Janet Cobbs</text:p>
          </table:table-cell>
          <table:table-cell table:number-columns-repeated="102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59185">
            <text:p>59185</text:p>
          </table:table-cell>
          <table:table-cell office:value-type="string">
            <text:p>Ruth Lawanson</text:p>
          </table:table-cell>
          <table:table-cell table:number-columns-repeated="102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35716">
            <text:p>35716</text:p>
          </table:table-cell>
          <table:table-cell office:value-type="string">
            <text:p>Lori Endicott</text:p>
          </table:table-cell>
          <table:table-cell table:number-columns-repeated="102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8878">
            <text:p>8878</text:p>
          </table:table-cell>
          <table:table-cell office:value-type="string">
            <text:p>Elaina Oden</text:p>
          </table:table-cell>
          <table:table-cell table:number-columns-repeated="102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6961">
            <text:p>16961</text:p>
          </table:table-cell>
          <table:table-cell office:value-type="string">
            <text:p>Tammy Liley</text:p>
          </table:table-cell>
          <table:table-cell table:number-columns-repeated="102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40264">
            <text:p>40264</text:p>
          </table:table-cell>
          <table:table-cell office:value-type="string">
            <text:p>Teee Sanders</text:p>
          </table:table-cell>
          <table:table-cell table:number-columns-repeated="1021"/>
        </table:table-row>
        <table:table-row table:style-name="ro2">
          <table:table-cell office:value-type="float" office:value="2723">
            <text:p>2723</text:p>
          </table:table-cell>
          <table:table-cell office:value-type="float" office:value="58052">
            <text:p>58052</text:p>
          </table:table-cell>
          <table:table-cell office:value-type="string">
            <text:p>Liane Sato</text:p>
          </table:table-cell>
          <table:table-cell table:number-columns-repeated="1021"/>
        </table:table-row>
        <table:table-row table:style-name="ro1">
          <table:table-cell office:value-type="float" office:value="2727">
            <text:p>2727</text:p>
          </table:table-cell>
          <table:table-cell office:value-type="float" office:value="6842">
            <text:p>6842</text:p>
          </table:table-cell>
          <table:table-cell office:value-type="string">
            <text:p>Claudia Künzel</text:p>
          </table:table-cell>
          <table:table-cell table:number-columns-repeated="1021"/>
        </table:table-row>
        <table:table-row table:style-name="ro1">
          <table:table-cell office:value-type="float" office:value="2727">
            <text:p>2727</text:p>
          </table:table-cell>
          <table:table-cell office:value-type="float" office:value="45957">
            <text:p>45957</text:p>
          </table:table-cell>
          <table:table-cell office:value-type="string">
            <text:p>Evi Sachenbacher-Stehle</text:p>
          </table:table-cell>
          <table:table-cell table:number-columns-repeated="1021"/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30942">
            <text:p>30942</text:p>
          </table:table-cell>
          <table:table-cell office:value-type="string">
            <text:p>Natalia Korosteleva</text:p>
          </table:table-cell>
          <table:table-cell table:number-columns-repeated="1021"/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43416">
            <text:p>43416</text:p>
          </table:table-cell>
          <table:table-cell office:value-type="string">
            <text:p>Irina Khazova</text:p>
          </table:table-cell>
          <table:table-cell table:number-columns-repeated="1021"/>
        </table:table-row>
        <table:table-row table:style-name="ro1">
          <table:table-cell office:value-type="float" office:value="2748">
            <text:p>2748</text:p>
          </table:table-cell>
          <table:table-cell office:value-type="float" office:value="20347">
            <text:p>20347</text:p>
          </table:table-cell>
          <table:table-cell office:value-type="string">
            <text:p>Ralph Metcalfe</text:p>
          </table:table-cell>
          <table:table-cell table:number-columns-repeated="1021"/>
        </table:table-row>
        <table:table-row table:style-name="ro1">
          <table:table-cell office:value-type="float" office:value="2748">
            <text:p>2748</text:p>
          </table:table-cell>
          <table:table-cell office:value-type="float" office:value="55436">
            <text:p>55436</text:p>
          </table:table-cell>
          <table:table-cell office:value-type="string">
            <text:p>Foy Draper</text:p>
          </table:table-cell>
          <table:table-cell table:number-columns-repeated="1021"/>
        </table:table-row>
        <table:table-row table:style-name="ro1">
          <table:table-cell office:value-type="float" office:value="2748">
            <text:p>2748</text:p>
          </table:table-cell>
          <table:table-cell office:value-type="float" office:value="30962">
            <text:p>30962</text:p>
          </table:table-cell>
          <table:table-cell office:value-type="string">
            <text:p>Jesse Owens</text:p>
          </table:table-cell>
          <table:table-cell table:number-columns-repeated="1021"/>
        </table:table-row>
        <table:table-row table:style-name="ro1">
          <table:table-cell office:value-type="float" office:value="2748">
            <text:p>2748</text:p>
          </table:table-cell>
          <table:table-cell office:value-type="float" office:value="57903">
            <text:p>57903</text:p>
          </table:table-cell>
          <table:table-cell office:value-type="string">
            <text:p>Frank Wykoff</text:p>
          </table:table-cell>
          <table:table-cell table:number-columns-repeated="1021"/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56097">
            <text:p>56097</text:p>
          </table:table-cell>
          <table:table-cell office:value-type="string">
            <text:p>Tobias Schellenberg</text:p>
          </table:table-cell>
          <table:table-cell table:number-columns-repeated="1021"/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22061">
            <text:p>22061</text:p>
          </table:table-cell>
          <table:table-cell office:value-type="string">
            <text:p>Andreas Wels</text:p>
          </table:table-cell>
          <table:table-cell table:number-columns-repeated="1021"/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43962">
            <text:p>43962</text:p>
          </table:table-cell>
          <table:table-cell office:value-type="string">
            <text:p>Andreas Ihle</text:p>
          </table:table-cell>
          <table:table-cell table:number-columns-repeated="1021"/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55880">
            <text:p>55880</text:p>
          </table:table-cell>
          <table:table-cell office:value-type="string">
            <text:p>Martin Hollstein</text:p>
          </table:table-cell>
          <table:table-cell table:number-columns-repeated="1021"/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17092">
            <text:p>17092</text:p>
          </table:table-cell>
          <table:table-cell office:value-type="string">
            <text:p>Robin Szolkowy</text:p>
          </table:table-cell>
          <table:table-cell table:number-columns-repeated="1021"/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60678">
            <text:p>60678</text:p>
          </table:table-cell>
          <table:table-cell office:value-type="string">
            <text:p>Aljona Sawtschenko</text:p>
          </table:table-cell>
          <table:table-cell table:number-columns-repeated="1021"/>
        </table:table-row>
        <table:table-row table:style-name="ro1">
          <table:table-cell office:value-type="float" office:value="2831">
            <text:p>2831</text:p>
          </table:table-cell>
          <table:table-cell office:value-type="float" office:value="18763">
            <text:p>18763</text:p>
          </table:table-cell>
          <table:table-cell office:value-type="string">
            <text:p>Kristian Ipsen</text:p>
          </table:table-cell>
          <table:table-cell table:number-columns-repeated="1021"/>
        </table:table-row>
        <table:table-row table:style-name="ro1">
          <table:table-cell office:value-type="float" office:value="2831">
            <text:p>2831</text:p>
          </table:table-cell>
          <table:table-cell office:value-type="float" office:value="39789">
            <text:p>39789</text:p>
          </table:table-cell>
          <table:table-cell office:value-type="string">
            <text:p>Troy Dumais</text:p>
          </table:table-cell>
          <table:table-cell table:number-columns-repeated="1021"/>
        </table:table-row>
        <table:table-row table:style-name="ro1">
          <table:table-cell office:value-type="float" office:value="2841">
            <text:p>2841</text:p>
          </table:table-cell>
          <table:table-cell office:value-type="float" office:value="65018">
            <text:p>65018</text:p>
          </table:table-cell>
          <table:table-cell office:value-type="string">
            <text:p>Helen Langehanenberg</text:p>
          </table:table-cell>
          <table:table-cell table:number-columns-repeated="1021"/>
        </table:table-row>
        <table:table-row table:style-name="ro1">
          <table:table-cell office:value-type="float" office:value="2841">
            <text:p>2841</text:p>
          </table:table-cell>
          <table:table-cell office:value-type="float" office:value="13122">
            <text:p>13122</text:p>
          </table:table-cell>
          <table:table-cell office:value-type="string">
            <text:p>Dorothee Schneider</text:p>
          </table:table-cell>
          <table:table-cell table:number-columns-repeated="1021"/>
        </table:table-row>
        <table:table-row table:style-name="ro1">
          <table:table-cell office:value-type="float" office:value="2841">
            <text:p>2841</text:p>
          </table:table-cell>
          <table:table-cell office:value-type="float" office:value="33658">
            <text:p>33658</text:p>
          </table:table-cell>
          <table:table-cell office:value-type="string">
            <text:p>Kristina Sprehe</text:p>
          </table:table-cell>
          <table:table-cell table:number-columns-repeated="1021"/>
        </table:table-row>
        <table:table-row table:style-name="ro1">
          <table:table-cell office:value-type="float" office:value="2854">
            <text:p>2854</text:p>
          </table:table-cell>
          <table:table-cell office:value-type="float" office:value="45237">
            <text:p>45237</text:p>
          </table:table-cell>
          <table:table-cell office:value-type="string">
            <text:p>Roland Kökény</text:p>
          </table:table-cell>
          <table:table-cell table:number-columns-repeated="1021"/>
        </table:table-row>
        <table:table-row table:style-name="ro1">
          <table:table-cell office:value-type="float" office:value="2854">
            <text:p>2854</text:p>
          </table:table-cell>
          <table:table-cell office:value-type="float" office:value="34753">
            <text:p>34753</text:p>
          </table:table-cell>
          <table:table-cell office:value-type="string">
            <text:p>Rudolf Dombi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53059">
            <text:p>53059</text:p>
          </table:table-cell>
          <table:table-cell office:value-type="string">
            <text:p>Su Huijuan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27180">
            <text:p>27180</text:p>
          </table:table-cell>
          <table:table-cell office:value-type="string">
            <text:p>Zhou Hong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29585">
            <text:p>29585</text:p>
          </table:table-cell>
          <table:table-cell office:value-type="string">
            <text:p>Su Liqun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27662">
            <text:p>27662</text:p>
          </table:table-cell>
          <table:table-cell office:value-type="string">
            <text:p>Wang Yi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36397">
            <text:p>36397</text:p>
          </table:table-cell>
          <table:table-cell office:value-type="string">
            <text:p>Wang Yi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12866">
            <text:p>12866</text:p>
          </table:table-cell>
          <table:table-cell office:value-type="string">
            <text:p>Chen Fengqin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54383">
            <text:p>54383</text:p>
          </table:table-cell>
          <table:table-cell office:value-type="string">
            <text:p>Lai Yawen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41095">
            <text:p>41095</text:p>
          </table:table-cell>
          <table:table-cell office:value-type="string">
            <text:p>Ma Fang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40179">
            <text:p>40179</text:p>
          </table:table-cell>
          <table:table-cell office:value-type="string">
            <text:p>Yue-Ming Li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39483">
            <text:p>39483</text:p>
          </table:table-cell>
          <table:table-cell office:value-type="string">
            <text:p>Wu Dan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51930">
            <text:p>51930</text:p>
          </table:table-cell>
          <table:table-cell office:value-type="string">
            <text:p>Gao Lin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14408">
            <text:p>14408</text:p>
          </table:table-cell>
          <table:table-cell office:value-type="string">
            <text:p>Sun Yue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47075">
            <text:p>47075</text:p>
          </table:table-cell>
          <table:table-cell office:value-type="string">
            <text:p>Sun Yue</text:p>
          </table:table-cell>
          <table:table-cell table:number-columns-repeated="1021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18442">
            <text:p>18442</text:p>
          </table:table-cell>
          <table:table-cell office:value-type="string">
            <text:p>Guo-Jun Li</text:p>
          </table:table-cell>
          <table:table-cell table:number-columns-repeated="1021"/>
        </table:table-row>
        <table:table-row table:style-name="ro1">
          <table:table-cell office:value-type="float" office:value="2887">
            <text:p>2887</text:p>
          </table:table-cell>
          <table:table-cell office:value-type="float" office:value="39862">
            <text:p>39862</text:p>
          </table:table-cell>
          <table:table-cell office:value-type="string">
            <text:p>Steven Barnett</text:p>
          </table:table-cell>
          <table:table-cell table:number-columns-repeated="1021"/>
        </table:table-row>
        <table:table-row table:style-name="ro1">
          <table:table-cell office:value-type="float" office:value="2887">
            <text:p>2887</text:p>
          </table:table-cell>
          <table:table-cell office:value-type="float" office:value="58105">
            <text:p>58105</text:p>
          </table:table-cell>
          <table:table-cell office:value-type="string">
            <text:p>Steven Barnett</text:p>
          </table:table-cell>
          <table:table-cell table:number-columns-repeated="1021"/>
        </table:table-row>
        <table:table-row table:style-name="ro1">
          <table:table-cell office:value-type="float" office:value="2887">
            <text:p>2887</text:p>
          </table:table-cell>
          <table:table-cell office:value-type="float" office:value="42776">
            <text:p>42776</text:p>
          </table:table-cell>
          <table:table-cell office:value-type="string">
            <text:p>Robert Newbery</text:p>
          </table:table-cell>
          <table:table-cell table:number-columns-repeated="1021"/>
        </table:table-row>
        <table:table-row table:style-name="ro1">
          <table:table-cell office:value-type="float" office:value="2966">
            <text:p>2966</text:p>
          </table:table-cell>
          <table:table-cell office:value-type="float" office:value="32215">
            <text:p>32215</text:p>
          </table:table-cell>
          <table:table-cell office:value-type="string">
            <text:p>Scott Moir</text:p>
          </table:table-cell>
          <table:table-cell table:number-columns-repeated="1021"/>
        </table:table-row>
        <table:table-row table:style-name="ro1">
          <table:table-cell office:value-type="float" office:value="2966">
            <text:p>2966</text:p>
          </table:table-cell>
          <table:table-cell office:value-type="float" office:value="4209">
            <text:p>4209</text:p>
          </table:table-cell>
          <table:table-cell office:value-type="string">
            <text:p>Tessa Virtue</text:p>
          </table:table-cell>
          <table:table-cell table:number-columns-repeated="1021"/>
        </table:table-row>
        <table:table-row table:style-name="ro1">
          <table:table-cell office:value-type="float" office:value="2975">
            <text:p>2975</text:p>
          </table:table-cell>
          <table:table-cell office:value-type="float" office:value="3433">
            <text:p>3433</text:p>
          </table:table-cell>
          <table:table-cell office:value-type="string">
            <text:p>Laura Bechtolsheimer</text:p>
          </table:table-cell>
          <table:table-cell table:number-columns-repeated="1021"/>
        </table:table-row>
        <table:table-row table:style-name="ro1">
          <table:table-cell office:value-type="float" office:value="2975">
            <text:p>2975</text:p>
          </table:table-cell>
          <table:table-cell office:value-type="float" office:value="3719">
            <text:p>3719</text:p>
          </table:table-cell>
          <table:table-cell office:value-type="string">
            <text:p>Carl Hester</text:p>
          </table:table-cell>
          <table:table-cell table:number-columns-repeated="1021"/>
        </table:table-row>
        <table:table-row table:style-name="ro1">
          <table:table-cell office:value-type="float" office:value="2975">
            <text:p>2975</text:p>
          </table:table-cell>
          <table:table-cell office:value-type="float" office:value="12136">
            <text:p>12136</text:p>
          </table:table-cell>
          <table:table-cell office:value-type="string">
            <text:p>Charlotte Dujardin</text:p>
          </table:table-cell>
          <table:table-cell table:number-columns-repeated="1021"/>
        </table:table-row>
        <table:table-row table:style-name="ro1">
          <table:table-cell office:value-type="float" office:value="2989">
            <text:p>2989</text:p>
          </table:table-cell>
          <table:table-cell office:value-type="float" office:value="42776">
            <text:p>42776</text:p>
          </table:table-cell>
          <table:table-cell office:value-type="string">
            <text:p>Robert Newbery</text:p>
          </table:table-cell>
          <table:table-cell table:number-columns-repeated="1021"/>
        </table:table-row>
        <table:table-row table:style-name="ro1">
          <table:table-cell office:value-type="float" office:value="2989">
            <text:p>2989</text:p>
          </table:table-cell>
          <table:table-cell office:value-type="float" office:value="60676">
            <text:p>60676</text:p>
          </table:table-cell>
          <table:table-cell office:value-type="string">
            <text:p>Dean Pullar</text:p>
          </table:table-cell>
          <table:table-cell table:number-columns-repeated="1021"/>
        </table:table-row>
        <table:table-row table:style-name="ro1">
          <table:table-cell office:value-type="float" office:value="3021">
            <text:p>3021</text:p>
          </table:table-cell>
          <table:table-cell office:value-type="float" office:value="64147">
            <text:p>64147</text:p>
          </table:table-cell>
          <table:table-cell office:value-type="string">
            <text:p>Maxim Shabalin</text:p>
          </table:table-cell>
          <table:table-cell table:number-columns-repeated="1021"/>
        </table:table-row>
        <table:table-row table:style-name="ro1">
          <table:table-cell office:value-type="float" office:value="3021">
            <text:p>3021</text:p>
          </table:table-cell>
          <table:table-cell office:value-type="float" office:value="33926">
            <text:p>33926</text:p>
          </table:table-cell>
          <table:table-cell office:value-type="string">
            <text:p>Oksana Domnina</text:p>
          </table:table-cell>
          <table:table-cell table:number-columns-repeated="1021"/>
        </table:table-row>
        <table:table-row table:style-name="ro1">
          <table:table-cell office:value-type="float" office:value="3057">
            <text:p>3057</text:p>
          </table:table-cell>
          <table:table-cell office:value-type="float" office:value="51754">
            <text:p>51754</text:p>
          </table:table-cell>
          <table:table-cell office:value-type="string">
            <text:p>Erich Borchmeyer</text:p>
          </table:table-cell>
          <table:table-cell table:number-columns-repeated="1021"/>
        </table:table-row>
        <table:table-row table:style-name="ro1">
          <table:table-cell office:value-type="float" office:value="3057">
            <text:p>3057</text:p>
          </table:table-cell>
          <table:table-cell office:value-type="float" office:value="34351">
            <text:p>34351</text:p>
          </table:table-cell>
          <table:table-cell office:value-type="string">
            <text:p>Erwin Gillmeister</text:p>
          </table:table-cell>
          <table:table-cell table:number-columns-repeated="1021"/>
        </table:table-row>
        <table:table-row table:style-name="ro1">
          <table:table-cell office:value-type="float" office:value="3057">
            <text:p>3057</text:p>
          </table:table-cell>
          <table:table-cell office:value-type="float" office:value="9978">
            <text:p>9978</text:p>
          </table:table-cell>
          <table:table-cell office:value-type="string">
            <text:p>Gerd Hornberger</text:p>
          </table:table-cell>
          <table:table-cell table:number-columns-repeated="1021"/>
        </table:table-row>
        <table:table-row table:style-name="ro1">
          <table:table-cell office:value-type="float" office:value="3057">
            <text:p>3057</text:p>
          </table:table-cell>
          <table:table-cell office:value-type="float" office:value="42561">
            <text:p>42561</text:p>
          </table:table-cell>
          <table:table-cell office:value-type="string">
            <text:p>Wilhelm Leichum</text:p>
          </table:table-cell>
          <table:table-cell table:number-columns-repeated="1021"/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13368">
            <text:p>13368</text:p>
          </table:table-cell>
          <table:table-cell office:value-type="string">
            <text:p>Yannick Kocon</text:p>
          </table:table-cell>
          <table:table-cell table:number-columns-repeated="1021"/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62477">
            <text:p>62477</text:p>
          </table:table-cell>
          <table:table-cell office:value-type="string">
            <text:p>Nicole Della Monica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28260">
            <text:p>28260</text:p>
          </table:table-cell>
          <table:table-cell office:value-type="string">
            <text:p>Marjolein de Jong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29459">
            <text:p>29459</text:p>
          </table:table-cell>
          <table:table-cell office:value-type="string">
            <text:p>Henriëtte Weersing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30236">
            <text:p>30236</text:p>
          </table:table-cell>
          <table:table-cell office:value-type="string">
            <text:p>Linda Moons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18558">
            <text:p>18558</text:p>
          </table:table-cell>
          <table:table-cell office:value-type="string">
            <text:p>Irena Machovcak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51732">
            <text:p>51732</text:p>
          </table:table-cell>
          <table:table-cell office:value-type="string">
            <text:p>Marrit Leenstra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57519">
            <text:p>57519</text:p>
          </table:table-cell>
          <table:table-cell office:value-type="string">
            <text:p>Aafke Hament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37581">
            <text:p>37581</text:p>
          </table:table-cell>
          <table:table-cell office:value-type="string">
            <text:p>Heleen Crielaard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7955">
            <text:p>7955</text:p>
          </table:table-cell>
          <table:table-cell office:value-type="string">
            <text:p>Sandra Wiegers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50668">
            <text:p>50668</text:p>
          </table:table-cell>
          <table:table-cell office:value-type="string">
            <text:p>Cintha Boersma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53637">
            <text:p>53637</text:p>
          </table:table-cell>
          <table:table-cell office:value-type="string">
            <text:p>Kirsten Gleis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38055">
            <text:p>38055</text:p>
          </table:table-cell>
          <table:table-cell office:value-type="string">
            <text:p>Erna Brinkman</text:p>
          </table:table-cell>
          <table:table-cell table:number-columns-repeated="1021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15793">
            <text:p>15793</text:p>
          </table:table-cell>
          <table:table-cell office:value-type="string">
            <text:p>Vera Koenen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48564">
            <text:p>48564</text:p>
          </table:table-cell>
          <table:table-cell office:value-type="string">
            <text:p>Tatyana Menshova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50686">
            <text:p>50686</text:p>
          </table:table-cell>
          <table:table-cell office:value-type="string">
            <text:p>Svetlana Korytova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60749">
            <text:p>60749</text:p>
          </table:table-cell>
          <table:table-cell office:value-type="string">
            <text:p>Elena Tyurina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30467">
            <text:p>30467</text:p>
          </table:table-cell>
          <table:table-cell office:value-type="string">
            <text:p>Valentina Ogienko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6637">
            <text:p>6637</text:p>
          </table:table-cell>
          <table:table-cell office:value-type="string">
            <text:p>Marina Nikulina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19606">
            <text:p>19606</text:p>
          </table:table-cell>
          <table:table-cell office:value-type="string">
            <text:p>Svetlana Vassilevskaya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51438">
            <text:p>51438</text:p>
          </table:table-cell>
          <table:table-cell office:value-type="string">
            <text:p>Galina Lebedeva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9402">
            <text:p>9402</text:p>
          </table:table-cell>
          <table:table-cell office:value-type="string">
            <text:p>Natalya Morozova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12486">
            <text:p>12486</text:p>
          </table:table-cell>
          <table:table-cell office:value-type="string">
            <text:p>Elena Chebukina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47569">
            <text:p>47569</text:p>
          </table:table-cell>
          <table:table-cell office:value-type="string">
            <text:p>Evgenya Artamonova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37993">
            <text:p>37993</text:p>
          </table:table-cell>
          <table:table-cell office:value-type="string">
            <text:p>Irina Smirnova</text:p>
          </table:table-cell>
          <table:table-cell table:number-columns-repeated="1021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11711">
            <text:p>11711</text:p>
          </table:table-cell>
          <table:table-cell office:value-type="string">
            <text:p>Tatyana Sidorenko</text:p>
          </table:table-cell>
          <table:table-cell table:number-columns-repeated="1021"/>
        </table:table-row>
        <table:table-row table:style-name="ro1">
          <table:table-cell office:value-type="float" office:value="3156">
            <text:p>3156</text:p>
          </table:table-cell>
          <table:table-cell office:value-type="float" office:value="40141">
            <text:p>40141</text:p>
          </table:table-cell>
          <table:table-cell office:value-type="string">
            <text:p>Claudia Hempel</text:p>
          </table:table-cell>
          <table:table-cell table:number-columns-repeated="1021"/>
        </table:table-row>
        <table:table-row table:style-name="ro1">
          <table:table-cell office:value-type="float" office:value="3156">
            <text:p>3156</text:p>
          </table:table-cell>
          <table:table-cell office:value-type="float" office:value="60682">
            <text:p>60682</text:p>
          </table:table-cell>
          <table:table-cell office:value-type="string">
            <text:p>Kornelia Ender</text:p>
          </table:table-cell>
          <table:table-cell table:number-columns-repeated="1021"/>
        </table:table-row>
        <table:table-row table:style-name="ro1">
          <table:table-cell office:value-type="float" office:value="3156">
            <text:p>3156</text:p>
          </table:table-cell>
          <table:table-cell office:value-type="float" office:value="44676">
            <text:p>44676</text:p>
          </table:table-cell>
          <table:table-cell office:value-type="string">
            <text:p>Petra Priemer</text:p>
          </table:table-cell>
          <table:table-cell table:number-columns-repeated="1021"/>
        </table:table-row>
        <table:table-row table:style-name="ro1">
          <table:table-cell office:value-type="float" office:value="3156">
            <text:p>3156</text:p>
          </table:table-cell>
          <table:table-cell office:value-type="float" office:value="817">
            <text:p>817</text:p>
          </table:table-cell>
          <table:table-cell office:value-type="string">
            <text:p>Andrea Pollack</text:p>
          </table:table-cell>
          <table:table-cell table:number-columns-repeated="1021"/>
        </table:table-row>
        <table:table-row table:style-name="ro1">
          <table:table-cell office:value-type="float" office:value="3192">
            <text:p>3192</text:p>
          </table:table-cell>
          <table:table-cell office:value-type="float" office:value="11333">
            <text:p>11333</text:p>
          </table:table-cell>
          <table:table-cell office:value-type="string">
            <text:p>Charlie White</text:p>
          </table:table-cell>
          <table:table-cell table:number-columns-repeated="1021"/>
        </table:table-row>
        <table:table-row table:style-name="ro1">
          <table:table-cell office:value-type="float" office:value="3192">
            <text:p>3192</text:p>
          </table:table-cell>
          <table:table-cell office:value-type="float" office:value="62470">
            <text:p>62470</text:p>
          </table:table-cell>
          <table:table-cell office:value-type="string">
            <text:p>Meryl Davis</text:p>
          </table:table-cell>
          <table:table-cell table:number-columns-repeated="1021"/>
        </table:table-row>
        <table:table-row table:style-name="ro1">
          <table:table-cell office:value-type="float" office:value="3208">
            <text:p>3208</text:p>
          </table:table-cell>
          <table:table-cell office:value-type="float" office:value="5655">
            <text:p>5655</text:p>
          </table:table-cell>
          <table:table-cell office:value-type="string">
            <text:p>Rii Seike</text:p>
          </table:table-cell>
          <table:table-cell table:number-columns-repeated="1021"/>
        </table:table-row>
        <table:table-row table:style-name="ro1">
          <table:table-cell office:value-type="float" office:value="3208">
            <text:p>3208</text:p>
          </table:table-cell>
          <table:table-cell office:value-type="float" office:value="14237">
            <text:p>14237</text:p>
          </table:table-cell>
          <table:table-cell office:value-type="string">
            <text:p>Yuki Ishizaka</text:p>
          </table:table-cell>
          <table:table-cell table:number-columns-repeated="1021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53046">
            <text:p>53046</text:p>
          </table:table-cell>
          <table:table-cell office:value-type="string">
            <text:p>Nalbert Betancourt</text:p>
          </table:table-cell>
          <table:table-cell table:number-columns-repeated="1021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34767">
            <text:p>34767</text:p>
          </table:table-cell>
          <table:table-cell office:value-type="string">
            <text:p>Giba</text:p>
          </table:table-cell>
          <table:table-cell table:number-columns-repeated="1021"/>
        </table:table-row>
        <table:table-row table:style-name="ro2">
          <table:table-cell office:value-type="float" office:value="3209">
            <text:p>3209</text:p>
          </table:table-cell>
          <table:table-cell office:value-type="float" office:value="21552">
            <text:p>21552</text:p>
          </table:table-cell>
          <table:table-cell office:value-type="string">
            <text:p>Alexandre Samuel</text:p>
          </table:table-cell>
          <table:table-cell table:number-columns-repeated="1021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62627">
            <text:p>62627</text:p>
          </table:table-cell>
          <table:table-cell office:value-type="string">
            <text:p>Dante Amaral</text:p>
          </table:table-cell>
          <table:table-cell table:number-columns-repeated="1021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53891">
            <text:p>53891</text:p>
          </table:table-cell>
          <table:table-cell office:value-type="string">
            <text:p>Maurício Lima</text:p>
          </table:table-cell>
          <table:table-cell table:number-columns-repeated="1021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44606">
            <text:p>44606</text:p>
          </table:table-cell>
          <table:table-cell office:value-type="string">
            <text:p>Gustavo Endres</text:p>
          </table:table-cell>
          <table:table-cell table:number-columns-repeated="1021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12018">
            <text:p>12018</text:p>
          </table:table-cell>
          <table:table-cell office:value-type="string">
            <text:p>Max Pereira</text:p>
          </table:table-cell>
          <table:table-cell table:number-columns-repeated="1021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12048">
            <text:p>12048</text:p>
          </table:table-cell>
          <table:table-cell office:value-type="string">
            <text:p>Douglas Chiarotti</text:p>
          </table:table-cell>
          <table:table-cell table:number-columns-repeated="1021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32522">
            <text:p>32522</text:p>
          </table:table-cell>
          <table:table-cell office:value-type="string">
            <text:p>Marcelo Elgarten</text:p>
          </table:table-cell>
          <table:table-cell table:number-columns-repeated="1021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62423">
            <text:p>62423</text:p>
          </table:table-cell>
          <table:table-cell office:value-type="string">
            <text:p>Giovane Gavio</text:p>
          </table:table-cell>
          <table:table-cell table:number-columns-repeated="1021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14982">
            <text:p>14982</text:p>
          </table:table-cell>
          <table:table-cell office:value-type="string">
            <text:p>Gilmar Teixeira</text:p>
          </table:table-cell>
          <table:table-cell table:number-columns-repeated="1021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31644">
            <text:p>31644</text:p>
          </table:table-cell>
          <table:table-cell office:value-type="string">
            <text:p>André Heller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19060">
            <text:p>19060</text:p>
          </table:table-cell>
          <table:table-cell office:value-type="string">
            <text:p>Elizaveta Tichtchenko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9402">
            <text:p>9402</text:p>
          </table:table-cell>
          <table:table-cell office:value-type="string">
            <text:p>Natalya Morozova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47569">
            <text:p>47569</text:p>
          </table:table-cell>
          <table:table-cell office:value-type="string">
            <text:p>Evgenya Artamonova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3847">
            <text:p>3847</text:p>
          </table:table-cell>
          <table:table-cell office:value-type="string">
            <text:p>Inessa Korkmaz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60749">
            <text:p>60749</text:p>
          </table:table-cell>
          <table:table-cell office:value-type="string">
            <text:p>Elena Tyurina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43008">
            <text:p>43008</text:p>
          </table:table-cell>
          <table:table-cell office:value-type="string">
            <text:p>Elena Godina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23644">
            <text:p>23644</text:p>
          </table:table-cell>
          <table:table-cell office:value-type="string">
            <text:p>Olga Potachova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30571">
            <text:p>30571</text:p>
          </table:table-cell>
          <table:table-cell office:value-type="string">
            <text:p>Lioubov Chachkova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39">
            <text:p>39</text:p>
          </table:table-cell>
          <table:table-cell office:value-type="string">
            <text:p>Tatyana Gratcheva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50779">
            <text:p>50779</text:p>
          </table:table-cell>
          <table:table-cell office:value-type="string">
            <text:p>Anastassia Belikova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58872">
            <text:p>58872</text:p>
          </table:table-cell>
          <table:table-cell office:value-type="string">
            <text:p>Elena Vassilevskaya</text:p>
          </table:table-cell>
          <table:table-cell table:number-columns-repeated="1021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26796">
            <text:p>26796</text:p>
          </table:table-cell>
          <table:table-cell office:value-type="string">
            <text:p>Ekaterina Gamova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60589">
            <text:p>60589</text:p>
          </table:table-cell>
          <table:table-cell office:value-type="string">
            <text:p>Dwyane Wade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12612">
            <text:p>12612</text:p>
          </table:table-cell>
          <table:table-cell office:value-type="string">
            <text:p>Lamar Odom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17519">
            <text:p>17519</text:p>
          </table:table-cell>
          <table:table-cell office:value-type="string">
            <text:p>Emeka Okafor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23654">
            <text:p>23654</text:p>
          </table:table-cell>
          <table:table-cell office:value-type="string">
            <text:p>Stephon Marbury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26791">
            <text:p>26791</text:p>
          </table:table-cell>
          <table:table-cell office:value-type="string">
            <text:p>Tim Duncan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55854">
            <text:p>55854</text:p>
          </table:table-cell>
          <table:table-cell office:value-type="string">
            <text:p>Carmelo Anthony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64697">
            <text:p>64697</text:p>
          </table:table-cell>
          <table:table-cell office:value-type="string">
            <text:p>Carlos Boozer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63381">
            <text:p>63381</text:p>
          </table:table-cell>
          <table:table-cell office:value-type="string">
            <text:p>Shawn Marion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38322">
            <text:p>38322</text:p>
          </table:table-cell>
          <table:table-cell office:value-type="string">
            <text:p>LeBron James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38261">
            <text:p>38261</text:p>
          </table:table-cell>
          <table:table-cell office:value-type="string">
            <text:p>Richard Jefferson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30958">
            <text:p>30958</text:p>
          </table:table-cell>
          <table:table-cell office:value-type="string">
            <text:p>Amare Stoudemire</text:p>
          </table:table-cell>
          <table:table-cell table:number-columns-repeated="1021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38326">
            <text:p>38326</text:p>
          </table:table-cell>
          <table:table-cell office:value-type="string">
            <text:p>Allen Iverson</text:p>
          </table:table-cell>
          <table:table-cell table:number-columns-repeated="1021"/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8868">
            <text:p>8868</text:p>
          </table:table-cell>
          <table:table-cell office:value-type="string">
            <text:p>Mathew Helm</text:p>
          </table:table-cell>
          <table:table-cell table:number-columns-repeated="1021"/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42776">
            <text:p>42776</text:p>
          </table:table-cell>
          <table:table-cell office:value-type="string">
            <text:p>Robert Newbery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31280">
            <text:p>31280</text:p>
          </table:table-cell>
          <table:table-cell office:value-type="string">
            <text:p>Mats Sundi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4840">
            <text:p>4840</text:p>
          </table:table-cell>
          <table:table-cell office:value-type="string">
            <text:p>Fredrik Modi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45977">
            <text:p>45977</text:p>
          </table:table-cell>
          <table:table-cell office:value-type="string">
            <text:p>Kenny Jönsso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38597">
            <text:p>38597</text:p>
          </table:table-cell>
          <table:table-cell office:value-type="string">
            <text:p>Christian Bäckma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62821">
            <text:p>62821</text:p>
          </table:table-cell>
          <table:table-cell office:value-type="string">
            <text:p>Nicklas Lidström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5586">
            <text:p>5586</text:p>
          </table:table-cell>
          <table:table-cell office:value-type="string">
            <text:p>Henrik Lundqvist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16527">
            <text:p>16527</text:p>
          </table:table-cell>
          <table:table-cell office:value-type="string">
            <text:p>Henrik Zetterberg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56549">
            <text:p>56549</text:p>
          </table:table-cell>
          <table:table-cell office:value-type="string">
            <text:p>Tomas Holmström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29280">
            <text:p>29280</text:p>
          </table:table-cell>
          <table:table-cell office:value-type="string">
            <text:p>Stefan Liv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8718">
            <text:p>8718</text:p>
          </table:table-cell>
          <table:table-cell office:value-type="string">
            <text:p>Daniel Alfredsso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43254">
            <text:p>43254</text:p>
          </table:table-cell>
          <table:table-cell office:value-type="string">
            <text:p>Per Johan Axelsso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59462">
            <text:p>59462</text:p>
          </table:table-cell>
          <table:table-cell office:value-type="string">
            <text:p>Samuel Påhlsso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62852">
            <text:p>62852</text:p>
          </table:table-cell>
          <table:table-cell office:value-type="string">
            <text:p>Henrik Sedi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8219">
            <text:p>8219</text:p>
          </table:table-cell>
          <table:table-cell office:value-type="string">
            <text:p>Mattias Öhlund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22047">
            <text:p>22047</text:p>
          </table:table-cell>
          <table:table-cell office:value-type="string">
            <text:p>Mika Hannula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20233">
            <text:p>20233</text:p>
          </table:table-cell>
          <table:table-cell office:value-type="string">
            <text:p>Daniel Tjärnqvist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17193">
            <text:p>17193</text:p>
          </table:table-cell>
          <table:table-cell office:value-type="string">
            <text:p>Niclas Hävelid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46674">
            <text:p>46674</text:p>
          </table:table-cell>
          <table:table-cell office:value-type="string">
            <text:p>Mikael Tellqvist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59643">
            <text:p>59643</text:p>
          </table:table-cell>
          <table:table-cell office:value-type="string">
            <text:p>Jörgen Jönsso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10752">
            <text:p>10752</text:p>
          </table:table-cell>
          <table:table-cell office:value-type="string">
            <text:p>Niklas Kronwall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60059">
            <text:p>60059</text:p>
          </table:table-cell>
          <table:table-cell office:value-type="string">
            <text:p>Mikael Samuelsso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11523">
            <text:p>11523</text:p>
          </table:table-cell>
          <table:table-cell office:value-type="string">
            <text:p>Daniel Sedi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37159">
            <text:p>37159</text:p>
          </table:table-cell>
          <table:table-cell office:value-type="string">
            <text:p>Ronnie Sundin</text:p>
          </table:table-cell>
          <table:table-cell table:number-columns-repeated="1021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64731">
            <text:p>64731</text:p>
          </table:table-cell>
          <table:table-cell office:value-type="string">
            <text:p>Peter Forsberg</text:p>
          </table:table-cell>
          <table:table-cell table:number-columns-repeated="1021"/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559">
            <text:p>559</text:p>
          </table:table-cell>
          <table:table-cell office:value-type="string">
            <text:p>Mark Williams</text:p>
          </table:table-cell>
          <table:table-cell table:number-columns-repeated="1021"/>
        </table:table-row>
        <table:table-row table:style-name="ro2">
          <table:table-cell office:value-type="float" office:value="3265">
            <text:p>3265</text:p>
          </table:table-cell>
          <table:table-cell office:value-type="float" office:value="26385">
            <text:p>26385</text:p>
          </table:table-cell>
          <table:table-cell office:value-type="string">
            <text:p>Ben Loft</text:p>
          </table:table-cell>
          <table:table-cell table:number-columns-repeated="1021"/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10577">
            <text:p>10577</text:p>
          </table:table-cell>
          <table:table-cell office:value-type="string">
            <text:p>Hidde Van Beest</text:p>
          </table:table-cell>
          <table:table-cell table:number-columns-repeated="1021"/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22490">
            <text:p>22490</text:p>
          </table:table-cell>
          <table:table-cell office:value-type="string">
            <text:p>Daniel Howard</text:p>
          </table:table-cell>
          <table:table-cell table:number-columns-repeated="1021"/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43980">
            <text:p>43980</text:p>
          </table:table-cell>
          <table:table-cell office:value-type="string">
            <text:p>Russell Wentworth</text:p>
          </table:table-cell>
          <table:table-cell table:number-columns-repeated="1021"/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36951">
            <text:p>36951</text:p>
          </table:table-cell>
          <table:table-cell office:value-type="string">
            <text:p>David Beard</text:p>
          </table:table-cell>
          <table:table-cell table:number-columns-repeated="1021"/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30067">
            <text:p>30067</text:p>
          </table:table-cell>
          <table:table-cell office:value-type="string">
            <text:p>Steven Keir</text:p>
          </table:table-cell>
          <table:table-cell table:number-columns-repeated="1021"/>
        </table:table-row>
        <table:table-row table:style-name="ro2">
          <table:table-cell office:value-type="float" office:value="3265">
            <text:p>3265</text:p>
          </table:table-cell>
          <table:table-cell office:value-type="float" office:value="16667">
            <text:p>16667</text:p>
          </table:table-cell>
          <table:table-cell office:value-type="string">
            <text:p>Benjamin Hardy</text:p>
          </table:table-cell>
          <table:table-cell table:number-columns-repeated="1021"/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33032">
            <text:p>33032</text:p>
          </table:table-cell>
          <table:table-cell office:value-type="string">
            <text:p>Nathan Jakavicius</text:p>
          </table:table-cell>
          <table:table-cell table:number-columns-repeated="1021"/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46423">
            <text:p>46423</text:p>
          </table:table-cell>
          <table:table-cell office:value-type="string">
            <text:p>Scott Newcomb</text:p>
          </table:table-cell>
          <table:table-cell table:number-columns-repeated="1021"/>
        </table:table-row>
        <table:table-row table:style-name="ro2">
          <table:table-cell office:value-type="float" office:value="3265">
            <text:p>3265</text:p>
          </table:table-cell>
          <table:table-cell office:value-type="float" office:value="29123">
            <text:p>29123</text:p>
          </table:table-cell>
          <table:table-cell office:value-type="string">
            <text:p>Dan Ronan</text:p>
          </table:table-cell>
          <table:table-cell table:number-columns-repeated="1021"/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39268">
            <text:p>39268</text:p>
          </table:table-cell>
          <table:table-cell office:value-type="string">
            <text:p>Spiros Marazios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63366">
            <text:p>63366</text:p>
          </table:table-cell>
          <table:table-cell office:value-type="string">
            <text:p>Alejandro Montecchia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20333">
            <text:p>20333</text:p>
          </table:table-cell>
          <table:table-cell office:value-type="string">
            <text:p>Carlos Delfino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38788">
            <text:p>38788</text:p>
          </table:table-cell>
          <table:table-cell office:value-type="string">
            <text:p>Fabricio Oberto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17163">
            <text:p>17163</text:p>
          </table:table-cell>
          <table:table-cell office:value-type="string">
            <text:p>Andrés Nocioni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23582">
            <text:p>23582</text:p>
          </table:table-cell>
          <table:table-cell office:value-type="string">
            <text:p>Juan Ignacio Sanchez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39232">
            <text:p>39232</text:p>
          </table:table-cell>
          <table:table-cell office:value-type="string">
            <text:p>Juan Ignacio Sánchez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20191">
            <text:p>20191</text:p>
          </table:table-cell>
          <table:table-cell office:value-type="string">
            <text:p>Hugo Sconochini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30993">
            <text:p>30993</text:p>
          </table:table-cell>
          <table:table-cell office:value-type="string">
            <text:p>Wálter Herrmann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35651">
            <text:p>35651</text:p>
          </table:table-cell>
          <table:table-cell office:value-type="string">
            <text:p>Gabriel Fernández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52038">
            <text:p>52038</text:p>
          </table:table-cell>
          <table:table-cell office:value-type="string">
            <text:p>Manu Ginóbili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44741">
            <text:p>44741</text:p>
          </table:table-cell>
          <table:table-cell office:value-type="string">
            <text:p>Rubén Wolkowyski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56150">
            <text:p>56150</text:p>
          </table:table-cell>
          <table:table-cell office:value-type="string">
            <text:p>Luis Scola</text:p>
          </table:table-cell>
          <table:table-cell table:number-columns-repeated="1021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8750">
            <text:p>8750</text:p>
          </table:table-cell>
          <table:table-cell office:value-type="string">
            <text:p>Leonardo Gutiérrez</text:p>
          </table:table-cell>
          <table:table-cell table:number-columns-repeated="1021"/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22279">
            <text:p>22279</text:p>
          </table:table-cell>
          <table:table-cell office:value-type="string">
            <text:p>Joseph Sullivan</text:p>
          </table:table-cell>
          <table:table-cell table:number-columns-repeated="1021"/>
        </table:table-row>
        <table:table-row table:style-name="ro2">
          <table:table-cell office:value-type="float" office:value="3302">
            <text:p>3302</text:p>
          </table:table-cell>
          <table:table-cell office:value-type="float" office:value="38162">
            <text:p>38162</text:p>
          </table:table-cell>
          <table:table-cell office:value-type="string">
            <text:p>Nathan Cohen</text:p>
          </table:table-cell>
          <table:table-cell table:number-columns-repeated="1021"/>
        </table:table-row>
        <table:table-row table:style-name="ro1">
          <table:table-cell office:value-type="float" office:value="3303">
            <text:p>3303</text:p>
          </table:table-cell>
          <table:table-cell office:value-type="float" office:value="58351">
            <text:p>58351</text:p>
          </table:table-cell>
          <table:table-cell office:value-type="string">
            <text:p>Iztok ?op</text:p>
          </table:table-cell>
          <table:table-cell table:number-columns-repeated="1021"/>
        </table:table-row>
        <table:table-row table:style-name="ro1">
          <table:table-cell office:value-type="float" office:value="3303">
            <text:p>3303</text:p>
          </table:table-cell>
          <table:table-cell office:value-type="float" office:value="40763">
            <text:p>40763</text:p>
          </table:table-cell>
          <table:table-cell office:value-type="string">
            <text:p>Luka Spik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44103">
            <text:p>44103</text:p>
          </table:table-cell>
          <table:table-cell office:value-type="string">
            <text:p>Rebecca Johnston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14938">
            <text:p>14938</text:p>
          </table:table-cell>
          <table:table-cell office:value-type="string">
            <text:p>Sarah Vaillancourt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60075">
            <text:p>60075</text:p>
          </table:table-cell>
          <table:table-cell office:value-type="string">
            <text:p>Catherine Ward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52836">
            <text:p>52836</text:p>
          </table:table-cell>
          <table:table-cell office:value-type="string">
            <text:p>Tessa Bonhomme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4630">
            <text:p>4630</text:p>
          </table:table-cell>
          <table:table-cell office:value-type="string">
            <text:p>Jennifer Botterill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35635">
            <text:p>35635</text:p>
          </table:table-cell>
          <table:table-cell office:value-type="string">
            <text:p>Cherie Piper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52873">
            <text:p>52873</text:p>
          </table:table-cell>
          <table:table-cell office:value-type="string">
            <text:p>Gina Kingsbury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45215">
            <text:p>45215</text:p>
          </table:table-cell>
          <table:table-cell office:value-type="string">
            <text:p>Meaghan Mikkelson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4154">
            <text:p>4154</text:p>
          </table:table-cell>
          <table:table-cell office:value-type="string">
            <text:p>Caroline Ouellette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66962">
            <text:p>66962</text:p>
          </table:table-cell>
          <table:table-cell office:value-type="string">
            <text:p>Meghan Agosta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52071">
            <text:p>52071</text:p>
          </table:table-cell>
          <table:table-cell office:value-type="string">
            <text:p>Hayley Wickenheiser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47912">
            <text:p>47912</text:p>
          </table:table-cell>
          <table:table-cell office:value-type="string">
            <text:p>Marie-Philip Poulin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29546">
            <text:p>29546</text:p>
          </table:table-cell>
          <table:table-cell office:value-type="string">
            <text:p>Haley Irwin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59622">
            <text:p>59622</text:p>
          </table:table-cell>
          <table:table-cell office:value-type="string">
            <text:p>Kim St-Pierre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28800">
            <text:p>28800</text:p>
          </table:table-cell>
          <table:table-cell office:value-type="string">
            <text:p>Becky Kellar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24030">
            <text:p>24030</text:p>
          </table:table-cell>
          <table:table-cell office:value-type="string">
            <text:p>Shannon Szabados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26412">
            <text:p>26412</text:p>
          </table:table-cell>
          <table:table-cell office:value-type="string">
            <text:p>Gillian Apps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59446">
            <text:p>59446</text:p>
          </table:table-cell>
          <table:table-cell office:value-type="string">
            <text:p>Jayna Hefford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20259">
            <text:p>20259</text:p>
          </table:table-cell>
          <table:table-cell office:value-type="string">
            <text:p>Colleen Sostorics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46029">
            <text:p>46029</text:p>
          </table:table-cell>
          <table:table-cell office:value-type="string">
            <text:p>Carla MacLeod</text:p>
          </table:table-cell>
          <table:table-cell table:number-columns-repeated="1021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28806">
            <text:p>28806</text:p>
          </table:table-cell>
          <table:table-cell office:value-type="string">
            <text:p>Charline Labonté</text:p>
          </table:table-cell>
          <table:table-cell table:number-columns-repeated="1021"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63979">
            <text:p>63979</text:p>
          </table:table-cell>
          <table:table-cell office:value-type="string">
            <text:p>Femke Heemskerk</text:p>
          </table:table-cell>
          <table:table-cell table:number-columns-repeated="1021"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15994">
            <text:p>15994</text:p>
          </table:table-cell>
          <table:table-cell office:value-type="string">
            <text:p>Hinkelien Schreuder</text:p>
          </table:table-cell>
          <table:table-cell table:number-columns-repeated="1021"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11424">
            <text:p>11424</text:p>
          </table:table-cell>
          <table:table-cell office:value-type="string">
            <text:p>Inge Dekker</text:p>
          </table:table-cell>
          <table:table-cell table:number-columns-repeated="1021"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58412">
            <text:p>58412</text:p>
          </table:table-cell>
          <table:table-cell office:value-type="string">
            <text:p>Ranomi Kromowidjojo</text:p>
          </table:table-cell>
          <table:table-cell table:number-columns-repeated="1021"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4287">
            <text:p>4287</text:p>
          </table:table-cell>
          <table:table-cell office:value-type="string">
            <text:p>Marleen Veldhuis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50970">
            <text:p>50970</text:p>
          </table:table-cell>
          <table:table-cell office:value-type="string">
            <text:p>Lyudmyla Panchuk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11515">
            <text:p>11515</text:p>
          </table:table-cell>
          <table:table-cell office:value-type="string">
            <text:p>Lyubov Odynokova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34257">
            <text:p>34257</text:p>
          </table:table-cell>
          <table:table-cell office:value-type="string">
            <text:p>Tetyana Kocherhina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54823">
            <text:p>54823</text:p>
          </table:table-cell>
          <table:table-cell office:value-type="string">
            <text:p>Zinaida Turchyna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47592">
            <text:p>47592</text:p>
          </table:table-cell>
          <table:table-cell office:value-type="string">
            <text:p>Tetyana Hlushchenko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59844">
            <text:p>59844</text:p>
          </table:table-cell>
          <table:table-cell office:value-type="string">
            <text:p>Rafiga Shabanova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40106">
            <text:p>40106</text:p>
          </table:table-cell>
          <table:table-cell office:value-type="string">
            <text:p>Halyna Zakharova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6021">
            <text:p>6021</text:p>
          </table:table-cell>
          <table:table-cell office:value-type="string">
            <text:p>Nataliya Tymoshkina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62273">
            <text:p>62273</text:p>
          </table:table-cell>
          <table:table-cell office:value-type="string">
            <text:p>Aldona Nen?nien?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40847">
            <text:p>40847</text:p>
          </table:table-cell>
          <table:table-cell office:value-type="string">
            <text:p>Lyudmila Poradnyk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61434">
            <text:p>61434</text:p>
          </table:table-cell>
          <table:table-cell office:value-type="string">
            <text:p>Lyudmila Shubina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48359">
            <text:p>48359</text:p>
          </table:table-cell>
          <table:table-cell office:value-type="string">
            <text:p>Mariya Litoshenko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7038">
            <text:p>7038</text:p>
          </table:table-cell>
          <table:table-cell office:value-type="string">
            <text:p>Larysa Karlova</text:p>
          </table:table-cell>
          <table:table-cell table:number-columns-repeated="1021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37343">
            <text:p>37343</text:p>
          </table:table-cell>
          <table:table-cell office:value-type="string">
            <text:p>Nina Lobov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22179">
            <text:p>22179</text:p>
          </table:table-cell>
          <table:table-cell office:value-type="string">
            <text:p>Rafael Pereira da Silv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43613">
            <text:p>43613</text:p>
          </table:table-cell>
          <table:table-cell office:value-type="string">
            <text:p>Gabriel Vasconcellos Ferreir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17998">
            <text:p>17998</text:p>
          </table:table-cell>
          <table:table-cell office:value-type="string">
            <text:p>Bruno Uvini Bortolanç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57763">
            <text:p>57763</text:p>
          </table:table-cell>
          <table:table-cell office:value-type="string">
            <text:p>Leandro Damião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21926">
            <text:p>21926</text:p>
          </table:table-cell>
          <table:table-cell office:value-type="string">
            <text:p>Alex Sandro Lobo Silv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51736">
            <text:p>51736</text:p>
          </table:table-cell>
          <table:table-cell office:value-type="string">
            <text:p>Marcelo Vieir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40421">
            <text:p>40421</text:p>
          </table:table-cell>
          <table:table-cell office:value-type="string">
            <text:p>Oscar dos Santos Emboaba Junior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51870">
            <text:p>51870</text:p>
          </table:table-cell>
          <table:table-cell office:value-type="string">
            <text:p>Norberto Murara Neto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63397">
            <text:p>63397</text:p>
          </table:table-cell>
          <table:table-cell office:value-type="string">
            <text:p>Neymar da Silv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24219">
            <text:p>24219</text:p>
          </table:table-cell>
          <table:table-cell office:value-type="string">
            <text:p>Danilo Luiz da Silv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64770">
            <text:p>64770</text:p>
          </table:table-cell>
          <table:table-cell office:value-type="string">
            <text:p>Thiago Emiliano da Silv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60117">
            <text:p>60117</text:p>
          </table:table-cell>
          <table:table-cell office:value-type="string">
            <text:p>Lucas Rodrigues Moura da Silv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40480">
            <text:p>40480</text:p>
          </table:table-cell>
          <table:table-cell office:value-type="string">
            <text:p>Juan Guilherme Nunes Jesus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11634">
            <text:p>11634</text:p>
          </table:table-cell>
          <table:table-cell office:value-type="string">
            <text:p>Alexandre Rodrigues da Silv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46299">
            <text:p>46299</text:p>
          </table:table-cell>
          <table:table-cell office:value-type="string">
            <text:p>Paulo Henrique Chagas de Lim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62626">
            <text:p>62626</text:p>
          </table:table-cell>
          <table:table-cell office:value-type="string">
            <text:p>Givanildo Vieira de Souza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12563">
            <text:p>12563</text:p>
          </table:table-cell>
          <table:table-cell office:value-type="string">
            <text:p>Sandro Ranieri Guimarães Cordeiro</text:p>
          </table:table-cell>
          <table:table-cell table:number-columns-repeated="102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60119">
            <text:p>60119</text:p>
          </table:table-cell>
          <table:table-cell office:value-type="string">
            <text:p>Rômulo Borges Monteiro</text:p>
          </table:table-cell>
          <table:table-cell table:number-columns-repeated="1021"/>
        </table:table-row>
        <table:table-row table:style-name="ro2">
          <table:table-cell office:value-type="float" office:value="3345">
            <text:p>3345</text:p>
          </table:table-cell>
          <table:table-cell office:value-type="float" office:value="16559">
            <text:p>16559</text:p>
          </table:table-cell>
          <table:table-cell office:value-type="string">
            <text:p>Jessica Hardy</text:p>
          </table:table-cell>
          <table:table-cell table:number-columns-repeated="1021"/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59610">
            <text:p>59610</text:p>
          </table:table-cell>
          <table:table-cell office:value-type="string">
            <text:p>Amanda Weir</text:p>
          </table:table-cell>
          <table:table-cell table:number-columns-repeated="1021"/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55643">
            <text:p>55643</text:p>
          </table:table-cell>
          <table:table-cell office:value-type="string">
            <text:p>Lia Neal</text:p>
          </table:table-cell>
          <table:table-cell table:number-columns-repeated="1021"/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10308">
            <text:p>10308</text:p>
          </table:table-cell>
          <table:table-cell office:value-type="string">
            <text:p>Allison Schmitt</text:p>
          </table:table-cell>
          <table:table-cell table:number-columns-repeated="1021"/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15917">
            <text:p>15917</text:p>
          </table:table-cell>
          <table:table-cell office:value-type="string">
            <text:p>Allison Schmitt</text:p>
          </table:table-cell>
          <table:table-cell table:number-columns-repeated="1021"/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27676">
            <text:p>27676</text:p>
          </table:table-cell>
          <table:table-cell office:value-type="string">
            <text:p>Natalie Coughlin</text:p>
          </table:table-cell>
          <table:table-cell table:number-columns-repeated="1021"/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66331">
            <text:p>66331</text:p>
          </table:table-cell>
          <table:table-cell office:value-type="string">
            <text:p>Missy Franklin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22540">
            <text:p>22540</text:p>
          </table:table-cell>
          <table:table-cell office:value-type="string">
            <text:p>Saija Sirvio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9901">
            <text:p>39901</text:p>
          </table:table-cell>
          <table:table-cell office:value-type="string">
            <text:p>Venla Hovi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66372">
            <text:p>66372</text:p>
          </table:table-cell>
          <table:table-cell office:value-type="string">
            <text:p>Linda Välimäki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53881">
            <text:p>53881</text:p>
          </table:table-cell>
          <table:table-cell office:value-type="string">
            <text:p>Saara Tuominen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9093">
            <text:p>19093</text:p>
          </table:table-cell>
          <table:table-cell office:value-type="string">
            <text:p>Emma Laaksonen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9312">
            <text:p>9312</text:p>
          </table:table-cell>
          <table:table-cell office:value-type="string">
            <text:p>Jenni Hiirikoski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6193">
            <text:p>16193</text:p>
          </table:table-cell>
          <table:table-cell office:value-type="string">
            <text:p>Karoliina Rantamäki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47312">
            <text:p>47312</text:p>
          </table:table-cell>
          <table:table-cell office:value-type="string">
            <text:p>Annina Rajahuhta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47115">
            <text:p>47115</text:p>
          </table:table-cell>
          <table:table-cell office:value-type="string">
            <text:p>Mariia Posa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371">
            <text:p>1371</text:p>
          </table:table-cell>
          <table:table-cell office:value-type="string">
            <text:p>Minnamari Tuominen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8931">
            <text:p>38931</text:p>
          </table:table-cell>
          <table:table-cell office:value-type="string">
            <text:p>Michelle Karvinen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52413">
            <text:p>52413</text:p>
          </table:table-cell>
          <table:table-cell office:value-type="string">
            <text:p>Anna Anhatalo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7613">
            <text:p>37613</text:p>
          </table:table-cell>
          <table:table-cell office:value-type="string">
            <text:p>Mira Kuisma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29106">
            <text:p>29106</text:p>
          </table:table-cell>
          <table:table-cell office:value-type="string">
            <text:p>Nina Tikkinen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0074">
            <text:p>30074</text:p>
          </table:table-cell>
          <table:table-cell office:value-type="string">
            <text:p>Noora Raty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52366">
            <text:p>52366</text:p>
          </table:table-cell>
          <table:table-cell office:value-type="string">
            <text:p>Anne Helin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4212">
            <text:p>14212</text:p>
          </table:table-cell>
          <table:table-cell office:value-type="string">
            <text:p>Marjo Voutilainen</text:p>
          </table:table-cell>
          <table:table-cell table:number-columns-repeated="1021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6494">
            <text:p>36494</text:p>
          </table:table-cell>
          <table:table-cell office:value-type="string">
            <text:p>Heidi Pelttari</text:p>
          </table:table-cell>
          <table:table-cell table:number-columns-repeated="1021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37619">
            <text:p>37619</text:p>
          </table:table-cell>
          <table:table-cell office:value-type="string">
            <text:p>Yosenki García</text:p>
          </table:table-cell>
          <table:table-cell table:number-columns-repeated="1021"/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39485">
            <text:p>39485</text:p>
          </table:table-cell>
          <table:table-cell office:value-type="string">
            <text:p>Nicolas Vives</text:p>
          </table:table-cell>
          <table:table-cell table:number-columns-repeated="1021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53538">
            <text:p>53538</text:p>
          </table:table-cell>
          <table:table-cell office:value-type="string">
            <text:p>Ihosvany Hernández</text:p>
          </table:table-cell>
          <table:table-cell table:number-columns-repeated="1021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18688">
            <text:p>18688</text:p>
          </table:table-cell>
          <table:table-cell office:value-type="string">
            <text:p>Osvaldo Hernández</text:p>
          </table:table-cell>
          <table:table-cell table:number-columns-repeated="1021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48279">
            <text:p>48279</text:p>
          </table:table-cell>
          <table:table-cell office:value-type="string">
            <text:p>Ramón Gato</text:p>
          </table:table-cell>
          <table:table-cell table:number-columns-repeated="1021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46113">
            <text:p>46113</text:p>
          </table:table-cell>
          <table:table-cell office:value-type="string">
            <text:p>Alexei Argilagos</text:p>
          </table:table-cell>
          <table:table-cell table:number-columns-repeated="1021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27631">
            <text:p>27631</text:p>
          </table:table-cell>
          <table:table-cell office:value-type="string">
            <text:p>Alain Roca</text:p>
          </table:table-cell>
          <table:table-cell table:number-columns-repeated="1021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35741">
            <text:p>35741</text:p>
          </table:table-cell>
          <table:table-cell office:value-type="string">
            <text:p>Iván Ruíz</text:p>
          </table:table-cell>
          <table:table-cell table:number-columns-repeated="1021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19699">
            <text:p>19699</text:p>
          </table:table-cell>
          <table:table-cell office:value-type="string">
            <text:p>Pavel Pimienta</text:p>
          </table:table-cell>
          <table:table-cell table:number-columns-repeated="1021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43697">
            <text:p>43697</text:p>
          </table:table-cell>
          <table:table-cell office:value-type="string">
            <text:p>Angel Dennis</text:p>
          </table:table-cell>
          <table:table-cell table:number-columns-repeated="1021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4045">
            <text:p>4045</text:p>
          </table:table-cell>
          <table:table-cell office:value-type="string">
            <text:p>Raúl Diago</text:p>
          </table:table-cell>
          <table:table-cell table:number-columns-repeated="1021"/>
        </table:table-row>
        <table:table-row table:style-name="ro1">
          <table:table-cell office:value-type="float" office:value="3361">
            <text:p>3361</text:p>
          </table:table-cell>
          <table:table-cell office:value-type="float" office:value="44151">
            <text:p>44151</text:p>
          </table:table-cell>
          <table:table-cell office:value-type="string">
            <text:p>Ulrike Schmidt</text:p>
          </table:table-cell>
          <table:table-cell table:number-columns-repeated="1021"/>
        </table:table-row>
        <table:table-row table:style-name="ro1">
          <table:table-cell office:value-type="float" office:value="3361">
            <text:p>3361</text:p>
          </table:table-cell>
          <table:table-cell office:value-type="float" office:value="18628">
            <text:p>18628</text:p>
          </table:table-cell>
          <table:table-cell office:value-type="string">
            <text:p>Gudi Staub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55321">
            <text:p>55321</text:p>
          </table:table-cell>
          <table:table-cell office:value-type="string">
            <text:p>Judith Sylvester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5917">
            <text:p>5917</text:p>
          </table:table-cell>
          <table:table-cell office:value-type="string">
            <text:p>Kathy Radzuweit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15912">
            <text:p>15912</text:p>
          </table:table-cell>
          <table:table-cell office:value-type="string">
            <text:p>Tanja Hart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38268">
            <text:p>38268</text:p>
          </table:table-cell>
          <table:table-cell office:value-type="string">
            <text:p>Kerstin Tzscherlich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49549">
            <text:p>49549</text:p>
          </table:table-cell>
          <table:table-cell office:value-type="string">
            <text:p>Christiane Fürst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30307">
            <text:p>30307</text:p>
          </table:table-cell>
          <table:table-cell office:value-type="string">
            <text:p>Christina Benecke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66760">
            <text:p>66760</text:p>
          </table:table-cell>
          <table:table-cell office:value-type="string">
            <text:p>Angelina Grün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4752">
            <text:p>4752</text:p>
          </table:table-cell>
          <table:table-cell office:value-type="string">
            <text:p>Atika Bouagaa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10305">
            <text:p>10305</text:p>
          </table:table-cell>
          <table:table-cell office:value-type="string">
            <text:p>Birgit Thumm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28271">
            <text:p>28271</text:p>
          </table:table-cell>
          <table:table-cell office:value-type="string">
            <text:p>Julia Schlecht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35746">
            <text:p>35746</text:p>
          </table:table-cell>
          <table:table-cell office:value-type="string">
            <text:p>Cornelia Dumler</text:p>
          </table:table-cell>
          <table:table-cell table:number-columns-repeated="1021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19157">
            <text:p>19157</text:p>
          </table:table-cell>
          <table:table-cell office:value-type="string">
            <text:p>Olessya Kulakova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57551">
            <text:p>57551</text:p>
          </table:table-cell>
          <table:table-cell office:value-type="string">
            <text:p>Andrea Giani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5984">
            <text:p>5984</text:p>
          </table:table-cell>
          <table:table-cell office:value-type="string">
            <text:p>Andrea Sartoretti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3338">
            <text:p>3338</text:p>
          </table:table-cell>
          <table:table-cell office:value-type="string">
            <text:p>Marco Meoni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64754">
            <text:p>64754</text:p>
          </table:table-cell>
          <table:table-cell office:value-type="string">
            <text:p>Luigi Mastrangelo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33740">
            <text:p>33740</text:p>
          </table:table-cell>
          <table:table-cell office:value-type="string">
            <text:p>Marco Bracci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29970">
            <text:p>29970</text:p>
          </table:table-cell>
          <table:table-cell office:value-type="string">
            <text:p>Samuele Papi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4318">
            <text:p>4318</text:p>
          </table:table-cell>
          <table:table-cell office:value-type="string">
            <text:p>Alessandro Fei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3814">
            <text:p>3814</text:p>
          </table:table-cell>
          <table:table-cell office:value-type="string">
            <text:p>Simone Rosalba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57762">
            <text:p>57762</text:p>
          </table:table-cell>
          <table:table-cell office:value-type="string">
            <text:p>Andrea Gardini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44776">
            <text:p>44776</text:p>
          </table:table-cell>
          <table:table-cell office:value-type="string">
            <text:p>Paolo Tofoli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35990">
            <text:p>35990</text:p>
          </table:table-cell>
          <table:table-cell office:value-type="string">
            <text:p>Pasquale Gravina</text:p>
          </table:table-cell>
          <table:table-cell table:number-columns-repeated="1021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52111">
            <text:p>52111</text:p>
          </table:table-cell>
          <table:table-cell office:value-type="string">
            <text:p>Mirko Corsano</text:p>
          </table:table-cell>
          <table:table-cell table:number-columns-repeated="1021"/>
        </table:table-row>
        <table:table-row table:style-name="ro1">
          <table:table-cell office:value-type="float" office:value="3364">
            <text:p>3364</text:p>
          </table:table-cell>
          <table:table-cell office:value-type="float" office:value="57748">
            <text:p>57748</text:p>
          </table:table-cell>
          <table:table-cell office:value-type="string">
            <text:p>Tian Jia</text:p>
          </table:table-cell>
          <table:table-cell table:number-columns-repeated="1021"/>
        </table:table-row>
        <table:table-row table:style-name="ro1">
          <table:table-cell office:value-type="float" office:value="3364">
            <text:p>3364</text:p>
          </table:table-cell>
          <table:table-cell office:value-type="float" office:value="47134">
            <text:p>47134</text:p>
          </table:table-cell>
          <table:table-cell office:value-type="string">
            <text:p>Jingkun Zhang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10256">
            <text:p>10256</text:p>
          </table:table-cell>
          <table:table-cell office:value-type="string">
            <text:p>Juana Saviñon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6481">
            <text:p>6481</text:p>
          </table:table-cell>
          <table:table-cell office:value-type="string">
            <text:p>Francia Jackson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47982">
            <text:p>47982</text:p>
          </table:table-cell>
          <table:table-cell office:value-type="string">
            <text:p>Yudelkys Bautista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8396">
            <text:p>8396</text:p>
          </table:table-cell>
          <table:table-cell office:value-type="string">
            <text:p>Cosiri Rodriguez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57022">
            <text:p>57022</text:p>
          </table:table-cell>
          <table:table-cell office:value-type="string">
            <text:p>Alexandra Caso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18813">
            <text:p>18813</text:p>
          </table:table-cell>
          <table:table-cell office:value-type="string">
            <text:p>Juana Miguelina Gonzalez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63902">
            <text:p>63902</text:p>
          </table:table-cell>
          <table:table-cell office:value-type="string">
            <text:p>Sofia Mercedes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55443">
            <text:p>55443</text:p>
          </table:table-cell>
          <table:table-cell office:value-type="string">
            <text:p>Milagros Cabral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3980">
            <text:p>3980</text:p>
          </table:table-cell>
          <table:table-cell office:value-type="string">
            <text:p>Annerys Vargas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59105">
            <text:p>59105</text:p>
          </table:table-cell>
          <table:table-cell office:value-type="string">
            <text:p>Prisilla Rivera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58473">
            <text:p>58473</text:p>
          </table:table-cell>
          <table:table-cell office:value-type="string">
            <text:p>Kenya Moreta</text:p>
          </table:table-cell>
          <table:table-cell table:number-columns-repeated="1021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17936">
            <text:p>17936</text:p>
          </table:table-cell>
          <table:table-cell office:value-type="string">
            <text:p>Evelyn Carrera</text:p>
          </table:table-cell>
          <table:table-cell table:number-columns-repeated="1021"/>
        </table:table-row>
        <table:table-row table:style-name="ro1">
          <table:table-cell office:value-type="float" office:value="3387">
            <text:p>3387</text:p>
          </table:table-cell>
          <table:table-cell office:value-type="float" office:value="57379">
            <text:p>57379</text:p>
          </table:table-cell>
          <table:table-cell office:value-type="string">
            <text:p>Laura Bruschini</text:p>
          </table:table-cell>
          <table:table-cell table:number-columns-repeated="1021"/>
        </table:table-row>
        <table:table-row table:style-name="ro1">
          <table:table-cell office:value-type="float" office:value="3387">
            <text:p>3387</text:p>
          </table:table-cell>
          <table:table-cell office:value-type="float" office:value="35711">
            <text:p>35711</text:p>
          </table:table-cell>
          <table:table-cell office:value-type="string">
            <text:p>Annamaria Solazzi</text:p>
          </table:table-cell>
          <table:table-cell table:number-columns-repeated="1021"/>
        </table:table-row>
        <table:table-row table:style-name="ro1">
          <table:table-cell office:value-type="float" office:value="3389">
            <text:p>3389</text:p>
          </table:table-cell>
          <table:table-cell office:value-type="float" office:value="4759">
            <text:p>4759</text:p>
          </table:table-cell>
          <table:table-cell office:value-type="string">
            <text:p>Daniel Liam Parsons</text:p>
          </table:table-cell>
          <table:table-cell table:number-columns-repeated="1021"/>
        </table:table-row>
        <table:table-row table:style-name="ro1">
          <table:table-cell office:value-type="float" office:value="3389">
            <text:p>3389</text:p>
          </table:table-cell>
          <table:table-cell office:value-type="float" office:value="17738">
            <text:p>17738</text:p>
          </table:table-cell>
          <table:table-cell office:value-type="string">
            <text:p>Jon Beare</text:p>
          </table:table-cell>
          <table:table-cell table:number-columns-repeated="1021"/>
        </table:table-row>
        <table:table-row table:style-name="ro1">
          <table:table-cell office:value-type="float" office:value="3389">
            <text:p>3389</text:p>
          </table:table-cell>
          <table:table-cell office:value-type="float" office:value="58365">
            <text:p>58365</text:p>
          </table:table-cell>
          <table:table-cell office:value-type="string">
            <text:p>Iain Brambell</text:p>
          </table:table-cell>
          <table:table-cell table:number-columns-repeated="1021"/>
        </table:table-row>
        <table:table-row table:style-name="ro1">
          <table:table-cell office:value-type="float" office:value="3389">
            <text:p>3389</text:p>
          </table:table-cell>
          <table:table-cell office:value-type="float" office:value="43154">
            <text:p>43154</text:p>
          </table:table-cell>
          <table:table-cell office:value-type="string">
            <text:p>Mike Lewis</text:p>
          </table:table-cell>
          <table:table-cell table:number-columns-repeated="1021"/>
        </table:table-row>
        <table:table-row table:style-name="ro1">
          <table:table-cell office:value-type="float" office:value="3389">
            <text:p>3389</text:p>
          </table:table-cell>
          <table:table-cell office:value-type="float" office:value="60333">
            <text:p>60333</text:p>
          </table:table-cell>
          <table:table-cell office:value-type="string">
            <text:p>Mike Lewis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45045">
            <text:p>45045</text:p>
          </table:table-cell>
          <table:table-cell office:value-type="string">
            <text:p>Jocelyne Lamoureux</text:p>
          </table:table-cell>
          <table:table-cell table:number-columns-repeated="1021"/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35594">
            <text:p>35594</text:p>
          </table:table-cell>
          <table:table-cell office:value-type="string">
            <text:p>Julie Chu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7933">
            <text:p>7933</text:p>
          </table:table-cell>
          <table:table-cell office:value-type="string">
            <text:p>Jinelle Zaugg-Siergiej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35565">
            <text:p>35565</text:p>
          </table:table-cell>
          <table:table-cell office:value-type="string">
            <text:p>Natalie Darwitz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36541">
            <text:p>36541</text:p>
          </table:table-cell>
          <table:table-cell office:value-type="string">
            <text:p>Kerry Weiland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7956">
            <text:p>7956</text:p>
          </table:table-cell>
          <table:table-cell office:value-type="string">
            <text:p>Molly Schaus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4589">
            <text:p>4589</text:p>
          </table:table-cell>
          <table:table-cell office:value-type="string">
            <text:p>Karen Thatcher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38796">
            <text:p>38796</text:p>
          </table:table-cell>
          <table:table-cell office:value-type="string">
            <text:p>Jessie Vetter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60720">
            <text:p>60720</text:p>
          </table:table-cell>
          <table:table-cell office:value-type="string">
            <text:p>Molly Engstrom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38803">
            <text:p>38803</text:p>
          </table:table-cell>
          <table:table-cell office:value-type="string">
            <text:p>Brianne McLaughlin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1548">
            <text:p>1548</text:p>
          </table:table-cell>
          <table:table-cell office:value-type="string">
            <text:p>Gigi Marvin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46007">
            <text:p>46007</text:p>
          </table:table-cell>
          <table:table-cell office:value-type="string">
            <text:p>Jenny Potter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10423">
            <text:p>10423</text:p>
          </table:table-cell>
          <table:table-cell office:value-type="string">
            <text:p>Kacey Bellamy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3085">
            <text:p>3085</text:p>
          </table:table-cell>
          <table:table-cell office:value-type="string">
            <text:p>Meghan Duggan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50438">
            <text:p>50438</text:p>
          </table:table-cell>
          <table:table-cell office:value-type="string">
            <text:p>Erika Lawler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2372">
            <text:p>2372</text:p>
          </table:table-cell>
          <table:table-cell office:value-type="string">
            <text:p>Hilary Knight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26396">
            <text:p>26396</text:p>
          </table:table-cell>
          <table:table-cell office:value-type="string">
            <text:p>Monique Lamoureux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24220">
            <text:p>24220</text:p>
          </table:table-cell>
          <table:table-cell office:value-type="string">
            <text:p>Caitlin Cahow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59008">
            <text:p>59008</text:p>
          </table:table-cell>
          <table:table-cell office:value-type="string">
            <text:p>Kelli Stack</text:p>
          </table:table-cell>
          <table:table-cell table:number-columns-repeated="1021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44904">
            <text:p>44904</text:p>
          </table:table-cell>
          <table:table-cell office:value-type="string">
            <text:p>Angela Ruggiero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46215">
            <text:p>46215</text:p>
          </table:table-cell>
          <table:table-cell office:value-type="string">
            <text:p>Mikko Koivu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43561">
            <text:p>43561</text:p>
          </table:table-cell>
          <table:table-cell office:value-type="string">
            <text:p>Petteri Nummeli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66352">
            <text:p>66352</text:p>
          </table:table-cell>
          <table:table-cell office:value-type="string">
            <text:p>Antti-Jussi Niemi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51203">
            <text:p>51203</text:p>
          </table:table-cell>
          <table:table-cell office:value-type="string">
            <text:p>Olli Jokine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46573">
            <text:p>46573</text:p>
          </table:table-cell>
          <table:table-cell office:value-type="string">
            <text:p>Niko Kapane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42783">
            <text:p>42783</text:p>
          </table:table-cell>
          <table:table-cell office:value-type="string">
            <text:p>Niklas Hagma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39545">
            <text:p>39545</text:p>
          </table:table-cell>
          <table:table-cell office:value-type="string">
            <text:p>Ville Niemine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24300">
            <text:p>24300</text:p>
          </table:table-cell>
          <table:table-cell office:value-type="string">
            <text:p>Jarkko Ruutu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37853">
            <text:p>37853</text:p>
          </table:table-cell>
          <table:table-cell office:value-type="string">
            <text:p>Teppo Nummine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55814">
            <text:p>55814</text:p>
          </table:table-cell>
          <table:table-cell office:value-type="string">
            <text:p>Jere Lehtine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23133">
            <text:p>23133</text:p>
          </table:table-cell>
          <table:table-cell office:value-type="string">
            <text:p>Jukka Hentune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65916">
            <text:p>65916</text:p>
          </table:table-cell>
          <table:table-cell office:value-type="string">
            <text:p>Aki Berg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51691">
            <text:p>51691</text:p>
          </table:table-cell>
          <table:table-cell office:value-type="string">
            <text:p>Jussi Jokine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64303">
            <text:p>64303</text:p>
          </table:table-cell>
          <table:table-cell office:value-type="string">
            <text:p>Saku Koivu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52314">
            <text:p>52314</text:p>
          </table:table-cell>
          <table:table-cell office:value-type="string">
            <text:p>Sami Salo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17894">
            <text:p>17894</text:p>
          </table:table-cell>
          <table:table-cell office:value-type="string">
            <text:p>Kimmo Timone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66316">
            <text:p>66316</text:p>
          </table:table-cell>
          <table:table-cell office:value-type="string">
            <text:p>Lasse Kukkone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47070">
            <text:p>47070</text:p>
          </table:table-cell>
          <table:table-cell office:value-type="string">
            <text:p>Toni Lydman</text:p>
          </table:table-cell>
          <table:table-cell table:number-columns-repeated="1021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50433">
            <text:p>50433</text:p>
          </table:table-cell>
          <table:table-cell office:value-type="string">
            <text:p>Antti Laaksonen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66373">
            <text:p>66373</text:p>
          </table:table-cell>
          <table:table-cell office:value-type="string">
            <text:p>Nikola Grbi?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39408">
            <text:p>39408</text:p>
          </table:table-cell>
          <table:table-cell office:value-type="string">
            <text:p>Vladimir Batez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45041">
            <text:p>45041</text:p>
          </table:table-cell>
          <table:table-cell office:value-type="string">
            <text:p>Veljko Petkovi?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5057">
            <text:p>5057</text:p>
          </table:table-cell>
          <table:table-cell office:value-type="string">
            <text:p>Slobodan Kova?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51179">
            <text:p>51179</text:p>
          </table:table-cell>
          <table:table-cell office:value-type="string">
            <text:p>Ivan Miljkovi?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6799">
            <text:p>6799</text:p>
          </table:table-cell>
          <table:table-cell office:value-type="string">
            <text:p>Vladimir Grbi?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45711">
            <text:p>45711</text:p>
          </table:table-cell>
          <table:table-cell office:value-type="string">
            <text:p>?ula Mešter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8777">
            <text:p>8777</text:p>
          </table:table-cell>
          <table:table-cell office:value-type="string">
            <text:p>Igor Vušurovi?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19590">
            <text:p>19590</text:p>
          </table:table-cell>
          <table:table-cell office:value-type="string">
            <text:p>Slobodan Boškan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19035">
            <text:p>19035</text:p>
          </table:table-cell>
          <table:table-cell office:value-type="string">
            <text:p>Vasa Miji?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60587">
            <text:p>60587</text:p>
          </table:table-cell>
          <table:table-cell office:value-type="string">
            <text:p>Andrija Geri?</text:p>
          </table:table-cell>
          <table:table-cell table:number-columns-repeated="1021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9407">
            <text:p>9407</text:p>
          </table:table-cell>
          <table:table-cell office:value-type="string">
            <text:p>Goran Vujevi?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55286">
            <text:p>55286</text:p>
          </table:table-cell>
          <table:table-cell office:value-type="string">
            <text:p>Bea Daly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12877">
            <text:p>12877</text:p>
          </table:table-cell>
          <table:table-cell office:value-type="string">
            <text:p>Renae Maycock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15046">
            <text:p>15046</text:p>
          </table:table-cell>
          <table:table-cell office:value-type="string">
            <text:p>Louise Bawden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36403">
            <text:p>36403</text:p>
          </table:table-cell>
          <table:table-cell office:value-type="string">
            <text:p>Selina Scoble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23822">
            <text:p>23822</text:p>
          </table:table-cell>
          <table:table-cell office:value-type="string">
            <text:p>Angela Clarke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2364">
            <text:p>2364</text:p>
          </table:table-cell>
          <table:table-cell office:value-type="string">
            <text:p>Rachel White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16249">
            <text:p>16249</text:p>
          </table:table-cell>
          <table:table-cell office:value-type="string">
            <text:p>Priscilla Ruddle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54375">
            <text:p>54375</text:p>
          </table:table-cell>
          <table:table-cell office:value-type="string">
            <text:p>Majella Brown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14965">
            <text:p>14965</text:p>
          </table:table-cell>
          <table:table-cell office:value-type="string">
            <text:p>Sandi Bowen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60488">
            <text:p>60488</text:p>
          </table:table-cell>
          <table:table-cell office:value-type="string">
            <text:p>Tamsin Hinchley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20971">
            <text:p>20971</text:p>
          </table:table-cell>
          <table:table-cell office:value-type="string">
            <text:p>Christie Mokotupu</text:p>
          </table:table-cell>
          <table:table-cell table:number-columns-repeated="1021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46486">
            <text:p>46486</text:p>
          </table:table-cell>
          <table:table-cell office:value-type="string">
            <text:p>Liz Brett</text:p>
          </table:table-cell>
          <table:table-cell table:number-columns-repeated="1021"/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46484">
            <text:p>46484</text:p>
          </table:table-cell>
          <table:table-cell office:value-type="string">
            <text:p>Petia Yanchulova</text:p>
          </table:table-cell>
          <table:table-cell table:number-columns-repeated="1021"/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5622">
            <text:p>5622</text:p>
          </table:table-cell>
          <table:table-cell office:value-type="string">
            <text:p>Tzvetelina Yanchulova</text:p>
          </table:table-cell>
          <table:table-cell table:number-columns-repeated="1021"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56971">
            <text:p>56971</text:p>
          </table:table-cell>
          <table:table-cell office:value-type="string">
            <text:p>Cate Campbell</text:p>
          </table:table-cell>
          <table:table-cell table:number-columns-repeated="1021"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20975">
            <text:p>20975</text:p>
          </table:table-cell>
          <table:table-cell office:value-type="string">
            <text:p>Yolane Kukla</text:p>
          </table:table-cell>
          <table:table-cell table:number-columns-repeated="1021"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31843">
            <text:p>31843</text:p>
          </table:table-cell>
          <table:table-cell office:value-type="string">
            <text:p>Alicia Coutts</text:p>
          </table:table-cell>
          <table:table-cell table:number-columns-repeated="1021"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7379">
            <text:p>7379</text:p>
          </table:table-cell>
          <table:table-cell office:value-type="string">
            <text:p>Melanie Schlanger</text:p>
          </table:table-cell>
          <table:table-cell table:number-columns-repeated="1021"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64644">
            <text:p>64644</text:p>
          </table:table-cell>
          <table:table-cell office:value-type="string">
            <text:p>Libby Lenton</text:p>
          </table:table-cell>
          <table:table-cell table:number-columns-repeated="1021"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56814">
            <text:p>56814</text:p>
          </table:table-cell>
          <table:table-cell office:value-type="string">
            <text:p>Brittany Elmslie</text:p>
          </table:table-cell>
          <table:table-cell table:number-columns-repeated="1021"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6001">
            <text:p>6001</text:p>
          </table:table-cell>
          <table:table-cell office:value-type="string">
            <text:p>Emily Seebohm</text:p>
          </table:table-cell>
          <table:table-cell table:number-columns-repeated="1021"/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61027">
            <text:p>61027</text:p>
          </table:table-cell>
          <table:table-cell office:value-type="string">
            <text:p>Danja Müsch</text:p>
          </table:table-cell>
          <table:table-cell table:number-columns-repeated="1021"/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56333">
            <text:p>56333</text:p>
          </table:table-cell>
          <table:table-cell office:value-type="string">
            <text:p>Maike Friedrichsen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39416">
            <text:p>39416</text:p>
          </table:table-cell>
          <table:table-cell office:value-type="string">
            <text:p>Maria Gkaragkouni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42605">
            <text:p>42605</text:p>
          </table:table-cell>
          <table:table-cell office:value-type="string">
            <text:p>Eleni Kiosi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12829">
            <text:p>12829</text:p>
          </table:table-cell>
          <table:table-cell office:value-type="string">
            <text:p>Rouxantra-Kon Ntoumitreskou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36524">
            <text:p>36524</text:p>
          </table:table-cell>
          <table:table-cell office:value-type="string">
            <text:p>Ioanna Vlachou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30305">
            <text:p>30305</text:p>
          </table:table-cell>
          <table:table-cell office:value-type="string">
            <text:p>Eleftheria Chatzinikou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48268">
            <text:p>48268</text:p>
          </table:table-cell>
          <table:table-cell office:value-type="string">
            <text:p>Charikleia Sakkoula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53541">
            <text:p>53541</text:p>
          </table:table-cell>
          <table:table-cell office:value-type="string">
            <text:p>Georgia Tzanakaki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48262">
            <text:p>48262</text:p>
          </table:table-cell>
          <table:table-cell office:value-type="string">
            <text:p>Sofia Iordanidou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37559">
            <text:p>37559</text:p>
          </table:table-cell>
          <table:table-cell office:value-type="string">
            <text:p>Eleni Memetzi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44958">
            <text:p>44958</text:p>
          </table:table-cell>
          <table:table-cell office:value-type="string">
            <text:p>Niki Gkaragkouni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28325">
            <text:p>28325</text:p>
          </table:table-cell>
          <table:table-cell office:value-type="string">
            <text:p>Zanna Proniadou</text:p>
          </table:table-cell>
          <table:table-cell table:number-columns-repeated="1021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32906">
            <text:p>32906</text:p>
          </table:table-cell>
          <table:table-cell office:value-type="string">
            <text:p>Vasiliki Papazoglou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53614">
            <text:p>53614</text:p>
          </table:table-cell>
          <table:table-cell office:value-type="string">
            <text:p>Anja-Nadin Pietrek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28329">
            <text:p>28329</text:p>
          </table:table-cell>
          <table:table-cell office:value-type="string">
            <text:p>Christina Schultz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15755">
            <text:p>15755</text:p>
          </table:table-cell>
          <table:table-cell office:value-type="string">
            <text:p>Judith Flemig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30307">
            <text:p>30307</text:p>
          </table:table-cell>
          <table:table-cell office:value-type="string">
            <text:p>Christina Benecke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15912">
            <text:p>15912</text:p>
          </table:table-cell>
          <table:table-cell office:value-type="string">
            <text:p>Tanja Hart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55321">
            <text:p>55321</text:p>
          </table:table-cell>
          <table:table-cell office:value-type="string">
            <text:p>Judith Sylvester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66760">
            <text:p>66760</text:p>
          </table:table-cell>
          <table:table-cell office:value-type="string">
            <text:p>Angelina Grün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39247">
            <text:p>39247</text:p>
          </table:table-cell>
          <table:table-cell office:value-type="string">
            <text:p>Sylvia Roll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19587">
            <text:p>19587</text:p>
          </table:table-cell>
          <table:table-cell office:value-type="string">
            <text:p>Susanne Lahme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7967">
            <text:p>7967</text:p>
          </table:table-cell>
          <table:table-cell office:value-type="string">
            <text:p>Beatrice Doemeland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38268">
            <text:p>38268</text:p>
          </table:table-cell>
          <table:table-cell office:value-type="string">
            <text:p>Kerstin Tzscherlich</text:p>
          </table:table-cell>
          <table:table-cell table:number-columns-repeated="102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23115">
            <text:p>23115</text:p>
          </table:table-cell>
          <table:table-cell office:value-type="string">
            <text:p>Hanka Pachale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59799">
            <text:p>59799</text:p>
          </table:table-cell>
          <table:table-cell office:value-type="string">
            <text:p>Alexei Kazakov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36421">
            <text:p>36421</text:p>
          </table:table-cell>
          <table:table-cell office:value-type="string">
            <text:p>Ilya Savelyev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7978">
            <text:p>7978</text:p>
          </table:table-cell>
          <table:table-cell office:value-type="string">
            <text:p>Valery Goryouchev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39777">
            <text:p>39777</text:p>
          </table:table-cell>
          <table:table-cell office:value-type="string">
            <text:p>Vadim Khamuttskikh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66978">
            <text:p>66978</text:p>
          </table:table-cell>
          <table:table-cell office:value-type="string">
            <text:p>Konstantin Ushakov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4384">
            <text:p>4384</text:p>
          </table:table-cell>
          <table:table-cell office:value-type="string">
            <text:p>Igor Choulepov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56962">
            <text:p>56962</text:p>
          </table:table-cell>
          <table:table-cell office:value-type="string">
            <text:p>Roman Yakovlev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49254">
            <text:p>49254</text:p>
          </table:table-cell>
          <table:table-cell office:value-type="string">
            <text:p>Sergey Tetyukhin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8180">
            <text:p>8180</text:p>
          </table:table-cell>
          <table:table-cell office:value-type="string">
            <text:p>Aleksandr Gerasimov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55974">
            <text:p>55974</text:p>
          </table:table-cell>
          <table:table-cell office:value-type="string">
            <text:p>Aleksandr Gerasimov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14902">
            <text:p>14902</text:p>
          </table:table-cell>
          <table:table-cell office:value-type="string">
            <text:p>Rouslan Olikhver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60393">
            <text:p>60393</text:p>
          </table:table-cell>
          <table:table-cell office:value-type="string">
            <text:p>Aleksey Kuleshov</text:p>
          </table:table-cell>
          <table:table-cell table:number-columns-repeated="1021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42608">
            <text:p>42608</text:p>
          </table:table-cell>
          <table:table-cell office:value-type="string">
            <text:p>Yevgueni Mitkov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2042">
            <text:p>2042</text:p>
          </table:table-cell>
          <table:table-cell office:value-type="string">
            <text:p>Petra Wimbersky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44466">
            <text:p>44466</text:p>
          </table:table-cell>
          <table:table-cell office:value-type="string">
            <text:p>Navina Omilade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57017">
            <text:p>57017</text:p>
          </table:table-cell>
          <table:table-cell office:value-type="string">
            <text:p>Martina Müller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25078">
            <text:p>25078</text:p>
          </table:table-cell>
          <table:table-cell office:value-type="string">
            <text:p>Sonja Fuss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34031">
            <text:p>34031</text:p>
          </table:table-cell>
          <table:table-cell office:value-type="string">
            <text:p>Steffi Jones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22264">
            <text:p>22264</text:p>
          </table:table-cell>
          <table:table-cell office:value-type="string">
            <text:p>Conny Pohlers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47417">
            <text:p>47417</text:p>
          </table:table-cell>
          <table:table-cell office:value-type="string">
            <text:p>Nadine Angerer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54217">
            <text:p>54217</text:p>
          </table:table-cell>
          <table:table-cell office:value-type="string">
            <text:p>Kerstin Stegemann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1075">
            <text:p>1075</text:p>
          </table:table-cell>
          <table:table-cell office:value-type="string">
            <text:p>Kerstin Garefrekes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56922">
            <text:p>56922</text:p>
          </table:table-cell>
          <table:table-cell office:value-type="string">
            <text:p>Viola Odebrecht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46799">
            <text:p>46799</text:p>
          </table:table-cell>
          <table:table-cell office:value-type="string">
            <text:p>Birgit Prinz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51302">
            <text:p>51302</text:p>
          </table:table-cell>
          <table:table-cell office:value-type="string">
            <text:p>Ariane Hingst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33356">
            <text:p>33356</text:p>
          </table:table-cell>
          <table:table-cell office:value-type="string">
            <text:p>Isabell Bachor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19945">
            <text:p>19945</text:p>
          </table:table-cell>
          <table:table-cell office:value-type="string">
            <text:p>Sandra Minnert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22947">
            <text:p>22947</text:p>
          </table:table-cell>
          <table:table-cell office:value-type="string">
            <text:p>Sarah Günther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12669">
            <text:p>12669</text:p>
          </table:table-cell>
          <table:table-cell office:value-type="string">
            <text:p>Renate Lingor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25068">
            <text:p>25068</text:p>
          </table:table-cell>
          <table:table-cell office:value-type="string">
            <text:p>Silke Rottenberg</text:p>
          </table:table-cell>
          <table:table-cell table:number-columns-repeated="1021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33944">
            <text:p>33944</text:p>
          </table:table-cell>
          <table:table-cell office:value-type="string">
            <text:p>Pia Wunderlich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48556">
            <text:p>48556</text:p>
          </table:table-cell>
          <table:table-cell office:value-type="string">
            <text:p>Mohamed El Houseny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28315">
            <text:p>28315</text:p>
          </table:table-cell>
          <table:table-cell office:value-type="string">
            <text:p>Ashraf Abouel Hassan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13348">
            <text:p>13348</text:p>
          </table:table-cell>
          <table:table-cell office:value-type="string">
            <text:p>Sayed Khalil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39484">
            <text:p>39484</text:p>
          </table:table-cell>
          <table:table-cell office:value-type="string">
            <text:p>Hamdy El Safy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45091">
            <text:p>45091</text:p>
          </table:table-cell>
          <table:table-cell office:value-type="string">
            <text:p>Ibrahim Rashwan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2802">
            <text:p>2802</text:p>
          </table:table-cell>
          <table:table-cell office:value-type="string">
            <text:p>Hany Mouselhy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21922">
            <text:p>21922</text:p>
          </table:table-cell>
          <table:table-cell office:value-type="string">
            <text:p>Mohamed Moselhy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58337">
            <text:p>58337</text:p>
          </table:table-cell>
          <table:table-cell office:value-type="string">
            <text:p>Mahmoud Abdel Aziz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2383">
            <text:p>2383</text:p>
          </table:table-cell>
          <table:table-cell office:value-type="string">
            <text:p>Ussama Komsan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30282">
            <text:p>30282</text:p>
          </table:table-cell>
          <table:table-cell office:value-type="string">
            <text:p>Eslan Awad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12502">
            <text:p>12502</text:p>
          </table:table-cell>
          <table:table-cell office:value-type="string">
            <text:p>Nehad Shehata</text:p>
          </table:table-cell>
          <table:table-cell table:number-columns-repeated="1021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23027">
            <text:p>23027</text:p>
          </table:table-cell>
          <table:table-cell office:value-type="string">
            <text:p>Ibrahim Fathy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18491">
            <text:p>18491</text:p>
          </table:table-cell>
          <table:table-cell office:value-type="string">
            <text:p>Rosir Calderon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32094">
            <text:p>32094</text:p>
          </table:table-cell>
          <table:table-cell office:value-type="string">
            <text:p>Liana Mesa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53863">
            <text:p>53863</text:p>
          </table:table-cell>
          <table:table-cell office:value-type="string">
            <text:p>Marta Sanchez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29687">
            <text:p>29687</text:p>
          </table:table-cell>
          <table:table-cell office:value-type="string">
            <text:p>Zoila Barros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5471">
            <text:p>5471</text:p>
          </table:table-cell>
          <table:table-cell office:value-type="string">
            <text:p>Ana Fernandez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7458">
            <text:p>7458</text:p>
          </table:table-cell>
          <table:table-cell office:value-type="string">
            <text:p>Yumilka Ruiz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622">
            <text:p>622</text:p>
          </table:table-cell>
          <table:table-cell office:value-type="string">
            <text:p>Daymi Ramirez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55838">
            <text:p>55838</text:p>
          </table:table-cell>
          <table:table-cell office:value-type="string">
            <text:p>Nancy Carrillo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66700">
            <text:p>66700</text:p>
          </table:table-cell>
          <table:table-cell office:value-type="string">
            <text:p>Dulce M. Tellez Palacio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14760">
            <text:p>14760</text:p>
          </table:table-cell>
          <table:table-cell office:value-type="string">
            <text:p>Maybelis Martinez Adlun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5944">
            <text:p>5944</text:p>
          </table:table-cell>
          <table:table-cell office:value-type="string">
            <text:p>Aniara Munoz Carrazana</text:p>
          </table:table-cell>
          <table:table-cell table:number-columns-repeated="1021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15820">
            <text:p>15820</text:p>
          </table:table-cell>
          <table:table-cell office:value-type="string">
            <text:p>Yahima Ortiz</text:p>
          </table:table-cell>
          <table:table-cell table:number-columns-repeated="1021"/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27908">
            <text:p>27908</text:p>
          </table:table-cell>
          <table:table-cell office:value-type="string">
            <text:p>Sizwe Ndlovu</text:p>
          </table:table-cell>
          <table:table-cell table:number-columns-repeated="1021"/>
        </table:table-row>
        <table:table-row table:style-name="ro2">
          <table:table-cell office:value-type="float" office:value="3545">
            <text:p>3545</text:p>
          </table:table-cell>
          <table:table-cell office:value-type="float" office:value="29250">
            <text:p>29250</text:p>
          </table:table-cell>
          <table:table-cell office:value-type="string">
            <text:p>James Thompson</text:p>
          </table:table-cell>
          <table:table-cell table:number-columns-repeated="1021"/>
        </table:table-row>
        <table:table-row table:style-name="ro2">
          <table:table-cell office:value-type="float" office:value="3545">
            <text:p>3545</text:p>
          </table:table-cell>
          <table:table-cell office:value-type="float" office:value="34634">
            <text:p>34634</text:p>
          </table:table-cell>
          <table:table-cell office:value-type="string">
            <text:p>James Thompson</text:p>
          </table:table-cell>
          <table:table-cell table:number-columns-repeated="1021"/>
        </table:table-row>
        <table:table-row table:style-name="ro2">
          <table:table-cell office:value-type="float" office:value="3545">
            <text:p>3545</text:p>
          </table:table-cell>
          <table:table-cell office:value-type="float" office:value="52690">
            <text:p>52690</text:p>
          </table:table-cell>
          <table:table-cell office:value-type="string">
            <text:p>James Thompson</text:p>
          </table:table-cell>
          <table:table-cell table:number-columns-repeated="1021"/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61930">
            <text:p>61930</text:p>
          </table:table-cell>
          <table:table-cell office:value-type="string">
            <text:p>Matthew Brittain</text:p>
          </table:table-cell>
          <table:table-cell table:number-columns-repeated="1021"/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3854">
            <text:p>3854</text:p>
          </table:table-cell>
          <table:table-cell office:value-type="string">
            <text:p>John Smith</text:p>
          </table:table-cell>
          <table:table-cell table:number-columns-repeated="1021"/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7114">
            <text:p>7114</text:p>
          </table:table-cell>
          <table:table-cell office:value-type="string">
            <text:p>John Smith</text:p>
          </table:table-cell>
          <table:table-cell table:number-columns-repeated="1021"/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19276">
            <text:p>19276</text:p>
          </table:table-cell>
          <table:table-cell office:value-type="string">
            <text:p>John Smith</text:p>
          </table:table-cell>
          <table:table-cell table:number-columns-repeated="1021"/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22707">
            <text:p>22707</text:p>
          </table:table-cell>
          <table:table-cell office:value-type="string">
            <text:p>John Smith</text:p>
          </table:table-cell>
          <table:table-cell table:number-columns-repeated="1021"/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24514">
            <text:p>24514</text:p>
          </table:table-cell>
          <table:table-cell office:value-type="string">
            <text:p>John Smith</text:p>
          </table:table-cell>
          <table:table-cell table:number-columns-repeated="1021"/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39300">
            <text:p>39300</text:p>
          </table:table-cell>
          <table:table-cell office:value-type="string">
            <text:p>John Smith</text:p>
          </table:table-cell>
          <table:table-cell table:number-columns-repeated="1021"/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61220">
            <text:p>61220</text:p>
          </table:table-cell>
          <table:table-cell office:value-type="string">
            <text:p>John Smith</text:p>
          </table:table-cell>
          <table:table-cell table:number-columns-repeated="1021"/>
        </table:table-row>
        <table:table-row table:style-name="ro1">
          <table:table-cell office:value-type="float" office:value="3561">
            <text:p>3561</text:p>
          </table:table-cell>
          <table:table-cell office:value-type="float" office:value="12555">
            <text:p>12555</text:p>
          </table:table-cell>
          <table:table-cell office:value-type="string">
            <text:p>Zi Xiong</text:p>
          </table:table-cell>
          <table:table-cell table:number-columns-repeated="1021"/>
        </table:table-row>
        <table:table-row table:style-name="ro1">
          <table:table-cell office:value-type="float" office:value="3561">
            <text:p>3561</text:p>
          </table:table-cell>
          <table:table-cell office:value-type="float" office:value="53858">
            <text:p>53858</text:p>
          </table:table-cell>
          <table:table-cell office:value-type="string">
            <text:p>Rong Chi</text:p>
          </table:table-cell>
          <table:table-cell table:number-columns-repeated="1021"/>
        </table:table-row>
        <table:table-row table:style-name="ro1">
          <table:table-cell office:value-type="float" office:value="3562">
            <text:p>3562</text:p>
          </table:table-cell>
          <table:table-cell office:value-type="float" office:value="56122">
            <text:p>56122</text:p>
          </table:table-cell>
          <table:table-cell office:value-type="string">
            <text:p>Steve Redgrave</text:p>
          </table:table-cell>
          <table:table-cell table:number-columns-repeated="1021"/>
        </table:table-row>
        <table:table-row table:style-name="ro1">
          <table:table-cell office:value-type="float" office:value="3562">
            <text:p>3562</text:p>
          </table:table-cell>
          <table:table-cell office:value-type="float" office:value="35518">
            <text:p>35518</text:p>
          </table:table-cell>
          <table:table-cell office:value-type="string">
            <text:p>Andy Holmes</text:p>
          </table:table-cell>
          <table:table-cell table:number-columns-repeated="1021"/>
        </table:table-row>
        <table:table-row table:style-name="ro1">
          <table:table-cell office:value-type="float" office:value="3563">
            <text:p>3563</text:p>
          </table:table-cell>
          <table:table-cell office:value-type="float" office:value="4446">
            <text:p>4446</text:p>
          </table:table-cell>
          <table:table-cell office:value-type="string">
            <text:p>Jo-Wilfried Tsonga</text:p>
          </table:table-cell>
          <table:table-cell table:number-columns-repeated="1021"/>
        </table:table-row>
        <table:table-row table:style-name="ro1">
          <table:table-cell office:value-type="float" office:value="3563">
            <text:p>3563</text:p>
          </table:table-cell>
          <table:table-cell office:value-type="float" office:value="8691">
            <text:p>8691</text:p>
          </table:table-cell>
          <table:table-cell office:value-type="string">
            <text:p>Michaël Llodra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39951">
            <text:p>39951</text:p>
          </table:table-cell>
          <table:table-cell office:value-type="string">
            <text:p>Jung Sung-ryong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6795">
            <text:p>6795</text:p>
          </table:table-cell>
          <table:table-cell office:value-type="string">
            <text:p>Kim Bo-Kyung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43594">
            <text:p>43594</text:p>
          </table:table-cell>
          <table:table-cell office:value-type="string">
            <text:p>Hwang Seok-Ho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24299">
            <text:p>24299</text:p>
          </table:table-cell>
          <table:table-cell office:value-type="string">
            <text:p>Kim Chang-Soo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33303">
            <text:p>33303</text:p>
          </table:table-cell>
          <table:table-cell office:value-type="string">
            <text:p>Oh Jae-Seok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44095">
            <text:p>44095</text:p>
          </table:table-cell>
          <table:table-cell office:value-type="string">
            <text:p>Lee Beom-Young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41383">
            <text:p>41383</text:p>
          </table:table-cell>
          <table:table-cell office:value-type="string">
            <text:p>Park Jong-Woo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15339">
            <text:p>15339</text:p>
          </table:table-cell>
          <table:table-cell office:value-type="string">
            <text:p>Kim Kee-Hee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66252">
            <text:p>66252</text:p>
          </table:table-cell>
          <table:table-cell office:value-type="string">
            <text:p>Baek Sung-Dong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47331">
            <text:p>47331</text:p>
          </table:table-cell>
          <table:table-cell office:value-type="string">
            <text:p>Ji Dong-Won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27499">
            <text:p>27499</text:p>
          </table:table-cell>
          <table:table-cell office:value-type="string">
            <text:p>Nam Tae-Hee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7329">
            <text:p>7329</text:p>
          </table:table-cell>
          <table:table-cell office:value-type="string">
            <text:p>Kim Hyun-Sung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11273">
            <text:p>11273</text:p>
          </table:table-cell>
          <table:table-cell office:value-type="string">
            <text:p>Ki Sung-yong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56015">
            <text:p>56015</text:p>
          </table:table-cell>
          <table:table-cell office:value-type="string">
            <text:p>Koo Ja-Cheol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53625">
            <text:p>53625</text:p>
          </table:table-cell>
          <table:table-cell office:value-type="string">
            <text:p>Yoon Suk-Young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7313">
            <text:p>7313</text:p>
          </table:table-cell>
          <table:table-cell office:value-type="string">
            <text:p>Kim Young-Gwon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35947">
            <text:p>35947</text:p>
          </table:table-cell>
          <table:table-cell office:value-type="string">
            <text:p>Jung Woo Young</text:p>
          </table:table-cell>
          <table:table-cell table:number-columns-repeated="1021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18620">
            <text:p>18620</text:p>
          </table:table-cell>
          <table:table-cell office:value-type="string">
            <text:p>Park Chu-Young</text:p>
          </table:table-cell>
          <table:table-cell table:number-columns-repeated="1021"/>
        </table:table-row>
        <table:table-row table:style-name="ro1">
          <table:table-cell office:value-type="float" office:value="3567">
            <text:p>3567</text:p>
          </table:table-cell>
          <table:table-cell office:value-type="float" office:value="3769">
            <text:p>3769</text:p>
          </table:table-cell>
          <table:table-cell office:value-type="string">
            <text:p>Annett Davis</text:p>
          </table:table-cell>
          <table:table-cell table:number-columns-repeated="1021"/>
        </table:table-row>
        <table:table-row table:style-name="ro1">
          <table:table-cell office:value-type="float" office:value="3567">
            <text:p>3567</text:p>
          </table:table-cell>
          <table:table-cell office:value-type="float" office:value="59373">
            <text:p>59373</text:p>
          </table:table-cell>
          <table:table-cell office:value-type="string">
            <text:p>Jenny Johnson Jordan</text:p>
          </table:table-cell>
          <table:table-cell table:number-columns-repeated="1021"/>
        </table:table-row>
        <table:table-row table:style-name="ro1">
          <table:table-cell office:value-type="float" office:value="3571">
            <text:p>3571</text:p>
          </table:table-cell>
          <table:table-cell office:value-type="float" office:value="59176">
            <text:p>59176</text:p>
          </table:table-cell>
          <table:table-cell office:value-type="string">
            <text:p>Mika Saiki</text:p>
          </table:table-cell>
          <table:table-cell table:number-columns-repeated="1021"/>
        </table:table-row>
        <table:table-row table:style-name="ro1">
          <table:table-cell office:value-type="float" office:value="3571">
            <text:p>3571</text:p>
          </table:table-cell>
          <table:table-cell office:value-type="float" office:value="53865">
            <text:p>53865</text:p>
          </table:table-cell>
          <table:table-cell office:value-type="string">
            <text:p>Yukiko Takahashi</text:p>
          </table:table-cell>
          <table:table-cell table:number-columns-repeated="1021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57101">
            <text:p>57101</text:p>
          </table:table-cell>
          <table:table-cell office:value-type="string">
            <text:p>Peter Blangé</text:p>
          </table:table-cell>
          <table:table-cell table:number-columns-repeated="1021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64537">
            <text:p>64537</text:p>
          </table:table-cell>
          <table:table-cell office:value-type="string">
            <text:p>Bas van de Goor</text:p>
          </table:table-cell>
          <table:table-cell table:number-columns-repeated="1021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34953">
            <text:p>34953</text:p>
          </table:table-cell>
          <table:table-cell office:value-type="string">
            <text:p>Reinder Nummerdor</text:p>
          </table:table-cell>
          <table:table-cell table:number-columns-repeated="1021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25040">
            <text:p>25040</text:p>
          </table:table-cell>
          <table:table-cell office:value-type="string">
            <text:p>Misha Latuhihin</text:p>
          </table:table-cell>
          <table:table-cell table:number-columns-repeated="1021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2801">
            <text:p>2801</text:p>
          </table:table-cell>
          <table:table-cell office:value-type="string">
            <text:p>Joost Kooistra</text:p>
          </table:table-cell>
          <table:table-cell table:number-columns-repeated="1021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33218">
            <text:p>33218</text:p>
          </table:table-cell>
          <table:table-cell office:value-type="string">
            <text:p>Richard Schuil</text:p>
          </table:table-cell>
          <table:table-cell table:number-columns-repeated="1021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54493">
            <text:p>54493</text:p>
          </table:table-cell>
          <table:table-cell office:value-type="string">
            <text:p>Mike van de Goor</text:p>
          </table:table-cell>
          <table:table-cell table:number-columns-repeated="1021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41899">
            <text:p>41899</text:p>
          </table:table-cell>
          <table:table-cell office:value-type="string">
            <text:p>Guido Görtzen</text:p>
          </table:table-cell>
          <table:table-cell table:number-columns-repeated="1021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258">
            <text:p>258</text:p>
          </table:table-cell>
          <table:table-cell office:value-type="string">
            <text:p>Martijn Dieleman</text:p>
          </table:table-cell>
          <table:table-cell table:number-columns-repeated="1021"/>
        </table:table-row>
        <table:table-row table:style-name="ro2">
          <table:table-cell office:value-type="float" office:value="3572">
            <text:p>3572</text:p>
          </table:table-cell>
          <table:table-cell office:value-type="float" office:value="54886">
            <text:p>54886</text:p>
          </table:table-cell>
          <table:table-cell office:value-type="string">
            <text:p>Martin van der Horst</text:p>
          </table:table-cell>
          <table:table-cell table:number-columns-repeated="1021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45087">
            <text:p>45087</text:p>
          </table:table-cell>
          <table:table-cell office:value-type="string">
            <text:p>Erik Schuil</text:p>
          </table:table-cell>
          <table:table-cell table:number-columns-repeated="1021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34889">
            <text:p>34889</text:p>
          </table:table-cell>
          <table:table-cell office:value-type="string">
            <text:p>Albert Cristina</text:p>
          </table:table-cell>
          <table:table-cell table:number-columns-repeated="1021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43220">
            <text:p>43220</text:p>
          </table:table-cell>
          <table:table-cell office:value-type="string">
            <text:p>Elisabeth Bachman</text:p>
          </table:table-cell>
          <table:table-cell table:number-columns-repeated="1021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20834">
            <text:p>20834</text:p>
          </table:table-cell>
          <table:table-cell office:value-type="string">
            <text:p>Tayyiba Haneef</text:p>
          </table:table-cell>
          <table:table-cell table:number-columns-repeated="1021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10322">
            <text:p>10322</text:p>
          </table:table-cell>
          <table:table-cell office:value-type="string">
            <text:p>Tara Cross-Battle</text:p>
          </table:table-cell>
          <table:table-cell table:number-columns-repeated="1021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43719">
            <text:p>43719</text:p>
          </table:table-cell>
          <table:table-cell office:value-type="string">
            <text:p>Ogonna Nnamani</text:p>
          </table:table-cell>
          <table:table-cell table:number-columns-repeated="1021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40294">
            <text:p>40294</text:p>
          </table:table-cell>
          <table:table-cell office:value-type="string">
            <text:p>Prikeba Phipps</text:p>
          </table:table-cell>
          <table:table-cell table:number-columns-repeated="1021"/>
        </table:table-row>
        <table:table-row table:style-name="ro2">
          <table:table-cell office:value-type="float" office:value="3573">
            <text:p>3573</text:p>
          </table:table-cell>
          <table:table-cell office:value-type="float" office:value="16209">
            <text:p>16209</text:p>
          </table:table-cell>
          <table:table-cell office:value-type="string">
            <text:p>Logan Tom</text:p>
          </table:table-cell>
          <table:table-cell table:number-columns-repeated="1021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19043">
            <text:p>19043</text:p>
          </table:table-cell>
          <table:table-cell office:value-type="string">
            <text:p>Heather Bown</text:p>
          </table:table-cell>
          <table:table-cell table:number-columns-repeated="1021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64180">
            <text:p>64180</text:p>
          </table:table-cell>
          <table:table-cell office:value-type="string">
            <text:p>Stacy Sykora</text:p>
          </table:table-cell>
          <table:table-cell table:number-columns-repeated="1021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3861">
            <text:p>3861</text:p>
          </table:table-cell>
          <table:table-cell office:value-type="string">
            <text:p>Nancy Metcalf</text:p>
          </table:table-cell>
          <table:table-cell table:number-columns-repeated="1021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29634">
            <text:p>29634</text:p>
          </table:table-cell>
          <table:table-cell office:value-type="string">
            <text:p>Robyn Ah Mow-Santos</text:p>
          </table:table-cell>
          <table:table-cell table:number-columns-repeated="1021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7412">
            <text:p>7412</text:p>
          </table:table-cell>
          <table:table-cell office:value-type="string">
            <text:p>Danielle Scott-Arruda</text:p>
          </table:table-cell>
          <table:table-cell table:number-columns-repeated="1021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56978">
            <text:p>56978</text:p>
          </table:table-cell>
          <table:table-cell office:value-type="string">
            <text:p>Lindsey Berg</text:p>
          </table:table-cell>
          <table:table-cell table:number-columns-repeated="1021"/>
        </table:table-row>
        <table:table-row table:style-name="ro1">
          <table:table-cell office:value-type="float" office:value="3574">
            <text:p>3574</text:p>
          </table:table-cell>
          <table:table-cell office:value-type="float" office:value="47576">
            <text:p>47576</text:p>
          </table:table-cell>
          <table:table-cell office:value-type="string">
            <text:p>Hilda Gaxiola</text:p>
          </table:table-cell>
          <table:table-cell table:number-columns-repeated="1021"/>
        </table:table-row>
        <table:table-row table:style-name="ro1">
          <table:table-cell office:value-type="float" office:value="3574">
            <text:p>3574</text:p>
          </table:table-cell>
          <table:table-cell office:value-type="float" office:value="39415">
            <text:p>39415</text:p>
          </table:table-cell>
          <table:table-cell office:value-type="string">
            <text:p>Teresa Galindo</text:p>
          </table:table-cell>
          <table:table-cell table:number-columns-repeated="1021"/>
        </table:table-row>
        <table:table-row table:style-name="ro1">
          <table:table-cell office:value-type="float" office:value="3592">
            <text:p>3592</text:p>
          </table:table-cell>
          <table:table-cell office:value-type="float" office:value="10601">
            <text:p>10601</text:p>
          </table:table-cell>
          <table:table-cell office:value-type="string">
            <text:p>Walter Kusch</text:p>
          </table:table-cell>
          <table:table-cell table:number-columns-repeated="1021"/>
        </table:table-row>
        <table:table-row table:style-name="ro1">
          <table:table-cell office:value-type="float" office:value="3592">
            <text:p>3592</text:p>
          </table:table-cell>
          <table:table-cell office:value-type="float" office:value="19843">
            <text:p>19843</text:p>
          </table:table-cell>
          <table:table-cell office:value-type="string">
            <text:p>Klaus Steinbach</text:p>
          </table:table-cell>
          <table:table-cell table:number-columns-repeated="1021"/>
        </table:table-row>
        <table:table-row table:style-name="ro1">
          <table:table-cell office:value-type="float" office:value="3592">
            <text:p>3592</text:p>
          </table:table-cell>
          <table:table-cell office:value-type="float" office:value="23344">
            <text:p>23344</text:p>
          </table:table-cell>
          <table:table-cell office:value-type="string">
            <text:p>Michael Kraus</text:p>
          </table:table-cell>
          <table:table-cell table:number-columns-repeated="1021"/>
        </table:table-row>
        <table:table-row table:style-name="ro1">
          <table:table-cell office:value-type="float" office:value="3592">
            <text:p>3592</text:p>
          </table:table-cell>
          <table:table-cell office:value-type="float" office:value="30791">
            <text:p>30791</text:p>
          </table:table-cell>
          <table:table-cell office:value-type="string">
            <text:p>Michael Kraus</text:p>
          </table:table-cell>
          <table:table-cell table:number-columns-repeated="1021"/>
        </table:table-row>
        <table:table-row table:style-name="ro1">
          <table:table-cell office:value-type="float" office:value="3592">
            <text:p>3592</text:p>
          </table:table-cell>
          <table:table-cell office:value-type="float" office:value="11672">
            <text:p>11672</text:p>
          </table:table-cell>
          <table:table-cell office:value-type="string">
            <text:p>Peter Nocke</text:p>
          </table:table-cell>
          <table:table-cell table:number-columns-repeated="1021"/>
        </table:table-row>
        <table:table-row table:style-name="ro1">
          <table:table-cell office:value-type="float" office:value="3609">
            <text:p>3609</text:p>
          </table:table-cell>
          <table:table-cell office:value-type="float" office:value="61288">
            <text:p>61288</text:p>
          </table:table-cell>
          <table:table-cell office:value-type="string">
            <text:p>Eva Celbová</text:p>
          </table:table-cell>
          <table:table-cell table:number-columns-repeated="1021"/>
        </table:table-row>
        <table:table-row table:style-name="ro1">
          <table:table-cell office:value-type="float" office:value="3609">
            <text:p>3609</text:p>
          </table:table-cell>
          <table:table-cell office:value-type="float" office:value="61010">
            <text:p>61010</text:p>
          </table:table-cell>
          <table:table-cell office:value-type="string">
            <text:p>So?a Nováková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44081">
            <text:p>44081</text:p>
          </table:table-cell>
          <table:table-cell office:value-type="string">
            <text:p>Dorcas Nakhomicha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30309">
            <text:p>30309</text:p>
          </table:table-cell>
          <table:table-cell office:value-type="string">
            <text:p>Philister Jebet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32908">
            <text:p>32908</text:p>
          </table:table-cell>
          <table:table-cell office:value-type="string">
            <text:p>Mercy Wesutila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30303">
            <text:p>30303</text:p>
          </table:table-cell>
          <table:table-cell office:value-type="string">
            <text:p>Leonidas Kamende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36518">
            <text:p>36518</text:p>
          </table:table-cell>
          <table:table-cell office:value-type="string">
            <text:p>Gladys Nasikanda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54382">
            <text:p>54382</text:p>
          </table:table-cell>
          <table:table-cell office:value-type="string">
            <text:p>Catherine Wanjiru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46434">
            <text:p>46434</text:p>
          </table:table-cell>
          <table:table-cell office:value-type="string">
            <text:p>Nancy Nyongesa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35382">
            <text:p>35382</text:p>
          </table:table-cell>
          <table:table-cell office:value-type="string">
            <text:p>Violet Barasa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16253">
            <text:p>16253</text:p>
          </table:table-cell>
          <table:table-cell office:value-type="string">
            <text:p>Judith Serenge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8177">
            <text:p>8177</text:p>
          </table:table-cell>
          <table:table-cell office:value-type="string">
            <text:p>Janet Wanja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48260">
            <text:p>48260</text:p>
          </table:table-cell>
          <table:table-cell office:value-type="string">
            <text:p>Roselidah Obunaga</text:p>
          </table:table-cell>
          <table:table-cell table:number-columns-repeated="1021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16197">
            <text:p>16197</text:p>
          </table:table-cell>
          <table:table-cell office:value-type="string">
            <text:p>Abigael Tarus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37193">
            <text:p>37193</text:p>
          </table:table-cell>
          <table:table-cell office:value-type="string">
            <text:p>Azusa Iwashimizu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39442">
            <text:p>39442</text:p>
          </table:table-cell>
          <table:table-cell office:value-type="string">
            <text:p>Karina Maruyama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27118">
            <text:p>27118</text:p>
          </table:table-cell>
          <table:table-cell office:value-type="string">
            <text:p>Mana Iwabuchi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8575">
            <text:p>8575</text:p>
          </table:table-cell>
          <table:table-cell office:value-type="string">
            <text:p>Nahomi Kawasumi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11976">
            <text:p>11976</text:p>
          </table:table-cell>
          <table:table-cell office:value-type="string">
            <text:p>Y?ki Nagasato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45753">
            <text:p>45753</text:p>
          </table:table-cell>
          <table:table-cell office:value-type="string">
            <text:p>Saki Kumagai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4887">
            <text:p>4887</text:p>
          </table:table-cell>
          <table:table-cell office:value-type="string">
            <text:p>Megumi Takase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23975">
            <text:p>23975</text:p>
          </table:table-cell>
          <table:table-cell office:value-type="string">
            <text:p>Homare Sawa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15901">
            <text:p>15901</text:p>
          </table:table-cell>
          <table:table-cell office:value-type="string">
            <text:p>Shinobu Ohno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4878">
            <text:p>4878</text:p>
          </table:table-cell>
          <table:table-cell office:value-type="string">
            <text:p>Mizuho Sakaguchi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10684">
            <text:p>10684</text:p>
          </table:table-cell>
          <table:table-cell office:value-type="string">
            <text:p>Aya Sameshima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23874">
            <text:p>23874</text:p>
          </table:table-cell>
          <table:table-cell office:value-type="string">
            <text:p>Kyoko Yano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22231">
            <text:p>22231</text:p>
          </table:table-cell>
          <table:table-cell office:value-type="string">
            <text:p>Kozue Ando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38191">
            <text:p>38191</text:p>
          </table:table-cell>
          <table:table-cell office:value-type="string">
            <text:p>Miho Fukumoto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48985">
            <text:p>48985</text:p>
          </table:table-cell>
          <table:table-cell office:value-type="string">
            <text:p>Yukari Kinga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4141">
            <text:p>4141</text:p>
          </table:table-cell>
          <table:table-cell office:value-type="string">
            <text:p>Ayumi Kaihori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15940">
            <text:p>15940</text:p>
          </table:table-cell>
          <table:table-cell office:value-type="string">
            <text:p>Aya Miyama</text:p>
          </table:table-cell>
          <table:table-cell table:number-columns-repeated="1021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49057">
            <text:p>49057</text:p>
          </table:table-cell>
          <table:table-cell office:value-type="string">
            <text:p>Asuna Tanaka</text:p>
          </table:table-cell>
          <table:table-cell table:number-columns-repeated="1021"/>
        </table:table-row>
        <table:table-row table:style-name="ro1">
          <table:table-cell office:value-type="float" office:value="3631">
            <text:p>3631</text:p>
          </table:table-cell>
          <table:table-cell office:value-type="float" office:value="10286">
            <text:p>10286</text:p>
          </table:table-cell>
          <table:table-cell office:value-type="string">
            <text:p>Holly McPeak</text:p>
          </table:table-cell>
          <table:table-cell table:number-columns-repeated="1021"/>
        </table:table-row>
        <table:table-row table:style-name="ro1">
          <table:table-cell office:value-type="float" office:value="3631">
            <text:p>3631</text:p>
          </table:table-cell>
          <table:table-cell office:value-type="float" office:value="3158">
            <text:p>3158</text:p>
          </table:table-cell>
          <table:table-cell office:value-type="string">
            <text:p>Misty May-Treanor</text:p>
          </table:table-cell>
          <table:table-cell table:number-columns-repeated="1021"/>
        </table:table-row>
        <table:table-row table:style-name="ro1">
          <table:table-cell office:value-type="float" office:value="3644">
            <text:p>3644</text:p>
          </table:table-cell>
          <table:table-cell office:value-type="float" office:value="3875">
            <text:p>3875</text:p>
          </table:table-cell>
          <table:table-cell office:value-type="string">
            <text:p>Anabelle Prawerman</text:p>
          </table:table-cell>
          <table:table-cell table:number-columns-repeated="1021"/>
        </table:table-row>
        <table:table-row table:style-name="ro1">
          <table:table-cell office:value-type="float" office:value="3644">
            <text:p>3644</text:p>
          </table:table-cell>
          <table:table-cell office:value-type="float" office:value="30753">
            <text:p>30753</text:p>
          </table:table-cell>
          <table:table-cell office:value-type="string">
            <text:p>Cécile Rigaux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26322">
            <text:p>26322</text:p>
          </table:table-cell>
          <table:table-cell office:value-type="string">
            <text:p>Han Song-Yi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30065">
            <text:p>30065</text:p>
          </table:table-cell>
          <table:table-cell office:value-type="string">
            <text:p>Jung Dae-Young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46375">
            <text:p>46375</text:p>
          </table:table-cell>
          <table:table-cell office:value-type="string">
            <text:p>Choi Kwang-Hee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58897">
            <text:p>58897</text:p>
          </table:table-cell>
          <table:table-cell office:value-type="string">
            <text:p>Choi Kwang-Hee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59033">
            <text:p>59033</text:p>
          </table:table-cell>
          <table:table-cell office:value-type="string">
            <text:p>Pak Sun-Mi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47112">
            <text:p>47112</text:p>
          </table:table-cell>
          <table:table-cell office:value-type="string">
            <text:p>Ku Min-Jung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35785">
            <text:p>35785</text:p>
          </table:table-cell>
          <table:table-cell office:value-type="string">
            <text:p>Kang Hye-Mi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49514">
            <text:p>49514</text:p>
          </table:table-cell>
          <table:table-cell office:value-type="string">
            <text:p>Chang So-Yun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27881">
            <text:p>27881</text:p>
          </table:table-cell>
          <table:table-cell office:value-type="string">
            <text:p>Kim Sa-Nee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29211">
            <text:p>29211</text:p>
          </table:table-cell>
          <table:table-cell office:value-type="string">
            <text:p>Kim Se-Young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2386">
            <text:p>2386</text:p>
          </table:table-cell>
          <table:table-cell office:value-type="string">
            <text:p>Lee Jung-Youl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4566">
            <text:p>4566</text:p>
          </table:table-cell>
          <table:table-cell office:value-type="string">
            <text:p>Kim Mi-Jin</text:p>
          </table:table-cell>
          <table:table-cell table:number-columns-repeated="1021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3102">
            <text:p>3102</text:p>
          </table:table-cell>
          <table:table-cell office:value-type="string">
            <text:p>Nam Jie-Youn</text:p>
          </table:table-cell>
          <table:table-cell table:number-columns-repeated="1021"/>
        </table:table-row>
        <table:table-row table:style-name="ro1">
          <table:table-cell office:value-type="float" office:value="3657">
            <text:p>3657</text:p>
          </table:table-cell>
          <table:table-cell office:value-type="float" office:value="58989">
            <text:p>58989</text:p>
          </table:table-cell>
          <table:table-cell office:value-type="string">
            <text:p>Michael Hepburn</text:p>
          </table:table-cell>
          <table:table-cell table:number-columns-repeated="1021"/>
        </table:table-row>
        <table:table-row table:style-name="ro1">
          <table:table-cell office:value-type="float" office:value="3657">
            <text:p>3657</text:p>
          </table:table-cell>
          <table:table-cell office:value-type="float" office:value="49058">
            <text:p>49058</text:p>
          </table:table-cell>
          <table:table-cell office:value-type="string">
            <text:p>Glenn O'Shea</text:p>
          </table:table-cell>
          <table:table-cell table:number-columns-repeated="1021"/>
        </table:table-row>
        <table:table-row table:style-name="ro1">
          <table:table-cell office:value-type="float" office:value="3657">
            <text:p>3657</text:p>
          </table:table-cell>
          <table:table-cell office:value-type="float" office:value="12007">
            <text:p>12007</text:p>
          </table:table-cell>
          <table:table-cell office:value-type="string">
            <text:p>Rohan Dennis</text:p>
          </table:table-cell>
          <table:table-cell table:number-columns-repeated="1021"/>
        </table:table-row>
        <table:table-row table:style-name="ro1">
          <table:table-cell office:value-type="float" office:value="3657">
            <text:p>3657</text:p>
          </table:table-cell>
          <table:table-cell office:value-type="float" office:value="49411">
            <text:p>49411</text:p>
          </table:table-cell>
          <table:table-cell office:value-type="string">
            <text:p>Jack Bobridge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43281">
            <text:p>43281</text:p>
          </table:table-cell>
          <table:table-cell office:value-type="string">
            <text:p>Marie-Eve Nault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59612">
            <text:p>59612</text:p>
          </table:table-cell>
          <table:table-cell office:value-type="string">
            <text:p>Brittany Timko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14933">
            <text:p>14933</text:p>
          </table:table-cell>
          <table:table-cell office:value-type="string">
            <text:p>Karina LeBlanc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39177">
            <text:p>39177</text:p>
          </table:table-cell>
          <table:table-cell office:value-type="string">
            <text:p>Desiree Scott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10747">
            <text:p>10747</text:p>
          </table:table-cell>
          <table:table-cell office:value-type="string">
            <text:p>Christine Sinclair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12046">
            <text:p>12046</text:p>
          </table:table-cell>
          <table:table-cell office:value-type="string">
            <text:p>Rhian Wilkinson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45832">
            <text:p>45832</text:p>
          </table:table-cell>
          <table:table-cell office:value-type="string">
            <text:p>Robyn Gayle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66394">
            <text:p>66394</text:p>
          </table:table-cell>
          <table:table-cell office:value-type="string">
            <text:p>Sophie Schmidt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17307">
            <text:p>17307</text:p>
          </table:table-cell>
          <table:table-cell office:value-type="string">
            <text:p>Lauren Sesselmann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59132">
            <text:p>59132</text:p>
          </table:table-cell>
          <table:table-cell office:value-type="string">
            <text:p>Melanie Booth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39747">
            <text:p>39747</text:p>
          </table:table-cell>
          <table:table-cell office:value-type="string">
            <text:p>Carmelina Moscato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31447">
            <text:p>31447</text:p>
          </table:table-cell>
          <table:table-cell office:value-type="string">
            <text:p>Kelly Parker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5466">
            <text:p>5466</text:p>
          </table:table-cell>
          <table:table-cell office:value-type="string">
            <text:p>Erin McLeod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15091">
            <text:p>15091</text:p>
          </table:table-cell>
          <table:table-cell office:value-type="string">
            <text:p>Jonelle Filigno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53962">
            <text:p>53962</text:p>
          </table:table-cell>
          <table:table-cell office:value-type="string">
            <text:p>Candace Chapman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39764">
            <text:p>39764</text:p>
          </table:table-cell>
          <table:table-cell office:value-type="string">
            <text:p>Kaylyn Kyle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30242">
            <text:p>30242</text:p>
          </table:table-cell>
          <table:table-cell office:value-type="string">
            <text:p>Melissa Tancredi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12006">
            <text:p>12006</text:p>
          </table:table-cell>
          <table:table-cell office:value-type="string">
            <text:p>Diana Matheson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19666">
            <text:p>19666</text:p>
          </table:table-cell>
          <table:table-cell office:value-type="string">
            <text:p>Chelsea Stewart</text:p>
          </table:table-cell>
          <table:table-cell table:number-columns-repeated="1021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37886">
            <text:p>37886</text:p>
          </table:table-cell>
          <table:table-cell office:value-type="string">
            <text:p>Emily Zurrer</text:p>
          </table:table-cell>
          <table:table-cell table:number-columns-repeated="1021"/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16165">
            <text:p>16165</text:p>
          </table:table-cell>
          <table:table-cell office:value-type="string">
            <text:p>Richard Gasquet</text:p>
          </table:table-cell>
          <table:table-cell table:number-columns-repeated="1021"/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29289">
            <text:p>29289</text:p>
          </table:table-cell>
          <table:table-cell office:value-type="string">
            <text:p>Julien Benneteau</text:p>
          </table:table-cell>
          <table:table-cell table:number-columns-repeated="1021"/>
        </table:table-row>
        <table:table-row table:style-name="ro1">
          <table:table-cell office:value-type="float" office:value="3678">
            <text:p>3678</text:p>
          </table:table-cell>
          <table:table-cell office:value-type="float" office:value="57119">
            <text:p>57119</text:p>
          </table:table-cell>
          <table:table-cell office:value-type="string">
            <text:p>Geraint Thomas</text:p>
          </table:table-cell>
          <table:table-cell table:number-columns-repeated="1021"/>
        </table:table-row>
        <table:table-row table:style-name="ro1">
          <table:table-cell office:value-type="float" office:value="3678">
            <text:p>3678</text:p>
          </table:table-cell>
          <table:table-cell office:value-type="float" office:value="28081">
            <text:p>28081</text:p>
          </table:table-cell>
          <table:table-cell office:value-type="string">
            <text:p>Ed Clancy</text:p>
          </table:table-cell>
          <table:table-cell table:number-columns-repeated="1021"/>
        </table:table-row>
        <table:table-row table:style-name="ro1">
          <table:table-cell office:value-type="float" office:value="3678">
            <text:p>3678</text:p>
          </table:table-cell>
          <table:table-cell office:value-type="float" office:value="10359">
            <text:p>10359</text:p>
          </table:table-cell>
          <table:table-cell office:value-type="string">
            <text:p>Peter Kennaugh</text:p>
          </table:table-cell>
          <table:table-cell table:number-columns-repeated="1021"/>
        </table:table-row>
        <table:table-row table:style-name="ro1">
          <table:table-cell office:value-type="float" office:value="3678">
            <text:p>3678</text:p>
          </table:table-cell>
          <table:table-cell office:value-type="float" office:value="43198">
            <text:p>43198</text:p>
          </table:table-cell>
          <table:table-cell office:value-type="string">
            <text:p>Steven Burke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21957">
            <text:p>21957</text:p>
          </table:table-cell>
          <table:table-cell office:value-type="string">
            <text:p>Giacomo Galanda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31969">
            <text:p>31969</text:p>
          </table:table-cell>
          <table:table-cell office:value-type="string">
            <text:p>Alex Righetti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64086">
            <text:p>64086</text:p>
          </table:table-cell>
          <table:table-cell office:value-type="string">
            <text:p>Nikola Radulovic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29468">
            <text:p>29468</text:p>
          </table:table-cell>
          <table:table-cell office:value-type="string">
            <text:p>Matteo Soragna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11187">
            <text:p>11187</text:p>
          </table:table-cell>
          <table:table-cell office:value-type="string">
            <text:p>Michele Mian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61436">
            <text:p>61436</text:p>
          </table:table-cell>
          <table:table-cell office:value-type="string">
            <text:p>Luca Garri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37497">
            <text:p>37497</text:p>
          </table:table-cell>
          <table:table-cell office:value-type="string">
            <text:p>Roberto Chiacig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34255">
            <text:p>34255</text:p>
          </table:table-cell>
          <table:table-cell office:value-type="string">
            <text:p>Massimo Bulleri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47368">
            <text:p>47368</text:p>
          </table:table-cell>
          <table:table-cell office:value-type="string">
            <text:p>Gianluca Basile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54603">
            <text:p>54603</text:p>
          </table:table-cell>
          <table:table-cell office:value-type="string">
            <text:p>Rodolfo Rombaldoni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19310">
            <text:p>19310</text:p>
          </table:table-cell>
          <table:table-cell office:value-type="string">
            <text:p>Gianmarco Pozzecco</text:p>
          </table:table-cell>
          <table:table-cell table:number-columns-repeated="1021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35492">
            <text:p>35492</text:p>
          </table:table-cell>
          <table:table-cell office:value-type="string">
            <text:p>Denis Marconato</text:p>
          </table:table-cell>
          <table:table-cell table:number-columns-repeated="1021"/>
        </table:table-row>
        <table:table-row table:style-name="ro1">
          <table:table-cell office:value-type="float" office:value="3694">
            <text:p>3694</text:p>
          </table:table-cell>
          <table:table-cell office:value-type="float" office:value="60778">
            <text:p>60778</text:p>
          </table:table-cell>
          <table:table-cell office:value-type="string">
            <text:p>Morten Jørgensen</text:p>
          </table:table-cell>
          <table:table-cell table:number-columns-repeated="1021"/>
        </table:table-row>
        <table:table-row table:style-name="ro1">
          <table:table-cell office:value-type="float" office:value="3694">
            <text:p>3694</text:p>
          </table:table-cell>
          <table:table-cell office:value-type="float" office:value="40555">
            <text:p>40555</text:p>
          </table:table-cell>
          <table:table-cell office:value-type="string">
            <text:p>Eskild Ebbesen</text:p>
          </table:table-cell>
          <table:table-cell table:number-columns-repeated="1021"/>
        </table:table-row>
        <table:table-row table:style-name="ro1">
          <table:table-cell office:value-type="float" office:value="3694">
            <text:p>3694</text:p>
          </table:table-cell>
          <table:table-cell office:value-type="float" office:value="59743">
            <text:p>59743</text:p>
          </table:table-cell>
          <table:table-cell office:value-type="string">
            <text:p>Jacob Barsøe</text:p>
          </table:table-cell>
          <table:table-cell table:number-columns-repeated="1021"/>
        </table:table-row>
        <table:table-row table:style-name="ro1">
          <table:table-cell office:value-type="float" office:value="3694">
            <text:p>3694</text:p>
          </table:table-cell>
          <table:table-cell office:value-type="float" office:value="43871">
            <text:p>43871</text:p>
          </table:table-cell>
          <table:table-cell office:value-type="string">
            <text:p>Kasper Winther</text:p>
          </table:table-cell>
          <table:table-cell table:number-columns-repeated="1021"/>
        </table:table-row>
        <table:table-row table:style-name="ro1">
          <table:table-cell office:value-type="float" office:value="3707">
            <text:p>3707</text:p>
          </table:table-cell>
          <table:table-cell office:value-type="float" office:value="15026">
            <text:p>15026</text:p>
          </table:table-cell>
          <table:table-cell office:value-type="string">
            <text:p>Martina Hudcová</text:p>
          </table:table-cell>
          <table:table-cell table:number-columns-repeated="1021"/>
        </table:table-row>
        <table:table-row table:style-name="ro1">
          <table:table-cell office:value-type="float" office:value="3707">
            <text:p>3707</text:p>
          </table:table-cell>
          <table:table-cell office:value-type="float" office:value="43703">
            <text:p>43703</text:p>
          </table:table-cell>
          <table:table-cell office:value-type="string">
            <text:p>Tereza Tobiasová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32341">
            <text:p>32341</text:p>
          </table:table-cell>
          <table:table-cell office:value-type="string">
            <text:p>Abby Wambach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15472">
            <text:p>15472</text:p>
          </table:table-cell>
          <table:table-cell office:value-type="string">
            <text:p>Mia Hamm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4699">
            <text:p>4699</text:p>
          </table:table-cell>
          <table:table-cell office:value-type="string">
            <text:p>Aly Wagner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16588">
            <text:p>16588</text:p>
          </table:table-cell>
          <table:table-cell office:value-type="string">
            <text:p>Heather Mitts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38321">
            <text:p>38321</text:p>
          </table:table-cell>
          <table:table-cell office:value-type="string">
            <text:p>Brandi Chastain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30957">
            <text:p>30957</text:p>
          </table:table-cell>
          <table:table-cell office:value-type="string">
            <text:p>Kate Markgraf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58983">
            <text:p>58983</text:p>
          </table:table-cell>
          <table:table-cell office:value-type="string">
            <text:p>Julie Foudy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9358">
            <text:p>9358</text:p>
          </table:table-cell>
          <table:table-cell office:value-type="string">
            <text:p>Briana Scurry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50428">
            <text:p>50428</text:p>
          </table:table-cell>
          <table:table-cell office:value-type="string">
            <text:p>Joy Fawcett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15462">
            <text:p>15462</text:p>
          </table:table-cell>
          <table:table-cell office:value-type="string">
            <text:p>Cindy Parlow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43461">
            <text:p>43461</text:p>
          </table:table-cell>
          <table:table-cell office:value-type="string">
            <text:p>Heather O'Reilly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35607">
            <text:p>35607</text:p>
          </table:table-cell>
          <table:table-cell office:value-type="string">
            <text:p>Shannon Boxx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63332">
            <text:p>63332</text:p>
          </table:table-cell>
          <table:table-cell office:value-type="string">
            <text:p>Christie Rampone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13070">
            <text:p>13070</text:p>
          </table:table-cell>
          <table:table-cell office:value-type="string">
            <text:p>Kristin Luckenbill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49373">
            <text:p>49373</text:p>
          </table:table-cell>
          <table:table-cell office:value-type="string">
            <text:p>Lindsay Tarpley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18623">
            <text:p>18623</text:p>
          </table:table-cell>
          <table:table-cell office:value-type="string">
            <text:p>Kristine Lilly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54159">
            <text:p>54159</text:p>
          </table:table-cell>
          <table:table-cell office:value-type="string">
            <text:p>Cat Reddick</text:p>
          </table:table-cell>
          <table:table-cell table:number-columns-repeated="1021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46805">
            <text:p>46805</text:p>
          </table:table-cell>
          <table:table-cell office:value-type="string">
            <text:p>Angela Hucles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6390">
            <text:p>6390</text:p>
          </table:table-cell>
          <table:table-cell office:value-type="string">
            <text:p>Christina Rost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39959">
            <text:p>39959</text:p>
          </table:table-cell>
          <table:table-cell office:value-type="string">
            <text:p>Christina Voß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36743">
            <text:p>36743</text:p>
          </table:table-cell>
          <table:table-cell office:value-type="string">
            <text:p>Silvia Siefert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48420">
            <text:p>48420</text:p>
          </table:table-cell>
          <table:table-cell office:value-type="string">
            <text:p>Evelyn Matz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47605">
            <text:p>47605</text:p>
          </table:table-cell>
          <table:table-cell office:value-type="string">
            <text:p>Kristina Richter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48422">
            <text:p>48422</text:p>
          </table:table-cell>
          <table:table-cell office:value-type="string">
            <text:p>Waltraud Kretzschmar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20605">
            <text:p>20605</text:p>
          </table:table-cell>
          <table:table-cell office:value-type="string">
            <text:p>Petra Uhlig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28549">
            <text:p>28549</text:p>
          </table:table-cell>
          <table:table-cell office:value-type="string">
            <text:p>Eva Paskuy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41569">
            <text:p>41569</text:p>
          </table:table-cell>
          <table:table-cell office:value-type="string">
            <text:p>Roswitha Krause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39953">
            <text:p>39953</text:p>
          </table:table-cell>
          <table:table-cell office:value-type="string">
            <text:p>Hannelore Burosch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28583">
            <text:p>28583</text:p>
          </table:table-cell>
          <table:table-cell office:value-type="string">
            <text:p>Hannelore Zober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28134">
            <text:p>28134</text:p>
          </table:table-cell>
          <table:table-cell office:value-type="string">
            <text:p>Gabriele Badorek</text:p>
          </table:table-cell>
          <table:table-cell table:number-columns-repeated="1021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43028">
            <text:p>43028</text:p>
          </table:table-cell>
          <table:table-cell office:value-type="string">
            <text:p>Liane Michaelis</text:p>
          </table:table-cell>
          <table:table-cell table:number-columns-repeated="1021"/>
        </table:table-row>
        <table:table-row table:style-name="ro1">
          <table:table-cell office:value-type="float" office:value="3751">
            <text:p>3751</text:p>
          </table:table-cell>
          <table:table-cell office:value-type="float" office:value="63985">
            <text:p>63985</text:p>
          </table:table-cell>
          <table:table-cell office:value-type="string">
            <text:p>Natalie Cook</text:p>
          </table:table-cell>
          <table:table-cell table:number-columns-repeated="1021"/>
        </table:table-row>
        <table:table-row table:style-name="ro1">
          <table:table-cell office:value-type="float" office:value="3751">
            <text:p>3751</text:p>
          </table:table-cell>
          <table:table-cell office:value-type="float" office:value="54766">
            <text:p>54766</text:p>
          </table:table-cell>
          <table:table-cell office:value-type="string">
            <text:p>Kerri Pottharst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8554">
            <text:p>8554</text:p>
          </table:table-cell>
          <table:table-cell office:value-type="string">
            <text:p>Zhu Yunying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27171">
            <text:p>27171</text:p>
          </table:table-cell>
          <table:table-cell office:value-type="string">
            <text:p>Li Shan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6580">
            <text:p>6580</text:p>
          </table:table-cell>
          <table:table-cell office:value-type="string">
            <text:p>Qi He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3933">
            <text:p>3933</text:p>
          </table:table-cell>
          <table:table-cell office:value-type="string">
            <text:p>Chen Jing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53620">
            <text:p>53620</text:p>
          </table:table-cell>
          <table:table-cell office:value-type="string">
            <text:p>Chen Jing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39483">
            <text:p>39483</text:p>
          </table:table-cell>
          <table:table-cell office:value-type="string">
            <text:p>Wu Dan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17318">
            <text:p>17318</text:p>
          </table:table-cell>
          <table:table-cell office:value-type="string">
            <text:p>Li Yan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26363">
            <text:p>26363</text:p>
          </table:table-cell>
          <table:table-cell office:value-type="string">
            <text:p>Li Yan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58316">
            <text:p>58316</text:p>
          </table:table-cell>
          <table:table-cell office:value-type="string">
            <text:p>Li Yan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19168">
            <text:p>19168</text:p>
          </table:table-cell>
          <table:table-cell office:value-type="string">
            <text:p>Qiu Aihua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47595">
            <text:p>47595</text:p>
          </table:table-cell>
          <table:table-cell office:value-type="string">
            <text:p>Wang Lina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54742">
            <text:p>54742</text:p>
          </table:table-cell>
          <table:table-cell office:value-type="string">
            <text:p>Wang Lina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46500">
            <text:p>46500</text:p>
          </table:table-cell>
          <table:table-cell office:value-type="string">
            <text:p>Gui Chaoran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30204">
            <text:p>30204</text:p>
          </table:table-cell>
          <table:table-cell office:value-type="string">
            <text:p>Wu Yongmei</text:p>
          </table:table-cell>
          <table:table-cell table:number-columns-repeated="1021"/>
        </table:table-row>
        <table:table-row table:style-name="ro2">
          <table:table-cell office:value-type="float" office:value="3753">
            <text:p>3753</text:p>
          </table:table-cell>
          <table:table-cell office:value-type="float" office:value="23019">
            <text:p>23019</text:p>
          </table:table-cell>
          <table:table-cell office:value-type="string">
            <text:p>Yin Yin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14408">
            <text:p>14408</text:p>
          </table:table-cell>
          <table:table-cell office:value-type="string">
            <text:p>Sun Yue</text:p>
          </table:table-cell>
          <table:table-cell table:number-columns-repeated="1021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47075">
            <text:p>47075</text:p>
          </table:table-cell>
          <table:table-cell office:value-type="string">
            <text:p>Sun Yue</text:p>
          </table:table-cell>
          <table:table-cell table:number-columns-repeated="1021"/>
        </table:table-row>
        <table:table-row table:style-name="ro1">
          <table:table-cell office:value-type="float" office:value="3763">
            <text:p>3763</text:p>
          </table:table-cell>
          <table:table-cell office:value-type="float" office:value="32160">
            <text:p>32160</text:p>
          </table:table-cell>
          <table:table-cell office:value-type="string">
            <text:p>Vasso Karadassiou</text:p>
          </table:table-cell>
          <table:table-cell table:number-columns-repeated="1021"/>
        </table:table-row>
        <table:table-row table:style-name="ro1">
          <table:table-cell office:value-type="float" office:value="3763">
            <text:p>3763</text:p>
          </table:table-cell>
          <table:table-cell office:value-type="float" office:value="7972">
            <text:p>7972</text:p>
          </table:table-cell>
          <table:table-cell office:value-type="string">
            <text:p>Effrosyni Sfyri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32171">
            <text:p>32171</text:p>
          </table:table-cell>
          <table:table-cell office:value-type="string">
            <text:p>Eleonora Lo Bianco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1925">
            <text:p>1925</text:p>
          </table:table-cell>
          <table:table-cell office:value-type="string">
            <text:p>Maurizia Cacciatori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27302">
            <text:p>27302</text:p>
          </table:table-cell>
          <table:table-cell office:value-type="string">
            <text:p>Elisa Togut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9288">
            <text:p>9288</text:p>
          </table:table-cell>
          <table:table-cell office:value-type="string">
            <text:p>Ana Paula de Tassis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17687">
            <text:p>17687</text:p>
          </table:table-cell>
          <table:table-cell office:value-type="string">
            <text:p>Anna Vania Mello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17382">
            <text:p>17382</text:p>
          </table:table-cell>
          <table:table-cell office:value-type="string">
            <text:p>Francesca Piccinini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35843">
            <text:p>35843</text:p>
          </table:table-cell>
          <table:table-cell office:value-type="string">
            <text:p>Paola Paggi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66475">
            <text:p>66475</text:p>
          </table:table-cell>
          <table:table-cell office:value-type="string">
            <text:p>Antonella Bragaglia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57654">
            <text:p>57654</text:p>
          </table:table-cell>
          <table:table-cell office:value-type="string">
            <text:p>Darina Mifkova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22457">
            <text:p>22457</text:p>
          </table:table-cell>
          <table:table-cell office:value-type="string">
            <text:p>Sabrina Bertini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27360">
            <text:p>27360</text:p>
          </table:table-cell>
          <table:table-cell office:value-type="string">
            <text:p>Manuela Leggeri</text:p>
          </table:table-cell>
          <table:table-cell table:number-columns-repeated="1021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61259">
            <text:p>61259</text:p>
          </table:table-cell>
          <table:table-cell office:value-type="string">
            <text:p>Simona Rinieri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47130">
            <text:p>47130</text:p>
          </table:table-cell>
          <table:table-cell office:value-type="string">
            <text:p>Bang Sin-Bong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54377">
            <text:p>54377</text:p>
          </table:table-cell>
          <table:table-cell office:value-type="string">
            <text:p>Lee Ho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15711">
            <text:p>15711</text:p>
          </table:table-cell>
          <table:table-cell office:value-type="string">
            <text:p>Chang Byung-Chul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14241">
            <text:p>14241</text:p>
          </table:table-cell>
          <table:table-cell office:value-type="string">
            <text:p>Choi Tae-Woong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4968">
            <text:p>4968</text:p>
          </table:table-cell>
          <table:table-cell office:value-type="string">
            <text:p>Lee Kyung-Soo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25177">
            <text:p>25177</text:p>
          </table:table-cell>
          <table:table-cell office:value-type="string">
            <text:p>Lee Kyung-Soo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41110">
            <text:p>41110</text:p>
          </table:table-cell>
          <table:table-cell office:value-type="string">
            <text:p>Park Hee-Sang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2911">
            <text:p>32911</text:p>
          </table:table-cell>
          <table:table-cell office:value-type="string">
            <text:p>Shin Sun-Ho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14920">
            <text:p>14920</text:p>
          </table:table-cell>
          <table:table-cell office:value-type="string">
            <text:p>Lee Byung-Yong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14981">
            <text:p>14981</text:p>
          </table:table-cell>
          <table:table-cell office:value-type="string">
            <text:p>Kim Se-Jin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6512">
            <text:p>36512</text:p>
          </table:table-cell>
          <table:table-cell office:value-type="string">
            <text:p>Shin Jin-Sik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52386">
            <text:p>52386</text:p>
          </table:table-cell>
          <table:table-cell office:value-type="string">
            <text:p>Bang Ji-Sub</text:p>
          </table:table-cell>
          <table:table-cell table:number-columns-repeated="102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23021">
            <text:p>23021</text:p>
          </table:table-cell>
          <table:table-cell office:value-type="string">
            <text:p>Who In-Jung</text:p>
          </table:table-cell>
          <table:table-cell table:number-columns-repeated="1021"/>
        </table:table-row>
        <table:table-row table:style-name="ro1">
          <table:table-cell office:value-type="float" office:value="3766">
            <text:p>3766</text:p>
          </table:table-cell>
          <table:table-cell office:value-type="float" office:value="6271">
            <text:p>6271</text:p>
          </table:table-cell>
          <table:table-cell office:value-type="string">
            <text:p>Dalixia Fernández</text:p>
          </table:table-cell>
          <table:table-cell table:number-columns-repeated="1021"/>
        </table:table-row>
        <table:table-row table:style-name="ro1">
          <table:table-cell office:value-type="float" office:value="3766">
            <text:p>3766</text:p>
          </table:table-cell>
          <table:table-cell office:value-type="float" office:value="20866">
            <text:p>20866</text:p>
          </table:table-cell>
          <table:table-cell office:value-type="string">
            <text:p>Tamara Larrea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27363">
            <text:p>27363</text:p>
          </table:table-cell>
          <table:table-cell office:value-type="string">
            <text:p>Janina Conceição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32103">
            <text:p>32103</text:p>
          </table:table-cell>
          <table:table-cell office:value-type="string">
            <text:p>Ricarda Lima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60842">
            <text:p>60842</text:p>
          </table:table-cell>
          <table:table-cell office:value-type="string">
            <text:p>Kelly Fraga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8427">
            <text:p>8427</text:p>
          </table:table-cell>
          <table:table-cell office:value-type="string">
            <text:p>Hélia Souza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8776">
            <text:p>8776</text:p>
          </table:table-cell>
          <table:table-cell office:value-type="string">
            <text:p>Virna Dias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37721">
            <text:p>37721</text:p>
          </table:table-cell>
          <table:table-cell office:value-type="string">
            <text:p>Raquel Silva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65401">
            <text:p>65401</text:p>
          </table:table-cell>
          <table:table-cell office:value-type="string">
            <text:p>Leila Barros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7255">
            <text:p>7255</text:p>
          </table:table-cell>
          <table:table-cell office:value-type="string">
            <text:p>Elisângela Oliveira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57019">
            <text:p>57019</text:p>
          </table:table-cell>
          <table:table-cell office:value-type="string">
            <text:p>Karin Rodrigues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40345">
            <text:p>40345</text:p>
          </table:table-cell>
          <table:table-cell office:value-type="string">
            <text:p>Walewska Oliveira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56071">
            <text:p>56071</text:p>
          </table:table-cell>
          <table:table-cell office:value-type="string">
            <text:p>Erika Coimbra</text:p>
          </table:table-cell>
          <table:table-cell table:number-columns-repeated="1021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39617">
            <text:p>39617</text:p>
          </table:table-cell>
          <table:table-cell office:value-type="string">
            <text:p>Kátia Lopes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16194">
            <text:p>16194</text:p>
          </table:table-cell>
          <table:table-cell office:value-type="string">
            <text:p>Fiorella Aita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46311">
            <text:p>46311</text:p>
          </table:table-cell>
          <table:table-cell office:value-type="string">
            <text:p>Milagros Moy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53530">
            <text:p>53530</text:p>
          </table:table-cell>
          <table:table-cell office:value-type="string">
            <text:p>Janet Vasconzuelo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46489">
            <text:p>46489</text:p>
          </table:table-cell>
          <table:table-cell office:value-type="string">
            <text:p>Milagros Camere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44137">
            <text:p>44137</text:p>
          </table:table-cell>
          <table:table-cell office:value-type="string">
            <text:p>Diana Soto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30022">
            <text:p>30022</text:p>
          </table:table-cell>
          <table:table-cell office:value-type="string">
            <text:p>Elena Keldibekova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64436">
            <text:p>64436</text:p>
          </table:table-cell>
          <table:table-cell office:value-type="string">
            <text:p>Natalia Malaga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7979">
            <text:p>7979</text:p>
          </table:table-cell>
          <table:table-cell office:value-type="string">
            <text:p>Rosa Garcia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48555">
            <text:p>48555</text:p>
          </table:table-cell>
          <table:table-cell office:value-type="string">
            <text:p>Yulissa Zamudio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48203">
            <text:p>48203</text:p>
          </table:table-cell>
          <table:table-cell office:value-type="string">
            <text:p>Milagros Uceda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57960">
            <text:p>57960</text:p>
          </table:table-cell>
          <table:table-cell office:value-type="string">
            <text:p>Iris Falcón</text:p>
          </table:table-cell>
          <table:table-cell table:number-columns-repeated="1021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22077">
            <text:p>22077</text:p>
          </table:table-cell>
          <table:table-cell office:value-type="string">
            <text:p>Leyla Chihuán</text:p>
          </table:table-cell>
          <table:table-cell table:number-columns-repeated="1021"/>
        </table:table-row>
        <table:table-row table:style-name="ro2">
          <table:table-cell office:value-type="float" office:value="3792">
            <text:p>3792</text:p>
          </table:table-cell>
          <table:table-cell office:value-type="float" office:value="56147">
            <text:p>56147</text:p>
          </table:table-cell>
          <table:table-cell office:value-type="string">
            <text:p>Mike Bryan</text:p>
          </table:table-cell>
          <table:table-cell table:number-columns-repeated="1021"/>
        </table:table-row>
        <table:table-row table:style-name="ro2">
          <table:table-cell office:value-type="float" office:value="3792">
            <text:p>3792</text:p>
          </table:table-cell>
          <table:table-cell office:value-type="float" office:value="27456">
            <text:p>27456</text:p>
          </table:table-cell>
          <table:table-cell office:value-type="string">
            <text:p>Bob Bryan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15938">
            <text:p>15938</text:p>
          </table:table-cell>
          <table:table-cell office:value-type="string">
            <text:p>Marco Jhonfai Fabian de la Mora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50529">
            <text:p>50529</text:p>
          </table:table-cell>
          <table:table-cell office:value-type="string">
            <text:p>Héctor Miguel Herrera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40486">
            <text:p>40486</text:p>
          </table:table-cell>
          <table:table-cell office:value-type="string">
            <text:p>Nestor Araújo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60106">
            <text:p>60106</text:p>
          </table:table-cell>
          <table:table-cell office:value-type="string">
            <text:p>Israel Jiménez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57817">
            <text:p>57817</text:p>
          </table:table-cell>
          <table:table-cell office:value-type="string">
            <text:p>Dárvin Chávez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7375">
            <text:p>7375</text:p>
          </table:table-cell>
          <table:table-cell office:value-type="string">
            <text:p>Néstor Vidrio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48054">
            <text:p>48054</text:p>
          </table:table-cell>
          <table:table-cell office:value-type="string">
            <text:p>Jose Rodriguez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65486">
            <text:p>65486</text:p>
          </table:table-cell>
          <table:table-cell office:value-type="string">
            <text:p>Jose Rodriguez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45967">
            <text:p>45967</text:p>
          </table:table-cell>
          <table:table-cell office:value-type="string">
            <text:p>Jorge Enríquez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37196">
            <text:p>37196</text:p>
          </table:table-cell>
          <table:table-cell office:value-type="string">
            <text:p>Raúl Jiménez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51734">
            <text:p>51734</text:p>
          </table:table-cell>
          <table:table-cell office:value-type="string">
            <text:p>Hiram Mier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4753">
            <text:p>4753</text:p>
          </table:table-cell>
          <table:table-cell office:value-type="string">
            <text:p>Oribe Peralta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45613">
            <text:p>45613</text:p>
          </table:table-cell>
          <table:table-cell office:value-type="string">
            <text:p>Javier Cortés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6362">
            <text:p>6362</text:p>
          </table:table-cell>
          <table:table-cell office:value-type="string">
            <text:p>José de Jesús Corona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12433">
            <text:p>12433</text:p>
          </table:table-cell>
          <table:table-cell office:value-type="string">
            <text:p>Diego Reyes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3729">
            <text:p>3729</text:p>
          </table:table-cell>
          <table:table-cell office:value-type="string">
            <text:p>Miguel Ángel Ponce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61695">
            <text:p>61695</text:p>
          </table:table-cell>
          <table:table-cell office:value-type="string">
            <text:p>Carlos Salcido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634">
            <text:p>634</text:p>
          </table:table-cell>
          <table:table-cell office:value-type="string">
            <text:p>Javier Aquino</text:p>
          </table:table-cell>
          <table:table-cell table:number-columns-repeated="1021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12342">
            <text:p>12342</text:p>
          </table:table-cell>
          <table:table-cell office:value-type="string">
            <text:p>Giovani dos Santos</text:p>
          </table:table-cell>
          <table:table-cell table:number-columns-repeated="1021"/>
        </table:table-row>
        <table:table-row table:style-name="ro1">
          <table:table-cell office:value-type="float" office:value="3798">
            <text:p>3798</text:p>
          </table:table-cell>
          <table:table-cell office:value-type="float" office:value="23890">
            <text:p>23890</text:p>
          </table:table-cell>
          <table:table-cell office:value-type="string">
            <text:p>Haixia Zheng</text:p>
          </table:table-cell>
          <table:table-cell table:number-columns-repeated="1021"/>
        </table:table-row>
        <table:table-row table:style-name="ro1">
          <table:table-cell office:value-type="float" office:value="3798">
            <text:p>3798</text:p>
          </table:table-cell>
          <table:table-cell office:value-type="float" office:value="48005">
            <text:p>48005</text:p>
          </table:table-cell>
          <table:table-cell office:value-type="string">
            <text:p>Cong Xuedi</text:p>
          </table:table-cell>
          <table:table-cell table:number-columns-repeated="1021"/>
        </table:table-row>
        <table:table-row table:style-name="ro1">
          <table:table-cell office:value-type="float" office:value="3798">
            <text:p>3798</text:p>
          </table:table-cell>
          <table:table-cell office:value-type="float" office:value="23016">
            <text:p>23016</text:p>
          </table:table-cell>
          <table:table-cell office:value-type="string">
            <text:p>Li Xin</text:p>
          </table:table-cell>
          <table:table-cell table:number-columns-repeated="1021"/>
        </table:table-row>
        <table:table-row table:style-name="ro1">
          <table:table-cell office:value-type="float" office:value="3798">
            <text:p>3798</text:p>
          </table:table-cell>
          <table:table-cell office:value-type="float" office:value="53595">
            <text:p>53595</text:p>
          </table:table-cell>
          <table:table-cell office:value-type="string">
            <text:p>Li Xin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55258">
            <text:p>55258</text:p>
          </table:table-cell>
          <table:table-cell office:value-type="string">
            <text:p>Vickie Orr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18487">
            <text:p>18487</text:p>
          </table:table-cell>
          <table:table-cell office:value-type="string">
            <text:p>Victoria Bullett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60630">
            <text:p>60630</text:p>
          </table:table-cell>
          <table:table-cell office:value-type="string">
            <text:p>Cynthia Cooper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14796">
            <text:p>14796</text:p>
          </table:table-cell>
          <table:table-cell office:value-type="string">
            <text:p>Katrina McClain Johnson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30208">
            <text:p>30208</text:p>
          </table:table-cell>
          <table:table-cell office:value-type="string">
            <text:p>Daedra Charles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26337">
            <text:p>26337</text:p>
          </table:table-cell>
          <table:table-cell office:value-type="string">
            <text:p>Medina Dixon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32617">
            <text:p>32617</text:p>
          </table:table-cell>
          <table:table-cell office:value-type="string">
            <text:p>Suzie McConnell Serio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48798">
            <text:p>48798</text:p>
          </table:table-cell>
          <table:table-cell office:value-type="string">
            <text:p>Tammy Jackson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22184">
            <text:p>22184</text:p>
          </table:table-cell>
          <table:table-cell office:value-type="string">
            <text:p>Teresa Weatherspoon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3135">
            <text:p>3135</text:p>
          </table:table-cell>
          <table:table-cell office:value-type="string">
            <text:p>Teresa Edwards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64045">
            <text:p>64045</text:p>
          </table:table-cell>
          <table:table-cell office:value-type="string">
            <text:p>Clarissa Davis</text:p>
          </table:table-cell>
          <table:table-cell table:number-columns-repeated="1021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65928">
            <text:p>65928</text:p>
          </table:table-cell>
          <table:table-cell office:value-type="string">
            <text:p>Carolyn Jones-Young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64729">
            <text:p>64729</text:p>
          </table:table-cell>
          <table:table-cell office:value-type="string">
            <text:p>Rozália Lelkesné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10091">
            <text:p>10091</text:p>
          </table:table-cell>
          <table:table-cell office:value-type="string">
            <text:p>Márta Megyeriné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47648">
            <text:p>47648</text:p>
          </table:table-cell>
          <table:table-cell office:value-type="string">
            <text:p>Amália Sterbinszky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63487">
            <text:p>63487</text:p>
          </table:table-cell>
          <table:table-cell office:value-type="string">
            <text:p>Amalia Sterbinszky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22970">
            <text:p>22970</text:p>
          </table:table-cell>
          <table:table-cell office:value-type="string">
            <text:p>Marianna Nagy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42565">
            <text:p>42565</text:p>
          </table:table-cell>
          <table:table-cell office:value-type="string">
            <text:p>Marianna Nagy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66096">
            <text:p>66096</text:p>
          </table:table-cell>
          <table:table-cell office:value-type="string">
            <text:p>Marianna Nagy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27031">
            <text:p>27031</text:p>
          </table:table-cell>
          <table:table-cell office:value-type="string">
            <text:p>Mária Berzsenyi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51853">
            <text:p>51853</text:p>
          </table:table-cell>
          <table:table-cell office:value-type="string">
            <text:p>Maria Berzsenyi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34218">
            <text:p>34218</text:p>
          </table:table-cell>
          <table:table-cell office:value-type="string">
            <text:p>Katalin Lakiné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6955">
            <text:p>6955</text:p>
          </table:table-cell>
          <table:table-cell office:value-type="string">
            <text:p>Ilona Nagy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6175">
            <text:p>6175</text:p>
          </table:table-cell>
          <table:table-cell office:value-type="string">
            <text:p>Klára Csíkné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50938">
            <text:p>50938</text:p>
          </table:table-cell>
          <table:table-cell office:value-type="string">
            <text:p>Zsuzsanna Kéziné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19357">
            <text:p>19357</text:p>
          </table:table-cell>
          <table:table-cell office:value-type="string">
            <text:p>Eva Angyal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42564">
            <text:p>42564</text:p>
          </table:table-cell>
          <table:table-cell office:value-type="string">
            <text:p>Éva Angyal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7680">
            <text:p>7680</text:p>
          </table:table-cell>
          <table:table-cell office:value-type="string">
            <text:p>Agota Bujdoso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37404">
            <text:p>37404</text:p>
          </table:table-cell>
          <table:table-cell office:value-type="string">
            <text:p>Ágota Bujdosó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54154">
            <text:p>54154</text:p>
          </table:table-cell>
          <table:table-cell office:value-type="string">
            <text:p>Erzsebet Nemeth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30431">
            <text:p>30431</text:p>
          </table:table-cell>
          <table:table-cell office:value-type="string">
            <text:p>Mária Vadászné</text:p>
          </table:table-cell>
          <table:table-cell table:number-columns-repeated="1021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47638">
            <text:p>47638</text:p>
          </table:table-cell>
          <table:table-cell office:value-type="string">
            <text:p>Borbála Tóth Harsányi</text:p>
          </table:table-cell>
          <table:table-cell table:number-columns-repeated="1021"/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37788">
            <text:p>37788</text:p>
          </table:table-cell>
          <table:table-cell office:value-type="string">
            <text:p>Rob Williams</text:p>
          </table:table-cell>
          <table:table-cell table:number-columns-repeated="1021"/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18331">
            <text:p>18331</text:p>
          </table:table-cell>
          <table:table-cell office:value-type="string">
            <text:p>Richard Chambers</text:p>
          </table:table-cell>
          <table:table-cell table:number-columns-repeated="1021"/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8572">
            <text:p>8572</text:p>
          </table:table-cell>
          <table:table-cell office:value-type="string">
            <text:p>Peter Chambers</text:p>
          </table:table-cell>
          <table:table-cell table:number-columns-repeated="1021"/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5707">
            <text:p>5707</text:p>
          </table:table-cell>
          <table:table-cell office:value-type="string">
            <text:p>Chris Bartley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17940">
            <text:p>17940</text:p>
          </table:table-cell>
          <table:table-cell office:value-type="string">
            <text:p>Barbara Jeli?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19171">
            <text:p>19171</text:p>
          </table:table-cell>
          <table:table-cell office:value-type="string">
            <text:p>Biljana Gligorovic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1584">
            <text:p>1584</text:p>
          </table:table-cell>
          <table:table-cell office:value-type="string">
            <text:p>Ana Kastelan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27489">
            <text:p>27489</text:p>
          </table:table-cell>
          <table:table-cell office:value-type="string">
            <text:p>Marija Anzulovic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23015">
            <text:p>23015</text:p>
          </table:table-cell>
          <table:table-cell office:value-type="string">
            <text:p>Gordana Jurcan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43670">
            <text:p>43670</text:p>
          </table:table-cell>
          <table:table-cell office:value-type="string">
            <text:p>Elena Cebukina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58332">
            <text:p>58332</text:p>
          </table:table-cell>
          <table:table-cell office:value-type="string">
            <text:p>Patricia Danicic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47162">
            <text:p>47162</text:p>
          </table:table-cell>
          <table:table-cell office:value-type="string">
            <text:p>Beti Rimac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2362">
            <text:p>2362</text:p>
          </table:table-cell>
          <table:table-cell office:value-type="string">
            <text:p>Natasa Leto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12086">
            <text:p>12086</text:p>
          </table:table-cell>
          <table:table-cell office:value-type="string">
            <text:p>Marijana Ribicic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27853">
            <text:p>27853</text:p>
          </table:table-cell>
          <table:table-cell office:value-type="string">
            <text:p>Ingrid Siscovich</text:p>
          </table:table-cell>
          <table:table-cell table:number-columns-repeated="1021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39482">
            <text:p>39482</text:p>
          </table:table-cell>
          <table:table-cell office:value-type="string">
            <text:p>Vesna Jelic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7347">
            <text:p>7347</text:p>
          </table:table-cell>
          <table:table-cell office:value-type="string">
            <text:p>Valeska Menezes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42368">
            <text:p>42368</text:p>
          </table:table-cell>
          <table:table-cell office:value-type="string">
            <text:p>Fernanda Venturini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7255">
            <text:p>7255</text:p>
          </table:table-cell>
          <table:table-cell office:value-type="string">
            <text:p>Elisângela Oliveira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8776">
            <text:p>8776</text:p>
          </table:table-cell>
          <table:table-cell office:value-type="string">
            <text:p>Virna Dias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51288">
            <text:p>51288</text:p>
          </table:table-cell>
          <table:table-cell office:value-type="string">
            <text:p>Marianne Steinbrecher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26104">
            <text:p>26104</text:p>
          </table:table-cell>
          <table:table-cell office:value-type="string">
            <text:p>Arlene Xavier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8427">
            <text:p>8427</text:p>
          </table:table-cell>
          <table:table-cell office:value-type="string">
            <text:p>Hélia Souza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12998">
            <text:p>12998</text:p>
          </table:table-cell>
          <table:table-cell office:value-type="string">
            <text:p>Ana Chagas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35048">
            <text:p>35048</text:p>
          </table:table-cell>
          <table:table-cell office:value-type="string">
            <text:p>Welissa Gonzaga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13624">
            <text:p>13624</text:p>
          </table:table-cell>
          <table:table-cell office:value-type="string">
            <text:p>Fabiana Claudino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56071">
            <text:p>56071</text:p>
          </table:table-cell>
          <table:table-cell office:value-type="string">
            <text:p>Erika Coimbra</text:p>
          </table:table-cell>
          <table:table-cell table:number-columns-repeated="1021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40345">
            <text:p>40345</text:p>
          </table:table-cell>
          <table:table-cell office:value-type="string">
            <text:p>Walewska Oliveira</text:p>
          </table:table-cell>
          <table:table-cell table:number-columns-repeated="1021"/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23196">
            <text:p>23196</text:p>
          </table:table-cell>
          <table:table-cell office:value-type="string">
            <text:p>Daniela Gattelli</text:p>
          </table:table-cell>
          <table:table-cell table:number-columns-repeated="1021"/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55383">
            <text:p>55383</text:p>
          </table:table-cell>
          <table:table-cell office:value-type="string">
            <text:p>Lucilla Perrotta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26362">
            <text:p>26362</text:p>
          </table:table-cell>
          <table:table-cell office:value-type="string">
            <text:p>Lilian Izquierdo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4001">
            <text:p>4001</text:p>
          </table:table-cell>
          <table:table-cell office:value-type="string">
            <text:p>Regla Bell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696">
            <text:p>696</text:p>
          </table:table-cell>
          <table:table-cell office:value-type="string">
            <text:p>Marlenis Costa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5471">
            <text:p>5471</text:p>
          </table:table-cell>
          <table:table-cell office:value-type="string">
            <text:p>Ana Fernandez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7458">
            <text:p>7458</text:p>
          </table:table-cell>
          <table:table-cell office:value-type="string">
            <text:p>Yumilka Ruiz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65915">
            <text:p>65915</text:p>
          </table:table-cell>
          <table:table-cell office:value-type="string">
            <text:p>Taismary Agüero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30464">
            <text:p>30464</text:p>
          </table:table-cell>
          <table:table-cell office:value-type="string">
            <text:p>Raisa O'Farrill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16939">
            <text:p>16939</text:p>
          </table:table-cell>
          <table:table-cell office:value-type="string">
            <text:p>Mireya Luis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64847">
            <text:p>64847</text:p>
          </table:table-cell>
          <table:table-cell office:value-type="string">
            <text:p>Martha Sanchez Salfran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4809">
            <text:p>4809</text:p>
          </table:table-cell>
          <table:table-cell office:value-type="string">
            <text:p>Regla Torres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40918">
            <text:p>40918</text:p>
          </table:table-cell>
          <table:table-cell office:value-type="string">
            <text:p>Mirka Francia</text:p>
          </table:table-cell>
          <table:table-cell table:number-columns-repeated="1021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29687">
            <text:p>29687</text:p>
          </table:table-cell>
          <table:table-cell office:value-type="string">
            <text:p>Zoila Barros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4151">
            <text:p>4151</text:p>
          </table:table-cell>
          <table:table-cell office:value-type="string">
            <text:p>Jaromir Jagr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7866">
            <text:p>7866</text:p>
          </table:table-cell>
          <table:table-cell office:value-type="string">
            <text:p>Milan Hejduk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40212">
            <text:p>40212</text:p>
          </table:table-cell>
          <table:table-cell office:value-type="string">
            <text:p>Ville Peltonen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53072">
            <text:p>53072</text:p>
          </table:table-cell>
          <table:table-cell office:value-type="string">
            <text:p>Filip Kuba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54053">
            <text:p>54053</text:p>
          </table:table-cell>
          <table:table-cell office:value-type="string">
            <text:p>Milan Hnili?ka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47524">
            <text:p>47524</text:p>
          </table:table-cell>
          <table:table-cell office:value-type="string">
            <text:p>Tomas Vokoun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6415">
            <text:p>6415</text:p>
          </table:table-cell>
          <table:table-cell office:value-type="string">
            <text:p>Petr Cajanek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38096">
            <text:p>38096</text:p>
          </table:table-cell>
          <table:table-cell office:value-type="string">
            <text:p>Frantisek Kaberle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57553">
            <text:p>57553</text:p>
          </table:table-cell>
          <table:table-cell office:value-type="string">
            <text:p>František Kaberle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12763">
            <text:p>12763</text:p>
          </table:table-cell>
          <table:table-cell office:value-type="string">
            <text:p>Martin Erat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10055">
            <text:p>10055</text:p>
          </table:table-cell>
          <table:table-cell office:value-type="string">
            <text:p>Pavel Kubina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65600">
            <text:p>65600</text:p>
          </table:table-cell>
          <table:table-cell office:value-type="string">
            <text:p>Robert Lang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8425">
            <text:p>8425</text:p>
          </table:table-cell>
          <table:table-cell office:value-type="string">
            <text:p>Marek Zidlicky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29346">
            <text:p>29346</text:p>
          </table:table-cell>
          <table:table-cell office:value-type="string">
            <text:p>Patrik Elias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3561">
            <text:p>3561</text:p>
          </table:table-cell>
          <table:table-cell office:value-type="string">
            <text:p>Tomas Kaberle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23766">
            <text:p>23766</text:p>
          </table:table-cell>
          <table:table-cell office:value-type="string">
            <text:p>Rostislav Olesz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30156">
            <text:p>30156</text:p>
          </table:table-cell>
          <table:table-cell office:value-type="string">
            <text:p>Martin Rucinsky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66851">
            <text:p>66851</text:p>
          </table:table-cell>
          <table:table-cell office:value-type="string">
            <text:p>Ales Hemsky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46293">
            <text:p>46293</text:p>
          </table:table-cell>
          <table:table-cell office:value-type="string">
            <text:p>Jan Bulis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3058">
            <text:p>3058</text:p>
          </table:table-cell>
          <table:table-cell office:value-type="string">
            <text:p>Marek Malik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11185">
            <text:p>11185</text:p>
          </table:table-cell>
          <table:table-cell office:value-type="string">
            <text:p>Dominik Hašek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35349">
            <text:p>35349</text:p>
          </table:table-cell>
          <table:table-cell office:value-type="string">
            <text:p>Dominik Hasek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43712">
            <text:p>43712</text:p>
          </table:table-cell>
          <table:table-cell office:value-type="string">
            <text:p>Martin Straka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5450">
            <text:p>5450</text:p>
          </table:table-cell>
          <table:table-cell office:value-type="string">
            <text:p>Jaroslav Spacek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5911">
            <text:p>5911</text:p>
          </table:table-cell>
          <table:table-cell office:value-type="string">
            <text:p>Vaclav Prospal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36616">
            <text:p>36616</text:p>
          </table:table-cell>
          <table:table-cell office:value-type="string">
            <text:p>Dusan Salficky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51186">
            <text:p>51186</text:p>
          </table:table-cell>
          <table:table-cell office:value-type="string">
            <text:p>Aleš Kotalík</text:p>
          </table:table-cell>
          <table:table-cell table:number-columns-repeated="1021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13252">
            <text:p>13252</text:p>
          </table:table-cell>
          <table:table-cell office:value-type="string">
            <text:p>David Vyborny</text:p>
          </table:table-cell>
          <table:table-cell table:number-columns-repeated="1021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24326">
            <text:p>24326</text:p>
          </table:table-cell>
          <table:table-cell office:value-type="string">
            <text:p>Alexis Valido</text:p>
          </table:table-cell>
          <table:table-cell table:number-columns-repeated="1021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15976">
            <text:p>15976</text:p>
          </table:table-cell>
          <table:table-cell office:value-type="string">
            <text:p>Enrique de la Fuente</text:p>
          </table:table-cell>
          <table:table-cell table:number-columns-repeated="1021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61242">
            <text:p>61242</text:p>
          </table:table-cell>
          <table:table-cell office:value-type="string">
            <text:p>Juan Carlos Robles</text:p>
          </table:table-cell>
          <table:table-cell table:number-columns-repeated="1021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16601">
            <text:p>16601</text:p>
          </table:table-cell>
          <table:table-cell office:value-type="string">
            <text:p>Carlos Carreño</text:p>
          </table:table-cell>
          <table:table-cell table:number-columns-repeated="1021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35691">
            <text:p>35691</text:p>
          </table:table-cell>
          <table:table-cell office:value-type="string">
            <text:p>Miguel Ángel Falasca</text:p>
          </table:table-cell>
          <table:table-cell table:number-columns-repeated="1021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64648">
            <text:p>64648</text:p>
          </table:table-cell>
          <table:table-cell office:value-type="string">
            <text:p>Cosme Prenafeta</text:p>
          </table:table-cell>
          <table:table-cell table:number-columns-repeated="1021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10330">
            <text:p>10330</text:p>
          </table:table-cell>
          <table:table-cell office:value-type="string">
            <text:p>José Luis Moltó</text:p>
          </table:table-cell>
          <table:table-cell table:number-columns-repeated="1021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16384">
            <text:p>16384</text:p>
          </table:table-cell>
          <table:table-cell office:value-type="string">
            <text:p>Luis Pedro Suela</text:p>
          </table:table-cell>
          <table:table-cell table:number-columns-repeated="1021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52155">
            <text:p>52155</text:p>
          </table:table-cell>
          <table:table-cell office:value-type="string">
            <text:p>José Antonio Casilla</text:p>
          </table:table-cell>
          <table:table-cell table:number-columns-repeated="1021"/>
        </table:table-row>
        <table:table-row table:style-name="ro2">
          <table:table-cell office:value-type="float" office:value="3919">
            <text:p>3919</text:p>
          </table:table-cell>
          <table:table-cell office:value-type="float" office:value="27691">
            <text:p>27691</text:p>
          </table:table-cell>
          <table:table-cell office:value-type="string">
            <text:p>Juan José Salvador</text:p>
          </table:table-cell>
          <table:table-cell table:number-columns-repeated="1021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26544">
            <text:p>26544</text:p>
          </table:table-cell>
          <table:table-cell office:value-type="string">
            <text:p>Rafael Pascual</text:p>
          </table:table-cell>
          <table:table-cell table:number-columns-repeated="1021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20097">
            <text:p>20097</text:p>
          </table:table-cell>
          <table:table-cell office:value-type="string">
            <text:p>Ernesto Rodríguez</text:p>
          </table:table-cell>
          <table:table-cell table:number-columns-repeated="1021"/>
        </table:table-row>
        <table:table-row table:style-name="ro2">
          <table:table-cell office:value-type="float" office:value="3924">
            <text:p>3924</text:p>
          </table:table-cell>
          <table:table-cell office:value-type="float" office:value="51975">
            <text:p>51975</text:p>
          </table:table-cell>
          <table:table-cell office:value-type="string">
            <text:p>Sandra Pires</text:p>
          </table:table-cell>
          <table:table-cell table:number-columns-repeated="1021"/>
        </table:table-row>
        <table:table-row table:style-name="ro1">
          <table:table-cell office:value-type="float" office:value="3924">
            <text:p>3924</text:p>
          </table:table-cell>
          <table:table-cell office:value-type="float" office:value="66125">
            <text:p>66125</text:p>
          </table:table-cell>
          <table:table-cell office:value-type="string">
            <text:p>Adriana Samuel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7640">
            <text:p>7640</text:p>
          </table:table-cell>
          <table:table-cell office:value-type="string">
            <text:p>Abderrahmane Derouaz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4707">
            <text:p>4707</text:p>
          </table:table-cell>
          <table:table-cell office:value-type="string">
            <text:p>Mourad Amara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32873">
            <text:p>32873</text:p>
          </table:table-cell>
          <table:table-cell office:value-type="string">
            <text:p>Mahmoud Rahmani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1910">
            <text:p>1910</text:p>
          </table:table-cell>
          <table:table-cell office:value-type="string">
            <text:p>Hocine Yahi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45922">
            <text:p>45922</text:p>
          </table:table-cell>
          <table:table-cell office:value-type="string">
            <text:p>Mohamed Kheddis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41343">
            <text:p>41343</text:p>
          </table:table-cell>
          <table:table-cell office:value-type="string">
            <text:p>Salah Assad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18574">
            <text:p>18574</text:p>
          </table:table-cell>
          <table:table-cell office:value-type="string">
            <text:p>Djamel Menad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48919">
            <text:p>48919</text:p>
          </table:table-cell>
          <table:table-cell office:value-type="string">
            <text:p>Salah Larbes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47349">
            <text:p>47349</text:p>
          </table:table-cell>
          <table:table-cell office:value-type="string">
            <text:p>Lakhdar Belloumi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30717">
            <text:p>30717</text:p>
          </table:table-cell>
          <table:table-cell office:value-type="string">
            <text:p>Mahmoud Guendouz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64264">
            <text:p>64264</text:p>
          </table:table-cell>
          <table:table-cell office:value-type="string">
            <text:p>Rabah Madjer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10974">
            <text:p>10974</text:p>
          </table:table-cell>
          <table:table-cell office:value-type="string">
            <text:p>Mohamed Bouhalla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11951">
            <text:p>11951</text:p>
          </table:table-cell>
          <table:table-cell office:value-type="string">
            <text:p>Tedj Bensaoula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54913">
            <text:p>54913</text:p>
          </table:table-cell>
          <table:table-cell office:value-type="string">
            <text:p>Ali Fergani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60060">
            <text:p>60060</text:p>
          </table:table-cell>
          <table:table-cell office:value-type="string">
            <text:p>Mohamed Aomar Ghrib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17191">
            <text:p>17191</text:p>
          </table:table-cell>
          <table:table-cell office:value-type="string">
            <text:p>Bouzid Mahyouz</text:p>
          </table:table-cell>
          <table:table-cell table:number-columns-repeated="1021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17751">
            <text:p>17751</text:p>
          </table:table-cell>
          <table:table-cell office:value-type="string">
            <text:p>Chaabane Merzekane</text:p>
          </table:table-cell>
          <table:table-cell table:number-columns-repeated="1021"/>
        </table:table-row>
        <table:table-row table:style-name="ro1">
          <table:table-cell office:value-type="float" office:value="3947">
            <text:p>3947</text:p>
          </table:table-cell>
          <table:table-cell office:value-type="float" office:value="58930">
            <text:p>58930</text:p>
          </table:table-cell>
          <table:table-cell office:value-type="string">
            <text:p>Tania Gooley</text:p>
          </table:table-cell>
          <table:table-cell table:number-columns-repeated="1021"/>
        </table:table-row>
        <table:table-row table:style-name="ro1">
          <table:table-cell office:value-type="float" office:value="3947">
            <text:p>3947</text:p>
          </table:table-cell>
          <table:table-cell office:value-type="float" office:value="12324">
            <text:p>12324</text:p>
          </table:table-cell>
          <table:table-cell office:value-type="string">
            <text:p>Pauline Manser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13366">
            <text:p>13366</text:p>
          </table:table-cell>
          <table:table-cell office:value-type="string">
            <text:p>Alexandra Korukovets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29482">
            <text:p>29482</text:p>
          </table:table-cell>
          <table:table-cell office:value-type="string">
            <text:p>Elizaveta Tishchenko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26796">
            <text:p>26796</text:p>
          </table:table-cell>
          <table:table-cell office:value-type="string">
            <text:p>Ekaterina Gamova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18803">
            <text:p>18803</text:p>
          </table:table-cell>
          <table:table-cell office:value-type="string">
            <text:p>Elena Plotnikova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47569">
            <text:p>47569</text:p>
          </table:table-cell>
          <table:table-cell office:value-type="string">
            <text:p>Evgenya Artamonova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60749">
            <text:p>60749</text:p>
          </table:table-cell>
          <table:table-cell office:value-type="string">
            <text:p>Elena Tyurina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15735">
            <text:p>15735</text:p>
          </table:table-cell>
          <table:table-cell office:value-type="string">
            <text:p>Natalya Safronova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64230">
            <text:p>64230</text:p>
          </table:table-cell>
          <table:table-cell office:value-type="string">
            <text:p>Olga Chukanova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30571">
            <text:p>30571</text:p>
          </table:table-cell>
          <table:table-cell office:value-type="string">
            <text:p>Lioubov Chachkova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55408">
            <text:p>55408</text:p>
          </table:table-cell>
          <table:table-cell office:value-type="string">
            <text:p>Marina Sheshenina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16218">
            <text:p>16218</text:p>
          </table:table-cell>
          <table:table-cell office:value-type="string">
            <text:p>Olga Nikolaeva</text:p>
          </table:table-cell>
          <table:table-cell table:number-columns-repeated="1021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22112">
            <text:p>22112</text:p>
          </table:table-cell>
          <table:table-cell office:value-type="string">
            <text:p>Irina Tebenikhina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46375">
            <text:p>46375</text:p>
          </table:table-cell>
          <table:table-cell office:value-type="string">
            <text:p>Choi Kwang-Hee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58897">
            <text:p>58897</text:p>
          </table:table-cell>
          <table:table-cell office:value-type="string">
            <text:p>Choi Kwang-Hee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46121">
            <text:p>46121</text:p>
          </table:table-cell>
          <table:table-cell office:value-type="string">
            <text:p>Lee Yun-Hui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598">
            <text:p>598</text:p>
          </table:table-cell>
          <table:table-cell office:value-type="string">
            <text:p>Lee Meong-Hee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49514">
            <text:p>49514</text:p>
          </table:table-cell>
          <table:table-cell office:value-type="string">
            <text:p>Chang So-Yun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12875">
            <text:p>12875</text:p>
          </table:table-cell>
          <table:table-cell office:value-type="string">
            <text:p>Kim Guy-Hyun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53531">
            <text:p>53531</text:p>
          </table:table-cell>
          <table:table-cell office:value-type="string">
            <text:p>Chung Sun-Hye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47112">
            <text:p>47112</text:p>
          </table:table-cell>
          <table:table-cell office:value-type="string">
            <text:p>Ku Min-Jung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42612">
            <text:p>42612</text:p>
          </table:table-cell>
          <table:table-cell office:value-type="string">
            <text:p>Eoh Yeon-Soon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12991">
            <text:p>12991</text:p>
          </table:table-cell>
          <table:table-cell office:value-type="string">
            <text:p>Park Mee-Kyung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35785">
            <text:p>35785</text:p>
          </table:table-cell>
          <table:table-cell office:value-type="string">
            <text:p>Kang Hye-Mi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17725">
            <text:p>17725</text:p>
          </table:table-cell>
          <table:table-cell office:value-type="string">
            <text:p>Koo Ki-Lan</text:p>
          </table:table-cell>
          <table:table-cell table:number-columns-repeated="1021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68">
            <text:p>68</text:p>
          </table:table-cell>
          <table:table-cell office:value-type="string">
            <text:p>Park Soo-Jeong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61259">
            <text:p>61259</text:p>
          </table:table-cell>
          <table:table-cell office:value-type="string">
            <text:p>Simona Rinieri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53870">
            <text:p>53870</text:p>
          </table:table-cell>
          <table:table-cell office:value-type="string">
            <text:p>Francesca Ferretti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37393">
            <text:p>37393</text:p>
          </table:table-cell>
          <table:table-cell office:value-type="string">
            <text:p>Jenny Barazza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35843">
            <text:p>35843</text:p>
          </table:table-cell>
          <table:table-cell office:value-type="string">
            <text:p>Paola Paggi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32171">
            <text:p>32171</text:p>
          </table:table-cell>
          <table:table-cell office:value-type="string">
            <text:p>Eleonora Lo Bianco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27360">
            <text:p>27360</text:p>
          </table:table-cell>
          <table:table-cell office:value-type="string">
            <text:p>Manuela Leggeri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53908">
            <text:p>53908</text:p>
          </table:table-cell>
          <table:table-cell office:value-type="string">
            <text:p>Paola Cardullo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27302">
            <text:p>27302</text:p>
          </table:table-cell>
          <table:table-cell office:value-type="string">
            <text:p>Elisa Togut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66452">
            <text:p>66452</text:p>
          </table:table-cell>
          <table:table-cell office:value-type="string">
            <text:p>Manuela Secolo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44159">
            <text:p>44159</text:p>
          </table:table-cell>
          <table:table-cell office:value-type="string">
            <text:p>Antonella Del Core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47036">
            <text:p>47036</text:p>
          </table:table-cell>
          <table:table-cell office:value-type="string">
            <text:p>Nadia Centoni</text:p>
          </table:table-cell>
          <table:table-cell table:number-columns-repeated="1021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17382">
            <text:p>17382</text:p>
          </table:table-cell>
          <table:table-cell office:value-type="string">
            <text:p>Francesca Piccinini</text:p>
          </table:table-cell>
          <table:table-cell table:number-columns-repeated="1021"/>
        </table:table-row>
        <table:table-row table:style-name="ro2">
          <table:table-cell office:value-type="float" office:value="3958">
            <text:p>3958</text:p>
          </table:table-cell>
          <table:table-cell office:value-type="float" office:value="5631">
            <text:p>5631</text:p>
          </table:table-cell>
          <table:table-cell office:value-type="string">
            <text:p>Christian Lares</text:p>
          </table:table-cell>
          <table:table-cell table:number-columns-repeated="1021"/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595">
            <text:p>595</text:p>
          </table:table-cell>
          <table:table-cell office:value-type="string">
            <text:p>Jerónimo Bidegain</text:p>
          </table:table-cell>
          <table:table-cell table:number-columns-repeated="1021"/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15770">
            <text:p>15770</text:p>
          </table:table-cell>
          <table:table-cell office:value-type="string">
            <text:p>Pablo Pereira</text:p>
          </table:table-cell>
          <table:table-cell table:number-columns-repeated="1021"/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19455">
            <text:p>19455</text:p>
          </table:table-cell>
          <table:table-cell office:value-type="string">
            <text:p>Leonardo Patti</text:p>
          </table:table-cell>
          <table:table-cell table:number-columns-repeated="1021"/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5661">
            <text:p>5661</text:p>
          </table:table-cell>
          <table:table-cell office:value-type="string">
            <text:p>Alejandro Spajic</text:p>
          </table:table-cell>
          <table:table-cell table:number-columns-repeated="1021"/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19591">
            <text:p>19591</text:p>
          </table:table-cell>
          <table:table-cell office:value-type="string">
            <text:p>Juan Pablo Porello</text:p>
          </table:table-cell>
          <table:table-cell table:number-columns-repeated="1021"/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7962">
            <text:p>7962</text:p>
          </table:table-cell>
          <table:table-cell office:value-type="string">
            <text:p>Leandro Maly</text:p>
          </table:table-cell>
          <table:table-cell table:number-columns-repeated="1021"/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18846">
            <text:p>18846</text:p>
          </table:table-cell>
          <table:table-cell office:value-type="string">
            <text:p>Pablo Meana</text:p>
          </table:table-cell>
          <table:table-cell table:number-columns-repeated="1021"/>
        </table:table-row>
        <table:table-row table:style-name="ro2">
          <table:table-cell office:value-type="float" office:value="3958">
            <text:p>3958</text:p>
          </table:table-cell>
          <table:table-cell office:value-type="float" office:value="21827">
            <text:p>21827</text:p>
          </table:table-cell>
          <table:table-cell office:value-type="string">
            <text:p>Hugo Conte</text:p>
          </table:table-cell>
          <table:table-cell table:number-columns-repeated="1021"/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27494">
            <text:p>27494</text:p>
          </table:table-cell>
          <table:table-cell office:value-type="string">
            <text:p>Sebastian Firpo</text:p>
          </table:table-cell>
          <table:table-cell table:number-columns-repeated="1021"/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9318">
            <text:p>9318</text:p>
          </table:table-cell>
          <table:table-cell office:value-type="string">
            <text:p>Marcos Milinkovic</text:p>
          </table:table-cell>
          <table:table-cell table:number-columns-repeated="1021"/>
        </table:table-row>
        <table:table-row table:style-name="ro2">
          <table:table-cell office:value-type="float" office:value="3958">
            <text:p>3958</text:p>
          </table:table-cell>
          <table:table-cell office:value-type="float" office:value="38231">
            <text:p>38231</text:p>
          </table:table-cell>
          <table:table-cell office:value-type="string">
            <text:p>Carlos Weber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59051">
            <text:p>59051</text:p>
          </table:table-cell>
          <table:table-cell office:value-type="string">
            <text:p>Doris Wefwafwa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2800">
            <text:p>2800</text:p>
          </table:table-cell>
          <table:table-cell office:value-type="string">
            <text:p>Ednah Chepngeno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12506">
            <text:p>12506</text:p>
          </table:table-cell>
          <table:table-cell office:value-type="string">
            <text:p>Jackline Makokha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30092">
            <text:p>30092</text:p>
          </table:table-cell>
          <table:table-cell office:value-type="string">
            <text:p>Emily Wesutila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56329">
            <text:p>56329</text:p>
          </table:table-cell>
          <table:table-cell office:value-type="string">
            <text:p>Mary Ayuma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36518">
            <text:p>36518</text:p>
          </table:table-cell>
          <table:table-cell office:value-type="string">
            <text:p>Gladys Nasikanda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12014">
            <text:p>12014</text:p>
          </table:table-cell>
          <table:table-cell office:value-type="string">
            <text:p>Nancy Waswa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16253">
            <text:p>16253</text:p>
          </table:table-cell>
          <table:table-cell office:value-type="string">
            <text:p>Judith Serenge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1923">
            <text:p>1923</text:p>
          </table:table-cell>
          <table:table-cell office:value-type="string">
            <text:p>Margaret Indakala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15044">
            <text:p>15044</text:p>
          </table:table-cell>
          <table:table-cell office:value-type="string">
            <text:p>Dorcas Ndasaba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35382">
            <text:p>35382</text:p>
          </table:table-cell>
          <table:table-cell office:value-type="string">
            <text:p>Violet Barasa</text:p>
          </table:table-cell>
          <table:table-cell table:number-columns-repeated="1021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14266">
            <text:p>14266</text:p>
          </table:table-cell>
          <table:table-cell office:value-type="string">
            <text:p>Roselidah Mangala</text:p>
          </table:table-cell>
          <table:table-cell table:number-columns-repeated="1021"/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35151">
            <text:p>35151</text:p>
          </table:table-cell>
          <table:table-cell office:value-type="string">
            <text:p>Romano Battisti</text:p>
          </table:table-cell>
          <table:table-cell table:number-columns-repeated="1021"/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64585">
            <text:p>64585</text:p>
          </table:table-cell>
          <table:table-cell office:value-type="string">
            <text:p>Alessio Sartori</text:p>
          </table:table-cell>
          <table:table-cell table:number-columns-repeated="1021"/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12304">
            <text:p>12304</text:p>
          </table:table-cell>
          <table:table-cell office:value-type="string">
            <text:p>Annette Huygens-Tholen</text:p>
          </table:table-cell>
          <table:table-cell table:number-columns-repeated="1021"/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2344">
            <text:p>2344</text:p>
          </table:table-cell>
          <table:table-cell office:value-type="string">
            <text:p>Sarah Straton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22074">
            <text:p>22074</text:p>
          </table:table-cell>
          <table:table-cell office:value-type="string">
            <text:p>Zhao Ruirui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6522">
            <text:p>6522</text:p>
          </table:table-cell>
          <table:table-cell office:value-type="string">
            <text:p>Liu Yanan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5348">
            <text:p>5348</text:p>
          </table:table-cell>
          <table:table-cell office:value-type="string">
            <text:p>Zhang Na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30857">
            <text:p>30857</text:p>
          </table:table-cell>
          <table:table-cell office:value-type="string">
            <text:p>Zhang Na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53101">
            <text:p>53101</text:p>
          </table:table-cell>
          <table:table-cell office:value-type="string">
            <text:p>Shan Li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50728">
            <text:p>50728</text:p>
          </table:table-cell>
          <table:table-cell office:value-type="string">
            <text:p>Jing Chen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14351">
            <text:p>14351</text:p>
          </table:table-cell>
          <table:table-cell office:value-type="string">
            <text:p>Nina Song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28575">
            <text:p>28575</text:p>
          </table:table-cell>
          <table:table-cell office:value-type="string">
            <text:p>Zhou Suhong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51458">
            <text:p>51458</text:p>
          </table:table-cell>
          <table:table-cell office:value-type="string">
            <text:p>Ping Zhang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57848">
            <text:p>57848</text:p>
          </table:table-cell>
          <table:table-cell office:value-type="string">
            <text:p>Feng Kun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36634">
            <text:p>36634</text:p>
          </table:table-cell>
          <table:table-cell office:value-type="string">
            <text:p>Lina Wang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3295">
            <text:p>3295</text:p>
          </table:table-cell>
          <table:table-cell office:value-type="string">
            <text:p>Yang Hao</text:p>
          </table:table-cell>
          <table:table-cell table:number-columns-repeated="1021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16443">
            <text:p>16443</text:p>
          </table:table-cell>
          <table:table-cell office:value-type="string">
            <text:p>Zhang Yuehong</text:p>
          </table:table-cell>
          <table:table-cell table:number-columns-repeated="1021"/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22876">
            <text:p>22876</text:p>
          </table:table-cell>
          <table:table-cell office:value-type="string">
            <text:p>Jinghui Yang</text:p>
          </table:table-cell>
          <table:table-cell table:number-columns-repeated="1021"/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30712">
            <text:p>30712</text:p>
          </table:table-cell>
          <table:table-cell office:value-type="string">
            <text:p>Tian Liang</text:p>
          </table:table-cell>
          <table:table-cell table:number-columns-repeated="1021"/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63362">
            <text:p>63362</text:p>
          </table:table-cell>
          <table:table-cell office:value-type="string">
            <text:p>Tian Liang</text:p>
          </table:table-cell>
          <table:table-cell table:number-columns-repeated="1021"/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37872">
            <text:p>37872</text:p>
          </table:table-cell>
          <table:table-cell office:value-type="string">
            <text:p>Gregor Schlierenzauer</text:p>
          </table:table-cell>
          <table:table-cell table:number-columns-repeated="1021"/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3246">
            <text:p>3246</text:p>
          </table:table-cell>
          <table:table-cell office:value-type="string">
            <text:p>Wolfgang Loitzl</text:p>
          </table:table-cell>
          <table:table-cell table:number-columns-repeated="1021"/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15839">
            <text:p>15839</text:p>
          </table:table-cell>
          <table:table-cell office:value-type="string">
            <text:p>Thomas Morgenstern</text:p>
          </table:table-cell>
          <table:table-cell table:number-columns-repeated="1021"/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45269">
            <text:p>45269</text:p>
          </table:table-cell>
          <table:table-cell office:value-type="string">
            <text:p>Andreas Kofler</text:p>
          </table:table-cell>
          <table:table-cell table:number-columns-repeated="1021"/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46319">
            <text:p>46319</text:p>
          </table:table-cell>
          <table:table-cell office:value-type="string">
            <text:p>Matt Vogel</text:p>
          </table:table-cell>
          <table:table-cell table:number-columns-repeated="1021"/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18371">
            <text:p>18371</text:p>
          </table:table-cell>
          <table:table-cell office:value-type="string">
            <text:p>John Hencken</text:p>
          </table:table-cell>
          <table:table-cell table:number-columns-repeated="1021"/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45657">
            <text:p>45657</text:p>
          </table:table-cell>
          <table:table-cell office:value-type="string">
            <text:p>Jim Montgomery</text:p>
          </table:table-cell>
          <table:table-cell table:number-columns-repeated="1021"/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11718">
            <text:p>11718</text:p>
          </table:table-cell>
          <table:table-cell office:value-type="string">
            <text:p>John Naber</text:p>
          </table:table-cell>
          <table:table-cell table:number-columns-repeated="1021"/>
        </table:table-row>
        <table:table-row table:style-name="ro2">
          <table:table-cell office:value-type="float" office:value="4068">
            <text:p>4068</text:p>
          </table:table-cell>
          <table:table-cell office:value-type="float" office:value="59058">
            <text:p>59058</text:p>
          </table:table-cell>
          <table:table-cell office:value-type="string">
            <text:p>Martin Schmitt</text:p>
          </table:table-cell>
          <table:table-cell table:number-columns-repeated="1021"/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48916">
            <text:p>48916</text:p>
          </table:table-cell>
          <table:table-cell office:value-type="string">
            <text:p>Michael Neumayer</text:p>
          </table:table-cell>
          <table:table-cell table:number-columns-repeated="1021"/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9284">
            <text:p>9284</text:p>
          </table:table-cell>
          <table:table-cell office:value-type="string">
            <text:p>Andreas Wank</text:p>
          </table:table-cell>
          <table:table-cell table:number-columns-repeated="1021"/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18733">
            <text:p>18733</text:p>
          </table:table-cell>
          <table:table-cell office:value-type="string">
            <text:p>Michael Uhrmann</text:p>
          </table:table-cell>
          <table:table-cell table:number-columns-repeated="1021"/>
        </table:table-row>
        <table:table-row table:style-name="ro2">
          <table:table-cell office:value-type="float" office:value="4074">
            <text:p>4074</text:p>
          </table:table-cell>
          <table:table-cell office:value-type="float" office:value="13269">
            <text:p>13269</text:p>
          </table:table-cell>
          <table:table-cell office:value-type="string">
            <text:p>Daniel Landry</text:p>
          </table:table-cell>
          <table:table-cell table:number-columns-repeated="1021"/>
        </table:table-row>
        <table:table-row table:style-name="ro2">
          <table:table-cell office:value-type="float" office:value="4074">
            <text:p>4074</text:p>
          </table:table-cell>
          <table:table-cell office:value-type="float" office:value="47551">
            <text:p>47551</text:p>
          </table:table-cell>
          <table:table-cell office:value-type="string">
            <text:p>Michael Lambert</text:p>
          </table:table-cell>
          <table:table-cell table:number-columns-repeated="1021"/>
        </table:table-row>
        <table:table-row table:style-name="ro2">
          <table:table-cell office:value-type="float" office:value="4074">
            <text:p>4074</text:p>
          </table:table-cell>
          <table:table-cell office:value-type="float" office:value="61665">
            <text:p>61665</text:p>
          </table:table-cell>
          <table:table-cell office:value-type="string">
            <text:p>Michael Lambert</text:p>
          </table:table-cell>
          <table:table-cell table:number-columns-repeated="1021"/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57254">
            <text:p>57254</text:p>
          </table:table-cell>
          <table:table-cell office:value-type="string">
            <text:p>Lloy Ball</text:p>
          </table:table-cell>
          <table:table-cell table:number-columns-repeated="1021"/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30289">
            <text:p>30289</text:p>
          </table:table-cell>
          <table:table-cell office:value-type="string">
            <text:p>Kevin Barnett</text:p>
          </table:table-cell>
          <table:table-cell table:number-columns-repeated="1021"/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42725">
            <text:p>42725</text:p>
          </table:table-cell>
          <table:table-cell office:value-type="string">
            <text:p>Jeff Nygaard</text:p>
          </table:table-cell>
          <table:table-cell table:number-columns-repeated="1021"/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60923">
            <text:p>60923</text:p>
          </table:table-cell>
          <table:table-cell office:value-type="string">
            <text:p>Ryan Millar</text:p>
          </table:table-cell>
          <table:table-cell table:number-columns-repeated="1021"/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61225">
            <text:p>61225</text:p>
          </table:table-cell>
          <table:table-cell office:value-type="string">
            <text:p>Chip McCaw</text:p>
          </table:table-cell>
          <table:table-cell table:number-columns-repeated="1021"/>
        </table:table-row>
        <table:table-row table:style-name="ro2">
          <table:table-cell office:value-type="float" office:value="4074">
            <text:p>4074</text:p>
          </table:table-cell>
          <table:table-cell office:value-type="float" office:value="1933">
            <text:p>1933</text:p>
          </table:table-cell>
          <table:table-cell office:value-type="string">
            <text:p>George Roumain</text:p>
          </table:table-cell>
          <table:table-cell table:number-columns-repeated="1021"/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34110">
            <text:p>34110</text:p>
          </table:table-cell>
          <table:table-cell office:value-type="string">
            <text:p>John Hyden</text:p>
          </table:table-cell>
          <table:table-cell table:number-columns-repeated="1021"/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44016">
            <text:p>44016</text:p>
          </table:table-cell>
          <table:table-cell office:value-type="string">
            <text:p>Erik Sullivan</text:p>
          </table:table-cell>
          <table:table-cell table:number-columns-repeated="1021"/>
        </table:table-row>
        <table:table-row table:style-name="ro2">
          <table:table-cell office:value-type="float" office:value="4074">
            <text:p>4074</text:p>
          </table:table-cell>
          <table:table-cell office:value-type="float" office:value="12503">
            <text:p>12503</text:p>
          </table:table-cell>
          <table:table-cell office:value-type="string">
            <text:p>Andy Witt</text:p>
          </table:table-cell>
          <table:table-cell table:number-columns-repeated="1021"/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51333">
            <text:p>51333</text:p>
          </table:table-cell>
          <table:table-cell office:value-type="string">
            <text:p>Tom Hoff</text:p>
          </table:table-cell>
          <table:table-cell table:number-columns-repeated="1021"/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61635">
            <text:p>61635</text:p>
          </table:table-cell>
          <table:table-cell office:value-type="string">
            <text:p>Maria José Schuller</text:p>
          </table:table-cell>
          <table:table-cell table:number-columns-repeated="1021"/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27478">
            <text:p>27478</text:p>
          </table:table-cell>
          <table:table-cell office:value-type="string">
            <text:p>Cristina Pereira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56995">
            <text:p>56995</text:p>
          </table:table-cell>
          <table:table-cell office:value-type="string">
            <text:p>Sachiko Sugiyama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8844">
            <text:p>8844</text:p>
          </table:table-cell>
          <table:table-cell office:value-type="string">
            <text:p>Chie Tsuji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3862">
            <text:p>3862</text:p>
          </table:table-cell>
          <table:table-cell office:value-type="string">
            <text:p>Tomoko Yoshihara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13684">
            <text:p>13684</text:p>
          </table:table-cell>
          <table:table-cell office:value-type="string">
            <text:p>Kana Oyama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61250">
            <text:p>61250</text:p>
          </table:table-cell>
          <table:table-cell office:value-type="string">
            <text:p>Miyuki Takahashi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20178">
            <text:p>20178</text:p>
          </table:table-cell>
          <table:table-cell office:value-type="string">
            <text:p>Ai Otomo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23358">
            <text:p>23358</text:p>
          </table:table-cell>
          <table:table-cell office:value-type="string">
            <text:p>Yoshie Takeshita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14104">
            <text:p>14104</text:p>
          </table:table-cell>
          <table:table-cell office:value-type="string">
            <text:p>Saori Kimura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31914">
            <text:p>31914</text:p>
          </table:table-cell>
          <table:table-cell office:value-type="string">
            <text:p>Megumi Kurihara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8746">
            <text:p>8746</text:p>
          </table:table-cell>
          <table:table-cell office:value-type="string">
            <text:p>Ikumi Narita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56231">
            <text:p>56231</text:p>
          </table:table-cell>
          <table:table-cell office:value-type="string">
            <text:p>Kanako Omura</text:p>
          </table:table-cell>
          <table:table-cell table:number-columns-repeated="1021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6426">
            <text:p>6426</text:p>
          </table:table-cell>
          <table:table-cell office:value-type="string">
            <text:p>Miki Sasaki</text:p>
          </table:table-cell>
          <table:table-cell table:number-columns-repeated="1021"/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32197">
            <text:p>32197</text:p>
          </table:table-cell>
          <table:table-cell office:value-type="string">
            <text:p>Leon Taylor</text:p>
          </table:table-cell>
          <table:table-cell table:number-columns-repeated="1021"/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34583">
            <text:p>34583</text:p>
          </table:table-cell>
          <table:table-cell office:value-type="string">
            <text:p>Peter Waterfield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35101">
            <text:p>35101</text:p>
          </table:table-cell>
          <table:table-cell office:value-type="string">
            <text:p>Tobin Heath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63332">
            <text:p>63332</text:p>
          </table:table-cell>
          <table:table-cell office:value-type="string">
            <text:p>Christie Rampone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5932">
            <text:p>5932</text:p>
          </table:table-cell>
          <table:table-cell office:value-type="string">
            <text:p>Hope Solo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43461">
            <text:p>43461</text:p>
          </table:table-cell>
          <table:table-cell office:value-type="string">
            <text:p>Heather O'Reilly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22959">
            <text:p>22959</text:p>
          </table:table-cell>
          <table:table-cell office:value-type="string">
            <text:p>Carli Lloyd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15001">
            <text:p>15001</text:p>
          </table:table-cell>
          <table:table-cell office:value-type="string">
            <text:p>Sydney Leroux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27277">
            <text:p>27277</text:p>
          </table:table-cell>
          <table:table-cell office:value-type="string">
            <text:p>Amy Rodriguez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52376">
            <text:p>52376</text:p>
          </table:table-cell>
          <table:table-cell office:value-type="string">
            <text:p>Megan Rapinoe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60047">
            <text:p>60047</text:p>
          </table:table-cell>
          <table:table-cell office:value-type="string">
            <text:p>Amy LePeilbet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32341">
            <text:p>32341</text:p>
          </table:table-cell>
          <table:table-cell office:value-type="string">
            <text:p>Abby Wambach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12984">
            <text:p>12984</text:p>
          </table:table-cell>
          <table:table-cell office:value-type="string">
            <text:p>Kelley O'Hara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59146">
            <text:p>59146</text:p>
          </table:table-cell>
          <table:table-cell office:value-type="string">
            <text:p>Rachel Buehler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16588">
            <text:p>16588</text:p>
          </table:table-cell>
          <table:table-cell office:value-type="string">
            <text:p>Heather Mitts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64922">
            <text:p>64922</text:p>
          </table:table-cell>
          <table:table-cell office:value-type="string">
            <text:p>Nicole Barnhart</text:p>
          </table:table-cell>
          <table:table-cell table:number-columns-repeated="1021"/>
        </table:table-row>
        <table:table-row table:style-name="ro2">
          <table:table-cell office:value-type="float" office:value="4098">
            <text:p>4098</text:p>
          </table:table-cell>
          <table:table-cell office:value-type="float" office:value="39401">
            <text:p>39401</text:p>
          </table:table-cell>
          <table:table-cell office:value-type="string">
            <text:p>Alex Morgan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35607">
            <text:p>35607</text:p>
          </table:table-cell>
          <table:table-cell office:value-type="string">
            <text:p>Shannon Boxx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43683">
            <text:p>43683</text:p>
          </table:table-cell>
          <table:table-cell office:value-type="string">
            <text:p>Becky Sauerbrunn</text:p>
          </table:table-cell>
          <table:table-cell table:number-columns-repeated="1021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35112">
            <text:p>35112</text:p>
          </table:table-cell>
          <table:table-cell office:value-type="string">
            <text:p>Lauren Cheney</text:p>
          </table:table-cell>
          <table:table-cell table:number-columns-repeated="1021"/>
        </table:table-row>
        <table:table-row table:style-name="ro1">
          <table:table-cell office:value-type="float" office:value="4122">
            <text:p>4122</text:p>
          </table:table-cell>
          <table:table-cell office:value-type="float" office:value="56192">
            <text:p>56192</text:p>
          </table:table-cell>
          <table:table-cell office:value-type="string">
            <text:p>Jesse Sergent</text:p>
          </table:table-cell>
          <table:table-cell table:number-columns-repeated="1021"/>
        </table:table-row>
        <table:table-row table:style-name="ro1">
          <table:table-cell office:value-type="float" office:value="4122">
            <text:p>4122</text:p>
          </table:table-cell>
          <table:table-cell office:value-type="float" office:value="59087">
            <text:p>59087</text:p>
          </table:table-cell>
          <table:table-cell office:value-type="string">
            <text:p>Jesse Sergent</text:p>
          </table:table-cell>
          <table:table-cell table:number-columns-repeated="1021"/>
        </table:table-row>
        <table:table-row table:style-name="ro1">
          <table:table-cell office:value-type="float" office:value="4122">
            <text:p>4122</text:p>
          </table:table-cell>
          <table:table-cell office:value-type="float" office:value="56612">
            <text:p>56612</text:p>
          </table:table-cell>
          <table:table-cell office:value-type="string">
            <text:p>Westley Gough</text:p>
          </table:table-cell>
          <table:table-cell table:number-columns-repeated="1021"/>
        </table:table-row>
        <table:table-row table:style-name="ro2">
          <table:table-cell office:value-type="float" office:value="4122">
            <text:p>4122</text:p>
          </table:table-cell>
          <table:table-cell office:value-type="float" office:value="39863">
            <text:p>39863</text:p>
          </table:table-cell>
          <table:table-cell office:value-type="string">
            <text:p>Marc Ryan</text:p>
          </table:table-cell>
          <table:table-cell table:number-columns-repeated="1021"/>
        </table:table-row>
        <table:table-row table:style-name="ro1">
          <table:table-cell office:value-type="float" office:value="4122">
            <text:p>4122</text:p>
          </table:table-cell>
          <table:table-cell office:value-type="float" office:value="16822">
            <text:p>16822</text:p>
          </table:table-cell>
          <table:table-cell office:value-type="string">
            <text:p>Sam Bewley</text:p>
          </table:table-cell>
          <table:table-cell table:number-columns-repeated="1021"/>
        </table:table-row>
        <table:table-row table:style-name="ro1">
          <table:table-cell office:value-type="float" office:value="4122">
            <text:p>4122</text:p>
          </table:table-cell>
          <table:table-cell office:value-type="float" office:value="21107">
            <text:p>21107</text:p>
          </table:table-cell>
          <table:table-cell office:value-type="string">
            <text:p>Aaron Gate</text:p>
          </table:table-cell>
          <table:table-cell table:number-columns-repeated="1021"/>
        </table:table-row>
        <table:table-row table:style-name="ro1">
          <table:table-cell office:value-type="float" office:value="4135">
            <text:p>4135</text:p>
          </table:table-cell>
          <table:table-cell office:value-type="float" office:value="43540">
            <text:p>43540</text:p>
          </table:table-cell>
          <table:table-cell office:value-type="string">
            <text:p>Adriana Behar</text:p>
          </table:table-cell>
          <table:table-cell table:number-columns-repeated="1021"/>
        </table:table-row>
        <table:table-row table:style-name="ro1">
          <table:table-cell office:value-type="float" office:value="4135">
            <text:p>4135</text:p>
          </table:table-cell>
          <table:table-cell office:value-type="float" office:value="45990">
            <text:p>45990</text:p>
          </table:table-cell>
          <table:table-cell office:value-type="string">
            <text:p>Shelda Bede</text:p>
          </table:table-cell>
          <table:table-cell table:number-columns-repeated="1021"/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40333">
            <text:p>40333</text:p>
          </table:table-cell>
          <table:table-cell office:value-type="string">
            <text:p>Debora Schoon-Kadijk</text:p>
          </table:table-cell>
          <table:table-cell table:number-columns-repeated="1021"/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19692">
            <text:p>19692</text:p>
          </table:table-cell>
          <table:table-cell office:value-type="string">
            <text:p>Rebekka Kadijk</text:p>
          </table:table-cell>
          <table:table-cell table:number-columns-repeated="1021"/>
        </table:table-row>
        <table:table-row table:style-name="ro1">
          <table:table-cell office:value-type="float" office:value="4158">
            <text:p>4158</text:p>
          </table:table-cell>
          <table:table-cell office:value-type="float" office:value="51009">
            <text:p>51009</text:p>
          </table:table-cell>
          <table:table-cell office:value-type="string">
            <text:p>Anders Jacobsen</text:p>
          </table:table-cell>
          <table:table-cell table:number-columns-repeated="1021"/>
        </table:table-row>
        <table:table-row table:style-name="ro1">
          <table:table-cell office:value-type="float" office:value="4158">
            <text:p>4158</text:p>
          </table:table-cell>
          <table:table-cell office:value-type="float" office:value="21938">
            <text:p>21938</text:p>
          </table:table-cell>
          <table:table-cell office:value-type="string">
            <text:p>Johan Remen Evensen</text:p>
          </table:table-cell>
          <table:table-cell table:number-columns-repeated="1021"/>
        </table:table-row>
        <table:table-row table:style-name="ro1">
          <table:table-cell office:value-type="float" office:value="4158">
            <text:p>4158</text:p>
          </table:table-cell>
          <table:table-cell office:value-type="float" office:value="47819">
            <text:p>47819</text:p>
          </table:table-cell>
          <table:table-cell office:value-type="string">
            <text:p>Tom Hilde</text:p>
          </table:table-cell>
          <table:table-cell table:number-columns-repeated="1021"/>
        </table:table-row>
        <table:table-row table:style-name="ro1">
          <table:table-cell office:value-type="float" office:value="4158">
            <text:p>4158</text:p>
          </table:table-cell>
          <table:table-cell office:value-type="float" office:value="52982">
            <text:p>52982</text:p>
          </table:table-cell>
          <table:table-cell office:value-type="string">
            <text:p>Anders Bardal</text:p>
          </table:table-cell>
          <table:table-cell table:number-columns-repeated="1021"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42731">
            <text:p>42731</text:p>
          </table:table-cell>
          <table:table-cell office:value-type="string">
            <text:p>Clay Evans</text:p>
          </table:table-cell>
          <table:table-cell table:number-columns-repeated="1021"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40509">
            <text:p>40509</text:p>
          </table:table-cell>
          <table:table-cell office:value-type="string">
            <text:p>Stephen Pickell</text:p>
          </table:table-cell>
          <table:table-cell table:number-columns-repeated="1021"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25195">
            <text:p>25195</text:p>
          </table:table-cell>
          <table:table-cell office:value-type="string">
            <text:p>Gary MacDonald</text:p>
          </table:table-cell>
          <table:table-cell table:number-columns-repeated="1021"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13182">
            <text:p>13182</text:p>
          </table:table-cell>
          <table:table-cell office:value-type="string">
            <text:p>Graham Smith</text:p>
          </table:table-cell>
          <table:table-cell table:number-columns-repeated="1021"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66416">
            <text:p>66416</text:p>
          </table:table-cell>
          <table:table-cell office:value-type="string">
            <text:p>Charlene Tagaloa</text:p>
          </table:table-cell>
          <table:table-cell table:number-columns-repeated="1021"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32857">
            <text:p>32857</text:p>
          </table:table-cell>
          <table:table-cell office:value-type="string">
            <text:p>Demetria Sance</text:p>
          </table:table-cell>
          <table:table-cell table:number-columns-repeated="1021"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64180">
            <text:p>64180</text:p>
          </table:table-cell>
          <table:table-cell office:value-type="string">
            <text:p>Stacy Sykora</text:p>
          </table:table-cell>
          <table:table-cell table:number-columns-repeated="1021"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7412">
            <text:p>7412</text:p>
          </table:table-cell>
          <table:table-cell office:value-type="string">
            <text:p>Danielle Scott-Arruda</text:p>
          </table:table-cell>
          <table:table-cell table:number-columns-repeated="1021"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10322">
            <text:p>10322</text:p>
          </table:table-cell>
          <table:table-cell office:value-type="string">
            <text:p>Tara Cross-Battle</text:p>
          </table:table-cell>
          <table:table-cell table:number-columns-repeated="1021"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27851">
            <text:p>27851</text:p>
          </table:table-cell>
          <table:table-cell office:value-type="string">
            <text:p>Allison Weston</text:p>
          </table:table-cell>
          <table:table-cell table:number-columns-repeated="1021"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38906">
            <text:p>38906</text:p>
          </table:table-cell>
          <table:table-cell office:value-type="string">
            <text:p>Sarah Noriega</text:p>
          </table:table-cell>
          <table:table-cell table:number-columns-repeated="1021"/>
        </table:table-row>
        <table:table-row table:style-name="ro2">
          <table:table-cell office:value-type="float" office:value="4168">
            <text:p>4168</text:p>
          </table:table-cell>
          <table:table-cell office:value-type="float" office:value="16209">
            <text:p>16209</text:p>
          </table:table-cell>
          <table:table-cell office:value-type="string">
            <text:p>Logan Tom</text:p>
          </table:table-cell>
          <table:table-cell table:number-columns-repeated="1021"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29634">
            <text:p>29634</text:p>
          </table:table-cell>
          <table:table-cell office:value-type="string">
            <text:p>Robyn Ah Mow-Santos</text:p>
          </table:table-cell>
          <table:table-cell table:number-columns-repeated="1021"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19043">
            <text:p>19043</text:p>
          </table:table-cell>
          <table:table-cell office:value-type="string">
            <text:p>Heather Bown</text:p>
          </table:table-cell>
          <table:table-cell table:number-columns-repeated="1021"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1921">
            <text:p>1921</text:p>
          </table:table-cell>
          <table:table-cell office:value-type="string">
            <text:p>Mickisha Hurley</text:p>
          </table:table-cell>
          <table:table-cell table:number-columns-repeated="1021"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52194">
            <text:p>52194</text:p>
          </table:table-cell>
          <table:table-cell office:value-type="string">
            <text:p>Kerri Walsh</text:p>
          </table:table-cell>
          <table:table-cell table:number-columns-repeated="1021"/>
        </table:table-row>
        <table:table-row table:style-name="ro1">
          <table:table-cell office:value-type="float" office:value="4248">
            <text:p>4248</text:p>
          </table:table-cell>
          <table:table-cell office:value-type="float" office:value="43925">
            <text:p>43925</text:p>
          </table:table-cell>
          <table:table-cell office:value-type="string">
            <text:p>Sergey Fesenko</text:p>
          </table:table-cell>
          <table:table-cell table:number-columns-repeated="1021"/>
        </table:table-row>
        <table:table-row table:style-name="ro1">
          <table:table-cell office:value-type="float" office:value="4251">
            <text:p>4251</text:p>
          </table:table-cell>
          <table:table-cell office:value-type="float" office:value="39169">
            <text:p>39169</text:p>
          </table:table-cell>
          <table:table-cell office:value-type="string">
            <text:p>Evgeny Ustyugov</text:p>
          </table:table-cell>
          <table:table-cell table:number-columns-repeated="1021"/>
        </table:table-row>
        <table:table-row table:style-name="ro1">
          <table:table-cell office:value-type="float" office:value="4251">
            <text:p>4251</text:p>
          </table:table-cell>
          <table:table-cell office:value-type="float" office:value="17491">
            <text:p>17491</text:p>
          </table:table-cell>
          <table:table-cell office:value-type="string">
            <text:p>Ivan Tcherezov</text:p>
          </table:table-cell>
          <table:table-cell table:number-columns-repeated="1021"/>
        </table:table-row>
        <table:table-row table:style-name="ro1">
          <table:table-cell office:value-type="float" office:value="4251">
            <text:p>4251</text:p>
          </table:table-cell>
          <table:table-cell office:value-type="float" office:value="39323">
            <text:p>39323</text:p>
          </table:table-cell>
          <table:table-cell office:value-type="string">
            <text:p>Anton Shipulin</text:p>
          </table:table-cell>
          <table:table-cell table:number-columns-repeated="1021"/>
        </table:table-row>
        <table:table-row table:style-name="ro1">
          <table:table-cell office:value-type="float" office:value="4251">
            <text:p>4251</text:p>
          </table:table-cell>
          <table:table-cell office:value-type="float" office:value="18910">
            <text:p>18910</text:p>
          </table:table-cell>
          <table:table-cell office:value-type="string">
            <text:p>Maxim Tchoudov</text:p>
          </table:table-cell>
          <table:table-cell table:number-columns-repeated="1021"/>
        </table:table-row>
        <table:table-row table:style-name="ro1">
          <table:table-cell office:value-type="float" office:value="4252">
            <text:p>4252</text:p>
          </table:table-cell>
          <table:table-cell office:value-type="float" office:value="52884">
            <text:p>52884</text:p>
          </table:table-cell>
          <table:table-cell office:value-type="string">
            <text:p>Martina Glagow</text:p>
          </table:table-cell>
          <table:table-cell table:number-columns-repeated="1021"/>
        </table:table-row>
        <table:table-row table:style-name="ro1">
          <table:table-cell office:value-type="float" office:value="4252">
            <text:p>4252</text:p>
          </table:table-cell>
          <table:table-cell office:value-type="float" office:value="58997">
            <text:p>58997</text:p>
          </table:table-cell>
          <table:table-cell office:value-type="string">
            <text:p>Simone Hauswald</text:p>
          </table:table-cell>
          <table:table-cell table:number-columns-repeated="1021"/>
        </table:table-row>
        <table:table-row table:style-name="ro1">
          <table:table-cell office:value-type="float" office:value="4252">
            <text:p>4252</text:p>
          </table:table-cell>
          <table:table-cell office:value-type="float" office:value="5185">
            <text:p>5185</text:p>
          </table:table-cell>
          <table:table-cell office:value-type="string">
            <text:p>Andrea Henkel</text:p>
          </table:table-cell>
          <table:table-cell table:number-columns-repeated="1021"/>
        </table:table-row>
        <table:table-row table:style-name="ro1">
          <table:table-cell office:value-type="float" office:value="4252">
            <text:p>4252</text:p>
          </table:table-cell>
          <table:table-cell office:value-type="float" office:value="52886">
            <text:p>52886</text:p>
          </table:table-cell>
          <table:table-cell office:value-type="string">
            <text:p>Kati Wilhelm</text:p>
          </table:table-cell>
          <table:table-cell table:number-columns-repeated="1021"/>
        </table:table-row>
        <table:table-row table:style-name="ro1">
          <table:table-cell office:value-type="float" office:value="4311">
            <text:p>4311</text:p>
          </table:table-cell>
          <table:table-cell office:value-type="float" office:value="16610">
            <text:p>16610</text:p>
          </table:table-cell>
          <table:table-cell office:value-type="string">
            <text:p>Huang Xuechen</text:p>
          </table:table-cell>
          <table:table-cell table:number-columns-repeated="1021"/>
        </table:table-row>
        <table:table-row table:style-name="ro1">
          <table:table-cell office:value-type="float" office:value="4311">
            <text:p>4311</text:p>
          </table:table-cell>
          <table:table-cell office:value-type="float" office:value="24265">
            <text:p>24265</text:p>
          </table:table-cell>
          <table:table-cell office:value-type="string">
            <text:p>Liu Ou</text:p>
          </table:table-cell>
          <table:table-cell table:number-columns-repeated="1021"/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56122">
            <text:p>56122</text:p>
          </table:table-cell>
          <table:table-cell office:value-type="string">
            <text:p>Steve Redgrave</text:p>
          </table:table-cell>
          <table:table-cell table:number-columns-repeated="1021"/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64300">
            <text:p>64300</text:p>
          </table:table-cell>
          <table:table-cell office:value-type="string">
            <text:p>Matthew Pinsent</text:p>
          </table:table-cell>
          <table:table-cell table:number-columns-repeated="1021"/>
        </table:table-row>
        <table:table-row table:style-name="ro1">
          <table:table-cell office:value-type="float" office:value="4434">
            <text:p>4434</text:p>
          </table:table-cell>
          <table:table-cell office:value-type="float" office:value="50172">
            <text:p>50172</text:p>
          </table:table-cell>
          <table:table-cell office:value-type="string">
            <text:p>Alexey Korovashkov</text:p>
          </table:table-cell>
          <table:table-cell table:number-columns-repeated="1021"/>
        </table:table-row>
        <table:table-row table:style-name="ro1">
          <table:table-cell office:value-type="float" office:value="4434">
            <text:p>4434</text:p>
          </table:table-cell>
          <table:table-cell office:value-type="float" office:value="24766">
            <text:p>24766</text:p>
          </table:table-cell>
          <table:table-cell office:value-type="string">
            <text:p>Ilya Pervukhin</text:p>
          </table:table-cell>
          <table:table-cell table:number-columns-repeated="1021"/>
        </table:table-row>
        <table:table-row table:style-name="ro1">
          <table:table-cell office:value-type="float" office:value="4464">
            <text:p>4464</text:p>
          </table:table-cell>
          <table:table-cell office:value-type="float" office:value="32575">
            <text:p>32575</text:p>
          </table:table-cell>
          <table:table-cell office:value-type="string">
            <text:p>Tracy Cameron</text:p>
          </table:table-cell>
          <table:table-cell table:number-columns-repeated="1021"/>
        </table:table-row>
        <table:table-row table:style-name="ro1">
          <table:table-cell office:value-type="float" office:value="4464">
            <text:p>4464</text:p>
          </table:table-cell>
          <table:table-cell office:value-type="float" office:value="39669">
            <text:p>39669</text:p>
          </table:table-cell>
          <table:table-cell office:value-type="string">
            <text:p>Melanie Kok</text:p>
          </table:table-cell>
          <table:table-cell table:number-columns-repeated="1021"/>
        </table:table-row>
        <table:table-row table:style-name="ro1">
          <table:table-cell office:value-type="float" office:value="4464">
            <text:p>4464</text:p>
          </table:table-cell>
          <table:table-cell office:value-type="float" office:value="57888">
            <text:p>57888</text:p>
          </table:table-cell>
          <table:table-cell office:value-type="string">
            <text:p>Melanie Kok</text:p>
          </table:table-cell>
          <table:table-cell table:number-columns-repeated="1021"/>
        </table:table-row>
        <table:table-row table:style-name="ro1">
          <table:table-cell office:value-type="float" office:value="4491">
            <text:p>4491</text:p>
          </table:table-cell>
          <table:table-cell office:value-type="float" office:value="30637">
            <text:p>30637</text:p>
          </table:table-cell>
          <table:table-cell office:value-type="string">
            <text:p>Tina Dietze</text:p>
          </table:table-cell>
          <table:table-cell table:number-columns-repeated="1021"/>
        </table:table-row>
        <table:table-row table:style-name="ro1">
          <table:table-cell office:value-type="float" office:value="4491">
            <text:p>4491</text:p>
          </table:table-cell>
          <table:table-cell office:value-type="float" office:value="30612">
            <text:p>30612</text:p>
          </table:table-cell>
          <table:table-cell office:value-type="string">
            <text:p>Franziska Weber</text:p>
          </table:table-cell>
          <table:table-cell table:number-columns-repeated="1021"/>
        </table:table-row>
        <table:table-row table:style-name="ro1">
          <table:table-cell office:value-type="float" office:value="4514">
            <text:p>4514</text:p>
          </table:table-cell>
          <table:table-cell office:value-type="float" office:value="27781">
            <text:p>27781</text:p>
          </table:table-cell>
          <table:table-cell office:value-type="string">
            <text:p>Ona Carbonell</text:p>
          </table:table-cell>
          <table:table-cell table:number-columns-repeated="1021"/>
        </table:table-row>
        <table:table-row table:style-name="ro1">
          <table:table-cell office:value-type="float" office:value="4514">
            <text:p>4514</text:p>
          </table:table-cell>
          <table:table-cell office:value-type="float" office:value="20110">
            <text:p>20110</text:p>
          </table:table-cell>
          <table:table-cell office:value-type="string">
            <text:p>Andrea Fuentes</text:p>
          </table:table-cell>
          <table:table-cell table:number-columns-repeated="1021"/>
        </table:table-row>
        <table:table-row table:style-name="ro1">
          <table:table-cell office:value-type="float" office:value="4591">
            <text:p>4591</text:p>
          </table:table-cell>
          <table:table-cell office:value-type="float" office:value="30969">
            <text:p>30969</text:p>
          </table:table-cell>
          <table:table-cell office:value-type="string">
            <text:p>Karolina Naja</text:p>
          </table:table-cell>
          <table:table-cell table:number-columns-repeated="1021"/>
        </table:table-row>
        <table:table-row table:style-name="ro1">
          <table:table-cell office:value-type="float" office:value="4591">
            <text:p>4591</text:p>
          </table:table-cell>
          <table:table-cell office:value-type="float" office:value="56008">
            <text:p>56008</text:p>
          </table:table-cell>
          <table:table-cell office:value-type="string">
            <text:p>Beata Miko?ajczyk</text:p>
          </table:table-cell>
          <table:table-cell table:number-columns-repeated="1021"/>
        </table:table-row>
        <table:table-row table:style-name="ro1">
          <table:table-cell office:value-type="float" office:value="4604">
            <text:p>4604</text:p>
          </table:table-cell>
          <table:table-cell office:value-type="float" office:value="49710">
            <text:p>49710</text:p>
          </table:table-cell>
          <table:table-cell office:value-type="string">
            <text:p>Etienne Stott</text:p>
          </table:table-cell>
          <table:table-cell table:number-columns-repeated="1021"/>
        </table:table-row>
        <table:table-row table:style-name="ro1">
          <table:table-cell office:value-type="float" office:value="4604">
            <text:p>4604</text:p>
          </table:table-cell>
          <table:table-cell office:value-type="float" office:value="45550">
            <text:p>45550</text:p>
          </table:table-cell>
          <table:table-cell office:value-type="string">
            <text:p>Timothy Baillie</text:p>
          </table:table-cell>
          <table:table-cell table:number-columns-repeated="1021"/>
        </table:table-row>
        <table:table-row table:style-name="ro1">
          <table:table-cell office:value-type="float" office:value="4607">
            <text:p>4607</text:p>
          </table:table-cell>
          <table:table-cell office:value-type="float" office:value="4491">
            <text:p>4491</text:p>
          </table:table-cell>
          <table:table-cell office:value-type="string">
            <text:p>Peter Hochschorner</text:p>
          </table:table-cell>
          <table:table-cell table:number-columns-repeated="1021"/>
        </table:table-row>
        <table:table-row table:style-name="ro1">
          <table:table-cell office:value-type="float" office:value="4607">
            <text:p>4607</text:p>
          </table:table-cell>
          <table:table-cell office:value-type="float" office:value="26620">
            <text:p>26620</text:p>
          </table:table-cell>
          <table:table-cell office:value-type="string">
            <text:p>Pavol Hochschorner</text:p>
          </table:table-cell>
          <table:table-cell table:number-columns-repeated="1021"/>
        </table:table-row>
        <table:table-row table:style-name="ro1">
          <table:table-cell office:value-type="float" office:value="4629">
            <text:p>4629</text:p>
          </table:table-cell>
          <table:table-cell office:value-type="float" office:value="40283">
            <text:p>40283</text:p>
          </table:table-cell>
          <table:table-cell office:value-type="string">
            <text:p>Andrei Bahdanovich</text:p>
          </table:table-cell>
          <table:table-cell table:number-columns-repeated="1021"/>
        </table:table-row>
        <table:table-row table:style-name="ro1">
          <table:table-cell office:value-type="float" office:value="4629">
            <text:p>4629</text:p>
          </table:table-cell>
          <table:table-cell office:value-type="float" office:value="8191">
            <text:p>8191</text:p>
          </table:table-cell>
          <table:table-cell office:value-type="string">
            <text:p>Aliaksandr Bahdanovich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43137">
            <text:p>43137</text:p>
          </table:table-cell>
          <table:table-cell office:value-type="string">
            <text:p>Christopher Zeller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55514">
            <text:p>55514</text:p>
          </table:table-cell>
          <table:table-cell office:value-type="string">
            <text:p>Martin Häner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27102">
            <text:p>27102</text:p>
          </table:table-cell>
          <table:table-cell office:value-type="string">
            <text:p>Matthias Witthaus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12199">
            <text:p>12199</text:p>
          </table:table-cell>
          <table:table-cell office:value-type="string">
            <text:p>Jan Philipp Rabente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24393">
            <text:p>24393</text:p>
          </table:table-cell>
          <table:table-cell office:value-type="string">
            <text:p>Tobias Hauke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66997">
            <text:p>66997</text:p>
          </table:table-cell>
          <table:table-cell office:value-type="string">
            <text:p>Philipp Zeller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26129">
            <text:p>26129</text:p>
          </table:table-cell>
          <table:table-cell office:value-type="string">
            <text:p>Benjamin Weß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52055">
            <text:p>52055</text:p>
          </table:table-cell>
          <table:table-cell office:value-type="string">
            <text:p>Timo Weß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60777">
            <text:p>60777</text:p>
          </table:table-cell>
          <table:table-cell office:value-type="string">
            <text:p>Max Weinhold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56012">
            <text:p>56012</text:p>
          </table:table-cell>
          <table:table-cell office:value-type="string">
            <text:p>Oliver Korn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58413">
            <text:p>58413</text:p>
          </table:table-cell>
          <table:table-cell office:value-type="string">
            <text:p>Moritz Fürste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12360">
            <text:p>12360</text:p>
          </table:table-cell>
          <table:table-cell office:value-type="string">
            <text:p>Thilo Stralkowski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16354">
            <text:p>16354</text:p>
          </table:table-cell>
          <table:table-cell office:value-type="string">
            <text:p>Maximilian Müller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27736">
            <text:p>27736</text:p>
          </table:table-cell>
          <table:table-cell office:value-type="string">
            <text:p>Christopher Wesley</text:p>
          </table:table-cell>
          <table:table-cell table:number-columns-repeated="1021"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34659">
            <text:p>34659</text:p>
          </table:table-cell>
          <table:table-cell office:value-type="string">
            <text:p>Oskar Deecke</text:p>
          </table:table-cell>
          <table:table-cell table:number-columns-repeated="1021"/>
        </table:table-row>
        <table:table-row table:style-name="ro2">
          <table:table-cell office:value-type="float" office:value="4674">
            <text:p>4674</text:p>
          </table:table-cell>
          <table:table-cell office:value-type="float" office:value="40495">
            <text:p>40495</text:p>
          </table:table-cell>
          <table:table-cell office:value-type="string">
            <text:p>Florian Fuchs</text:p>
          </table:table-cell>
          <table:table-cell table:number-columns-repeated="1021"/>
        </table:table-row>
        <table:table-row table:style-name="ro1">
          <table:table-cell office:value-type="float" office:value="4707">
            <text:p>4707</text:p>
          </table:table-cell>
          <table:table-cell office:value-type="float" office:value="27790">
            <text:p>27790</text:p>
          </table:table-cell>
          <table:table-cell office:value-type="string">
            <text:p>Kurt Kuschela</text:p>
          </table:table-cell>
          <table:table-cell table:number-columns-repeated="1021"/>
        </table:table-row>
        <table:table-row table:style-name="ro1">
          <table:table-cell office:value-type="float" office:value="4707">
            <text:p>4707</text:p>
          </table:table-cell>
          <table:table-cell office:value-type="float" office:value="33503">
            <text:p>33503</text:p>
          </table:table-cell>
          <table:table-cell office:value-type="string">
            <text:p>Peter Kretschmer</text:p>
          </table:table-cell>
          <table:table-cell table:number-columns-repeated="1021"/>
        </table:table-row>
        <table:table-row table:style-name="ro1">
          <table:table-cell office:value-type="float" office:value="4744">
            <text:p>4744</text:p>
          </table:table-cell>
          <table:table-cell office:value-type="float" office:value="6098">
            <text:p>6098</text:p>
          </table:table-cell>
          <table:table-cell office:value-type="string">
            <text:p>Richard Hounslow</text:p>
          </table:table-cell>
          <table:table-cell table:number-columns-repeated="1021"/>
        </table:table-row>
        <table:table-row table:style-name="ro2">
          <table:table-cell office:value-type="float" office:value="4744">
            <text:p>4744</text:p>
          </table:table-cell>
          <table:table-cell office:value-type="float" office:value="35665">
            <text:p>35665</text:p>
          </table:table-cell>
          <table:table-cell office:value-type="string">
            <text:p>David Florence</text:p>
          </table:table-cell>
          <table:table-cell table:number-columns-repeated="1021"/>
        </table:table-row>
        <table:table-row table:style-name="ro2">
          <table:table-cell office:value-type="float" office:value="4787">
            <text:p>4787</text:p>
          </table:table-cell>
          <table:table-cell office:value-type="float" office:value="53646">
            <text:p>53646</text:p>
          </table:table-cell>
          <table:table-cell office:value-type="string">
            <text:p>Marie Dorin</text:p>
          </table:table-cell>
          <table:table-cell table:number-columns-repeated="1021"/>
        </table:table-row>
        <table:table-row table:style-name="ro2">
          <table:table-cell office:value-type="float" office:value="4787">
            <text:p>4787</text:p>
          </table:table-cell>
          <table:table-cell office:value-type="float" office:value="59048">
            <text:p>59048</text:p>
          </table:table-cell>
          <table:table-cell office:value-type="string">
            <text:p>Marie Laure Brunet</text:p>
          </table:table-cell>
          <table:table-cell table:number-columns-repeated="1021"/>
        </table:table-row>
        <table:table-row table:style-name="ro1">
          <table:table-cell office:value-type="float" office:value="4787">
            <text:p>4787</text:p>
          </table:table-cell>
          <table:table-cell office:value-type="float" office:value="11402">
            <text:p>11402</text:p>
          </table:table-cell>
          <table:table-cell office:value-type="string">
            <text:p>Sandrine Bailly</text:p>
          </table:table-cell>
          <table:table-cell table:number-columns-repeated="1021"/>
        </table:table-row>
        <table:table-row table:style-name="ro1">
          <table:table-cell office:value-type="float" office:value="4787">
            <text:p>4787</text:p>
          </table:table-cell>
          <table:table-cell office:value-type="float" office:value="58528">
            <text:p>58528</text:p>
          </table:table-cell>
          <table:table-cell office:value-type="string">
            <text:p>Sylvie Becaert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39709">
            <text:p>39709</text:p>
          </table:table-cell>
          <table:table-cell office:value-type="string">
            <text:p>Fergus Kavanagh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53690">
            <text:p>53690</text:p>
          </table:table-cell>
          <table:table-cell office:value-type="string">
            <text:p>Glenn Turner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44840">
            <text:p>44840</text:p>
          </table:table-cell>
          <table:table-cell office:value-type="string">
            <text:p>Matthew Swann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39448">
            <text:p>39448</text:p>
          </table:table-cell>
          <table:table-cell office:value-type="string">
            <text:p>Joel Carroll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25455">
            <text:p>25455</text:p>
          </table:table-cell>
          <table:table-cell office:value-type="string">
            <text:p>Jamie Dwyer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32636">
            <text:p>32636</text:p>
          </table:table-cell>
          <table:table-cell office:value-type="string">
            <text:p>Nathan Burgers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30955">
            <text:p>30955</text:p>
          </table:table-cell>
          <table:table-cell office:value-type="string">
            <text:p>Kieran Govers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43084">
            <text:p>43084</text:p>
          </table:table-cell>
          <table:table-cell office:value-type="string">
            <text:p>Russell Ford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33475">
            <text:p>33475</text:p>
          </table:table-cell>
          <table:table-cell office:value-type="string">
            <text:p>Matthew Gohdes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65149">
            <text:p>65149</text:p>
          </table:table-cell>
          <table:table-cell office:value-type="string">
            <text:p>Chris Ciriello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44247">
            <text:p>44247</text:p>
          </table:table-cell>
          <table:table-cell office:value-type="string">
            <text:p>Tim Deavin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31726">
            <text:p>31726</text:p>
          </table:table-cell>
          <table:table-cell office:value-type="string">
            <text:p>Eddie Ockenden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114">
            <text:p>114</text:p>
          </table:table-cell>
          <table:table-cell office:value-type="string">
            <text:p>Matthew Butturini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3068">
            <text:p>3068</text:p>
          </table:table-cell>
          <table:table-cell office:value-type="string">
            <text:p>Mark Knowles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54528">
            <text:p>54528</text:p>
          </table:table-cell>
          <table:table-cell office:value-type="string">
            <text:p>Mark Knowles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59293">
            <text:p>59293</text:p>
          </table:table-cell>
          <table:table-cell office:value-type="string">
            <text:p>Mark Knowles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12467">
            <text:p>12467</text:p>
          </table:table-cell>
          <table:table-cell office:value-type="string">
            <text:p>Liam De Young</text:p>
          </table:table-cell>
          <table:table-cell table:number-columns-repeated="1021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10858">
            <text:p>10858</text:p>
          </table:table-cell>
          <table:table-cell office:value-type="string">
            <text:p>Simon Orchard</text:p>
          </table:table-cell>
          <table:table-cell table:number-columns-repeated="1021"/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9426">
            <text:p>9426</text:p>
          </table:table-cell>
          <table:table-cell office:value-type="string">
            <text:p>Natasa Janics</text:p>
          </table:table-cell>
          <table:table-cell table:number-columns-repeated="1021"/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43948">
            <text:p>43948</text:p>
          </table:table-cell>
          <table:table-cell office:value-type="string">
            <text:p>Katalin Kovács</text:p>
          </table:table-cell>
          <table:table-cell table:number-columns-repeated="1021"/>
        </table:table-row>
        <table:table-row table:style-name="ro1">
          <table:table-cell office:value-type="float" office:value="4814">
            <text:p>4814</text:p>
          </table:table-cell>
          <table:table-cell office:value-type="float" office:value="3923">
            <text:p>3923</text:p>
          </table:table-cell>
          <table:table-cell office:value-type="string">
            <text:p>Natalia Ishchenko</text:p>
          </table:table-cell>
          <table:table-cell table:number-columns-repeated="1021"/>
        </table:table-row>
        <table:table-row table:style-name="ro1">
          <table:table-cell office:value-type="float" office:value="4814">
            <text:p>4814</text:p>
          </table:table-cell>
          <table:table-cell office:value-type="float" office:value="39637">
            <text:p>39637</text:p>
          </table:table-cell>
          <table:table-cell office:value-type="string">
            <text:p>Svetlana Romashina</text:p>
          </table:table-cell>
          <table:table-cell table:number-columns-repeated="1021"/>
        </table:table-row>
        <table:table-row table:style-name="ro1">
          <table:table-cell office:value-type="float" office:value="4829">
            <text:p>4829</text:p>
          </table:table-cell>
          <table:table-cell office:value-type="float" office:value="53983">
            <text:p>53983</text:p>
          </table:table-cell>
          <table:table-cell office:value-type="string">
            <text:p>Zhang Juanjuan</text:p>
          </table:table-cell>
          <table:table-cell table:number-columns-repeated="1021"/>
        </table:table-row>
        <table:table-row table:style-name="ro1">
          <table:table-cell office:value-type="float" office:value="4829">
            <text:p>4829</text:p>
          </table:table-cell>
          <table:table-cell office:value-type="float" office:value="17018">
            <text:p>17018</text:p>
          </table:table-cell>
          <table:table-cell office:value-type="string">
            <text:p>Chen Ling</text:p>
          </table:table-cell>
          <table:table-cell table:number-columns-repeated="1021"/>
        </table:table-row>
        <table:table-row table:style-name="ro1">
          <table:table-cell office:value-type="float" office:value="4829">
            <text:p>4829</text:p>
          </table:table-cell>
          <table:table-cell office:value-type="float" office:value="17814">
            <text:p>17814</text:p>
          </table:table-cell>
          <table:table-cell office:value-type="string">
            <text:p>Guo Dan</text:p>
          </table:table-cell>
          <table:table-cell table:number-columns-repeated="1021"/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57687">
            <text:p>57687</text:p>
          </table:table-cell>
          <table:table-cell office:value-type="string">
            <text:p>Minna Nieminen</text:p>
          </table:table-cell>
          <table:table-cell table:number-columns-repeated="1021"/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67074">
            <text:p>67074</text:p>
          </table:table-cell>
          <table:table-cell office:value-type="string">
            <text:p>Minna Nieminen</text:p>
          </table:table-cell>
          <table:table-cell table:number-columns-repeated="1021"/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35008">
            <text:p>35008</text:p>
          </table:table-cell>
          <table:table-cell office:value-type="string">
            <text:p>Sanna Sten</text:p>
          </table:table-cell>
          <table:table-cell table:number-columns-repeated="1021"/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58038">
            <text:p>58038</text:p>
          </table:table-cell>
          <table:table-cell office:value-type="string">
            <text:p>Sanna Stén</text:p>
          </table:table-cell>
          <table:table-cell table:number-columns-repeated="1021"/>
        </table:table-row>
        <table:table-row table:style-name="ro1">
          <table:table-cell office:value-type="float" office:value="4835">
            <text:p>4835</text:p>
          </table:table-cell>
          <table:table-cell office:value-type="float" office:value="49817">
            <text:p>49817</text:p>
          </table:table-cell>
          <table:table-cell office:value-type="string">
            <text:p>David Edgar</text:p>
          </table:table-cell>
          <table:table-cell table:number-columns-repeated="1021"/>
        </table:table-row>
        <table:table-row table:style-name="ro1">
          <table:table-cell office:value-type="float" office:value="4835">
            <text:p>4835</text:p>
          </table:table-cell>
          <table:table-cell office:value-type="float" office:value="45187">
            <text:p>45187</text:p>
          </table:table-cell>
          <table:table-cell office:value-type="string">
            <text:p>John Murphy</text:p>
          </table:table-cell>
          <table:table-cell table:number-columns-repeated="1021"/>
        </table:table-row>
        <table:table-row table:style-name="ro1">
          <table:table-cell office:value-type="float" office:value="4835">
            <text:p>4835</text:p>
          </table:table-cell>
          <table:table-cell office:value-type="float" office:value="64695">
            <text:p>64695</text:p>
          </table:table-cell>
          <table:table-cell office:value-type="string">
            <text:p>John Murphy</text:p>
          </table:table-cell>
          <table:table-cell table:number-columns-repeated="1021"/>
        </table:table-row>
        <table:table-row table:style-name="ro1">
          <table:table-cell office:value-type="float" office:value="4835">
            <text:p>4835</text:p>
          </table:table-cell>
          <table:table-cell office:value-type="float" office:value="38659">
            <text:p>38659</text:p>
          </table:table-cell>
          <table:table-cell office:value-type="string">
            <text:p>Jerry Heidenreich</text:p>
          </table:table-cell>
          <table:table-cell table:number-columns-repeated="1021"/>
        </table:table-row>
        <table:table-row table:style-name="ro1">
          <table:table-cell office:value-type="float" office:value="4835">
            <text:p>4835</text:p>
          </table:table-cell>
          <table:table-cell office:value-type="float" office:value="66272">
            <text:p>66272</text:p>
          </table:table-cell>
          <table:table-cell office:value-type="string">
            <text:p>Mark Spitz</text:p>
          </table:table-cell>
          <table:table-cell table:number-columns-repeated="1021"/>
        </table:table-row>
        <table:table-row table:style-name="ro1">
          <table:table-cell office:value-type="float" office:value="4904">
            <text:p>4904</text:p>
          </table:table-cell>
          <table:table-cell office:value-type="float" office:value="59616">
            <text:p>59616</text:p>
          </table:table-cell>
          <table:table-cell office:value-type="string">
            <text:p>Tarjei Bø</text:p>
          </table:table-cell>
          <table:table-cell table:number-columns-repeated="1021"/>
        </table:table-row>
        <table:table-row table:style-name="ro1">
          <table:table-cell office:value-type="float" office:value="4904">
            <text:p>4904</text:p>
          </table:table-cell>
          <table:table-cell office:value-type="float" office:value="66967">
            <text:p>66967</text:p>
          </table:table-cell>
          <table:table-cell office:value-type="string">
            <text:p>Tarjei Bø</text:p>
          </table:table-cell>
          <table:table-cell table:number-columns-repeated="1021"/>
        </table:table-row>
        <table:table-row table:style-name="ro1">
          <table:table-cell office:value-type="float" office:value="4904">
            <text:p>4904</text:p>
          </table:table-cell>
          <table:table-cell office:value-type="float" office:value="8489">
            <text:p>8489</text:p>
          </table:table-cell>
          <table:table-cell office:value-type="string">
            <text:p>Halvard Hanevold</text:p>
          </table:table-cell>
          <table:table-cell table:number-columns-repeated="1021"/>
        </table:table-row>
        <table:table-row table:style-name="ro1">
          <table:table-cell office:value-type="float" office:value="4904">
            <text:p>4904</text:p>
          </table:table-cell>
          <table:table-cell office:value-type="float" office:value="16122">
            <text:p>16122</text:p>
          </table:table-cell>
          <table:table-cell office:value-type="string">
            <text:p>Ole Einar Bjørndalen</text:p>
          </table:table-cell>
          <table:table-cell table:number-columns-repeated="1021"/>
        </table:table-row>
        <table:table-row table:style-name="ro1">
          <table:table-cell office:value-type="float" office:value="4904">
            <text:p>4904</text:p>
          </table:table-cell>
          <table:table-cell office:value-type="float" office:value="31161">
            <text:p>31161</text:p>
          </table:table-cell>
          <table:table-cell office:value-type="string">
            <text:p>Emil Hegle Svendsen</text:p>
          </table:table-cell>
          <table:table-cell table:number-columns-repeated="1021"/>
        </table:table-row>
        <table:table-row table:style-name="ro1">
          <table:table-cell office:value-type="float" office:value="4964">
            <text:p>4964</text:p>
          </table:table-cell>
          <table:table-cell office:value-type="float" office:value="47651">
            <text:p>47651</text:p>
          </table:table-cell>
          <table:table-cell office:value-type="string">
            <text:p>Yun Ok-hee</text:p>
          </table:table-cell>
          <table:table-cell table:number-columns-repeated="1021"/>
        </table:table-row>
        <table:table-row table:style-name="ro1">
          <table:table-cell office:value-type="float" office:value="4964">
            <text:p>4964</text:p>
          </table:table-cell>
          <table:table-cell office:value-type="float" office:value="64305">
            <text:p>64305</text:p>
          </table:table-cell>
          <table:table-cell office:value-type="string">
            <text:p>Sung Hyun Park</text:p>
          </table:table-cell>
          <table:table-cell table:number-columns-repeated="1021"/>
        </table:table-row>
        <table:table-row table:style-name="ro1">
          <table:table-cell office:value-type="float" office:value="4964">
            <text:p>4964</text:p>
          </table:table-cell>
          <table:table-cell office:value-type="float" office:value="8217">
            <text:p>8217</text:p>
          </table:table-cell>
          <table:table-cell office:value-type="string">
            <text:p>Hyun-Jung Joo</text:p>
          </table:table-cell>
          <table:table-cell table:number-columns-repeated="1021"/>
        </table:table-row>
        <table:table-row table:style-name="ro1">
          <table:table-cell office:value-type="float" office:value="5081">
            <text:p>5081</text:p>
          </table:table-cell>
          <table:table-cell office:value-type="float" office:value="32132">
            <text:p>32132</text:p>
          </table:table-cell>
          <table:table-cell office:value-type="string">
            <text:p>Virginie Arnold</text:p>
          </table:table-cell>
          <table:table-cell table:number-columns-repeated="1021"/>
        </table:table-row>
        <table:table-row table:style-name="ro1">
          <table:table-cell office:value-type="float" office:value="5081">
            <text:p>5081</text:p>
          </table:table-cell>
          <table:table-cell office:value-type="float" office:value="36849">
            <text:p>36849</text:p>
          </table:table-cell>
          <table:table-cell office:value-type="string">
            <text:p>Virginie Arnold</text:p>
          </table:table-cell>
          <table:table-cell table:number-columns-repeated="1021"/>
        </table:table-row>
        <table:table-row table:style-name="ro1">
          <table:table-cell office:value-type="float" office:value="5081">
            <text:p>5081</text:p>
          </table:table-cell>
          <table:table-cell office:value-type="float" office:value="57370">
            <text:p>57370</text:p>
          </table:table-cell>
          <table:table-cell office:value-type="string">
            <text:p>Berangere Schuh</text:p>
          </table:table-cell>
          <table:table-cell table:number-columns-repeated="1021"/>
        </table:table-row>
        <table:table-row table:style-name="ro1">
          <table:table-cell office:value-type="float" office:value="5081">
            <text:p>5081</text:p>
          </table:table-cell>
          <table:table-cell office:value-type="float" office:value="30691">
            <text:p>30691</text:p>
          </table:table-cell>
          <table:table-cell office:value-type="string">
            <text:p>Sophie Dodemont</text:p>
          </table:table-cell>
          <table:table-cell table:number-columns-repeated="1021"/>
        </table:table-row>
        <table:table-row table:style-name="ro1">
          <table:table-cell office:value-type="float" office:value="5081">
            <text:p>5081</text:p>
          </table:table-cell>
          <table:table-cell office:value-type="float" office:value="60618">
            <text:p>60618</text:p>
          </table:table-cell>
          <table:table-cell office:value-type="string">
            <text:p>Sophie Dodemont</text:p>
          </table:table-cell>
          <table:table-cell table:number-columns-repeated="1021"/>
        </table:table-row>
        <table:table-row table:style-name="ro1">
          <table:table-cell office:value-type="float" office:value="5133">
            <text:p>5133</text:p>
          </table:table-cell>
          <table:table-cell office:value-type="float" office:value="10412">
            <text:p>10412</text:p>
          </table:table-cell>
          <table:table-cell office:value-type="string">
            <text:p>Anna Bogaliy-Titovets</text:p>
          </table:table-cell>
          <table:table-cell table:number-columns-repeated="1021"/>
        </table:table-row>
        <table:table-row table:style-name="ro1">
          <table:table-cell office:value-type="float" office:value="5133">
            <text:p>5133</text:p>
          </table:table-cell>
          <table:table-cell office:value-type="float" office:value="26432">
            <text:p>26432</text:p>
          </table:table-cell>
          <table:table-cell office:value-type="string">
            <text:p>Olga Zaitseva</text:p>
          </table:table-cell>
          <table:table-cell table:number-columns-repeated="1021"/>
        </table:table-row>
        <table:table-row table:style-name="ro1">
          <table:table-cell office:value-type="float" office:value="5133">
            <text:p>5133</text:p>
          </table:table-cell>
          <table:table-cell office:value-type="float" office:value="57064">
            <text:p>57064</text:p>
          </table:table-cell>
          <table:table-cell office:value-type="string">
            <text:p>Svetlana Sleptsova</text:p>
          </table:table-cell>
          <table:table-cell table:number-columns-repeated="1021"/>
        </table:table-row>
        <table:table-row table:style-name="ro1">
          <table:table-cell office:value-type="float" office:value="5133">
            <text:p>5133</text:p>
          </table:table-cell>
          <table:table-cell office:value-type="float" office:value="40737">
            <text:p>40737</text:p>
          </table:table-cell>
          <table:table-cell office:value-type="string">
            <text:p>Olga Pyleva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61772">
            <text:p>61772</text:p>
          </table:table-cell>
          <table:table-cell office:value-type="string">
            <text:p>Robbert Kemperman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63689">
            <text:p>63689</text:p>
          </table:table-cell>
          <table:table-cell office:value-type="string">
            <text:p>Marcel Balkestein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43517">
            <text:p>43517</text:p>
          </table:table-cell>
          <table:table-cell office:value-type="string">
            <text:p>Floris Evers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56563">
            <text:p>56563</text:p>
          </table:table-cell>
          <table:table-cell office:value-type="string">
            <text:p>Rogier Hofman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59530">
            <text:p>59530</text:p>
          </table:table-cell>
          <table:table-cell office:value-type="string">
            <text:p>Bob de Voogd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7510">
            <text:p>7510</text:p>
          </table:table-cell>
          <table:table-cell office:value-type="string">
            <text:p>Klaas Vermeulen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9227">
            <text:p>9227</text:p>
          </table:table-cell>
          <table:table-cell office:value-type="string">
            <text:p>Sander de Wijn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33429">
            <text:p>33429</text:p>
          </table:table-cell>
          <table:table-cell office:value-type="string">
            <text:p>Sander Baart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50479">
            <text:p>50479</text:p>
          </table:table-cell>
          <table:table-cell office:value-type="string">
            <text:p>Wouter Jolie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16046">
            <text:p>16046</text:p>
          </table:table-cell>
          <table:table-cell office:value-type="string">
            <text:p>Valentin Verga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12918">
            <text:p>12918</text:p>
          </table:table-cell>
          <table:table-cell office:value-type="string">
            <text:p>Jaap Stockmann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61047">
            <text:p>61047</text:p>
          </table:table-cell>
          <table:table-cell office:value-type="string">
            <text:p>Teun de Nooijer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48084">
            <text:p>48084</text:p>
          </table:table-cell>
          <table:table-cell office:value-type="string">
            <text:p>Billy Bakker</text:p>
          </table:table-cell>
          <table:table-cell table:number-columns-repeated="1021"/>
        </table:table-row>
        <table:table-row table:style-name="ro2">
          <table:table-cell office:value-type="float" office:value="5136">
            <text:p>5136</text:p>
          </table:table-cell>
          <table:table-cell office:value-type="float" office:value="15439">
            <text:p>15439</text:p>
          </table:table-cell>
          <table:table-cell office:value-type="string">
            <text:p>Robert van der Horst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35086">
            <text:p>35086</text:p>
          </table:table-cell>
          <table:table-cell office:value-type="string">
            <text:p>Roderick Weusthof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36251">
            <text:p>36251</text:p>
          </table:table-cell>
          <table:table-cell office:value-type="string">
            <text:p>Tim Jenniskens</text:p>
          </table:table-cell>
          <table:table-cell table:number-columns-repeated="1021"/>
        </table:table-row>
        <table:table-row table:style-name="ro1">
          <table:table-cell office:value-type="float" office:value="5136">
            <text:p>5136</text:p>
          </table:table-cell>
          <table:table-cell office:value-type="float" office:value="43825">
            <text:p>43825</text:p>
          </table:table-cell>
          <table:table-cell office:value-type="string">
            <text:p>Mink van der Weerden</text:p>
          </table:table-cell>
          <table:table-cell table:number-columns-repeated="1021"/>
        </table:table-row>
        <table:table-row table:style-name="ro1">
          <table:table-cell office:value-type="float" office:value="5158">
            <text:p>5158</text:p>
          </table:table-cell>
          <table:table-cell office:value-type="float" office:value="60592">
            <text:p>60592</text:p>
          </table:table-cell>
          <table:table-cell office:value-type="string">
            <text:p>Marit van Eupen</text:p>
          </table:table-cell>
          <table:table-cell table:number-columns-repeated="1021"/>
        </table:table-row>
        <table:table-row table:style-name="ro1">
          <table:table-cell office:value-type="float" office:value="5158">
            <text:p>5158</text:p>
          </table:table-cell>
          <table:table-cell office:value-type="float" office:value="49472">
            <text:p>49472</text:p>
          </table:table-cell>
          <table:table-cell office:value-type="string">
            <text:p>Kirsten van der Kolk</text:p>
          </table:table-cell>
          <table:table-cell table:number-columns-repeated="1021"/>
        </table:table-row>
        <table:table-row table:style-name="ro1">
          <table:table-cell office:value-type="float" office:value="5171">
            <text:p>5171</text:p>
          </table:table-cell>
          <table:table-cell office:value-type="float" office:value="580">
            <text:p>580</text:p>
          </table:table-cell>
          <table:table-cell office:value-type="string">
            <text:p>Dominik Landertinger</text:p>
          </table:table-cell>
          <table:table-cell table:number-columns-repeated="1021"/>
        </table:table-row>
        <table:table-row table:style-name="ro1">
          <table:table-cell office:value-type="float" office:value="5171">
            <text:p>5171</text:p>
          </table:table-cell>
          <table:table-cell office:value-type="float" office:value="7643">
            <text:p>7643</text:p>
          </table:table-cell>
          <table:table-cell office:value-type="string">
            <text:p>Simon Eder</text:p>
          </table:table-cell>
          <table:table-cell table:number-columns-repeated="1021"/>
        </table:table-row>
        <table:table-row table:style-name="ro1">
          <table:table-cell office:value-type="float" office:value="5171">
            <text:p>5171</text:p>
          </table:table-cell>
          <table:table-cell office:value-type="float" office:value="33033">
            <text:p>33033</text:p>
          </table:table-cell>
          <table:table-cell office:value-type="string">
            <text:p>Simon Eder</text:p>
          </table:table-cell>
          <table:table-cell table:number-columns-repeated="1021"/>
        </table:table-row>
        <table:table-row table:style-name="ro1">
          <table:table-cell office:value-type="float" office:value="5171">
            <text:p>5171</text:p>
          </table:table-cell>
          <table:table-cell office:value-type="float" office:value="54743">
            <text:p>54743</text:p>
          </table:table-cell>
          <table:table-cell office:value-type="string">
            <text:p>Christoph Sumann</text:p>
          </table:table-cell>
          <table:table-cell table:number-columns-repeated="1021"/>
        </table:table-row>
        <table:table-row table:style-name="ro1">
          <table:table-cell office:value-type="float" office:value="5171">
            <text:p>5171</text:p>
          </table:table-cell>
          <table:table-cell office:value-type="float" office:value="14508">
            <text:p>14508</text:p>
          </table:table-cell>
          <table:table-cell office:value-type="string">
            <text:p>Daniel Mesotitsch</text:p>
          </table:table-cell>
          <table:table-cell table:number-columns-repeated="1021"/>
        </table:table-row>
        <table:table-row table:style-name="ro1">
          <table:table-cell office:value-type="float" office:value="5238">
            <text:p>5238</text:p>
          </table:table-cell>
          <table:table-cell office:value-type="float" office:value="14545">
            <text:p>14545</text:p>
          </table:table-cell>
          <table:table-cell office:value-type="string">
            <text:p>Julius Brink</text:p>
          </table:table-cell>
          <table:table-cell table:number-columns-repeated="1021"/>
        </table:table-row>
        <table:table-row table:style-name="ro1">
          <table:table-cell office:value-type="float" office:value="5238">
            <text:p>5238</text:p>
          </table:table-cell>
          <table:table-cell office:value-type="float" office:value="57423">
            <text:p>57423</text:p>
          </table:table-cell>
          <table:table-cell office:value-type="string">
            <text:p>Christoph Dieckmann</text:p>
          </table:table-cell>
          <table:table-cell table:number-columns-repeated="1021"/>
        </table:table-row>
        <table:table-row table:style-name="ro1">
          <table:table-cell office:value-type="float" office:value="5266">
            <text:p>5266</text:p>
          </table:table-cell>
          <table:table-cell office:value-type="float" office:value="3467">
            <text:p>3467</text:p>
          </table:table-cell>
          <table:table-cell office:value-type="string">
            <text:p>Stefan Kretzschmar</text:p>
          </table:table-cell>
          <table:table-cell table:number-columns-repeated="1021"/>
        </table:table-row>
        <table:table-row table:style-name="ro1">
          <table:table-cell office:value-type="float" office:value="5266">
            <text:p>5266</text:p>
          </table:table-cell>
          <table:table-cell office:value-type="float" office:value="65768">
            <text:p>65768</text:p>
          </table:table-cell>
          <table:table-cell office:value-type="string">
            <text:p>Markus Baur</text:p>
          </table:table-cell>
          <table:table-cell table:number-columns-repeated="1021"/>
        </table:table-row>
        <table:table-row table:style-name="ro1">
          <table:table-cell office:value-type="float" office:value="5266">
            <text:p>5266</text:p>
          </table:table-cell>
          <table:table-cell office:value-type="float" office:value="50734">
            <text:p>50734</text:p>
          </table:table-cell>
          <table:table-cell office:value-type="string">
            <text:p>Henning Fritz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46147">
            <text:p>46147</text:p>
          </table:table-cell>
          <table:table-cell office:value-type="string">
            <text:p>Agnieszka Bednarek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2265">
            <text:p>2265</text:p>
          </table:table-cell>
          <table:table-cell office:value-type="string">
            <text:p>Mariola Zenik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66449">
            <text:p>66449</text:p>
          </table:table-cell>
          <table:table-cell office:value-type="string">
            <text:p>Katarzyna Gajga?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36398">
            <text:p>36398</text:p>
          </table:table-cell>
          <table:table-cell office:value-type="string">
            <text:p>Milena Sadurek-Mikolajczyk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49620">
            <text:p>49620</text:p>
          </table:table-cell>
          <table:table-cell office:value-type="string">
            <text:p>Anna Bara?ska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31705">
            <text:p>31705</text:p>
          </table:table-cell>
          <table:table-cell office:value-type="string">
            <text:p>Milena Rosner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64951">
            <text:p>64951</text:p>
          </table:table-cell>
          <table:table-cell office:value-type="string">
            <text:p>Katarzyna Skowro?ska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17734">
            <text:p>17734</text:p>
          </table:table-cell>
          <table:table-cell office:value-type="string">
            <text:p>Joanna Kaczor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32458">
            <text:p>32458</text:p>
          </table:table-cell>
          <table:table-cell office:value-type="string">
            <text:p>Ma?gorzata Glinka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42113">
            <text:p>42113</text:p>
          </table:table-cell>
          <table:table-cell office:value-type="string">
            <text:p>Anna Podolec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47168">
            <text:p>47168</text:p>
          </table:table-cell>
          <table:table-cell office:value-type="string">
            <text:p>Katarzyna Skorupa</text:p>
          </table:table-cell>
          <table:table-cell table:number-columns-repeated="1021"/>
        </table:table-row>
        <table:table-row table:style-name="ro1">
          <table:table-cell office:value-type="float" office:value="5274">
            <text:p>5274</text:p>
          </table:table-cell>
          <table:table-cell office:value-type="float" office:value="21414">
            <text:p>21414</text:p>
          </table:table-cell>
          <table:table-cell office:value-type="string">
            <text:p>Marya Liktoras</text:p>
          </table:table-cell>
          <table:table-cell table:number-columns-repeated="1021"/>
        </table:table-row>
        <table:table-row table:style-name="ro1">
          <table:table-cell office:value-type="float" office:value="5277">
            <text:p>5277</text:p>
          </table:table-cell>
          <table:table-cell office:value-type="float" office:value="60341">
            <text:p>60341</text:p>
          </table:table-cell>
          <table:table-cell office:value-type="string">
            <text:p>Igor Kolodinsky</text:p>
          </table:table-cell>
          <table:table-cell table:number-columns-repeated="1021"/>
        </table:table-row>
        <table:table-row table:style-name="ro1">
          <table:table-cell office:value-type="float" office:value="5277">
            <text:p>5277</text:p>
          </table:table-cell>
          <table:table-cell office:value-type="float" office:value="17697">
            <text:p>17697</text:p>
          </table:table-cell>
          <table:table-cell office:value-type="string">
            <text:p>Dmitri Barsouk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23466">
            <text:p>23466</text:p>
          </table:table-cell>
          <table:table-cell office:value-type="string">
            <text:p>Florian Kehrmann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24355">
            <text:p>24355</text:p>
          </table:table-cell>
          <table:table-cell office:value-type="string">
            <text:p>Dominik Klein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50734">
            <text:p>50734</text:p>
          </table:table-cell>
          <table:table-cell office:value-type="string">
            <text:p>Henning Fritz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18603">
            <text:p>18603</text:p>
          </table:table-cell>
          <table:table-cell office:value-type="string">
            <text:p>Heiner Brand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46618">
            <text:p>46618</text:p>
          </table:table-cell>
          <table:table-cell office:value-type="string">
            <text:p>Oliver Roggisch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42117">
            <text:p>42117</text:p>
          </table:table-cell>
          <table:table-cell office:value-type="string">
            <text:p>Christian Schwarzer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52491">
            <text:p>52491</text:p>
          </table:table-cell>
          <table:table-cell office:value-type="string">
            <text:p>Holger Glandorf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56087">
            <text:p>56087</text:p>
          </table:table-cell>
          <table:table-cell office:value-type="string">
            <text:p>Michael Haas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57908">
            <text:p>57908</text:p>
          </table:table-cell>
          <table:table-cell office:value-type="string">
            <text:p>Pascal Hens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17101">
            <text:p>17101</text:p>
          </table:table-cell>
          <table:table-cell office:value-type="string">
            <text:p>Sven-Sören Christophersen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23344">
            <text:p>23344</text:p>
          </table:table-cell>
          <table:table-cell office:value-type="string">
            <text:p>Michael Kraus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30791">
            <text:p>30791</text:p>
          </table:table-cell>
          <table:table-cell office:value-type="string">
            <text:p>Michael Kraus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49809">
            <text:p>49809</text:p>
          </table:table-cell>
          <table:table-cell office:value-type="string">
            <text:p>Johannes Bitter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24401">
            <text:p>24401</text:p>
          </table:table-cell>
          <table:table-cell office:value-type="string">
            <text:p>Oliver Köhrmann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64691">
            <text:p>64691</text:p>
          </table:table-cell>
          <table:table-cell office:value-type="string">
            <text:p>Christian Zeitz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24392">
            <text:p>24392</text:p>
          </table:table-cell>
          <table:table-cell office:value-type="string">
            <text:p>Torsten Jansen</text:p>
          </table:table-cell>
          <table:table-cell table:number-columns-repeated="1021"/>
        </table:table-row>
        <table:table-row table:style-name="ro1">
          <table:table-cell office:value-type="float" office:value="5288">
            <text:p>5288</text:p>
          </table:table-cell>
          <table:table-cell office:value-type="float" office:value="53813">
            <text:p>53813</text:p>
          </table:table-cell>
          <table:table-cell office:value-type="string">
            <text:p>Andrej Klimovets</text:p>
          </table:table-cell>
          <table:table-cell table:number-columns-repeated="1021"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53733">
            <text:p>53733</text:p>
          </table:table-cell>
          <table:table-cell office:value-type="string">
            <text:p>Tamika Catchings</text:p>
          </table:table-cell>
          <table:table-cell table:number-columns-repeated="1021"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46020">
            <text:p>46020</text:p>
          </table:table-cell>
          <table:table-cell office:value-type="string">
            <text:p>Cappie Pondexter</text:p>
          </table:table-cell>
          <table:table-cell table:number-columns-repeated="1021"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3481">
            <text:p>3481</text:p>
          </table:table-cell>
          <table:table-cell office:value-type="string">
            <text:p>Kara Lawson</text:p>
          </table:table-cell>
          <table:table-cell table:number-columns-repeated="1021"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15898">
            <text:p>15898</text:p>
          </table:table-cell>
          <table:table-cell office:value-type="string">
            <text:p>Tina Thompson</text:p>
          </table:table-cell>
          <table:table-cell table:number-columns-repeated="1021"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51505">
            <text:p>51505</text:p>
          </table:table-cell>
          <table:table-cell office:value-type="string">
            <text:p>Sylvia Fowles</text:p>
          </table:table-cell>
          <table:table-cell table:number-columns-repeated="1021"/>
        </table:table-row>
        <table:table-row table:style-name="ro2">
          <table:table-cell office:value-type="float" office:value="5296">
            <text:p>5296</text:p>
          </table:table-cell>
          <table:table-cell office:value-type="float" office:value="31142">
            <text:p>31142</text:p>
          </table:table-cell>
          <table:table-cell office:value-type="string">
            <text:p>Lisa Leslie</text:p>
          </table:table-cell>
          <table:table-cell table:number-columns-repeated="1021"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50703">
            <text:p>50703</text:p>
          </table:table-cell>
          <table:table-cell office:value-type="string">
            <text:p>Sue Bird</text:p>
          </table:table-cell>
          <table:table-cell table:number-columns-repeated="1021"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24286">
            <text:p>24286</text:p>
          </table:table-cell>
          <table:table-cell office:value-type="string">
            <text:p>Candace Parker</text:p>
          </table:table-cell>
          <table:table-cell table:number-columns-repeated="1021"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52588">
            <text:p>52588</text:p>
          </table:table-cell>
          <table:table-cell office:value-type="string">
            <text:p>Katie Smith</text:p>
          </table:table-cell>
          <table:table-cell table:number-columns-repeated="1021"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50868">
            <text:p>50868</text:p>
          </table:table-cell>
          <table:table-cell office:value-type="string">
            <text:p>Diana Taurasi</text:p>
          </table:table-cell>
          <table:table-cell table:number-columns-repeated="1021"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45366">
            <text:p>45366</text:p>
          </table:table-cell>
          <table:table-cell office:value-type="string">
            <text:p>Seimone Augustus</text:p>
          </table:table-cell>
          <table:table-cell table:number-columns-repeated="1021"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1978">
            <text:p>1978</text:p>
          </table:table-cell>
          <table:table-cell office:value-type="string">
            <text:p>DeLisha Milton-Jones</text:p>
          </table:table-cell>
          <table:table-cell table:number-columns-repeated="1021"/>
        </table:table-row>
        <table:table-row table:style-name="ro1">
          <table:table-cell office:value-type="float" office:value="5301">
            <text:p>5301</text:p>
          </table:table-cell>
          <table:table-cell office:value-type="float" office:value="11563">
            <text:p>11563</text:p>
          </table:table-cell>
          <table:table-cell office:value-type="string">
            <text:p>Fernando González</text:p>
          </table:table-cell>
          <table:table-cell table:number-columns-repeated="1021"/>
        </table:table-row>
        <table:table-row table:style-name="ro1">
          <table:table-cell office:value-type="float" office:value="5301">
            <text:p>5301</text:p>
          </table:table-cell>
          <table:table-cell office:value-type="float" office:value="29377">
            <text:p>29377</text:p>
          </table:table-cell>
          <table:table-cell office:value-type="string">
            <text:p>Fernando González</text:p>
          </table:table-cell>
          <table:table-cell table:number-columns-repeated="1021"/>
        </table:table-row>
        <table:table-row table:style-name="ro1">
          <table:table-cell office:value-type="float" office:value="5301">
            <text:p>5301</text:p>
          </table:table-cell>
          <table:table-cell office:value-type="float" office:value="22808">
            <text:p>22808</text:p>
          </table:table-cell>
          <table:table-cell office:value-type="string">
            <text:p>Nicolás Massú</text:p>
          </table:table-cell>
          <table:table-cell table:number-columns-repeated="1021"/>
        </table:table-row>
        <table:table-row table:style-name="ro1">
          <table:table-cell office:value-type="float" office:value="5306">
            <text:p>5306</text:p>
          </table:table-cell>
          <table:table-cell office:value-type="float" office:value="36950">
            <text:p>36950</text:p>
          </table:table-cell>
          <table:table-cell office:value-type="string">
            <text:p>Brenton Rickard</text:p>
          </table:table-cell>
          <table:table-cell table:number-columns-repeated="1021"/>
        </table:table-row>
        <table:table-row table:style-name="ro1">
          <table:table-cell office:value-type="float" office:value="5306">
            <text:p>5306</text:p>
          </table:table-cell>
          <table:table-cell office:value-type="float" office:value="9862">
            <text:p>9862</text:p>
          </table:table-cell>
          <table:table-cell office:value-type="string">
            <text:p>Matt Targett</text:p>
          </table:table-cell>
          <table:table-cell table:number-columns-repeated="1021"/>
        </table:table-row>
        <table:table-row table:style-name="ro1">
          <table:table-cell office:value-type="float" office:value="5306">
            <text:p>5306</text:p>
          </table:table-cell>
          <table:table-cell office:value-type="float" office:value="52134">
            <text:p>52134</text:p>
          </table:table-cell>
          <table:table-cell office:value-type="string">
            <text:p>Christian Sprenger</text:p>
          </table:table-cell>
          <table:table-cell table:number-columns-repeated="1021"/>
        </table:table-row>
        <table:table-row table:style-name="ro1">
          <table:table-cell office:value-type="float" office:value="5306">
            <text:p>5306</text:p>
          </table:table-cell>
          <table:table-cell office:value-type="float" office:value="58363">
            <text:p>58363</text:p>
          </table:table-cell>
          <table:table-cell office:value-type="string">
            <text:p>Hayden Stoeckel</text:p>
          </table:table-cell>
          <table:table-cell table:number-columns-repeated="1021"/>
        </table:table-row>
        <table:table-row table:style-name="ro1">
          <table:table-cell office:value-type="float" office:value="5306">
            <text:p>5306</text:p>
          </table:table-cell>
          <table:table-cell office:value-type="float" office:value="66375">
            <text:p>66375</text:p>
          </table:table-cell>
          <table:table-cell office:value-type="string">
            <text:p>Tommaso D'Orsogna</text:p>
          </table:table-cell>
          <table:table-cell table:number-columns-repeated="1021"/>
        </table:table-row>
        <table:table-row table:style-name="ro1">
          <table:table-cell office:value-type="float" office:value="5306">
            <text:p>5306</text:p>
          </table:table-cell>
          <table:table-cell office:value-type="float" office:value="62410">
            <text:p>62410</text:p>
          </table:table-cell>
          <table:table-cell office:value-type="string">
            <text:p>James Magnussen</text:p>
          </table:table-cell>
          <table:table-cell table:number-columns-repeated="1021"/>
        </table:table-row>
        <table:table-row table:style-name="ro1">
          <table:table-cell office:value-type="float" office:value="5361">
            <text:p>5361</text:p>
          </table:table-cell>
          <table:table-cell office:value-type="float" office:value="26533">
            <text:p>26533</text:p>
          </table:table-cell>
          <table:table-cell office:value-type="string">
            <text:p>Todd Rogers</text:p>
          </table:table-cell>
          <table:table-cell table:number-columns-repeated="1021"/>
        </table:table-row>
        <table:table-row table:style-name="ro1">
          <table:table-cell office:value-type="float" office:value="5361">
            <text:p>5361</text:p>
          </table:table-cell>
          <table:table-cell office:value-type="float" office:value="30183">
            <text:p>30183</text:p>
          </table:table-cell>
          <table:table-cell office:value-type="string">
            <text:p>Phil Dalhausser</text:p>
          </table:table-cell>
          <table:table-cell table:number-columns-repeated="1021"/>
        </table:table-row>
        <table:table-row table:style-name="ro1">
          <table:table-cell office:value-type="float" office:value="5391">
            <text:p>5391</text:p>
          </table:table-cell>
          <table:table-cell office:value-type="float" office:value="55715">
            <text:p>55715</text:p>
          </table:table-cell>
          <table:table-cell office:value-type="string">
            <text:p>Suguru Awaji</text:p>
          </table:table-cell>
          <table:table-cell table:number-columns-repeated="1021"/>
        </table:table-row>
        <table:table-row table:style-name="ro1">
          <table:table-cell office:value-type="float" office:value="5391">
            <text:p>5391</text:p>
          </table:table-cell>
          <table:table-cell office:value-type="float" office:value="34537">
            <text:p>34537</text:p>
          </table:table-cell>
          <table:table-cell office:value-type="string">
            <text:p>Yuki Ota</text:p>
          </table:table-cell>
          <table:table-cell table:number-columns-repeated="1021"/>
        </table:table-row>
        <table:table-row table:style-name="ro1">
          <table:table-cell office:value-type="float" office:value="5391">
            <text:p>5391</text:p>
          </table:table-cell>
          <table:table-cell office:value-type="float" office:value="58168">
            <text:p>58168</text:p>
          </table:table-cell>
          <table:table-cell office:value-type="string">
            <text:p>Ryo Miyake</text:p>
          </table:table-cell>
          <table:table-cell table:number-columns-repeated="1021"/>
        </table:table-row>
        <table:table-row table:style-name="ro1">
          <table:table-cell office:value-type="float" office:value="5391">
            <text:p>5391</text:p>
          </table:table-cell>
          <table:table-cell office:value-type="float" office:value="48112">
            <text:p>48112</text:p>
          </table:table-cell>
          <table:table-cell office:value-type="string">
            <text:p>Kenta Chida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53959">
            <text:p>53959</text:p>
          </table:table-cell>
          <table:table-cell office:value-type="string">
            <text:p>Hans Lindberg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22160">
            <text:p>22160</text:p>
          </table:table-cell>
          <table:table-cell office:value-type="string">
            <text:p>Michael V. Knudsen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37780">
            <text:p>37780</text:p>
          </table:table-cell>
          <table:table-cell office:value-type="string">
            <text:p>Klavs Bruun Jørgensen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30840">
            <text:p>30840</text:p>
          </table:table-cell>
          <table:table-cell office:value-type="string">
            <text:p>Kasper Søndergaard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7487">
            <text:p>7487</text:p>
          </table:table-cell>
          <table:table-cell office:value-type="string">
            <text:p>Bo Spellerberg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5518">
            <text:p>5518</text:p>
          </table:table-cell>
          <table:table-cell office:value-type="string">
            <text:p>Mikkel Hansen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40339">
            <text:p>40339</text:p>
          </table:table-cell>
          <table:table-cell office:value-type="string">
            <text:p>Lars T. Jørgensen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49670">
            <text:p>49670</text:p>
          </table:table-cell>
          <table:table-cell office:value-type="string">
            <text:p>Kasper Nielsen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58117">
            <text:p>58117</text:p>
          </table:table-cell>
          <table:table-cell office:value-type="string">
            <text:p>Lars Christiansen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59067">
            <text:p>59067</text:p>
          </table:table-cell>
          <table:table-cell office:value-type="string">
            <text:p>Lars Christiansen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34594">
            <text:p>34594</text:p>
          </table:table-cell>
          <table:table-cell office:value-type="string">
            <text:p>Peter Henriksen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49481">
            <text:p>49481</text:p>
          </table:table-cell>
          <table:table-cell office:value-type="string">
            <text:p>Joachim Boldsen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56282">
            <text:p>56282</text:p>
          </table:table-cell>
          <table:table-cell office:value-type="string">
            <text:p>Kasper Hvidt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7261">
            <text:p>7261</text:p>
          </table:table-cell>
          <table:table-cell office:value-type="string">
            <text:p>Jesper Jensen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63965">
            <text:p>63965</text:p>
          </table:table-cell>
          <table:table-cell office:value-type="string">
            <text:p>Jesper Nøddesbo</text:p>
          </table:table-cell>
          <table:table-cell table:number-columns-repeated="1021"/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8381">
            <text:p>8381</text:p>
          </table:table-cell>
          <table:table-cell office:value-type="string">
            <text:p>Lasse Boesen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4768">
            <text:p>4768</text:p>
          </table:table-cell>
          <table:table-cell office:value-type="string">
            <text:p>Wei Qiuyue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8284">
            <text:p>8284</text:p>
          </table:table-cell>
          <table:table-cell office:value-type="string">
            <text:p>Xue Ming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5348">
            <text:p>5348</text:p>
          </table:table-cell>
          <table:table-cell office:value-type="string">
            <text:p>Zhang Na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30857">
            <text:p>30857</text:p>
          </table:table-cell>
          <table:table-cell office:value-type="string">
            <text:p>Zhang Na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49794">
            <text:p>49794</text:p>
          </table:table-cell>
          <table:table-cell office:value-type="string">
            <text:p>Xu Yunli</text:p>
          </table:table-cell>
          <table:table-cell table:number-columns-repeated="1021"/>
        </table:table-row>
        <table:table-row table:style-name="ro2">
          <table:table-cell office:value-type="float" office:value="5432">
            <text:p>5432</text:p>
          </table:table-cell>
          <table:table-cell office:value-type="float" office:value="49526">
            <text:p>49526</text:p>
          </table:table-cell>
          <table:table-cell office:value-type="string">
            <text:p>Li Juan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15891">
            <text:p>15891</text:p>
          </table:table-cell>
          <table:table-cell office:value-type="string">
            <text:p>Wang Yimei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3295">
            <text:p>3295</text:p>
          </table:table-cell>
          <table:table-cell office:value-type="string">
            <text:p>Yang Hao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28575">
            <text:p>28575</text:p>
          </table:table-cell>
          <table:table-cell office:value-type="string">
            <text:p>Zhou Suhong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34600">
            <text:p>34600</text:p>
          </table:table-cell>
          <table:table-cell office:value-type="string">
            <text:p>Ma Yunwen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22074">
            <text:p>22074</text:p>
          </table:table-cell>
          <table:table-cell office:value-type="string">
            <text:p>Zhao Ruirui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6522">
            <text:p>6522</text:p>
          </table:table-cell>
          <table:table-cell office:value-type="string">
            <text:p>Liu Yanan</text:p>
          </table:table-cell>
          <table:table-cell table:number-columns-repeated="102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57848">
            <text:p>57848</text:p>
          </table:table-cell>
          <table:table-cell office:value-type="string">
            <text:p>Feng Kun</text:p>
          </table:table-cell>
          <table:table-cell table:number-columns-repeated="1021"/>
        </table:table-row>
        <table:table-row table:style-name="ro1">
          <table:table-cell office:value-type="float" office:value="5433">
            <text:p>5433</text:p>
          </table:table-cell>
          <table:table-cell office:value-type="float" office:value="6457">
            <text:p>6457</text:p>
          </table:table-cell>
          <table:table-cell office:value-type="string">
            <text:p>Wu Penggen</text:p>
          </table:table-cell>
          <table:table-cell table:number-columns-repeated="1021"/>
        </table:table-row>
        <table:table-row table:style-name="ro1">
          <table:table-cell office:value-type="float" office:value="5433">
            <text:p>5433</text:p>
          </table:table-cell>
          <table:table-cell office:value-type="float" office:value="60320">
            <text:p>60320</text:p>
          </table:table-cell>
          <table:table-cell office:value-type="string">
            <text:p>Linyin Xu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7347">
            <text:p>7347</text:p>
          </table:table-cell>
          <table:table-cell office:value-type="string">
            <text:p>Valeska Menezes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35048">
            <text:p>35048</text:p>
          </table:table-cell>
          <table:table-cell office:value-type="string">
            <text:p>Welissa Gonzaga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40345">
            <text:p>40345</text:p>
          </table:table-cell>
          <table:table-cell office:value-type="string">
            <text:p>Walewska Oliveira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51288">
            <text:p>51288</text:p>
          </table:table-cell>
          <table:table-cell office:value-type="string">
            <text:p>Marianne Steinbrecher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39577">
            <text:p>39577</text:p>
          </table:table-cell>
          <table:table-cell office:value-type="string">
            <text:p>Sheilla Castro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58375">
            <text:p>58375</text:p>
          </table:table-cell>
          <table:table-cell office:value-type="string">
            <text:p>Jaqueline Carvalho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29691">
            <text:p>29691</text:p>
          </table:table-cell>
          <table:table-cell office:value-type="string">
            <text:p>Thaisa Menezes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5330">
            <text:p>5330</text:p>
          </table:table-cell>
          <table:table-cell office:value-type="string">
            <text:p>Carolina Albuquerque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30321">
            <text:p>30321</text:p>
          </table:table-cell>
          <table:table-cell office:value-type="string">
            <text:p>Fabiana de Oliveira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8411">
            <text:p>8411</text:p>
          </table:table-cell>
          <table:table-cell office:value-type="string">
            <text:p>Paula Pequeno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8427">
            <text:p>8427</text:p>
          </table:table-cell>
          <table:table-cell office:value-type="string">
            <text:p>Hélia Souza</text:p>
          </table:table-cell>
          <table:table-cell table:number-columns-repeated="1021"/>
        </table:table-row>
        <table:table-row table:style-name="ro1">
          <table:table-cell office:value-type="float" office:value="5434">
            <text:p>5434</text:p>
          </table:table-cell>
          <table:table-cell office:value-type="float" office:value="13624">
            <text:p>13624</text:p>
          </table:table-cell>
          <table:table-cell office:value-type="string">
            <text:p>Fabiana Claudino</text:p>
          </table:table-cell>
          <table:table-cell table:number-columns-repeated="1021"/>
        </table:table-row>
        <table:table-row table:style-name="ro1">
          <table:table-cell office:value-type="float" office:value="5436">
            <text:p>5436</text:p>
          </table:table-cell>
          <table:table-cell office:value-type="float" office:value="43719">
            <text:p>43719</text:p>
          </table:table-cell>
          <table:table-cell office:value-type="string">
            <text:p>Ogonna Nnamani</text:p>
          </table:table-cell>
          <table:table-cell table:number-columns-repeated="1021"/>
        </table:table-row>
        <table:table-row table:style-name="ro1">
          <table:table-cell office:value-type="float" office:value="5436">
            <text:p>5436</text:p>
          </table:table-cell>
          <table:table-cell office:value-type="float" office:value="56978">
            <text:p>56978</text:p>
          </table:table-cell>
          <table:table-cell office:value-type="string">
            <text:p>Lindsey Berg</text:p>
          </table:table-cell>
          <table:table-cell table:number-columns-repeated="1021"/>
        </table:table-row>
        <table:table-row table:style-name="ro1">
          <table:table-cell office:value-type="float" office:value="5436">
            <text:p>5436</text:p>
          </table:table-cell>
          <table:table-cell office:value-type="float" office:value="7412">
            <text:p>7412</text:p>
          </table:table-cell>
          <table:table-cell office:value-type="string">
            <text:p>Danielle Scott-Arruda</text:p>
          </table:table-cell>
          <table:table-cell table:number-columns-repeated="1021"/>
        </table:table-row>
        <table:table-row table:style-name="ro1">
          <table:table-cell office:value-type="float" office:value="5436">
            <text:p>5436</text:p>
          </table:table-cell>
          <table:table-cell office:value-type="float" office:value="28090">
            <text:p>28090</text:p>
          </table:table-cell>
          <table:table-cell office:value-type="string">
            <text:p>Nicole Davis</text:p>
          </table:table-cell>
          <table:table-cell table:number-columns-repeated="1021"/>
        </table:table-row>
        <table:table-row table:style-name="ro1">
          <table:table-cell office:value-type="float" office:value="5436">
            <text:p>5436</text:p>
          </table:table-cell>
          <table:table-cell office:value-type="float" office:value="19043">
            <text:p>19043</text:p>
          </table:table-cell>
          <table:table-cell office:value-type="string">
            <text:p>Heather Bown</text:p>
          </table:table-cell>
          <table:table-cell table:number-columns-repeated="1021"/>
        </table:table-row>
        <table:table-row table:style-name="ro1">
          <table:table-cell office:value-type="float" office:value="5436">
            <text:p>5436</text:p>
          </table:table-cell>
          <table:table-cell office:value-type="float" office:value="64180">
            <text:p>64180</text:p>
          </table:table-cell>
          <table:table-cell office:value-type="string">
            <text:p>Stacy Sykora</text:p>
          </table:table-cell>
          <table:table-cell table:number-columns-repeated="1021"/>
        </table:table-row>
        <table:table-row table:style-name="ro1">
          <table:table-cell office:value-type="float" office:value="5436">
            <text:p>5436</text:p>
          </table:table-cell>
          <table:table-cell office:value-type="float" office:value="5558">
            <text:p>5558</text:p>
          </table:table-cell>
          <table:table-cell office:value-type="string">
            <text:p>Jennifer Joines</text:p>
          </table:table-cell>
          <table:table-cell table:number-columns-repeated="1021"/>
        </table:table-row>
        <table:table-row table:style-name="ro1">
          <table:table-cell office:value-type="float" office:value="5436">
            <text:p>5436</text:p>
          </table:table-cell>
          <table:table-cell office:value-type="float" office:value="20834">
            <text:p>20834</text:p>
          </table:table-cell>
          <table:table-cell office:value-type="string">
            <text:p>Tayyiba Haneef</text:p>
          </table:table-cell>
          <table:table-cell table:number-columns-repeated="1021"/>
        </table:table-row>
        <table:table-row table:style-name="ro2">
          <table:table-cell office:value-type="float" office:value="5436">
            <text:p>5436</text:p>
          </table:table-cell>
          <table:table-cell office:value-type="float" office:value="16209">
            <text:p>16209</text:p>
          </table:table-cell>
          <table:table-cell office:value-type="string">
            <text:p>Logan Tom</text:p>
          </table:table-cell>
          <table:table-cell table:number-columns-repeated="1021"/>
        </table:table-row>
        <table:table-row table:style-name="ro1">
          <table:table-cell office:value-type="float" office:value="5436">
            <text:p>5436</text:p>
          </table:table-cell>
          <table:table-cell office:value-type="float" office:value="29634">
            <text:p>29634</text:p>
          </table:table-cell>
          <table:table-cell office:value-type="string">
            <text:p>Robyn Ah Mow-Santos</text:p>
          </table:table-cell>
          <table:table-cell table:number-columns-repeated="1021"/>
        </table:table-row>
        <table:table-row table:style-name="ro1">
          <table:table-cell office:value-type="float" office:value="5436">
            <text:p>5436</text:p>
          </table:table-cell>
          <table:table-cell office:value-type="float" office:value="24318">
            <text:p>24318</text:p>
          </table:table-cell>
          <table:table-cell office:value-type="string">
            <text:p>Kim Glass</text:p>
          </table:table-cell>
          <table:table-cell table:number-columns-repeated="1021"/>
        </table:table-row>
        <table:table-row table:style-name="ro1">
          <table:table-cell office:value-type="float" office:value="5436">
            <text:p>5436</text:p>
          </table:table-cell>
          <table:table-cell office:value-type="float" office:value="17399">
            <text:p>17399</text:p>
          </table:table-cell>
          <table:table-cell office:value-type="string">
            <text:p>Kim Willoughby</text:p>
          </table:table-cell>
          <table:table-cell table:number-columns-repeated="1021"/>
        </table:table-row>
        <table:table-row table:style-name="ro1">
          <table:table-cell office:value-type="float" office:value="5440">
            <text:p>5440</text:p>
          </table:table-cell>
          <table:table-cell office:value-type="float" office:value="8824">
            <text:p>8824</text:p>
          </table:table-cell>
          <table:table-cell office:value-type="string">
            <text:p>Peter Gartmayer</text:p>
          </table:table-cell>
          <table:table-cell table:number-columns-repeated="1021"/>
        </table:table-row>
        <table:table-row table:style-name="ro1">
          <table:table-cell office:value-type="float" office:value="5440">
            <text:p>5440</text:p>
          </table:table-cell>
          <table:table-cell office:value-type="float" office:value="16840">
            <text:p>16840</text:p>
          </table:table-cell>
          <table:table-cell office:value-type="string">
            <text:p>Clemens Doppler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37684">
            <text:p>37684</text:p>
          </table:table-cell>
          <table:table-cell office:value-type="string">
            <text:p>Erika Araki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56653">
            <text:p>56653</text:p>
          </table:table-cell>
          <table:table-cell office:value-type="string">
            <text:p>Yuko Sano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14104">
            <text:p>14104</text:p>
          </table:table-cell>
          <table:table-cell office:value-type="string">
            <text:p>Saori Kimura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56995">
            <text:p>56995</text:p>
          </table:table-cell>
          <table:table-cell office:value-type="string">
            <text:p>Sachiko Sugiyama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31914">
            <text:p>31914</text:p>
          </table:table-cell>
          <table:table-cell office:value-type="string">
            <text:p>Megumi Kurihara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61250">
            <text:p>61250</text:p>
          </table:table-cell>
          <table:table-cell office:value-type="string">
            <text:p>Miyuki Takahashi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56231">
            <text:p>56231</text:p>
          </table:table-cell>
          <table:table-cell office:value-type="string">
            <text:p>Kanako Omura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47967">
            <text:p>47967</text:p>
          </table:table-cell>
          <table:table-cell office:value-type="string">
            <text:p>Yuka Sakurai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40387">
            <text:p>40387</text:p>
          </table:table-cell>
          <table:table-cell office:value-type="string">
            <text:p>Yuki Kawai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9786">
            <text:p>9786</text:p>
          </table:table-cell>
          <table:table-cell office:value-type="string">
            <text:p>Asako Tajimi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56218">
            <text:p>56218</text:p>
          </table:table-cell>
          <table:table-cell office:value-type="string">
            <text:p>Miyuki Kano</text:p>
          </table:table-cell>
          <table:table-cell table:number-columns-repeated="102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23358">
            <text:p>23358</text:p>
          </table:table-cell>
          <table:table-cell office:value-type="string">
            <text:p>Yoshie Takeshita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23787">
            <text:p>23787</text:p>
          </table:table-cell>
          <table:table-cell office:value-type="string">
            <text:p>Jérôme Fernandez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49753">
            <text:p>49753</text:p>
          </table:table-cell>
          <table:table-cell office:value-type="string">
            <text:p>Didier Dinart</text:p>
          </table:table-cell>
          <table:table-cell table:number-columns-repeated="1021"/>
        </table:table-row>
        <table:table-row table:style-name="ro2">
          <table:table-cell office:value-type="float" office:value="5453">
            <text:p>5453</text:p>
          </table:table-cell>
          <table:table-cell office:value-type="float" office:value="56268">
            <text:p>56268</text:p>
          </table:table-cell>
          <table:table-cell office:value-type="string">
            <text:p>Guillaume Gille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16433">
            <text:p>16433</text:p>
          </table:table-cell>
          <table:table-cell office:value-type="string">
            <text:p>Cédric Paty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20312">
            <text:p>20312</text:p>
          </table:table-cell>
          <table:table-cell office:value-type="string">
            <text:p>Olivier Girault</text:p>
          </table:table-cell>
          <table:table-cell table:number-columns-repeated="1021"/>
        </table:table-row>
        <table:table-row table:style-name="ro2">
          <table:table-cell office:value-type="float" office:value="5453">
            <text:p>5453</text:p>
          </table:table-cell>
          <table:table-cell office:value-type="float" office:value="27311">
            <text:p>27311</text:p>
          </table:table-cell>
          <table:table-cell office:value-type="string">
            <text:p>Bertrand Gille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29715">
            <text:p>29715</text:p>
          </table:table-cell>
          <table:table-cell office:value-type="string">
            <text:p>Luc Abalo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3461">
            <text:p>3461</text:p>
          </table:table-cell>
          <table:table-cell office:value-type="string">
            <text:p>Joël Abati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18900">
            <text:p>18900</text:p>
          </table:table-cell>
          <table:table-cell office:value-type="string">
            <text:p>Cédric Burdet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36894">
            <text:p>36894</text:p>
          </table:table-cell>
          <table:table-cell office:value-type="string">
            <text:p>Christophe Kempe</text:p>
          </table:table-cell>
          <table:table-cell table:number-columns-repeated="1021"/>
        </table:table-row>
        <table:table-row table:style-name="ro2">
          <table:table-cell office:value-type="float" office:value="5453">
            <text:p>5453</text:p>
          </table:table-cell>
          <table:table-cell office:value-type="float" office:value="38743">
            <text:p>38743</text:p>
          </table:table-cell>
          <table:table-cell office:value-type="string">
            <text:p>Daniel Narcisse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40245">
            <text:p>40245</text:p>
          </table:table-cell>
          <table:table-cell office:value-type="string">
            <text:p>Thierry Omeyer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47941">
            <text:p>47941</text:p>
          </table:table-cell>
          <table:table-cell office:value-type="string">
            <text:p>Daouda Karaboué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30652">
            <text:p>30652</text:p>
          </table:table-cell>
          <table:table-cell office:value-type="string">
            <text:p>Nikola Karabati?</text:p>
          </table:table-cell>
          <table:table-cell table:number-columns-repeated="1021"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3893">
            <text:p>3893</text:p>
          </table:table-cell>
          <table:table-cell office:value-type="string">
            <text:p>Michaël Guigou</text:p>
          </table:table-cell>
          <table:table-cell table:number-columns-repeated="1021"/>
        </table:table-row>
        <table:table-row table:style-name="ro1">
          <table:table-cell office:value-type="float" office:value="5476">
            <text:p>5476</text:p>
          </table:table-cell>
          <table:table-cell office:value-type="float" office:value="60983">
            <text:p>60983</text:p>
          </table:table-cell>
          <table:table-cell office:value-type="string">
            <text:p>Raúl Mesa</text:p>
          </table:table-cell>
          <table:table-cell table:number-columns-repeated="1021"/>
        </table:table-row>
        <table:table-row table:style-name="ro1">
          <table:table-cell office:value-type="float" office:value="5476">
            <text:p>5476</text:p>
          </table:table-cell>
          <table:table-cell office:value-type="float" office:value="40190">
            <text:p>40190</text:p>
          </table:table-cell>
          <table:table-cell office:value-type="string">
            <text:p>Pablo Herrera</text:p>
          </table:table-cell>
          <table:table-cell table:number-columns-repeated="1021"/>
        </table:table-row>
        <table:table-row table:style-name="ro1">
          <table:table-cell office:value-type="float" office:value="5478">
            <text:p>5478</text:p>
          </table:table-cell>
          <table:table-cell office:value-type="float" office:value="22216">
            <text:p>22216</text:p>
          </table:table-cell>
          <table:table-cell office:value-type="string">
            <text:p>Saskia Clark</text:p>
          </table:table-cell>
          <table:table-cell table:number-columns-repeated="1021"/>
        </table:table-row>
        <table:table-row table:style-name="ro1">
          <table:table-cell office:value-type="float" office:value="5478">
            <text:p>5478</text:p>
          </table:table-cell>
          <table:table-cell office:value-type="float" office:value="54983">
            <text:p>54983</text:p>
          </table:table-cell>
          <table:table-cell office:value-type="string">
            <text:p>Hannah Mills</text:p>
          </table:table-cell>
          <table:table-cell table:number-columns-repeated="1021"/>
        </table:table-row>
        <table:table-row table:style-name="ro1">
          <table:table-cell office:value-type="float" office:value="5491">
            <text:p>5491</text:p>
          </table:table-cell>
          <table:table-cell office:value-type="float" office:value="60838">
            <text:p>60838</text:p>
          </table:table-cell>
          <table:table-cell office:value-type="string">
            <text:p>Aleksandrs Samoilovs</text:p>
          </table:table-cell>
          <table:table-cell table:number-columns-repeated="1021"/>
        </table:table-row>
        <table:table-row table:style-name="ro1">
          <table:table-cell office:value-type="float" office:value="5491">
            <text:p>5491</text:p>
          </table:table-cell>
          <table:table-cell office:value-type="float" office:value="55823">
            <text:p>55823</text:p>
          </table:table-cell>
          <table:table-cell office:value-type="string">
            <text:p>M?rti?š P?avi?š</text:p>
          </table:table-cell>
          <table:table-cell table:number-columns-repeated="1021"/>
        </table:table-row>
        <table:table-row table:style-name="ro1">
          <table:table-cell office:value-type="float" office:value="5504">
            <text:p>5504</text:p>
          </table:table-cell>
          <table:table-cell office:value-type="float" office:value="16300">
            <text:p>16300</text:p>
          </table:table-cell>
          <table:table-cell office:value-type="string">
            <text:p>Lars Hinneburg</text:p>
          </table:table-cell>
          <table:table-cell table:number-columns-repeated="1021"/>
        </table:table-row>
        <table:table-row table:style-name="ro1">
          <table:table-cell office:value-type="float" office:value="5504">
            <text:p>5504</text:p>
          </table:table-cell>
          <table:table-cell office:value-type="float" office:value="43730">
            <text:p>43730</text:p>
          </table:table-cell>
          <table:table-cell office:value-type="string">
            <text:p>Steffen Zesner</text:p>
          </table:table-cell>
          <table:table-cell table:number-columns-repeated="1021"/>
        </table:table-row>
        <table:table-row table:style-name="ro1">
          <table:table-cell office:value-type="float" office:value="5504">
            <text:p>5504</text:p>
          </table:table-cell>
          <table:table-cell office:value-type="float" office:value="18292">
            <text:p>18292</text:p>
          </table:table-cell>
          <table:table-cell office:value-type="string">
            <text:p>Thomas Flemming</text:p>
          </table:table-cell>
          <table:table-cell table:number-columns-repeated="1021"/>
        </table:table-row>
        <table:table-row table:style-name="ro1">
          <table:table-cell office:value-type="float" office:value="5504">
            <text:p>5504</text:p>
          </table:table-cell>
          <table:table-cell office:value-type="float" office:value="26806">
            <text:p>26806</text:p>
          </table:table-cell>
          <table:table-cell office:value-type="string">
            <text:p>Dirk Richter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47036">
            <text:p>47036</text:p>
          </table:table-cell>
          <table:table-cell office:value-type="string">
            <text:p>Nadia Centoni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19070">
            <text:p>19070</text:p>
          </table:table-cell>
          <table:table-cell office:value-type="string">
            <text:p>Paola Croce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37393">
            <text:p>37393</text:p>
          </table:table-cell>
          <table:table-cell office:value-type="string">
            <text:p>Jenny Barazza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37645">
            <text:p>37645</text:p>
          </table:table-cell>
          <table:table-cell office:value-type="string">
            <text:p>Simona Gioli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53870">
            <text:p>53870</text:p>
          </table:table-cell>
          <table:table-cell office:value-type="string">
            <text:p>Francesca Ferretti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32171">
            <text:p>32171</text:p>
          </table:table-cell>
          <table:table-cell office:value-type="string">
            <text:p>Eleonora Lo Bianco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53908">
            <text:p>53908</text:p>
          </table:table-cell>
          <table:table-cell office:value-type="string">
            <text:p>Paola Cardullo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66452">
            <text:p>66452</text:p>
          </table:table-cell>
          <table:table-cell office:value-type="string">
            <text:p>Manuela Secolo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30082">
            <text:p>30082</text:p>
          </table:table-cell>
          <table:table-cell office:value-type="string">
            <text:p>Serena Ortolani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17382">
            <text:p>17382</text:p>
          </table:table-cell>
          <table:table-cell office:value-type="string">
            <text:p>Francesca Piccinini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2264">
            <text:p>2264</text:p>
          </table:table-cell>
          <table:table-cell office:value-type="string">
            <text:p>Martina Guiggi</text:p>
          </table:table-cell>
          <table:table-cell table:number-columns-repeated="1021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65915">
            <text:p>65915</text:p>
          </table:table-cell>
          <table:table-cell office:value-type="string">
            <text:p>Taismary Agüero</text:p>
          </table:table-cell>
          <table:table-cell table:number-columns-repeated="1021"/>
        </table:table-row>
        <table:table-row table:style-name="ro1">
          <table:table-cell office:value-type="float" office:value="5521">
            <text:p>5521</text:p>
          </table:table-cell>
          <table:table-cell office:value-type="float" office:value="9315">
            <text:p>9315</text:p>
          </table:table-cell>
          <table:table-cell office:value-type="string">
            <text:p>John Pius Boland</text:p>
          </table:table-cell>
          <table:table-cell table:number-columns-repeated="1021"/>
        </table:table-row>
        <table:table-row table:style-name="ro1">
          <table:table-cell office:value-type="float" office:value="5521">
            <text:p>5521</text:p>
          </table:table-cell>
          <table:table-cell office:value-type="float" office:value="52566">
            <text:p>52566</text:p>
          </table:table-cell>
          <table:table-cell office:value-type="string">
            <text:p>Friedrich Traun</text:p>
          </table:table-cell>
          <table:table-cell table:number-columns-repeated="1021"/>
        </table:table-row>
        <table:table-row table:style-name="ro1">
          <table:table-cell office:value-type="float" office:value="5569">
            <text:p>5569</text:p>
          </table:table-cell>
          <table:table-cell office:value-type="float" office:value="13210">
            <text:p>13210</text:p>
          </table:table-cell>
          <table:table-cell office:value-type="string">
            <text:p>DeeDee Trotter</text:p>
          </table:table-cell>
          <table:table-cell table:number-columns-repeated="1021"/>
        </table:table-row>
        <table:table-row table:style-name="ro1">
          <table:table-cell office:value-type="float" office:value="5569">
            <text:p>5569</text:p>
          </table:table-cell>
          <table:table-cell office:value-type="float" office:value="61367">
            <text:p>61367</text:p>
          </table:table-cell>
          <table:table-cell office:value-type="string">
            <text:p>Allyson Felix</text:p>
          </table:table-cell>
          <table:table-cell table:number-columns-repeated="1021"/>
        </table:table-row>
        <table:table-row table:style-name="ro1">
          <table:table-cell office:value-type="float" office:value="5569">
            <text:p>5569</text:p>
          </table:table-cell>
          <table:table-cell office:value-type="float" office:value="34262">
            <text:p>34262</text:p>
          </table:table-cell>
          <table:table-cell office:value-type="string">
            <text:p>Francena McCorory</text:p>
          </table:table-cell>
          <table:table-cell table:number-columns-repeated="1021"/>
        </table:table-row>
        <table:table-row table:style-name="ro1">
          <table:table-cell office:value-type="float" office:value="5569">
            <text:p>5569</text:p>
          </table:table-cell>
          <table:table-cell office:value-type="float" office:value="9927">
            <text:p>9927</text:p>
          </table:table-cell>
          <table:table-cell office:value-type="string">
            <text:p>Sanya Richards</text:p>
          </table:table-cell>
          <table:table-cell table:number-columns-repeated="1021"/>
        </table:table-row>
        <table:table-row table:style-name="ro1">
          <table:table-cell office:value-type="float" office:value="5569">
            <text:p>5569</text:p>
          </table:table-cell>
          <table:table-cell office:value-type="float" office:value="66932">
            <text:p>66932</text:p>
          </table:table-cell>
          <table:table-cell office:value-type="string">
            <text:p>Diamond Dixon</text:p>
          </table:table-cell>
          <table:table-cell table:number-columns-repeated="1021"/>
        </table:table-row>
        <table:table-row table:style-name="ro1">
          <table:table-cell office:value-type="float" office:value="5569">
            <text:p>5569</text:p>
          </table:table-cell>
          <table:table-cell office:value-type="float" office:value="33621">
            <text:p>33621</text:p>
          </table:table-cell>
          <table:table-cell office:value-type="string">
            <text:p>Keshia Baker</text:p>
          </table:table-cell>
          <table:table-cell table:number-columns-repeated="1021"/>
        </table:table-row>
        <table:table-row table:style-name="ro1">
          <table:table-cell office:value-type="float" office:value="5596">
            <text:p>5596</text:p>
          </table:table-cell>
          <table:table-cell office:value-type="float" office:value="21238">
            <text:p>21238</text:p>
          </table:table-cell>
          <table:table-cell office:value-type="string">
            <text:p>Anabel Medina Garrigues</text:p>
          </table:table-cell>
          <table:table-cell table:number-columns-repeated="1021"/>
        </table:table-row>
        <table:table-row table:style-name="ro1">
          <table:table-cell office:value-type="float" office:value="5596">
            <text:p>5596</text:p>
          </table:table-cell>
          <table:table-cell office:value-type="float" office:value="12072">
            <text:p>12072</text:p>
          </table:table-cell>
          <table:table-cell office:value-type="string">
            <text:p>Virginia Ruano Pascual</text:p>
          </table:table-cell>
          <table:table-cell table:number-columns-repeated="1021"/>
        </table:table-row>
        <table:table-row table:style-name="ro1">
          <table:table-cell office:value-type="float" office:value="5611">
            <text:p>5611</text:p>
          </table:table-cell>
          <table:table-cell office:value-type="float" office:value="65150">
            <text:p>65150</text:p>
          </table:table-cell>
          <table:table-cell office:value-type="string">
            <text:p>Robert Förstemann</text:p>
          </table:table-cell>
          <table:table-cell table:number-columns-repeated="1021"/>
        </table:table-row>
        <table:table-row table:style-name="ro1">
          <table:table-cell office:value-type="float" office:value="5611">
            <text:p>5611</text:p>
          </table:table-cell>
          <table:table-cell office:value-type="float" office:value="20117">
            <text:p>20117</text:p>
          </table:table-cell>
          <table:table-cell office:value-type="string">
            <text:p>Maximilian Levy</text:p>
          </table:table-cell>
          <table:table-cell table:number-columns-repeated="1021"/>
        </table:table-row>
        <table:table-row table:style-name="ro1">
          <table:table-cell office:value-type="float" office:value="5611">
            <text:p>5611</text:p>
          </table:table-cell>
          <table:table-cell office:value-type="float" office:value="17272">
            <text:p>17272</text:p>
          </table:table-cell>
          <table:table-cell office:value-type="string">
            <text:p>René Enders</text:p>
          </table:table-cell>
          <table:table-cell table:number-columns-repeated="1021"/>
        </table:table-row>
        <table:table-row table:style-name="ro1">
          <table:table-cell office:value-type="float" office:value="5628">
            <text:p>5628</text:p>
          </table:table-cell>
          <table:table-cell office:value-type="float" office:value="17680">
            <text:p>17680</text:p>
          </table:table-cell>
          <table:table-cell office:value-type="string">
            <text:p>Emanuel Fernandes</text:p>
          </table:table-cell>
          <table:table-cell table:number-columns-repeated="1021"/>
        </table:table-row>
        <table:table-row table:style-name="ro1">
          <table:table-cell office:value-type="float" office:value="5628">
            <text:p>5628</text:p>
          </table:table-cell>
          <table:table-cell office:value-type="float" office:value="5388">
            <text:p>5388</text:p>
          </table:table-cell>
          <table:table-cell office:value-type="string">
            <text:p>Morais Abreu</text:p>
          </table:table-cell>
          <table:table-cell table:number-columns-repeated="1021"/>
        </table:table-row>
        <table:table-row table:style-name="ro1">
          <table:table-cell office:value-type="float" office:value="5632">
            <text:p>5632</text:p>
          </table:table-cell>
          <table:table-cell office:value-type="float" office:value="51846">
            <text:p>51846</text:p>
          </table:table-cell>
          <table:table-cell office:value-type="string">
            <text:p>Matthew Langridge</text:p>
          </table:table-cell>
          <table:table-cell table:number-columns-repeated="1021"/>
        </table:table-row>
        <table:table-row table:style-name="ro1">
          <table:table-cell office:value-type="float" office:value="5632">
            <text:p>5632</text:p>
          </table:table-cell>
          <table:table-cell office:value-type="float" office:value="45448">
            <text:p>45448</text:p>
          </table:table-cell>
          <table:table-cell office:value-type="string">
            <text:p>Mohamed Sbihi</text:p>
          </table:table-cell>
          <table:table-cell table:number-columns-repeated="1021"/>
        </table:table-row>
        <table:table-row table:style-name="ro1">
          <table:table-cell office:value-type="float" office:value="5632">
            <text:p>5632</text:p>
          </table:table-cell>
          <table:table-cell office:value-type="float" office:value="19646">
            <text:p>19646</text:p>
          </table:table-cell>
          <table:table-cell office:value-type="string">
            <text:p>James Foad</text:p>
          </table:table-cell>
          <table:table-cell table:number-columns-repeated="1021"/>
        </table:table-row>
        <table:table-row table:style-name="ro1">
          <table:table-cell office:value-type="float" office:value="5632">
            <text:p>5632</text:p>
          </table:table-cell>
          <table:table-cell office:value-type="float" office:value="39621">
            <text:p>39621</text:p>
          </table:table-cell>
          <table:table-cell office:value-type="string">
            <text:p>Richard Egington</text:p>
          </table:table-cell>
          <table:table-cell table:number-columns-repeated="1021"/>
        </table:table-row>
        <table:table-row table:style-name="ro1">
          <table:table-cell office:value-type="float" office:value="5632">
            <text:p>5632</text:p>
          </table:table-cell>
          <table:table-cell office:value-type="float" office:value="55234">
            <text:p>55234</text:p>
          </table:table-cell>
          <table:table-cell office:value-type="string">
            <text:p>Tom Ransley</text:p>
          </table:table-cell>
          <table:table-cell table:number-columns-repeated="1021"/>
        </table:table-row>
        <table:table-row table:style-name="ro1">
          <table:table-cell office:value-type="float" office:value="5632">
            <text:p>5632</text:p>
          </table:table-cell>
          <table:table-cell office:value-type="float" office:value="53436">
            <text:p>53436</text:p>
          </table:table-cell>
          <table:table-cell office:value-type="string">
            <text:p>Constantine Louloudis</text:p>
          </table:table-cell>
          <table:table-cell table:number-columns-repeated="1021"/>
        </table:table-row>
        <table:table-row table:style-name="ro1">
          <table:table-cell office:value-type="float" office:value="5632">
            <text:p>5632</text:p>
          </table:table-cell>
          <table:table-cell office:value-type="float" office:value="10920">
            <text:p>10920</text:p>
          </table:table-cell>
          <table:table-cell office:value-type="string">
            <text:p>Greg Searle</text:p>
          </table:table-cell>
          <table:table-cell table:number-columns-repeated="1021"/>
        </table:table-row>
        <table:table-row table:style-name="ro1">
          <table:table-cell office:value-type="float" office:value="5632">
            <text:p>5632</text:p>
          </table:table-cell>
          <table:table-cell office:value-type="float" office:value="10901">
            <text:p>10901</text:p>
          </table:table-cell>
          <table:table-cell office:value-type="string">
            <text:p>Phelan Hill</text:p>
          </table:table-cell>
          <table:table-cell table:number-columns-repeated="1021"/>
        </table:table-row>
        <table:table-row table:style-name="ro1">
          <table:table-cell office:value-type="float" office:value="5632">
            <text:p>5632</text:p>
          </table:table-cell>
          <table:table-cell office:value-type="float" office:value="22012">
            <text:p>22012</text:p>
          </table:table-cell>
          <table:table-cell office:value-type="string">
            <text:p>Alex Partridge</text:p>
          </table:table-cell>
          <table:table-cell table:number-columns-repeated="1021"/>
        </table:table-row>
        <table:table-row table:style-name="ro1">
          <table:table-cell office:value-type="float" office:value="5635">
            <text:p>5635</text:p>
          </table:table-cell>
          <table:table-cell office:value-type="float" office:value="49219">
            <text:p>49219</text:p>
          </table:table-cell>
          <table:table-cell office:value-type="string">
            <text:p>Martín Conde</text:p>
          </table:table-cell>
          <table:table-cell table:number-columns-repeated="1021"/>
        </table:table-row>
        <table:table-row table:style-name="ro1">
          <table:table-cell office:value-type="float" office:value="5635">
            <text:p>5635</text:p>
          </table:table-cell>
          <table:table-cell office:value-type="float" office:value="42867">
            <text:p>42867</text:p>
          </table:table-cell>
          <table:table-cell office:value-type="string">
            <text:p>Mariano Baracetti</text:p>
          </table:table-cell>
          <table:table-cell table:number-columns-repeated="1021"/>
        </table:table-row>
        <table:table-row table:style-name="ro1">
          <table:table-cell office:value-type="float" office:value="5648">
            <text:p>5648</text:p>
          </table:table-cell>
          <table:table-cell office:value-type="float" office:value="43458">
            <text:p>43458</text:p>
          </table:table-cell>
          <table:table-cell office:value-type="string">
            <text:p>Brendan Hansen</text:p>
          </table:table-cell>
          <table:table-cell table:number-columns-repeated="1021"/>
        </table:table-row>
        <table:table-row table:style-name="ro1">
          <table:table-cell office:value-type="float" office:value="5648">
            <text:p>5648</text:p>
          </table:table-cell>
          <table:table-cell office:value-type="float" office:value="989">
            <text:p>989</text:p>
          </table:table-cell>
          <table:table-cell office:value-type="string">
            <text:p>Nathan Adrian</text:p>
          </table:table-cell>
          <table:table-cell table:number-columns-repeated="1021"/>
        </table:table-row>
        <table:table-row table:style-name="ro1">
          <table:table-cell office:value-type="float" office:value="5648">
            <text:p>5648</text:p>
          </table:table-cell>
          <table:table-cell office:value-type="float" office:value="35677">
            <text:p>35677</text:p>
          </table:table-cell>
          <table:table-cell office:value-type="string">
            <text:p>Nathan Adrian</text:p>
          </table:table-cell>
          <table:table-cell table:number-columns-repeated="1021"/>
        </table:table-row>
        <table:table-row table:style-name="ro1">
          <table:table-cell office:value-type="float" office:value="5648">
            <text:p>5648</text:p>
          </table:table-cell>
          <table:table-cell office:value-type="float" office:value="61705">
            <text:p>61705</text:p>
          </table:table-cell>
          <table:table-cell office:value-type="string">
            <text:p>Tyler McGill</text:p>
          </table:table-cell>
          <table:table-cell table:number-columns-repeated="1021"/>
        </table:table-row>
        <table:table-row table:style-name="ro1">
          <table:table-cell office:value-type="float" office:value="5648">
            <text:p>5648</text:p>
          </table:table-cell>
          <table:table-cell office:value-type="float" office:value="3216">
            <text:p>3216</text:p>
          </table:table-cell>
          <table:table-cell office:value-type="string">
            <text:p>Matt Grevers</text:p>
          </table:table-cell>
          <table:table-cell table:number-columns-repeated="1021"/>
        </table:table-row>
        <table:table-row table:style-name="ro1">
          <table:table-cell office:value-type="float" office:value="5648">
            <text:p>5648</text:p>
          </table:table-cell>
          <table:table-cell office:value-type="float" office:value="22021">
            <text:p>22021</text:p>
          </table:table-cell>
          <table:table-cell office:value-type="string">
            <text:p>Cullen Jones</text:p>
          </table:table-cell>
          <table:table-cell table:number-columns-repeated="1021"/>
        </table:table-row>
        <table:table-row table:style-name="ro1">
          <table:table-cell office:value-type="float" office:value="5648">
            <text:p>5648</text:p>
          </table:table-cell>
          <table:table-cell office:value-type="float" office:value="14110">
            <text:p>14110</text:p>
          </table:table-cell>
          <table:table-cell office:value-type="string">
            <text:p>Michael Phelps</text:p>
          </table:table-cell>
          <table:table-cell table:number-columns-repeated="1021"/>
        </table:table-row>
        <table:table-row table:style-name="ro1">
          <table:table-cell office:value-type="float" office:value="5648">
            <text:p>5648</text:p>
          </table:table-cell>
          <table:table-cell office:value-type="float" office:value="61696">
            <text:p>61696</text:p>
          </table:table-cell>
          <table:table-cell office:value-type="string">
            <text:p>Nick Thoman</text:p>
          </table:table-cell>
          <table:table-cell table:number-columns-repeated="1021"/>
        </table:table-row>
        <table:table-row table:style-name="ro1">
          <table:table-cell office:value-type="float" office:value="5650">
            <text:p>5650</text:p>
          </table:table-cell>
          <table:table-cell office:value-type="float" office:value="58397">
            <text:p>58397</text:p>
          </table:table-cell>
          <table:table-cell office:value-type="string">
            <text:p>Drew Ginn</text:p>
          </table:table-cell>
          <table:table-cell table:number-columns-repeated="1021"/>
        </table:table-row>
        <table:table-row table:style-name="ro1">
          <table:table-cell office:value-type="float" office:value="5650">
            <text:p>5650</text:p>
          </table:table-cell>
          <table:table-cell office:value-type="float" office:value="36222">
            <text:p>36222</text:p>
          </table:table-cell>
          <table:table-cell office:value-type="string">
            <text:p>William Lockwood</text:p>
          </table:table-cell>
          <table:table-cell table:number-columns-repeated="1021"/>
        </table:table-row>
        <table:table-row table:style-name="ro1">
          <table:table-cell office:value-type="float" office:value="5650">
            <text:p>5650</text:p>
          </table:table-cell>
          <table:table-cell office:value-type="float" office:value="55238">
            <text:p>55238</text:p>
          </table:table-cell>
          <table:table-cell office:value-type="string">
            <text:p>Joshua Dunkley-Smith</text:p>
          </table:table-cell>
          <table:table-cell table:number-columns-repeated="1021"/>
        </table:table-row>
        <table:table-row table:style-name="ro1">
          <table:table-cell office:value-type="float" office:value="5699">
            <text:p>5699</text:p>
          </table:table-cell>
          <table:table-cell office:value-type="float" office:value="22601">
            <text:p>22601</text:p>
          </table:table-cell>
          <table:table-cell office:value-type="string">
            <text:p>Charlie Cole</text:p>
          </table:table-cell>
          <table:table-cell table:number-columns-repeated="1021"/>
        </table:table-row>
        <table:table-row table:style-name="ro1">
          <table:table-cell office:value-type="float" office:value="5699">
            <text:p>5699</text:p>
          </table:table-cell>
          <table:table-cell office:value-type="float" office:value="5534">
            <text:p>5534</text:p>
          </table:table-cell>
          <table:table-cell office:value-type="string">
            <text:p>Scott Gault</text:p>
          </table:table-cell>
          <table:table-cell table:number-columns-repeated="1021"/>
        </table:table-row>
        <table:table-row table:style-name="ro1">
          <table:table-cell office:value-type="float" office:value="5699">
            <text:p>5699</text:p>
          </table:table-cell>
          <table:table-cell office:value-type="float" office:value="25473">
            <text:p>25473</text:p>
          </table:table-cell>
          <table:table-cell office:value-type="string">
            <text:p>Glenn Ochal</text:p>
          </table:table-cell>
          <table:table-cell table:number-columns-repeated="1021"/>
        </table:table-row>
        <table:table-row table:style-name="ro1">
          <table:table-cell office:value-type="float" office:value="5699">
            <text:p>5699</text:p>
          </table:table-cell>
          <table:table-cell office:value-type="float" office:value="22356">
            <text:p>22356</text:p>
          </table:table-cell>
          <table:table-cell office:value-type="string">
            <text:p>Henrik Rummel</text:p>
          </table:table-cell>
          <table:table-cell table:number-columns-repeated="1021"/>
        </table:table-row>
        <table:table-row table:style-name="ro1">
          <table:table-cell office:value-type="float" office:value="5704">
            <text:p>5704</text:p>
          </table:table-cell>
          <table:table-cell office:value-type="float" office:value="49477">
            <text:p>49477</text:p>
          </table:table-cell>
          <table:table-cell office:value-type="string">
            <text:p>Katsuhiro Shiratori</text:p>
          </table:table-cell>
          <table:table-cell table:number-columns-repeated="1021"/>
        </table:table-row>
        <table:table-row table:style-name="ro1">
          <table:table-cell office:value-type="float" office:value="5704">
            <text:p>5704</text:p>
          </table:table-cell>
          <table:table-cell office:value-type="float" office:value="56661">
            <text:p>56661</text:p>
          </table:table-cell>
          <table:table-cell office:value-type="string">
            <text:p>Kentaro Asahi</text:p>
          </table:table-cell>
          <table:table-cell table:number-columns-repeated="1021"/>
        </table:table-row>
        <table:table-row table:style-name="ro1">
          <table:table-cell office:value-type="float" office:value="5729">
            <text:p>5729</text:p>
          </table:table-cell>
          <table:table-cell office:value-type="float" office:value="19898">
            <text:p>19898</text:p>
          </table:table-cell>
          <table:table-cell office:value-type="string">
            <text:p>Fabio Luiz Magalhães</text:p>
          </table:table-cell>
          <table:table-cell table:number-columns-repeated="1021"/>
        </table:table-row>
        <table:table-row table:style-name="ro1">
          <table:table-cell office:value-type="float" office:value="5729">
            <text:p>5729</text:p>
          </table:table-cell>
          <table:table-cell office:value-type="float" office:value="12710">
            <text:p>12710</text:p>
          </table:table-cell>
          <table:table-cell office:value-type="string">
            <text:p>Marcio Araujo</text:p>
          </table:table-cell>
          <table:table-cell table:number-columns-repeated="1021"/>
        </table:table-row>
        <table:table-row table:style-name="ro1">
          <table:table-cell office:value-type="float" office:value="5741">
            <text:p>5741</text:p>
          </table:table-cell>
          <table:table-cell office:value-type="float" office:value="43195">
            <text:p>43195</text:p>
          </table:table-cell>
          <table:table-cell office:value-type="string">
            <text:p>Igor Vori</text:p>
          </table:table-cell>
          <table:table-cell table:number-columns-repeated="1021"/>
        </table:table-row>
        <table:table-row table:style-name="ro1">
          <table:table-cell office:value-type="float" office:value="5741">
            <text:p>5741</text:p>
          </table:table-cell>
          <table:table-cell office:value-type="float" office:value="19862">
            <text:p>19862</text:p>
          </table:table-cell>
          <table:table-cell office:value-type="string">
            <text:p>Vlado Šola</text:p>
          </table:table-cell>
          <table:table-cell table:number-columns-repeated="1021"/>
        </table:table-row>
        <table:table-row table:style-name="ro1">
          <table:table-cell office:value-type="float" office:value="5741">
            <text:p>5741</text:p>
          </table:table-cell>
          <table:table-cell office:value-type="float" office:value="34409">
            <text:p>34409</text:p>
          </table:table-cell>
          <table:table-cell office:value-type="string">
            <text:p>Ivano Bali?</text:p>
          </table:table-cell>
          <table:table-cell table:number-columns-repeated="1021"/>
        </table:table-row>
        <table:table-row table:style-name="ro1">
          <table:table-cell office:value-type="float" office:value="5741">
            <text:p>5741</text:p>
          </table:table-cell>
          <table:table-cell office:value-type="float" office:value="32540">
            <text:p>32540</text:p>
          </table:table-cell>
          <table:table-cell office:value-type="string">
            <text:p>Petar Metli?i?</text:p>
          </table:table-cell>
          <table:table-cell table:number-columns-repeated="1021"/>
        </table:table-row>
        <table:table-row table:style-name="ro1">
          <table:table-cell office:value-type="float" office:value="5741">
            <text:p>5741</text:p>
          </table:table-cell>
          <table:table-cell office:value-type="float" office:value="26458">
            <text:p>26458</text:p>
          </table:table-cell>
          <table:table-cell office:value-type="string">
            <text:p>Slavko Goluža</text:p>
          </table:table-cell>
          <table:table-cell table:number-columns-repeated="1021"/>
        </table:table-row>
        <table:table-row table:style-name="ro1">
          <table:table-cell office:value-type="float" office:value="5741">
            <text:p>5741</text:p>
          </table:table-cell>
          <table:table-cell office:value-type="float" office:value="47809">
            <text:p>47809</text:p>
          </table:table-cell>
          <table:table-cell office:value-type="string">
            <text:p>Valter Matoševi?</text:p>
          </table:table-cell>
          <table:table-cell table:number-columns-repeated="1021"/>
        </table:table-row>
        <table:table-row table:style-name="ro1">
          <table:table-cell office:value-type="float" office:value="5741">
            <text:p>5741</text:p>
          </table:table-cell>
          <table:table-cell office:value-type="float" office:value="17627">
            <text:p>17627</text:p>
          </table:table-cell>
          <table:table-cell office:value-type="string">
            <text:p>Mirza Džomba</text:p>
          </table:table-cell>
          <table:table-cell table:number-columns-repeated="1021"/>
        </table:table-row>
        <table:table-row table:style-name="ro1">
          <table:table-cell office:value-type="float" office:value="5741">
            <text:p>5741</text:p>
          </table:table-cell>
          <table:table-cell office:value-type="float" office:value="35407">
            <text:p>35407</text:p>
          </table:table-cell>
          <table:table-cell office:value-type="string">
            <text:p>Venio Losert</text:p>
          </table:table-cell>
          <table:table-cell table:number-columns-repeated="1021"/>
        </table:table-row>
        <table:table-row table:style-name="ro1">
          <table:table-cell office:value-type="float" office:value="5746">
            <text:p>5746</text:p>
          </table:table-cell>
          <table:table-cell office:value-type="float" office:value="1112">
            <text:p>1112</text:p>
          </table:table-cell>
          <table:table-cell office:value-type="string">
            <text:p>Maestro Alex Gregory</text:p>
          </table:table-cell>
          <table:table-cell table:number-columns-repeated="1021"/>
        </table:table-row>
        <table:table-row table:style-name="ro1">
          <table:table-cell office:value-type="float" office:value="5746">
            <text:p>5746</text:p>
          </table:table-cell>
          <table:table-cell office:value-type="float" office:value="24023">
            <text:p>24023</text:p>
          </table:table-cell>
          <table:table-cell office:value-type="string">
            <text:p>Andrew Triggs-Hodge</text:p>
          </table:table-cell>
          <table:table-cell table:number-columns-repeated="1021"/>
        </table:table-row>
        <table:table-row table:style-name="ro1">
          <table:table-cell office:value-type="float" office:value="5746">
            <text:p>5746</text:p>
          </table:table-cell>
          <table:table-cell office:value-type="float" office:value="1131">
            <text:p>1131</text:p>
          </table:table-cell>
          <table:table-cell office:value-type="string">
            <text:p>Peter Reed</text:p>
          </table:table-cell>
          <table:table-cell table:number-columns-repeated="1021"/>
        </table:table-row>
        <table:table-row table:style-name="ro2">
          <table:table-cell office:value-type="float" office:value="5746">
            <text:p>5746</text:p>
          </table:table-cell>
          <table:table-cell office:value-type="float" office:value="64710">
            <text:p>64710</text:p>
          </table:table-cell>
          <table:table-cell office:value-type="string">
            <text:p>Tom James</text:p>
          </table:table-cell>
          <table:table-cell table:number-columns-repeated="1021"/>
        </table:table-row>
        <table:table-row table:style-name="ro1">
          <table:table-cell office:value-type="float" office:value="5749">
            <text:p>5749</text:p>
          </table:table-cell>
          <table:table-cell office:value-type="float" office:value="29301">
            <text:p>29301</text:p>
          </table:table-cell>
          <table:table-cell office:value-type="string">
            <text:p>George Stuart Robertson</text:p>
          </table:table-cell>
          <table:table-cell table:number-columns-repeated="1021"/>
        </table:table-row>
        <table:table-row table:style-name="ro1">
          <table:table-cell office:value-type="float" office:value="5749">
            <text:p>5749</text:p>
          </table:table-cell>
          <table:table-cell office:value-type="float" office:value="4148">
            <text:p>4148</text:p>
          </table:table-cell>
          <table:table-cell office:value-type="string">
            <text:p>Teddy Flack</text:p>
          </table:table-cell>
          <table:table-cell table:number-columns-repeated="1021"/>
        </table:table-row>
        <table:table-row table:style-name="ro1">
          <table:table-cell office:value-type="float" office:value="5763">
            <text:p>5763</text:p>
          </table:table-cell>
          <table:table-cell office:value-type="float" office:value="44870">
            <text:p>44870</text:p>
          </table:table-cell>
          <table:table-cell office:value-type="string">
            <text:p>Lisa Westerhof</text:p>
          </table:table-cell>
          <table:table-cell table:number-columns-repeated="1021"/>
        </table:table-row>
        <table:table-row table:style-name="ro1">
          <table:table-cell office:value-type="float" office:value="5763">
            <text:p>5763</text:p>
          </table:table-cell>
          <table:table-cell office:value-type="float" office:value="17916">
            <text:p>17916</text:p>
          </table:table-cell>
          <table:table-cell office:value-type="string">
            <text:p>Lobke Berkhout</text:p>
          </table:table-cell>
          <table:table-cell table:number-columns-repeated="1021"/>
        </table:table-row>
        <table:table-row table:style-name="ro1">
          <table:table-cell office:value-type="float" office:value="5764">
            <text:p>5764</text:p>
          </table:table-cell>
          <table:table-cell office:value-type="float" office:value="1">
            <text:p>1</text:p>
          </table:table-cell>
          <table:table-cell office:value-type="string">
            <text:p>Chris Hoy</text:p>
          </table:table-cell>
          <table:table-cell table:number-columns-repeated="1021"/>
        </table:table-row>
        <table:table-row table:style-name="ro1">
          <table:table-cell office:value-type="float" office:value="5764">
            <text:p>5764</text:p>
          </table:table-cell>
          <table:table-cell office:value-type="float" office:value="55791">
            <text:p>55791</text:p>
          </table:table-cell>
          <table:table-cell office:value-type="string">
            <text:p>Jason Kenny</text:p>
          </table:table-cell>
          <table:table-cell table:number-columns-repeated="1021"/>
        </table:table-row>
        <table:table-row table:style-name="ro1">
          <table:table-cell office:value-type="float" office:value="5764">
            <text:p>5764</text:p>
          </table:table-cell>
          <table:table-cell office:value-type="float" office:value="41430">
            <text:p>41430</text:p>
          </table:table-cell>
          <table:table-cell office:value-type="string">
            <text:p>Philip Hindes</text:p>
          </table:table-cell>
          <table:table-cell table:number-columns-repeated="1021"/>
        </table:table-row>
        <table:table-row table:style-name="ro1">
          <table:table-cell office:value-type="float" office:value="5819">
            <text:p>5819</text:p>
          </table:table-cell>
          <table:table-cell office:value-type="float" office:value="17693">
            <text:p>17693</text:p>
          </table:table-cell>
          <table:table-cell office:value-type="string">
            <text:p>Nicolas Kiefer</text:p>
          </table:table-cell>
          <table:table-cell table:number-columns-repeated="1021"/>
        </table:table-row>
        <table:table-row table:style-name="ro1">
          <table:table-cell office:value-type="float" office:value="5819">
            <text:p>5819</text:p>
          </table:table-cell>
          <table:table-cell office:value-type="float" office:value="31895">
            <text:p>31895</text:p>
          </table:table-cell>
          <table:table-cell office:value-type="string">
            <text:p>Rainer Schüttler</text:p>
          </table:table-cell>
          <table:table-cell table:number-columns-repeated="1021"/>
        </table:table-row>
        <table:table-row table:style-name="ro1">
          <table:table-cell office:value-type="float" office:value="5827">
            <text:p>5827</text:p>
          </table:table-cell>
          <table:table-cell office:value-type="float" office:value="36197">
            <text:p>36197</text:p>
          </table:table-cell>
          <table:table-cell office:value-type="string">
            <text:p>Demetrios Petrokokkinos</text:p>
          </table:table-cell>
          <table:table-cell table:number-columns-repeated="1021"/>
        </table:table-row>
        <table:table-row table:style-name="ro1">
          <table:table-cell office:value-type="float" office:value="5827">
            <text:p>5827</text:p>
          </table:table-cell>
          <table:table-cell office:value-type="float" office:value="247">
            <text:p>247</text:p>
          </table:table-cell>
          <table:table-cell office:value-type="string">
            <text:p>Dionysios Kasdaglis</text:p>
          </table:table-cell>
          <table:table-cell table:number-columns-repeated="1021"/>
        </table:table-row>
        <table:table-row table:style-name="ro1">
          <table:table-cell office:value-type="float" office:value="5831">
            <text:p>5831</text:p>
          </table:table-cell>
          <table:table-cell office:value-type="float" office:value="33218">
            <text:p>33218</text:p>
          </table:table-cell>
          <table:table-cell office:value-type="string">
            <text:p>Richard Schuil</text:p>
          </table:table-cell>
          <table:table-cell table:number-columns-repeated="1021"/>
        </table:table-row>
        <table:table-row table:style-name="ro1">
          <table:table-cell office:value-type="float" office:value="5831">
            <text:p>5831</text:p>
          </table:table-cell>
          <table:table-cell office:value-type="float" office:value="34953">
            <text:p>34953</text:p>
          </table:table-cell>
          <table:table-cell office:value-type="string">
            <text:p>Reinder Nummerdor</text:p>
          </table:table-cell>
          <table:table-cell table:number-columns-repeated="1021"/>
        </table:table-row>
        <table:table-row table:style-name="ro1">
          <table:table-cell office:value-type="float" office:value="5846">
            <text:p>5846</text:p>
          </table:table-cell>
          <table:table-cell office:value-type="float" office:value="33544">
            <text:p>33544</text:p>
          </table:table-cell>
          <table:table-cell office:value-type="string">
            <text:p>Lukas Mueller</text:p>
          </table:table-cell>
          <table:table-cell table:number-columns-repeated="1021"/>
        </table:table-row>
        <table:table-row table:style-name="ro1">
          <table:table-cell office:value-type="float" office:value="5846">
            <text:p>5846</text:p>
          </table:table-cell>
          <table:table-cell office:value-type="float" office:value="38844">
            <text:p>38844</text:p>
          </table:table-cell>
          <table:table-cell office:value-type="string">
            <text:p>Florian Mennigen</text:p>
          </table:table-cell>
          <table:table-cell table:number-columns-repeated="1021"/>
        </table:table-row>
        <table:table-row table:style-name="ro1">
          <table:table-cell office:value-type="float" office:value="5846">
            <text:p>5846</text:p>
          </table:table-cell>
          <table:table-cell office:value-type="float" office:value="26292">
            <text:p>26292</text:p>
          </table:table-cell>
          <table:table-cell office:value-type="string">
            <text:p>Andreas Kuffner</text:p>
          </table:table-cell>
          <table:table-cell table:number-columns-repeated="1021"/>
        </table:table-row>
        <table:table-row table:style-name="ro1">
          <table:table-cell office:value-type="float" office:value="5846">
            <text:p>5846</text:p>
          </table:table-cell>
          <table:table-cell office:value-type="float" office:value="20694">
            <text:p>20694</text:p>
          </table:table-cell>
          <table:table-cell office:value-type="string">
            <text:p>Filip Adamski</text:p>
          </table:table-cell>
          <table:table-cell table:number-columns-repeated="1021"/>
        </table:table-row>
        <table:table-row table:style-name="ro1">
          <table:table-cell office:value-type="float" office:value="5846">
            <text:p>5846</text:p>
          </table:table-cell>
          <table:table-cell office:value-type="float" office:value="49019">
            <text:p>49019</text:p>
          </table:table-cell>
          <table:table-cell office:value-type="string">
            <text:p>Maximilian Reinelt</text:p>
          </table:table-cell>
          <table:table-cell table:number-columns-repeated="1021"/>
        </table:table-row>
        <table:table-row table:style-name="ro1">
          <table:table-cell office:value-type="float" office:value="5846">
            <text:p>5846</text:p>
          </table:table-cell>
          <table:table-cell office:value-type="float" office:value="46511">
            <text:p>46511</text:p>
          </table:table-cell>
          <table:table-cell office:value-type="string">
            <text:p>Richard Schmidt</text:p>
          </table:table-cell>
          <table:table-cell table:number-columns-repeated="1021"/>
        </table:table-row>
        <table:table-row table:style-name="ro1">
          <table:table-cell office:value-type="float" office:value="5846">
            <text:p>5846</text:p>
          </table:table-cell>
          <table:table-cell office:value-type="float" office:value="45929">
            <text:p>45929</text:p>
          </table:table-cell>
          <table:table-cell office:value-type="string">
            <text:p>Martin Sauer</text:p>
          </table:table-cell>
          <table:table-cell table:number-columns-repeated="1021"/>
        </table:table-row>
        <table:table-row table:style-name="ro1">
          <table:table-cell office:value-type="float" office:value="5846">
            <text:p>5846</text:p>
          </table:table-cell>
          <table:table-cell office:value-type="float" office:value="45127">
            <text:p>45127</text:p>
          </table:table-cell>
          <table:table-cell office:value-type="string">
            <text:p>Kristof Wilke</text:p>
          </table:table-cell>
          <table:table-cell table:number-columns-repeated="1021"/>
        </table:table-row>
        <table:table-row table:style-name="ro1">
          <table:table-cell office:value-type="float" office:value="5846">
            <text:p>5846</text:p>
          </table:table-cell>
          <table:table-cell office:value-type="float" office:value="36265">
            <text:p>36265</text:p>
          </table:table-cell>
          <table:table-cell office:value-type="string">
            <text:p>Eric Johannesen</text:p>
          </table:table-cell>
          <table:table-cell table:number-columns-repeated="1021"/>
        </table:table-row>
        <table:table-row table:style-name="ro1">
          <table:table-cell office:value-type="float" office:value="5847">
            <text:p>5847</text:p>
          </table:table-cell>
          <table:table-cell office:value-type="float" office:value="50868">
            <text:p>50868</text:p>
          </table:table-cell>
          <table:table-cell office:value-type="string">
            <text:p>Diana Taurasi</text:p>
          </table:table-cell>
          <table:table-cell table:number-columns-repeated="1021"/>
        </table:table-row>
        <table:table-row table:style-name="ro1">
          <table:table-cell office:value-type="float" office:value="5847">
            <text:p>5847</text:p>
          </table:table-cell>
          <table:table-cell office:value-type="float" office:value="52588">
            <text:p>52588</text:p>
          </table:table-cell>
          <table:table-cell office:value-type="string">
            <text:p>Katie Smith</text:p>
          </table:table-cell>
          <table:table-cell table:number-columns-repeated="1021"/>
        </table:table-row>
        <table:table-row table:style-name="ro1">
          <table:table-cell office:value-type="float" office:value="5847">
            <text:p>5847</text:p>
          </table:table-cell>
          <table:table-cell office:value-type="float" office:value="57901">
            <text:p>57901</text:p>
          </table:table-cell>
          <table:table-cell office:value-type="string">
            <text:p>Sheryl Swoopes</text:p>
          </table:table-cell>
          <table:table-cell table:number-columns-repeated="1021"/>
        </table:table-row>
        <table:table-row table:style-name="ro1">
          <table:table-cell office:value-type="float" office:value="5847">
            <text:p>5847</text:p>
          </table:table-cell>
          <table:table-cell office:value-type="float" office:value="16404">
            <text:p>16404</text:p>
          </table:table-cell>
          <table:table-cell office:value-type="string">
            <text:p>Yolanda Griffith</text:p>
          </table:table-cell>
          <table:table-cell table:number-columns-repeated="1021"/>
        </table:table-row>
        <table:table-row table:style-name="ro1">
          <table:table-cell office:value-type="float" office:value="5847">
            <text:p>5847</text:p>
          </table:table-cell>
          <table:table-cell office:value-type="float" office:value="52428">
            <text:p>52428</text:p>
          </table:table-cell>
          <table:table-cell office:value-type="string">
            <text:p>Shannon Johnson</text:p>
          </table:table-cell>
          <table:table-cell table:number-columns-repeated="1021"/>
        </table:table-row>
        <table:table-row table:style-name="ro1">
          <table:table-cell office:value-type="float" office:value="5847">
            <text:p>5847</text:p>
          </table:table-cell>
          <table:table-cell office:value-type="float" office:value="50703">
            <text:p>50703</text:p>
          </table:table-cell>
          <table:table-cell office:value-type="string">
            <text:p>Sue Bird</text:p>
          </table:table-cell>
          <table:table-cell table:number-columns-repeated="1021"/>
        </table:table-row>
        <table:table-row table:style-name="ro1">
          <table:table-cell office:value-type="float" office:value="5847">
            <text:p>5847</text:p>
          </table:table-cell>
          <table:table-cell office:value-type="float" office:value="43252">
            <text:p>43252</text:p>
          </table:table-cell>
          <table:table-cell office:value-type="string">
            <text:p>Dawn Staley</text:p>
          </table:table-cell>
          <table:table-cell table:number-columns-repeated="1021"/>
        </table:table-row>
        <table:table-row table:style-name="ro1">
          <table:table-cell office:value-type="float" office:value="5847">
            <text:p>5847</text:p>
          </table:table-cell>
          <table:table-cell office:value-type="float" office:value="21990">
            <text:p>21990</text:p>
          </table:table-cell>
          <table:table-cell office:value-type="string">
            <text:p>Ruth Riley</text:p>
          </table:table-cell>
          <table:table-cell table:number-columns-repeated="1021"/>
        </table:table-row>
        <table:table-row table:style-name="ro1">
          <table:table-cell office:value-type="float" office:value="5847">
            <text:p>5847</text:p>
          </table:table-cell>
          <table:table-cell office:value-type="float" office:value="8154">
            <text:p>8154</text:p>
          </table:table-cell>
          <table:table-cell office:value-type="string">
            <text:p>Swin Cash</text:p>
          </table:table-cell>
          <table:table-cell table:number-columns-repeated="1021"/>
        </table:table-row>
        <table:table-row table:style-name="ro1">
          <table:table-cell office:value-type="float" office:value="5847">
            <text:p>5847</text:p>
          </table:table-cell>
          <table:table-cell office:value-type="float" office:value="53733">
            <text:p>53733</text:p>
          </table:table-cell>
          <table:table-cell office:value-type="string">
            <text:p>Tamika Catchings</text:p>
          </table:table-cell>
          <table:table-cell table:number-columns-repeated="1021"/>
        </table:table-row>
        <table:table-row table:style-name="ro1">
          <table:table-cell office:value-type="float" office:value="5847">
            <text:p>5847</text:p>
          </table:table-cell>
          <table:table-cell office:value-type="float" office:value="15898">
            <text:p>15898</text:p>
          </table:table-cell>
          <table:table-cell office:value-type="string">
            <text:p>Tina Thompson</text:p>
          </table:table-cell>
          <table:table-cell table:number-columns-repeated="1021"/>
        </table:table-row>
        <table:table-row table:style-name="ro2">
          <table:table-cell office:value-type="float" office:value="5847">
            <text:p>5847</text:p>
          </table:table-cell>
          <table:table-cell office:value-type="float" office:value="31142">
            <text:p>31142</text:p>
          </table:table-cell>
          <table:table-cell office:value-type="string">
            <text:p>Lisa Leslie</text:p>
          </table:table-cell>
          <table:table-cell table:number-columns-repeated="1021"/>
        </table:table-row>
        <table:table-row table:style-name="ro1">
          <table:table-cell office:value-type="float" office:value="5862">
            <text:p>5862</text:p>
          </table:table-cell>
          <table:table-cell office:value-type="float" office:value="43491">
            <text:p>43491</text:p>
          </table:table-cell>
          <table:table-cell office:value-type="string">
            <text:p>Rebecca Scown</text:p>
          </table:table-cell>
          <table:table-cell table:number-columns-repeated="1021"/>
        </table:table-row>
        <table:table-row table:style-name="ro1">
          <table:table-cell office:value-type="float" office:value="5862">
            <text:p>5862</text:p>
          </table:table-cell>
          <table:table-cell office:value-type="float" office:value="66220">
            <text:p>66220</text:p>
          </table:table-cell>
          <table:table-cell office:value-type="string">
            <text:p>Juliette Haigh</text:p>
          </table:table-cell>
          <table:table-cell table:number-columns-repeated="1021"/>
        </table:table-row>
        <table:table-row table:style-name="ro1">
          <table:table-cell office:value-type="float" office:value="5868">
            <text:p>5868</text:p>
          </table:table-cell>
          <table:table-cell office:value-type="float" office:value="12476">
            <text:p>12476</text:p>
          </table:table-cell>
          <table:table-cell office:value-type="string">
            <text:p>Michaël D'Almeida</text:p>
          </table:table-cell>
          <table:table-cell table:number-columns-repeated="1021"/>
        </table:table-row>
        <table:table-row table:style-name="ro1">
          <table:table-cell office:value-type="float" office:value="5868">
            <text:p>5868</text:p>
          </table:table-cell>
          <table:table-cell office:value-type="float" office:value="22198">
            <text:p>22198</text:p>
          </table:table-cell>
          <table:table-cell office:value-type="string">
            <text:p>Kévin Sireau</text:p>
          </table:table-cell>
          <table:table-cell table:number-columns-repeated="1021"/>
        </table:table-row>
        <table:table-row table:style-name="ro2">
          <table:table-cell office:value-type="float" office:value="5868">
            <text:p>5868</text:p>
          </table:table-cell>
          <table:table-cell office:value-type="float" office:value="38699">
            <text:p>38699</text:p>
          </table:table-cell>
          <table:table-cell office:value-type="string">
            <text:p>Grégory Bauge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4152">
            <text:p>4152</text:p>
          </table:table-cell>
          <table:table-cell office:value-type="string">
            <text:p>Stefana Veljkovi?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19072">
            <text:p>19072</text:p>
          </table:table-cell>
          <table:table-cell office:value-type="string">
            <text:p>Maja Ognjenovi?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5497">
            <text:p>5497</text:p>
          </table:table-cell>
          <table:table-cell office:value-type="string">
            <text:p>Jelena Nikoli?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5398">
            <text:p>5398</text:p>
          </table:table-cell>
          <table:table-cell office:value-type="string">
            <text:p>Maja Simani?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12867">
            <text:p>12867</text:p>
          </table:table-cell>
          <table:table-cell office:value-type="string">
            <text:p>Brižitka Molnar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58021">
            <text:p>58021</text:p>
          </table:table-cell>
          <table:table-cell office:value-type="string">
            <text:p>Vesna ?itakovi?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66314">
            <text:p>66314</text:p>
          </table:table-cell>
          <table:table-cell office:value-type="string">
            <text:p>Jovana Vesovi?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20089">
            <text:p>20089</text:p>
          </table:table-cell>
          <table:table-cell office:value-type="string">
            <text:p>Suzana ?ebi?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42662">
            <text:p>42662</text:p>
          </table:table-cell>
          <table:table-cell office:value-type="string">
            <text:p>Ivana ?erisilo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64979">
            <text:p>64979</text:p>
          </table:table-cell>
          <table:table-cell office:value-type="string">
            <text:p>Ivana ?erisilo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49851">
            <text:p>49851</text:p>
          </table:table-cell>
          <table:table-cell office:value-type="string">
            <text:p>Nataša Krsmanovi?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2393">
            <text:p>2393</text:p>
          </table:table-cell>
          <table:table-cell office:value-type="string">
            <text:p>Sanja Malagurski</text:p>
          </table:table-cell>
          <table:table-cell table:number-columns-repeated="1021"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32130">
            <text:p>32130</text:p>
          </table:table-cell>
          <table:table-cell office:value-type="string">
            <text:p>Jovana Brako?evi?</text:p>
          </table:table-cell>
          <table:table-cell table:number-columns-repeated="1021"/>
        </table:table-row>
        <table:table-row table:style-name="ro1">
          <table:table-cell office:value-type="float" office:value="5871">
            <text:p>5871</text:p>
          </table:table-cell>
          <table:table-cell office:value-type="float" office:value="16639">
            <text:p>16639</text:p>
          </table:table-cell>
          <table:table-cell office:value-type="string">
            <text:p>Jan Schnider</text:p>
          </table:table-cell>
          <table:table-cell table:number-columns-repeated="1021"/>
        </table:table-row>
        <table:table-row table:style-name="ro1">
          <table:table-cell office:value-type="float" office:value="5871">
            <text:p>5871</text:p>
          </table:table-cell>
          <table:table-cell office:value-type="float" office:value="37353">
            <text:p>37353</text:p>
          </table:table-cell>
          <table:table-cell office:value-type="string">
            <text:p>Martin Laciga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37968">
            <text:p>37968</text:p>
          </table:table-cell>
          <table:table-cell office:value-type="string">
            <text:p>S?awomir Szmal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19928">
            <text:p>19928</text:p>
          </table:table-cell>
          <table:table-cell office:value-type="string">
            <text:p>Karol Bielecki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44146">
            <text:p>44146</text:p>
          </table:table-cell>
          <table:table-cell office:value-type="string">
            <text:p>Pawe? Piwko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16241">
            <text:p>16241</text:p>
          </table:table-cell>
          <table:table-cell office:value-type="string">
            <text:p>Tomasz T?uczy?ski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16550">
            <text:p>16550</text:p>
          </table:table-cell>
          <table:table-cell office:value-type="string">
            <text:p>Bartosz Jurecki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44083">
            <text:p>44083</text:p>
          </table:table-cell>
          <table:table-cell office:value-type="string">
            <text:p>Mariusz Jurasik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19151">
            <text:p>19151</text:p>
          </table:table-cell>
          <table:table-cell office:value-type="string">
            <text:p>Artur Siódmiak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58322">
            <text:p>58322</text:p>
          </table:table-cell>
          <table:table-cell office:value-type="string">
            <text:p>Mateusz Jachlewski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44964">
            <text:p>44964</text:p>
          </table:table-cell>
          <table:table-cell office:value-type="string">
            <text:p>Krzysztof Lijewski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12299">
            <text:p>12299</text:p>
          </table:table-cell>
          <table:table-cell office:value-type="string">
            <text:p>Bart?omiej Jaszka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55460">
            <text:p>55460</text:p>
          </table:table-cell>
          <table:table-cell office:value-type="string">
            <text:p>Marcin Wichary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45039">
            <text:p>45039</text:p>
          </table:table-cell>
          <table:table-cell office:value-type="string">
            <text:p>Marcin Lijewski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42330">
            <text:p>42330</text:p>
          </table:table-cell>
          <table:table-cell office:value-type="string">
            <text:p>Grzegorz Tkaczyk</text:p>
          </table:table-cell>
          <table:table-cell table:number-columns-repeated="1021"/>
        </table:table-row>
        <table:table-row table:style-name="ro1">
          <table:table-cell office:value-type="float" office:value="5883">
            <text:p>5883</text:p>
          </table:table-cell>
          <table:table-cell office:value-type="float" office:value="16183">
            <text:p>16183</text:p>
          </table:table-cell>
          <table:table-cell office:value-type="string">
            <text:p>Micha? Jurecki</text:p>
          </table:table-cell>
          <table:table-cell table:number-columns-repeated="1021"/>
        </table:table-row>
        <table:table-row table:style-name="ro1">
          <table:table-cell office:value-type="float" office:value="5884">
            <text:p>5884</text:p>
          </table:table-cell>
          <table:table-cell office:value-type="float" office:value="53428">
            <text:p>53428</text:p>
          </table:table-cell>
          <table:table-cell office:value-type="string">
            <text:p>Valerio Aspromonte</text:p>
          </table:table-cell>
          <table:table-cell table:number-columns-repeated="1021"/>
        </table:table-row>
        <table:table-row table:style-name="ro1">
          <table:table-cell office:value-type="float" office:value="5884">
            <text:p>5884</text:p>
          </table:table-cell>
          <table:table-cell office:value-type="float" office:value="37132">
            <text:p>37132</text:p>
          </table:table-cell>
          <table:table-cell office:value-type="string">
            <text:p>Giorgio Avola</text:p>
          </table:table-cell>
          <table:table-cell table:number-columns-repeated="1021"/>
        </table:table-row>
        <table:table-row table:style-name="ro1">
          <table:table-cell office:value-type="float" office:value="5884">
            <text:p>5884</text:p>
          </table:table-cell>
          <table:table-cell office:value-type="float" office:value="54953">
            <text:p>54953</text:p>
          </table:table-cell>
          <table:table-cell office:value-type="string">
            <text:p>Andrea Baldini</text:p>
          </table:table-cell>
          <table:table-cell table:number-columns-repeated="1021"/>
        </table:table-row>
        <table:table-row table:style-name="ro1">
          <table:table-cell office:value-type="float" office:value="5884">
            <text:p>5884</text:p>
          </table:table-cell>
          <table:table-cell office:value-type="float" office:value="15513">
            <text:p>15513</text:p>
          </table:table-cell>
          <table:table-cell office:value-type="string">
            <text:p>Andrea Cassarà</text:p>
          </table:table-cell>
          <table:table-cell table:number-columns-repeated="1021"/>
        </table:table-row>
        <table:table-row table:style-name="ro1">
          <table:table-cell office:value-type="float" office:value="5885">
            <text:p>5885</text:p>
          </table:table-cell>
          <table:table-cell office:value-type="float" office:value="3777">
            <text:p>3777</text:p>
          </table:table-cell>
          <table:table-cell office:value-type="string">
            <text:p>Yuliya Gushchina</text:p>
          </table:table-cell>
          <table:table-cell table:number-columns-repeated="1021"/>
        </table:table-row>
        <table:table-row table:style-name="ro1">
          <table:table-cell office:value-type="float" office:value="5885">
            <text:p>5885</text:p>
          </table:table-cell>
          <table:table-cell office:value-type="float" office:value="3869">
            <text:p>3869</text:p>
          </table:table-cell>
          <table:table-cell office:value-type="string">
            <text:p>Natalya Nazarova</text:p>
          </table:table-cell>
          <table:table-cell table:number-columns-repeated="1021"/>
        </table:table-row>
        <table:table-row table:style-name="ro1">
          <table:table-cell office:value-type="float" office:value="5885">
            <text:p>5885</text:p>
          </table:table-cell>
          <table:table-cell office:value-type="float" office:value="7224">
            <text:p>7224</text:p>
          </table:table-cell>
          <table:table-cell office:value-type="string">
            <text:p>Tatyana Firova</text:p>
          </table:table-cell>
          <table:table-cell table:number-columns-repeated="1021"/>
        </table:table-row>
        <table:table-row table:style-name="ro1">
          <table:table-cell office:value-type="float" office:value="5885">
            <text:p>5885</text:p>
          </table:table-cell>
          <table:table-cell office:value-type="float" office:value="17964">
            <text:p>17964</text:p>
          </table:table-cell>
          <table:table-cell office:value-type="string">
            <text:p>Anastasiya Kapachinskaya</text:p>
          </table:table-cell>
          <table:table-cell table:number-columns-repeated="1021"/>
        </table:table-row>
        <table:table-row table:style-name="ro1">
          <table:table-cell office:value-type="float" office:value="5885">
            <text:p>5885</text:p>
          </table:table-cell>
          <table:table-cell office:value-type="float" office:value="29542">
            <text:p>29542</text:p>
          </table:table-cell>
          <table:table-cell office:value-type="string">
            <text:p>Antonina Krivoshapka</text:p>
          </table:table-cell>
          <table:table-cell table:number-columns-repeated="1021"/>
        </table:table-row>
        <table:table-row table:style-name="ro1">
          <table:table-cell office:value-type="float" office:value="5887">
            <text:p>5887</text:p>
          </table:table-cell>
          <table:table-cell office:value-type="float" office:value="50113">
            <text:p>50113</text:p>
          </table:table-cell>
          <table:table-cell office:value-type="string">
            <text:p>Rosemarie Whyte</text:p>
          </table:table-cell>
          <table:table-cell table:number-columns-repeated="1021"/>
        </table:table-row>
        <table:table-row table:style-name="ro1">
          <table:table-cell office:value-type="float" office:value="5887">
            <text:p>5887</text:p>
          </table:table-cell>
          <table:table-cell office:value-type="float" office:value="50009">
            <text:p>50009</text:p>
          </table:table-cell>
          <table:table-cell office:value-type="string">
            <text:p>Christine Day</text:p>
          </table:table-cell>
          <table:table-cell table:number-columns-repeated="1021"/>
        </table:table-row>
        <table:table-row table:style-name="ro1">
          <table:table-cell office:value-type="float" office:value="5887">
            <text:p>5887</text:p>
          </table:table-cell>
          <table:table-cell office:value-type="float" office:value="42569">
            <text:p>42569</text:p>
          </table:table-cell>
          <table:table-cell office:value-type="string">
            <text:p>Shereefa Lloyd</text:p>
          </table:table-cell>
          <table:table-cell table:number-columns-repeated="1021"/>
        </table:table-row>
        <table:table-row table:style-name="ro1">
          <table:table-cell office:value-type="float" office:value="5887">
            <text:p>5887</text:p>
          </table:table-cell>
          <table:table-cell office:value-type="float" office:value="52188">
            <text:p>52188</text:p>
          </table:table-cell>
          <table:table-cell office:value-type="string">
            <text:p>Novlene Williams</text:p>
          </table:table-cell>
          <table:table-cell table:number-columns-repeated="1021"/>
        </table:table-row>
        <table:table-row table:style-name="ro1">
          <table:table-cell office:value-type="float" office:value="5887">
            <text:p>5887</text:p>
          </table:table-cell>
          <table:table-cell office:value-type="float" office:value="63077">
            <text:p>63077</text:p>
          </table:table-cell>
          <table:table-cell office:value-type="string">
            <text:p>Shericka Williams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30075">
            <text:p>30075</text:p>
          </table:table-cell>
          <table:table-cell office:value-type="string">
            <text:p>Ekaterina Kabeshova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30571">
            <text:p>30571</text:p>
          </table:table-cell>
          <table:table-cell office:value-type="string">
            <text:p>Lioubov Chachkova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59010">
            <text:p>59010</text:p>
          </table:table-cell>
          <table:table-cell office:value-type="string">
            <text:p>Olga Fateyeva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9784">
            <text:p>9784</text:p>
          </table:table-cell>
          <table:table-cell office:value-type="string">
            <text:p>Marina Akulova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56974">
            <text:p>56974</text:p>
          </table:table-cell>
          <table:table-cell office:value-type="string">
            <text:p>Yulia Merkulova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4618">
            <text:p>4618</text:p>
          </table:table-cell>
          <table:table-cell office:value-type="string">
            <text:p>Natalia Alimova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26796">
            <text:p>26796</text:p>
          </table:table-cell>
          <table:table-cell office:value-type="string">
            <text:p>Ekaterina Gamova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43008">
            <text:p>43008</text:p>
          </table:table-cell>
          <table:table-cell office:value-type="string">
            <text:p>Elena Godina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47569">
            <text:p>47569</text:p>
          </table:table-cell>
          <table:table-cell office:value-type="string">
            <text:p>Evgenya Artamonova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56543">
            <text:p>56543</text:p>
          </table:table-cell>
          <table:table-cell office:value-type="string">
            <text:p>Maria Borodakova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55408">
            <text:p>55408</text:p>
          </table:table-cell>
          <table:table-cell office:value-type="string">
            <text:p>Marina Sheshenina</text:p>
          </table:table-cell>
          <table:table-cell table:number-columns-repeated="1021"/>
        </table:table-row>
        <table:table-row table:style-name="ro1">
          <table:table-cell office:value-type="float" office:value="5889">
            <text:p>5889</text:p>
          </table:table-cell>
          <table:table-cell office:value-type="float" office:value="36386">
            <text:p>36386</text:p>
          </table:table-cell>
          <table:table-cell office:value-type="string">
            <text:p>Aleksandra Pasynkova</text:p>
          </table:table-cell>
          <table:table-cell table:number-columns-repeated="1021"/>
        </table:table-row>
        <table:table-row table:style-name="ro1">
          <table:table-cell office:value-type="float" office:value="5890">
            <text:p>5890</text:p>
          </table:table-cell>
          <table:table-cell office:value-type="float" office:value="40409">
            <text:p>40409</text:p>
          </table:table-cell>
          <table:table-cell office:value-type="string">
            <text:p>Florian Gosch</text:p>
          </table:table-cell>
          <table:table-cell table:number-columns-repeated="1021"/>
        </table:table-row>
        <table:table-row table:style-name="ro1">
          <table:table-cell office:value-type="float" office:value="5890">
            <text:p>5890</text:p>
          </table:table-cell>
          <table:table-cell office:value-type="float" office:value="56209">
            <text:p>56209</text:p>
          </table:table-cell>
          <table:table-cell office:value-type="string">
            <text:p>Alexander Horst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12941">
            <text:p>12941</text:p>
          </table:table-cell>
          <table:table-cell office:value-type="string">
            <text:p>Alexandre Vasconcelos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27564">
            <text:p>27564</text:p>
          </table:table-cell>
          <table:table-cell office:value-type="string">
            <text:p>Leonardo Bortolini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1979">
            <text:p>1979</text:p>
          </table:table-cell>
          <table:table-cell office:value-type="string">
            <text:p>Felipe Ribeiro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36583">
            <text:p>36583</text:p>
          </table:table-cell>
          <table:table-cell office:value-type="string">
            <text:p>Renato Ruy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46543">
            <text:p>46543</text:p>
          </table:table-cell>
          <table:table-cell office:value-type="string">
            <text:p>Maik Santos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63854">
            <text:p>63854</text:p>
          </table:table-cell>
          <table:table-cell office:value-type="string">
            <text:p>Helio Justino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15470">
            <text:p>15470</text:p>
          </table:table-cell>
          <table:table-cell office:value-type="string">
            <text:p>Bruno Santana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50426">
            <text:p>50426</text:p>
          </table:table-cell>
          <table:table-cell office:value-type="string">
            <text:p>Guilherme Oliveira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3470">
            <text:p>3470</text:p>
          </table:table-cell>
          <table:table-cell office:value-type="string">
            <text:p>Alexandre Silva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38790">
            <text:p>38790</text:p>
          </table:table-cell>
          <table:table-cell office:value-type="string">
            <text:p>Fernando Pacheco Filho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18742">
            <text:p>18742</text:p>
          </table:table-cell>
          <table:table-cell office:value-type="string">
            <text:p>Silvio Laureano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57543">
            <text:p>57543</text:p>
          </table:table-cell>
          <table:table-cell office:value-type="string">
            <text:p>Jardel Pizzinato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49552">
            <text:p>49552</text:p>
          </table:table-cell>
          <table:table-cell office:value-type="string">
            <text:p>Carlos Ertel</text:p>
          </table:table-cell>
          <table:table-cell table:number-columns-repeated="1021"/>
        </table:table-row>
        <table:table-row table:style-name="ro1">
          <table:table-cell office:value-type="float" office:value="5891">
            <text:p>5891</text:p>
          </table:table-cell>
          <table:table-cell office:value-type="float" office:value="45299">
            <text:p>45299</text:p>
          </table:table-cell>
          <table:table-cell office:value-type="string">
            <text:p>Bruno Souza</text:p>
          </table:table-cell>
          <table:table-cell table:number-columns-repeated="1021"/>
        </table:table-row>
        <table:table-row table:style-name="ro1">
          <table:table-cell office:value-type="float" office:value="5892">
            <text:p>5892</text:p>
          </table:table-cell>
          <table:table-cell office:value-type="float" office:value="13082">
            <text:p>13082</text:p>
          </table:table-cell>
          <table:table-cell office:value-type="string">
            <text:p>Kate Hornsey</text:p>
          </table:table-cell>
          <table:table-cell table:number-columns-repeated="1021"/>
        </table:table-row>
        <table:table-row table:style-name="ro2">
          <table:table-cell office:value-type="float" office:value="5892">
            <text:p>5892</text:p>
          </table:table-cell>
          <table:table-cell office:value-type="float" office:value="40779">
            <text:p>40779</text:p>
          </table:table-cell>
          <table:table-cell office:value-type="string">
            <text:p>Sarah Tait</text:p>
          </table:table-cell>
          <table:table-cell table:number-columns-repeated="1021"/>
        </table:table-row>
        <table:table-row table:style-name="ro1">
          <table:table-cell office:value-type="float" office:value="5893">
            <text:p>5893</text:p>
          </table:table-cell>
          <table:table-cell office:value-type="float" office:value="15867">
            <text:p>15867</text:p>
          </table:table-cell>
          <table:table-cell office:value-type="string">
            <text:p>David Klemperer</text:p>
          </table:table-cell>
          <table:table-cell table:number-columns-repeated="1021"/>
        </table:table-row>
        <table:table-row table:style-name="ro1">
          <table:table-cell office:value-type="float" office:value="5893">
            <text:p>5893</text:p>
          </table:table-cell>
          <table:table-cell office:value-type="float" office:value="40236">
            <text:p>40236</text:p>
          </table:table-cell>
          <table:table-cell office:value-type="string">
            <text:p>Eric Koreng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13369">
            <text:p>13369</text:p>
          </table:table-cell>
          <table:table-cell office:value-type="string">
            <text:p>Yusidey Silie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7458">
            <text:p>7458</text:p>
          </table:table-cell>
          <table:table-cell office:value-type="string">
            <text:p>Yumilka Ruiz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18491">
            <text:p>18491</text:p>
          </table:table-cell>
          <table:table-cell office:value-type="string">
            <text:p>Rosir Calderon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42174">
            <text:p>42174</text:p>
          </table:table-cell>
          <table:table-cell office:value-type="string">
            <text:p>Daimi Ramirez Echevarria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32094">
            <text:p>32094</text:p>
          </table:table-cell>
          <table:table-cell office:value-type="string">
            <text:p>Liana Mesa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39494">
            <text:p>39494</text:p>
          </table:table-cell>
          <table:table-cell office:value-type="string">
            <text:p>Yusleynis Herrera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29687">
            <text:p>29687</text:p>
          </table:table-cell>
          <table:table-cell office:value-type="string">
            <text:p>Zoila Barros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40791">
            <text:p>40791</text:p>
          </table:table-cell>
          <table:table-cell office:value-type="string">
            <text:p>Yaima Ortiz Charro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19158">
            <text:p>19158</text:p>
          </table:table-cell>
          <table:table-cell office:value-type="string">
            <text:p>Rachel Sanchez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23071">
            <text:p>23071</text:p>
          </table:table-cell>
          <table:table-cell office:value-type="string">
            <text:p>Kenia Carcaces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55838">
            <text:p>55838</text:p>
          </table:table-cell>
          <table:table-cell office:value-type="string">
            <text:p>Nancy Carrillo</text:p>
          </table:table-cell>
          <table:table-cell table:number-columns-repeated="1021"/>
        </table:table-row>
        <table:table-row table:style-name="ro1">
          <table:table-cell office:value-type="float" office:value="5894">
            <text:p>5894</text:p>
          </table:table-cell>
          <table:table-cell office:value-type="float" office:value="61036">
            <text:p>61036</text:p>
          </table:table-cell>
          <table:table-cell office:value-type="string">
            <text:p>Yanelis Santos</text:p>
          </table:table-cell>
          <table:table-cell table:number-columns-repeated="1021"/>
        </table:table-row>
        <table:table-row table:style-name="ro1">
          <table:table-cell office:value-type="float" office:value="5902">
            <text:p>5902</text:p>
          </table:table-cell>
          <table:table-cell office:value-type="float" office:value="52201">
            <text:p>52201</text:p>
          </table:table-cell>
          <table:table-cell office:value-type="string">
            <text:p>Rivo Vesik</text:p>
          </table:table-cell>
          <table:table-cell table:number-columns-repeated="1021"/>
        </table:table-row>
        <table:table-row table:style-name="ro1">
          <table:table-cell office:value-type="float" office:value="5902">
            <text:p>5902</text:p>
          </table:table-cell>
          <table:table-cell office:value-type="float" office:value="13641">
            <text:p>13641</text:p>
          </table:table-cell>
          <table:table-cell office:value-type="string">
            <text:p>Kristjan Kais</text:p>
          </table:table-cell>
          <table:table-cell table:number-columns-repeated="1021"/>
        </table:table-row>
        <table:table-row table:style-name="ro1">
          <table:table-cell office:value-type="float" office:value="5948">
            <text:p>5948</text:p>
          </table:table-cell>
          <table:table-cell office:value-type="float" office:value="9828">
            <text:p>9828</text:p>
          </table:table-cell>
          <table:table-cell office:value-type="string">
            <text:p>Bram Ronnes</text:p>
          </table:table-cell>
          <table:table-cell table:number-columns-repeated="1021"/>
        </table:table-row>
        <table:table-row table:style-name="ro1">
          <table:table-cell office:value-type="float" office:value="5948">
            <text:p>5948</text:p>
          </table:table-cell>
          <table:table-cell office:value-type="float" office:value="5403">
            <text:p>5403</text:p>
          </table:table-cell>
          <table:table-cell office:value-type="string">
            <text:p>Emiel Boersma</text:p>
          </table:table-cell>
          <table:table-cell table:number-columns-repeated="1021"/>
        </table:table-row>
        <table:table-row table:style-name="ro1">
          <table:table-cell office:value-type="float" office:value="5964">
            <text:p>5964</text:p>
          </table:table-cell>
          <table:table-cell office:value-type="float" office:value="57721">
            <text:p>57721</text:p>
          </table:table-cell>
          <table:table-cell office:value-type="string">
            <text:p>Douglas Csima</text:p>
          </table:table-cell>
          <table:table-cell table:number-columns-repeated="1021"/>
        </table:table-row>
        <table:table-row table:style-name="ro1">
          <table:table-cell office:value-type="float" office:value="5964">
            <text:p>5964</text:p>
          </table:table-cell>
          <table:table-cell office:value-type="float" office:value="9195">
            <text:p>9195</text:p>
          </table:table-cell>
          <table:table-cell office:value-type="string">
            <text:p>Jeremiah Brown</text:p>
          </table:table-cell>
          <table:table-cell table:number-columns-repeated="1021"/>
        </table:table-row>
        <table:table-row table:style-name="ro1">
          <table:table-cell office:value-type="float" office:value="5964">
            <text:p>5964</text:p>
          </table:table-cell>
          <table:table-cell office:value-type="float" office:value="3215">
            <text:p>3215</text:p>
          </table:table-cell>
          <table:table-cell office:value-type="string">
            <text:p>Andrew Byrnes</text:p>
          </table:table-cell>
          <table:table-cell table:number-columns-repeated="1021"/>
        </table:table-row>
        <table:table-row table:style-name="ro1">
          <table:table-cell office:value-type="float" office:value="5964">
            <text:p>5964</text:p>
          </table:table-cell>
          <table:table-cell office:value-type="float" office:value="8221">
            <text:p>8221</text:p>
          </table:table-cell>
          <table:table-cell office:value-type="string">
            <text:p>Malcolm Howard</text:p>
          </table:table-cell>
          <table:table-cell table:number-columns-repeated="1021"/>
        </table:table-row>
        <table:table-row table:style-name="ro1">
          <table:table-cell office:value-type="float" office:value="5964">
            <text:p>5964</text:p>
          </table:table-cell>
          <table:table-cell office:value-type="float" office:value="30750">
            <text:p>30750</text:p>
          </table:table-cell>
          <table:table-cell office:value-type="string">
            <text:p>Malcolm Howard</text:p>
          </table:table-cell>
          <table:table-cell table:number-columns-repeated="1021"/>
        </table:table-row>
        <table:table-row table:style-name="ro1">
          <table:table-cell office:value-type="float" office:value="5964">
            <text:p>5964</text:p>
          </table:table-cell>
          <table:table-cell office:value-type="float" office:value="45702">
            <text:p>45702</text:p>
          </table:table-cell>
          <table:table-cell office:value-type="string">
            <text:p>Brian Price</text:p>
          </table:table-cell>
          <table:table-cell table:number-columns-repeated="1021"/>
        </table:table-row>
        <table:table-row table:style-name="ro1">
          <table:table-cell office:value-type="float" office:value="5964">
            <text:p>5964</text:p>
          </table:table-cell>
          <table:table-cell office:value-type="float" office:value="44856">
            <text:p>44856</text:p>
          </table:table-cell>
          <table:table-cell office:value-type="string">
            <text:p>Will Crothers</text:p>
          </table:table-cell>
          <table:table-cell table:number-columns-repeated="1021"/>
        </table:table-row>
        <table:table-row table:style-name="ro2">
          <table:table-cell office:value-type="float" office:value="5964">
            <text:p>5964</text:p>
          </table:table-cell>
          <table:table-cell office:value-type="float" office:value="18112">
            <text:p>18112</text:p>
          </table:table-cell>
          <table:table-cell office:value-type="string">
            <text:p>Gabriel Bergen</text:p>
          </table:table-cell>
          <table:table-cell table:number-columns-repeated="1021"/>
        </table:table-row>
        <table:table-row table:style-name="ro1">
          <table:table-cell office:value-type="float" office:value="5964">
            <text:p>5964</text:p>
          </table:table-cell>
          <table:table-cell office:value-type="float" office:value="53251">
            <text:p>53251</text:p>
          </table:table-cell>
          <table:table-cell office:value-type="string">
            <text:p>Conlin McCabe</text:p>
          </table:table-cell>
          <table:table-cell table:number-columns-repeated="1021"/>
        </table:table-row>
        <table:table-row table:style-name="ro1">
          <table:table-cell office:value-type="float" office:value="5964">
            <text:p>5964</text:p>
          </table:table-cell>
          <table:table-cell office:value-type="float" office:value="48070">
            <text:p>48070</text:p>
          </table:table-cell>
          <table:table-cell office:value-type="string">
            <text:p>Rob Gibson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8405">
            <text:p>8405</text:p>
          </table:table-cell>
          <table:table-cell office:value-type="string">
            <text:p>Goran Šprem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32540">
            <text:p>32540</text:p>
          </table:table-cell>
          <table:table-cell office:value-type="string">
            <text:p>Petar Metli?i?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3976">
            <text:p>3976</text:p>
          </table:table-cell>
          <table:table-cell office:value-type="string">
            <text:p>Drago Vukovi?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16715">
            <text:p>16715</text:p>
          </table:table-cell>
          <table:table-cell office:value-type="string">
            <text:p>Blaženko Lackovi?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55995">
            <text:p>55995</text:p>
          </table:table-cell>
          <table:table-cell office:value-type="string">
            <text:p>Domagoj Duvnjak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20116">
            <text:p>20116</text:p>
          </table:table-cell>
          <table:table-cell office:value-type="string">
            <text:p>Renato Suli?</text:p>
          </table:table-cell>
          <table:table-cell table:number-columns-repeated="1021"/>
        </table:table-row>
        <table:table-row table:style-name="ro2">
          <table:table-cell office:value-type="float" office:value="6007">
            <text:p>6007</text:p>
          </table:table-cell>
          <table:table-cell office:value-type="float" office:value="53933">
            <text:p>53933</text:p>
          </table:table-cell>
          <table:table-cell office:value-type="string">
            <text:p>Ton?i Val?i?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56694">
            <text:p>56694</text:p>
          </table:table-cell>
          <table:table-cell office:value-type="string">
            <text:p>Davor Dominikovi?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1054">
            <text:p>1054</text:p>
          </table:table-cell>
          <table:table-cell office:value-type="string">
            <text:p>Mirko Alilovi?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17874">
            <text:p>17874</text:p>
          </table:table-cell>
          <table:table-cell office:value-type="string">
            <text:p>Zlatko Horvat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43195">
            <text:p>43195</text:p>
          </table:table-cell>
          <table:table-cell office:value-type="string">
            <text:p>Igor Vori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35407">
            <text:p>35407</text:p>
          </table:table-cell>
          <table:table-cell office:value-type="string">
            <text:p>Venio Losert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17627">
            <text:p>17627</text:p>
          </table:table-cell>
          <table:table-cell office:value-type="string">
            <text:p>Mirza Džomba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34409">
            <text:p>34409</text:p>
          </table:table-cell>
          <table:table-cell office:value-type="string">
            <text:p>Ivano Bali?</text:p>
          </table:table-cell>
          <table:table-cell table:number-columns-repeated="1021"/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57063">
            <text:p>57063</text:p>
          </table:table-cell>
          <table:table-cell office:value-type="string">
            <text:p>Ljubo Vuki?</text:p>
          </table:table-cell>
          <table:table-cell table:number-columns-repeated="1021"/>
        </table:table-row>
        <table:table-row table:style-name="ro1">
          <table:table-cell office:value-type="float" office:value="6011">
            <text:p>6011</text:p>
          </table:table-cell>
          <table:table-cell office:value-type="float" office:value="16496">
            <text:p>16496</text:p>
          </table:table-cell>
          <table:table-cell office:value-type="string">
            <text:p>Venus Williams</text:p>
          </table:table-cell>
          <table:table-cell table:number-columns-repeated="1021"/>
        </table:table-row>
        <table:table-row table:style-name="ro1">
          <table:table-cell office:value-type="float" office:value="6011">
            <text:p>6011</text:p>
          </table:table-cell>
          <table:table-cell office:value-type="float" office:value="62117">
            <text:p>62117</text:p>
          </table:table-cell>
          <table:table-cell office:value-type="string">
            <text:p>Serena Williams</text:p>
          </table:table-cell>
          <table:table-cell table:number-columns-repeated="1021"/>
        </table:table-row>
        <table:table-row table:style-name="ro1">
          <table:table-cell office:value-type="float" office:value="6017">
            <text:p>6017</text:p>
          </table:table-cell>
          <table:table-cell office:value-type="float" office:value="26072">
            <text:p>26072</text:p>
          </table:table-cell>
          <table:table-cell office:value-type="string">
            <text:p>Patrick Heuscher</text:p>
          </table:table-cell>
          <table:table-cell table:number-columns-repeated="1021"/>
        </table:table-row>
        <table:table-row table:style-name="ro1">
          <table:table-cell office:value-type="float" office:value="6017">
            <text:p>6017</text:p>
          </table:table-cell>
          <table:table-cell office:value-type="float" office:value="48789">
            <text:p>48789</text:p>
          </table:table-cell>
          <table:table-cell office:value-type="string">
            <text:p>Sascha Heyer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4071">
            <text:p>4071</text:p>
          </table:table-cell>
          <table:table-cell office:value-type="string">
            <text:p>Víctor Tomás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5567">
            <text:p>5567</text:p>
          </table:table-cell>
          <table:table-cell office:value-type="string">
            <text:p>Carlos Prieto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39672">
            <text:p>39672</text:p>
          </table:table-cell>
          <table:table-cell office:value-type="string">
            <text:p>Juanín García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24271">
            <text:p>24271</text:p>
          </table:table-cell>
          <table:table-cell office:value-type="string">
            <text:p>Rubén Garabaya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17504">
            <text:p>17504</text:p>
          </table:table-cell>
          <table:table-cell office:value-type="string">
            <text:p>David Barrufet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64958">
            <text:p>64958</text:p>
          </table:table-cell>
          <table:table-cell office:value-type="string">
            <text:p>David Davis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10325">
            <text:p>10325</text:p>
          </table:table-cell>
          <table:table-cell office:value-type="string">
            <text:p>Jon Belaustegui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20372">
            <text:p>20372</text:p>
          </table:table-cell>
          <table:table-cell office:value-type="string">
            <text:p>Iker Romero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32546">
            <text:p>32546</text:p>
          </table:table-cell>
          <table:table-cell office:value-type="string">
            <text:p>Cristian Malmagro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56693">
            <text:p>56693</text:p>
          </table:table-cell>
          <table:table-cell office:value-type="string">
            <text:p>Raúl Entrerríos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60342">
            <text:p>60342</text:p>
          </table:table-cell>
          <table:table-cell office:value-type="string">
            <text:p>Albert Rocas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56666">
            <text:p>56666</text:p>
          </table:table-cell>
          <table:table-cell office:value-type="string">
            <text:p>Demetrio Lozano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3067">
            <text:p>3067</text:p>
          </table:table-cell>
          <table:table-cell office:value-type="string">
            <text:p>Jose Javier Hombrados</text:p>
          </table:table-cell>
          <table:table-cell table:number-columns-repeated="1021"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49210">
            <text:p>49210</text:p>
          </table:table-cell>
          <table:table-cell office:value-type="string">
            <text:p>Alberto Entrerríos</text:p>
          </table:table-cell>
          <table:table-cell table:number-columns-repeated="1021"/>
        </table:table-row>
        <table:table-row table:style-name="ro1">
          <table:table-cell office:value-type="float" office:value="6077">
            <text:p>6077</text:p>
          </table:table-cell>
          <table:table-cell office:value-type="float" office:value="10872">
            <text:p>10872</text:p>
          </table:table-cell>
          <table:table-cell office:value-type="string">
            <text:p>Jo Aleh</text:p>
          </table:table-cell>
          <table:table-cell table:number-columns-repeated="1021"/>
        </table:table-row>
        <table:table-row table:style-name="ro1">
          <table:table-cell office:value-type="float" office:value="6077">
            <text:p>6077</text:p>
          </table:table-cell>
          <table:table-cell office:value-type="float" office:value="43832">
            <text:p>43832</text:p>
          </table:table-cell>
          <table:table-cell office:value-type="string">
            <text:p>Olivia Powrie</text:p>
          </table:table-cell>
          <table:table-cell table:number-columns-repeated="1021"/>
        </table:table-row>
        <table:table-row table:style-name="ro1">
          <table:table-cell office:value-type="float" office:value="6085">
            <text:p>6085</text:p>
          </table:table-cell>
          <table:table-cell office:value-type="float" office:value="39658">
            <text:p>39658</text:p>
          </table:table-cell>
          <table:table-cell office:value-type="string">
            <text:p>Joshua Slack</text:p>
          </table:table-cell>
          <table:table-cell table:number-columns-repeated="1021"/>
        </table:table-row>
        <table:table-row table:style-name="ro1">
          <table:table-cell office:value-type="float" office:value="6085">
            <text:p>6085</text:p>
          </table:table-cell>
          <table:table-cell office:value-type="float" office:value="56926">
            <text:p>56926</text:p>
          </table:table-cell>
          <table:table-cell office:value-type="string">
            <text:p>Andrew Schacht</text:p>
          </table:table-cell>
          <table:table-cell table:number-columns-repeated="1021"/>
        </table:table-row>
        <table:table-row table:style-name="ro1">
          <table:table-cell office:value-type="float" office:value="6090">
            <text:p>6090</text:p>
          </table:table-cell>
          <table:table-cell office:value-type="float" office:value="17294">
            <text:p>17294</text:p>
          </table:table-cell>
          <table:table-cell office:value-type="string">
            <text:p>Riccardo Lione</text:p>
          </table:table-cell>
          <table:table-cell table:number-columns-repeated="1021"/>
        </table:table-row>
        <table:table-row table:style-name="ro1">
          <table:table-cell office:value-type="float" office:value="6090">
            <text:p>6090</text:p>
          </table:table-cell>
          <table:table-cell office:value-type="float" office:value="57688">
            <text:p>57688</text:p>
          </table:table-cell>
          <table:table-cell office:value-type="string">
            <text:p>Eugenio Amore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37714">
            <text:p>37714</text:p>
          </table:table-cell>
          <table:table-cell office:value-type="string">
            <text:p>Nawel Mansouri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32144">
            <text:p>32144</text:p>
          </table:table-cell>
          <table:table-cell office:value-type="string">
            <text:p>Sérine Hanaoui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29722">
            <text:p>29722</text:p>
          </table:table-cell>
          <table:table-cell office:value-type="string">
            <text:p>Mouni Abderrahim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34501">
            <text:p>34501</text:p>
          </table:table-cell>
          <table:table-cell office:value-type="string">
            <text:p>Fatma-Zohra Oukazi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46337">
            <text:p>46337</text:p>
          </table:table-cell>
          <table:table-cell office:value-type="string">
            <text:p>Nassima Ben Hamouda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24274">
            <text:p>24274</text:p>
          </table:table-cell>
          <table:table-cell office:value-type="string">
            <text:p>Tassadit Aïssou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23107">
            <text:p>23107</text:p>
          </table:table-cell>
          <table:table-cell office:value-type="string">
            <text:p>Melinda Hanaoui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16378">
            <text:p>16378</text:p>
          </table:table-cell>
          <table:table-cell office:value-type="string">
            <text:p>Narimène Madani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969">
            <text:p>969</text:p>
          </table:table-cell>
          <table:table-cell office:value-type="string">
            <text:p>Lydia Oulmou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57007">
            <text:p>57007</text:p>
          </table:table-cell>
          <table:table-cell office:value-type="string">
            <text:p>Safia Boukhima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5476">
            <text:p>5476</text:p>
          </table:table-cell>
          <table:table-cell office:value-type="string">
            <text:p>Raouia Rouabhia</text:p>
          </table:table-cell>
          <table:table-cell table:number-columns-repeated="1021"/>
        </table:table-row>
        <table:table-row table:style-name="ro1">
          <table:table-cell office:value-type="float" office:value="6156">
            <text:p>6156</text:p>
          </table:table-cell>
          <table:table-cell office:value-type="float" office:value="7463">
            <text:p>7463</text:p>
          </table:table-cell>
          <table:table-cell office:value-type="string">
            <text:p>Faïza Tsabet</text:p>
          </table:table-cell>
          <table:table-cell table:number-columns-repeated="1021"/>
        </table:table-row>
        <table:table-row table:style-name="ro1">
          <table:table-cell office:value-type="float" office:value="6177">
            <text:p>6177</text:p>
          </table:table-cell>
          <table:table-cell office:value-type="float" office:value="41898">
            <text:p>41898</text:p>
          </table:table-cell>
          <table:table-cell office:value-type="string">
            <text:p>Peter Joppich</text:p>
          </table:table-cell>
          <table:table-cell table:number-columns-repeated="1021"/>
        </table:table-row>
        <table:table-row table:style-name="ro1">
          <table:table-cell office:value-type="float" office:value="6177">
            <text:p>6177</text:p>
          </table:table-cell>
          <table:table-cell office:value-type="float" office:value="4934">
            <text:p>4934</text:p>
          </table:table-cell>
          <table:table-cell office:value-type="string">
            <text:p>André Weßels</text:p>
          </table:table-cell>
          <table:table-cell table:number-columns-repeated="1021"/>
        </table:table-row>
        <table:table-row table:style-name="ro1">
          <table:table-cell office:value-type="float" office:value="6177">
            <text:p>6177</text:p>
          </table:table-cell>
          <table:table-cell office:value-type="float" office:value="56552">
            <text:p>56552</text:p>
          </table:table-cell>
          <table:table-cell office:value-type="string">
            <text:p>Benjamin Kleibrink</text:p>
          </table:table-cell>
          <table:table-cell table:number-columns-repeated="1021"/>
        </table:table-row>
        <table:table-row table:style-name="ro1">
          <table:table-cell office:value-type="float" office:value="6177">
            <text:p>6177</text:p>
          </table:table-cell>
          <table:table-cell office:value-type="float" office:value="35153">
            <text:p>35153</text:p>
          </table:table-cell>
          <table:table-cell office:value-type="string">
            <text:p>Sebastian Bachmann</text:p>
          </table:table-cell>
          <table:table-cell table:number-columns-repeated="1021"/>
        </table:table-row>
        <table:table-row table:style-name="ro1">
          <table:table-cell office:value-type="float" office:value="6179">
            <text:p>6179</text:p>
          </table:table-cell>
          <table:table-cell office:value-type="float" office:value="55064">
            <text:p>55064</text:p>
          </table:table-cell>
          <table:table-cell office:value-type="string">
            <text:p>Ricardo Santos</text:p>
          </table:table-cell>
          <table:table-cell table:number-columns-repeated="1021"/>
        </table:table-row>
        <table:table-row table:style-name="ro1">
          <table:table-cell office:value-type="float" office:value="6179">
            <text:p>6179</text:p>
          </table:table-cell>
          <table:table-cell office:value-type="float" office:value="66785">
            <text:p>66785</text:p>
          </table:table-cell>
          <table:table-cell office:value-type="string">
            <text:p>Ricardo Santos</text:p>
          </table:table-cell>
          <table:table-cell table:number-columns-repeated="1021"/>
        </table:table-row>
        <table:table-row table:style-name="ro1">
          <table:table-cell office:value-type="float" office:value="6179">
            <text:p>6179</text:p>
          </table:table-cell>
          <table:table-cell office:value-type="float" office:value="6278">
            <text:p>6278</text:p>
          </table:table-cell>
          <table:table-cell office:value-type="string">
            <text:p>Emanuel Rego</text:p>
          </table:table-cell>
          <table:table-cell table:number-columns-repeated="1021"/>
        </table:table-row>
        <table:table-row table:style-name="ro2">
          <table:table-cell office:value-type="float" office:value="6188">
            <text:p>6188</text:p>
          </table:table-cell>
          <table:table-cell office:value-type="float" office:value="53978">
            <text:p>53978</text:p>
          </table:table-cell>
          <table:table-cell office:value-type="string">
            <text:p>Mario An?i?</text:p>
          </table:table-cell>
          <table:table-cell table:number-columns-repeated="1021"/>
        </table:table-row>
        <table:table-row table:style-name="ro1">
          <table:table-cell office:value-type="float" office:value="6188">
            <text:p>6188</text:p>
          </table:table-cell>
          <table:table-cell office:value-type="float" office:value="66458">
            <text:p>66458</text:p>
          </table:table-cell>
          <table:table-cell office:value-type="string">
            <text:p>Ivan Ljubi?i?</text:p>
          </table:table-cell>
          <table:table-cell table:number-columns-repeated="1021"/>
        </table:table-row>
        <table:table-row table:style-name="ro1">
          <table:table-cell office:value-type="float" office:value="6195">
            <text:p>6195</text:p>
          </table:table-cell>
          <table:table-cell office:value-type="float" office:value="45117">
            <text:p>45117</text:p>
          </table:table-cell>
          <table:table-cell office:value-type="string">
            <text:p>Helen Glover</text:p>
          </table:table-cell>
          <table:table-cell table:number-columns-repeated="1021"/>
        </table:table-row>
        <table:table-row table:style-name="ro1">
          <table:table-cell office:value-type="float" office:value="6195">
            <text:p>6195</text:p>
          </table:table-cell>
          <table:table-cell office:value-type="float" office:value="39757">
            <text:p>39757</text:p>
          </table:table-cell>
          <table:table-cell office:value-type="string">
            <text:p>Heather Stanning</text:p>
          </table:table-cell>
          <table:table-cell table:number-columns-repeated="1021"/>
        </table:table-row>
        <table:table-row table:style-name="ro1">
          <table:table-cell office:value-type="float" office:value="6197">
            <text:p>6197</text:p>
          </table:table-cell>
          <table:table-cell office:value-type="float" office:value="11501">
            <text:p>11501</text:p>
          </table:table-cell>
          <table:table-cell office:value-type="string">
            <text:p>Jake Gibb</text:p>
          </table:table-cell>
          <table:table-cell table:number-columns-repeated="1021"/>
        </table:table-row>
        <table:table-row table:style-name="ro1">
          <table:table-cell office:value-type="float" office:value="6197">
            <text:p>6197</text:p>
          </table:table-cell>
          <table:table-cell office:value-type="float" office:value="22138">
            <text:p>22138</text:p>
          </table:table-cell>
          <table:table-cell office:value-type="string">
            <text:p>Sean Rosenthal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56584">
            <text:p>56584</text:p>
          </table:table-cell>
          <table:table-cell office:value-type="string">
            <text:p>Logi Geir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44644">
            <text:p>44644</text:p>
          </table:table-cell>
          <table:table-cell office:value-type="string">
            <text:p>Guðmundur Guðmund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17730">
            <text:p>17730</text:p>
          </table:table-cell>
          <table:table-cell office:value-type="string">
            <text:p>Róbert Gunnar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10237">
            <text:p>10237</text:p>
          </table:table-cell>
          <table:table-cell office:value-type="string">
            <text:p>Guðjón Valur Sigurð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19755">
            <text:p>19755</text:p>
          </table:table-cell>
          <table:table-cell office:value-type="string">
            <text:p>Snorri Guðjón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55819">
            <text:p>55819</text:p>
          </table:table-cell>
          <table:table-cell office:value-type="string">
            <text:p>Sverre Andreas Jakob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18569">
            <text:p>18569</text:p>
          </table:table-cell>
          <table:table-cell office:value-type="string">
            <text:p>Ólafur Stefán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36966">
            <text:p>36966</text:p>
          </table:table-cell>
          <table:table-cell office:value-type="string">
            <text:p>Sigfús Sigurð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40354">
            <text:p>40354</text:p>
          </table:table-cell>
          <table:table-cell office:value-type="string">
            <text:p>Sturla Ásgeir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24305">
            <text:p>24305</text:p>
          </table:table-cell>
          <table:table-cell office:value-type="string">
            <text:p>Hreiðar Guðmund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43207">
            <text:p>43207</text:p>
          </table:table-cell>
          <table:table-cell office:value-type="string">
            <text:p>Ingimundur Ingimundar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60369">
            <text:p>60369</text:p>
          </table:table-cell>
          <table:table-cell office:value-type="string">
            <text:p>Björgvin Páll Gustav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61293">
            <text:p>61293</text:p>
          </table:table-cell>
          <table:table-cell office:value-type="string">
            <text:p>Ásgeir Örn Hallgrímsson</text:p>
          </table:table-cell>
          <table:table-cell table:number-columns-repeated="1021"/>
        </table:table-row>
        <table:table-row table:style-name="ro1">
          <table:table-cell office:value-type="float" office:value="6211">
            <text:p>6211</text:p>
          </table:table-cell>
          <table:table-cell office:value-type="float" office:value="52538">
            <text:p>52538</text:p>
          </table:table-cell>
          <table:table-cell office:value-type="string">
            <text:p>Arnór Atlason</text:p>
          </table:table-cell>
          <table:table-cell table:number-columns-repeated="1021"/>
        </table:table-row>
        <table:table-row table:style-name="ro1">
          <table:table-cell office:value-type="float" office:value="6267">
            <text:p>6267</text:p>
          </table:table-cell>
          <table:table-cell office:value-type="float" office:value="64985">
            <text:p>64985</text:p>
          </table:table-cell>
          <table:table-cell office:value-type="string">
            <text:p>Zheng Jie</text:p>
          </table:table-cell>
          <table:table-cell table:number-columns-repeated="1021"/>
        </table:table-row>
        <table:table-row table:style-name="ro1">
          <table:table-cell office:value-type="float" office:value="6267">
            <text:p>6267</text:p>
          </table:table-cell>
          <table:table-cell office:value-type="float" office:value="2410">
            <text:p>2410</text:p>
          </table:table-cell>
          <table:table-cell office:value-type="string">
            <text:p>Yan Zi</text:p>
          </table:table-cell>
          <table:table-cell table:number-columns-repeated="1021"/>
        </table:table-row>
        <table:table-row table:style-name="ro1">
          <table:table-cell office:value-type="float" office:value="6269">
            <text:p>6269</text:p>
          </table:table-cell>
          <table:table-cell office:value-type="float" office:value="3872">
            <text:p>3872</text:p>
          </table:table-cell>
          <table:table-cell office:value-type="string">
            <text:p>Jørre Kjemperud</text:p>
          </table:table-cell>
          <table:table-cell table:number-columns-repeated="1021"/>
        </table:table-row>
        <table:table-row table:style-name="ro1">
          <table:table-cell office:value-type="float" office:value="6269">
            <text:p>6269</text:p>
          </table:table-cell>
          <table:table-cell office:value-type="float" office:value="21763">
            <text:p>21763</text:p>
          </table:table-cell>
          <table:table-cell office:value-type="string">
            <text:p>Tarjei Skarlund</text:p>
          </table:table-cell>
          <table:table-cell table:number-columns-repeated="1021"/>
        </table:table-row>
        <table:table-row table:style-name="ro1">
          <table:table-cell office:value-type="float" office:value="6270">
            <text:p>6270</text:p>
          </table:table-cell>
          <table:table-cell office:value-type="float" office:value="8266">
            <text:p>8266</text:p>
          </table:table-cell>
          <table:table-cell office:value-type="string">
            <text:p>Kosuke Kitajima</text:p>
          </table:table-cell>
          <table:table-cell table:number-columns-repeated="1021"/>
        </table:table-row>
        <table:table-row table:style-name="ro1">
          <table:table-cell office:value-type="float" office:value="6270">
            <text:p>6270</text:p>
          </table:table-cell>
          <table:table-cell office:value-type="float" office:value="16885">
            <text:p>16885</text:p>
          </table:table-cell>
          <table:table-cell office:value-type="string">
            <text:p>Takuro Fujii</text:p>
          </table:table-cell>
          <table:table-cell table:number-columns-repeated="1021"/>
        </table:table-row>
        <table:table-row table:style-name="ro1">
          <table:table-cell office:value-type="float" office:value="6270">
            <text:p>6270</text:p>
          </table:table-cell>
          <table:table-cell office:value-type="float" office:value="49599">
            <text:p>49599</text:p>
          </table:table-cell>
          <table:table-cell office:value-type="string">
            <text:p>Takeshi Matsuda</text:p>
          </table:table-cell>
          <table:table-cell table:number-columns-repeated="1021"/>
        </table:table-row>
        <table:table-row table:style-name="ro1">
          <table:table-cell office:value-type="float" office:value="6270">
            <text:p>6270</text:p>
          </table:table-cell>
          <table:table-cell office:value-type="float" office:value="16428">
            <text:p>16428</text:p>
          </table:table-cell>
          <table:table-cell office:value-type="string">
            <text:p>Ryosuke Irie</text:p>
          </table:table-cell>
          <table:table-cell table:number-columns-repeated="1021"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20192">
            <text:p>20192</text:p>
          </table:table-cell>
          <table:table-cell office:value-type="string">
            <text:p>Efthalia Koutroumanidou</text:p>
          </table:table-cell>
          <table:table-cell table:number-columns-repeated="1021"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58096">
            <text:p>58096</text:p>
          </table:table-cell>
          <table:table-cell office:value-type="string">
            <text:p>Vasiliki Arvaniti</text:p>
          </table:table-cell>
          <table:table-cell table:number-columns-repeated="1021"/>
        </table:table-row>
        <table:table-row table:style-name="ro1">
          <table:table-cell office:value-type="float" office:value="6354">
            <text:p>6354</text:p>
          </table:table-cell>
          <table:table-cell office:value-type="float" office:value="61010">
            <text:p>61010</text:p>
          </table:table-cell>
          <table:table-cell office:value-type="string">
            <text:p>So?a Nováková</text:p>
          </table:table-cell>
          <table:table-cell table:number-columns-repeated="1021"/>
        </table:table-row>
        <table:table-row table:style-name="ro1">
          <table:table-cell office:value-type="float" office:value="6354">
            <text:p>6354</text:p>
          </table:table-cell>
          <table:table-cell office:value-type="float" office:value="61288">
            <text:p>61288</text:p>
          </table:table-cell>
          <table:table-cell office:value-type="string">
            <text:p>Eva Celbová</text:p>
          </table:table-cell>
          <table:table-cell table:number-columns-repeated="1021"/>
        </table:table-row>
        <table:table-row table:style-name="ro1">
          <table:table-cell office:value-type="float" office:value="6403">
            <text:p>6403</text:p>
          </table:table-cell>
          <table:table-cell office:value-type="float" office:value="49458">
            <text:p>49458</text:p>
          </table:table-cell>
          <table:table-cell office:value-type="string">
            <text:p>Shelley-Ann Brown</text:p>
          </table:table-cell>
          <table:table-cell table:number-columns-repeated="1021"/>
        </table:table-row>
        <table:table-row table:style-name="ro1">
          <table:table-cell office:value-type="float" office:value="6403">
            <text:p>6403</text:p>
          </table:table-cell>
          <table:table-cell office:value-type="float" office:value="40206">
            <text:p>40206</text:p>
          </table:table-cell>
          <table:table-cell office:value-type="string">
            <text:p>Helen Upperton</text:p>
          </table:table-cell>
          <table:table-cell table:number-columns-repeated="1021"/>
        </table:table-row>
        <table:table-row table:style-name="ro1">
          <table:table-cell office:value-type="float" office:value="6404">
            <text:p>6404</text:p>
          </table:table-cell>
          <table:table-cell office:value-type="float" office:value="22429">
            <text:p>22429</text:p>
          </table:table-cell>
          <table:table-cell office:value-type="string">
            <text:p>Daniel Rickardsson</text:p>
          </table:table-cell>
          <table:table-cell table:number-columns-repeated="1021"/>
        </table:table-row>
        <table:table-row table:style-name="ro1">
          <table:table-cell office:value-type="float" office:value="6404">
            <text:p>6404</text:p>
          </table:table-cell>
          <table:table-cell office:value-type="float" office:value="13312">
            <text:p>13312</text:p>
          </table:table-cell>
          <table:table-cell office:value-type="string">
            <text:p>Johan Olsson</text:p>
          </table:table-cell>
          <table:table-cell table:number-columns-repeated="1021"/>
        </table:table-row>
        <table:table-row table:style-name="ro1">
          <table:table-cell office:value-type="float" office:value="6404">
            <text:p>6404</text:p>
          </table:table-cell>
          <table:table-cell office:value-type="float" office:value="18938">
            <text:p>18938</text:p>
          </table:table-cell>
          <table:table-cell office:value-type="string">
            <text:p>Anders Södergren</text:p>
          </table:table-cell>
          <table:table-cell table:number-columns-repeated="1021"/>
        </table:table-row>
        <table:table-row table:style-name="ro1">
          <table:table-cell office:value-type="float" office:value="6404">
            <text:p>6404</text:p>
          </table:table-cell>
          <table:table-cell office:value-type="float" office:value="64756">
            <text:p>64756</text:p>
          </table:table-cell>
          <table:table-cell office:value-type="string">
            <text:p>Marcus Hellner</text:p>
          </table:table-cell>
          <table:table-cell table:number-columns-repeated="1021"/>
        </table:table-row>
        <table:table-row table:style-name="ro1">
          <table:table-cell office:value-type="float" office:value="6420">
            <text:p>6420</text:p>
          </table:table-cell>
          <table:table-cell office:value-type="float" office:value="51816">
            <text:p>51816</text:p>
          </table:table-cell>
          <table:table-cell office:value-type="string">
            <text:p>Andrew Simpson</text:p>
          </table:table-cell>
          <table:table-cell table:number-columns-repeated="1021"/>
        </table:table-row>
        <table:table-row table:style-name="ro1">
          <table:table-cell office:value-type="float" office:value="6420">
            <text:p>6420</text:p>
          </table:table-cell>
          <table:table-cell office:value-type="float" office:value="53771">
            <text:p>53771</text:p>
          </table:table-cell>
          <table:table-cell office:value-type="string">
            <text:p>Andrew Simpson</text:p>
          </table:table-cell>
          <table:table-cell table:number-columns-repeated="1021"/>
        </table:table-row>
        <table:table-row table:style-name="ro1">
          <table:table-cell office:value-type="float" office:value="6420">
            <text:p>6420</text:p>
          </table:table-cell>
          <table:table-cell office:value-type="float" office:value="53754">
            <text:p>53754</text:p>
          </table:table-cell>
          <table:table-cell office:value-type="string">
            <text:p>Iain Percy</text:p>
          </table:table-cell>
          <table:table-cell table:number-columns-repeated="1021"/>
        </table:table-row>
        <table:table-row table:style-name="ro1">
          <table:table-cell office:value-type="float" office:value="6424">
            <text:p>6424</text:p>
          </table:table-cell>
          <table:table-cell office:value-type="float" office:value="9092">
            <text:p>9092</text:p>
          </table:table-cell>
          <table:table-cell office:value-type="string">
            <text:p>You Wenhui</text:p>
          </table:table-cell>
          <table:table-cell table:number-columns-repeated="1021"/>
        </table:table-row>
        <table:table-row table:style-name="ro1">
          <table:table-cell office:value-type="float" office:value="6424">
            <text:p>6424</text:p>
          </table:table-cell>
          <table:table-cell office:value-type="float" office:value="7730">
            <text:p>7730</text:p>
          </table:table-cell>
          <table:table-cell office:value-type="string">
            <text:p>Wang Lu</text:p>
          </table:table-cell>
          <table:table-cell table:number-columns-repeated="1021"/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45965">
            <text:p>45965</text:p>
          </table:table-cell>
          <table:table-cell office:value-type="string">
            <text:p>Ryan Lochte</text:p>
          </table:table-cell>
          <table:table-cell table:number-columns-repeated="1021"/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60694">
            <text:p>60694</text:p>
          </table:table-cell>
          <table:table-cell office:value-type="string">
            <text:p>Jason Lezak</text:p>
          </table:table-cell>
          <table:table-cell table:number-columns-repeated="1021"/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34357">
            <text:p>34357</text:p>
          </table:table-cell>
          <table:table-cell office:value-type="string">
            <text:p>James Feigen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6497">
            <text:p>6497</text:p>
          </table:table-cell>
          <table:table-cell office:value-type="string">
            <text:p>Douglas Partie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60936">
            <text:p>60936</text:p>
          </table:table-cell>
          <table:table-cell office:value-type="string">
            <text:p>Jon Root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43044">
            <text:p>43044</text:p>
          </table:table-cell>
          <table:table-cell office:value-type="string">
            <text:p>Scott Fortune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20360">
            <text:p>20360</text:p>
          </table:table-cell>
          <table:table-cell office:value-type="string">
            <text:p>Troy Tanner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28164">
            <text:p>28164</text:p>
          </table:table-cell>
          <table:table-cell office:value-type="string">
            <text:p>Craig Buck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53772">
            <text:p>53772</text:p>
          </table:table-cell>
          <table:table-cell office:value-type="string">
            <text:p>Karch Kiraly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7793">
            <text:p>7793</text:p>
          </table:table-cell>
          <table:table-cell office:value-type="string">
            <text:p>Dave Saunders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25989">
            <text:p>25989</text:p>
          </table:table-cell>
          <table:table-cell office:value-type="string">
            <text:p>Steve Timmons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59129">
            <text:p>59129</text:p>
          </table:table-cell>
          <table:table-cell office:value-type="string">
            <text:p>Eric Sato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8254">
            <text:p>8254</text:p>
          </table:table-cell>
          <table:table-cell office:value-type="string">
            <text:p>Bob Ctvrtlik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8092">
            <text:p>8092</text:p>
          </table:table-cell>
          <table:table-cell office:value-type="string">
            <text:p>Ricci Luyties</text:p>
          </table:table-cell>
          <table:table-cell table:number-columns-repeated="1021"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33992">
            <text:p>33992</text:p>
          </table:table-cell>
          <table:table-cell office:value-type="string">
            <text:p>Jeff Stork</text:p>
          </table:table-cell>
          <table:table-cell table:number-columns-repeated="1021"/>
        </table:table-row>
        <table:table-row table:style-name="ro1">
          <table:table-cell office:value-type="float" office:value="6441">
            <text:p>6441</text:p>
          </table:table-cell>
          <table:table-cell office:value-type="float" office:value="26087">
            <text:p>26087</text:p>
          </table:table-cell>
          <table:table-cell office:value-type="string">
            <text:p>Stephen Rowbotham</text:p>
          </table:table-cell>
          <table:table-cell table:number-columns-repeated="1021"/>
        </table:table-row>
        <table:table-row table:style-name="ro1">
          <table:table-cell office:value-type="float" office:value="6441">
            <text:p>6441</text:p>
          </table:table-cell>
          <table:table-cell office:value-type="float" office:value="29692">
            <text:p>29692</text:p>
          </table:table-cell>
          <table:table-cell office:value-type="string">
            <text:p>Matthew Wells</text:p>
          </table:table-cell>
          <table:table-cell table:number-columns-repeated="1021"/>
        </table:table-row>
        <table:table-row table:style-name="ro1">
          <table:table-cell office:value-type="float" office:value="6441">
            <text:p>6441</text:p>
          </table:table-cell>
          <table:table-cell office:value-type="float" office:value="43100">
            <text:p>43100</text:p>
          </table:table-cell>
          <table:table-cell office:value-type="string">
            <text:p>Matthew Wells</text:p>
          </table:table-cell>
          <table:table-cell table:number-columns-repeated="1021"/>
        </table:table-row>
        <table:table-row table:style-name="ro1">
          <table:table-cell office:value-type="float" office:value="6459">
            <text:p>6459</text:p>
          </table:table-cell>
          <table:table-cell office:value-type="float" office:value="54766">
            <text:p>54766</text:p>
          </table:table-cell>
          <table:table-cell office:value-type="string">
            <text:p>Kerri Pottharst</text:p>
          </table:table-cell>
          <table:table-cell table:number-columns-repeated="1021"/>
        </table:table-row>
        <table:table-row table:style-name="ro1">
          <table:table-cell office:value-type="float" office:value="6459">
            <text:p>6459</text:p>
          </table:table-cell>
          <table:table-cell office:value-type="float" office:value="8142">
            <text:p>8142</text:p>
          </table:table-cell>
          <table:table-cell office:value-type="string">
            <text:p>Summer Lochowicz</text:p>
          </table:table-cell>
          <table:table-cell table:number-columns-repeated="1021"/>
        </table:table-row>
        <table:table-row table:style-name="ro1">
          <table:table-cell office:value-type="float" office:value="6461">
            <text:p>6461</text:p>
          </table:table-cell>
          <table:table-cell office:value-type="float" office:value="10286">
            <text:p>10286</text:p>
          </table:table-cell>
          <table:table-cell office:value-type="string">
            <text:p>Holly McPeak</text:p>
          </table:table-cell>
          <table:table-cell table:number-columns-repeated="1021"/>
        </table:table-row>
        <table:table-row table:style-name="ro1">
          <table:table-cell office:value-type="float" office:value="6461">
            <text:p>6461</text:p>
          </table:table-cell>
          <table:table-cell office:value-type="float" office:value="66374">
            <text:p>66374</text:p>
          </table:table-cell>
          <table:table-cell office:value-type="string">
            <text:p>Elaine Youngs</text:p>
          </table:table-cell>
          <table:table-cell table:number-columns-repeated="1021"/>
        </table:table-row>
        <table:table-row table:style-name="ro1">
          <table:table-cell office:value-type="float" office:value="6483">
            <text:p>6483</text:p>
          </table:table-cell>
          <table:table-cell office:value-type="float" office:value="33806">
            <text:p>33806</text:p>
          </table:table-cell>
          <table:table-cell office:value-type="string">
            <text:p>Erin Pac</text:p>
          </table:table-cell>
          <table:table-cell table:number-columns-repeated="1021"/>
        </table:table-row>
        <table:table-row table:style-name="ro1">
          <table:table-cell office:value-type="float" office:value="6483">
            <text:p>6483</text:p>
          </table:table-cell>
          <table:table-cell office:value-type="float" office:value="37602">
            <text:p>37602</text:p>
          </table:table-cell>
          <table:table-cell office:value-type="string">
            <text:p>Elana Meyers</text:p>
          </table:table-cell>
          <table:table-cell table:number-columns-repeated="1021"/>
        </table:table-row>
        <table:table-row table:style-name="ro1">
          <table:table-cell office:value-type="float" office:value="6508">
            <text:p>6508</text:p>
          </table:table-cell>
          <table:table-cell office:value-type="float" office:value="35773">
            <text:p>35773</text:p>
          </table:table-cell>
          <table:table-cell office:value-type="string">
            <text:p>Kara Lynn Joyce</text:p>
          </table:table-cell>
          <table:table-cell table:number-columns-repeated="1021"/>
        </table:table-row>
        <table:table-row table:style-name="ro1">
          <table:table-cell office:value-type="float" office:value="6508">
            <text:p>6508</text:p>
          </table:table-cell>
          <table:table-cell office:value-type="float" office:value="8374">
            <text:p>8374</text:p>
          </table:table-cell>
          <table:table-cell office:value-type="string">
            <text:p>Julia Smit</text:p>
          </table:table-cell>
          <table:table-cell table:number-columns-repeated="1021"/>
        </table:table-row>
        <table:table-row table:style-name="ro1">
          <table:table-cell office:value-type="float" office:value="6508">
            <text:p>6508</text:p>
          </table:table-cell>
          <table:table-cell office:value-type="float" office:value="10274">
            <text:p>10274</text:p>
          </table:table-cell>
          <table:table-cell office:value-type="string">
            <text:p>Julia Smit</text:p>
          </table:table-cell>
          <table:table-cell table:number-columns-repeated="1021"/>
        </table:table-row>
        <table:table-row table:style-name="ro1">
          <table:table-cell office:value-type="float" office:value="6508">
            <text:p>6508</text:p>
          </table:table-cell>
          <table:table-cell office:value-type="float" office:value="13622">
            <text:p>13622</text:p>
          </table:table-cell>
          <table:table-cell office:value-type="string">
            <text:p>Emily Silver</text:p>
          </table:table-cell>
          <table:table-cell table:number-columns-repeated="1021"/>
        </table:table-row>
        <table:table-row table:style-name="ro1">
          <table:table-cell office:value-type="float" office:value="6508">
            <text:p>6508</text:p>
          </table:table-cell>
          <table:table-cell office:value-type="float" office:value="60396">
            <text:p>60396</text:p>
          </table:table-cell>
          <table:table-cell office:value-type="string">
            <text:p>Emily Silver</text:p>
          </table:table-cell>
          <table:table-cell table:number-columns-repeated="1021"/>
        </table:table-row>
        <table:table-row table:style-name="ro1">
          <table:table-cell office:value-type="float" office:value="6508">
            <text:p>6508</text:p>
          </table:table-cell>
          <table:table-cell office:value-type="float" office:value="27491">
            <text:p>27491</text:p>
          </table:table-cell>
          <table:table-cell office:value-type="string">
            <text:p>Dara Torres</text:p>
          </table:table-cell>
          <table:table-cell table:number-columns-repeated="1021"/>
        </table:table-row>
        <table:table-row table:style-name="ro1">
          <table:table-cell office:value-type="float" office:value="6508">
            <text:p>6508</text:p>
          </table:table-cell>
          <table:table-cell office:value-type="float" office:value="17927">
            <text:p>17927</text:p>
          </table:table-cell>
          <table:table-cell office:value-type="string">
            <text:p>Lacey Nymeyer</text:p>
          </table:table-cell>
          <table:table-cell table:number-columns-repeated="1021"/>
        </table:table-row>
        <table:table-row table:style-name="ro1">
          <table:table-cell office:value-type="float" office:value="6508">
            <text:p>6508</text:p>
          </table:table-cell>
          <table:table-cell office:value-type="float" office:value="39625">
            <text:p>39625</text:p>
          </table:table-cell>
          <table:table-cell office:value-type="string">
            <text:p>Lacey Nymeyer</text:p>
          </table:table-cell>
          <table:table-cell table:number-columns-repeated="1021"/>
        </table:table-row>
        <table:table-row table:style-name="ro1">
          <table:table-cell office:value-type="float" office:value="6508">
            <text:p>6508</text:p>
          </table:table-cell>
          <table:table-cell office:value-type="float" office:value="27676">
            <text:p>27676</text:p>
          </table:table-cell>
          <table:table-cell office:value-type="string">
            <text:p>Natalie Coughlin</text:p>
          </table:table-cell>
          <table:table-cell table:number-columns-repeated="1021"/>
        </table:table-row>
        <table:table-row table:style-name="ro1">
          <table:table-cell office:value-type="float" office:value="6514">
            <text:p>6514</text:p>
          </table:table-cell>
          <table:table-cell office:value-type="float" office:value="47576">
            <text:p>47576</text:p>
          </table:table-cell>
          <table:table-cell office:value-type="string">
            <text:p>Hilda Gaxiola</text:p>
          </table:table-cell>
          <table:table-cell table:number-columns-repeated="1021"/>
        </table:table-row>
        <table:table-row table:style-name="ro1">
          <table:table-cell office:value-type="float" office:value="6514">
            <text:p>6514</text:p>
          </table:table-cell>
          <table:table-cell office:value-type="float" office:value="63468">
            <text:p>63468</text:p>
          </table:table-cell>
          <table:table-cell office:value-type="string">
            <text:p>Mayra García</text:p>
          </table:table-cell>
          <table:table-cell table:number-columns-repeated="1021"/>
        </table:table-row>
        <table:table-row table:style-name="ro1">
          <table:table-cell office:value-type="float" office:value="6577">
            <text:p>6577</text:p>
          </table:table-cell>
          <table:table-cell office:value-type="float" office:value="8226">
            <text:p>8226</text:p>
          </table:table-cell>
          <table:table-cell office:value-type="string">
            <text:p>Valeria Sorokina</text:p>
          </table:table-cell>
          <table:table-cell table:number-columns-repeated="1021"/>
        </table:table-row>
        <table:table-row table:style-name="ro1">
          <table:table-cell office:value-type="float" office:value="6577">
            <text:p>6577</text:p>
          </table:table-cell>
          <table:table-cell office:value-type="float" office:value="57989">
            <text:p>57989</text:p>
          </table:table-cell>
          <table:table-cell office:value-type="string">
            <text:p>Nina Vislova</text:p>
          </table:table-cell>
          <table:table-cell table:number-columns-repeated="1021"/>
        </table:table-row>
        <table:table-row table:style-name="ro1">
          <table:table-cell office:value-type="float" office:value="6591">
            <text:p>6591</text:p>
          </table:table-cell>
          <table:table-cell office:value-type="float" office:value="57785">
            <text:p>57785</text:p>
          </table:table-cell>
          <table:table-cell office:value-type="string">
            <text:p>Emiliano Brembilla</text:p>
          </table:table-cell>
          <table:table-cell table:number-columns-repeated="1021"/>
        </table:table-row>
        <table:table-row table:style-name="ro1">
          <table:table-cell office:value-type="float" office:value="6591">
            <text:p>6591</text:p>
          </table:table-cell>
          <table:table-cell office:value-type="float" office:value="37917">
            <text:p>37917</text:p>
          </table:table-cell>
          <table:table-cell office:value-type="string">
            <text:p>Federico Cappellazzo</text:p>
          </table:table-cell>
          <table:table-cell table:number-columns-repeated="1021"/>
        </table:table-row>
        <table:table-row table:style-name="ro1">
          <table:table-cell office:value-type="float" office:value="6591">
            <text:p>6591</text:p>
          </table:table-cell>
          <table:table-cell office:value-type="float" office:value="66382">
            <text:p>66382</text:p>
          </table:table-cell>
          <table:table-cell office:value-type="string">
            <text:p>Filippo Magnini</text:p>
          </table:table-cell>
          <table:table-cell table:number-columns-repeated="1021"/>
        </table:table-row>
        <table:table-row table:style-name="ro1">
          <table:table-cell office:value-type="float" office:value="6591">
            <text:p>6591</text:p>
          </table:table-cell>
          <table:table-cell office:value-type="float" office:value="30609">
            <text:p>30609</text:p>
          </table:table-cell>
          <table:table-cell office:value-type="string">
            <text:p>Massimiliano Rosolino</text:p>
          </table:table-cell>
          <table:table-cell table:number-columns-repeated="1021"/>
        </table:table-row>
        <table:table-row table:style-name="ro1">
          <table:table-cell office:value-type="float" office:value="6591">
            <text:p>6591</text:p>
          </table:table-cell>
          <table:table-cell office:value-type="float" office:value="52002">
            <text:p>52002</text:p>
          </table:table-cell>
          <table:table-cell office:value-type="string">
            <text:p>Simone Cercato</text:p>
          </table:table-cell>
          <table:table-cell table:number-columns-repeated="1021"/>
        </table:table-row>
        <table:table-row table:style-name="ro1">
          <table:table-cell office:value-type="float" office:value="6591">
            <text:p>6591</text:p>
          </table:table-cell>
          <table:table-cell office:value-type="float" office:value="63647">
            <text:p>63647</text:p>
          </table:table-cell>
          <table:table-cell office:value-type="string">
            <text:p>Matteo Pelliciari</text:p>
          </table:table-cell>
          <table:table-cell table:number-columns-repeated="1021"/>
        </table:table-row>
        <table:table-row table:style-name="ro1">
          <table:table-cell office:value-type="float" office:value="6603">
            <text:p>6603</text:p>
          </table:table-cell>
          <table:table-cell office:value-type="float" office:value="46484">
            <text:p>46484</text:p>
          </table:table-cell>
          <table:table-cell office:value-type="string">
            <text:p>Petia Yanchulova</text:p>
          </table:table-cell>
          <table:table-cell table:number-columns-repeated="1021"/>
        </table:table-row>
        <table:table-row table:style-name="ro1">
          <table:table-cell office:value-type="float" office:value="6603">
            <text:p>6603</text:p>
          </table:table-cell>
          <table:table-cell office:value-type="float" office:value="5622">
            <text:p>5622</text:p>
          </table:table-cell>
          <table:table-cell office:value-type="string">
            <text:p>Tzvetelina Yanchulova</text:p>
          </table:table-cell>
          <table:table-cell table:number-columns-repeated="1021"/>
        </table:table-row>
        <table:table-row table:style-name="ro1">
          <table:table-cell office:value-type="float" office:value="6625">
            <text:p>6625</text:p>
          </table:table-cell>
          <table:table-cell office:value-type="float" office:value="45990">
            <text:p>45990</text:p>
          </table:table-cell>
          <table:table-cell office:value-type="string">
            <text:p>Shelda Bede</text:p>
          </table:table-cell>
          <table:table-cell table:number-columns-repeated="1021"/>
        </table:table-row>
        <table:table-row table:style-name="ro1">
          <table:table-cell office:value-type="float" office:value="6625">
            <text:p>6625</text:p>
          </table:table-cell>
          <table:table-cell office:value-type="float" office:value="43540">
            <text:p>43540</text:p>
          </table:table-cell>
          <table:table-cell office:value-type="string">
            <text:p>Adriana Behar</text:p>
          </table:table-cell>
          <table:table-cell table:number-columns-repeated="1021"/>
        </table:table-row>
        <table:table-row table:style-name="ro1">
          <table:table-cell office:value-type="float" office:value="6626">
            <text:p>6626</text:p>
          </table:table-cell>
          <table:table-cell office:value-type="float" office:value="55857">
            <text:p>55857</text:p>
          </table:table-cell>
          <table:table-cell office:value-type="string">
            <text:p>Simone Kuhn</text:p>
          </table:table-cell>
          <table:table-cell table:number-columns-repeated="1021"/>
        </table:table-row>
        <table:table-row table:style-name="ro1">
          <table:table-cell office:value-type="float" office:value="6626">
            <text:p>6626</text:p>
          </table:table-cell>
          <table:table-cell office:value-type="float" office:value="67054">
            <text:p>67054</text:p>
          </table:table-cell>
          <table:table-cell office:value-type="string">
            <text:p>Nicole Schnyder-Benoit</text:p>
          </table:table-cell>
          <table:table-cell table:number-columns-repeated="1021"/>
        </table:table-row>
        <table:table-row table:style-name="ro1">
          <table:table-cell office:value-type="float" office:value="6658">
            <text:p>6658</text:p>
          </table:table-cell>
          <table:table-cell office:value-type="float" office:value="64644">
            <text:p>64644</text:p>
          </table:table-cell>
          <table:table-cell office:value-type="string">
            <text:p>Libby Lenton</text:p>
          </table:table-cell>
          <table:table-cell table:number-columns-repeated="1021"/>
        </table:table-row>
        <table:table-row table:style-name="ro1">
          <table:table-cell office:value-type="float" office:value="6658">
            <text:p>6658</text:p>
          </table:table-cell>
          <table:table-cell office:value-type="float" office:value="10230">
            <text:p>10230</text:p>
          </table:table-cell>
          <table:table-cell office:value-type="string">
            <text:p>Shayne Reese</text:p>
          </table:table-cell>
          <table:table-cell table:number-columns-repeated="1021"/>
        </table:table-row>
        <table:table-row table:style-name="ro1">
          <table:table-cell office:value-type="float" office:value="6658">
            <text:p>6658</text:p>
          </table:table-cell>
          <table:table-cell office:value-type="float" office:value="53986">
            <text:p>53986</text:p>
          </table:table-cell>
          <table:table-cell office:value-type="string">
            <text:p>Shayne Reese</text:p>
          </table:table-cell>
          <table:table-cell table:number-columns-repeated="1021"/>
        </table:table-row>
        <table:table-row table:style-name="ro1">
          <table:table-cell office:value-type="float" office:value="6658">
            <text:p>6658</text:p>
          </table:table-cell>
          <table:table-cell office:value-type="float" office:value="32623">
            <text:p>32623</text:p>
          </table:table-cell>
          <table:table-cell office:value-type="string">
            <text:p>Alice Mills</text:p>
          </table:table-cell>
          <table:table-cell table:number-columns-repeated="1021"/>
        </table:table-row>
        <table:table-row table:style-name="ro1">
          <table:table-cell office:value-type="float" office:value="6658">
            <text:p>6658</text:p>
          </table:table-cell>
          <table:table-cell office:value-type="float" office:value="7379">
            <text:p>7379</text:p>
          </table:table-cell>
          <table:table-cell office:value-type="string">
            <text:p>Melanie Schlanger</text:p>
          </table:table-cell>
          <table:table-cell table:number-columns-repeated="1021"/>
        </table:table-row>
        <table:table-row table:style-name="ro1">
          <table:table-cell office:value-type="float" office:value="6658">
            <text:p>6658</text:p>
          </table:table-cell>
          <table:table-cell office:value-type="float" office:value="56971">
            <text:p>56971</text:p>
          </table:table-cell>
          <table:table-cell office:value-type="string">
            <text:p>Cate Campbell</text:p>
          </table:table-cell>
          <table:table-cell table:number-columns-repeated="1021"/>
        </table:table-row>
        <table:table-row table:style-name="ro1">
          <table:table-cell office:value-type="float" office:value="6711">
            <text:p>6711</text:p>
          </table:table-cell>
          <table:table-cell office:value-type="float" office:value="55383">
            <text:p>55383</text:p>
          </table:table-cell>
          <table:table-cell office:value-type="string">
            <text:p>Lucilla Perrotta</text:p>
          </table:table-cell>
          <table:table-cell table:number-columns-repeated="1021"/>
        </table:table-row>
        <table:table-row table:style-name="ro1">
          <table:table-cell office:value-type="float" office:value="6711">
            <text:p>6711</text:p>
          </table:table-cell>
          <table:table-cell office:value-type="float" office:value="23196">
            <text:p>23196</text:p>
          </table:table-cell>
          <table:table-cell office:value-type="string">
            <text:p>Daniela Gattelli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46381">
            <text:p>46381</text:p>
          </table:table-cell>
          <table:table-cell office:value-type="string">
            <text:p>Yuri Cherednik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58310">
            <text:p>58310</text:p>
          </table:table-cell>
          <table:table-cell office:value-type="string">
            <text:p>Vladimir Shkurikhin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36520">
            <text:p>36520</text:p>
          </table:table-cell>
          <table:table-cell office:value-type="string">
            <text:p>Yaroslav Antonov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26940">
            <text:p>26940</text:p>
          </table:table-cell>
          <table:table-cell office:value-type="string">
            <text:p>Andrei Kuznetsov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40038">
            <text:p>40038</text:p>
          </table:table-cell>
          <table:table-cell office:value-type="string">
            <text:p>Raimundas Vilde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45036">
            <text:p>45036</text:p>
          </table:table-cell>
          <table:table-cell office:value-type="string">
            <text:p>Igor Runov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40740">
            <text:p>40740</text:p>
          </table:table-cell>
          <table:table-cell office:value-type="string">
            <text:p>Yuri Sapega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66784">
            <text:p>66784</text:p>
          </table:table-cell>
          <table:table-cell office:value-type="string">
            <text:p>Yevgeni Krasilnikov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40076">
            <text:p>40076</text:p>
          </table:table-cell>
          <table:table-cell office:value-type="string">
            <text:p>Aleksandr Sorokolet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58882">
            <text:p>58882</text:p>
          </table:table-cell>
          <table:table-cell office:value-type="string">
            <text:p>Valeri Losev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6751">
            <text:p>6751</text:p>
          </table:table-cell>
          <table:table-cell office:value-type="string">
            <text:p>Viacheslav Zaitsev</text:p>
          </table:table-cell>
          <table:table-cell table:number-columns-repeated="1021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39250">
            <text:p>39250</text:p>
          </table:table-cell>
          <table:table-cell office:value-type="string">
            <text:p>Yuriy Panchenko</text:p>
          </table:table-cell>
          <table:table-cell table:number-columns-repeated="1021"/>
        </table:table-row>
        <table:table-row table:style-name="ro1">
          <table:table-cell office:value-type="float" office:value="6735">
            <text:p>6735</text:p>
          </table:table-cell>
          <table:table-cell office:value-type="float" office:value="8852">
            <text:p>8852</text:p>
          </table:table-cell>
          <table:table-cell office:value-type="string">
            <text:p>Ana Paula Connelly</text:p>
          </table:table-cell>
          <table:table-cell table:number-columns-repeated="1021"/>
        </table:table-row>
        <table:table-row table:style-name="ro2">
          <table:table-cell office:value-type="float" office:value="6735">
            <text:p>6735</text:p>
          </table:table-cell>
          <table:table-cell office:value-type="float" office:value="51975">
            <text:p>51975</text:p>
          </table:table-cell>
          <table:table-cell office:value-type="string">
            <text:p>Sandra Pires</text:p>
          </table:table-cell>
          <table:table-cell table:number-columns-repeated="1021"/>
        </table:table-row>
        <table:table-row table:style-name="ro1">
          <table:table-cell office:value-type="float" office:value="6753">
            <text:p>6753</text:p>
          </table:table-cell>
          <table:table-cell office:value-type="float" office:value="27484">
            <text:p>27484</text:p>
          </table:table-cell>
          <table:table-cell office:value-type="string">
            <text:p>Martin Jakš</text:p>
          </table:table-cell>
          <table:table-cell table:number-columns-repeated="1021"/>
        </table:table-row>
        <table:table-row table:style-name="ro1">
          <table:table-cell office:value-type="float" office:value="6753">
            <text:p>6753</text:p>
          </table:table-cell>
          <table:table-cell office:value-type="float" office:value="59411">
            <text:p>59411</text:p>
          </table:table-cell>
          <table:table-cell office:value-type="string">
            <text:p>Lukáš Bauer</text:p>
          </table:table-cell>
          <table:table-cell table:number-columns-repeated="1021"/>
        </table:table-row>
        <table:table-row table:style-name="ro1">
          <table:table-cell office:value-type="float" office:value="6753">
            <text:p>6753</text:p>
          </table:table-cell>
          <table:table-cell office:value-type="float" office:value="65838">
            <text:p>65838</text:p>
          </table:table-cell>
          <table:table-cell office:value-type="string">
            <text:p>Lukas Bauer</text:p>
          </table:table-cell>
          <table:table-cell table:number-columns-repeated="1021"/>
        </table:table-row>
        <table:table-row table:style-name="ro1">
          <table:table-cell office:value-type="float" office:value="6753">
            <text:p>6753</text:p>
          </table:table-cell>
          <table:table-cell office:value-type="float" office:value="43069">
            <text:p>43069</text:p>
          </table:table-cell>
          <table:table-cell office:value-type="string">
            <text:p>Martin Koukal</text:p>
          </table:table-cell>
          <table:table-cell table:number-columns-repeated="1021"/>
        </table:table-row>
        <table:table-row table:style-name="ro1">
          <table:table-cell office:value-type="float" office:value="6753">
            <text:p>6753</text:p>
          </table:table-cell>
          <table:table-cell office:value-type="float" office:value="42649">
            <text:p>42649</text:p>
          </table:table-cell>
          <table:table-cell office:value-type="string">
            <text:p>Ji?í Magál</text:p>
          </table:table-cell>
          <table:table-cell table:number-columns-repeated="1021"/>
        </table:table-row>
        <table:table-row table:style-name="ro1">
          <table:table-cell office:value-type="float" office:value="6755">
            <text:p>6755</text:p>
          </table:table-cell>
          <table:table-cell office:value-type="float" office:value="60930">
            <text:p>60930</text:p>
          </table:table-cell>
          <table:table-cell office:value-type="string">
            <text:p>Scott Brennan</text:p>
          </table:table-cell>
          <table:table-cell table:number-columns-repeated="1021"/>
        </table:table-row>
        <table:table-row table:style-name="ro1">
          <table:table-cell office:value-type="float" office:value="6755">
            <text:p>6755</text:p>
          </table:table-cell>
          <table:table-cell office:value-type="float" office:value="32181">
            <text:p>32181</text:p>
          </table:table-cell>
          <table:table-cell office:value-type="string">
            <text:p>David Crawshay</text:p>
          </table:table-cell>
          <table:table-cell table:number-columns-repeated="1021"/>
        </table:table-row>
        <table:table-row table:style-name="ro1">
          <table:table-cell office:value-type="float" office:value="6771">
            <text:p>6771</text:p>
          </table:table-cell>
          <table:table-cell office:value-type="float" office:value="44961">
            <text:p>44961</text:p>
          </table:table-cell>
          <table:table-cell office:value-type="string">
            <text:p>Nicole Sanderson</text:p>
          </table:table-cell>
          <table:table-cell table:number-columns-repeated="1021"/>
        </table:table-row>
        <table:table-row table:style-name="ro1">
          <table:table-cell office:value-type="float" office:value="6771">
            <text:p>6771</text:p>
          </table:table-cell>
          <table:table-cell office:value-type="float" office:value="63985">
            <text:p>63985</text:p>
          </table:table-cell>
          <table:table-cell office:value-type="string">
            <text:p>Natalie Cook</text:p>
          </table:table-cell>
          <table:table-cell table:number-columns-repeated="1021"/>
        </table:table-row>
        <table:table-row table:style-name="ro1">
          <table:table-cell office:value-type="float" office:value="6837">
            <text:p>6837</text:p>
          </table:table-cell>
          <table:table-cell office:value-type="float" office:value="37313">
            <text:p>37313</text:p>
          </table:table-cell>
          <table:table-cell office:value-type="string">
            <text:p>Eduardo Martínez</text:p>
          </table:table-cell>
          <table:table-cell table:number-columns-repeated="1021"/>
        </table:table-row>
        <table:table-row table:style-name="ro1">
          <table:table-cell office:value-type="float" office:value="6837">
            <text:p>6837</text:p>
          </table:table-cell>
          <table:table-cell office:value-type="float" office:value="35777">
            <text:p>35777</text:p>
          </table:table-cell>
          <table:table-cell office:value-type="string">
            <text:p>Claudio Zulianello</text:p>
          </table:table-cell>
          <table:table-cell table:number-columns-repeated="1021"/>
        </table:table-row>
        <table:table-row table:style-name="ro1">
          <table:table-cell office:value-type="float" office:value="6837">
            <text:p>6837</text:p>
          </table:table-cell>
          <table:table-cell office:value-type="float" office:value="67050">
            <text:p>67050</text:p>
          </table:table-cell>
          <table:table-cell office:value-type="string">
            <text:p>Daniel Castellani</text:p>
          </table:table-cell>
          <table:table-cell table:number-columns-repeated="1021"/>
        </table:table-row>
        <table:table-row table:style-name="ro1">
          <table:table-cell office:value-type="float" office:value="6837">
            <text:p>6837</text:p>
          </table:table-cell>
          <table:table-cell office:value-type="float" office:value="67126">
            <text:p>67126</text:p>
          </table:table-cell>
          <table:table-cell office:value-type="string">
            <text:p>Jon Uriarte</text:p>
          </table:table-cell>
          <table:table-cell table:number-columns-repeated="1021"/>
        </table:table-row>
        <table:table-row table:style-name="ro1">
          <table:table-cell office:value-type="float" office:value="6837">
            <text:p>6837</text:p>
          </table:table-cell>
          <table:table-cell office:value-type="float" office:value="64594">
            <text:p>64594</text:p>
          </table:table-cell>
          <table:table-cell office:value-type="string">
            <text:p>Juan Cuminetti</text:p>
          </table:table-cell>
          <table:table-cell table:number-columns-repeated="1021"/>
        </table:table-row>
        <table:table-row table:style-name="ro2">
          <table:table-cell office:value-type="float" office:value="6837">
            <text:p>6837</text:p>
          </table:table-cell>
          <table:table-cell office:value-type="float" office:value="44978">
            <text:p>44978</text:p>
          </table:table-cell>
          <table:table-cell office:value-type="string">
            <text:p>Esteban de Palma</text:p>
          </table:table-cell>
          <table:table-cell table:number-columns-repeated="1021"/>
        </table:table-row>
        <table:table-row table:style-name="ro1">
          <table:table-cell office:value-type="float" office:value="6837">
            <text:p>6837</text:p>
          </table:table-cell>
          <table:table-cell office:value-type="float" office:value="58458">
            <text:p>58458</text:p>
          </table:table-cell>
          <table:table-cell office:value-type="string">
            <text:p>Alejandro Diz</text:p>
          </table:table-cell>
          <table:table-cell table:number-columns-repeated="1021"/>
        </table:table-row>
        <table:table-row table:style-name="ro2">
          <table:table-cell office:value-type="float" office:value="6837">
            <text:p>6837</text:p>
          </table:table-cell>
          <table:table-cell office:value-type="float" office:value="7168">
            <text:p>7168</text:p>
          </table:table-cell>
          <table:table-cell office:value-type="string">
            <text:p>Daniel Colla</text:p>
          </table:table-cell>
          <table:table-cell table:number-columns-repeated="1021"/>
        </table:table-row>
        <table:table-row table:style-name="ro2">
          <table:table-cell office:value-type="float" office:value="6837">
            <text:p>6837</text:p>
          </table:table-cell>
          <table:table-cell office:value-type="float" office:value="38231">
            <text:p>38231</text:p>
          </table:table-cell>
          <table:table-cell office:value-type="string">
            <text:p>Carlos Weber</text:p>
          </table:table-cell>
          <table:table-cell table:number-columns-repeated="1021"/>
        </table:table-row>
        <table:table-row table:style-name="ro1">
          <table:table-cell office:value-type="float" office:value="6837">
            <text:p>6837</text:p>
          </table:table-cell>
          <table:table-cell office:value-type="float" office:value="58142">
            <text:p>58142</text:p>
          </table:table-cell>
          <table:table-cell office:value-type="string">
            <text:p>Raúl Quiroga</text:p>
          </table:table-cell>
          <table:table-cell table:number-columns-repeated="1021"/>
        </table:table-row>
        <table:table-row table:style-name="ro2">
          <table:table-cell office:value-type="float" office:value="6837">
            <text:p>6837</text:p>
          </table:table-cell>
          <table:table-cell office:value-type="float" office:value="21827">
            <text:p>21827</text:p>
          </table:table-cell>
          <table:table-cell office:value-type="string">
            <text:p>Hugo Conte</text:p>
          </table:table-cell>
          <table:table-cell table:number-columns-repeated="1021"/>
        </table:table-row>
        <table:table-row table:style-name="ro1">
          <table:table-cell office:value-type="float" office:value="6837">
            <text:p>6837</text:p>
          </table:table-cell>
          <table:table-cell office:value-type="float" office:value="60966">
            <text:p>60966</text:p>
          </table:table-cell>
          <table:table-cell office:value-type="string">
            <text:p>Waldo Kantor</text:p>
          </table:table-cell>
          <table:table-cell table:number-columns-repeated="1021"/>
        </table:table-row>
        <table:table-row table:style-name="ro1">
          <table:table-cell office:value-type="float" office:value="6846">
            <text:p>6846</text:p>
          </table:table-cell>
          <table:table-cell office:value-type="float" office:value="13628">
            <text:p>13628</text:p>
          </table:table-cell>
          <table:table-cell office:value-type="string">
            <text:p>Kaillie Humphries</text:p>
          </table:table-cell>
          <table:table-cell table:number-columns-repeated="1021"/>
        </table:table-row>
        <table:table-row table:style-name="ro1">
          <table:table-cell office:value-type="float" office:value="6846">
            <text:p>6846</text:p>
          </table:table-cell>
          <table:table-cell office:value-type="float" office:value="14841">
            <text:p>14841</text:p>
          </table:table-cell>
          <table:table-cell office:value-type="string">
            <text:p>Heather Moyse</text:p>
          </table:table-cell>
          <table:table-cell table:number-columns-repeated="1021"/>
        </table:table-row>
        <table:table-row table:style-name="ro1">
          <table:table-cell office:value-type="float" office:value="6860">
            <text:p>6860</text:p>
          </table:table-cell>
          <table:table-cell office:value-type="float" office:value="7368">
            <text:p>7368</text:p>
          </table:table-cell>
          <table:table-cell office:value-type="string">
            <text:p>Kathrine Maaseide</text:p>
          </table:table-cell>
          <table:table-cell table:number-columns-repeated="1021"/>
        </table:table-row>
        <table:table-row table:style-name="ro1">
          <table:table-cell office:value-type="float" office:value="6860">
            <text:p>6860</text:p>
          </table:table-cell>
          <table:table-cell office:value-type="float" office:value="53827">
            <text:p>53827</text:p>
          </table:table-cell>
          <table:table-cell office:value-type="string">
            <text:p>Susanne Glesnes</text:p>
          </table:table-cell>
          <table:table-cell table:number-columns-repeated="1021"/>
        </table:table-row>
        <table:table-row table:style-name="ro2">
          <table:table-cell office:value-type="float" office:value="6882">
            <text:p>6882</text:p>
          </table:table-cell>
          <table:table-cell office:value-type="float" office:value="47072">
            <text:p>47072</text:p>
          </table:table-cell>
          <table:table-cell office:value-type="string">
            <text:p>Michael Frater</text:p>
          </table:table-cell>
          <table:table-cell table:number-columns-repeated="1021"/>
        </table:table-row>
        <table:table-row table:style-name="ro1">
          <table:table-cell office:value-type="float" office:value="6882">
            <text:p>6882</text:p>
          </table:table-cell>
          <table:table-cell office:value-type="float" office:value="6431">
            <text:p>6431</text:p>
          </table:table-cell>
          <table:table-cell office:value-type="string">
            <text:p>Nesta Carter</text:p>
          </table:table-cell>
          <table:table-cell table:number-columns-repeated="1021"/>
        </table:table-row>
        <table:table-row table:style-name="ro1">
          <table:table-cell office:value-type="float" office:value="6882">
            <text:p>6882</text:p>
          </table:table-cell>
          <table:table-cell office:value-type="float" office:value="20139">
            <text:p>20139</text:p>
          </table:table-cell>
          <table:table-cell office:value-type="string">
            <text:p>Yohan Blake</text:p>
          </table:table-cell>
          <table:table-cell table:number-columns-repeated="1021"/>
        </table:table-row>
        <table:table-row table:style-name="ro1">
          <table:table-cell office:value-type="float" office:value="6882">
            <text:p>6882</text:p>
          </table:table-cell>
          <table:table-cell office:value-type="float" office:value="3273">
            <text:p>3273</text:p>
          </table:table-cell>
          <table:table-cell office:value-type="string">
            <text:p>Kemar Bailey-Cole</text:p>
          </table:table-cell>
          <table:table-cell table:number-columns-repeated="1021"/>
        </table:table-row>
        <table:table-row table:style-name="ro1">
          <table:table-cell office:value-type="float" office:value="6882">
            <text:p>6882</text:p>
          </table:table-cell>
          <table:table-cell office:value-type="float" office:value="39559">
            <text:p>39559</text:p>
          </table:table-cell>
          <table:table-cell office:value-type="string">
            <text:p>Usain Bolt</text:p>
          </table:table-cell>
          <table:table-cell table:number-columns-repeated="1021"/>
        </table:table-row>
        <table:table-row table:style-name="ro1">
          <table:table-cell office:value-type="float" office:value="6884">
            <text:p>6884</text:p>
          </table:table-cell>
          <table:table-cell office:value-type="float" office:value="66811">
            <text:p>66811</text:p>
          </table:table-cell>
          <table:table-cell office:value-type="string">
            <text:p>Fei Wang</text:p>
          </table:table-cell>
          <table:table-cell table:number-columns-repeated="1021"/>
        </table:table-row>
        <table:table-row table:style-name="ro1">
          <table:table-cell office:value-type="float" office:value="6884">
            <text:p>6884</text:p>
          </table:table-cell>
          <table:table-cell office:value-type="float" office:value="57748">
            <text:p>57748</text:p>
          </table:table-cell>
          <table:table-cell office:value-type="string">
            <text:p>Tian Jia</text:p>
          </table:table-cell>
          <table:table-cell table:number-columns-repeated="1021"/>
        </table:table-row>
        <table:table-row table:style-name="ro1">
          <table:table-cell office:value-type="float" office:value="6905">
            <text:p>6905</text:p>
          </table:table-cell>
          <table:table-cell office:value-type="float" office:value="25075">
            <text:p>25075</text:p>
          </table:table-cell>
          <table:table-cell office:value-type="string">
            <text:p>Darvis Patton</text:p>
          </table:table-cell>
          <table:table-cell table:number-columns-repeated="1021"/>
        </table:table-row>
        <table:table-row table:style-name="ro1">
          <table:table-cell office:value-type="float" office:value="6905">
            <text:p>6905</text:p>
          </table:table-cell>
          <table:table-cell office:value-type="float" office:value="17831">
            <text:p>17831</text:p>
          </table:table-cell>
          <table:table-cell office:value-type="string">
            <text:p>Ryan Bailey</text:p>
          </table:table-cell>
          <table:table-cell table:number-columns-repeated="1021"/>
        </table:table-row>
        <table:table-row table:style-name="ro1">
          <table:table-cell office:value-type="float" office:value="6905">
            <text:p>6905</text:p>
          </table:table-cell>
          <table:table-cell office:value-type="float" office:value="43209">
            <text:p>43209</text:p>
          </table:table-cell>
          <table:table-cell office:value-type="string">
            <text:p>Ryan Bailey</text:p>
          </table:table-cell>
          <table:table-cell table:number-columns-repeated="1021"/>
        </table:table-row>
        <table:table-row table:style-name="ro1">
          <table:table-cell office:value-type="float" office:value="6905">
            <text:p>6905</text:p>
          </table:table-cell>
          <table:table-cell office:value-type="float" office:value="23084">
            <text:p>23084</text:p>
          </table:table-cell>
          <table:table-cell office:value-type="string">
            <text:p>Trell Kimmons</text:p>
          </table:table-cell>
          <table:table-cell table:number-columns-repeated="1021"/>
        </table:table-row>
        <table:table-row table:style-name="ro1">
          <table:table-cell office:value-type="float" office:value="6905">
            <text:p>6905</text:p>
          </table:table-cell>
          <table:table-cell office:value-type="float" office:value="4564">
            <text:p>4564</text:p>
          </table:table-cell>
          <table:table-cell office:value-type="string">
            <text:p>Jeffery Demps</text:p>
          </table:table-cell>
          <table:table-cell table:number-columns-repeated="1021"/>
        </table:table-row>
        <table:table-row table:style-name="ro1">
          <table:table-cell office:value-type="float" office:value="6905">
            <text:p>6905</text:p>
          </table:table-cell>
          <table:table-cell office:value-type="float" office:value="14555">
            <text:p>14555</text:p>
          </table:table-cell>
          <table:table-cell office:value-type="string">
            <text:p>Tyson Gay</text:p>
          </table:table-cell>
          <table:table-cell table:number-columns-repeated="1021"/>
        </table:table-row>
        <table:table-row table:style-name="ro1">
          <table:table-cell office:value-type="float" office:value="6905">
            <text:p>6905</text:p>
          </table:table-cell>
          <table:table-cell office:value-type="float" office:value="39635">
            <text:p>39635</text:p>
          </table:table-cell>
          <table:table-cell office:value-type="string">
            <text:p>Justin Gatlin</text:p>
          </table:table-cell>
          <table:table-cell table:number-columns-repeated="1021"/>
        </table:table-row>
        <table:table-row table:style-name="ro1">
          <table:table-cell office:value-type="float" office:value="6906">
            <text:p>6906</text:p>
          </table:table-cell>
          <table:table-cell office:value-type="float" office:value="63979">
            <text:p>63979</text:p>
          </table:table-cell>
          <table:table-cell office:value-type="string">
            <text:p>Femke Heemskerk</text:p>
          </table:table-cell>
          <table:table-cell table:number-columns-repeated="1021"/>
        </table:table-row>
        <table:table-row table:style-name="ro1">
          <table:table-cell office:value-type="float" office:value="6906">
            <text:p>6906</text:p>
          </table:table-cell>
          <table:table-cell office:value-type="float" office:value="15994">
            <text:p>15994</text:p>
          </table:table-cell>
          <table:table-cell office:value-type="string">
            <text:p>Hinkelien Schreuder</text:p>
          </table:table-cell>
          <table:table-cell table:number-columns-repeated="1021"/>
        </table:table-row>
        <table:table-row table:style-name="ro1">
          <table:table-cell office:value-type="float" office:value="6906">
            <text:p>6906</text:p>
          </table:table-cell>
          <table:table-cell office:value-type="float" office:value="7334">
            <text:p>7334</text:p>
          </table:table-cell>
          <table:table-cell office:value-type="string">
            <text:p>Manon van Rooijen</text:p>
          </table:table-cell>
          <table:table-cell table:number-columns-repeated="1021"/>
        </table:table-row>
        <table:table-row table:style-name="ro1">
          <table:table-cell office:value-type="float" office:value="6906">
            <text:p>6906</text:p>
          </table:table-cell>
          <table:table-cell office:value-type="float" office:value="58412">
            <text:p>58412</text:p>
          </table:table-cell>
          <table:table-cell office:value-type="string">
            <text:p>Ranomi Kromowidjojo</text:p>
          </table:table-cell>
          <table:table-cell table:number-columns-repeated="1021"/>
        </table:table-row>
        <table:table-row table:style-name="ro1">
          <table:table-cell office:value-type="float" office:value="6906">
            <text:p>6906</text:p>
          </table:table-cell>
          <table:table-cell office:value-type="float" office:value="11424">
            <text:p>11424</text:p>
          </table:table-cell>
          <table:table-cell office:value-type="string">
            <text:p>Inge Dekker</text:p>
          </table:table-cell>
          <table:table-cell table:number-columns-repeated="1021"/>
        </table:table-row>
        <table:table-row table:style-name="ro1">
          <table:table-cell office:value-type="float" office:value="6906">
            <text:p>6906</text:p>
          </table:table-cell>
          <table:table-cell office:value-type="float" office:value="4287">
            <text:p>4287</text:p>
          </table:table-cell>
          <table:table-cell office:value-type="string">
            <text:p>Marleen Veldhuis</text:p>
          </table:table-cell>
          <table:table-cell table:number-columns-repeated="1021"/>
        </table:table-row>
        <table:table-row table:style-name="ro1">
          <table:table-cell office:value-type="float" office:value="6911">
            <text:p>6911</text:p>
          </table:table-cell>
          <table:table-cell office:value-type="float" office:value="56275">
            <text:p>56275</text:p>
          </table:table-cell>
          <table:table-cell office:value-type="string">
            <text:p>Marc Burns</text:p>
          </table:table-cell>
          <table:table-cell table:number-columns-repeated="1021"/>
        </table:table-row>
        <table:table-row table:style-name="ro2">
          <table:table-cell office:value-type="float" office:value="6911">
            <text:p>6911</text:p>
          </table:table-cell>
          <table:table-cell office:value-type="float" office:value="493">
            <text:p>493</text:p>
          </table:table-cell>
          <table:table-cell office:value-type="string">
            <text:p>Richard Thompson</text:p>
          </table:table-cell>
          <table:table-cell table:number-columns-repeated="1021"/>
        </table:table-row>
        <table:table-row table:style-name="ro2">
          <table:table-cell office:value-type="float" office:value="6911">
            <text:p>6911</text:p>
          </table:table-cell>
          <table:table-cell office:value-type="float" office:value="39797">
            <text:p>39797</text:p>
          </table:table-cell>
          <table:table-cell office:value-type="string">
            <text:p>Richard Thompson</text:p>
          </table:table-cell>
          <table:table-cell table:number-columns-repeated="1021"/>
        </table:table-row>
        <table:table-row table:style-name="ro1">
          <table:table-cell office:value-type="float" office:value="6911">
            <text:p>6911</text:p>
          </table:table-cell>
          <table:table-cell office:value-type="float" office:value="60432">
            <text:p>60432</text:p>
          </table:table-cell>
          <table:table-cell office:value-type="string">
            <text:p>Keston Bledman</text:p>
          </table:table-cell>
          <table:table-cell table:number-columns-repeated="1021"/>
        </table:table-row>
        <table:table-row table:style-name="ro1">
          <table:table-cell office:value-type="float" office:value="6911">
            <text:p>6911</text:p>
          </table:table-cell>
          <table:table-cell office:value-type="float" office:value="5408">
            <text:p>5408</text:p>
          </table:table-cell>
          <table:table-cell office:value-type="string">
            <text:p>Emmanuel Callender</text:p>
          </table:table-cell>
          <table:table-cell table:number-columns-repeated="1021"/>
        </table:table-row>
        <table:table-row table:style-name="ro1">
          <table:table-cell office:value-type="float" office:value="6949">
            <text:p>6949</text:p>
          </table:table-cell>
          <table:table-cell office:value-type="float" office:value="9431">
            <text:p>9431</text:p>
          </table:table-cell>
          <table:table-cell office:value-type="string">
            <text:p>Odd-Bjørn Hjelmeset</text:p>
          </table:table-cell>
          <table:table-cell table:number-columns-repeated="1021"/>
        </table:table-row>
        <table:table-row table:style-name="ro1">
          <table:table-cell office:value-type="float" office:value="6949">
            <text:p>6949</text:p>
          </table:table-cell>
          <table:table-cell office:value-type="float" office:value="16753">
            <text:p>16753</text:p>
          </table:table-cell>
          <table:table-cell office:value-type="string">
            <text:p>Martin Johnsrud Sundby</text:p>
          </table:table-cell>
          <table:table-cell table:number-columns-repeated="1021"/>
        </table:table-row>
        <table:table-row table:style-name="ro1">
          <table:table-cell office:value-type="float" office:value="6949">
            <text:p>6949</text:p>
          </table:table-cell>
          <table:table-cell office:value-type="float" office:value="19742">
            <text:p>19742</text:p>
          </table:table-cell>
          <table:table-cell office:value-type="string">
            <text:p>Lars Berger</text:p>
          </table:table-cell>
          <table:table-cell table:number-columns-repeated="1021"/>
        </table:table-row>
        <table:table-row table:style-name="ro1">
          <table:table-cell office:value-type="float" office:value="6949">
            <text:p>6949</text:p>
          </table:table-cell>
          <table:table-cell office:value-type="float" office:value="51341">
            <text:p>51341</text:p>
          </table:table-cell>
          <table:table-cell office:value-type="string">
            <text:p>Petter Northug</text:p>
          </table:table-cell>
          <table:table-cell table:number-columns-repeated="1021"/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8026">
            <text:p>8026</text:p>
          </table:table-cell>
          <table:table-cell office:value-type="string">
            <text:p>Ryoko Tokuno</text:p>
          </table:table-cell>
          <table:table-cell table:number-columns-repeated="1021"/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38285">
            <text:p>38285</text:p>
          </table:table-cell>
          <table:table-cell office:value-type="string">
            <text:p>Chiaki Kusuhara</text:p>
          </table:table-cell>
          <table:table-cell table:number-columns-repeated="1021"/>
        </table:table-row>
        <table:table-row table:style-name="ro1">
          <table:table-cell office:value-type="float" office:value="7004">
            <text:p>7004</text:p>
          </table:table-cell>
          <table:table-cell office:value-type="float" office:value="19692">
            <text:p>19692</text:p>
          </table:table-cell>
          <table:table-cell office:value-type="string">
            <text:p>Rebekka Kadijk</text:p>
          </table:table-cell>
          <table:table-cell table:number-columns-repeated="1021"/>
        </table:table-row>
        <table:table-row table:style-name="ro1">
          <table:table-cell office:value-type="float" office:value="7004">
            <text:p>7004</text:p>
          </table:table-cell>
          <table:table-cell office:value-type="float" office:value="51732">
            <text:p>51732</text:p>
          </table:table-cell>
          <table:table-cell office:value-type="string">
            <text:p>Marrit Leenstra</text:p>
          </table:table-cell>
          <table:table-cell table:number-columns-repeated="1021"/>
        </table:table-row>
        <table:table-row table:style-name="ro1">
          <table:table-cell office:value-type="float" office:value="7018">
            <text:p>7018</text:p>
          </table:table-cell>
          <table:table-cell office:value-type="float" office:value="66545">
            <text:p>66545</text:p>
          </table:table-cell>
          <table:table-cell office:value-type="string">
            <text:p>Zhao Yunlei</text:p>
          </table:table-cell>
          <table:table-cell table:number-columns-repeated="1021"/>
        </table:table-row>
        <table:table-row table:style-name="ro1">
          <table:table-cell office:value-type="float" office:value="7018">
            <text:p>7018</text:p>
          </table:table-cell>
          <table:table-cell office:value-type="float" office:value="39766">
            <text:p>39766</text:p>
          </table:table-cell>
          <table:table-cell office:value-type="string">
            <text:p>Tian Qing</text:p>
          </table:table-cell>
          <table:table-cell table:number-columns-repeated="1021"/>
        </table:table-row>
        <table:table-row table:style-name="ro1">
          <table:table-cell office:value-type="float" office:value="7025">
            <text:p>7025</text:p>
          </table:table-cell>
          <table:table-cell office:value-type="float" office:value="9742">
            <text:p>9742</text:p>
          </table:table-cell>
          <table:table-cell office:value-type="string">
            <text:p>Andrea Barzagli</text:p>
          </table:table-cell>
          <table:table-cell table:number-columns-repeated="1021"/>
        </table:table-row>
        <table:table-row table:style-name="ro1">
          <table:table-cell office:value-type="float" office:value="7025">
            <text:p>7025</text:p>
          </table:table-cell>
          <table:table-cell office:value-type="float" office:value="22491">
            <text:p>22491</text:p>
          </table:table-cell>
          <table:table-cell office:value-type="string">
            <text:p>Matteo Ferrari</text:p>
          </table:table-cell>
          <table:table-cell table:number-columns-repeated="1021"/>
        </table:table-row>
        <table:table-row table:style-name="ro1">
          <table:table-cell office:value-type="float" office:value="7030">
            <text:p>7030</text:p>
          </table:table-cell>
          <table:table-cell office:value-type="float" office:value="32626">
            <text:p>32626</text:p>
          </table:table-cell>
          <table:table-cell office:value-type="string">
            <text:p>Nila Håkedal</text:p>
          </table:table-cell>
          <table:table-cell table:number-columns-repeated="1021"/>
        </table:table-row>
        <table:table-row table:style-name="ro1">
          <table:table-cell office:value-type="float" office:value="7030">
            <text:p>7030</text:p>
          </table:table-cell>
          <table:table-cell office:value-type="float" office:value="22208">
            <text:p>22208</text:p>
          </table:table-cell>
          <table:table-cell office:value-type="string">
            <text:p>Ingrid Tørlen</text:p>
          </table:table-cell>
          <table:table-cell table:number-columns-repeated="1021"/>
        </table:table-row>
        <table:table-row table:style-name="ro1">
          <table:table-cell office:value-type="float" office:value="7041">
            <text:p>7041</text:p>
          </table:table-cell>
          <table:table-cell office:value-type="float" office:value="7972">
            <text:p>7972</text:p>
          </table:table-cell>
          <table:table-cell office:value-type="string">
            <text:p>Effrosyni Sfyri</text:p>
          </table:table-cell>
          <table:table-cell table:number-columns-repeated="1021"/>
        </table:table-row>
        <table:table-row table:style-name="ro1">
          <table:table-cell office:value-type="float" office:value="7041">
            <text:p>7041</text:p>
          </table:table-cell>
          <table:table-cell office:value-type="float" office:value="32160">
            <text:p>32160</text:p>
          </table:table-cell>
          <table:table-cell office:value-type="string">
            <text:p>Vasso Karadassiou</text:p>
          </table:table-cell>
          <table:table-cell table:number-columns-repeated="1021"/>
        </table:table-row>
        <table:table-row table:style-name="ro1">
          <table:table-cell office:value-type="float" office:value="7051">
            <text:p>7051</text:p>
          </table:table-cell>
          <table:table-cell office:value-type="float" office:value="49532">
            <text:p>49532</text:p>
          </table:table-cell>
          <table:table-cell office:value-type="string">
            <text:p>Tõnu Endrekson</text:p>
          </table:table-cell>
          <table:table-cell table:number-columns-repeated="1021"/>
        </table:table-row>
        <table:table-row table:style-name="ro1">
          <table:table-cell office:value-type="float" office:value="7051">
            <text:p>7051</text:p>
          </table:table-cell>
          <table:table-cell office:value-type="float" office:value="8319">
            <text:p>8319</text:p>
          </table:table-cell>
          <table:table-cell office:value-type="string">
            <text:p>Jüri Jaanson</text:p>
          </table:table-cell>
          <table:table-cell table:number-columns-repeated="1021"/>
        </table:table-row>
        <table:table-row table:style-name="ro1">
          <table:table-cell office:value-type="float" office:value="7053">
            <text:p>7053</text:p>
          </table:table-cell>
          <table:table-cell office:value-type="float" office:value="51334">
            <text:p>51334</text:p>
          </table:table-cell>
          <table:table-cell office:value-type="string">
            <text:p>Michael Klim</text:p>
          </table:table-cell>
          <table:table-cell table:number-columns-repeated="1021"/>
        </table:table-row>
        <table:table-row table:style-name="ro1">
          <table:table-cell office:value-type="float" office:value="7053">
            <text:p>7053</text:p>
          </table:table-cell>
          <table:table-cell office:value-type="float" office:value="58488">
            <text:p>58488</text:p>
          </table:table-cell>
          <table:table-cell office:value-type="string">
            <text:p>Todd Pearson</text:p>
          </table:table-cell>
          <table:table-cell table:number-columns-repeated="1021"/>
        </table:table-row>
        <table:table-row table:style-name="ro1">
          <table:table-cell office:value-type="float" office:value="7053">
            <text:p>7053</text:p>
          </table:table-cell>
          <table:table-cell office:value-type="float" office:value="40594">
            <text:p>40594</text:p>
          </table:table-cell>
          <table:table-cell office:value-type="string">
            <text:p>Ian Thorpe</text:p>
          </table:table-cell>
          <table:table-cell table:number-columns-repeated="1021"/>
        </table:table-row>
        <table:table-row table:style-name="ro1">
          <table:table-cell office:value-type="float" office:value="7053">
            <text:p>7053</text:p>
          </table:table-cell>
          <table:table-cell office:value-type="float" office:value="57829">
            <text:p>57829</text:p>
          </table:table-cell>
          <table:table-cell office:value-type="string">
            <text:p>Craig Stevens</text:p>
          </table:table-cell>
          <table:table-cell table:number-columns-repeated="1021"/>
        </table:table-row>
        <table:table-row table:style-name="ro1">
          <table:table-cell office:value-type="float" office:value="7053">
            <text:p>7053</text:p>
          </table:table-cell>
          <table:table-cell office:value-type="float" office:value="9352">
            <text:p>9352</text:p>
          </table:table-cell>
          <table:table-cell office:value-type="string">
            <text:p>Nicholas Sprenger</text:p>
          </table:table-cell>
          <table:table-cell table:number-columns-repeated="1021"/>
        </table:table-row>
        <table:table-row table:style-name="ro1">
          <table:table-cell office:value-type="float" office:value="7053">
            <text:p>7053</text:p>
          </table:table-cell>
          <table:table-cell office:value-type="float" office:value="18340">
            <text:p>18340</text:p>
          </table:table-cell>
          <table:table-cell office:value-type="string">
            <text:p>Antony Matkovich</text:p>
          </table:table-cell>
          <table:table-cell table:number-columns-repeated="1021"/>
        </table:table-row>
        <table:table-row table:style-name="ro1">
          <table:table-cell office:value-type="float" office:value="7053">
            <text:p>7053</text:p>
          </table:table-cell>
          <table:table-cell office:value-type="float" office:value="49859">
            <text:p>49859</text:p>
          </table:table-cell>
          <table:table-cell office:value-type="string">
            <text:p>Grant Hackett</text:p>
          </table:table-cell>
          <table:table-cell table:number-columns-repeated="1021"/>
        </table:table-row>
        <table:table-row table:style-name="ro1">
          <table:table-cell office:value-type="float" office:value="7072">
            <text:p>7072</text:p>
          </table:table-cell>
          <table:table-cell office:value-type="float" office:value="25594">
            <text:p>25594</text:p>
          </table:table-cell>
          <table:table-cell office:value-type="string">
            <text:p>Max Salminen</text:p>
          </table:table-cell>
          <table:table-cell table:number-columns-repeated="1021"/>
        </table:table-row>
        <table:table-row table:style-name="ro1">
          <table:table-cell office:value-type="float" office:value="7072">
            <text:p>7072</text:p>
          </table:table-cell>
          <table:table-cell office:value-type="float" office:value="48515">
            <text:p>48515</text:p>
          </table:table-cell>
          <table:table-cell office:value-type="string">
            <text:p>Fredrik Lööf</text:p>
          </table:table-cell>
          <table:table-cell table:number-columns-repeated="1021"/>
        </table:table-row>
        <table:table-row table:style-name="ro1">
          <table:table-cell office:value-type="float" office:value="7089">
            <text:p>7089</text:p>
          </table:table-cell>
          <table:table-cell office:value-type="float" office:value="49542">
            <text:p>49542</text:p>
          </table:table-cell>
          <table:table-cell office:value-type="string">
            <text:p>Guylaine Dumont</text:p>
          </table:table-cell>
          <table:table-cell table:number-columns-repeated="1021"/>
        </table:table-row>
        <table:table-row table:style-name="ro2">
          <table:table-cell office:value-type="float" office:value="7089">
            <text:p>7089</text:p>
          </table:table-cell>
          <table:table-cell office:value-type="float" office:value="22188">
            <text:p>22188</text:p>
          </table:table-cell>
          <table:table-cell office:value-type="string">
            <text:p>Annie Martin</text:p>
          </table:table-cell>
          <table:table-cell table:number-columns-repeated="1021"/>
        </table:table-row>
        <table:table-row table:style-name="ro1">
          <table:table-cell office:value-type="float" office:value="7103">
            <text:p>7103</text:p>
          </table:table-cell>
          <table:table-cell office:value-type="float" office:value="2624">
            <text:p>2624</text:p>
          </table:table-cell>
          <table:table-cell office:value-type="string">
            <text:p>Stephanie Pohl</text:p>
          </table:table-cell>
          <table:table-cell table:number-columns-repeated="1021"/>
        </table:table-row>
        <table:table-row table:style-name="ro1">
          <table:table-cell office:value-type="float" office:value="7103">
            <text:p>7103</text:p>
          </table:table-cell>
          <table:table-cell office:value-type="float" office:value="52099">
            <text:p>52099</text:p>
          </table:table-cell>
          <table:table-cell office:value-type="string">
            <text:p>Stephanie Pohl</text:p>
          </table:table-cell>
          <table:table-cell table:number-columns-repeated="1021"/>
        </table:table-row>
        <table:table-row table:style-name="ro1">
          <table:table-cell office:value-type="float" office:value="7103">
            <text:p>7103</text:p>
          </table:table-cell>
          <table:table-cell office:value-type="float" office:value="9859">
            <text:p>9859</text:p>
          </table:table-cell>
          <table:table-cell office:value-type="string">
            <text:p>Okka Rau</text:p>
          </table:table-cell>
          <table:table-cell table:number-columns-repeated="1021"/>
        </table:table-row>
        <table:table-row table:style-name="ro1">
          <table:table-cell office:value-type="float" office:value="7119">
            <text:p>7119</text:p>
          </table:table-cell>
          <table:table-cell office:value-type="float" office:value="60765">
            <text:p>60765</text:p>
          </table:table-cell>
          <table:table-cell office:value-type="string">
            <text:p>Amaury Leveaux</text:p>
          </table:table-cell>
          <table:table-cell table:number-columns-repeated="1021"/>
        </table:table-row>
        <table:table-row table:style-name="ro1">
          <table:table-cell office:value-type="float" office:value="7119">
            <text:p>7119</text:p>
          </table:table-cell>
          <table:table-cell office:value-type="float" office:value="44991">
            <text:p>44991</text:p>
          </table:table-cell>
          <table:table-cell office:value-type="string">
            <text:p>Yannick Agnel</text:p>
          </table:table-cell>
          <table:table-cell table:number-columns-repeated="1021"/>
        </table:table-row>
        <table:table-row table:style-name="ro2">
          <table:table-cell office:value-type="float" office:value="7119">
            <text:p>7119</text:p>
          </table:table-cell>
          <table:table-cell office:value-type="float" office:value="27328">
            <text:p>27328</text:p>
          </table:table-cell>
          <table:table-cell office:value-type="string">
            <text:p>Alain Bernard</text:p>
          </table:table-cell>
          <table:table-cell table:number-columns-repeated="1021"/>
        </table:table-row>
        <table:table-row table:style-name="ro1">
          <table:table-cell office:value-type="float" office:value="7119">
            <text:p>7119</text:p>
          </table:table-cell>
          <table:table-cell office:value-type="float" office:value="66579">
            <text:p>66579</text:p>
          </table:table-cell>
          <table:table-cell office:value-type="string">
            <text:p>Jérémy Stravius</text:p>
          </table:table-cell>
          <table:table-cell table:number-columns-repeated="1021"/>
        </table:table-row>
        <table:table-row table:style-name="ro1">
          <table:table-cell office:value-type="float" office:value="7119">
            <text:p>7119</text:p>
          </table:table-cell>
          <table:table-cell office:value-type="float" office:value="17678">
            <text:p>17678</text:p>
          </table:table-cell>
          <table:table-cell office:value-type="string">
            <text:p>Fabien Gilot</text:p>
          </table:table-cell>
          <table:table-cell table:number-columns-repeated="1021"/>
        </table:table-row>
        <table:table-row table:style-name="ro1">
          <table:table-cell office:value-type="float" office:value="7119">
            <text:p>7119</text:p>
          </table:table-cell>
          <table:table-cell office:value-type="float" office:value="18919">
            <text:p>18919</text:p>
          </table:table-cell>
          <table:table-cell office:value-type="string">
            <text:p>Fabien Gilot</text:p>
          </table:table-cell>
          <table:table-cell table:number-columns-repeated="1021"/>
        </table:table-row>
        <table:table-row table:style-name="ro1">
          <table:table-cell office:value-type="float" office:value="7119">
            <text:p>7119</text:p>
          </table:table-cell>
          <table:table-cell office:value-type="float" office:value="24693">
            <text:p>24693</text:p>
          </table:table-cell>
          <table:table-cell office:value-type="string">
            <text:p>Clement Lefert</text:p>
          </table:table-cell>
          <table:table-cell table:number-columns-repeated="1021"/>
        </table:table-row>
        <table:table-row table:style-name="ro1">
          <table:table-cell office:value-type="float" office:value="7144">
            <text:p>7144</text:p>
          </table:table-cell>
          <table:table-cell office:value-type="float" office:value="52194">
            <text:p>52194</text:p>
          </table:table-cell>
          <table:table-cell office:value-type="string">
            <text:p>Kerri Walsh</text:p>
          </table:table-cell>
          <table:table-cell table:number-columns-repeated="1021"/>
        </table:table-row>
        <table:table-row table:style-name="ro1">
          <table:table-cell office:value-type="float" office:value="7144">
            <text:p>7144</text:p>
          </table:table-cell>
          <table:table-cell office:value-type="float" office:value="3158">
            <text:p>3158</text:p>
          </table:table-cell>
          <table:table-cell office:value-type="string">
            <text:p>Misty May-Treanor</text:p>
          </table:table-cell>
          <table:table-cell table:number-columns-repeated="1021"/>
        </table:table-row>
        <table:table-row table:style-name="ro1">
          <table:table-cell office:value-type="float" office:value="7175">
            <text:p>7175</text:p>
          </table:table-cell>
          <table:table-cell office:value-type="float" office:value="35703">
            <text:p>35703</text:p>
          </table:table-cell>
          <table:table-cell office:value-type="string">
            <text:p>James Cracknell</text:p>
          </table:table-cell>
          <table:table-cell table:number-columns-repeated="1021"/>
        </table:table-row>
        <table:table-row table:style-name="ro1">
          <table:table-cell office:value-type="float" office:value="7175">
            <text:p>7175</text:p>
          </table:table-cell>
          <table:table-cell office:value-type="float" office:value="56122">
            <text:p>56122</text:p>
          </table:table-cell>
          <table:table-cell office:value-type="string">
            <text:p>Steve Redgrave</text:p>
          </table:table-cell>
          <table:table-cell table:number-columns-repeated="1021"/>
        </table:table-row>
        <table:table-row table:style-name="ro1">
          <table:table-cell office:value-type="float" office:value="7175">
            <text:p>7175</text:p>
          </table:table-cell>
          <table:table-cell office:value-type="float" office:value="64300">
            <text:p>64300</text:p>
          </table:table-cell>
          <table:table-cell office:value-type="string">
            <text:p>Matthew Pinsent</text:p>
          </table:table-cell>
          <table:table-cell table:number-columns-repeated="1021"/>
        </table:table-row>
        <table:table-row table:style-name="ro1">
          <table:table-cell office:value-type="float" office:value="7175">
            <text:p>7175</text:p>
          </table:table-cell>
          <table:table-cell office:value-type="float" office:value="49820">
            <text:p>49820</text:p>
          </table:table-cell>
          <table:table-cell office:value-type="string">
            <text:p>Tim Foster</text:p>
          </table:table-cell>
          <table:table-cell table:number-columns-repeated="1021"/>
        </table:table-row>
        <table:table-row table:style-name="ro1">
          <table:table-cell office:value-type="float" office:value="7185">
            <text:p>7185</text:p>
          </table:table-cell>
          <table:table-cell office:value-type="float" office:value="20195">
            <text:p>20195</text:p>
          </table:table-cell>
          <table:table-cell office:value-type="string">
            <text:p>Bruno Prada</text:p>
          </table:table-cell>
          <table:table-cell table:number-columns-repeated="1021"/>
        </table:table-row>
        <table:table-row table:style-name="ro1">
          <table:table-cell office:value-type="float" office:value="7185">
            <text:p>7185</text:p>
          </table:table-cell>
          <table:table-cell office:value-type="float" office:value="43733">
            <text:p>43733</text:p>
          </table:table-cell>
          <table:table-cell office:value-type="string">
            <text:p>Robert Scheidt</text:p>
          </table:table-cell>
          <table:table-cell table:number-columns-repeated="1021"/>
        </table:table-row>
        <table:table-row table:style-name="ro1">
          <table:table-cell office:value-type="float" office:value="7193">
            <text:p>7193</text:p>
          </table:table-cell>
          <table:table-cell office:value-type="float" office:value="39431">
            <text:p>39431</text:p>
          </table:table-cell>
          <table:table-cell office:value-type="string">
            <text:p>Mizuki Fujii</text:p>
          </table:table-cell>
          <table:table-cell table:number-columns-repeated="1021"/>
        </table:table-row>
        <table:table-row table:style-name="ro1">
          <table:table-cell office:value-type="float" office:value="7193">
            <text:p>7193</text:p>
          </table:table-cell>
          <table:table-cell office:value-type="float" office:value="45601">
            <text:p>45601</text:p>
          </table:table-cell>
          <table:table-cell office:value-type="string">
            <text:p>Reika Kakiiwa</text:p>
          </table:table-cell>
          <table:table-cell table:number-columns-repeated="1021"/>
        </table:table-row>
        <table:table-row table:style-name="ro1">
          <table:table-cell office:value-type="float" office:value="7195">
            <text:p>7195</text:p>
          </table:table-cell>
          <table:table-cell office:value-type="float" office:value="6271">
            <text:p>6271</text:p>
          </table:table-cell>
          <table:table-cell office:value-type="string">
            <text:p>Dalixia Fernández</text:p>
          </table:table-cell>
          <table:table-cell table:number-columns-repeated="1021"/>
        </table:table-row>
        <table:table-row table:style-name="ro1">
          <table:table-cell office:value-type="float" office:value="7195">
            <text:p>7195</text:p>
          </table:table-cell>
          <table:table-cell office:value-type="float" office:value="20866">
            <text:p>20866</text:p>
          </table:table-cell>
          <table:table-cell office:value-type="string">
            <text:p>Tamara Larrea</text:p>
          </table:table-cell>
          <table:table-cell table:number-columns-repeated="1021"/>
        </table:table-row>
        <table:table-row table:style-name="ro1">
          <table:table-cell office:value-type="float" office:value="7214">
            <text:p>7214</text:p>
          </table:table-cell>
          <table:table-cell office:value-type="float" office:value="15788">
            <text:p>15788</text:p>
          </table:table-cell>
          <table:table-cell office:value-type="string">
            <text:p>Leigh Ann Naidoo</text:p>
          </table:table-cell>
          <table:table-cell table:number-columns-repeated="1021"/>
        </table:table-row>
        <table:table-row table:style-name="ro1">
          <table:table-cell office:value-type="float" office:value="7214">
            <text:p>7214</text:p>
          </table:table-cell>
          <table:table-cell office:value-type="float" office:value="53861">
            <text:p>53861</text:p>
          </table:table-cell>
          <table:table-cell office:value-type="string">
            <text:p>Julia Willand</text:p>
          </table:table-cell>
          <table:table-cell table:number-columns-repeated="1021"/>
        </table:table-row>
        <table:table-row table:style-name="ro1">
          <table:table-cell office:value-type="float" office:value="7257">
            <text:p>7257</text:p>
          </table:table-cell>
          <table:table-cell office:value-type="float" office:value="19587">
            <text:p>19587</text:p>
          </table:table-cell>
          <table:table-cell office:value-type="string">
            <text:p>Susanne Lahme</text:p>
          </table:table-cell>
          <table:table-cell table:number-columns-repeated="1021"/>
        </table:table-row>
        <table:table-row table:style-name="ro1">
          <table:table-cell office:value-type="float" office:value="7257">
            <text:p>7257</text:p>
          </table:table-cell>
          <table:table-cell office:value-type="float" office:value="61027">
            <text:p>61027</text:p>
          </table:table-cell>
          <table:table-cell office:value-type="string">
            <text:p>Danja Müsch</text:p>
          </table:table-cell>
          <table:table-cell table:number-columns-repeated="1021"/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31157">
            <text:p>31157</text:p>
          </table:table-cell>
          <table:table-cell office:value-type="string">
            <text:p>Scott Goldblatt</text:p>
          </table:table-cell>
          <table:table-cell table:number-columns-repeated="1021"/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46027">
            <text:p>46027</text:p>
          </table:table-cell>
          <table:table-cell office:value-type="string">
            <text:p>Peter Vanderkaay</text:p>
          </table:table-cell>
          <table:table-cell table:number-columns-repeated="1021"/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45965">
            <text:p>45965</text:p>
          </table:table-cell>
          <table:table-cell office:value-type="string">
            <text:p>Ryan Lochte</text:p>
          </table:table-cell>
          <table:table-cell table:number-columns-repeated="1021"/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35575">
            <text:p>35575</text:p>
          </table:table-cell>
          <table:table-cell office:value-type="string">
            <text:p>Dan Ketchum</text:p>
          </table:table-cell>
          <table:table-cell table:number-columns-repeated="1021"/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54046">
            <text:p>54046</text:p>
          </table:table-cell>
          <table:table-cell office:value-type="string">
            <text:p>Klete Keller</text:p>
          </table:table-cell>
          <table:table-cell table:number-columns-repeated="1021"/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14110">
            <text:p>14110</text:p>
          </table:table-cell>
          <table:table-cell office:value-type="string">
            <text:p>Michael Phelps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54383">
            <text:p>54383</text:p>
          </table:table-cell>
          <table:table-cell office:value-type="string">
            <text:p>Lai Yawen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47149">
            <text:p>47149</text:p>
          </table:table-cell>
          <table:table-cell office:value-type="string">
            <text:p>Liu Xiaoning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17156">
            <text:p>17156</text:p>
          </table:table-cell>
          <table:table-cell office:value-type="string">
            <text:p>Wang Ziling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8554">
            <text:p>8554</text:p>
          </table:table-cell>
          <table:table-cell office:value-type="string">
            <text:p>Zhu Yunying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29155">
            <text:p>29155</text:p>
          </table:table-cell>
          <table:table-cell office:value-type="string">
            <text:p>Li Xan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47595">
            <text:p>47595</text:p>
          </table:table-cell>
          <table:table-cell office:value-type="string">
            <text:p>Wang Lina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54742">
            <text:p>54742</text:p>
          </table:table-cell>
          <table:table-cell office:value-type="string">
            <text:p>Wang Lina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17158">
            <text:p>17158</text:p>
          </table:table-cell>
          <table:table-cell office:value-type="string">
            <text:p>Pan Wenli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20432">
            <text:p>20432</text:p>
          </table:table-cell>
          <table:table-cell office:value-type="string">
            <text:p>Yong-Mei Cui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14408">
            <text:p>14408</text:p>
          </table:table-cell>
          <table:table-cell office:value-type="string">
            <text:p>Sun Yue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47075">
            <text:p>47075</text:p>
          </table:table-cell>
          <table:table-cell office:value-type="string">
            <text:p>Sun Yue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6580">
            <text:p>6580</text:p>
          </table:table-cell>
          <table:table-cell office:value-type="string">
            <text:p>Qi He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27662">
            <text:p>27662</text:p>
          </table:table-cell>
          <table:table-cell office:value-type="string">
            <text:p>Wang Yi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36397">
            <text:p>36397</text:p>
          </table:table-cell>
          <table:table-cell office:value-type="string">
            <text:p>Wang Yi</text:p>
          </table:table-cell>
          <table:table-cell table:number-columns-repeated="102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30204">
            <text:p>30204</text:p>
          </table:table-cell>
          <table:table-cell office:value-type="string">
            <text:p>Wu Yongmei</text:p>
          </table:table-cell>
          <table:table-cell table:number-columns-repeated="1021"/>
        </table:table-row>
        <table:table-row table:style-name="ro1">
          <table:table-cell office:value-type="float" office:value="7322">
            <text:p>7322</text:p>
          </table:table-cell>
          <table:table-cell office:value-type="float" office:value="29669">
            <text:p>29669</text:p>
          </table:table-cell>
          <table:table-cell office:value-type="string">
            <text:p>Émilie Heymans</text:p>
          </table:table-cell>
          <table:table-cell table:number-columns-repeated="1021"/>
        </table:table-row>
        <table:table-row table:style-name="ro1">
          <table:table-cell office:value-type="float" office:value="7322">
            <text:p>7322</text:p>
          </table:table-cell>
          <table:table-cell office:value-type="float" office:value="56564">
            <text:p>56564</text:p>
          </table:table-cell>
          <table:table-cell office:value-type="string">
            <text:p>Anne Montminy</text:p>
          </table:table-cell>
          <table:table-cell table:number-columns-repeated="1021"/>
        </table:table-row>
        <table:table-row table:style-name="ro1">
          <table:table-cell office:value-type="float" office:value="7387">
            <text:p>7387</text:p>
          </table:table-cell>
          <table:table-cell office:value-type="float" office:value="14448">
            <text:p>14448</text:p>
          </table:table-cell>
          <table:table-cell office:value-type="string">
            <text:p>Conchita Martínez</text:p>
          </table:table-cell>
          <table:table-cell table:number-columns-repeated="1021"/>
        </table:table-row>
        <table:table-row table:style-name="ro1">
          <table:table-cell office:value-type="float" office:value="7387">
            <text:p>7387</text:p>
          </table:table-cell>
          <table:table-cell office:value-type="float" office:value="12072">
            <text:p>12072</text:p>
          </table:table-cell>
          <table:table-cell office:value-type="string">
            <text:p>Virginia Ruano Pascual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66451">
            <text:p>66451</text:p>
          </table:table-cell>
          <table:table-cell office:value-type="string">
            <text:p>Marta Mangué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56867">
            <text:p>56867</text:p>
          </table:table-cell>
          <table:table-cell office:value-type="string">
            <text:p>Patricia Elorza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44743">
            <text:p>44743</text:p>
          </table:table-cell>
          <table:table-cell office:value-type="string">
            <text:p>Vanessa Amorós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39519">
            <text:p>39519</text:p>
          </table:table-cell>
          <table:table-cell office:value-type="string">
            <text:p>Andrea Barnó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58874">
            <text:p>58874</text:p>
          </table:table-cell>
          <table:table-cell office:value-type="string">
            <text:p>Jessica Alonso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53529">
            <text:p>53529</text:p>
          </table:table-cell>
          <table:table-cell office:value-type="string">
            <text:p>Beatriz Fernández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36556">
            <text:p>36556</text:p>
          </table:table-cell>
          <table:table-cell office:value-type="string">
            <text:p>Elisabeth Pinedo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10913">
            <text:p>10913</text:p>
          </table:table-cell>
          <table:table-cell office:value-type="string">
            <text:p>Nely Carla Alberto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58925">
            <text:p>58925</text:p>
          </table:table-cell>
          <table:table-cell office:value-type="string">
            <text:p>Macarena Aguilar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4614">
            <text:p>4614</text:p>
          </table:table-cell>
          <table:table-cell office:value-type="string">
            <text:p>Verónica Cuadrado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56308">
            <text:p>56308</text:p>
          </table:table-cell>
          <table:table-cell office:value-type="string">
            <text:p>Mihaela Ciobanu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53664">
            <text:p>53664</text:p>
          </table:table-cell>
          <table:table-cell office:value-type="string">
            <text:p>Silvia Navarro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1854">
            <text:p>1854</text:p>
          </table:table-cell>
          <table:table-cell office:value-type="string">
            <text:p>Marta Lopez Herrero</text:p>
          </table:table-cell>
          <table:table-cell table:number-columns-repeated="1021"/>
        </table:table-row>
        <table:table-row table:style-name="ro1">
          <table:table-cell office:value-type="float" office:value="7388">
            <text:p>7388</text:p>
          </table:table-cell>
          <table:table-cell office:value-type="float" office:value="9412">
            <text:p>9412</text:p>
          </table:table-cell>
          <table:table-cell office:value-type="string">
            <text:p>Begoña Fernández</text:p>
          </table:table-cell>
          <table:table-cell table:number-columns-repeated="1021"/>
        </table:table-row>
        <table:table-row table:style-name="ro1">
          <table:table-cell office:value-type="float" office:value="7391">
            <text:p>7391</text:p>
          </table:table-cell>
          <table:table-cell office:value-type="float" office:value="65503">
            <text:p>65503</text:p>
          </table:table-cell>
          <table:table-cell office:value-type="string">
            <text:p>Gordon Hunter Downie</text:p>
          </table:table-cell>
          <table:table-cell table:number-columns-repeated="1021"/>
        </table:table-row>
        <table:table-row table:style-name="ro1">
          <table:table-cell office:value-type="float" office:value="7391">
            <text:p>7391</text:p>
          </table:table-cell>
          <table:table-cell office:value-type="float" office:value="64484">
            <text:p>64484</text:p>
          </table:table-cell>
          <table:table-cell office:value-type="string">
            <text:p>David Michael Dunne</text:p>
          </table:table-cell>
          <table:table-cell table:number-columns-repeated="1021"/>
        </table:table-row>
        <table:table-row table:style-name="ro1">
          <table:table-cell office:value-type="float" office:value="7391">
            <text:p>7391</text:p>
          </table:table-cell>
          <table:table-cell office:value-type="float" office:value="26924">
            <text:p>26924</text:p>
          </table:table-cell>
          <table:table-cell office:value-type="string">
            <text:p>Alan McClatchey</text:p>
          </table:table-cell>
          <table:table-cell table:number-columns-repeated="1021"/>
        </table:table-row>
        <table:table-row table:style-name="ro1">
          <table:table-cell office:value-type="float" office:value="7391">
            <text:p>7391</text:p>
          </table:table-cell>
          <table:table-cell office:value-type="float" office:value="9593">
            <text:p>9593</text:p>
          </table:table-cell>
          <table:table-cell office:value-type="string">
            <text:p>Brian Brinkley</text:p>
          </table:table-cell>
          <table:table-cell table:number-columns-repeated="1021"/>
        </table:table-row>
        <table:table-row table:style-name="ro1">
          <table:table-cell office:value-type="float" office:value="7392">
            <text:p>7392</text:p>
          </table:table-cell>
          <table:table-cell office:value-type="float" office:value="63335">
            <text:p>63335</text:p>
          </table:table-cell>
          <table:table-cell office:value-type="string">
            <text:p>Jamie Korab</text:p>
          </table:table-cell>
          <table:table-cell table:number-columns-repeated="1021"/>
        </table:table-row>
        <table:table-row table:style-name="ro2">
          <table:table-cell office:value-type="float" office:value="7392">
            <text:p>7392</text:p>
          </table:table-cell>
          <table:table-cell office:value-type="float" office:value="39883">
            <text:p>39883</text:p>
          </table:table-cell>
          <table:table-cell office:value-type="string">
            <text:p>Mike Adam</text:p>
          </table:table-cell>
          <table:table-cell table:number-columns-repeated="1021"/>
        </table:table-row>
        <table:table-row table:style-name="ro1">
          <table:table-cell office:value-type="float" office:value="7392">
            <text:p>7392</text:p>
          </table:table-cell>
          <table:table-cell office:value-type="float" office:value="6018">
            <text:p>6018</text:p>
          </table:table-cell>
          <table:table-cell office:value-type="string">
            <text:p>Russ Howard</text:p>
          </table:table-cell>
          <table:table-cell table:number-columns-repeated="1021"/>
        </table:table-row>
        <table:table-row table:style-name="ro1">
          <table:table-cell office:value-type="float" office:value="7392">
            <text:p>7392</text:p>
          </table:table-cell>
          <table:table-cell office:value-type="float" office:value="39115">
            <text:p>39115</text:p>
          </table:table-cell>
          <table:table-cell office:value-type="string">
            <text:p>Mark Nichols</text:p>
          </table:table-cell>
          <table:table-cell table:number-columns-repeated="1021"/>
        </table:table-row>
        <table:table-row table:style-name="ro1">
          <table:table-cell office:value-type="float" office:value="7392">
            <text:p>7392</text:p>
          </table:table-cell>
          <table:table-cell office:value-type="float" office:value="36579">
            <text:p>36579</text:p>
          </table:table-cell>
          <table:table-cell office:value-type="string">
            <text:p>Brad Gushue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52726">
            <text:p>52726</text:p>
          </table:table-cell>
          <table:table-cell office:value-type="string">
            <text:p>Valentino Gallo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41672">
            <text:p>41672</text:p>
          </table:table-cell>
          <table:table-cell office:value-type="string">
            <text:p>Massimo Giacoppo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59587">
            <text:p>59587</text:p>
          </table:table-cell>
          <table:table-cell office:value-type="string">
            <text:p>Matteo Aicardi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62794">
            <text:p>62794</text:p>
          </table:table-cell>
          <table:table-cell office:value-type="string">
            <text:p>Giacomo Pastorino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13119">
            <text:p>13119</text:p>
          </table:table-cell>
          <table:table-cell office:value-type="string">
            <text:p>Deni Fiorentini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62116">
            <text:p>62116</text:p>
          </table:table-cell>
          <table:table-cell office:value-type="string">
            <text:p>Danijel Premuš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52734">
            <text:p>52734</text:p>
          </table:table-cell>
          <table:table-cell office:value-type="string">
            <text:p>Christian Presciutti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62618">
            <text:p>62618</text:p>
          </table:table-cell>
          <table:table-cell office:value-type="string">
            <text:p>Pietro Figlioli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28770">
            <text:p>28770</text:p>
          </table:table-cell>
          <table:table-cell office:value-type="string">
            <text:p>Amaurys Perez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3239">
            <text:p>3239</text:p>
          </table:table-cell>
          <table:table-cell office:value-type="string">
            <text:p>Maurizio Felugo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4879">
            <text:p>4879</text:p>
          </table:table-cell>
          <table:table-cell office:value-type="string">
            <text:p>Stefano Tempesti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19653">
            <text:p>19653</text:p>
          </table:table-cell>
          <table:table-cell office:value-type="string">
            <text:p>Alex Giorgetti</text:p>
          </table:table-cell>
          <table:table-cell table:number-columns-repeated="1021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50349">
            <text:p>50349</text:p>
          </table:table-cell>
          <table:table-cell office:value-type="string">
            <text:p>Niccolò Gitto</text:p>
          </table:table-cell>
          <table:table-cell table:number-columns-repeated="1021"/>
        </table:table-row>
        <table:table-row table:style-name="ro1">
          <table:table-cell office:value-type="float" office:value="7398">
            <text:p>7398</text:p>
          </table:table-cell>
          <table:table-cell office:value-type="float" office:value="32170">
            <text:p>32170</text:p>
          </table:table-cell>
          <table:table-cell office:value-type="string">
            <text:p>Malcolm Page</text:p>
          </table:table-cell>
          <table:table-cell table:number-columns-repeated="1021"/>
        </table:table-row>
        <table:table-row table:style-name="ro1">
          <table:table-cell office:value-type="float" office:value="7398">
            <text:p>7398</text:p>
          </table:table-cell>
          <table:table-cell office:value-type="float" office:value="36160">
            <text:p>36160</text:p>
          </table:table-cell>
          <table:table-cell office:value-type="string">
            <text:p>Mathew Belcher</text:p>
          </table:table-cell>
          <table:table-cell table:number-columns-repeated="1021"/>
        </table:table-row>
        <table:table-row table:style-name="ro1">
          <table:table-cell office:value-type="float" office:value="7406">
            <text:p>7406</text:p>
          </table:table-cell>
          <table:table-cell office:value-type="float" office:value="17055">
            <text:p>17055</text:p>
          </table:table-cell>
          <table:table-cell office:value-type="string">
            <text:p>Morten Djupvik</text:p>
          </table:table-cell>
          <table:table-cell table:number-columns-repeated="1021"/>
        </table:table-row>
        <table:table-row table:style-name="ro1">
          <table:table-cell office:value-type="float" office:value="7406">
            <text:p>7406</text:p>
          </table:table-cell>
          <table:table-cell office:value-type="float" office:value="38730">
            <text:p>38730</text:p>
          </table:table-cell>
          <table:table-cell office:value-type="string">
            <text:p>Morten Djupvik</text:p>
          </table:table-cell>
          <table:table-cell table:number-columns-repeated="1021"/>
        </table:table-row>
        <table:table-row table:style-name="ro1">
          <table:table-cell office:value-type="float" office:value="7406">
            <text:p>7406</text:p>
          </table:table-cell>
          <table:table-cell office:value-type="float" office:value="21824">
            <text:p>21824</text:p>
          </table:table-cell>
          <table:table-cell office:value-type="string">
            <text:p>Tony Andre Hansen</text:p>
          </table:table-cell>
          <table:table-cell table:number-columns-repeated="1021"/>
        </table:table-row>
        <table:table-row table:style-name="ro1">
          <table:table-cell office:value-type="float" office:value="7406">
            <text:p>7406</text:p>
          </table:table-cell>
          <table:table-cell office:value-type="float" office:value="16958">
            <text:p>16958</text:p>
          </table:table-cell>
          <table:table-cell office:value-type="string">
            <text:p>Geir Gulliksen</text:p>
          </table:table-cell>
          <table:table-cell table:number-columns-repeated="1021"/>
        </table:table-row>
        <table:table-row table:style-name="ro1">
          <table:table-cell office:value-type="float" office:value="7406">
            <text:p>7406</text:p>
          </table:table-cell>
          <table:table-cell office:value-type="float" office:value="3120">
            <text:p>3120</text:p>
          </table:table-cell>
          <table:table-cell office:value-type="string">
            <text:p>Stein Endresen</text:p>
          </table:table-cell>
          <table:table-cell table:number-columns-repeated="1021"/>
        </table:table-row>
        <table:table-row table:style-name="ro1">
          <table:table-cell office:value-type="float" office:value="7406">
            <text:p>7406</text:p>
          </table:table-cell>
          <table:table-cell office:value-type="float" office:value="26161">
            <text:p>26161</text:p>
          </table:table-cell>
          <table:table-cell office:value-type="string">
            <text:p>Stein Endresen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19776">
            <text:p>19776</text:p>
          </table:table-cell>
          <table:table-cell office:value-type="string">
            <text:p>Jessica Steffens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59097">
            <text:p>59097</text:p>
          </table:table-cell>
          <table:table-cell office:value-type="string">
            <text:p>Jessica Steffens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63914">
            <text:p>63914</text:p>
          </table:table-cell>
          <table:table-cell office:value-type="string">
            <text:p>Brenda Villa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16982">
            <text:p>16982</text:p>
          </table:table-cell>
          <table:table-cell office:value-type="string">
            <text:p>Kami Craig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21035">
            <text:p>21035</text:p>
          </table:table-cell>
          <table:table-cell office:value-type="string">
            <text:p>Annika Dries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56086">
            <text:p>56086</text:p>
          </table:table-cell>
          <table:table-cell office:value-type="string">
            <text:p>Heather Petri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22354">
            <text:p>22354</text:p>
          </table:table-cell>
          <table:table-cell office:value-type="string">
            <text:p>Tumua Anae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64672">
            <text:p>64672</text:p>
          </table:table-cell>
          <table:table-cell office:value-type="string">
            <text:p>Elsie Windes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5819">
            <text:p>5819</text:p>
          </table:table-cell>
          <table:table-cell office:value-type="string">
            <text:p>Melissa Seidemann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40734">
            <text:p>40734</text:p>
          </table:table-cell>
          <table:table-cell office:value-type="string">
            <text:p>Maggie Steffens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46200">
            <text:p>46200</text:p>
          </table:table-cell>
          <table:table-cell office:value-type="string">
            <text:p>Lauren Wenger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17271">
            <text:p>17271</text:p>
          </table:table-cell>
          <table:table-cell office:value-type="string">
            <text:p>Courtney Mathewson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16004">
            <text:p>16004</text:p>
          </table:table-cell>
          <table:table-cell office:value-type="string">
            <text:p>Kelly Rulon</text:p>
          </table:table-cell>
          <table:table-cell table:number-columns-repeated="1021"/>
        </table:table-row>
        <table:table-row table:style-name="ro1">
          <table:table-cell office:value-type="float" office:value="7415">
            <text:p>7415</text:p>
          </table:table-cell>
          <table:table-cell office:value-type="float" office:value="32552">
            <text:p>32552</text:p>
          </table:table-cell>
          <table:table-cell office:value-type="string">
            <text:p>Elizabeth Armstrong</text:p>
          </table:table-cell>
          <table:table-cell table:number-columns-repeated="1021"/>
        </table:table-row>
        <table:table-row table:style-name="ro1">
          <table:table-cell office:value-type="float" office:value="7423">
            <text:p>7423</text:p>
          </table:table-cell>
          <table:table-cell office:value-type="float" office:value="38659">
            <text:p>38659</text:p>
          </table:table-cell>
          <table:table-cell office:value-type="string">
            <text:p>Jerry Heidenreich</text:p>
          </table:table-cell>
          <table:table-cell table:number-columns-repeated="1021"/>
        </table:table-row>
        <table:table-row table:style-name="ro1">
          <table:table-cell office:value-type="float" office:value="7423">
            <text:p>7423</text:p>
          </table:table-cell>
          <table:table-cell office:value-type="float" office:value="66339">
            <text:p>66339</text:p>
          </table:table-cell>
          <table:table-cell office:value-type="string">
            <text:p>Michael Stamm</text:p>
          </table:table-cell>
          <table:table-cell table:number-columns-repeated="1021"/>
        </table:table-row>
        <table:table-row table:style-name="ro1">
          <table:table-cell office:value-type="float" office:value="7423">
            <text:p>7423</text:p>
          </table:table-cell>
          <table:table-cell office:value-type="float" office:value="37370">
            <text:p>37370</text:p>
          </table:table-cell>
          <table:table-cell office:value-type="string">
            <text:p>Tom Bruce</text:p>
          </table:table-cell>
          <table:table-cell table:number-columns-repeated="1021"/>
        </table:table-row>
        <table:table-row table:style-name="ro1">
          <table:table-cell office:value-type="float" office:value="7423">
            <text:p>7423</text:p>
          </table:table-cell>
          <table:table-cell office:value-type="float" office:value="66272">
            <text:p>66272</text:p>
          </table:table-cell>
          <table:table-cell office:value-type="string">
            <text:p>Mark Spitz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59522">
            <text:p>59522</text:p>
          </table:table-cell>
          <table:table-cell office:value-type="string">
            <text:p>Ivan Buljubasic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11880">
            <text:p>11880</text:p>
          </table:table-cell>
          <table:table-cell office:value-type="string">
            <text:p>Frano Vi?an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37228">
            <text:p>37228</text:p>
          </table:table-cell>
          <table:table-cell office:value-type="string">
            <text:p>Josip Pavi?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48091">
            <text:p>48091</text:p>
          </table:table-cell>
          <table:table-cell office:value-type="string">
            <text:p>Sandro Sukno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22214">
            <text:p>22214</text:p>
          </table:table-cell>
          <table:table-cell office:value-type="string">
            <text:p>Damir Buri?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7558">
            <text:p>7558</text:p>
          </table:table-cell>
          <table:table-cell office:value-type="string">
            <text:p>Samir Bara?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24827">
            <text:p>24827</text:p>
          </table:table-cell>
          <table:table-cell office:value-type="string">
            <text:p>Andro Bušlje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37255">
            <text:p>37255</text:p>
          </table:table-cell>
          <table:table-cell office:value-type="string">
            <text:p>Niksa Dobud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18259">
            <text:p>18259</text:p>
          </table:table-cell>
          <table:table-cell office:value-type="string">
            <text:p>Petar Muslim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56716">
            <text:p>56716</text:p>
          </table:table-cell>
          <table:table-cell office:value-type="string">
            <text:p>Miho Boškovi?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27107">
            <text:p>27107</text:p>
          </table:table-cell>
          <table:table-cell office:value-type="string">
            <text:p>Igor Hini?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41639">
            <text:p>41639</text:p>
          </table:table-cell>
          <table:table-cell office:value-type="string">
            <text:p>Paulo Obradovic</text:p>
          </table:table-cell>
          <table:table-cell table:number-columns-repeated="1021"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54737">
            <text:p>54737</text:p>
          </table:table-cell>
          <table:table-cell office:value-type="string">
            <text:p>Maro Jokovi?</text:p>
          </table:table-cell>
          <table:table-cell table:number-columns-repeated="1021"/>
        </table:table-row>
        <table:table-row table:style-name="ro1">
          <table:table-cell office:value-type="float" office:value="7471">
            <text:p>7471</text:p>
          </table:table-cell>
          <table:table-cell office:value-type="float" office:value="5688">
            <text:p>5688</text:p>
          </table:table-cell>
          <table:table-cell office:value-type="string">
            <text:p>Scott Brash</text:p>
          </table:table-cell>
          <table:table-cell table:number-columns-repeated="1021"/>
        </table:table-row>
        <table:table-row table:style-name="ro1">
          <table:table-cell office:value-type="float" office:value="7471">
            <text:p>7471</text:p>
          </table:table-cell>
          <table:table-cell office:value-type="float" office:value="35529">
            <text:p>35529</text:p>
          </table:table-cell>
          <table:table-cell office:value-type="string">
            <text:p>Nick Skelton</text:p>
          </table:table-cell>
          <table:table-cell table:number-columns-repeated="1021"/>
        </table:table-row>
        <table:table-row table:style-name="ro1">
          <table:table-cell office:value-type="float" office:value="7471">
            <text:p>7471</text:p>
          </table:table-cell>
          <table:table-cell office:value-type="float" office:value="53790">
            <text:p>53790</text:p>
          </table:table-cell>
          <table:table-cell office:value-type="string">
            <text:p>Peter Charles</text:p>
          </table:table-cell>
          <table:table-cell table:number-columns-repeated="1021"/>
        </table:table-row>
        <table:table-row table:style-name="ro1">
          <table:table-cell office:value-type="float" office:value="7471">
            <text:p>7471</text:p>
          </table:table-cell>
          <table:table-cell office:value-type="float" office:value="3910">
            <text:p>3910</text:p>
          </table:table-cell>
          <table:table-cell office:value-type="string">
            <text:p>Ben Maher</text:p>
          </table:table-cell>
          <table:table-cell table:number-columns-repeated="1021"/>
        </table:table-row>
        <table:table-row table:style-name="ro1">
          <table:table-cell office:value-type="float" office:value="7473">
            <text:p>7473</text:p>
          </table:table-cell>
          <table:table-cell office:value-type="float" office:value="16496">
            <text:p>16496</text:p>
          </table:table-cell>
          <table:table-cell office:value-type="string">
            <text:p>Venus Williams</text:p>
          </table:table-cell>
          <table:table-cell table:number-columns-repeated="1021"/>
        </table:table-row>
        <table:table-row table:style-name="ro1">
          <table:table-cell office:value-type="float" office:value="7473">
            <text:p>7473</text:p>
          </table:table-cell>
          <table:table-cell office:value-type="float" office:value="62117">
            <text:p>62117</text:p>
          </table:table-cell>
          <table:table-cell office:value-type="string">
            <text:p>Serena Williams</text:p>
          </table:table-cell>
          <table:table-cell table:number-columns-repeated="1021"/>
        </table:table-row>
        <table:table-row table:style-name="ro1">
          <table:table-cell office:value-type="float" office:value="7475">
            <text:p>7475</text:p>
          </table:table-cell>
          <table:table-cell office:value-type="float" office:value="7855">
            <text:p>7855</text:p>
          </table:table-cell>
          <table:table-cell office:value-type="string">
            <text:p>Andrea Hlavá?ková</text:p>
          </table:table-cell>
          <table:table-cell table:number-columns-repeated="1021"/>
        </table:table-row>
        <table:table-row table:style-name="ro1">
          <table:table-cell office:value-type="float" office:value="7475">
            <text:p>7475</text:p>
          </table:table-cell>
          <table:table-cell office:value-type="float" office:value="4810">
            <text:p>4810</text:p>
          </table:table-cell>
          <table:table-cell office:value-type="string">
            <text:p>Lucie Hradecká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22625">
            <text:p>22625</text:p>
          </table:table-cell>
          <table:table-cell office:value-type="string">
            <text:p>Maria Pena Carrasco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62029">
            <text:p>62029</text:p>
          </table:table-cell>
          <table:table-cell office:value-type="string">
            <text:p>Jennifer Pareja Lisalde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5200">
            <text:p>5200</text:p>
          </table:table-cell>
          <table:table-cell office:value-type="string">
            <text:p>Anni Espar Llaquet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55506">
            <text:p>55506</text:p>
          </table:table-cell>
          <table:table-cell office:value-type="string">
            <text:p>Marta Bach Pascual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50290">
            <text:p>50290</text:p>
          </table:table-cell>
          <table:table-cell office:value-type="string">
            <text:p>Andrea Blas Martinez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2923">
            <text:p>2923</text:p>
          </table:table-cell>
          <table:table-cell office:value-type="string">
            <text:p>Lorena Miranda Dorado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59581">
            <text:p>59581</text:p>
          </table:table-cell>
          <table:table-cell office:value-type="string">
            <text:p>Matilde Ortiz Reyes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63753">
            <text:p>63753</text:p>
          </table:table-cell>
          <table:table-cell office:value-type="string">
            <text:p>Laura López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16076">
            <text:p>16076</text:p>
          </table:table-cell>
          <table:table-cell office:value-type="string">
            <text:p>Ona Meseguer Flaque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45183">
            <text:p>45183</text:p>
          </table:table-cell>
          <table:table-cell office:value-type="string">
            <text:p>Maria Garcia Godoy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13548">
            <text:p>13548</text:p>
          </table:table-cell>
          <table:table-cell office:value-type="string">
            <text:p>Ana Copado Amoros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53476">
            <text:p>53476</text:p>
          </table:table-cell>
          <table:table-cell office:value-type="string">
            <text:p>Roser Tarrago Aymerich</text:p>
          </table:table-cell>
          <table:table-cell table:number-columns-repeated="1021"/>
        </table:table-row>
        <table:table-row table:style-name="ro1">
          <table:table-cell office:value-type="float" office:value="7495">
            <text:p>7495</text:p>
          </table:table-cell>
          <table:table-cell office:value-type="float" office:value="65029">
            <text:p>65029</text:p>
          </table:table-cell>
          <table:table-cell office:value-type="string">
            <text:p>Laura Ester Ramos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8776">
            <text:p>8776</text:p>
          </table:table-cell>
          <table:table-cell office:value-type="string">
            <text:p>Virna Dias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33030">
            <text:p>33030</text:p>
          </table:table-cell>
          <table:table-cell office:value-type="string">
            <text:p>Marcia Fu Cunha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8427">
            <text:p>8427</text:p>
          </table:table-cell>
          <table:table-cell office:value-type="string">
            <text:p>Hélia Souza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42368">
            <text:p>42368</text:p>
          </table:table-cell>
          <table:table-cell office:value-type="string">
            <text:p>Fernanda Venturini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8852">
            <text:p>8852</text:p>
          </table:table-cell>
          <table:table-cell office:value-type="string">
            <text:p>Ana Paula Connelly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34794">
            <text:p>34794</text:p>
          </table:table-cell>
          <table:table-cell office:value-type="string">
            <text:p>Ana Beatriz Moser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35818">
            <text:p>35818</text:p>
          </table:table-cell>
          <table:table-cell office:value-type="string">
            <text:p>Ana Ida Alvares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49814">
            <text:p>49814</text:p>
          </table:table-cell>
          <table:table-cell office:value-type="string">
            <text:p>Sandra Suruagy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27674">
            <text:p>27674</text:p>
          </table:table-cell>
          <table:table-cell office:value-type="string">
            <text:p>Hilma Caldeira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65401">
            <text:p>65401</text:p>
          </table:table-cell>
          <table:table-cell office:value-type="string">
            <text:p>Leila Barros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63519">
            <text:p>63519</text:p>
          </table:table-cell>
          <table:table-cell office:value-type="string">
            <text:p>Ana Flavia Sanglard</text:p>
          </table:table-cell>
          <table:table-cell table:number-columns-repeated="1021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41978">
            <text:p>41978</text:p>
          </table:table-cell>
          <table:table-cell office:value-type="string">
            <text:p>Ericleia Bodziak</text:p>
          </table:table-cell>
          <table:table-cell table:number-columns-repeated="1021"/>
        </table:table-row>
        <table:table-row table:style-name="ro1">
          <table:table-cell office:value-type="float" office:value="7568">
            <text:p>7568</text:p>
          </table:table-cell>
          <table:table-cell office:value-type="float" office:value="21962">
            <text:p>21962</text:p>
          </table:table-cell>
          <table:table-cell office:value-type="string">
            <text:p>Stephanie Beckert</text:p>
          </table:table-cell>
          <table:table-cell table:number-columns-repeated="1021"/>
        </table:table-row>
        <table:table-row table:style-name="ro1">
          <table:table-cell office:value-type="float" office:value="7568">
            <text:p>7568</text:p>
          </table:table-cell>
          <table:table-cell office:value-type="float" office:value="32927">
            <text:p>32927</text:p>
          </table:table-cell>
          <table:table-cell office:value-type="string">
            <text:p>Stephanie Beckert</text:p>
          </table:table-cell>
          <table:table-cell table:number-columns-repeated="1021"/>
        </table:table-row>
        <table:table-row table:style-name="ro1">
          <table:table-cell office:value-type="float" office:value="7568">
            <text:p>7568</text:p>
          </table:table-cell>
          <table:table-cell office:value-type="float" office:value="33314">
            <text:p>33314</text:p>
          </table:table-cell>
          <table:table-cell office:value-type="string">
            <text:p>Daniela Anschütz-Thoms</text:p>
          </table:table-cell>
          <table:table-cell table:number-columns-repeated="1021"/>
        </table:table-row>
        <table:table-row table:style-name="ro1">
          <table:table-cell office:value-type="float" office:value="7568">
            <text:p>7568</text:p>
          </table:table-cell>
          <table:table-cell office:value-type="float" office:value="7653">
            <text:p>7653</text:p>
          </table:table-cell>
          <table:table-cell office:value-type="string">
            <text:p>Anni Friesinger</text:p>
          </table:table-cell>
          <table:table-cell table:number-columns-repeated="1021"/>
        </table:table-row>
        <table:table-row table:style-name="ro1">
          <table:table-cell office:value-type="float" office:value="7568">
            <text:p>7568</text:p>
          </table:table-cell>
          <table:table-cell office:value-type="float" office:value="35897">
            <text:p>35897</text:p>
          </table:table-cell>
          <table:table-cell office:value-type="string">
            <text:p>Katrin Mattscherodt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3964">
            <text:p>3964</text:p>
          </table:table-cell>
          <table:table-cell office:value-type="string">
            <text:p>Paula Weishoff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47632">
            <text:p>47632</text:p>
          </table:table-cell>
          <table:table-cell office:value-type="string">
            <text:p>Tonya Williams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55387">
            <text:p>55387</text:p>
          </table:table-cell>
          <table:table-cell office:value-type="string">
            <text:p>Kristin Klein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7412">
            <text:p>7412</text:p>
          </table:table-cell>
          <table:table-cell office:value-type="string">
            <text:p>Danielle Scott-Arruda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66374">
            <text:p>66374</text:p>
          </table:table-cell>
          <table:table-cell office:value-type="string">
            <text:p>Elaine Youngs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64505">
            <text:p>64505</text:p>
          </table:table-cell>
          <table:table-cell office:value-type="string">
            <text:p>Yoko Zetterlund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60466">
            <text:p>60466</text:p>
          </table:table-cell>
          <table:table-cell office:value-type="string">
            <text:p>Beverly Oden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35716">
            <text:p>35716</text:p>
          </table:table-cell>
          <table:table-cell office:value-type="string">
            <text:p>Lori Endicott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16961">
            <text:p>16961</text:p>
          </table:table-cell>
          <table:table-cell office:value-type="string">
            <text:p>Tammy Liley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717">
            <text:p>717</text:p>
          </table:table-cell>
          <table:table-cell office:value-type="string">
            <text:p>Caren Kemner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8878">
            <text:p>8878</text:p>
          </table:table-cell>
          <table:table-cell office:value-type="string">
            <text:p>Elaina Oden</text:p>
          </table:table-cell>
          <table:table-cell table:number-columns-repeated="1021"/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10322">
            <text:p>10322</text:p>
          </table:table-cell>
          <table:table-cell office:value-type="string">
            <text:p>Tara Cross-Battle</text:p>
          </table:table-cell>
          <table:table-cell table:number-columns-repeated="1021"/>
        </table:table-row>
        <table:table-row table:style-name="ro1">
          <table:table-cell office:value-type="float" office:value="7615">
            <text:p>7615</text:p>
          </table:table-cell>
          <table:table-cell office:value-type="float" office:value="62446">
            <text:p>62446</text:p>
          </table:table-cell>
          <table:table-cell office:value-type="string">
            <text:p>Andris Šics</text:p>
          </table:table-cell>
          <table:table-cell table:number-columns-repeated="1021"/>
        </table:table-row>
        <table:table-row table:style-name="ro1">
          <table:table-cell office:value-type="float" office:value="7615">
            <text:p>7615</text:p>
          </table:table-cell>
          <table:table-cell office:value-type="float" office:value="33227">
            <text:p>33227</text:p>
          </table:table-cell>
          <table:table-cell office:value-type="string">
            <text:p>Juris Šics</text:p>
          </table:table-cell>
          <table:table-cell table:number-columns-repeated="1021"/>
        </table:table-row>
        <table:table-row table:style-name="ro1">
          <table:table-cell office:value-type="float" office:value="7645">
            <text:p>7645</text:p>
          </table:table-cell>
          <table:table-cell office:value-type="float" office:value="10211">
            <text:p>10211</text:p>
          </table:table-cell>
          <table:table-cell office:value-type="string">
            <text:p>Nao Kodaira</text:p>
          </table:table-cell>
          <table:table-cell table:number-columns-repeated="1021"/>
        </table:table-row>
        <table:table-row table:style-name="ro1">
          <table:table-cell office:value-type="float" office:value="7645">
            <text:p>7645</text:p>
          </table:table-cell>
          <table:table-cell office:value-type="float" office:value="59268">
            <text:p>59268</text:p>
          </table:table-cell>
          <table:table-cell office:value-type="string">
            <text:p>Maki Tabata</text:p>
          </table:table-cell>
          <table:table-cell table:number-columns-repeated="1021"/>
        </table:table-row>
        <table:table-row table:style-name="ro1">
          <table:table-cell office:value-type="float" office:value="7645">
            <text:p>7645</text:p>
          </table:table-cell>
          <table:table-cell office:value-type="float" office:value="20959">
            <text:p>20959</text:p>
          </table:table-cell>
          <table:table-cell office:value-type="string">
            <text:p>Masako Hozumi</text:p>
          </table:table-cell>
          <table:table-cell table:number-columns-repeated="1021"/>
        </table:table-row>
        <table:table-row table:style-name="ro1">
          <table:table-cell office:value-type="float" office:value="7678">
            <text:p>7678</text:p>
          </table:table-cell>
          <table:table-cell office:value-type="float" office:value="65157">
            <text:p>65157</text:p>
          </table:table-cell>
          <table:table-cell office:value-type="string">
            <text:p>Olesya Povkh</text:p>
          </table:table-cell>
          <table:table-cell table:number-columns-repeated="1021"/>
        </table:table-row>
        <table:table-row table:style-name="ro1">
          <table:table-cell office:value-type="float" office:value="7678">
            <text:p>7678</text:p>
          </table:table-cell>
          <table:table-cell office:value-type="float" office:value="27430">
            <text:p>27430</text:p>
          </table:table-cell>
          <table:table-cell office:value-type="string">
            <text:p>Hrystyna Stuy</text:p>
          </table:table-cell>
          <table:table-cell table:number-columns-repeated="1021"/>
        </table:table-row>
        <table:table-row table:style-name="ro1">
          <table:table-cell office:value-type="float" office:value="7678">
            <text:p>7678</text:p>
          </table:table-cell>
          <table:table-cell office:value-type="float" office:value="18093">
            <text:p>18093</text:p>
          </table:table-cell>
          <table:table-cell office:value-type="string">
            <text:p>Mariya Ryemyen</text:p>
          </table:table-cell>
          <table:table-cell table:number-columns-repeated="1021"/>
        </table:table-row>
        <table:table-row table:style-name="ro1">
          <table:table-cell office:value-type="float" office:value="7678">
            <text:p>7678</text:p>
          </table:table-cell>
          <table:table-cell office:value-type="float" office:value="15545">
            <text:p>15545</text:p>
          </table:table-cell>
          <table:table-cell office:value-type="string">
            <text:p>Elyzaveta Bryzgina</text:p>
          </table:table-cell>
          <table:table-cell table:number-columns-repeated="1021"/>
        </table:table-row>
        <table:table-row table:style-name="ro1">
          <table:table-cell office:value-type="float" office:value="7679">
            <text:p>7679</text:p>
          </table:table-cell>
          <table:table-cell office:value-type="float" office:value="50683">
            <text:p>50683</text:p>
          </table:table-cell>
          <table:table-cell office:value-type="string">
            <text:p>Nadia Petrova</text:p>
          </table:table-cell>
          <table:table-cell table:number-columns-repeated="1021"/>
        </table:table-row>
        <table:table-row table:style-name="ro1">
          <table:table-cell office:value-type="float" office:value="7679">
            <text:p>7679</text:p>
          </table:table-cell>
          <table:table-cell office:value-type="float" office:value="4079">
            <text:p>4079</text:p>
          </table:table-cell>
          <table:table-cell office:value-type="string">
            <text:p>Maria Kirilenko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8746">
            <text:p>8746</text:p>
          </table:table-cell>
          <table:table-cell office:value-type="string">
            <text:p>Ikumi Narita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61095">
            <text:p>61095</text:p>
          </table:table-cell>
          <table:table-cell office:value-type="string">
            <text:p>Motoko Ohbayashi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59176">
            <text:p>59176</text:p>
          </table:table-cell>
          <table:table-cell office:value-type="string">
            <text:p>Mika Saiki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8521">
            <text:p>8521</text:p>
          </table:table-cell>
          <table:table-cell office:value-type="string">
            <text:p>Kazumi Nakamura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22476">
            <text:p>22476</text:p>
          </table:table-cell>
          <table:table-cell office:value-type="string">
            <text:p>Chiho Torii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27482">
            <text:p>27482</text:p>
          </table:table-cell>
          <table:table-cell office:value-type="string">
            <text:p>Kiyomi Sakamoto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25169">
            <text:p>25169</text:p>
          </table:table-cell>
          <table:table-cell office:value-type="string">
            <text:p>Kaiyo Hoshini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25189">
            <text:p>25189</text:p>
          </table:table-cell>
          <table:table-cell office:value-type="string">
            <text:p>Chieko Nakanishi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86">
            <text:p>86</text:p>
          </table:table-cell>
          <table:table-cell office:value-type="string">
            <text:p>Aki Nagatomi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9786">
            <text:p>9786</text:p>
          </table:table-cell>
          <table:table-cell office:value-type="string">
            <text:p>Asako Tajimi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37922">
            <text:p>37922</text:p>
          </table:table-cell>
          <table:table-cell office:value-type="string">
            <text:p>Mika Yamauchi</text:p>
          </table:table-cell>
          <table:table-cell table:number-columns-repeated="102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3862">
            <text:p>3862</text:p>
          </table:table-cell>
          <table:table-cell office:value-type="string">
            <text:p>Tomoko Yoshihara</text:p>
          </table:table-cell>
          <table:table-cell table:number-columns-repeated="1021"/>
        </table:table-row>
        <table:table-row table:style-name="ro1">
          <table:table-cell office:value-type="float" office:value="7693">
            <text:p>7693</text:p>
          </table:table-cell>
          <table:table-cell office:value-type="float" office:value="18603">
            <text:p>18603</text:p>
          </table:table-cell>
          <table:table-cell office:value-type="string">
            <text:p>Heiner Brand</text:p>
          </table:table-cell>
          <table:table-cell table:number-columns-repeated="1021"/>
        </table:table-row>
        <table:table-row table:style-name="ro1">
          <table:table-cell office:value-type="float" office:value="7693">
            <text:p>7693</text:p>
          </table:table-cell>
          <table:table-cell office:value-type="float" office:value="25997">
            <text:p>25997</text:p>
          </table:table-cell>
          <table:table-cell office:value-type="string">
            <text:p>Rudolf Rauer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3995">
            <text:p>3995</text:p>
          </table:table-cell>
          <table:table-cell office:value-type="string">
            <text:p>Erminia Russo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61194">
            <text:p>61194</text:p>
          </table:table-cell>
          <table:table-cell office:value-type="string">
            <text:p>Katrina Von Sass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38611">
            <text:p>38611</text:p>
          </table:table-cell>
          <table:table-cell office:value-type="string">
            <text:p>Michelle Sawatzky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43192">
            <text:p>43192</text:p>
          </table:table-cell>
          <table:table-cell office:value-type="string">
            <text:p>Diane Ratnik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36841">
            <text:p>36841</text:p>
          </table:table-cell>
          <table:table-cell office:value-type="string">
            <text:p>Lori Ann Mundt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990">
            <text:p>990</text:p>
          </table:table-cell>
          <table:table-cell office:value-type="string">
            <text:p>Kerri Buchberger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3988">
            <text:p>3988</text:p>
          </table:table-cell>
          <table:table-cell office:value-type="string">
            <text:p>Wanda Guenette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53789">
            <text:p>53789</text:p>
          </table:table-cell>
          <table:table-cell office:value-type="string">
            <text:p>Kathy Tough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60854">
            <text:p>60854</text:p>
          </table:table-cell>
          <table:table-cell office:value-type="string">
            <text:p>Brigitte Soucy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17986">
            <text:p>17986</text:p>
          </table:table-cell>
          <table:table-cell office:value-type="string">
            <text:p>Josée Corbeil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32158">
            <text:p>32158</text:p>
          </table:table-cell>
          <table:table-cell office:value-type="string">
            <text:p>Janis Kelly</text:p>
          </table:table-cell>
          <table:table-cell table:number-columns-repeated="1021"/>
        </table:table-row>
        <table:table-row table:style-name="ro1">
          <table:table-cell office:value-type="float" office:value="7724">
            <text:p>7724</text:p>
          </table:table-cell>
          <table:table-cell office:value-type="float" office:value="61268">
            <text:p>61268</text:p>
          </table:table-cell>
          <table:table-cell office:value-type="string">
            <text:p>Christine Stark</text:p>
          </table:table-cell>
          <table:table-cell table:number-columns-repeated="1021"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7888">
            <text:p>7888</text:p>
          </table:table-cell>
          <table:table-cell office:value-type="string">
            <text:p>Foluke Akinradewo</text:p>
          </table:table-cell>
          <table:table-cell table:number-columns-repeated="1021"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27641">
            <text:p>27641</text:p>
          </table:table-cell>
          <table:table-cell office:value-type="string">
            <text:p>Megan Hodge</text:p>
          </table:table-cell>
          <table:table-cell table:number-columns-repeated="1021"/>
        </table:table-row>
        <table:table-row table:style-name="ro2">
          <table:table-cell office:value-type="float" office:value="7746">
            <text:p>7746</text:p>
          </table:table-cell>
          <table:table-cell office:value-type="float" office:value="16209">
            <text:p>16209</text:p>
          </table:table-cell>
          <table:table-cell office:value-type="string">
            <text:p>Logan Tom</text:p>
          </table:table-cell>
          <table:table-cell table:number-columns-repeated="1021"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38124">
            <text:p>38124</text:p>
          </table:table-cell>
          <table:table-cell office:value-type="string">
            <text:p>Tamari Miyashiro</text:p>
          </table:table-cell>
          <table:table-cell table:number-columns-repeated="1021"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63746">
            <text:p>63746</text:p>
          </table:table-cell>
          <table:table-cell office:value-type="string">
            <text:p>Courtney Thompson</text:p>
          </table:table-cell>
          <table:table-cell table:number-columns-repeated="1021"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45032">
            <text:p>45032</text:p>
          </table:table-cell>
          <table:table-cell office:value-type="string">
            <text:p>Destinee Hooker</text:p>
          </table:table-cell>
          <table:table-cell table:number-columns-repeated="1021"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56978">
            <text:p>56978</text:p>
          </table:table-cell>
          <table:table-cell office:value-type="string">
            <text:p>Lindsey Berg</text:p>
          </table:table-cell>
          <table:table-cell table:number-columns-repeated="1021"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11953">
            <text:p>11953</text:p>
          </table:table-cell>
          <table:table-cell office:value-type="string">
            <text:p>Jordan Larson</text:p>
          </table:table-cell>
          <table:table-cell table:number-columns-repeated="1021"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7412">
            <text:p>7412</text:p>
          </table:table-cell>
          <table:table-cell office:value-type="string">
            <text:p>Danielle Scott-Arruda</text:p>
          </table:table-cell>
          <table:table-cell table:number-columns-repeated="1021"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20834">
            <text:p>20834</text:p>
          </table:table-cell>
          <table:table-cell office:value-type="string">
            <text:p>Tayyiba Haneef</text:p>
          </table:table-cell>
          <table:table-cell table:number-columns-repeated="1021"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46272">
            <text:p>46272</text:p>
          </table:table-cell>
          <table:table-cell office:value-type="string">
            <text:p>Christa Harmotto</text:p>
          </table:table-cell>
          <table:table-cell table:number-columns-repeated="1021"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28090">
            <text:p>28090</text:p>
          </table:table-cell>
          <table:table-cell office:value-type="string">
            <text:p>Nicole Davis</text:p>
          </table:table-cell>
          <table:table-cell table:number-columns-repeated="1021"/>
        </table:table-row>
        <table:table-row table:style-name="ro1">
          <table:table-cell office:value-type="float" office:value="7762">
            <text:p>7762</text:p>
          </table:table-cell>
          <table:table-cell office:value-type="float" office:value="36038">
            <text:p>36038</text:p>
          </table:table-cell>
          <table:table-cell office:value-type="string">
            <text:p>Lucas Calabrese</text:p>
          </table:table-cell>
          <table:table-cell table:number-columns-repeated="1021"/>
        </table:table-row>
        <table:table-row table:style-name="ro1">
          <table:table-cell office:value-type="float" office:value="7762">
            <text:p>7762</text:p>
          </table:table-cell>
          <table:table-cell office:value-type="float" office:value="818">
            <text:p>818</text:p>
          </table:table-cell>
          <table:table-cell office:value-type="string">
            <text:p>Juan de la Fuente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25174">
            <text:p>25174</text:p>
          </table:table-cell>
          <table:table-cell office:value-type="string">
            <text:p>Claudia Wilke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41108">
            <text:p>41108</text:p>
          </table:table-cell>
          <table:table-cell office:value-type="string">
            <text:p>Silvia Roll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2298">
            <text:p>2298</text:p>
          </table:table-cell>
          <table:table-cell office:value-type="string">
            <text:p>Christine Schultz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19587">
            <text:p>19587</text:p>
          </table:table-cell>
          <table:table-cell office:value-type="string">
            <text:p>Susanne Lahme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16225">
            <text:p>16225</text:p>
          </table:table-cell>
          <table:table-cell office:value-type="string">
            <text:p>Ute Steppin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12986">
            <text:p>12986</text:p>
          </table:table-cell>
          <table:table-cell office:value-type="string">
            <text:p>Constanze Radfan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28279">
            <text:p>28279</text:p>
          </table:table-cell>
          <table:table-cell office:value-type="string">
            <text:p>Karin Horninger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16223">
            <text:p>16223</text:p>
          </table:table-cell>
          <table:table-cell office:value-type="string">
            <text:p>Nancy Celis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1612">
            <text:p>1612</text:p>
          </table:table-cell>
          <table:table-cell office:value-type="string">
            <text:p>Ines Pianka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15912">
            <text:p>15912</text:p>
          </table:table-cell>
          <table:table-cell office:value-type="string">
            <text:p>Tanja Hart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36514">
            <text:p>36514</text:p>
          </table:table-cell>
          <table:table-cell office:value-type="string">
            <text:p>Grit Naumann</text:p>
          </table:table-cell>
          <table:table-cell table:number-columns-repeated="1021"/>
        </table:table-row>
        <table:table-row table:style-name="ro1">
          <table:table-cell office:value-type="float" office:value="7763">
            <text:p>7763</text:p>
          </table:table-cell>
          <table:table-cell office:value-type="float" office:value="23115">
            <text:p>23115</text:p>
          </table:table-cell>
          <table:table-cell office:value-type="string">
            <text:p>Hanka Pachale</text:p>
          </table:table-cell>
          <table:table-cell table:number-columns-repeated="1021"/>
        </table:table-row>
        <table:table-row table:style-name="ro1">
          <table:table-cell office:value-type="float" office:value="7774">
            <text:p>7774</text:p>
          </table:table-cell>
          <table:table-cell office:value-type="float" office:value="55055">
            <text:p>55055</text:p>
          </table:table-cell>
          <table:table-cell office:value-type="string">
            <text:p>Jur Vrieling</text:p>
          </table:table-cell>
          <table:table-cell table:number-columns-repeated="1021"/>
        </table:table-row>
        <table:table-row table:style-name="ro1">
          <table:table-cell office:value-type="float" office:value="7774">
            <text:p>7774</text:p>
          </table:table-cell>
          <table:table-cell office:value-type="float" office:value="44685">
            <text:p>44685</text:p>
          </table:table-cell>
          <table:table-cell office:value-type="string">
            <text:p>Gerco Schröder</text:p>
          </table:table-cell>
          <table:table-cell table:number-columns-repeated="1021"/>
        </table:table-row>
        <table:table-row table:style-name="ro1">
          <table:table-cell office:value-type="float" office:value="7774">
            <text:p>7774</text:p>
          </table:table-cell>
          <table:table-cell office:value-type="float" office:value="55060">
            <text:p>55060</text:p>
          </table:table-cell>
          <table:table-cell office:value-type="string">
            <text:p>Maikel van der Vleuten</text:p>
          </table:table-cell>
          <table:table-cell table:number-columns-repeated="1021"/>
        </table:table-row>
        <table:table-row table:style-name="ro1">
          <table:table-cell office:value-type="float" office:value="7774">
            <text:p>7774</text:p>
          </table:table-cell>
          <table:table-cell office:value-type="float" office:value="15879">
            <text:p>15879</text:p>
          </table:table-cell>
          <table:table-cell office:value-type="string">
            <text:p>Marc Houtzager</text:p>
          </table:table-cell>
          <table:table-cell table:number-columns-repeated="1021"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65658">
            <text:p>65658</text:p>
          </table:table-cell>
          <table:table-cell office:value-type="string">
            <text:p>Vladimir Raskatov</text:p>
          </table:table-cell>
          <table:table-cell table:number-columns-repeated="1021"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47884">
            <text:p>47884</text:p>
          </table:table-cell>
          <table:table-cell office:value-type="string">
            <text:p>Sergey Kopliakov</text:p>
          </table:table-cell>
          <table:table-cell table:number-columns-repeated="1021"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3938">
            <text:p>3938</text:p>
          </table:table-cell>
          <table:table-cell office:value-type="string">
            <text:p>Andrey Krylov</text:p>
          </table:table-cell>
          <table:table-cell table:number-columns-repeated="1021"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33140">
            <text:p>33140</text:p>
          </table:table-cell>
          <table:table-cell office:value-type="string">
            <text:p>Andrei Bogdanov</text:p>
          </table:table-cell>
          <table:table-cell table:number-columns-repeated="1021"/>
        </table:table-row>
        <table:table-row table:style-name="ro1">
          <table:table-cell office:value-type="float" office:value="7792">
            <text:p>7792</text:p>
          </table:table-cell>
          <table:table-cell office:value-type="float" office:value="57645">
            <text:p>57645</text:p>
          </table:table-cell>
          <table:table-cell office:value-type="string">
            <text:p>Shelly-Ann Fraser</text:p>
          </table:table-cell>
          <table:table-cell table:number-columns-repeated="1021"/>
        </table:table-row>
        <table:table-row table:style-name="ro1">
          <table:table-cell office:value-type="float" office:value="7792">
            <text:p>7792</text:p>
          </table:table-cell>
          <table:table-cell office:value-type="float" office:value="37273">
            <text:p>37273</text:p>
          </table:table-cell>
          <table:table-cell office:value-type="string">
            <text:p>Schillonie Calvert</text:p>
          </table:table-cell>
          <table:table-cell table:number-columns-repeated="1021"/>
        </table:table-row>
        <table:table-row table:style-name="ro1">
          <table:table-cell office:value-type="float" office:value="7792">
            <text:p>7792</text:p>
          </table:table-cell>
          <table:table-cell office:value-type="float" office:value="34259">
            <text:p>34259</text:p>
          </table:table-cell>
          <table:table-cell office:value-type="string">
            <text:p>Sherone Simpson</text:p>
          </table:table-cell>
          <table:table-cell table:number-columns-repeated="1021"/>
        </table:table-row>
        <table:table-row table:style-name="ro2">
          <table:table-cell office:value-type="float" office:value="7792">
            <text:p>7792</text:p>
          </table:table-cell>
          <table:table-cell office:value-type="float" office:value="5712">
            <text:p>5712</text:p>
          </table:table-cell>
          <table:table-cell office:value-type="string">
            <text:p>Samantha Henry-Robinson</text:p>
          </table:table-cell>
          <table:table-cell table:number-columns-repeated="1021"/>
        </table:table-row>
        <table:table-row table:style-name="ro1">
          <table:table-cell office:value-type="float" office:value="7792">
            <text:p>7792</text:p>
          </table:table-cell>
          <table:table-cell office:value-type="float" office:value="54637">
            <text:p>54637</text:p>
          </table:table-cell>
          <table:table-cell office:value-type="string">
            <text:p>Kerron Stewart</text:p>
          </table:table-cell>
          <table:table-cell table:number-columns-repeated="1021"/>
        </table:table-row>
        <table:table-row table:style-name="ro1">
          <table:table-cell office:value-type="float" office:value="7792">
            <text:p>7792</text:p>
          </table:table-cell>
          <table:table-cell office:value-type="float" office:value="21840">
            <text:p>21840</text:p>
          </table:table-cell>
          <table:table-cell office:value-type="string">
            <text:p>Veronica Campbell</text:p>
          </table:table-cell>
          <table:table-cell table:number-columns-repeated="1021"/>
        </table:table-row>
        <table:table-row table:style-name="ro1">
          <table:table-cell office:value-type="float" office:value="7793">
            <text:p>7793</text:p>
          </table:table-cell>
          <table:table-cell office:value-type="float" office:value="13219">
            <text:p>13219</text:p>
          </table:table-cell>
          <table:table-cell office:value-type="string">
            <text:p>Tianna Madison</text:p>
          </table:table-cell>
          <table:table-cell table:number-columns-repeated="1021"/>
        </table:table-row>
        <table:table-row table:style-name="ro1">
          <table:table-cell office:value-type="float" office:value="7793">
            <text:p>7793</text:p>
          </table:table-cell>
          <table:table-cell office:value-type="float" office:value="1043">
            <text:p>1043</text:p>
          </table:table-cell>
          <table:table-cell office:value-type="string">
            <text:p>Lauryn Williams</text:p>
          </table:table-cell>
          <table:table-cell table:number-columns-repeated="1021"/>
        </table:table-row>
        <table:table-row table:style-name="ro1">
          <table:table-cell office:value-type="float" office:value="7793">
            <text:p>7793</text:p>
          </table:table-cell>
          <table:table-cell office:value-type="float" office:value="55249">
            <text:p>55249</text:p>
          </table:table-cell>
          <table:table-cell office:value-type="string">
            <text:p>Jeneba Tarmoh</text:p>
          </table:table-cell>
          <table:table-cell table:number-columns-repeated="1021"/>
        </table:table-row>
        <table:table-row table:style-name="ro1">
          <table:table-cell office:value-type="float" office:value="7793">
            <text:p>7793</text:p>
          </table:table-cell>
          <table:table-cell office:value-type="float" office:value="26892">
            <text:p>26892</text:p>
          </table:table-cell>
          <table:table-cell office:value-type="string">
            <text:p>Carmelita Jeter</text:p>
          </table:table-cell>
          <table:table-cell table:number-columns-repeated="1021"/>
        </table:table-row>
        <table:table-row table:style-name="ro1">
          <table:table-cell office:value-type="float" office:value="7793">
            <text:p>7793</text:p>
          </table:table-cell>
          <table:table-cell office:value-type="float" office:value="45587">
            <text:p>45587</text:p>
          </table:table-cell>
          <table:table-cell office:value-type="string">
            <text:p>Bianca Knight</text:p>
          </table:table-cell>
          <table:table-cell table:number-columns-repeated="1021"/>
        </table:table-row>
        <table:table-row table:style-name="ro1">
          <table:table-cell office:value-type="float" office:value="7793">
            <text:p>7793</text:p>
          </table:table-cell>
          <table:table-cell office:value-type="float" office:value="61367">
            <text:p>61367</text:p>
          </table:table-cell>
          <table:table-cell office:value-type="string">
            <text:p>Allyson Felix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56653">
            <text:p>56653</text:p>
          </table:table-cell>
          <table:table-cell office:value-type="string">
            <text:p>Yuko Sano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45762">
            <text:p>45762</text:p>
          </table:table-cell>
          <table:table-cell office:value-type="string">
            <text:p>Yukiko Ebata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8163">
            <text:p>8163</text:p>
          </table:table-cell>
          <table:table-cell office:value-type="string">
            <text:p>Maiko Kano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32187">
            <text:p>32187</text:p>
          </table:table-cell>
          <table:table-cell office:value-type="string">
            <text:p>Saori Sakoda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40588">
            <text:p>40588</text:p>
          </table:table-cell>
          <table:table-cell office:value-type="string">
            <text:p>Risa Shinnabe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23358">
            <text:p>23358</text:p>
          </table:table-cell>
          <table:table-cell office:value-type="string">
            <text:p>Yoshie Takeshita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37684">
            <text:p>37684</text:p>
          </table:table-cell>
          <table:table-cell office:value-type="string">
            <text:p>Erika Araki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27659">
            <text:p>27659</text:p>
          </table:table-cell>
          <table:table-cell office:value-type="string">
            <text:p>Hitomi Nakamichi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3774">
            <text:p>3774</text:p>
          </table:table-cell>
          <table:table-cell office:value-type="string">
            <text:p>Mai Yamaguchi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14104">
            <text:p>14104</text:p>
          </table:table-cell>
          <table:table-cell office:value-type="string">
            <text:p>Saori Kimura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53729">
            <text:p>53729</text:p>
          </table:table-cell>
          <table:table-cell office:value-type="string">
            <text:p>Kaori Inoue</text:p>
          </table:table-cell>
          <table:table-cell table:number-columns-repeated="1021"/>
        </table:table-row>
        <table:table-row table:style-name="ro1">
          <table:table-cell office:value-type="float" office:value="7801">
            <text:p>7801</text:p>
          </table:table-cell>
          <table:table-cell office:value-type="float" office:value="20178">
            <text:p>20178</text:p>
          </table:table-cell>
          <table:table-cell office:value-type="string">
            <text:p>Ai Otomo</text:p>
          </table:table-cell>
          <table:table-cell table:number-columns-repeated="1021"/>
        </table:table-row>
        <table:table-row table:style-name="ro1">
          <table:table-cell office:value-type="float" office:value="7819">
            <text:p>7819</text:p>
          </table:table-cell>
          <table:table-cell office:value-type="float" office:value="28065">
            <text:p>28065</text:p>
          </table:table-cell>
          <table:table-cell office:value-type="string">
            <text:p>Jani Sullanmaa</text:p>
          </table:table-cell>
          <table:table-cell table:number-columns-repeated="1021"/>
        </table:table-row>
        <table:table-row table:style-name="ro1">
          <table:table-cell office:value-type="float" office:value="7819">
            <text:p>7819</text:p>
          </table:table-cell>
          <table:table-cell office:value-type="float" office:value="42933">
            <text:p>42933</text:p>
          </table:table-cell>
          <table:table-cell office:value-type="string">
            <text:p>Teemu Salo</text:p>
          </table:table-cell>
          <table:table-cell table:number-columns-repeated="1021"/>
        </table:table-row>
        <table:table-row table:style-name="ro1">
          <table:table-cell office:value-type="float" office:value="7819">
            <text:p>7819</text:p>
          </table:table-cell>
          <table:table-cell office:value-type="float" office:value="2145">
            <text:p>2145</text:p>
          </table:table-cell>
          <table:table-cell office:value-type="string">
            <text:p>Kalle Kiiskinen</text:p>
          </table:table-cell>
          <table:table-cell table:number-columns-repeated="1021"/>
        </table:table-row>
        <table:table-row table:style-name="ro1">
          <table:table-cell office:value-type="float" office:value="7819">
            <text:p>7819</text:p>
          </table:table-cell>
          <table:table-cell office:value-type="float" office:value="57078">
            <text:p>57078</text:p>
          </table:table-cell>
          <table:table-cell office:value-type="string">
            <text:p>Markku Uusipaavalniemi</text:p>
          </table:table-cell>
          <table:table-cell table:number-columns-repeated="1021"/>
        </table:table-row>
        <table:table-row table:style-name="ro1">
          <table:table-cell office:value-type="float" office:value="7863">
            <text:p>7863</text:p>
          </table:table-cell>
          <table:table-cell office:value-type="float" office:value="23600">
            <text:p>23600</text:p>
          </table:table-cell>
          <table:table-cell office:value-type="string">
            <text:p>Klaus Katzur</text:p>
          </table:table-cell>
          <table:table-cell table:number-columns-repeated="1021"/>
        </table:table-row>
        <table:table-row table:style-name="ro1">
          <table:table-cell office:value-type="float" office:value="7863">
            <text:p>7863</text:p>
          </table:table-cell>
          <table:table-cell office:value-type="float" office:value="27098">
            <text:p>27098</text:p>
          </table:table-cell>
          <table:table-cell office:value-type="string">
            <text:p>Hartmut Flöckner</text:p>
          </table:table-cell>
          <table:table-cell table:number-columns-repeated="1021"/>
        </table:table-row>
        <table:table-row table:style-name="ro1">
          <table:table-cell office:value-type="float" office:value="7863">
            <text:p>7863</text:p>
          </table:table-cell>
          <table:table-cell office:value-type="float" office:value="46067">
            <text:p>46067</text:p>
          </table:table-cell>
          <table:table-cell office:value-type="string">
            <text:p>Roland Matthes</text:p>
          </table:table-cell>
          <table:table-cell table:number-columns-repeated="1021"/>
        </table:table-row>
        <table:table-row table:style-name="ro1">
          <table:table-cell office:value-type="float" office:value="7863">
            <text:p>7863</text:p>
          </table:table-cell>
          <table:table-cell office:value-type="float" office:value="26877">
            <text:p>26877</text:p>
          </table:table-cell>
          <table:table-cell office:value-type="string">
            <text:p>Lutz Unger</text:p>
          </table:table-cell>
          <table:table-cell table:number-columns-repeated="1021"/>
        </table:table-row>
        <table:table-row table:style-name="ro1">
          <table:table-cell office:value-type="float" office:value="7875">
            <text:p>7875</text:p>
          </table:table-cell>
          <table:table-cell office:value-type="float" office:value="645">
            <text:p>645</text:p>
          </table:table-cell>
          <table:table-cell office:value-type="string">
            <text:p>Joe Polo</text:p>
          </table:table-cell>
          <table:table-cell table:number-columns-repeated="1021"/>
        </table:table-row>
        <table:table-row table:style-name="ro1">
          <table:table-cell office:value-type="float" office:value="7875">
            <text:p>7875</text:p>
          </table:table-cell>
          <table:table-cell office:value-type="float" office:value="60913">
            <text:p>60913</text:p>
          </table:table-cell>
          <table:table-cell office:value-type="string">
            <text:p>Pete Fenson</text:p>
          </table:table-cell>
          <table:table-cell table:number-columns-repeated="1021"/>
        </table:table-row>
        <table:table-row table:style-name="ro1">
          <table:table-cell office:value-type="float" office:value="7875">
            <text:p>7875</text:p>
          </table:table-cell>
          <table:table-cell office:value-type="float" office:value="18322">
            <text:p>18322</text:p>
          </table:table-cell>
          <table:table-cell office:value-type="string">
            <text:p>Scott Baird</text:p>
          </table:table-cell>
          <table:table-cell table:number-columns-repeated="1021"/>
        </table:table-row>
        <table:table-row table:style-name="ro1">
          <table:table-cell office:value-type="float" office:value="7875">
            <text:p>7875</text:p>
          </table:table-cell>
          <table:table-cell office:value-type="float" office:value="57334">
            <text:p>57334</text:p>
          </table:table-cell>
          <table:table-cell office:value-type="string">
            <text:p>John Shuster</text:p>
          </table:table-cell>
          <table:table-cell table:number-columns-repeated="1021"/>
        </table:table-row>
        <table:table-row table:style-name="ro1">
          <table:table-cell office:value-type="float" office:value="7875">
            <text:p>7875</text:p>
          </table:table-cell>
          <table:table-cell office:value-type="float" office:value="38208">
            <text:p>38208</text:p>
          </table:table-cell>
          <table:table-cell office:value-type="string">
            <text:p>Shawn Rojeski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14232">
            <text:p>14232</text:p>
          </table:table-cell>
          <table:table-cell office:value-type="string">
            <text:p>Marjorie Vilchez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47111">
            <text:p>47111</text:p>
          </table:table-cell>
          <table:table-cell office:value-type="string">
            <text:p>Luren Baylon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46489">
            <text:p>46489</text:p>
          </table:table-cell>
          <table:table-cell office:value-type="string">
            <text:p>Milagros Camere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51226">
            <text:p>51226</text:p>
          </table:table-cell>
          <table:table-cell office:value-type="string">
            <text:p>Sara Joya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25191">
            <text:p>25191</text:p>
          </table:table-cell>
          <table:table-cell office:value-type="string">
            <text:p>Yolanda Delgado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61094">
            <text:p>61094</text:p>
          </table:table-cell>
          <table:table-cell office:value-type="string">
            <text:p>Sandra Rodríguez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46311">
            <text:p>46311</text:p>
          </table:table-cell>
          <table:table-cell office:value-type="string">
            <text:p>Milagros Moy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15734">
            <text:p>15734</text:p>
          </table:table-cell>
          <table:table-cell office:value-type="string">
            <text:p>Paola Ramos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22077">
            <text:p>22077</text:p>
          </table:table-cell>
          <table:table-cell office:value-type="string">
            <text:p>Leyla Chihuán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16226">
            <text:p>16226</text:p>
          </table:table-cell>
          <table:table-cell office:value-type="string">
            <text:p>Milagros Contreras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57960">
            <text:p>57960</text:p>
          </table:table-cell>
          <table:table-cell office:value-type="string">
            <text:p>Iris Falcón</text:p>
          </table:table-cell>
          <table:table-cell table:number-columns-repeated="1021"/>
        </table:table-row>
        <table:table-row table:style-name="ro1">
          <table:table-cell office:value-type="float" office:value="7884">
            <text:p>7884</text:p>
          </table:table-cell>
          <table:table-cell office:value-type="float" office:value="48555">
            <text:p>48555</text:p>
          </table:table-cell>
          <table:table-cell office:value-type="string">
            <text:p>Yulissa Zamudio</text:p>
          </table:table-cell>
          <table:table-cell table:number-columns-repeated="1021"/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51732">
            <text:p>51732</text:p>
          </table:table-cell>
          <table:table-cell office:value-type="string">
            <text:p>Marrit Leenstra</text:p>
          </table:table-cell>
          <table:table-cell table:number-columns-repeated="1021"/>
        </table:table-row>
        <table:table-row table:style-name="ro2">
          <table:table-cell office:value-type="float" office:value="7885">
            <text:p>7885</text:p>
          </table:table-cell>
          <table:table-cell office:value-type="float" office:value="66051">
            <text:p>66051</text:p>
          </table:table-cell>
          <table:table-cell office:value-type="string">
            <text:p>Ingrid Visser</text:p>
          </table:table-cell>
          <table:table-cell table:number-columns-repeated="1021"/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18558">
            <text:p>18558</text:p>
          </table:table-cell>
          <table:table-cell office:value-type="string">
            <text:p>Irena Machovcak</text:p>
          </table:table-cell>
          <table:table-cell table:number-columns-repeated="1021"/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29459">
            <text:p>29459</text:p>
          </table:table-cell>
          <table:table-cell office:value-type="string">
            <text:p>Henriëtte Weersing</text:p>
          </table:table-cell>
          <table:table-cell table:number-columns-repeated="1021"/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50668">
            <text:p>50668</text:p>
          </table:table-cell>
          <table:table-cell office:value-type="string">
            <text:p>Cintha Boersma</text:p>
          </table:table-cell>
          <table:table-cell table:number-columns-repeated="1021"/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47665">
            <text:p>47665</text:p>
          </table:table-cell>
          <table:table-cell office:value-type="string">
            <text:p>Saskia van Hintum</text:p>
          </table:table-cell>
          <table:table-cell table:number-columns-repeated="1021"/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33239">
            <text:p>33239</text:p>
          </table:table-cell>
          <table:table-cell office:value-type="string">
            <text:p>Elles Leferink</text:p>
          </table:table-cell>
          <table:table-cell table:number-columns-repeated="1021"/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9674">
            <text:p>9674</text:p>
          </table:table-cell>
          <table:table-cell office:value-type="string">
            <text:p>Riëtte Fledderus</text:p>
          </table:table-cell>
          <table:table-cell table:number-columns-repeated="1021"/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38055">
            <text:p>38055</text:p>
          </table:table-cell>
          <table:table-cell office:value-type="string">
            <text:p>Erna Brinkman</text:p>
          </table:table-cell>
          <table:table-cell table:number-columns-repeated="1021"/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47620">
            <text:p>47620</text:p>
          </table:table-cell>
          <table:table-cell office:value-type="string">
            <text:p>Jerine Fleurke</text:p>
          </table:table-cell>
          <table:table-cell table:number-columns-repeated="1021"/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23493">
            <text:p>23493</text:p>
          </table:table-cell>
          <table:table-cell office:value-type="string">
            <text:p>Claudia van Thiel</text:p>
          </table:table-cell>
          <table:table-cell table:number-columns-repeated="1021"/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28260">
            <text:p>28260</text:p>
          </table:table-cell>
          <table:table-cell office:value-type="string">
            <text:p>Marjolein de Jong</text:p>
          </table:table-cell>
          <table:table-cell table:number-columns-repeated="1021"/>
        </table:table-row>
        <table:table-row table:style-name="ro1">
          <table:table-cell office:value-type="float" office:value="7891">
            <text:p>7891</text:p>
          </table:table-cell>
          <table:table-cell office:value-type="float" office:value="22734">
            <text:p>22734</text:p>
          </table:table-cell>
          <table:table-cell office:value-type="string">
            <text:p>Sven Kramer</text:p>
          </table:table-cell>
          <table:table-cell table:number-columns-repeated="1021"/>
        </table:table-row>
        <table:table-row table:style-name="ro1">
          <table:table-cell office:value-type="float" office:value="7891">
            <text:p>7891</text:p>
          </table:table-cell>
          <table:table-cell office:value-type="float" office:value="27109">
            <text:p>27109</text:p>
          </table:table-cell>
          <table:table-cell office:value-type="string">
            <text:p>Mark Tuitert</text:p>
          </table:table-cell>
          <table:table-cell table:number-columns-repeated="1021"/>
        </table:table-row>
        <table:table-row table:style-name="ro1">
          <table:table-cell office:value-type="float" office:value="7891">
            <text:p>7891</text:p>
          </table:table-cell>
          <table:table-cell office:value-type="float" office:value="6738">
            <text:p>6738</text:p>
          </table:table-cell>
          <table:table-cell office:value-type="string">
            <text:p>Simon Kuipers</text:p>
          </table:table-cell>
          <table:table-cell table:number-columns-repeated="1021"/>
        </table:table-row>
        <table:table-row table:style-name="ro1">
          <table:table-cell office:value-type="float" office:value="7891">
            <text:p>7891</text:p>
          </table:table-cell>
          <table:table-cell office:value-type="float" office:value="47394">
            <text:p>47394</text:p>
          </table:table-cell>
          <table:table-cell office:value-type="string">
            <text:p>Jan Blokhuijsen</text:p>
          </table:table-cell>
          <table:table-cell table:number-columns-repeated="1021"/>
        </table:table-row>
        <table:table-row table:style-name="ro1">
          <table:table-cell office:value-type="float" office:value="7915">
            <text:p>7915</text:p>
          </table:table-cell>
          <table:table-cell office:value-type="float" office:value="11738">
            <text:p>11738</text:p>
          </table:table-cell>
          <table:table-cell office:value-type="string">
            <text:p>Denny Morrison</text:p>
          </table:table-cell>
          <table:table-cell table:number-columns-repeated="1021"/>
        </table:table-row>
        <table:table-row table:style-name="ro1">
          <table:table-cell office:value-type="float" office:value="7915">
            <text:p>7915</text:p>
          </table:table-cell>
          <table:table-cell office:value-type="float" office:value="29165">
            <text:p>29165</text:p>
          </table:table-cell>
          <table:table-cell office:value-type="string">
            <text:p>Lucas Makowsky</text:p>
          </table:table-cell>
          <table:table-cell table:number-columns-repeated="1021"/>
        </table:table-row>
        <table:table-row table:style-name="ro1">
          <table:table-cell office:value-type="float" office:value="7915">
            <text:p>7915</text:p>
          </table:table-cell>
          <table:table-cell office:value-type="float" office:value="66355">
            <text:p>66355</text:p>
          </table:table-cell>
          <table:table-cell office:value-type="string">
            <text:p>Mathieu Giroux</text:p>
          </table:table-cell>
          <table:table-cell table:number-columns-repeated="1021"/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16371">
            <text:p>16371</text:p>
          </table:table-cell>
          <table:table-cell office:value-type="string">
            <text:p>McLain Ward</text:p>
          </table:table-cell>
          <table:table-cell table:number-columns-repeated="1021"/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38671">
            <text:p>38671</text:p>
          </table:table-cell>
          <table:table-cell office:value-type="string">
            <text:p>Beezie Madden</text:p>
          </table:table-cell>
          <table:table-cell table:number-columns-repeated="1021"/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16758">
            <text:p>16758</text:p>
          </table:table-cell>
          <table:table-cell office:value-type="string">
            <text:p>Will Simpson</text:p>
          </table:table-cell>
          <table:table-cell table:number-columns-repeated="1021"/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60516">
            <text:p>60516</text:p>
          </table:table-cell>
          <table:table-cell office:value-type="string">
            <text:p>Will Simpson</text:p>
          </table:table-cell>
          <table:table-cell table:number-columns-repeated="1021"/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3325">
            <text:p>3325</text:p>
          </table:table-cell>
          <table:table-cell office:value-type="string">
            <text:p>Laura Kraut</text:p>
          </table:table-cell>
          <table:table-cell table:number-columns-repeated="1021"/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32573">
            <text:p>32573</text:p>
          </table:table-cell>
          <table:table-cell office:value-type="string">
            <text:p>Laura Kraut</text:p>
          </table:table-cell>
          <table:table-cell table:number-columns-repeated="1021"/>
        </table:table-row>
        <table:table-row table:style-name="ro1">
          <table:table-cell office:value-type="float" office:value="7933">
            <text:p>7933</text:p>
          </table:table-cell>
          <table:table-cell office:value-type="float" office:value="26200">
            <text:p>26200</text:p>
          </table:table-cell>
          <table:table-cell office:value-type="string">
            <text:p>Stuart Bithell</text:p>
          </table:table-cell>
          <table:table-cell table:number-columns-repeated="1021"/>
        </table:table-row>
        <table:table-row table:style-name="ro1">
          <table:table-cell office:value-type="float" office:value="7933">
            <text:p>7933</text:p>
          </table:table-cell>
          <table:table-cell office:value-type="float" office:value="5214">
            <text:p>5214</text:p>
          </table:table-cell>
          <table:table-cell office:value-type="string">
            <text:p>Luke Patience</text:p>
          </table:table-cell>
          <table:table-cell table:number-columns-repeated="1021"/>
        </table:table-row>
        <table:table-row table:style-name="ro1">
          <table:table-cell office:value-type="float" office:value="7937">
            <text:p>7937</text:p>
          </table:table-cell>
          <table:table-cell office:value-type="float" office:value="5556">
            <text:p>5556</text:p>
          </table:table-cell>
          <table:table-cell office:value-type="string">
            <text:p>Eric Lamaze</text:p>
          </table:table-cell>
          <table:table-cell table:number-columns-repeated="1021"/>
        </table:table-row>
        <table:table-row table:style-name="ro1">
          <table:table-cell office:value-type="float" office:value="7937">
            <text:p>7937</text:p>
          </table:table-cell>
          <table:table-cell office:value-type="float" office:value="714">
            <text:p>714</text:p>
          </table:table-cell>
          <table:table-cell office:value-type="string">
            <text:p>Gill Henselwood</text:p>
          </table:table-cell>
          <table:table-cell table:number-columns-repeated="1021"/>
        </table:table-row>
        <table:table-row table:style-name="ro1">
          <table:table-cell office:value-type="float" office:value="7937">
            <text:p>7937</text:p>
          </table:table-cell>
          <table:table-cell office:value-type="float" office:value="46384">
            <text:p>46384</text:p>
          </table:table-cell>
          <table:table-cell office:value-type="string">
            <text:p>Ian Millar</text:p>
          </table:table-cell>
          <table:table-cell table:number-columns-repeated="1021"/>
        </table:table-row>
        <table:table-row table:style-name="ro1">
          <table:table-cell office:value-type="float" office:value="7937">
            <text:p>7937</text:p>
          </table:table-cell>
          <table:table-cell office:value-type="float" office:value="35827">
            <text:p>35827</text:p>
          </table:table-cell>
          <table:table-cell office:value-type="string">
            <text:p>Mac Cone</text:p>
          </table:table-cell>
          <table:table-cell table:number-columns-repeated="1021"/>
        </table:table-row>
        <table:table-row table:style-name="ro1">
          <table:table-cell office:value-type="float" office:value="7937">
            <text:p>7937</text:p>
          </table:table-cell>
          <table:table-cell office:value-type="float" office:value="66983">
            <text:p>66983</text:p>
          </table:table-cell>
          <table:table-cell office:value-type="string">
            <text:p>Mac Cone</text:p>
          </table:table-cell>
          <table:table-cell table:number-columns-repeated="1021"/>
        </table:table-row>
        <table:table-row table:style-name="ro1">
          <table:table-cell office:value-type="float" office:value="7939">
            <text:p>7939</text:p>
          </table:table-cell>
          <table:table-cell office:value-type="float" office:value="1096">
            <text:p>1096</text:p>
          </table:table-cell>
          <table:table-cell office:value-type="string">
            <text:p>Sun Tiantian</text:p>
          </table:table-cell>
          <table:table-cell table:number-columns-repeated="1021"/>
        </table:table-row>
        <table:table-row table:style-name="ro1">
          <table:table-cell office:value-type="float" office:value="7939">
            <text:p>7939</text:p>
          </table:table-cell>
          <table:table-cell office:value-type="float" office:value="4812">
            <text:p>4812</text:p>
          </table:table-cell>
          <table:table-cell office:value-type="string">
            <text:p>Li Ting</text:p>
          </table:table-cell>
          <table:table-cell table:number-columns-repeated="1021"/>
        </table:table-row>
        <table:table-row table:style-name="ro1">
          <table:table-cell office:value-type="float" office:value="7939">
            <text:p>7939</text:p>
          </table:table-cell>
          <table:table-cell office:value-type="float" office:value="57946">
            <text:p>57946</text:p>
          </table:table-cell>
          <table:table-cell office:value-type="string">
            <text:p>Li Ting</text:p>
          </table:table-cell>
          <table:table-cell table:number-columns-repeated="1021"/>
        </table:table-row>
        <table:table-row table:style-name="ro1">
          <table:table-cell office:value-type="float" office:value="7963">
            <text:p>7963</text:p>
          </table:table-cell>
          <table:table-cell office:value-type="float" office:value="28731">
            <text:p>28731</text:p>
          </table:table-cell>
          <table:table-cell office:value-type="string">
            <text:p>Tony McQuay</text:p>
          </table:table-cell>
          <table:table-cell table:number-columns-repeated="1021"/>
        </table:table-row>
        <table:table-row table:style-name="ro1">
          <table:table-cell office:value-type="float" office:value="7963">
            <text:p>7963</text:p>
          </table:table-cell>
          <table:table-cell office:value-type="float" office:value="3687">
            <text:p>3687</text:p>
          </table:table-cell>
          <table:table-cell office:value-type="string">
            <text:p>Bryshon Nellum</text:p>
          </table:table-cell>
          <table:table-cell table:number-columns-repeated="1021"/>
        </table:table-row>
        <table:table-row table:style-name="ro1">
          <table:table-cell office:value-type="float" office:value="7963">
            <text:p>7963</text:p>
          </table:table-cell>
          <table:table-cell office:value-type="float" office:value="13610">
            <text:p>13610</text:p>
          </table:table-cell>
          <table:table-cell office:value-type="string">
            <text:p>Joshua Mance</text:p>
          </table:table-cell>
          <table:table-cell table:number-columns-repeated="1021"/>
        </table:table-row>
        <table:table-row table:style-name="ro1">
          <table:table-cell office:value-type="float" office:value="7963">
            <text:p>7963</text:p>
          </table:table-cell>
          <table:table-cell office:value-type="float" office:value="60232">
            <text:p>60232</text:p>
          </table:table-cell>
          <table:table-cell office:value-type="string">
            <text:p>Manteo Mitchell</text:p>
          </table:table-cell>
          <table:table-cell table:number-columns-repeated="1021"/>
        </table:table-row>
        <table:table-row table:style-name="ro1">
          <table:table-cell office:value-type="float" office:value="7980">
            <text:p>7980</text:p>
          </table:table-cell>
          <table:table-cell office:value-type="float" office:value="33011">
            <text:p>33011</text:p>
          </table:table-cell>
          <table:table-cell office:value-type="string">
            <text:p>Bruce Robertson</text:p>
          </table:table-cell>
          <table:table-cell table:number-columns-repeated="1021"/>
        </table:table-row>
        <table:table-row table:style-name="ro1">
          <table:table-cell office:value-type="float" office:value="7980">
            <text:p>7980</text:p>
          </table:table-cell>
          <table:table-cell office:value-type="float" office:value="66226">
            <text:p>66226</text:p>
          </table:table-cell>
          <table:table-cell office:value-type="string">
            <text:p>Bruce Robertson</text:p>
          </table:table-cell>
          <table:table-cell table:number-columns-repeated="1021"/>
        </table:table-row>
        <table:table-row table:style-name="ro1">
          <table:table-cell office:value-type="float" office:value="7980">
            <text:p>7980</text:p>
          </table:table-cell>
          <table:table-cell office:value-type="float" office:value="22555">
            <text:p>22555</text:p>
          </table:table-cell>
          <table:table-cell office:value-type="string">
            <text:p>Robert Kasting</text:p>
          </table:table-cell>
          <table:table-cell table:number-columns-repeated="1021"/>
        </table:table-row>
        <table:table-row table:style-name="ro1">
          <table:table-cell office:value-type="float" office:value="7980">
            <text:p>7980</text:p>
          </table:table-cell>
          <table:table-cell office:value-type="float" office:value="30763">
            <text:p>30763</text:p>
          </table:table-cell>
          <table:table-cell office:value-type="string">
            <text:p>Erik Fish</text:p>
          </table:table-cell>
          <table:table-cell table:number-columns-repeated="1021"/>
        </table:table-row>
        <table:table-row table:style-name="ro1">
          <table:table-cell office:value-type="float" office:value="7980">
            <text:p>7980</text:p>
          </table:table-cell>
          <table:table-cell office:value-type="float" office:value="39342">
            <text:p>39342</text:p>
          </table:table-cell>
          <table:table-cell office:value-type="string">
            <text:p>William Mahony</text:p>
          </table:table-cell>
          <table:table-cell table:number-columns-repeated="1021"/>
        </table:table-row>
        <table:table-row table:style-name="ro1">
          <table:table-cell office:value-type="float" office:value="8033">
            <text:p>8033</text:p>
          </table:table-cell>
          <table:table-cell office:value-type="float" office:value="57833">
            <text:p>57833</text:p>
          </table:table-cell>
          <table:table-cell office:value-type="string">
            <text:p>Jonathan Kuck</text:p>
          </table:table-cell>
          <table:table-cell table:number-columns-repeated="1021"/>
        </table:table-row>
        <table:table-row table:style-name="ro1">
          <table:table-cell office:value-type="float" office:value="8033">
            <text:p>8033</text:p>
          </table:table-cell>
          <table:table-cell office:value-type="float" office:value="37577">
            <text:p>37577</text:p>
          </table:table-cell>
          <table:table-cell office:value-type="string">
            <text:p>Trevor Marsicano</text:p>
          </table:table-cell>
          <table:table-cell table:number-columns-repeated="1021"/>
        </table:table-row>
        <table:table-row table:style-name="ro2">
          <table:table-cell office:value-type="float" office:value="8033">
            <text:p>8033</text:p>
          </table:table-cell>
          <table:table-cell office:value-type="float" office:value="39294">
            <text:p>39294</text:p>
          </table:table-cell>
          <table:table-cell office:value-type="string">
            <text:p>Brian Hansen</text:p>
          </table:table-cell>
          <table:table-cell table:number-columns-repeated="1021"/>
        </table:table-row>
        <table:table-row table:style-name="ro1">
          <table:table-cell office:value-type="float" office:value="8033">
            <text:p>8033</text:p>
          </table:table-cell>
          <table:table-cell office:value-type="float" office:value="64299">
            <text:p>64299</text:p>
          </table:table-cell>
          <table:table-cell office:value-type="string">
            <text:p>Chad Hedrick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19060">
            <text:p>19060</text:p>
          </table:table-cell>
          <table:table-cell office:value-type="string">
            <text:p>Elizaveta Tichtchenko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43008">
            <text:p>43008</text:p>
          </table:table-cell>
          <table:table-cell office:value-type="string">
            <text:p>Elena Godina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30571">
            <text:p>30571</text:p>
          </table:table-cell>
          <table:table-cell office:value-type="string">
            <text:p>Lioubov Chachkova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48564">
            <text:p>48564</text:p>
          </table:table-cell>
          <table:table-cell office:value-type="string">
            <text:p>Tatyana Menshova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30467">
            <text:p>30467</text:p>
          </table:table-cell>
          <table:table-cell office:value-type="string">
            <text:p>Valentina Ogienko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47569">
            <text:p>47569</text:p>
          </table:table-cell>
          <table:table-cell office:value-type="string">
            <text:p>Evgenya Artamonova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27836">
            <text:p>27836</text:p>
          </table:table-cell>
          <table:table-cell office:value-type="string">
            <text:p>Irina Smirnova-Ilchenko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9402">
            <text:p>9402</text:p>
          </table:table-cell>
          <table:table-cell office:value-type="string">
            <text:p>Natalya Morozova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6637">
            <text:p>6637</text:p>
          </table:table-cell>
          <table:table-cell office:value-type="string">
            <text:p>Marina Nikulina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58938">
            <text:p>58938</text:p>
          </table:table-cell>
          <table:table-cell office:value-type="string">
            <text:p>Yulia Timonova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47166">
            <text:p>47166</text:p>
          </table:table-cell>
          <table:table-cell office:value-type="string">
            <text:p>Tatyana Gracheva</text:p>
          </table:table-cell>
          <table:table-cell table:number-columns-repeated="1021"/>
        </table:table-row>
        <table:table-row table:style-name="ro1">
          <table:table-cell office:value-type="float" office:value="8041">
            <text:p>8041</text:p>
          </table:table-cell>
          <table:table-cell office:value-type="float" office:value="60749">
            <text:p>60749</text:p>
          </table:table-cell>
          <table:table-cell office:value-type="string">
            <text:p>Elena Tyurina</text:p>
          </table:table-cell>
          <table:table-cell table:number-columns-repeated="1021"/>
        </table:table-row>
        <table:table-row table:style-name="ro1">
          <table:table-cell office:value-type="float" office:value="8082">
            <text:p>8082</text:p>
          </table:table-cell>
          <table:table-cell office:value-type="float" office:value="5238">
            <text:p>5238</text:p>
          </table:table-cell>
          <table:table-cell office:value-type="string">
            <text:p>Ramzy Al Duhami</text:p>
          </table:table-cell>
          <table:table-cell table:number-columns-repeated="1021"/>
        </table:table-row>
        <table:table-row table:style-name="ro1">
          <table:table-cell office:value-type="float" office:value="8082">
            <text:p>8082</text:p>
          </table:table-cell>
          <table:table-cell office:value-type="float" office:value="40608">
            <text:p>40608</text:p>
          </table:table-cell>
          <table:table-cell office:value-type="string">
            <text:p>Abdullah Waleed Sharbatly</text:p>
          </table:table-cell>
          <table:table-cell table:number-columns-repeated="1021"/>
        </table:table-row>
        <table:table-row table:style-name="ro1">
          <table:table-cell office:value-type="float" office:value="8082">
            <text:p>8082</text:p>
          </table:table-cell>
          <table:table-cell office:value-type="float" office:value="34375">
            <text:p>34375</text:p>
          </table:table-cell>
          <table:table-cell office:value-type="string">
            <text:p>Abdullah Al Saud</text:p>
          </table:table-cell>
          <table:table-cell table:number-columns-repeated="1021"/>
        </table:table-row>
        <table:table-row table:style-name="ro1">
          <table:table-cell office:value-type="float" office:value="8082">
            <text:p>8082</text:p>
          </table:table-cell>
          <table:table-cell office:value-type="float" office:value="5090">
            <text:p>5090</text:p>
          </table:table-cell>
          <table:table-cell office:value-type="string">
            <text:p>Kamal Bahamdan</text:p>
          </table:table-cell>
          <table:table-cell table:number-columns-repeated="1021"/>
        </table:table-row>
        <table:table-row table:style-name="ro1">
          <table:table-cell office:value-type="float" office:value="8088">
            <text:p>8088</text:p>
          </table:table-cell>
          <table:table-cell office:value-type="float" office:value="17360">
            <text:p>17360</text:p>
          </table:table-cell>
          <table:table-cell office:value-type="string">
            <text:p>Stuart O'Grady</text:p>
          </table:table-cell>
          <table:table-cell table:number-columns-repeated="1021"/>
        </table:table-row>
        <table:table-row table:style-name="ro1">
          <table:table-cell office:value-type="float" office:value="8088">
            <text:p>8088</text:p>
          </table:table-cell>
          <table:table-cell office:value-type="float" office:value="5642">
            <text:p>5642</text:p>
          </table:table-cell>
          <table:table-cell office:value-type="string">
            <text:p>Graeme Brown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32820">
            <text:p>32820</text:p>
          </table:table-cell>
          <table:table-cell office:value-type="string">
            <text:p>Milan Aleksi?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35770">
            <text:p>35770</text:p>
          </table:table-cell>
          <table:table-cell office:value-type="string">
            <text:p>Živko Goci?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42720">
            <text:p>42720</text:p>
          </table:table-cell>
          <table:table-cell office:value-type="string">
            <text:p>Aleksa Šaponji?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45387">
            <text:p>45387</text:p>
          </table:table-cell>
          <table:table-cell office:value-type="string">
            <text:p>Gojko Pijetlovi?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29599">
            <text:p>29599</text:p>
          </table:table-cell>
          <table:table-cell office:value-type="string">
            <text:p>Stefan Mitrovi?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50878">
            <text:p>50878</text:p>
          </table:table-cell>
          <table:table-cell office:value-type="string">
            <text:p>Vanja Udovi?i?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42689">
            <text:p>42689</text:p>
          </table:table-cell>
          <table:table-cell office:value-type="string">
            <text:p>Slobodan Niki?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52517">
            <text:p>52517</text:p>
          </table:table-cell>
          <table:table-cell office:value-type="string">
            <text:p>Duško Pijetlovi?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58393">
            <text:p>58393</text:p>
          </table:table-cell>
          <table:table-cell office:value-type="string">
            <text:p>Slobodan Soro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48217">
            <text:p>48217</text:p>
          </table:table-cell>
          <table:table-cell office:value-type="string">
            <text:p>Andrija Prlainovi?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8076">
            <text:p>8076</text:p>
          </table:table-cell>
          <table:table-cell office:value-type="string">
            <text:p>Filip Filipovi?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33609">
            <text:p>33609</text:p>
          </table:table-cell>
          <table:table-cell office:value-type="string">
            <text:p>Dusan Mandic</text:p>
          </table:table-cell>
          <table:table-cell table:number-columns-repeated="1021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8828">
            <text:p>8828</text:p>
          </table:table-cell>
          <table:table-cell office:value-type="string">
            <text:p>Nikola Ra?en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53493">
            <text:p>53493</text:p>
          </table:table-cell>
          <table:table-cell office:value-type="string">
            <text:p>Fernanda Ferreira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0999">
            <text:p>10999</text:p>
          </table:table-cell>
          <table:table-cell office:value-type="string">
            <text:p>Tandara Caixeta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8411">
            <text:p>8411</text:p>
          </table:table-cell>
          <table:table-cell office:value-type="string">
            <text:p>Paula Pequeno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29691">
            <text:p>29691</text:p>
          </table:table-cell>
          <table:table-cell office:value-type="string">
            <text:p>Thaisa Menezes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21241">
            <text:p>21241</text:p>
          </table:table-cell>
          <table:table-cell office:value-type="string">
            <text:p>Dani Lins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36101">
            <text:p>36101</text:p>
          </table:table-cell>
          <table:table-cell office:value-type="string">
            <text:p>Natalia Pereira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30321">
            <text:p>30321</text:p>
          </table:table-cell>
          <table:table-cell office:value-type="string">
            <text:p>Fabiana de Oliveira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39577">
            <text:p>39577</text:p>
          </table:table-cell>
          <table:table-cell office:value-type="string">
            <text:p>Sheilla Castro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35553">
            <text:p>35553</text:p>
          </table:table-cell>
          <table:table-cell office:value-type="string">
            <text:p>Adenizia da Silva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45869">
            <text:p>45869</text:p>
          </table:table-cell>
          <table:table-cell office:value-type="string">
            <text:p>Fernanda Rodrigues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3624">
            <text:p>13624</text:p>
          </table:table-cell>
          <table:table-cell office:value-type="string">
            <text:p>Fabiana Claudino</text:p>
          </table:table-cell>
          <table:table-cell table:number-columns-repeated="102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58375">
            <text:p>58375</text:p>
          </table:table-cell>
          <table:table-cell office:value-type="string">
            <text:p>Jaqueline Carvalho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58987">
            <text:p>58987</text:p>
          </table:table-cell>
          <table:table-cell office:value-type="string">
            <text:p>Camilla Herrem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56362">
            <text:p>56362</text:p>
          </table:table-cell>
          <table:table-cell office:value-type="string">
            <text:p>Heidi Løke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40342">
            <text:p>40342</text:p>
          </table:table-cell>
          <table:table-cell office:value-type="string">
            <text:p>Linn Jørum Sulland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16510">
            <text:p>16510</text:p>
          </table:table-cell>
          <table:table-cell office:value-type="string">
            <text:p>Karoline Dyhre Breivang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4050">
            <text:p>4050</text:p>
          </table:table-cell>
          <table:table-cell office:value-type="string">
            <text:p>Kristine Lunde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20122">
            <text:p>20122</text:p>
          </table:table-cell>
          <table:table-cell office:value-type="string">
            <text:p>Tonje Nøstvold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27377">
            <text:p>27377</text:p>
          </table:table-cell>
          <table:table-cell office:value-type="string">
            <text:p>Ida Alstad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60996">
            <text:p>60996</text:p>
          </table:table-cell>
          <table:table-cell office:value-type="string">
            <text:p>Marit Malm Frafjord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42909">
            <text:p>42909</text:p>
          </table:table-cell>
          <table:table-cell office:value-type="string">
            <text:p>Kari Aalvik Grimsbø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49445">
            <text:p>49445</text:p>
          </table:table-cell>
          <table:table-cell office:value-type="string">
            <text:p>Linn-Kristin Riegelhuth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60326">
            <text:p>60326</text:p>
          </table:table-cell>
          <table:table-cell office:value-type="string">
            <text:p>Katrine Lunde Haraldsen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4167">
            <text:p>4167</text:p>
          </table:table-cell>
          <table:table-cell office:value-type="string">
            <text:p>Gøril Snorroeggen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1022">
            <text:p>1022</text:p>
          </table:table-cell>
          <table:table-cell office:value-type="string">
            <text:p>Kari Mette Johansen</text:p>
          </table:table-cell>
          <table:table-cell table:number-columns-repeated="102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50795">
            <text:p>50795</text:p>
          </table:table-cell>
          <table:table-cell office:value-type="string">
            <text:p>Amanda Kurtovi?</text:p>
          </table:table-cell>
          <table:table-cell table:number-columns-repeated="1021"/>
        </table:table-row>
        <table:table-row table:style-name="ro1">
          <table:table-cell office:value-type="float" office:value="8143">
            <text:p>8143</text:p>
          </table:table-cell>
          <table:table-cell office:value-type="float" office:value="51670">
            <text:p>51670</text:p>
          </table:table-cell>
          <table:table-cell office:value-type="string">
            <text:p>Rebecca Gilmore</text:p>
          </table:table-cell>
          <table:table-cell table:number-columns-repeated="1021"/>
        </table:table-row>
        <table:table-row table:style-name="ro1">
          <table:table-cell office:value-type="float" office:value="8143">
            <text:p>8143</text:p>
          </table:table-cell>
          <table:table-cell office:value-type="float" office:value="40525">
            <text:p>40525</text:p>
          </table:table-cell>
          <table:table-cell office:value-type="string">
            <text:p>Loudy Tourky</text:p>
          </table:table-cell>
          <table:table-cell table:number-columns-repeated="1021"/>
        </table:table-row>
        <table:table-row table:style-name="ro1">
          <table:table-cell office:value-type="float" office:value="8159">
            <text:p>8159</text:p>
          </table:table-cell>
          <table:table-cell office:value-type="float" office:value="22740">
            <text:p>22740</text:p>
          </table:table-cell>
          <table:table-cell office:value-type="string">
            <text:p>Xue Sang</text:p>
          </table:table-cell>
          <table:table-cell table:number-columns-repeated="1021"/>
        </table:table-row>
        <table:table-row table:style-name="ro2">
          <table:table-cell office:value-type="float" office:value="8159">
            <text:p>8159</text:p>
          </table:table-cell>
          <table:table-cell office:value-type="float" office:value="39377">
            <text:p>39377</text:p>
          </table:table-cell>
          <table:table-cell office:value-type="string">
            <text:p>Na Li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49514">
            <text:p>49514</text:p>
          </table:table-cell>
          <table:table-cell office:value-type="string">
            <text:p>Chang So-Yun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28295">
            <text:p>28295</text:p>
          </table:table-cell>
          <table:table-cell office:value-type="string">
            <text:p>Lee Soo-Jung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28649">
            <text:p>28649</text:p>
          </table:table-cell>
          <table:table-cell office:value-type="string">
            <text:p>Chang Yoon-Hee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42612">
            <text:p>42612</text:p>
          </table:table-cell>
          <table:table-cell office:value-type="string">
            <text:p>Eoh Yeon-Soon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44906">
            <text:p>44906</text:p>
          </table:table-cell>
          <table:table-cell office:value-type="string">
            <text:p>Hong Ji-Yeon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30301">
            <text:p>30301</text:p>
          </table:table-cell>
          <table:table-cell office:value-type="string">
            <text:p>Yoo Yin-Kyung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68">
            <text:p>68</text:p>
          </table:table-cell>
          <table:table-cell office:value-type="string">
            <text:p>Park Soo-Jeong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53531">
            <text:p>53531</text:p>
          </table:table-cell>
          <table:table-cell office:value-type="string">
            <text:p>Chung Sun-Hye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46375">
            <text:p>46375</text:p>
          </table:table-cell>
          <table:table-cell office:value-type="string">
            <text:p>Choi Kwang-Hee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58897">
            <text:p>58897</text:p>
          </table:table-cell>
          <table:table-cell office:value-type="string">
            <text:p>Choi Kwang-Hee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37590">
            <text:p>37590</text:p>
          </table:table-cell>
          <table:table-cell office:value-type="string">
            <text:p>Lee In-Sook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60107">
            <text:p>60107</text:p>
          </table:table-cell>
          <table:table-cell office:value-type="string">
            <text:p>Kim Nam-Soon</text:p>
          </table:table-cell>
          <table:table-cell table:number-columns-repeated="1021"/>
        </table:table-row>
        <table:table-row table:style-name="ro1">
          <table:table-cell office:value-type="float" office:value="8163">
            <text:p>8163</text:p>
          </table:table-cell>
          <table:table-cell office:value-type="float" office:value="35785">
            <text:p>35785</text:p>
          </table:table-cell>
          <table:table-cell office:value-type="string">
            <text:p>Kang Hye-Mi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35956">
            <text:p>35956</text:p>
          </table:table-cell>
          <table:table-cell office:value-type="string">
            <text:p>Marina Vuk?ev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30593">
            <text:p>30593</text:p>
          </table:table-cell>
          <table:table-cell office:value-type="string">
            <text:p>Majda Mehmedov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18115">
            <text:p>18115</text:p>
          </table:table-cell>
          <table:table-cell office:value-type="string">
            <text:p>Ana Radov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36350">
            <text:p>36350</text:p>
          </table:table-cell>
          <table:table-cell office:value-type="string">
            <text:p>Marija Jovanov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44223">
            <text:p>44223</text:p>
          </table:table-cell>
          <table:table-cell office:value-type="string">
            <text:p>Radmila Miljan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8651">
            <text:p>8651</text:p>
          </table:table-cell>
          <table:table-cell office:value-type="string">
            <text:p>Ana ?ok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12896">
            <text:p>12896</text:p>
          </table:table-cell>
          <table:table-cell office:value-type="string">
            <text:p>Katarina Bulatov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26850">
            <text:p>26850</text:p>
          </table:table-cell>
          <table:table-cell office:value-type="string">
            <text:p>An?ela Bulatov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8580">
            <text:p>8580</text:p>
          </table:table-cell>
          <table:table-cell office:value-type="string">
            <text:p>Sonja Barjaktarov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12042">
            <text:p>12042</text:p>
          </table:table-cell>
          <table:table-cell office:value-type="string">
            <text:p>Bojana Popov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55252">
            <text:p>55252</text:p>
          </table:table-cell>
          <table:table-cell office:value-type="string">
            <text:p>Milena Knežev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45583">
            <text:p>45583</text:p>
          </table:table-cell>
          <table:table-cell office:value-type="string">
            <text:p>Suzana Lazov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13164">
            <text:p>13164</text:p>
          </table:table-cell>
          <table:table-cell office:value-type="string">
            <text:p>Jovanka Radi?evi?</text:p>
          </table:table-cell>
          <table:table-cell table:number-columns-repeated="1021"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21829">
            <text:p>21829</text:p>
          </table:table-cell>
          <table:table-cell office:value-type="string">
            <text:p>Maja Savi?</text:p>
          </table:table-cell>
          <table:table-cell table:number-columns-repeated="1021"/>
        </table:table-row>
        <table:table-row table:style-name="ro1">
          <table:table-cell office:value-type="float" office:value="8198">
            <text:p>8198</text:p>
          </table:table-cell>
          <table:table-cell office:value-type="float" office:value="19919">
            <text:p>19919</text:p>
          </table:table-cell>
          <table:table-cell office:value-type="string">
            <text:p>Paola Suárez</text:p>
          </table:table-cell>
          <table:table-cell table:number-columns-repeated="1021"/>
        </table:table-row>
        <table:table-row table:style-name="ro1">
          <table:table-cell office:value-type="float" office:value="8198">
            <text:p>8198</text:p>
          </table:table-cell>
          <table:table-cell office:value-type="float" office:value="10130">
            <text:p>10130</text:p>
          </table:table-cell>
          <table:table-cell office:value-type="string">
            <text:p>Patricia Tarabini</text:p>
          </table:table-cell>
          <table:table-cell table:number-columns-repeated="1021"/>
        </table:table-row>
        <table:table-row table:style-name="ro2">
          <table:table-cell office:value-type="float" office:value="8199">
            <text:p>8199</text:p>
          </table:table-cell>
          <table:table-cell office:value-type="float" office:value="1485">
            <text:p>1485</text:p>
          </table:table-cell>
          <table:table-cell office:value-type="string">
            <text:p>Victoria Brown</text:p>
          </table:table-cell>
          <table:table-cell table:number-columns-repeated="1021"/>
        </table:table-row>
        <table:table-row table:style-name="ro1">
          <table:table-cell office:value-type="float" office:value="8199">
            <text:p>8199</text:p>
          </table:table-cell>
          <table:table-cell office:value-type="float" office:value="56171">
            <text:p>56171</text:p>
          </table:table-cell>
          <table:table-cell office:value-type="string">
            <text:p>Melissa Rippon</text:p>
          </table:table-cell>
          <table:table-cell table:number-columns-repeated="1021"/>
        </table:table-row>
        <table:table-row table:style-name="ro1">
          <table:table-cell office:value-type="float" office:value="8199">
            <text:p>8199</text:p>
          </table:table-cell>
          <table:table-cell office:value-type="float" office:value="9799">
            <text:p>9799</text:p>
          </table:table-cell>
          <table:table-cell office:value-type="string">
            <text:p>Alicia McCormack</text:p>
          </table:table-cell>
          <table:table-cell table:number-columns-repeated="1021"/>
        </table:table-row>
        <table:table-row table:style-name="ro1">
          <table:table-cell office:value-type="float" office:value="8199">
            <text:p>8199</text:p>
          </table:table-cell>
          <table:table-cell office:value-type="float" office:value="5288">
            <text:p>5288</text:p>
          </table:table-cell>
          <table:table-cell office:value-type="string">
            <text:p>Gemma Beadsworth</text:p>
          </table:table-cell>
          <table:table-cell table:number-columns-repeated="1021"/>
        </table:table-row>
        <table:table-row table:style-name="ro1">
          <table:table-cell office:value-type="float" office:value="8199">
            <text:p>8199</text:p>
          </table:table-cell>
          <table:table-cell office:value-type="float" office:value="5561">
            <text:p>5561</text:p>
          </table:table-cell>
          <table:table-cell office:value-type="string">
            <text:p>Kate Gynther</text:p>
          </table:table-cell>
          <table:table-cell table:number-columns-repeated="1021"/>
        </table:table-row>
        <table:table-row table:style-name="ro1">
          <table:table-cell office:value-type="float" office:value="8199">
            <text:p>8199</text:p>
          </table:table-cell>
          <table:table-cell office:value-type="float" office:value="3267">
            <text:p>3267</text:p>
          </table:table-cell>
          <table:table-cell office:value-type="string">
            <text:p>Holly Lincoln-Smith</text:p>
          </table:table-cell>
          <table:table-cell table:number-columns-repeated="1021"/>
        </table:table-row>
        <table:table-row table:style-name="ro1">
          <table:table-cell office:value-type="float" office:value="8199">
            <text:p>8199</text:p>
          </table:table-cell>
          <table:table-cell office:value-type="float" office:value="43077">
            <text:p>43077</text:p>
          </table:table-cell>
          <table:table-cell office:value-type="string">
            <text:p>Glencora Ralph</text:p>
          </table:table-cell>
          <table:table-cell table:number-columns-repeated="1021"/>
        </table:table-row>
        <table:table-row table:style-name="ro1">
          <table:table-cell office:value-type="float" office:value="8199">
            <text:p>8199</text:p>
          </table:table-cell>
          <table:table-cell office:value-type="float" office:value="26302">
            <text:p>26302</text:p>
          </table:table-cell>
          <table:table-cell office:value-type="string">
            <text:p>Sophie Smith</text:p>
          </table:table-cell>
          <table:table-cell table:number-columns-repeated="1021"/>
        </table:table-row>
        <table:table-row table:style-name="ro1">
          <table:table-cell office:value-type="float" office:value="8199">
            <text:p>8199</text:p>
          </table:table-cell>
          <table:table-cell office:value-type="float" office:value="10376">
            <text:p>10376</text:p>
          </table:table-cell>
          <table:table-cell office:value-type="string">
            <text:p>Rowena Webster</text:p>
          </table:table-cell>
          <table:table-cell table:number-columns-repeated="1021"/>
        </table:table-row>
        <table:table-row table:style-name="ro1">
          <table:table-cell office:value-type="float" office:value="8199">
            <text:p>8199</text:p>
          </table:table-cell>
          <table:table-cell office:value-type="float" office:value="55246">
            <text:p>55246</text:p>
          </table:table-cell>
          <table:table-cell office:value-type="string">
            <text:p>Jane Moran</text:p>
          </table:table-cell>
          <table:table-cell table:number-columns-repeated="1021"/>
        </table:table-row>
        <table:table-row table:style-name="ro1">
          <table:table-cell office:value-type="float" office:value="8199">
            <text:p>8199</text:p>
          </table:table-cell>
          <table:table-cell office:value-type="float" office:value="42694">
            <text:p>42694</text:p>
          </table:table-cell>
          <table:table-cell office:value-type="string">
            <text:p>Nicola Zagame</text:p>
          </table:table-cell>
          <table:table-cell table:number-columns-repeated="1021"/>
        </table:table-row>
        <table:table-row table:style-name="ro1">
          <table:table-cell office:value-type="float" office:value="8199">
            <text:p>8199</text:p>
          </table:table-cell>
          <table:table-cell office:value-type="float" office:value="49527">
            <text:p>49527</text:p>
          </table:table-cell>
          <table:table-cell office:value-type="string">
            <text:p>Bronwen Knox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28647">
            <text:p>28647</text:p>
          </table:table-cell>
          <table:table-cell office:value-type="string">
            <text:p>Regina Mylosserdova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30214">
            <text:p>30214</text:p>
          </table:table-cell>
          <table:table-cell office:value-type="string">
            <text:p>Olena Kryvonossova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13357">
            <text:p>13357</text:p>
          </table:table-cell>
          <table:table-cell office:value-type="string">
            <text:p>Yuliya Buyeva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46389">
            <text:p>46389</text:p>
          </table:table-cell>
          <table:table-cell office:value-type="string">
            <text:p>Olga Pavlova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9320">
            <text:p>9320</text:p>
          </table:table-cell>
          <table:table-cell office:value-type="string">
            <text:p>Alla Kravets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15736">
            <text:p>15736</text:p>
          </table:table-cell>
          <table:table-cell office:value-type="string">
            <text:p>Nataliya Bozhenova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1961">
            <text:p>1961</text:p>
          </table:table-cell>
          <table:table-cell office:value-type="string">
            <text:p>Olga Kolomiyets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39414">
            <text:p>39414</text:p>
          </table:table-cell>
          <table:table-cell office:value-type="string">
            <text:p>Vita Mateshik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54391">
            <text:p>54391</text:p>
          </table:table-cell>
          <table:table-cell office:value-type="string">
            <text:p>Mariya Polyakova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19137">
            <text:p>19137</text:p>
          </table:table-cell>
          <table:table-cell office:value-type="string">
            <text:p>Olena Sydorenko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297">
            <text:p>297</text:p>
          </table:table-cell>
          <table:table-cell office:value-type="string">
            <text:p>Olexandra Fomina</text:p>
          </table:table-cell>
          <table:table-cell table:number-columns-repeated="1021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66471">
            <text:p>66471</text:p>
          </table:table-cell>
          <table:table-cell office:value-type="string">
            <text:p>Tetyana Ivanyushkyna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40918">
            <text:p>40918</text:p>
          </table:table-cell>
          <table:table-cell office:value-type="string">
            <text:p>Mirka Francia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65915">
            <text:p>65915</text:p>
          </table:table-cell>
          <table:table-cell office:value-type="string">
            <text:p>Taismary Agüero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7433">
            <text:p>7433</text:p>
          </table:table-cell>
          <table:table-cell office:value-type="string">
            <text:p>Lilia Izquierdo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29689">
            <text:p>29689</text:p>
          </table:table-cell>
          <table:table-cell office:value-type="string">
            <text:p>Idalmis Gato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5471">
            <text:p>5471</text:p>
          </table:table-cell>
          <table:table-cell office:value-type="string">
            <text:p>Ana Fernandez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4001">
            <text:p>4001</text:p>
          </table:table-cell>
          <table:table-cell office:value-type="string">
            <text:p>Regla Bell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30464">
            <text:p>30464</text:p>
          </table:table-cell>
          <table:table-cell office:value-type="string">
            <text:p>Raisa O'Farrill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7458">
            <text:p>7458</text:p>
          </table:table-cell>
          <table:table-cell office:value-type="string">
            <text:p>Yumilka Ruiz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16939">
            <text:p>16939</text:p>
          </table:table-cell>
          <table:table-cell office:value-type="string">
            <text:p>Mireya Luis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4809">
            <text:p>4809</text:p>
          </table:table-cell>
          <table:table-cell office:value-type="string">
            <text:p>Regla Torres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43974">
            <text:p>43974</text:p>
          </table:table-cell>
          <table:table-cell office:value-type="string">
            <text:p>Magalys Carvajal</text:p>
          </table:table-cell>
          <table:table-cell table:number-columns-repeated="1021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52350">
            <text:p>52350</text:p>
          </table:table-cell>
          <table:table-cell office:value-type="string">
            <text:p>Marlenys Costa</text:p>
          </table:table-cell>
          <table:table-cell table:number-columns-repeated="1021"/>
        </table:table-row>
        <table:table-row table:style-name="ro1">
          <table:table-cell office:value-type="float" office:value="8225">
            <text:p>8225</text:p>
          </table:table-cell>
          <table:table-cell office:value-type="float" office:value="43925">
            <text:p>43925</text:p>
          </table:table-cell>
          <table:table-cell office:value-type="string">
            <text:p>Sergey Fesenko</text:p>
          </table:table-cell>
          <table:table-cell table:number-columns-repeated="1021"/>
        </table:table-row>
        <table:table-row table:style-name="ro1">
          <table:table-cell office:value-type="float" office:value="8241">
            <text:p>8241</text:p>
          </table:table-cell>
          <table:table-cell office:value-type="float" office:value="53854">
            <text:p>53854</text:p>
          </table:table-cell>
          <table:table-cell office:value-type="string">
            <text:p>Mike Bruner</text:p>
          </table:table-cell>
          <table:table-cell table:number-columns-repeated="1021"/>
        </table:table-row>
        <table:table-row table:style-name="ro1">
          <table:table-cell office:value-type="float" office:value="8241">
            <text:p>8241</text:p>
          </table:table-cell>
          <table:table-cell office:value-type="float" office:value="45657">
            <text:p>45657</text:p>
          </table:table-cell>
          <table:table-cell office:value-type="string">
            <text:p>Jim Montgomery</text:p>
          </table:table-cell>
          <table:table-cell table:number-columns-repeated="1021"/>
        </table:table-row>
        <table:table-row table:style-name="ro1">
          <table:table-cell office:value-type="float" office:value="8241">
            <text:p>8241</text:p>
          </table:table-cell>
          <table:table-cell office:value-type="float" office:value="48721">
            <text:p>48721</text:p>
          </table:table-cell>
          <table:table-cell office:value-type="string">
            <text:p>Bruce Furniss</text:p>
          </table:table-cell>
          <table:table-cell table:number-columns-repeated="1021"/>
        </table:table-row>
        <table:table-row table:style-name="ro1">
          <table:table-cell office:value-type="float" office:value="8241">
            <text:p>8241</text:p>
          </table:table-cell>
          <table:table-cell office:value-type="float" office:value="11718">
            <text:p>11718</text:p>
          </table:table-cell>
          <table:table-cell office:value-type="string">
            <text:p>John Naber</text:p>
          </table:table-cell>
          <table:table-cell table:number-columns-repeated="1021"/>
        </table:table-row>
        <table:table-row table:style-name="ro1">
          <table:table-cell office:value-type="float" office:value="8263">
            <text:p>8263</text:p>
          </table:table-cell>
          <table:table-cell office:value-type="float" office:value="66631">
            <text:p>66631</text:p>
          </table:table-cell>
          <table:table-cell office:value-type="string">
            <text:p>Patric Leitner</text:p>
          </table:table-cell>
          <table:table-cell table:number-columns-repeated="1021"/>
        </table:table-row>
        <table:table-row table:style-name="ro1">
          <table:table-cell office:value-type="float" office:value="8263">
            <text:p>8263</text:p>
          </table:table-cell>
          <table:table-cell office:value-type="float" office:value="66286">
            <text:p>66286</text:p>
          </table:table-cell>
          <table:table-cell office:value-type="string">
            <text:p>Alexander Resch</text:p>
          </table:table-cell>
          <table:table-cell table:number-columns-repeated="1021"/>
        </table:table-row>
        <table:table-row table:style-name="ro1">
          <table:table-cell office:value-type="float" office:value="8264">
            <text:p>8264</text:p>
          </table:table-cell>
          <table:table-cell office:value-type="float" office:value="40826">
            <text:p>40826</text:p>
          </table:table-cell>
          <table:table-cell office:value-type="string">
            <text:p>Katarzyna Wójcicka</text:p>
          </table:table-cell>
          <table:table-cell table:number-columns-repeated="1021"/>
        </table:table-row>
        <table:table-row table:style-name="ro1">
          <table:table-cell office:value-type="float" office:value="8264">
            <text:p>8264</text:p>
          </table:table-cell>
          <table:table-cell office:value-type="float" office:value="44032">
            <text:p>44032</text:p>
          </table:table-cell>
          <table:table-cell office:value-type="string">
            <text:p>Luiza Zlotkowska</text:p>
          </table:table-cell>
          <table:table-cell table:number-columns-repeated="1021"/>
        </table:table-row>
        <table:table-row table:style-name="ro1">
          <table:table-cell office:value-type="float" office:value="8264">
            <text:p>8264</text:p>
          </table:table-cell>
          <table:table-cell office:value-type="float" office:value="63336">
            <text:p>63336</text:p>
          </table:table-cell>
          <table:table-cell office:value-type="string">
            <text:p>Katarzyna Wo?niak</text:p>
          </table:table-cell>
          <table:table-cell table:number-columns-repeated="1021"/>
        </table:table-row>
        <table:table-row table:style-name="ro2">
          <table:table-cell office:value-type="float" office:value="8279">
            <text:p>8279</text:p>
          </table:table-cell>
          <table:table-cell office:value-type="float" office:value="9733">
            <text:p>9733</text:p>
          </table:table-cell>
          <table:table-cell office:value-type="string">
            <text:p>Wolfgang Linger</text:p>
          </table:table-cell>
          <table:table-cell table:number-columns-repeated="1021"/>
        </table:table-row>
        <table:table-row table:style-name="ro1">
          <table:table-cell office:value-type="float" office:value="8279">
            <text:p>8279</text:p>
          </table:table-cell>
          <table:table-cell office:value-type="float" office:value="23910">
            <text:p>23910</text:p>
          </table:table-cell>
          <table:table-cell office:value-type="string">
            <text:p>Andreas Linger</text:p>
          </table:table-cell>
          <table:table-cell table:number-columns-repeated="1021"/>
        </table:table-row>
        <table:table-row table:style-name="ro1">
          <table:table-cell office:value-type="float" office:value="8325">
            <text:p>8325</text:p>
          </table:table-cell>
          <table:table-cell office:value-type="float" office:value="11338">
            <text:p>11338</text:p>
          </table:table-cell>
          <table:table-cell office:value-type="string">
            <text:p>Ond?ej Št?pánek</text:p>
          </table:table-cell>
          <table:table-cell table:number-columns-repeated="1021"/>
        </table:table-row>
        <table:table-row table:style-name="ro1">
          <table:table-cell office:value-type="float" office:value="8325">
            <text:p>8325</text:p>
          </table:table-cell>
          <table:table-cell office:value-type="float" office:value="25988">
            <text:p>25988</text:p>
          </table:table-cell>
          <table:table-cell office:value-type="string">
            <text:p>Jaroslav Volf</text:p>
          </table:table-cell>
          <table:table-cell table:number-columns-repeated="1021"/>
        </table:table-row>
        <table:table-row table:style-name="ro1">
          <table:table-cell office:value-type="float" office:value="8334">
            <text:p>8334</text:p>
          </table:table-cell>
          <table:table-cell office:value-type="float" office:value="18271">
            <text:p>18271</text:p>
          </table:table-cell>
          <table:table-cell office:value-type="string">
            <text:p>Jonathon Schofield</text:p>
          </table:table-cell>
          <table:table-cell table:number-columns-repeated="1021"/>
        </table:table-row>
        <table:table-row table:style-name="ro1">
          <table:table-cell office:value-type="float" office:value="8334">
            <text:p>8334</text:p>
          </table:table-cell>
          <table:table-cell office:value-type="float" office:value="31746">
            <text:p>31746</text:p>
          </table:table-cell>
          <table:table-cell office:value-type="string">
            <text:p>Liam Heath</text:p>
          </table:table-cell>
          <table:table-cell table:number-columns-repeated="1021"/>
        </table:table-row>
        <table:table-row table:style-name="ro1">
          <table:table-cell office:value-type="float" office:value="8383">
            <text:p>8383</text:p>
          </table:table-cell>
          <table:table-cell office:value-type="float" office:value="1568">
            <text:p>1568</text:p>
          </table:table-cell>
          <table:table-cell office:value-type="string">
            <text:p>Sergey Ermishin</text:p>
          </table:table-cell>
          <table:table-cell table:number-columns-repeated="1021"/>
        </table:table-row>
        <table:table-row table:style-name="ro1">
          <table:table-cell office:value-type="float" office:value="8383">
            <text:p>8383</text:p>
          </table:table-cell>
          <table:table-cell office:value-type="float" office:value="28656">
            <text:p>28656</text:p>
          </table:table-cell>
          <table:table-cell office:value-type="string">
            <text:p>Mikhail Kouchnerev</text:p>
          </table:table-cell>
          <table:table-cell table:number-columns-repeated="1021"/>
        </table:table-row>
        <table:table-row table:style-name="ro1">
          <table:table-cell office:value-type="float" office:value="8478">
            <text:p>8478</text:p>
          </table:table-cell>
          <table:table-cell office:value-type="float" office:value="55064">
            <text:p>55064</text:p>
          </table:table-cell>
          <table:table-cell office:value-type="string">
            <text:p>Ricardo Santos</text:p>
          </table:table-cell>
          <table:table-cell table:number-columns-repeated="1021"/>
        </table:table-row>
        <table:table-row table:style-name="ro1">
          <table:table-cell office:value-type="float" office:value="8478">
            <text:p>8478</text:p>
          </table:table-cell>
          <table:table-cell office:value-type="float" office:value="66785">
            <text:p>66785</text:p>
          </table:table-cell>
          <table:table-cell office:value-type="string">
            <text:p>Ricardo Santos</text:p>
          </table:table-cell>
          <table:table-cell table:number-columns-repeated="1021"/>
        </table:table-row>
        <table:table-row table:style-name="ro1">
          <table:table-cell office:value-type="float" office:value="8478">
            <text:p>8478</text:p>
          </table:table-cell>
          <table:table-cell office:value-type="float" office:value="2107">
            <text:p>2107</text:p>
          </table:table-cell>
          <table:table-cell office:value-type="string">
            <text:p>Zé Marco de Melo</text:p>
          </table:table-cell>
          <table:table-cell table:number-columns-repeated="1021"/>
        </table:table-row>
        <table:table-row table:style-name="ro1">
          <table:table-cell office:value-type="float" office:value="8479">
            <text:p>8479</text:p>
          </table:table-cell>
          <table:table-cell office:value-type="float" office:value="44751">
            <text:p>44751</text:p>
          </table:table-cell>
          <table:table-cell office:value-type="string">
            <text:p>Miriam Welte</text:p>
          </table:table-cell>
          <table:table-cell table:number-columns-repeated="1021"/>
        </table:table-row>
        <table:table-row table:style-name="ro1">
          <table:table-cell office:value-type="float" office:value="8479">
            <text:p>8479</text:p>
          </table:table-cell>
          <table:table-cell office:value-type="float" office:value="30952">
            <text:p>30952</text:p>
          </table:table-cell>
          <table:table-cell office:value-type="string">
            <text:p>Kristina Vogel</text:p>
          </table:table-cell>
          <table:table-cell table:number-columns-repeated="1021"/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44487">
            <text:p>44487</text:p>
          </table:table-cell>
          <table:table-cell office:value-type="string">
            <text:p>Heidemarie Reineck</text:p>
          </table:table-cell>
          <table:table-cell table:number-columns-repeated="1021"/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9473">
            <text:p>9473</text:p>
          </table:table-cell>
          <table:table-cell office:value-type="string">
            <text:p>Jutta Weber</text:p>
          </table:table-cell>
          <table:table-cell table:number-columns-repeated="1021"/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8933">
            <text:p>8933</text:p>
          </table:table-cell>
          <table:table-cell office:value-type="string">
            <text:p>Angela Steinbach</text:p>
          </table:table-cell>
          <table:table-cell table:number-columns-repeated="1021"/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62378">
            <text:p>62378</text:p>
          </table:table-cell>
          <table:table-cell office:value-type="string">
            <text:p>Gudrun Beckmann</text:p>
          </table:table-cell>
          <table:table-cell table:number-columns-repeated="1021"/>
        </table:table-row>
        <table:table-row table:style-name="ro1">
          <table:table-cell office:value-type="float" office:value="8481">
            <text:p>8481</text:p>
          </table:table-cell>
          <table:table-cell office:value-type="float" office:value="44632">
            <text:p>44632</text:p>
          </table:table-cell>
          <table:table-cell office:value-type="string">
            <text:p>Max Mirnyi</text:p>
          </table:table-cell>
          <table:table-cell table:number-columns-repeated="1021"/>
        </table:table-row>
        <table:table-row table:style-name="ro1">
          <table:table-cell office:value-type="float" office:value="8481">
            <text:p>8481</text:p>
          </table:table-cell>
          <table:table-cell office:value-type="float" office:value="63834">
            <text:p>63834</text:p>
          </table:table-cell>
          <table:table-cell office:value-type="string">
            <text:p>Victoria Azarenka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42701">
            <text:p>42701</text:p>
          </table:table-cell>
          <table:table-cell office:value-type="string">
            <text:p>Jennifer Digbeu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41453">
            <text:p>41453</text:p>
          </table:table-cell>
          <table:table-cell office:value-type="string">
            <text:p>Élodie Godin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45751">
            <text:p>45751</text:p>
          </table:table-cell>
          <table:table-cell office:value-type="string">
            <text:p>Emmeline Ndongue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11948">
            <text:p>11948</text:p>
          </table:table-cell>
          <table:table-cell office:value-type="string">
            <text:p>Nwal-Endene Miyem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40691">
            <text:p>40691</text:p>
          </table:table-cell>
          <table:table-cell office:value-type="string">
            <text:p>Marion Laborde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26291">
            <text:p>26291</text:p>
          </table:table-cell>
          <table:table-cell office:value-type="string">
            <text:p>Florence Lepron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66930">
            <text:p>66930</text:p>
          </table:table-cell>
          <table:table-cell office:value-type="string">
            <text:p>Clemence Beikes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44932">
            <text:p>44932</text:p>
          </table:table-cell>
          <table:table-cell office:value-type="string">
            <text:p>Sandrine Gruda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4381">
            <text:p>4381</text:p>
          </table:table-cell>
          <table:table-cell office:value-type="string">
            <text:p>Edwige Lawson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32998">
            <text:p>32998</text:p>
          </table:table-cell>
          <table:table-cell office:value-type="string">
            <text:p>Émilie Gomis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47219">
            <text:p>47219</text:p>
          </table:table-cell>
          <table:table-cell office:value-type="string">
            <text:p>Isabelle Yacoubou</text:p>
          </table:table-cell>
          <table:table-cell table:number-columns-repeated="1021"/>
        </table:table-row>
        <table:table-row table:style-name="ro1">
          <table:table-cell office:value-type="float" office:value="8507">
            <text:p>8507</text:p>
          </table:table-cell>
          <table:table-cell office:value-type="float" office:value="12426">
            <text:p>12426</text:p>
          </table:table-cell>
          <table:table-cell office:value-type="string">
            <text:p>Céline Dumerc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28600">
            <text:p>28600</text:p>
          </table:table-cell>
          <table:table-cell office:value-type="string">
            <text:p>Patrick Kane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52842">
            <text:p>52842</text:p>
          </table:table-cell>
          <table:table-cell office:value-type="string">
            <text:p>Jack Johnson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22247">
            <text:p>22247</text:p>
          </table:table-cell>
          <table:table-cell office:value-type="string">
            <text:p>Zach Parise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33573">
            <text:p>33573</text:p>
          </table:table-cell>
          <table:table-cell office:value-type="string">
            <text:p>Ryan Malone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23753">
            <text:p>23753</text:p>
          </table:table-cell>
          <table:table-cell office:value-type="string">
            <text:p>Tim Gleason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60140">
            <text:p>60140</text:p>
          </table:table-cell>
          <table:table-cell office:value-type="string">
            <text:p>Phil Kessel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44667">
            <text:p>44667</text:p>
          </table:table-cell>
          <table:table-cell office:value-type="string">
            <text:p>Joe Pavelski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5532">
            <text:p>5532</text:p>
          </table:table-cell>
          <table:table-cell office:value-type="string">
            <text:p>Dustin Brown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28913">
            <text:p>28913</text:p>
          </table:table-cell>
          <table:table-cell office:value-type="string">
            <text:p>Ryan Callahan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32874">
            <text:p>32874</text:p>
          </table:table-cell>
          <table:table-cell office:value-type="string">
            <text:p>Ryan Suter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31813">
            <text:p>31813</text:p>
          </table:table-cell>
          <table:table-cell office:value-type="string">
            <text:p>Paul Stastny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55217">
            <text:p>55217</text:p>
          </table:table-cell>
          <table:table-cell office:value-type="string">
            <text:p>Tim Thomas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39173">
            <text:p>39173</text:p>
          </table:table-cell>
          <table:table-cell office:value-type="string">
            <text:p>Brooks Orpik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16131">
            <text:p>16131</text:p>
          </table:table-cell>
          <table:table-cell office:value-type="string">
            <text:p>Ryan Miller</text:p>
          </table:table-cell>
          <table:table-cell table:number-columns-repeated="1021"/>
        </table:table-row>
        <table:table-row table:style-name="ro2">
          <table:table-cell office:value-type="float" office:value="8530">
            <text:p>8530</text:p>
          </table:table-cell>
          <table:table-cell office:value-type="float" office:value="52308">
            <text:p>52308</text:p>
          </table:table-cell>
          <table:table-cell office:value-type="string">
            <text:p>Ryan Whitney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55804">
            <text:p>55804</text:p>
          </table:table-cell>
          <table:table-cell office:value-type="string">
            <text:p>Chris Drury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17107">
            <text:p>17107</text:p>
          </table:table-cell>
          <table:table-cell office:value-type="string">
            <text:p>Bobby Ryan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63628">
            <text:p>63628</text:p>
          </table:table-cell>
          <table:table-cell office:value-type="string">
            <text:p>David Backes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63368">
            <text:p>63368</text:p>
          </table:table-cell>
          <table:table-cell office:value-type="string">
            <text:p>Brian Rafalski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51352">
            <text:p>51352</text:p>
          </table:table-cell>
          <table:table-cell office:value-type="string">
            <text:p>Erik Johnson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1101">
            <text:p>1101</text:p>
          </table:table-cell>
          <table:table-cell office:value-type="string">
            <text:p>Jamie Langenbrunner</text:p>
          </table:table-cell>
          <table:table-cell table:number-columns-repeated="1021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60450">
            <text:p>60450</text:p>
          </table:table-cell>
          <table:table-cell office:value-type="string">
            <text:p>Jonathan Quick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59074">
            <text:p>59074</text:p>
          </table:table-cell>
          <table:table-cell office:value-type="string">
            <text:p>Sidney Crosby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49621">
            <text:p>49621</text:p>
          </table:table-cell>
          <table:table-cell office:value-type="string">
            <text:p>Patrice Bergeron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23348">
            <text:p>23348</text:p>
          </table:table-cell>
          <table:table-cell office:value-type="string">
            <text:p>Rick Nash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42970">
            <text:p>42970</text:p>
          </table:table-cell>
          <table:table-cell office:value-type="string">
            <text:p>Scott Niedermayer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54462">
            <text:p>54462</text:p>
          </table:table-cell>
          <table:table-cell office:value-type="string">
            <text:p>Marc-Andre Fleury</text:p>
          </table:table-cell>
          <table:table-cell table:number-columns-repeated="1021"/>
        </table:table-row>
        <table:table-row table:style-name="ro2">
          <table:table-cell office:value-type="float" office:value="8573">
            <text:p>8573</text:p>
          </table:table-cell>
          <table:table-cell office:value-type="float" office:value="61568">
            <text:p>61568</text:p>
          </table:table-cell>
          <table:table-cell office:value-type="string">
            <text:p>Mike Richards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22438">
            <text:p>22438</text:p>
          </table:table-cell>
          <table:table-cell office:value-type="string">
            <text:p>Duncan Keith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15680">
            <text:p>15680</text:p>
          </table:table-cell>
          <table:table-cell office:value-type="string">
            <text:p>Shea Weber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62322">
            <text:p>62322</text:p>
          </table:table-cell>
          <table:table-cell office:value-type="string">
            <text:p>Drew Doughty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43934">
            <text:p>43934</text:p>
          </table:table-cell>
          <table:table-cell office:value-type="string">
            <text:p>Corey Perry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17497">
            <text:p>17497</text:p>
          </table:table-cell>
          <table:table-cell office:value-type="string">
            <text:p>Roberto Luongo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52317">
            <text:p>52317</text:p>
          </table:table-cell>
          <table:table-cell office:value-type="string">
            <text:p>Ryan Getzlaf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4150">
            <text:p>4150</text:p>
          </table:table-cell>
          <table:table-cell office:value-type="string">
            <text:p>Dany Heatley</text:p>
          </table:table-cell>
          <table:table-cell table:number-columns-repeated="1021"/>
        </table:table-row>
        <table:table-row table:style-name="ro2">
          <table:table-cell office:value-type="float" office:value="8573">
            <text:p>8573</text:p>
          </table:table-cell>
          <table:table-cell office:value-type="float" office:value="44433">
            <text:p>44433</text:p>
          </table:table-cell>
          <table:table-cell office:value-type="string">
            <text:p>Martin Brodeur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30435">
            <text:p>30435</text:p>
          </table:table-cell>
          <table:table-cell office:value-type="string">
            <text:p>Patrick Marleau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787">
            <text:p>787</text:p>
          </table:table-cell>
          <table:table-cell office:value-type="string">
            <text:p>Eric Staal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67234">
            <text:p>67234</text:p>
          </table:table-cell>
          <table:table-cell office:value-type="string">
            <text:p>Brenden Morrow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54343">
            <text:p>54343</text:p>
          </table:table-cell>
          <table:table-cell office:value-type="string">
            <text:p>Brent Seabrook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11623">
            <text:p>11623</text:p>
          </table:table-cell>
          <table:table-cell office:value-type="string">
            <text:p>Dan Boyle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54842">
            <text:p>54842</text:p>
          </table:table-cell>
          <table:table-cell office:value-type="string">
            <text:p>Joe Thornton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16930">
            <text:p>16930</text:p>
          </table:table-cell>
          <table:table-cell office:value-type="string">
            <text:p>Jonathan Toews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10625">
            <text:p>10625</text:p>
          </table:table-cell>
          <table:table-cell office:value-type="string">
            <text:p>Jarome Iginla</text:p>
          </table:table-cell>
          <table:table-cell table:number-columns-repeated="1021"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556">
            <text:p>556</text:p>
          </table:table-cell>
          <table:table-cell office:value-type="string">
            <text:p>Chris Pronger</text:p>
          </table:table-cell>
          <table:table-cell table:number-columns-repeated="1021"/>
        </table:table-row>
        <table:table-row table:style-name="ro1">
          <table:table-cell office:value-type="float" office:value="8577">
            <text:p>8577</text:p>
          </table:table-cell>
          <table:table-cell office:value-type="float" office:value="42867">
            <text:p>42867</text:p>
          </table:table-cell>
          <table:table-cell office:value-type="string">
            <text:p>Mariano Baracetti</text:p>
          </table:table-cell>
          <table:table-cell table:number-columns-repeated="1021"/>
        </table:table-row>
        <table:table-row table:style-name="ro1">
          <table:table-cell office:value-type="float" office:value="8577">
            <text:p>8577</text:p>
          </table:table-cell>
          <table:table-cell office:value-type="float" office:value="66469">
            <text:p>66469</text:p>
          </table:table-cell>
          <table:table-cell office:value-type="string">
            <text:p>José Salema</text:p>
          </table:table-cell>
          <table:table-cell table:number-columns-repeated="1021"/>
        </table:table-row>
        <table:table-row table:style-name="ro1">
          <table:table-cell office:value-type="float" office:value="8593">
            <text:p>8593</text:p>
          </table:table-cell>
          <table:table-cell office:value-type="float" office:value="88">
            <text:p>88</text:p>
          </table:table-cell>
          <table:table-cell office:value-type="string">
            <text:p>Matthew Grinlaubs</text:p>
          </table:table-cell>
          <table:table-cell table:number-columns-repeated="1021"/>
        </table:table-row>
        <table:table-row table:style-name="ro1">
          <table:table-cell office:value-type="float" office:value="8593">
            <text:p>8593</text:p>
          </table:table-cell>
          <table:table-cell office:value-type="float" office:value="39658">
            <text:p>39658</text:p>
          </table:table-cell>
          <table:table-cell office:value-type="string">
            <text:p>Joshua Slack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48648">
            <text:p>48648</text:p>
          </table:table-cell>
          <table:table-cell office:value-type="string">
            <text:p>Darius Maskoliuna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13961">
            <text:p>13961</text:p>
          </table:table-cell>
          <table:table-cell office:value-type="string">
            <text:p>Saulius Stomberga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60692">
            <text:p>60692</text:p>
          </table:table-cell>
          <table:table-cell office:value-type="string">
            <text:p>Saulius Štomberga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49721">
            <text:p>49721</text:p>
          </table:table-cell>
          <table:table-cell office:value-type="string">
            <text:p>Ram?nas Šiškauska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22930">
            <text:p>22930</text:p>
          </table:table-cell>
          <table:table-cell office:value-type="string">
            <text:p>Tomas Masiuli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29242">
            <text:p>29242</text:p>
          </table:table-cell>
          <table:table-cell office:value-type="string">
            <text:p>Darius Songaila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8593">
            <text:p>8593</text:p>
          </table:table-cell>
          <table:table-cell office:value-type="string">
            <text:p>K?stutis Mar?iulioni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38749">
            <text:p>38749</text:p>
          </table:table-cell>
          <table:table-cell office:value-type="string">
            <text:p>Šar?nas Jasikevi?iu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15671">
            <text:p>15671</text:p>
          </table:table-cell>
          <table:table-cell office:value-type="string">
            <text:p>Andrius Giedraiti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8481">
            <text:p>8481</text:p>
          </table:table-cell>
          <table:table-cell office:value-type="string">
            <text:p>Gintaras Einiki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40533">
            <text:p>40533</text:p>
          </table:table-cell>
          <table:table-cell office:value-type="string">
            <text:p>Mindaugas Timinska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21731">
            <text:p>21731</text:p>
          </table:table-cell>
          <table:table-cell office:value-type="string">
            <text:p>Dainius Adomaiti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23905">
            <text:p>23905</text:p>
          </table:table-cell>
          <table:table-cell office:value-type="string">
            <text:p>Eurelijus Žukauskas</text:p>
          </table:table-cell>
          <table:table-cell table:number-columns-repeated="1021"/>
        </table:table-row>
        <table:table-row table:style-name="ro1">
          <table:table-cell office:value-type="float" office:value="8594">
            <text:p>8594</text:p>
          </table:table-cell>
          <table:table-cell office:value-type="float" office:value="28217">
            <text:p>28217</text:p>
          </table:table-cell>
          <table:table-cell office:value-type="string">
            <text:p>Eurelijus Zukauskas</text:p>
          </table:table-cell>
          <table:table-cell table:number-columns-repeated="1021"/>
        </table:table-row>
        <table:table-row table:style-name="ro1">
          <table:table-cell office:value-type="float" office:value="8719">
            <text:p>8719</text:p>
          </table:table-cell>
          <table:table-cell office:value-type="float" office:value="40491">
            <text:p>40491</text:p>
          </table:table-cell>
          <table:table-cell office:value-type="string">
            <text:p>Raman Piatrushenka</text:p>
          </table:table-cell>
          <table:table-cell table:number-columns-repeated="1021"/>
        </table:table-row>
        <table:table-row table:style-name="ro1">
          <table:table-cell office:value-type="float" office:value="8719">
            <text:p>8719</text:p>
          </table:table-cell>
          <table:table-cell office:value-type="float" office:value="36614">
            <text:p>36614</text:p>
          </table:table-cell>
          <table:table-cell office:value-type="string">
            <text:p>Vadzim Makhneu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33697">
            <text:p>33697</text:p>
          </table:table-cell>
          <table:table-cell office:value-type="string">
            <text:p>Sofia Maccari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57891">
            <text:p>57891</text:p>
          </table:table-cell>
          <table:table-cell office:value-type="string">
            <text:p>Rosario Luchetti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49999">
            <text:p>49999</text:p>
          </table:table-cell>
          <table:table-cell office:value-type="string">
            <text:p>Mariela Scarone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8437">
            <text:p>8437</text:p>
          </table:table-cell>
          <table:table-cell office:value-type="string">
            <text:p>Noel Barrionuevo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60201">
            <text:p>60201</text:p>
          </table:table-cell>
          <table:table-cell office:value-type="string">
            <text:p>Florencia Habif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34333">
            <text:p>34333</text:p>
          </table:table-cell>
          <table:table-cell office:value-type="string">
            <text:p>Rocio Sanchez Moccia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20212">
            <text:p>20212</text:p>
          </table:table-cell>
          <table:table-cell office:value-type="string">
            <text:p>Carla Rebecchi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52724">
            <text:p>52724</text:p>
          </table:table-cell>
          <table:table-cell office:value-type="string">
            <text:p>Martina Cavallero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2627">
            <text:p>2627</text:p>
          </table:table-cell>
          <table:table-cell office:value-type="string">
            <text:p>Delfina Merino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36256">
            <text:p>36256</text:p>
          </table:table-cell>
          <table:table-cell office:value-type="string">
            <text:p>Maria Florencia Mutio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21223">
            <text:p>21223</text:p>
          </table:table-cell>
          <table:table-cell office:value-type="string">
            <text:p>Luciana Aymar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62073">
            <text:p>62073</text:p>
          </table:table-cell>
          <table:table-cell office:value-type="string">
            <text:p>Daniela Sruoga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37067">
            <text:p>37067</text:p>
          </table:table-cell>
          <table:table-cell office:value-type="string">
            <text:p>Ana Macarena Rodriguez Perez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36097">
            <text:p>36097</text:p>
          </table:table-cell>
          <table:table-cell office:value-type="string">
            <text:p>Silvina D'elia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62683">
            <text:p>62683</text:p>
          </table:table-cell>
          <table:table-cell office:value-type="string">
            <text:p>Laura del Colle</text:p>
          </table:table-cell>
          <table:table-cell table:number-columns-repeated="1021"/>
        </table:table-row>
        <table:table-row table:style-name="ro1">
          <table:table-cell office:value-type="float" office:value="8721">
            <text:p>8721</text:p>
          </table:table-cell>
          <table:table-cell office:value-type="float" office:value="933">
            <text:p>933</text:p>
          </table:table-cell>
          <table:table-cell office:value-type="string">
            <text:p>Maria Josefina Sruoga</text:p>
          </table:table-cell>
          <table:table-cell table:number-columns-repeated="1021"/>
        </table:table-row>
        <table:table-row table:style-name="ro1">
          <table:table-cell office:value-type="float" office:value="8722">
            <text:p>8722</text:p>
          </table:table-cell>
          <table:table-cell office:value-type="float" office:value="48419">
            <text:p>48419</text:p>
          </table:table-cell>
          <table:table-cell office:value-type="string">
            <text:p>José Loiola</text:p>
          </table:table-cell>
          <table:table-cell table:number-columns-repeated="1021"/>
        </table:table-row>
        <table:table-row table:style-name="ro1">
          <table:table-cell office:value-type="float" office:value="8722">
            <text:p>8722</text:p>
          </table:table-cell>
          <table:table-cell office:value-type="float" office:value="6278">
            <text:p>6278</text:p>
          </table:table-cell>
          <table:table-cell office:value-type="string">
            <text:p>Emanuel Rego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59642">
            <text:p>59642</text:p>
          </table:table-cell>
          <table:table-cell office:value-type="string">
            <text:p>Vin Baker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40311">
            <text:p>40311</text:p>
          </table:table-cell>
          <table:table-cell office:value-type="string">
            <text:p>Steve Smith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64332">
            <text:p>64332</text:p>
          </table:table-cell>
          <table:table-cell office:value-type="string">
            <text:p>Steve Smith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67147">
            <text:p>67147</text:p>
          </table:table-cell>
          <table:table-cell office:value-type="string">
            <text:p>Steve Smith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51603">
            <text:p>51603</text:p>
          </table:table-cell>
          <table:table-cell office:value-type="string">
            <text:p>Tim Hardaway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28859">
            <text:p>28859</text:p>
          </table:table-cell>
          <table:table-cell office:value-type="string">
            <text:p>Vince Carter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65510">
            <text:p>65510</text:p>
          </table:table-cell>
          <table:table-cell office:value-type="string">
            <text:p>Jason Kidd</text:p>
          </table:table-cell>
          <table:table-cell table:number-columns-repeated="1021"/>
        </table:table-row>
        <table:table-row table:style-name="ro2">
          <table:table-cell office:value-type="float" office:value="8723">
            <text:p>8723</text:p>
          </table:table-cell>
          <table:table-cell office:value-type="float" office:value="63346">
            <text:p>63346</text:p>
          </table:table-cell>
          <table:table-cell office:value-type="string">
            <text:p>Allan Houston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4409">
            <text:p>4409</text:p>
          </table:table-cell>
          <table:table-cell office:value-type="string">
            <text:p>Kevin Garnett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20901">
            <text:p>20901</text:p>
          </table:table-cell>
          <table:table-cell office:value-type="string">
            <text:p>Shareef Abdur-Rahim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62432">
            <text:p>62432</text:p>
          </table:table-cell>
          <table:table-cell office:value-type="string">
            <text:p>Gary Payton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89">
            <text:p>89</text:p>
          </table:table-cell>
          <table:table-cell office:value-type="string">
            <text:p>Antonio McDyess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39602">
            <text:p>39602</text:p>
          </table:table-cell>
          <table:table-cell office:value-type="string">
            <text:p>Ray Allen</text:p>
          </table:table-cell>
          <table:table-cell table:number-columns-repeated="1021"/>
        </table:table-row>
        <table:table-row table:style-name="ro1">
          <table:table-cell office:value-type="float" office:value="8723">
            <text:p>8723</text:p>
          </table:table-cell>
          <table:table-cell office:value-type="float" office:value="6661">
            <text:p>6661</text:p>
          </table:table-cell>
          <table:table-cell office:value-type="string">
            <text:p>Alonzo Mourning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41119">
            <text:p>41119</text:p>
          </table:table-cell>
          <table:table-cell office:value-type="string">
            <text:p>Laura Bartlett</text:p>
          </table:table-cell>
          <table:table-cell table:number-columns-repeated="1021"/>
        </table:table-row>
        <table:table-row table:style-name="ro2">
          <table:table-cell office:value-type="float" office:value="8738">
            <text:p>8738</text:p>
          </table:table-cell>
          <table:table-cell office:value-type="float" office:value="1573">
            <text:p>1573</text:p>
          </table:table-cell>
          <table:table-cell office:value-type="string">
            <text:p>Sarah Thomas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59664">
            <text:p>59664</text:p>
          </table:table-cell>
          <table:table-cell office:value-type="string">
            <text:p>Emily Maguire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58516">
            <text:p>58516</text:p>
          </table:table-cell>
          <table:table-cell office:value-type="string">
            <text:p>Elizabeth Storry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45812">
            <text:p>45812</text:p>
          </table:table-cell>
          <table:table-cell office:value-type="string">
            <text:p>Georgie Twigg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59162">
            <text:p>59162</text:p>
          </table:table-cell>
          <table:table-cell office:value-type="string">
            <text:p>Kate Walsh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41127">
            <text:p>41127</text:p>
          </table:table-cell>
          <table:table-cell office:value-type="string">
            <text:p>Ashleigh Ball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60445">
            <text:p>60445</text:p>
          </table:table-cell>
          <table:table-cell office:value-type="string">
            <text:p>Crista Cullen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53155">
            <text:p>53155</text:p>
          </table:table-cell>
          <table:table-cell office:value-type="string">
            <text:p>Sally Walton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61975">
            <text:p>61975</text:p>
          </table:table-cell>
          <table:table-cell office:value-type="string">
            <text:p>Sally Walton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19693">
            <text:p>19693</text:p>
          </table:table-cell>
          <table:table-cell office:value-type="string">
            <text:p>Hannah Macleod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48458">
            <text:p>48458</text:p>
          </table:table-cell>
          <table:table-cell office:value-type="string">
            <text:p>Chloe Rogers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5709">
            <text:p>5709</text:p>
          </table:table-cell>
          <table:table-cell office:value-type="string">
            <text:p>Laura Unsworth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54731">
            <text:p>54731</text:p>
          </table:table-cell>
          <table:table-cell office:value-type="string">
            <text:p>Helen Richardson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29557">
            <text:p>29557</text:p>
          </table:table-cell>
          <table:table-cell office:value-type="string">
            <text:p>Alex Danson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39255">
            <text:p>39255</text:p>
          </table:table-cell>
          <table:table-cell office:value-type="string">
            <text:p>Anne Panter</text:p>
          </table:table-cell>
          <table:table-cell table:number-columns-repeated="102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22323">
            <text:p>22323</text:p>
          </table:table-cell>
          <table:table-cell office:value-type="string">
            <text:p>Nicola White</text:p>
          </table:table-cell>
          <table:table-cell table:number-columns-repeated="1021"/>
        </table:table-row>
        <table:table-row table:style-name="ro1">
          <table:table-cell office:value-type="float" office:value="8769">
            <text:p>8769</text:p>
          </table:table-cell>
          <table:table-cell office:value-type="float" office:value="3832">
            <text:p>3832</text:p>
          </table:table-cell>
          <table:table-cell office:value-type="string">
            <text:p>João Brenha</text:p>
          </table:table-cell>
          <table:table-cell table:number-columns-repeated="1021"/>
        </table:table-row>
        <table:table-row table:style-name="ro1">
          <table:table-cell office:value-type="float" office:value="8769">
            <text:p>8769</text:p>
          </table:table-cell>
          <table:table-cell office:value-type="float" office:value="7250">
            <text:p>7250</text:p>
          </table:table-cell>
          <table:table-cell office:value-type="string">
            <text:p>Miguel Maia</text:p>
          </table:table-cell>
          <table:table-cell table:number-columns-repeated="1021"/>
        </table:table-row>
        <table:table-row table:style-name="ro1">
          <table:table-cell office:value-type="float" office:value="8792">
            <text:p>8792</text:p>
          </table:table-cell>
          <table:table-cell office:value-type="float" office:value="31152">
            <text:p>31152</text:p>
          </table:table-cell>
          <table:table-cell office:value-type="string">
            <text:p>Eric Fonoimoana</text:p>
          </table:table-cell>
          <table:table-cell table:number-columns-repeated="1021"/>
        </table:table-row>
        <table:table-row table:style-name="ro1">
          <table:table-cell office:value-type="float" office:value="8792">
            <text:p>8792</text:p>
          </table:table-cell>
          <table:table-cell office:value-type="float" office:value="16011">
            <text:p>16011</text:p>
          </table:table-cell>
          <table:table-cell office:value-type="string">
            <text:p>Dain Blanton</text:p>
          </table:table-cell>
          <table:table-cell table:number-columns-repeated="1021"/>
        </table:table-row>
        <table:table-row table:style-name="ro1">
          <table:table-cell office:value-type="float" office:value="8803">
            <text:p>8803</text:p>
          </table:table-cell>
          <table:table-cell office:value-type="float" office:value="13622">
            <text:p>13622</text:p>
          </table:table-cell>
          <table:table-cell office:value-type="string">
            <text:p>Emily Silver</text:p>
          </table:table-cell>
          <table:table-cell table:number-columns-repeated="1021"/>
        </table:table-row>
        <table:table-row table:style-name="ro1">
          <table:table-cell office:value-type="float" office:value="8803">
            <text:p>8803</text:p>
          </table:table-cell>
          <table:table-cell office:value-type="float" office:value="60396">
            <text:p>60396</text:p>
          </table:table-cell>
          <table:table-cell office:value-type="string">
            <text:p>Emily Silver</text:p>
          </table:table-cell>
          <table:table-cell table:number-columns-repeated="1021"/>
        </table:table-row>
        <table:table-row table:style-name="ro1">
          <table:table-cell office:value-type="float" office:value="8803">
            <text:p>8803</text:p>
          </table:table-cell>
          <table:table-cell office:value-type="float" office:value="27676">
            <text:p>27676</text:p>
          </table:table-cell>
          <table:table-cell office:value-type="string">
            <text:p>Natalie Coughlin</text:p>
          </table:table-cell>
          <table:table-cell table:number-columns-repeated="1021"/>
        </table:table-row>
        <table:table-row table:style-name="ro1">
          <table:table-cell office:value-type="float" office:value="8803">
            <text:p>8803</text:p>
          </table:table-cell>
          <table:table-cell office:value-type="float" office:value="27491">
            <text:p>27491</text:p>
          </table:table-cell>
          <table:table-cell office:value-type="string">
            <text:p>Dara Torres</text:p>
          </table:table-cell>
          <table:table-cell table:number-columns-repeated="1021"/>
        </table:table-row>
        <table:table-row table:style-name="ro1">
          <table:table-cell office:value-type="float" office:value="8803">
            <text:p>8803</text:p>
          </table:table-cell>
          <table:table-cell office:value-type="float" office:value="17927">
            <text:p>17927</text:p>
          </table:table-cell>
          <table:table-cell office:value-type="string">
            <text:p>Lacey Nymeyer</text:p>
          </table:table-cell>
          <table:table-cell table:number-columns-repeated="1021"/>
        </table:table-row>
        <table:table-row table:style-name="ro1">
          <table:table-cell office:value-type="float" office:value="8803">
            <text:p>8803</text:p>
          </table:table-cell>
          <table:table-cell office:value-type="float" office:value="39625">
            <text:p>39625</text:p>
          </table:table-cell>
          <table:table-cell office:value-type="string">
            <text:p>Lacey Nymeyer</text:p>
          </table:table-cell>
          <table:table-cell table:number-columns-repeated="1021"/>
        </table:table-row>
        <table:table-row table:style-name="ro1">
          <table:table-cell office:value-type="float" office:value="8803">
            <text:p>8803</text:p>
          </table:table-cell>
          <table:table-cell office:value-type="float" office:value="35773">
            <text:p>35773</text:p>
          </table:table-cell>
          <table:table-cell office:value-type="string">
            <text:p>Kara Lynn Joyce</text:p>
          </table:table-cell>
          <table:table-cell table:number-columns-repeated="1021"/>
        </table:table-row>
        <table:table-row table:style-name="ro1">
          <table:table-cell office:value-type="float" office:value="8803">
            <text:p>8803</text:p>
          </table:table-cell>
          <table:table-cell office:value-type="float" office:value="8374">
            <text:p>8374</text:p>
          </table:table-cell>
          <table:table-cell office:value-type="string">
            <text:p>Julia Smit</text:p>
          </table:table-cell>
          <table:table-cell table:number-columns-repeated="1021"/>
        </table:table-row>
        <table:table-row table:style-name="ro1">
          <table:table-cell office:value-type="float" office:value="8803">
            <text:p>8803</text:p>
          </table:table-cell>
          <table:table-cell office:value-type="float" office:value="10274">
            <text:p>10274</text:p>
          </table:table-cell>
          <table:table-cell office:value-type="string">
            <text:p>Julia Smit</text:p>
          </table:table-cell>
          <table:table-cell table:number-columns-repeated="1021"/>
        </table:table-row>
        <table:table-row table:style-name="ro1">
          <table:table-cell office:value-type="float" office:value="8808">
            <text:p>8808</text:p>
          </table:table-cell>
          <table:table-cell office:value-type="float" office:value="28365">
            <text:p>28365</text:p>
          </table:table-cell>
          <table:table-cell office:value-type="string">
            <text:p>Timo Jutila</text:p>
          </table:table-cell>
          <table:table-cell table:number-columns-repeated="1021"/>
        </table:table-row>
        <table:table-row table:style-name="ro1">
          <table:table-cell office:value-type="float" office:value="8808">
            <text:p>8808</text:p>
          </table:table-cell>
          <table:table-cell office:value-type="float" office:value="23720">
            <text:p>23720</text:p>
          </table:table-cell>
          <table:table-cell office:value-type="string">
            <text:p>Sami Kapanen</text:p>
          </table:table-cell>
          <table:table-cell table:number-columns-repeated="1021"/>
        </table:table-row>
        <table:table-row table:style-name="ro1">
          <table:table-cell office:value-type="float" office:value="8808">
            <text:p>8808</text:p>
          </table:table-cell>
          <table:table-cell office:value-type="float" office:value="40212">
            <text:p>40212</text:p>
          </table:table-cell>
          <table:table-cell office:value-type="string">
            <text:p>Ville Peltonen</text:p>
          </table:table-cell>
          <table:table-cell table:number-columns-repeated="1021"/>
        </table:table-row>
        <table:table-row table:style-name="ro1">
          <table:table-cell office:value-type="float" office:value="8817">
            <text:p>8817</text:p>
          </table:table-cell>
          <table:table-cell office:value-type="float" office:value="4287">
            <text:p>4287</text:p>
          </table:table-cell>
          <table:table-cell office:value-type="string">
            <text:p>Marleen Veldhuis</text:p>
          </table:table-cell>
          <table:table-cell table:number-columns-repeated="1021"/>
        </table:table-row>
        <table:table-row table:style-name="ro1">
          <table:table-cell office:value-type="float" office:value="8817">
            <text:p>8817</text:p>
          </table:table-cell>
          <table:table-cell office:value-type="float" office:value="15994">
            <text:p>15994</text:p>
          </table:table-cell>
          <table:table-cell office:value-type="string">
            <text:p>Hinkelien Schreuder</text:p>
          </table:table-cell>
          <table:table-cell table:number-columns-repeated="1021"/>
        </table:table-row>
        <table:table-row table:style-name="ro1">
          <table:table-cell office:value-type="float" office:value="8817">
            <text:p>8817</text:p>
          </table:table-cell>
          <table:table-cell office:value-type="float" office:value="11424">
            <text:p>11424</text:p>
          </table:table-cell>
          <table:table-cell office:value-type="string">
            <text:p>Inge Dekker</text:p>
          </table:table-cell>
          <table:table-cell table:number-columns-repeated="1021"/>
        </table:table-row>
        <table:table-row table:style-name="ro1">
          <table:table-cell office:value-type="float" office:value="8817">
            <text:p>8817</text:p>
          </table:table-cell>
          <table:table-cell office:value-type="float" office:value="58412">
            <text:p>58412</text:p>
          </table:table-cell>
          <table:table-cell office:value-type="string">
            <text:p>Ranomi Kromowidjojo</text:p>
          </table:table-cell>
          <table:table-cell table:number-columns-repeated="1021"/>
        </table:table-row>
        <table:table-row table:style-name="ro1">
          <table:table-cell office:value-type="float" office:value="8817">
            <text:p>8817</text:p>
          </table:table-cell>
          <table:table-cell office:value-type="float" office:value="63979">
            <text:p>63979</text:p>
          </table:table-cell>
          <table:table-cell office:value-type="string">
            <text:p>Femke Heemskerk</text:p>
          </table:table-cell>
          <table:table-cell table:number-columns-repeated="1021"/>
        </table:table-row>
        <table:table-row table:style-name="ro1">
          <table:table-cell office:value-type="float" office:value="8817">
            <text:p>8817</text:p>
          </table:table-cell>
          <table:table-cell office:value-type="float" office:value="7334">
            <text:p>7334</text:p>
          </table:table-cell>
          <table:table-cell office:value-type="string">
            <text:p>Manon van Rooijen</text:p>
          </table:table-cell>
          <table:table-cell table:number-columns-repeated="1021"/>
        </table:table-row>
        <table:table-row table:style-name="ro1">
          <table:table-cell office:value-type="float" office:value="8825">
            <text:p>8825</text:p>
          </table:table-cell>
          <table:table-cell office:value-type="float" office:value="32596">
            <text:p>32596</text:p>
          </table:table-cell>
          <table:table-cell office:value-type="string">
            <text:p>Guo Shuang</text:p>
          </table:table-cell>
          <table:table-cell table:number-columns-repeated="1021"/>
        </table:table-row>
        <table:table-row table:style-name="ro1">
          <table:table-cell office:value-type="float" office:value="8825">
            <text:p>8825</text:p>
          </table:table-cell>
          <table:table-cell office:value-type="float" office:value="38252">
            <text:p>38252</text:p>
          </table:table-cell>
          <table:table-cell office:value-type="string">
            <text:p>Gong Jinjie</text:p>
          </table:table-cell>
          <table:table-cell table:number-columns-repeated="1021"/>
        </table:table-row>
        <table:table-row table:style-name="ro1">
          <table:table-cell office:value-type="float" office:value="8827">
            <text:p>8827</text:p>
          </table:table-cell>
          <table:table-cell office:value-type="float" office:value="17288">
            <text:p>17288</text:p>
          </table:table-cell>
          <table:table-cell office:value-type="string">
            <text:p>Kevin Wong</text:p>
          </table:table-cell>
          <table:table-cell table:number-columns-repeated="1021"/>
        </table:table-row>
        <table:table-row table:style-name="ro1">
          <table:table-cell office:value-type="float" office:value="8827">
            <text:p>8827</text:p>
          </table:table-cell>
          <table:table-cell office:value-type="float" office:value="27203">
            <text:p>27203</text:p>
          </table:table-cell>
          <table:table-cell office:value-type="string">
            <text:p>Rob Heidger</text:p>
          </table:table-cell>
          <table:table-cell table:number-columns-repeated="1021"/>
        </table:table-row>
        <table:table-row table:style-name="ro1">
          <table:table-cell office:value-type="float" office:value="8838">
            <text:p>8838</text:p>
          </table:table-cell>
          <table:table-cell office:value-type="float" office:value="65158">
            <text:p>65158</text:p>
          </table:table-cell>
          <table:table-cell office:value-type="string">
            <text:p>Ding Ning</text:p>
          </table:table-cell>
          <table:table-cell table:number-columns-repeated="1021"/>
        </table:table-row>
        <table:table-row table:style-name="ro1">
          <table:table-cell office:value-type="float" office:value="8838">
            <text:p>8838</text:p>
          </table:table-cell>
          <table:table-cell office:value-type="float" office:value="61341">
            <text:p>61341</text:p>
          </table:table-cell>
          <table:table-cell office:value-type="string">
            <text:p>Li Xiaoxia</text:p>
          </table:table-cell>
          <table:table-cell table:number-columns-repeated="1021"/>
        </table:table-row>
        <table:table-row table:style-name="ro1">
          <table:table-cell office:value-type="float" office:value="8838">
            <text:p>8838</text:p>
          </table:table-cell>
          <table:table-cell office:value-type="float" office:value="8693">
            <text:p>8693</text:p>
          </table:table-cell>
          <table:table-cell office:value-type="string">
            <text:p>Guo Yue</text:p>
          </table:table-cell>
          <table:table-cell table:number-columns-repeated="1021"/>
        </table:table-row>
        <table:table-row table:style-name="ro1">
          <table:table-cell office:value-type="float" office:value="8852">
            <text:p>8852</text:p>
          </table:table-cell>
          <table:table-cell office:value-type="float" office:value="38642">
            <text:p>38642</text:p>
          </table:table-cell>
          <table:table-cell office:value-type="string">
            <text:p>Bjørn Maaseide</text:p>
          </table:table-cell>
          <table:table-cell table:number-columns-repeated="1021"/>
        </table:table-row>
        <table:table-row table:style-name="ro1">
          <table:table-cell office:value-type="float" office:value="8852">
            <text:p>8852</text:p>
          </table:table-cell>
          <table:table-cell office:value-type="float" office:value="56732">
            <text:p>56732</text:p>
          </table:table-cell>
          <table:table-cell office:value-type="string">
            <text:p>Jan Kvalheim</text:p>
          </table:table-cell>
          <table:table-cell table:number-columns-repeated="1021"/>
        </table:table-row>
        <table:table-row table:style-name="ro1">
          <table:table-cell office:value-type="float" office:value="8856">
            <text:p>8856</text:p>
          </table:table-cell>
          <table:table-cell office:value-type="float" office:value="720">
            <text:p>720</text:p>
          </table:table-cell>
          <table:table-cell office:value-type="string">
            <text:p>Andrew Murray</text:p>
          </table:table-cell>
          <table:table-cell table:number-columns-repeated="1021"/>
        </table:table-row>
        <table:table-row table:style-name="ro1">
          <table:table-cell office:value-type="float" office:value="8856">
            <text:p>8856</text:p>
          </table:table-cell>
          <table:table-cell office:value-type="float" office:value="35744">
            <text:p>35744</text:p>
          </table:table-cell>
          <table:table-cell office:value-type="string">
            <text:p>Laura Robson</text:p>
          </table:table-cell>
          <table:table-cell table:number-columns-repeated="1021"/>
        </table:table-row>
        <table:table-row table:style-name="ro1">
          <table:table-cell office:value-type="float" office:value="8883">
            <text:p>8883</text:p>
          </table:table-cell>
          <table:table-cell office:value-type="float" office:value="14928">
            <text:p>14928</text:p>
          </table:table-cell>
          <table:table-cell office:value-type="string">
            <text:p>Kasumi Ishikawa</text:p>
          </table:table-cell>
          <table:table-cell table:number-columns-repeated="1021"/>
        </table:table-row>
        <table:table-row table:style-name="ro1">
          <table:table-cell office:value-type="float" office:value="8883">
            <text:p>8883</text:p>
          </table:table-cell>
          <table:table-cell office:value-type="float" office:value="18970">
            <text:p>18970</text:p>
          </table:table-cell>
          <table:table-cell office:value-type="string">
            <text:p>Sayaka Hirano</text:p>
          </table:table-cell>
          <table:table-cell table:number-columns-repeated="1021"/>
        </table:table-row>
        <table:table-row table:style-name="ro1">
          <table:table-cell office:value-type="float" office:value="8883">
            <text:p>8883</text:p>
          </table:table-cell>
          <table:table-cell office:value-type="float" office:value="59030">
            <text:p>59030</text:p>
          </table:table-cell>
          <table:table-cell office:value-type="string">
            <text:p>Ai Fukuhara</text:p>
          </table:table-cell>
          <table:table-cell table:number-columns-repeated="1021"/>
        </table:table-row>
        <table:table-row table:style-name="ro1">
          <table:table-cell office:value-type="float" office:value="8884">
            <text:p>8884</text:p>
          </table:table-cell>
          <table:table-cell office:value-type="float" office:value="55600">
            <text:p>55600</text:p>
          </table:table-cell>
          <table:table-cell office:value-type="string">
            <text:p>Yury Postrigay</text:p>
          </table:table-cell>
          <table:table-cell table:number-columns-repeated="1021"/>
        </table:table-row>
        <table:table-row table:style-name="ro1">
          <table:table-cell office:value-type="float" office:value="8884">
            <text:p>8884</text:p>
          </table:table-cell>
          <table:table-cell office:value-type="float" office:value="47181">
            <text:p>47181</text:p>
          </table:table-cell>
          <table:table-cell office:value-type="string">
            <text:p>Alexander Dyachenko</text:p>
          </table:table-cell>
          <table:table-cell table:number-columns-repeated="1021"/>
        </table:table-row>
        <table:table-row table:style-name="ro1">
          <table:table-cell office:value-type="float" office:value="8927">
            <text:p>8927</text:p>
          </table:table-cell>
          <table:table-cell office:value-type="float" office:value="18786">
            <text:p>18786</text:p>
          </table:table-cell>
          <table:table-cell office:value-type="string">
            <text:p>Rainer Henkel</text:p>
          </table:table-cell>
          <table:table-cell table:number-columns-repeated="1021"/>
        </table:table-row>
        <table:table-row table:style-name="ro1">
          <table:table-cell office:value-type="float" office:value="8927">
            <text:p>8927</text:p>
          </table:table-cell>
          <table:table-cell office:value-type="float" office:value="45715">
            <text:p>45715</text:p>
          </table:table-cell>
          <table:table-cell office:value-type="string">
            <text:p>Michael Gross</text:p>
          </table:table-cell>
          <table:table-cell table:number-columns-repeated="1021"/>
        </table:table-row>
        <table:table-row table:style-name="ro1">
          <table:table-cell office:value-type="float" office:value="8927">
            <text:p>8927</text:p>
          </table:table-cell>
          <table:table-cell office:value-type="float" office:value="17234">
            <text:p>17234</text:p>
          </table:table-cell>
          <table:table-cell office:value-type="string">
            <text:p>Thomas Fahrner</text:p>
          </table:table-cell>
          <table:table-cell table:number-columns-repeated="1021"/>
        </table:table-row>
        <table:table-row table:style-name="ro1">
          <table:table-cell office:value-type="float" office:value="8927">
            <text:p>8927</text:p>
          </table:table-cell>
          <table:table-cell office:value-type="float" office:value="11427">
            <text:p>11427</text:p>
          </table:table-cell>
          <table:table-cell office:value-type="string">
            <text:p>Erik Hochstein</text:p>
          </table:table-cell>
          <table:table-cell table:number-columns-repeated="1021"/>
        </table:table-row>
        <table:table-row table:style-name="ro1">
          <table:table-cell office:value-type="float" office:value="8944">
            <text:p>8944</text:p>
          </table:table-cell>
          <table:table-cell office:value-type="float" office:value="33902">
            <text:p>33902</text:p>
          </table:table-cell>
          <table:table-cell office:value-type="string">
            <text:p>Paul Laciga</text:p>
          </table:table-cell>
          <table:table-cell table:number-columns-repeated="1021"/>
        </table:table-row>
        <table:table-row table:style-name="ro1">
          <table:table-cell office:value-type="float" office:value="8944">
            <text:p>8944</text:p>
          </table:table-cell>
          <table:table-cell office:value-type="float" office:value="37353">
            <text:p>37353</text:p>
          </table:table-cell>
          <table:table-cell office:value-type="string">
            <text:p>Martin Laciga</text:p>
          </table:table-cell>
          <table:table-cell table:number-columns-repeated="1021"/>
        </table:table-row>
        <table:table-row table:style-name="ro1">
          <table:table-cell office:value-type="float" office:value="8945">
            <text:p>8945</text:p>
          </table:table-cell>
          <table:table-cell office:value-type="float" office:value="43618">
            <text:p>43618</text:p>
          </table:table-cell>
          <table:table-cell office:value-type="string">
            <text:p>Kristi Harrower</text:p>
          </table:table-cell>
          <table:table-cell table:number-columns-repeated="1021"/>
        </table:table-row>
        <table:table-row table:style-name="ro1">
          <table:table-cell office:value-type="float" office:value="8945">
            <text:p>8945</text:p>
          </table:table-cell>
          <table:table-cell office:value-type="float" office:value="31201">
            <text:p>31201</text:p>
          </table:table-cell>
          <table:table-cell office:value-type="string">
            <text:p>Liz Cambage</text:p>
          </table:table-cell>
          <table:table-cell table:number-columns-repeated="1021"/>
        </table:table-row>
        <table:table-row table:style-name="ro2">
          <table:table-cell office:value-type="float" office:value="8945">
            <text:p>8945</text:p>
          </table:table-cell>
          <table:table-cell office:value-type="float" office:value="26297">
            <text:p>26297</text:p>
          </table:table-cell>
          <table:table-cell office:value-type="string">
            <text:p>Samantha Richards</text:p>
          </table:table-cell>
          <table:table-cell table:number-columns-repeated="1021"/>
        </table:table-row>
        <table:table-row table:style-name="ro1">
          <table:table-cell office:value-type="float" office:value="8945">
            <text:p>8945</text:p>
          </table:table-cell>
          <table:table-cell office:value-type="float" office:value="35943">
            <text:p>35943</text:p>
          </table:table-cell>
          <table:table-cell office:value-type="string">
            <text:p>Rachel Jarry</text:p>
          </table:table-cell>
          <table:table-cell table:number-columns-repeated="1021"/>
        </table:table-row>
        <table:table-row table:style-name="ro1">
          <table:table-cell office:value-type="float" office:value="8945">
            <text:p>8945</text:p>
          </table:table-cell>
          <table:table-cell office:value-type="float" office:value="40584">
            <text:p>40584</text:p>
          </table:table-cell>
          <table:table-cell office:value-type="string">
            <text:p>Jenna O'Hea</text:p>
          </table:table-cell>
          <table:table-cell table:number-columns-repeated="1021"/>
        </table:table-row>
        <table:table-row table:style-name="ro1">
          <table:table-cell office:value-type="float" office:value="8945">
            <text:p>8945</text:p>
          </table:table-cell>
          <table:table-cell office:value-type="float" office:value="32605">
            <text:p>32605</text:p>
          </table:table-cell>
          <table:table-cell office:value-type="string">
            <text:p>Jennifer Screen</text:p>
          </table:table-cell>
          <table:table-cell table:number-columns-repeated="1021"/>
        </table:table-row>
        <table:table-row table:style-name="ro1">
          <table:table-cell office:value-type="float" office:value="8945">
            <text:p>8945</text:p>
          </table:table-cell>
          <table:table-cell office:value-type="float" office:value="9250">
            <text:p>9250</text:p>
          </table:table-cell>
          <table:table-cell office:value-type="string">
            <text:p>Laura Summerton</text:p>
          </table:table-cell>
          <table:table-cell table:number-columns-repeated="1021"/>
        </table:table-row>
        <table:table-row table:style-name="ro1">
          <table:table-cell office:value-type="float" office:value="8945">
            <text:p>8945</text:p>
          </table:table-cell>
          <table:table-cell office:value-type="float" office:value="25631">
            <text:p>25631</text:p>
          </table:table-cell>
          <table:table-cell office:value-type="string">
            <text:p>Suzy Batkovic</text:p>
          </table:table-cell>
          <table:table-cell table:number-columns-repeated="1021"/>
        </table:table-row>
        <table:table-row table:style-name="ro1">
          <table:table-cell office:value-type="float" office:value="8945">
            <text:p>8945</text:p>
          </table:table-cell>
          <table:table-cell office:value-type="float" office:value="62220">
            <text:p>62220</text:p>
          </table:table-cell>
          <table:table-cell office:value-type="string">
            <text:p>Lauren Jackson</text:p>
          </table:table-cell>
          <table:table-cell table:number-columns-repeated="1021"/>
        </table:table-row>
        <table:table-row table:style-name="ro1">
          <table:table-cell office:value-type="float" office:value="8945">
            <text:p>8945</text:p>
          </table:table-cell>
          <table:table-cell office:value-type="float" office:value="17245">
            <text:p>17245</text:p>
          </table:table-cell>
          <table:table-cell office:value-type="string">
            <text:p>Abby Bishop</text:p>
          </table:table-cell>
          <table:table-cell table:number-columns-repeated="1021"/>
        </table:table-row>
        <table:table-row table:style-name="ro1">
          <table:table-cell office:value-type="float" office:value="8945">
            <text:p>8945</text:p>
          </table:table-cell>
          <table:table-cell office:value-type="float" office:value="12357">
            <text:p>12357</text:p>
          </table:table-cell>
          <table:table-cell office:value-type="string">
            <text:p>Kathleen Macleod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15584">
            <text:p>15584</text:p>
          </table:table-cell>
          <table:table-cell office:value-type="string">
            <text:p>Merel de Blaeij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42303">
            <text:p>42303</text:p>
          </table:table-cell>
          <table:table-cell office:value-type="string">
            <text:p>Maartje Paumen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47751">
            <text:p>47751</text:p>
          </table:table-cell>
          <table:table-cell office:value-type="string">
            <text:p>Kim Lammers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35237">
            <text:p>35237</text:p>
          </table:table-cell>
          <table:table-cell office:value-type="string">
            <text:p>Carlien Dirkse van den Heuvel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65235">
            <text:p>65235</text:p>
          </table:table-cell>
          <table:table-cell office:value-type="string">
            <text:p>Kitty van Male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47920">
            <text:p>47920</text:p>
          </table:table-cell>
          <table:table-cell office:value-type="string">
            <text:p>Ellen Hoog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50632">
            <text:p>50632</text:p>
          </table:table-cell>
          <table:table-cell office:value-type="string">
            <text:p>Eva de Goede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34309">
            <text:p>34309</text:p>
          </table:table-cell>
          <table:table-cell office:value-type="string">
            <text:p>Kelly Jonker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38235">
            <text:p>38235</text:p>
          </table:table-cell>
          <table:table-cell office:value-type="string">
            <text:p>Lidewij Welten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34401">
            <text:p>34401</text:p>
          </table:table-cell>
          <table:table-cell office:value-type="string">
            <text:p>Margot van Geffen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7513">
            <text:p>7513</text:p>
          </table:table-cell>
          <table:table-cell office:value-type="string">
            <text:p>Joyce Sombroek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50709">
            <text:p>50709</text:p>
          </table:table-cell>
          <table:table-cell office:value-type="string">
            <text:p>Maartje Goderie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1414">
            <text:p>1414</text:p>
          </table:table-cell>
          <table:table-cell office:value-type="string">
            <text:p>Caia van Maasakker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6520">
            <text:p>6520</text:p>
          </table:table-cell>
          <table:table-cell office:value-type="string">
            <text:p>Marilyn Agliotti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49346">
            <text:p>49346</text:p>
          </table:table-cell>
          <table:table-cell office:value-type="string">
            <text:p>Naomi van As</text:p>
          </table:table-cell>
          <table:table-cell table:number-columns-repeated="1021"/>
        </table:table-row>
        <table:table-row table:style-name="ro1">
          <table:table-cell office:value-type="float" office:value="8946">
            <text:p>8946</text:p>
          </table:table-cell>
          <table:table-cell office:value-type="float" office:value="37999">
            <text:p>37999</text:p>
          </table:table-cell>
          <table:table-cell office:value-type="string">
            <text:p>Sophie Polkamp</text:p>
          </table:table-cell>
          <table:table-cell table:number-columns-repeated="1021"/>
        </table:table-row>
        <table:table-row table:style-name="ro1">
          <table:table-cell office:value-type="float" office:value="8953">
            <text:p>8953</text:p>
          </table:table-cell>
          <table:table-cell office:value-type="float" office:value="32179">
            <text:p>32179</text:p>
          </table:table-cell>
          <table:table-cell office:value-type="string">
            <text:p>Julien Prosser</text:p>
          </table:table-cell>
          <table:table-cell table:number-columns-repeated="1021"/>
        </table:table-row>
        <table:table-row table:style-name="ro1">
          <table:table-cell office:value-type="float" office:value="8953">
            <text:p>8953</text:p>
          </table:table-cell>
          <table:table-cell office:value-type="float" office:value="46909">
            <text:p>46909</text:p>
          </table:table-cell>
          <table:table-cell office:value-type="string">
            <text:p>Lee Zahner</text:p>
          </table:table-cell>
          <table:table-cell table:number-columns-repeated="1021"/>
        </table:table-row>
        <table:table-row table:style-name="ro1">
          <table:table-cell office:value-type="float" office:value="8961">
            <text:p>8961</text:p>
          </table:table-cell>
          <table:table-cell office:value-type="float" office:value="37895">
            <text:p>37895</text:p>
          </table:table-cell>
          <table:table-cell office:value-type="string">
            <text:p>Jody Holden</text:p>
          </table:table-cell>
          <table:table-cell table:number-columns-repeated="1021"/>
        </table:table-row>
        <table:table-row table:style-name="ro1">
          <table:table-cell office:value-type="float" office:value="8961">
            <text:p>8961</text:p>
          </table:table-cell>
          <table:table-cell office:value-type="float" office:value="1345">
            <text:p>1345</text:p>
          </table:table-cell>
          <table:table-cell office:value-type="string">
            <text:p>Conrad Leinemann</text:p>
          </table:table-cell>
          <table:table-cell table:number-columns-repeated="1021"/>
        </table:table-row>
        <table:table-row table:style-name="ro1">
          <table:table-cell office:value-type="float" office:value="8968">
            <text:p>8968</text:p>
          </table:table-cell>
          <table:table-cell office:value-type="float" office:value="58055">
            <text:p>58055</text:p>
          </table:table-cell>
          <table:table-cell office:value-type="string">
            <text:p>Christian Penigaud</text:p>
          </table:table-cell>
          <table:table-cell table:number-columns-repeated="1021"/>
        </table:table-row>
        <table:table-row table:style-name="ro1">
          <table:table-cell office:value-type="float" office:value="8968">
            <text:p>8968</text:p>
          </table:table-cell>
          <table:table-cell office:value-type="float" office:value="53957">
            <text:p>53957</text:p>
          </table:table-cell>
          <table:table-cell office:value-type="string">
            <text:p>Jean-Philippe Jodard</text:p>
          </table:table-cell>
          <table:table-cell table:number-columns-repeated="1021"/>
        </table:table-row>
        <table:table-row table:style-name="ro1">
          <table:table-cell office:value-type="float" office:value="9002">
            <text:p>9002</text:p>
          </table:table-cell>
          <table:table-cell office:value-type="float" office:value="30297">
            <text:p>30297</text:p>
          </table:table-cell>
          <table:table-cell office:value-type="string">
            <text:p>Joel Sotelo</text:p>
          </table:table-cell>
          <table:table-cell table:number-columns-repeated="1021"/>
        </table:table-row>
        <table:table-row table:style-name="ro1">
          <table:table-cell office:value-type="float" office:value="9002">
            <text:p>9002</text:p>
          </table:table-cell>
          <table:table-cell office:value-type="float" office:value="2337">
            <text:p>2337</text:p>
          </table:table-cell>
          <table:table-cell office:value-type="string">
            <text:p>Juan Rodríguez Ibarra</text:p>
          </table:table-cell>
          <table:table-cell table:number-columns-repeated="1021"/>
        </table:table-row>
        <table:table-row table:style-name="ro1">
          <table:table-cell office:value-type="float" office:value="9033">
            <text:p>9033</text:p>
          </table:table-cell>
          <table:table-cell office:value-type="float" office:value="13928">
            <text:p>13928</text:p>
          </table:table-cell>
          <table:table-cell office:value-type="string">
            <text:p>Axel Hager</text:p>
          </table:table-cell>
          <table:table-cell table:number-columns-repeated="1021"/>
        </table:table-row>
        <table:table-row table:style-name="ro1">
          <table:table-cell office:value-type="float" office:value="9033">
            <text:p>9033</text:p>
          </table:table-cell>
          <table:table-cell office:value-type="float" office:value="20836">
            <text:p>20836</text:p>
          </table:table-cell>
          <table:table-cell office:value-type="string">
            <text:p>Jörg Ahmann</text:p>
          </table:table-cell>
          <table:table-cell table:number-columns-repeated="1021"/>
        </table:table-row>
        <table:table-row table:style-name="ro1">
          <table:table-cell office:value-type="float" office:value="9034">
            <text:p>9034</text:p>
          </table:table-cell>
          <table:table-cell office:value-type="float" office:value="61099">
            <text:p>61099</text:p>
          </table:table-cell>
          <table:table-cell office:value-type="string">
            <text:p>Andrea Raffaelli</text:p>
          </table:table-cell>
          <table:table-cell table:number-columns-repeated="1021"/>
        </table:table-row>
        <table:table-row table:style-name="ro1">
          <table:table-cell office:value-type="float" office:value="9034">
            <text:p>9034</text:p>
          </table:table-cell>
          <table:table-cell office:value-type="float" office:value="3093">
            <text:p>3093</text:p>
          </table:table-cell>
          <table:table-cell office:value-type="string">
            <text:p>Maurizio Pimponi</text:p>
          </table:table-cell>
          <table:table-cell table:number-columns-repeated="1021"/>
        </table:table-row>
        <table:table-row table:style-name="ro2">
          <table:table-cell office:value-type="float" office:value="9049">
            <text:p>9049</text:p>
          </table:table-cell>
          <table:table-cell office:value-type="float" office:value="56147">
            <text:p>56147</text:p>
          </table:table-cell>
          <table:table-cell office:value-type="string">
            <text:p>Mike Bryan</text:p>
          </table:table-cell>
          <table:table-cell table:number-columns-repeated="1021"/>
        </table:table-row>
        <table:table-row table:style-name="ro2">
          <table:table-cell office:value-type="float" office:value="9049">
            <text:p>9049</text:p>
          </table:table-cell>
          <table:table-cell office:value-type="float" office:value="61614">
            <text:p>61614</text:p>
          </table:table-cell>
          <table:table-cell office:value-type="string">
            <text:p>Lisa Raymond</text:p>
          </table:table-cell>
          <table:table-cell table:number-columns-repeated="1021"/>
        </table:table-row>
        <table:table-row table:style-name="ro1">
          <table:table-cell office:value-type="float" office:value="9057">
            <text:p>9057</text:p>
          </table:table-cell>
          <table:table-cell office:value-type="float" office:value="4788">
            <text:p>4788</text:p>
          </table:table-cell>
          <table:table-cell office:value-type="string">
            <text:p>Anna Meares</text:p>
          </table:table-cell>
          <table:table-cell table:number-columns-repeated="1021"/>
        </table:table-row>
        <table:table-row table:style-name="ro1">
          <table:table-cell office:value-type="float" office:value="9057">
            <text:p>9057</text:p>
          </table:table-cell>
          <table:table-cell office:value-type="float" office:value="39575">
            <text:p>39575</text:p>
          </table:table-cell>
          <table:table-cell office:value-type="string">
            <text:p>Kaarle McCulloch</text:p>
          </table:table-cell>
          <table:table-cell table:number-columns-repeated="1021"/>
        </table:table-row>
        <table:table-row table:style-name="ro2">
          <table:table-cell office:value-type="float" office:value="9058">
            <text:p>9058</text:p>
          </table:table-cell>
          <table:table-cell office:value-type="float" office:value="4038">
            <text:p>4038</text:p>
          </table:table-cell>
          <table:table-cell office:value-type="string">
            <text:p>Simon Dahl</text:p>
          </table:table-cell>
          <table:table-cell table:number-columns-repeated="1021"/>
        </table:table-row>
        <table:table-row table:style-name="ro1">
          <table:table-cell office:value-type="float" office:value="9058">
            <text:p>9058</text:p>
          </table:table-cell>
          <table:table-cell office:value-type="float" office:value="35862">
            <text:p>35862</text:p>
          </table:table-cell>
          <table:table-cell office:value-type="string">
            <text:p>Björn Berg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52314">
            <text:p>52314</text:p>
          </table:table-cell>
          <table:table-cell office:value-type="string">
            <text:p>Sami Salo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10048">
            <text:p>10048</text:p>
          </table:table-cell>
          <table:table-cell office:value-type="string">
            <text:p>Miikka Kiprusoff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48904">
            <text:p>48904</text:p>
          </table:table-cell>
          <table:table-cell office:value-type="string">
            <text:p>Sami Lepistö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19395">
            <text:p>19395</text:p>
          </table:table-cell>
          <table:table-cell office:value-type="string">
            <text:p>Joni Pitkänen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47070">
            <text:p>47070</text:p>
          </table:table-cell>
          <table:table-cell office:value-type="string">
            <text:p>Toni Lydman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40212">
            <text:p>40212</text:p>
          </table:table-cell>
          <table:table-cell office:value-type="string">
            <text:p>Ville Peltonen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18613">
            <text:p>18613</text:p>
          </table:table-cell>
          <table:table-cell office:value-type="string">
            <text:p>Niklas Bäckström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24300">
            <text:p>24300</text:p>
          </table:table-cell>
          <table:table-cell office:value-type="string">
            <text:p>Jarkko Ruutu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6796">
            <text:p>6796</text:p>
          </table:table-cell>
          <table:table-cell office:value-type="string">
            <text:p>Antti Miettinen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51203">
            <text:p>51203</text:p>
          </table:table-cell>
          <table:table-cell office:value-type="string">
            <text:p>Olli Jokinen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46573">
            <text:p>46573</text:p>
          </table:table-cell>
          <table:table-cell office:value-type="string">
            <text:p>Niko Kapanen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46215">
            <text:p>46215</text:p>
          </table:table-cell>
          <table:table-cell office:value-type="string">
            <text:p>Mikko Koivu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64303">
            <text:p>64303</text:p>
          </table:table-cell>
          <table:table-cell office:value-type="string">
            <text:p>Saku Koivu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53591">
            <text:p>53591</text:p>
          </table:table-cell>
          <table:table-cell office:value-type="string">
            <text:p>Teemu Selänne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1655">
            <text:p>1655</text:p>
          </table:table-cell>
          <table:table-cell office:value-type="string">
            <text:p>Jarkko Immonen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18057">
            <text:p>18057</text:p>
          </table:table-cell>
          <table:table-cell office:value-type="string">
            <text:p>Antero Niittymäki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18864">
            <text:p>18864</text:p>
          </table:table-cell>
          <table:table-cell office:value-type="string">
            <text:p>Tuomo Ruutu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55814">
            <text:p>55814</text:p>
          </table:table-cell>
          <table:table-cell office:value-type="string">
            <text:p>Jere Lehtinen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48607">
            <text:p>48607</text:p>
          </table:table-cell>
          <table:table-cell office:value-type="string">
            <text:p>Janne Niskala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17894">
            <text:p>17894</text:p>
          </table:table-cell>
          <table:table-cell office:value-type="string">
            <text:p>Kimmo Timonen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66316">
            <text:p>66316</text:p>
          </table:table-cell>
          <table:table-cell office:value-type="string">
            <text:p>Lasse Kukkonen</text:p>
          </table:table-cell>
          <table:table-cell table:number-columns-repeated="10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42783">
            <text:p>42783</text:p>
          </table:table-cell>
          <table:table-cell office:value-type="string">
            <text:p>Niklas Hagman</text:p>
          </table:table-cell>
          <table:table-cell table:number-columns-repeated="1021"/>
        </table:table-row>
        <table:table-row table:style-name="ro1">
          <table:table-cell office:value-type="float" office:value="9104">
            <text:p>9104</text:p>
          </table:table-cell>
          <table:table-cell office:value-type="float" office:value="56971">
            <text:p>56971</text:p>
          </table:table-cell>
          <table:table-cell office:value-type="string">
            <text:p>Cate Campbell</text:p>
          </table:table-cell>
          <table:table-cell table:number-columns-repeated="1021"/>
        </table:table-row>
        <table:table-row table:style-name="ro1">
          <table:table-cell office:value-type="float" office:value="9104">
            <text:p>9104</text:p>
          </table:table-cell>
          <table:table-cell office:value-type="float" office:value="32623">
            <text:p>32623</text:p>
          </table:table-cell>
          <table:table-cell office:value-type="string">
            <text:p>Alice Mills</text:p>
          </table:table-cell>
          <table:table-cell table:number-columns-repeated="1021"/>
        </table:table-row>
        <table:table-row table:style-name="ro1">
          <table:table-cell office:value-type="float" office:value="9104">
            <text:p>9104</text:p>
          </table:table-cell>
          <table:table-cell office:value-type="float" office:value="7379">
            <text:p>7379</text:p>
          </table:table-cell>
          <table:table-cell office:value-type="string">
            <text:p>Melanie Schlanger</text:p>
          </table:table-cell>
          <table:table-cell table:number-columns-repeated="1021"/>
        </table:table-row>
        <table:table-row table:style-name="ro1">
          <table:table-cell office:value-type="float" office:value="9104">
            <text:p>9104</text:p>
          </table:table-cell>
          <table:table-cell office:value-type="float" office:value="64644">
            <text:p>64644</text:p>
          </table:table-cell>
          <table:table-cell office:value-type="string">
            <text:p>Libby Lenton</text:p>
          </table:table-cell>
          <table:table-cell table:number-columns-repeated="1021"/>
        </table:table-row>
        <table:table-row table:style-name="ro1">
          <table:table-cell office:value-type="float" office:value="9104">
            <text:p>9104</text:p>
          </table:table-cell>
          <table:table-cell office:value-type="float" office:value="10230">
            <text:p>10230</text:p>
          </table:table-cell>
          <table:table-cell office:value-type="string">
            <text:p>Shayne Reese</text:p>
          </table:table-cell>
          <table:table-cell table:number-columns-repeated="1021"/>
        </table:table-row>
        <table:table-row table:style-name="ro1">
          <table:table-cell office:value-type="float" office:value="9104">
            <text:p>9104</text:p>
          </table:table-cell>
          <table:table-cell office:value-type="float" office:value="53986">
            <text:p>53986</text:p>
          </table:table-cell>
          <table:table-cell office:value-type="string">
            <text:p>Shayne Reese</text:p>
          </table:table-cell>
          <table:table-cell table:number-columns-repeated="1021"/>
        </table:table-row>
        <table:table-row table:style-name="ro1">
          <table:table-cell office:value-type="float" office:value="9118">
            <text:p>9118</text:p>
          </table:table-cell>
          <table:table-cell office:value-type="float" office:value="4491">
            <text:p>4491</text:p>
          </table:table-cell>
          <table:table-cell office:value-type="string">
            <text:p>Peter Hochschorner</text:p>
          </table:table-cell>
          <table:table-cell table:number-columns-repeated="1021"/>
        </table:table-row>
        <table:table-row table:style-name="ro1">
          <table:table-cell office:value-type="float" office:value="9118">
            <text:p>9118</text:p>
          </table:table-cell>
          <table:table-cell office:value-type="float" office:value="26620">
            <text:p>26620</text:p>
          </table:table-cell>
          <table:table-cell office:value-type="string">
            <text:p>Pavol Hochschorner</text:p>
          </table:table-cell>
          <table:table-cell table:number-columns-repeated="1021"/>
        </table:table-row>
        <table:table-row table:style-name="ro1">
          <table:table-cell office:value-type="float" office:value="9125">
            <text:p>9125</text:p>
          </table:table-cell>
          <table:table-cell office:value-type="float" office:value="37313">
            <text:p>37313</text:p>
          </table:table-cell>
          <table:table-cell office:value-type="string">
            <text:p>Eduardo Martínez</text:p>
          </table:table-cell>
          <table:table-cell table:number-columns-repeated="1021"/>
        </table:table-row>
        <table:table-row table:style-name="ro1">
          <table:table-cell office:value-type="float" office:value="9125">
            <text:p>9125</text:p>
          </table:table-cell>
          <table:table-cell office:value-type="float" office:value="49219">
            <text:p>49219</text:p>
          </table:table-cell>
          <table:table-cell office:value-type="string">
            <text:p>Martín Conde</text:p>
          </table:table-cell>
          <table:table-cell table:number-columns-repeated="1021"/>
        </table:table-row>
        <table:table-row table:style-name="ro1">
          <table:table-cell office:value-type="float" office:value="9206">
            <text:p>9206</text:p>
          </table:table-cell>
          <table:table-cell office:value-type="float" office:value="56960">
            <text:p>56960</text:p>
          </table:table-cell>
          <table:table-cell office:value-type="string">
            <text:p>Mark Heese</text:p>
          </table:table-cell>
          <table:table-cell table:number-columns-repeated="1021"/>
        </table:table-row>
        <table:table-row table:style-name="ro1">
          <table:table-cell office:value-type="float" office:value="9206">
            <text:p>9206</text:p>
          </table:table-cell>
          <table:table-cell office:value-type="float" office:value="1021">
            <text:p>1021</text:p>
          </table:table-cell>
          <table:table-cell office:value-type="string">
            <text:p>John Child</text:p>
          </table:table-cell>
          <table:table-cell table:number-columns-repeated="1021"/>
        </table:table-row>
        <table:table-row table:style-name="ro1">
          <table:table-cell office:value-type="float" office:value="9208">
            <text:p>9208</text:p>
          </table:table-cell>
          <table:table-cell office:value-type="float" office:value="50435">
            <text:p>50435</text:p>
          </table:table-cell>
          <table:table-cell office:value-type="string">
            <text:p>Ericka Lorenz</text:p>
          </table:table-cell>
          <table:table-cell table:number-columns-repeated="1021"/>
        </table:table-row>
        <table:table-row table:style-name="ro1">
          <table:table-cell office:value-type="float" office:value="9208">
            <text:p>9208</text:p>
          </table:table-cell>
          <table:table-cell office:value-type="float" office:value="8224">
            <text:p>8224</text:p>
          </table:table-cell>
          <table:table-cell office:value-type="string">
            <text:p>Courtney Johnson</text:p>
          </table:table-cell>
          <table:table-cell table:number-columns-repeated="1021"/>
        </table:table-row>
        <table:table-row table:style-name="ro1">
          <table:table-cell office:value-type="float" office:value="9208">
            <text:p>9208</text:p>
          </table:table-cell>
          <table:table-cell office:value-type="float" office:value="45915">
            <text:p>45915</text:p>
          </table:table-cell>
          <table:table-cell office:value-type="string">
            <text:p>Nicolle Payne</text:p>
          </table:table-cell>
          <table:table-cell table:number-columns-repeated="1021"/>
        </table:table-row>
        <table:table-row table:style-name="ro1">
          <table:table-cell office:value-type="float" office:value="9208">
            <text:p>9208</text:p>
          </table:table-cell>
          <table:table-cell office:value-type="float" office:value="56086">
            <text:p>56086</text:p>
          </table:table-cell>
          <table:table-cell office:value-type="string">
            <text:p>Heather Petri</text:p>
          </table:table-cell>
          <table:table-cell table:number-columns-repeated="1021"/>
        </table:table-row>
        <table:table-row table:style-name="ro1">
          <table:table-cell office:value-type="float" office:value="9208">
            <text:p>9208</text:p>
          </table:table-cell>
          <table:table-cell office:value-type="float" office:value="46219">
            <text:p>46219</text:p>
          </table:table-cell>
          <table:table-cell office:value-type="string">
            <text:p>Coralie Simmons</text:p>
          </table:table-cell>
          <table:table-cell table:number-columns-repeated="1021"/>
        </table:table-row>
        <table:table-row table:style-name="ro1">
          <table:table-cell office:value-type="float" office:value="9208">
            <text:p>9208</text:p>
          </table:table-cell>
          <table:table-cell office:value-type="float" office:value="43543">
            <text:p>43543</text:p>
          </table:table-cell>
          <table:table-cell office:value-type="string">
            <text:p>Julie Swail</text:p>
          </table:table-cell>
          <table:table-cell table:number-columns-repeated="1021"/>
        </table:table-row>
        <table:table-row table:style-name="ro1">
          <table:table-cell office:value-type="float" office:value="9208">
            <text:p>9208</text:p>
          </table:table-cell>
          <table:table-cell office:value-type="float" office:value="15655">
            <text:p>15655</text:p>
          </table:table-cell>
          <table:table-cell office:value-type="string">
            <text:p>Bernice Orwig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45366">
            <text:p>45366</text:p>
          </table:table-cell>
          <table:table-cell office:value-type="string">
            <text:p>Seimone Augustus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53733">
            <text:p>53733</text:p>
          </table:table-cell>
          <table:table-cell office:value-type="string">
            <text:p>Tamika Catchings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10421">
            <text:p>10421</text:p>
          </table:table-cell>
          <table:table-cell office:value-type="string">
            <text:p>Asjha Jones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24286">
            <text:p>24286</text:p>
          </table:table-cell>
          <table:table-cell office:value-type="string">
            <text:p>Candace Parker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12562">
            <text:p>12562</text:p>
          </table:table-cell>
          <table:table-cell office:value-type="string">
            <text:p>Angel McCoughtry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592">
            <text:p>592</text:p>
          </table:table-cell>
          <table:table-cell office:value-type="string">
            <text:p>Tina Charles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64150">
            <text:p>64150</text:p>
          </table:table-cell>
          <table:table-cell office:value-type="string">
            <text:p>Lindsay Whalen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51505">
            <text:p>51505</text:p>
          </table:table-cell>
          <table:table-cell office:value-type="string">
            <text:p>Sylvia Fowles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50868">
            <text:p>50868</text:p>
          </table:table-cell>
          <table:table-cell office:value-type="string">
            <text:p>Diana Taurasi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8154">
            <text:p>8154</text:p>
          </table:table-cell>
          <table:table-cell office:value-type="string">
            <text:p>Swin Cash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50703">
            <text:p>50703</text:p>
          </table:table-cell>
          <table:table-cell office:value-type="string">
            <text:p>Sue Bird</text:p>
          </table:table-cell>
          <table:table-cell table:number-columns-repeated="10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2103">
            <text:p>2103</text:p>
          </table:table-cell>
          <table:table-cell office:value-type="string">
            <text:p>Maya Moore</text:p>
          </table:table-cell>
          <table:table-cell table:number-columns-repeated="1021"/>
        </table:table-row>
        <table:table-row table:style-name="ro1">
          <table:table-cell office:value-type="float" office:value="9251">
            <text:p>9251</text:p>
          </table:table-cell>
          <table:table-cell office:value-type="float" office:value="46574">
            <text:p>46574</text:p>
          </table:table-cell>
          <table:table-cell office:value-type="string">
            <text:p>Fabio Diez</text:p>
          </table:table-cell>
          <table:table-cell table:number-columns-repeated="1021"/>
        </table:table-row>
        <table:table-row table:style-name="ro1">
          <table:table-cell office:value-type="float" office:value="9251">
            <text:p>9251</text:p>
          </table:table-cell>
          <table:table-cell office:value-type="float" office:value="17823">
            <text:p>17823</text:p>
          </table:table-cell>
          <table:table-cell office:value-type="string">
            <text:p>Javier Bosma</text:p>
          </table:table-cell>
          <table:table-cell table:number-columns-repeated="1021"/>
        </table:table-row>
        <table:table-row table:style-name="ro1">
          <table:table-cell office:value-type="float" office:value="9252">
            <text:p>9252</text:p>
          </table:table-cell>
          <table:table-cell office:value-type="float" office:value="45090">
            <text:p>45090</text:p>
          </table:table-cell>
          <table:table-cell office:value-type="string">
            <text:p>Oliver Oetke</text:p>
          </table:table-cell>
          <table:table-cell table:number-columns-repeated="1021"/>
        </table:table-row>
        <table:table-row table:style-name="ro1">
          <table:table-cell office:value-type="float" office:value="9252">
            <text:p>9252</text:p>
          </table:table-cell>
          <table:table-cell office:value-type="float" office:value="21784">
            <text:p>21784</text:p>
          </table:table-cell>
          <table:table-cell office:value-type="string">
            <text:p>Andreas Scheuerpflug</text:p>
          </table:table-cell>
          <table:table-cell table:number-columns-repeated="1021"/>
        </table:table-row>
        <table:table-row table:style-name="ro1">
          <table:table-cell office:value-type="float" office:value="9265">
            <text:p>9265</text:p>
          </table:table-cell>
          <table:table-cell office:value-type="float" office:value="13286">
            <text:p>13286</text:p>
          </table:table-cell>
          <table:table-cell office:value-type="string">
            <text:p>Li Jiawei</text:p>
          </table:table-cell>
          <table:table-cell table:number-columns-repeated="1021"/>
        </table:table-row>
        <table:table-row table:style-name="ro1">
          <table:table-cell office:value-type="float" office:value="9265">
            <text:p>9265</text:p>
          </table:table-cell>
          <table:table-cell office:value-type="float" office:value="49589">
            <text:p>49589</text:p>
          </table:table-cell>
          <table:table-cell office:value-type="string">
            <text:p>Wang Yuegu</text:p>
          </table:table-cell>
          <table:table-cell table:number-columns-repeated="1021"/>
        </table:table-row>
        <table:table-row table:style-name="ro1">
          <table:table-cell office:value-type="float" office:value="9265">
            <text:p>9265</text:p>
          </table:table-cell>
          <table:table-cell office:value-type="float" office:value="38251">
            <text:p>38251</text:p>
          </table:table-cell>
          <table:table-cell office:value-type="string">
            <text:p>Feng Tianwei</text:p>
          </table:table-cell>
          <table:table-cell table:number-columns-repeated="1021"/>
        </table:table-row>
        <table:table-row table:style-name="ro1">
          <table:table-cell office:value-type="float" office:value="9296">
            <text:p>9296</text:p>
          </table:table-cell>
          <table:table-cell office:value-type="float" office:value="21769">
            <text:p>21769</text:p>
          </table:table-cell>
          <table:table-cell office:value-type="string">
            <text:p>Martin Lébl</text:p>
          </table:table-cell>
          <table:table-cell table:number-columns-repeated="1021"/>
        </table:table-row>
        <table:table-row table:style-name="ro1">
          <table:table-cell office:value-type="float" office:value="9296">
            <text:p>9296</text:p>
          </table:table-cell>
          <table:table-cell office:value-type="float" office:value="46143">
            <text:p>46143</text:p>
          </table:table-cell>
          <table:table-cell office:value-type="string">
            <text:p>Michal Palinek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36603">
            <text:p>36603</text:p>
          </table:table-cell>
          <table:table-cell office:value-type="string">
            <text:p>Katie Weatherston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4630">
            <text:p>4630</text:p>
          </table:table-cell>
          <table:table-cell office:value-type="string">
            <text:p>Jennifer Botterill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6323">
            <text:p>16323</text:p>
          </table:table-cell>
          <table:table-cell office:value-type="string">
            <text:p>Cheryl Pounder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46029">
            <text:p>46029</text:p>
          </table:table-cell>
          <table:table-cell office:value-type="string">
            <text:p>Carla MacLeod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52873">
            <text:p>52873</text:p>
          </table:table-cell>
          <table:table-cell office:value-type="string">
            <text:p>Gina Kingsbury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35635">
            <text:p>35635</text:p>
          </table:table-cell>
          <table:table-cell office:value-type="string">
            <text:p>Cherie Piper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4938">
            <text:p>14938</text:p>
          </table:table-cell>
          <table:table-cell office:value-type="string">
            <text:p>Sarah Vaillancourt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59446">
            <text:p>59446</text:p>
          </table:table-cell>
          <table:table-cell office:value-type="string">
            <text:p>Jayna Hefford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28800">
            <text:p>28800</text:p>
          </table:table-cell>
          <table:table-cell office:value-type="string">
            <text:p>Becky Kellar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28806">
            <text:p>28806</text:p>
          </table:table-cell>
          <table:table-cell office:value-type="string">
            <text:p>Charline Labonté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64775">
            <text:p>64775</text:p>
          </table:table-cell>
          <table:table-cell office:value-type="string">
            <text:p>Cassie Campbell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32894">
            <text:p>32894</text:p>
          </table:table-cell>
          <table:table-cell office:value-type="string">
            <text:p>Vicky Sunohara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4154">
            <text:p>4154</text:p>
          </table:table-cell>
          <table:table-cell office:value-type="string">
            <text:p>Caroline Ouellette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20259">
            <text:p>20259</text:p>
          </table:table-cell>
          <table:table-cell office:value-type="string">
            <text:p>Colleen Sostorics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8339">
            <text:p>18339</text:p>
          </table:table-cell>
          <table:table-cell office:value-type="string">
            <text:p>Danielle Goyette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66962">
            <text:p>66962</text:p>
          </table:table-cell>
          <table:table-cell office:value-type="string">
            <text:p>Meghan Agosta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52071">
            <text:p>52071</text:p>
          </table:table-cell>
          <table:table-cell office:value-type="string">
            <text:p>Hayley Wickenheiser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52421">
            <text:p>52421</text:p>
          </table:table-cell>
          <table:table-cell office:value-type="string">
            <text:p>Gillian Ferrari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26412">
            <text:p>26412</text:p>
          </table:table-cell>
          <table:table-cell office:value-type="string">
            <text:p>Gillian Apps</text:p>
          </table:table-cell>
          <table:table-cell table:number-columns-repeated="10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59622">
            <text:p>59622</text:p>
          </table:table-cell>
          <table:table-cell office:value-type="string">
            <text:p>Kim St-Pierre</text:p>
          </table:table-cell>
          <table:table-cell table:number-columns-repeated="1021"/>
        </table:table-row>
        <table:table-row table:style-name="ro1">
          <table:table-cell office:value-type="float" office:value="9318">
            <text:p>9318</text:p>
          </table:table-cell>
          <table:table-cell office:value-type="float" office:value="19033">
            <text:p>19033</text:p>
          </table:table-cell>
          <table:table-cell office:value-type="string">
            <text:p>Vegard Høidalen</text:p>
          </table:table-cell>
          <table:table-cell table:number-columns-repeated="1021"/>
        </table:table-row>
        <table:table-row table:style-name="ro1">
          <table:table-cell office:value-type="float" office:value="9318">
            <text:p>9318</text:p>
          </table:table-cell>
          <table:table-cell office:value-type="float" office:value="3872">
            <text:p>3872</text:p>
          </table:table-cell>
          <table:table-cell office:value-type="string">
            <text:p>Jørre Kjemperud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44488">
            <text:p>44488</text:p>
          </table:table-cell>
          <table:table-cell office:value-type="string">
            <text:p>Frederic Weis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59416">
            <text:p>59416</text:p>
          </table:table-cell>
          <table:table-cell office:value-type="string">
            <text:p>Frédéric Weis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60301">
            <text:p>60301</text:p>
          </table:table-cell>
          <table:table-cell office:value-type="string">
            <text:p>Crawford Palmer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40274">
            <text:p>40274</text:p>
          </table:table-cell>
          <table:table-cell office:value-type="string">
            <text:p>Laurent Sciarra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17782">
            <text:p>17782</text:p>
          </table:table-cell>
          <table:table-cell office:value-type="string">
            <text:p>Laurent Foirest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21396">
            <text:p>21396</text:p>
          </table:table-cell>
          <table:table-cell office:value-type="string">
            <text:p>Yann Bonato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15806">
            <text:p>15806</text:p>
          </table:table-cell>
          <table:table-cell office:value-type="string">
            <text:p>Antoine Rigaudeau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14909">
            <text:p>14909</text:p>
          </table:table-cell>
          <table:table-cell office:value-type="string">
            <text:p>Moustapha Sonko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28641">
            <text:p>28641</text:p>
          </table:table-cell>
          <table:table-cell office:value-type="string">
            <text:p>Stéphane Risacher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47547">
            <text:p>47547</text:p>
          </table:table-cell>
          <table:table-cell office:value-type="string">
            <text:p>Stephane Risacher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30847">
            <text:p>30847</text:p>
          </table:table-cell>
          <table:table-cell office:value-type="string">
            <text:p>Thierry Gadou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59407">
            <text:p>59407</text:p>
          </table:table-cell>
          <table:table-cell office:value-type="string">
            <text:p>Jim Bilba</text:p>
          </table:table-cell>
          <table:table-cell table:number-columns-repeated="1021"/>
        </table:table-row>
        <table:table-row table:style-name="ro2">
          <table:table-cell office:value-type="float" office:value="9331">
            <text:p>9331</text:p>
          </table:table-cell>
          <table:table-cell office:value-type="float" office:value="55926">
            <text:p>55926</text:p>
          </table:table-cell>
          <table:table-cell office:value-type="string">
            <text:p>Cyril Julian</text:p>
          </table:table-cell>
          <table:table-cell table:number-columns-repeated="10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11569">
            <text:p>11569</text:p>
          </table:table-cell>
          <table:table-cell office:value-type="string">
            <text:p>Makan Dioumassi</text:p>
          </table:table-cell>
          <table:table-cell table:number-columns-repeated="1021"/>
        </table:table-row>
        <table:table-row table:style-name="ro1">
          <table:table-cell office:value-type="float" office:value="9340">
            <text:p>9340</text:p>
          </table:table-cell>
          <table:table-cell office:value-type="float" office:value="63899">
            <text:p>63899</text:p>
          </table:table-cell>
          <table:table-cell office:value-type="string">
            <text:p>Jennifer Kemp</text:p>
          </table:table-cell>
          <table:table-cell table:number-columns-repeated="1021"/>
        </table:table-row>
        <table:table-row table:style-name="ro1">
          <table:table-cell office:value-type="float" office:value="9340">
            <text:p>9340</text:p>
          </table:table-cell>
          <table:table-cell office:value-type="float" office:value="9772">
            <text:p>9772</text:p>
          </table:table-cell>
          <table:table-cell office:value-type="string">
            <text:p>Shirley Babashoff</text:p>
          </table:table-cell>
          <table:table-cell table:number-columns-repeated="1021"/>
        </table:table-row>
        <table:table-row table:style-name="ro1">
          <table:table-cell office:value-type="float" office:value="9340">
            <text:p>9340</text:p>
          </table:table-cell>
          <table:table-cell office:value-type="float" office:value="28337">
            <text:p>28337</text:p>
          </table:table-cell>
          <table:table-cell office:value-type="string">
            <text:p>Sandra Neilson</text:p>
          </table:table-cell>
          <table:table-cell table:number-columns-repeated="1021"/>
        </table:table-row>
        <table:table-row table:style-name="ro1">
          <table:table-cell office:value-type="float" office:value="9340">
            <text:p>9340</text:p>
          </table:table-cell>
          <table:table-cell office:value-type="float" office:value="15937">
            <text:p>15937</text:p>
          </table:table-cell>
          <table:table-cell office:value-type="string">
            <text:p>Jane Barkman</text:p>
          </table:table-cell>
          <table:table-cell table:number-columns-repeated="1021"/>
        </table:table-row>
        <table:table-row table:style-name="ro1">
          <table:table-cell office:value-type="float" office:value="9346">
            <text:p>9346</text:p>
          </table:table-cell>
          <table:table-cell office:value-type="float" office:value="50095">
            <text:p>50095</text:p>
          </table:table-cell>
          <table:table-cell office:value-type="string">
            <text:p>Matt Cetlinski</text:p>
          </table:table-cell>
          <table:table-cell table:number-columns-repeated="1021"/>
        </table:table-row>
        <table:table-row table:style-name="ro1">
          <table:table-cell office:value-type="float" office:value="9346">
            <text:p>9346</text:p>
          </table:table-cell>
          <table:table-cell office:value-type="float" office:value="35731">
            <text:p>35731</text:p>
          </table:table-cell>
          <table:table-cell office:value-type="string">
            <text:p>Troy Dalbey</text:p>
          </table:table-cell>
          <table:table-cell table:number-columns-repeated="1021"/>
        </table:table-row>
        <table:table-row table:style-name="ro1">
          <table:table-cell office:value-type="float" office:value="9346">
            <text:p>9346</text:p>
          </table:table-cell>
          <table:table-cell office:value-type="float" office:value="52401">
            <text:p>52401</text:p>
          </table:table-cell>
          <table:table-cell office:value-type="string">
            <text:p>Matt Biondi</text:p>
          </table:table-cell>
          <table:table-cell table:number-columns-repeated="1021"/>
        </table:table-row>
        <table:table-row table:style-name="ro1">
          <table:table-cell office:value-type="float" office:value="9346">
            <text:p>9346</text:p>
          </table:table-cell>
          <table:table-cell office:value-type="float" office:value="66127">
            <text:p>66127</text:p>
          </table:table-cell>
          <table:table-cell office:value-type="string">
            <text:p>Doug Gjertsen</text:p>
          </table:table-cell>
          <table:table-cell table:number-columns-repeated="1021"/>
        </table:table-row>
        <table:table-row table:style-name="ro1">
          <table:table-cell office:value-type="float" office:value="9357">
            <text:p>9357</text:p>
          </table:table-cell>
          <table:table-cell office:value-type="float" office:value="43730">
            <text:p>43730</text:p>
          </table:table-cell>
          <table:table-cell office:value-type="string">
            <text:p>Steffen Zesner</text:p>
          </table:table-cell>
          <table:table-cell table:number-columns-repeated="1021"/>
        </table:table-row>
        <table:table-row table:style-name="ro1">
          <table:table-cell office:value-type="float" office:value="9357">
            <text:p>9357</text:p>
          </table:table-cell>
          <table:table-cell office:value-type="float" office:value="8036">
            <text:p>8036</text:p>
          </table:table-cell>
          <table:table-cell office:value-type="string">
            <text:p>Uwe Daßler</text:p>
          </table:table-cell>
          <table:table-cell table:number-columns-repeated="1021"/>
        </table:table-row>
        <table:table-row table:style-name="ro1">
          <table:table-cell office:value-type="float" office:value="9357">
            <text:p>9357</text:p>
          </table:table-cell>
          <table:table-cell office:value-type="float" office:value="4955">
            <text:p>4955</text:p>
          </table:table-cell>
          <table:table-cell office:value-type="string">
            <text:p>Sven Lodziewski</text:p>
          </table:table-cell>
          <table:table-cell table:number-columns-repeated="1021"/>
        </table:table-row>
        <table:table-row table:style-name="ro1">
          <table:table-cell office:value-type="float" office:value="9357">
            <text:p>9357</text:p>
          </table:table-cell>
          <table:table-cell office:value-type="float" office:value="18292">
            <text:p>18292</text:p>
          </table:table-cell>
          <table:table-cell office:value-type="string">
            <text:p>Thomas Flemming</text:p>
          </table:table-cell>
          <table:table-cell table:number-columns-repeated="1021"/>
        </table:table-row>
        <table:table-row table:style-name="ro1">
          <table:table-cell office:value-type="float" office:value="9367">
            <text:p>9367</text:p>
          </table:table-cell>
          <table:table-cell office:value-type="float" office:value="39631">
            <text:p>39631</text:p>
          </table:table-cell>
          <table:table-cell office:value-type="string">
            <text:p>Sheng Zetian</text:p>
          </table:table-cell>
          <table:table-cell table:number-columns-repeated="1021"/>
        </table:table-row>
        <table:table-row table:style-name="ro1">
          <table:table-cell office:value-type="float" office:value="9367">
            <text:p>9367</text:p>
          </table:table-cell>
          <table:table-cell office:value-type="float" office:value="31861">
            <text:p>31861</text:p>
          </table:table-cell>
          <table:table-cell office:value-type="string">
            <text:p>Rifat Yildiz</text:p>
          </table:table-cell>
          <table:table-cell table:number-columns-repeated="1021"/>
        </table:table-row>
        <table:table-row table:style-name="ro1">
          <table:table-cell office:value-type="float" office:value="9381">
            <text:p>9381</text:p>
          </table:table-cell>
          <table:table-cell office:value-type="float" office:value="26065">
            <text:p>26065</text:p>
          </table:table-cell>
          <table:table-cell office:value-type="string">
            <text:p>Dmitry Larionov</text:p>
          </table:table-cell>
          <table:table-cell table:number-columns-repeated="1021"/>
        </table:table-row>
        <table:table-row table:style-name="ro1">
          <table:table-cell office:value-type="float" office:value="9381">
            <text:p>9381</text:p>
          </table:table-cell>
          <table:table-cell office:value-type="float" office:value="53608">
            <text:p>53608</text:p>
          </table:table-cell>
          <table:table-cell office:value-type="string">
            <text:p>Mikhail Kuznetsov</text:p>
          </table:table-cell>
          <table:table-cell table:number-columns-repeated="1021"/>
        </table:table-row>
        <table:table-row table:style-name="ro1">
          <table:table-cell office:value-type="float" office:value="9381">
            <text:p>9381</text:p>
          </table:table-cell>
          <table:table-cell office:value-type="float" office:value="55412">
            <text:p>55412</text:p>
          </table:table-cell>
          <table:table-cell office:value-type="string">
            <text:p>Mikhail Kuznetsov</text:p>
          </table:table-cell>
          <table:table-cell table:number-columns-repeated="1021"/>
        </table:table-row>
        <table:table-row table:style-name="ro1">
          <table:table-cell office:value-type="float" office:value="9381">
            <text:p>9381</text:p>
          </table:table-cell>
          <table:table-cell office:value-type="float" office:value="58927">
            <text:p>58927</text:p>
          </table:table-cell>
          <table:table-cell office:value-type="string">
            <text:p>Mikhail Kuznetsov</text:p>
          </table:table-cell>
          <table:table-cell table:number-columns-repeated="1021"/>
        </table:table-row>
        <table:table-row table:style-name="ro1">
          <table:table-cell office:value-type="float" office:value="9383">
            <text:p>9383</text:p>
          </table:table-cell>
          <table:table-cell office:value-type="float" office:value="17133">
            <text:p>17133</text:p>
          </table:table-cell>
          <table:table-cell office:value-type="string">
            <text:p>Oliver Stamm</text:p>
          </table:table-cell>
          <table:table-cell table:number-columns-repeated="1021"/>
        </table:table-row>
        <table:table-row table:style-name="ro1">
          <table:table-cell office:value-type="float" office:value="9383">
            <text:p>9383</text:p>
          </table:table-cell>
          <table:table-cell office:value-type="float" office:value="41099">
            <text:p>41099</text:p>
          </table:table-cell>
          <table:table-cell office:value-type="string">
            <text:p>Nikolas Berger</text:p>
          </table:table-cell>
          <table:table-cell table:number-columns-repeated="1021"/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64930">
            <text:p>64930</text:p>
          </table:table-cell>
          <table:table-cell office:value-type="string">
            <text:p>Andrea Eife</text:p>
          </table:table-cell>
          <table:table-cell table:number-columns-repeated="1021"/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60682">
            <text:p>60682</text:p>
          </table:table-cell>
          <table:table-cell office:value-type="string">
            <text:p>Kornelia Ender</text:p>
          </table:table-cell>
          <table:table-cell table:number-columns-repeated="1021"/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53544">
            <text:p>53544</text:p>
          </table:table-cell>
          <table:table-cell office:value-type="string">
            <text:p>Gabriele Wetzko</text:p>
          </table:table-cell>
          <table:table-cell table:number-columns-repeated="1021"/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11218">
            <text:p>11218</text:p>
          </table:table-cell>
          <table:table-cell office:value-type="string">
            <text:p>Elke Sehmisch</text:p>
          </table:table-cell>
          <table:table-cell table:number-columns-repeated="1021"/>
        </table:table-row>
        <table:table-row table:style-name="ro1">
          <table:table-cell office:value-type="float" office:value="9447">
            <text:p>9447</text:p>
          </table:table-cell>
          <table:table-cell office:value-type="float" office:value="60694">
            <text:p>60694</text:p>
          </table:table-cell>
          <table:table-cell office:value-type="string">
            <text:p>Jason Lezak</text:p>
          </table:table-cell>
          <table:table-cell table:number-columns-repeated="1021"/>
        </table:table-row>
        <table:table-row table:style-name="ro1">
          <table:table-cell office:value-type="float" office:value="9447">
            <text:p>9447</text:p>
          </table:table-cell>
          <table:table-cell office:value-type="float" office:value="7549">
            <text:p>7549</text:p>
          </table:table-cell>
          <table:table-cell office:value-type="string">
            <text:p>Nate Dusing</text:p>
          </table:table-cell>
          <table:table-cell table:number-columns-repeated="1021"/>
        </table:table-row>
        <table:table-row table:style-name="ro1">
          <table:table-cell office:value-type="float" office:value="9447">
            <text:p>9447</text:p>
          </table:table-cell>
          <table:table-cell office:value-type="float" office:value="56042">
            <text:p>56042</text:p>
          </table:table-cell>
          <table:table-cell office:value-type="string">
            <text:p>Ian Crocker</text:p>
          </table:table-cell>
          <table:table-cell table:number-columns-repeated="1021"/>
        </table:table-row>
        <table:table-row table:style-name="ro1">
          <table:table-cell office:value-type="float" office:value="9447">
            <text:p>9447</text:p>
          </table:table-cell>
          <table:table-cell office:value-type="float" office:value="6834">
            <text:p>6834</text:p>
          </table:table-cell>
          <table:table-cell office:value-type="string">
            <text:p>Neil Walker</text:p>
          </table:table-cell>
          <table:table-cell table:number-columns-repeated="1021"/>
        </table:table-row>
        <table:table-row table:style-name="ro1">
          <table:table-cell office:value-type="float" office:value="9447">
            <text:p>9447</text:p>
          </table:table-cell>
          <table:table-cell office:value-type="float" office:value="14110">
            <text:p>14110</text:p>
          </table:table-cell>
          <table:table-cell office:value-type="string">
            <text:p>Michael Phelps</text:p>
          </table:table-cell>
          <table:table-cell table:number-columns-repeated="1021"/>
        </table:table-row>
        <table:table-row table:style-name="ro1">
          <table:table-cell office:value-type="float" office:value="9447">
            <text:p>9447</text:p>
          </table:table-cell>
          <table:table-cell office:value-type="float" office:value="23762">
            <text:p>23762</text:p>
          </table:table-cell>
          <table:table-cell office:value-type="string">
            <text:p>Gabe Woodward</text:p>
          </table:table-cell>
          <table:table-cell table:number-columns-repeated="1021"/>
        </table:table-row>
        <table:table-row table:style-name="ro1">
          <table:table-cell office:value-type="float" office:value="9457">
            <text:p>9457</text:p>
          </table:table-cell>
          <table:table-cell office:value-type="float" office:value="39572">
            <text:p>39572</text:p>
          </table:table-cell>
          <table:table-cell office:value-type="string">
            <text:p>Charles Hamelin</text:p>
          </table:table-cell>
          <table:table-cell table:number-columns-repeated="1021"/>
        </table:table-row>
        <table:table-row table:style-name="ro1">
          <table:table-cell office:value-type="float" office:value="9457">
            <text:p>9457</text:p>
          </table:table-cell>
          <table:table-cell office:value-type="float" office:value="3399">
            <text:p>3399</text:p>
          </table:table-cell>
          <table:table-cell office:value-type="string">
            <text:p>Francois Hamelin</text:p>
          </table:table-cell>
          <table:table-cell table:number-columns-repeated="1021"/>
        </table:table-row>
        <table:table-row table:style-name="ro2">
          <table:table-cell office:value-type="float" office:value="9457">
            <text:p>9457</text:p>
          </table:table-cell>
          <table:table-cell office:value-type="float" office:value="4974">
            <text:p>4974</text:p>
          </table:table-cell>
          <table:table-cell office:value-type="string">
            <text:p>Guillaume Bastille</text:p>
          </table:table-cell>
          <table:table-cell table:number-columns-repeated="1021"/>
        </table:table-row>
        <table:table-row table:style-name="ro1">
          <table:table-cell office:value-type="float" office:value="9457">
            <text:p>9457</text:p>
          </table:table-cell>
          <table:table-cell office:value-type="float" office:value="13589">
            <text:p>13589</text:p>
          </table:table-cell>
          <table:table-cell office:value-type="string">
            <text:p>François-Louis Tremblay</text:p>
          </table:table-cell>
          <table:table-cell table:number-columns-repeated="1021"/>
        </table:table-row>
        <table:table-row table:style-name="ro2">
          <table:table-cell office:value-type="float" office:value="9457">
            <text:p>9457</text:p>
          </table:table-cell>
          <table:table-cell office:value-type="float" office:value="5431">
            <text:p>5431</text:p>
          </table:table-cell>
          <table:table-cell office:value-type="string">
            <text:p>Olivier Jean</text:p>
          </table:table-cell>
          <table:table-cell table:number-columns-repeated="1021"/>
        </table:table-row>
        <table:table-row table:style-name="ro1">
          <table:table-cell office:value-type="float" office:value="9486">
            <text:p>9486</text:p>
          </table:table-cell>
          <table:table-cell office:value-type="float" office:value="39853">
            <text:p>39853</text:p>
          </table:table-cell>
          <table:table-cell office:value-type="string">
            <text:p>Stefanie Schwaiger</text:p>
          </table:table-cell>
          <table:table-cell table:number-columns-repeated="1021"/>
        </table:table-row>
        <table:table-row table:style-name="ro1">
          <table:table-cell office:value-type="float" office:value="9486">
            <text:p>9486</text:p>
          </table:table-cell>
          <table:table-cell office:value-type="float" office:value="5465">
            <text:p>5465</text:p>
          </table:table-cell>
          <table:table-cell office:value-type="string">
            <text:p>Doris Schwaiger</text:p>
          </table:table-cell>
          <table:table-cell table:number-columns-repeated="1021"/>
        </table:table-row>
        <table:table-row table:style-name="ro1">
          <table:table-cell office:value-type="float" office:value="9492">
            <text:p>9492</text:p>
          </table:table-cell>
          <table:table-cell office:value-type="float" office:value="4539">
            <text:p>4539</text:p>
          </table:table-cell>
          <table:table-cell office:value-type="string">
            <text:p>Dmitri Sautin</text:p>
          </table:table-cell>
          <table:table-cell table:number-columns-repeated="1021"/>
        </table:table-row>
        <table:table-row table:style-name="ro1">
          <table:table-cell office:value-type="float" office:value="9492">
            <text:p>9492</text:p>
          </table:table-cell>
          <table:table-cell office:value-type="float" office:value="14646">
            <text:p>14646</text:p>
          </table:table-cell>
          <table:table-cell office:value-type="string">
            <text:p>Igor Loukachine</text:p>
          </table:table-cell>
          <table:table-cell table:number-columns-repeated="1021"/>
        </table:table-row>
        <table:table-row table:style-name="ro1">
          <table:table-cell office:value-type="float" office:value="9578">
            <text:p>9578</text:p>
          </table:table-cell>
          <table:table-cell office:value-type="float" office:value="32556">
            <text:p>32556</text:p>
          </table:table-cell>
          <table:table-cell office:value-type="string">
            <text:p>Liesbeth Mouha</text:p>
          </table:table-cell>
          <table:table-cell table:number-columns-repeated="1021"/>
        </table:table-row>
        <table:table-row table:style-name="ro1">
          <table:table-cell office:value-type="float" office:value="9578">
            <text:p>9578</text:p>
          </table:table-cell>
          <table:table-cell office:value-type="float" office:value="41571">
            <text:p>41571</text:p>
          </table:table-cell>
          <table:table-cell office:value-type="string">
            <text:p>Liesbet Van Breedam</text:p>
          </table:table-cell>
          <table:table-cell table:number-columns-repeated="1021"/>
        </table:table-row>
        <table:table-row table:style-name="ro1">
          <table:table-cell office:value-type="float" office:value="9624">
            <text:p>9624</text:p>
          </table:table-cell>
          <table:table-cell office:value-type="float" office:value="28081">
            <text:p>28081</text:p>
          </table:table-cell>
          <table:table-cell office:value-type="string">
            <text:p>Ed Clancy</text:p>
          </table:table-cell>
          <table:table-cell table:number-columns-repeated="1021"/>
        </table:table-row>
        <table:table-row table:style-name="ro1">
          <table:table-cell office:value-type="float" office:value="9624">
            <text:p>9624</text:p>
          </table:table-cell>
          <table:table-cell office:value-type="float" office:value="11541">
            <text:p>11541</text:p>
          </table:table-cell>
          <table:table-cell office:value-type="string">
            <text:p>Paul Manning</text:p>
          </table:table-cell>
          <table:table-cell table:number-columns-repeated="1021"/>
        </table:table-row>
        <table:table-row table:style-name="ro1">
          <table:table-cell office:value-type="float" office:value="9624">
            <text:p>9624</text:p>
          </table:table-cell>
          <table:table-cell office:value-type="float" office:value="38726">
            <text:p>38726</text:p>
          </table:table-cell>
          <table:table-cell office:value-type="string">
            <text:p>Bradley Wiggins</text:p>
          </table:table-cell>
          <table:table-cell table:number-columns-repeated="1021"/>
        </table:table-row>
        <table:table-row table:style-name="ro1">
          <table:table-cell office:value-type="float" office:value="9624">
            <text:p>9624</text:p>
          </table:table-cell>
          <table:table-cell office:value-type="float" office:value="57119">
            <text:p>57119</text:p>
          </table:table-cell>
          <table:table-cell office:value-type="string">
            <text:p>Geraint Thomas</text:p>
          </table:table-cell>
          <table:table-cell table:number-columns-repeated="1021"/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20339">
            <text:p>20339</text:p>
          </table:table-cell>
          <table:table-cell office:value-type="string">
            <text:p>Lyndon Ferns</text:p>
          </table:table-cell>
          <table:table-cell table:number-columns-repeated="1021"/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58094">
            <text:p>58094</text:p>
          </table:table-cell>
          <table:table-cell office:value-type="string">
            <text:p>Darian Townsend</text:p>
          </table:table-cell>
          <table:table-cell table:number-columns-repeated="1021"/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59073">
            <text:p>59073</text:p>
          </table:table-cell>
          <table:table-cell office:value-type="string">
            <text:p>Roland Mark Schoeman</text:p>
          </table:table-cell>
          <table:table-cell table:number-columns-repeated="1021"/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30669">
            <text:p>30669</text:p>
          </table:table-cell>
          <table:table-cell office:value-type="string">
            <text:p>Ryk Neethling</text:p>
          </table:table-cell>
          <table:table-cell table:number-columns-repeated="1021"/>
        </table:table-row>
        <table:table-row table:style-name="ro1">
          <table:table-cell office:value-type="float" office:value="9685">
            <text:p>9685</text:p>
          </table:table-cell>
          <table:table-cell office:value-type="float" office:value="53698">
            <text:p>53698</text:p>
          </table:table-cell>
          <table:table-cell office:value-type="string">
            <text:p>Aileen Meagher</text:p>
          </table:table-cell>
          <table:table-cell table:number-columns-repeated="1021"/>
        </table:table-row>
        <table:table-row table:style-name="ro1">
          <table:table-cell office:value-type="float" office:value="9685">
            <text:p>9685</text:p>
          </table:table-cell>
          <table:table-cell office:value-type="float" office:value="6401">
            <text:p>6401</text:p>
          </table:table-cell>
          <table:table-cell office:value-type="string">
            <text:p>Hilda Cameron</text:p>
          </table:table-cell>
          <table:table-cell table:number-columns-repeated="1021"/>
        </table:table-row>
        <table:table-row table:style-name="ro1">
          <table:table-cell office:value-type="float" office:value="9685">
            <text:p>9685</text:p>
          </table:table-cell>
          <table:table-cell office:value-type="float" office:value="42709">
            <text:p>42709</text:p>
          </table:table-cell>
          <table:table-cell office:value-type="string">
            <text:p>Dorothy Brookshaw</text:p>
          </table:table-cell>
          <table:table-cell table:number-columns-repeated="1021"/>
        </table:table-row>
        <table:table-row table:style-name="ro1">
          <table:table-cell office:value-type="float" office:value="9685">
            <text:p>9685</text:p>
          </table:table-cell>
          <table:table-cell office:value-type="float" office:value="66586">
            <text:p>66586</text:p>
          </table:table-cell>
          <table:table-cell office:value-type="string">
            <text:p>Mildred Dolson</text:p>
          </table:table-cell>
          <table:table-cell table:number-columns-repeated="1021"/>
        </table:table-row>
        <table:table-row table:style-name="ro1">
          <table:table-cell office:value-type="float" office:value="9688">
            <text:p>9688</text:p>
          </table:table-cell>
          <table:table-cell office:value-type="float" office:value="40505">
            <text:p>40505</text:p>
          </table:table-cell>
          <table:table-cell office:value-type="string">
            <text:p>Merel Mooren</text:p>
          </table:table-cell>
          <table:table-cell table:number-columns-repeated="1021"/>
        </table:table-row>
        <table:table-row table:style-name="ro1">
          <table:table-cell office:value-type="float" office:value="9688">
            <text:p>9688</text:p>
          </table:table-cell>
          <table:table-cell office:value-type="float" office:value="19692">
            <text:p>19692</text:p>
          </table:table-cell>
          <table:table-cell office:value-type="string">
            <text:p>Rebekka Kadijk</text:p>
          </table:table-cell>
          <table:table-cell table:number-columns-repeated="1021"/>
        </table:table-row>
        <table:table-row table:style-name="ro1">
          <table:table-cell office:value-type="float" office:value="9690">
            <text:p>9690</text:p>
          </table:table-cell>
          <table:table-cell office:value-type="float" office:value="3158">
            <text:p>3158</text:p>
          </table:table-cell>
          <table:table-cell office:value-type="string">
            <text:p>Misty May-Treanor</text:p>
          </table:table-cell>
          <table:table-cell table:number-columns-repeated="1021"/>
        </table:table-row>
        <table:table-row table:style-name="ro1">
          <table:table-cell office:value-type="float" office:value="9690">
            <text:p>9690</text:p>
          </table:table-cell>
          <table:table-cell office:value-type="float" office:value="52194">
            <text:p>52194</text:p>
          </table:table-cell>
          <table:table-cell office:value-type="string">
            <text:p>Kerri Walsh</text:p>
          </table:table-cell>
          <table:table-cell table:number-columns-repeated="1021"/>
        </table:table-row>
        <table:table-row table:style-name="ro1">
          <table:table-cell office:value-type="float" office:value="9721">
            <text:p>9721</text:p>
          </table:table-cell>
          <table:table-cell office:value-type="float" office:value="30764">
            <text:p>30764</text:p>
          </table:table-cell>
          <table:table-cell office:value-type="string">
            <text:p>David Šain</text:p>
          </table:table-cell>
          <table:table-cell table:number-columns-repeated="1021"/>
        </table:table-row>
        <table:table-row table:style-name="ro1">
          <table:table-cell office:value-type="float" office:value="9721">
            <text:p>9721</text:p>
          </table:table-cell>
          <table:table-cell office:value-type="float" office:value="3023">
            <text:p>3023</text:p>
          </table:table-cell>
          <table:table-cell office:value-type="string">
            <text:p>Valent Sinkovi?</text:p>
          </table:table-cell>
          <table:table-cell table:number-columns-repeated="1021"/>
        </table:table-row>
        <table:table-row table:style-name="ro1">
          <table:table-cell office:value-type="float" office:value="9721">
            <text:p>9721</text:p>
          </table:table-cell>
          <table:table-cell office:value-type="float" office:value="65331">
            <text:p>65331</text:p>
          </table:table-cell>
          <table:table-cell office:value-type="string">
            <text:p>Martin Sinkovi?</text:p>
          </table:table-cell>
          <table:table-cell table:number-columns-repeated="1021"/>
        </table:table-row>
        <table:table-row table:style-name="ro1">
          <table:table-cell office:value-type="float" office:value="9721">
            <text:p>9721</text:p>
          </table:table-cell>
          <table:table-cell office:value-type="float" office:value="3531">
            <text:p>3531</text:p>
          </table:table-cell>
          <table:table-cell office:value-type="string">
            <text:p>Damir Martin</text:p>
          </table:table-cell>
          <table:table-cell table:number-columns-repeated="1021"/>
        </table:table-row>
        <table:table-row table:style-name="ro1">
          <table:table-cell office:value-type="float" office:value="9722">
            <text:p>9722</text:p>
          </table:table-cell>
          <table:table-cell office:value-type="float" office:value="30878">
            <text:p>30878</text:p>
          </table:table-cell>
          <table:table-cell office:value-type="string">
            <text:p>Cristine Santanna</text:p>
          </table:table-cell>
          <table:table-cell table:number-columns-repeated="1021"/>
        </table:table-row>
        <table:table-row table:style-name="ro1">
          <table:table-cell office:value-type="float" office:value="9722">
            <text:p>9722</text:p>
          </table:table-cell>
          <table:table-cell office:value-type="float" office:value="16571">
            <text:p>16571</text:p>
          </table:table-cell>
          <table:table-cell office:value-type="string">
            <text:p>Andrezza Martins</text:p>
          </table:table-cell>
          <table:table-cell table:number-columns-repeated="1021"/>
        </table:table-row>
        <table:table-row table:style-name="ro1">
          <table:table-cell office:value-type="float" office:value="9727">
            <text:p>9727</text:p>
          </table:table-cell>
          <table:table-cell office:value-type="float" office:value="18721">
            <text:p>18721</text:p>
          </table:table-cell>
          <table:table-cell office:value-type="string">
            <text:p>Tim Grohmann</text:p>
          </table:table-cell>
          <table:table-cell table:number-columns-repeated="1021"/>
        </table:table-row>
        <table:table-row table:style-name="ro1">
          <table:table-cell office:value-type="float" office:value="9727">
            <text:p>9727</text:p>
          </table:table-cell>
          <table:table-cell office:value-type="float" office:value="4894">
            <text:p>4894</text:p>
          </table:table-cell>
          <table:table-cell office:value-type="string">
            <text:p>Lauritz Schoof</text:p>
          </table:table-cell>
          <table:table-cell table:number-columns-repeated="1021"/>
        </table:table-row>
        <table:table-row table:style-name="ro1">
          <table:table-cell office:value-type="float" office:value="9727">
            <text:p>9727</text:p>
          </table:table-cell>
          <table:table-cell office:value-type="float" office:value="38136">
            <text:p>38136</text:p>
          </table:table-cell>
          <table:table-cell office:value-type="string">
            <text:p>Karl Schulze</text:p>
          </table:table-cell>
          <table:table-cell table:number-columns-repeated="1021"/>
        </table:table-row>
        <table:table-row table:style-name="ro1">
          <table:table-cell office:value-type="float" office:value="9727">
            <text:p>9727</text:p>
          </table:table-cell>
          <table:table-cell office:value-type="float" office:value="21189">
            <text:p>21189</text:p>
          </table:table-cell>
          <table:table-cell office:value-type="string">
            <text:p>Phillipp Wende</text:p>
          </table:table-cell>
          <table:table-cell table:number-columns-repeated="1021"/>
        </table:table-row>
        <table:table-row table:style-name="ro1">
          <table:table-cell office:value-type="float" office:value="9796">
            <text:p>9796</text:p>
          </table:table-cell>
          <table:table-cell office:value-type="float" office:value="58096">
            <text:p>58096</text:p>
          </table:table-cell>
          <table:table-cell office:value-type="string">
            <text:p>Vasiliki Arvaniti</text:p>
          </table:table-cell>
          <table:table-cell table:number-columns-repeated="1021"/>
        </table:table-row>
        <table:table-row table:style-name="ro1">
          <table:table-cell office:value-type="float" office:value="9796">
            <text:p>9796</text:p>
          </table:table-cell>
          <table:table-cell office:value-type="float" office:value="32160">
            <text:p>32160</text:p>
          </table:table-cell>
          <table:table-cell office:value-type="string">
            <text:p>Vasso Karadassiou</text:p>
          </table:table-cell>
          <table:table-cell table:number-columns-repeated="1021"/>
        </table:table-row>
        <table:table-row table:style-name="ro1">
          <table:table-cell office:value-type="float" office:value="9806">
            <text:p>9806</text:p>
          </table:table-cell>
          <table:table-cell office:value-type="float" office:value="47054">
            <text:p>47054</text:p>
          </table:table-cell>
          <table:table-cell office:value-type="string">
            <text:p>Anja Mittag</text:p>
          </table:table-cell>
          <table:table-cell table:number-columns-repeated="1021"/>
        </table:table-row>
        <table:table-row table:style-name="ro1">
          <table:table-cell office:value-type="float" office:value="9806">
            <text:p>9806</text:p>
          </table:table-cell>
          <table:table-cell office:value-type="float" office:value="40437">
            <text:p>40437</text:p>
          </table:table-cell>
          <table:table-cell office:value-type="string">
            <text:p>Sabine Englert</text:p>
          </table:table-cell>
          <table:table-cell table:number-columns-repeated="1021"/>
        </table:table-row>
        <table:table-row table:style-name="ro1">
          <table:table-cell office:value-type="float" office:value="9825">
            <text:p>9825</text:p>
          </table:table-cell>
          <table:table-cell office:value-type="float" office:value="53930">
            <text:p>53930</text:p>
          </table:table-cell>
          <table:table-cell office:value-type="string">
            <text:p>Gabriella Szabó</text:p>
          </table:table-cell>
          <table:table-cell table:number-columns-repeated="1021"/>
        </table:table-row>
        <table:table-row table:style-name="ro1">
          <table:table-cell office:value-type="float" office:value="9825">
            <text:p>9825</text:p>
          </table:table-cell>
          <table:table-cell office:value-type="float" office:value="3859">
            <text:p>3859</text:p>
          </table:table-cell>
          <table:table-cell office:value-type="string">
            <text:p>Danuta Kozák</text:p>
          </table:table-cell>
          <table:table-cell table:number-columns-repeated="1021"/>
        </table:table-row>
        <table:table-row table:style-name="ro1">
          <table:table-cell office:value-type="float" office:value="9825">
            <text:p>9825</text:p>
          </table:table-cell>
          <table:table-cell office:value-type="float" office:value="16255">
            <text:p>16255</text:p>
          </table:table-cell>
          <table:table-cell office:value-type="string">
            <text:p>Krisztina Fazekas</text:p>
          </table:table-cell>
          <table:table-cell table:number-columns-repeated="1021"/>
        </table:table-row>
        <table:table-row table:style-name="ro1">
          <table:table-cell office:value-type="float" office:value="9825">
            <text:p>9825</text:p>
          </table:table-cell>
          <table:table-cell office:value-type="float" office:value="43948">
            <text:p>43948</text:p>
          </table:table-cell>
          <table:table-cell office:value-type="string">
            <text:p>Katalin Kovács</text:p>
          </table:table-cell>
          <table:table-cell table:number-columns-repeated="1021"/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10704">
            <text:p>10704</text:p>
          </table:table-cell>
          <table:table-cell office:value-type="string">
            <text:p>Jade Neilsen</text:p>
          </table:table-cell>
          <table:table-cell table:number-columns-repeated="1021"/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9442">
            <text:p>9442</text:p>
          </table:table-cell>
          <table:table-cell office:value-type="string">
            <text:p>Blair Evans</text:p>
          </table:table-cell>
          <table:table-cell table:number-columns-repeated="1021"/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7379">
            <text:p>7379</text:p>
          </table:table-cell>
          <table:table-cell office:value-type="string">
            <text:p>Melanie Schlanger</text:p>
          </table:table-cell>
          <table:table-cell table:number-columns-repeated="1021"/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36886">
            <text:p>36886</text:p>
          </table:table-cell>
          <table:table-cell office:value-type="string">
            <text:p>Kylie Palmer</text:p>
          </table:table-cell>
          <table:table-cell table:number-columns-repeated="1021"/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31843">
            <text:p>31843</text:p>
          </table:table-cell>
          <table:table-cell office:value-type="string">
            <text:p>Alicia Coutts</text:p>
          </table:table-cell>
          <table:table-cell table:number-columns-repeated="1021"/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49421">
            <text:p>49421</text:p>
          </table:table-cell>
          <table:table-cell office:value-type="string">
            <text:p>Bronte Barratt</text:p>
          </table:table-cell>
          <table:table-cell table:number-columns-repeated="1021"/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46575">
            <text:p>46575</text:p>
          </table:table-cell>
          <table:table-cell office:value-type="string">
            <text:p>Angie Bainbridge</text:p>
          </table:table-cell>
          <table:table-cell table:number-columns-repeated="1021"/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56814">
            <text:p>56814</text:p>
          </table:table-cell>
          <table:table-cell office:value-type="string">
            <text:p>Brittany Elmslie</text:p>
          </table:table-cell>
          <table:table-cell table:number-columns-repeated="1021"/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8765">
            <text:p>8765</text:p>
          </table:table-cell>
          <table:table-cell office:value-type="string">
            <text:p>Milagros Crespo</text:p>
          </table:table-cell>
          <table:table-cell table:number-columns-repeated="1021"/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52206">
            <text:p>52206</text:p>
          </table:table-cell>
          <table:table-cell office:value-type="string">
            <text:p>Imara Esteves Ribalta</text:p>
          </table:table-cell>
          <table:table-cell table:number-columns-repeated="1021"/>
        </table:table-row>
        <table:table-row table:style-name="ro1">
          <table:table-cell office:value-type="float" office:value="9965">
            <text:p>9965</text:p>
          </table:table-cell>
          <table:table-cell office:value-type="float" office:value="5300">
            <text:p>5300</text:p>
          </table:table-cell>
          <table:table-cell office:value-type="string">
            <text:p>Michael Mørkøv</text:p>
          </table:table-cell>
          <table:table-cell table:number-columns-repeated="1021"/>
        </table:table-row>
        <table:table-row table:style-name="ro1">
          <table:table-cell office:value-type="float" office:value="9965">
            <text:p>9965</text:p>
          </table:table-cell>
          <table:table-cell office:value-type="float" office:value="63378">
            <text:p>63378</text:p>
          </table:table-cell>
          <table:table-cell office:value-type="string">
            <text:p>Jens-Erik Madsen</text:p>
          </table:table-cell>
          <table:table-cell table:number-columns-repeated="1021"/>
        </table:table-row>
        <table:table-row table:style-name="ro1">
          <table:table-cell office:value-type="float" office:value="9965">
            <text:p>9965</text:p>
          </table:table-cell>
          <table:table-cell office:value-type="float" office:value="39782">
            <text:p>39782</text:p>
          </table:table-cell>
          <table:table-cell office:value-type="string">
            <text:p>Casper Joergensen</text:p>
          </table:table-cell>
          <table:table-cell table:number-columns-repeated="1021"/>
        </table:table-row>
        <table:table-row table:style-name="ro1">
          <table:table-cell office:value-type="float" office:value="9965">
            <text:p>9965</text:p>
          </table:table-cell>
          <table:table-cell office:value-type="float" office:value="30718">
            <text:p>30718</text:p>
          </table:table-cell>
          <table:table-cell office:value-type="string">
            <text:p>Alex Nicki Rasmussen</text:p>
          </table:table-cell>
          <table:table-cell table:number-columns-repeated="1021"/>
        </table:table-row>
        <table:table-row table:style-name="ro1">
          <table:table-cell office:value-type="float" office:value="9988">
            <text:p>9988</text:p>
          </table:table-cell>
          <table:table-cell office:value-type="float" office:value="53377">
            <text:p>53377</text:p>
          </table:table-cell>
          <table:table-cell office:value-type="string">
            <text:p>Bibiana Candelas</text:p>
          </table:table-cell>
          <table:table-cell table:number-columns-repeated="1021"/>
        </table:table-row>
        <table:table-row table:style-name="ro1">
          <table:table-cell office:value-type="float" office:value="9988">
            <text:p>9988</text:p>
          </table:table-cell>
          <table:table-cell office:value-type="float" office:value="63468">
            <text:p>63468</text:p>
          </table:table-cell>
          <table:table-cell office:value-type="string">
            <text:p>Mayra García</text:p>
          </table:table-cell>
          <table:table-cell table:number-columns-repeated="1021"/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10379">
            <text:p>10379</text:p>
          </table:table-cell>
          <table:table-cell office:value-type="string">
            <text:p>Annette Rogers</text:p>
          </table:table-cell>
          <table:table-cell table:number-columns-repeated="1021"/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57732">
            <text:p>57732</text:p>
          </table:table-cell>
          <table:table-cell office:value-type="string">
            <text:p>Harriet Bland</text:p>
          </table:table-cell>
          <table:table-cell table:number-columns-repeated="1021"/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12387">
            <text:p>12387</text:p>
          </table:table-cell>
          <table:table-cell office:value-type="string">
            <text:p>Betty Robinson</text:p>
          </table:table-cell>
          <table:table-cell table:number-columns-repeated="1021"/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11989">
            <text:p>11989</text:p>
          </table:table-cell>
          <table:table-cell office:value-type="string">
            <text:p>Helen Stephens</text:p>
          </table:table-cell>
          <table:table-cell table:number-columns-repeated="1021"/>
        </table:table-row>
        <table:table-row table:style-name="ro1">
          <table:table-cell office:value-type="float" office:value="9990">
            <text:p>9990</text:p>
          </table:table-cell>
          <table:table-cell office:value-type="float" office:value="27372">
            <text:p>27372</text:p>
          </table:table-cell>
          <table:table-cell office:value-type="string">
            <text:p>Coralie Balmy</text:p>
          </table:table-cell>
          <table:table-cell table:number-columns-repeated="1021"/>
        </table:table-row>
        <table:table-row table:style-name="ro2">
          <table:table-cell office:value-type="float" office:value="9990">
            <text:p>9990</text:p>
          </table:table-cell>
          <table:table-cell office:value-type="float" office:value="50458">
            <text:p>50458</text:p>
          </table:table-cell>
          <table:table-cell office:value-type="string">
            <text:p>Charlotte Bonnet</text:p>
          </table:table-cell>
          <table:table-cell table:number-columns-repeated="1021"/>
        </table:table-row>
        <table:table-row table:style-name="ro1">
          <table:table-cell office:value-type="float" office:value="9990">
            <text:p>9990</text:p>
          </table:table-cell>
          <table:table-cell office:value-type="float" office:value="10693">
            <text:p>10693</text:p>
          </table:table-cell>
          <table:table-cell office:value-type="string">
            <text:p>Margaux Farrell</text:p>
          </table:table-cell>
          <table:table-cell table:number-columns-repeated="1021"/>
        </table:table-row>
        <table:table-row table:style-name="ro1">
          <table:table-cell office:value-type="float" office:value="9990">
            <text:p>9990</text:p>
          </table:table-cell>
          <table:table-cell office:value-type="float" office:value="26746">
            <text:p>26746</text:p>
          </table:table-cell>
          <table:table-cell office:value-type="string">
            <text:p>Mylene Lazare</text:p>
          </table:table-cell>
          <table:table-cell table:number-columns-repeated="1021"/>
        </table:table-row>
        <table:table-row table:style-name="ro1">
          <table:table-cell office:value-type="float" office:value="9990">
            <text:p>9990</text:p>
          </table:table-cell>
          <table:table-cell office:value-type="float" office:value="44093">
            <text:p>44093</text:p>
          </table:table-cell>
          <table:table-cell office:value-type="string">
            <text:p>Camille Muffat</text:p>
          </table:table-cell>
          <table:table-cell table:number-columns-repeated="1021"/>
        </table:table-row>
        <table:table-row table:style-name="ro1">
          <table:table-cell office:value-type="float" office:value="9990">
            <text:p>9990</text:p>
          </table:table-cell>
          <table:table-cell office:value-type="float" office:value="10371">
            <text:p>10371</text:p>
          </table:table-cell>
          <table:table-cell office:value-type="string">
            <text:p>Ophélie-Cyrielle Étienne</text:p>
          </table:table-cell>
          <table:table-cell table:number-columns-repeated="1021"/>
        </table:table-row>
        <table:table-row table:style-name="ro1">
          <table:table-cell office:value-type="float" office:value="10006">
            <text:p>10006</text:p>
          </table:table-cell>
          <table:table-cell office:value-type="float" office:value="41293">
            <text:p>41293</text:p>
          </table:table-cell>
          <table:table-cell office:value-type="string">
            <text:p>Lee Ho-Suk</text:p>
          </table:table-cell>
          <table:table-cell table:number-columns-repeated="1021"/>
        </table:table-row>
        <table:table-row table:style-name="ro1">
          <table:table-cell office:value-type="float" office:value="10006">
            <text:p>10006</text:p>
          </table:table-cell>
          <table:table-cell office:value-type="float" office:value="27429">
            <text:p>27429</text:p>
          </table:table-cell>
          <table:table-cell office:value-type="string">
            <text:p>Kwak Yoon-Gy</text:p>
          </table:table-cell>
          <table:table-cell table:number-columns-repeated="1021"/>
        </table:table-row>
        <table:table-row table:style-name="ro1">
          <table:table-cell office:value-type="float" office:value="10006">
            <text:p>10006</text:p>
          </table:table-cell>
          <table:table-cell office:value-type="float" office:value="46944">
            <text:p>46944</text:p>
          </table:table-cell>
          <table:table-cell office:value-type="string">
            <text:p>Kim Seung-Il</text:p>
          </table:table-cell>
          <table:table-cell table:number-columns-repeated="1021"/>
        </table:table-row>
        <table:table-row table:style-name="ro1">
          <table:table-cell office:value-type="float" office:value="10006">
            <text:p>10006</text:p>
          </table:table-cell>
          <table:table-cell office:value-type="float" office:value="1032">
            <text:p>1032</text:p>
          </table:table-cell>
          <table:table-cell office:value-type="string">
            <text:p>Lee Jung-Su</text:p>
          </table:table-cell>
          <table:table-cell table:number-columns-repeated="1021"/>
        </table:table-row>
        <table:table-row table:style-name="ro1">
          <table:table-cell office:value-type="float" office:value="10006">
            <text:p>10006</text:p>
          </table:table-cell>
          <table:table-cell office:value-type="float" office:value="16330">
            <text:p>16330</text:p>
          </table:table-cell>
          <table:table-cell office:value-type="string">
            <text:p>Sung Si-Bak</text:p>
          </table:table-cell>
          <table:table-cell table:number-columns-repeated="1021"/>
        </table:table-row>
        <table:table-row table:style-name="ro1">
          <table:table-cell office:value-type="float" office:value="10008">
            <text:p>10008</text:p>
          </table:table-cell>
          <table:table-cell office:value-type="float" office:value="32626">
            <text:p>32626</text:p>
          </table:table-cell>
          <table:table-cell office:value-type="string">
            <text:p>Nila Håkedal</text:p>
          </table:table-cell>
          <table:table-cell table:number-columns-repeated="1021"/>
        </table:table-row>
        <table:table-row table:style-name="ro1">
          <table:table-cell office:value-type="float" office:value="10008">
            <text:p>10008</text:p>
          </table:table-cell>
          <table:table-cell office:value-type="float" office:value="22208">
            <text:p>22208</text:p>
          </table:table-cell>
          <table:table-cell office:value-type="string">
            <text:p>Ingrid Tørlen</text:p>
          </table:table-cell>
          <table:table-cell table:number-columns-repeated="1021"/>
        </table:table-row>
        <table:table-row table:style-name="ro1">
          <table:table-cell office:value-type="float" office:value="10017">
            <text:p>10017</text:p>
          </table:table-cell>
          <table:table-cell office:value-type="float" office:value="55380">
            <text:p>55380</text:p>
          </table:table-cell>
          <table:table-cell office:value-type="string">
            <text:p>Maria Tsiartsiani</text:p>
          </table:table-cell>
          <table:table-cell table:number-columns-repeated="1021"/>
        </table:table-row>
        <table:table-row table:style-name="ro1">
          <table:table-cell office:value-type="float" office:value="10017">
            <text:p>10017</text:p>
          </table:table-cell>
          <table:table-cell office:value-type="float" office:value="20192">
            <text:p>20192</text:p>
          </table:table-cell>
          <table:table-cell office:value-type="string">
            <text:p>Efthalia Koutroumanidou</text:p>
          </table:table-cell>
          <table:table-cell table:number-columns-repeated="1021"/>
        </table:table-row>
        <table:table-row table:style-name="ro1">
          <table:table-cell office:value-type="float" office:value="10025">
            <text:p>10025</text:p>
          </table:table-cell>
          <table:table-cell office:value-type="float" office:value="48426">
            <text:p>48426</text:p>
          </table:table-cell>
          <table:table-cell office:value-type="string">
            <text:p>Nicole Branagh</text:p>
          </table:table-cell>
          <table:table-cell table:number-columns-repeated="1021"/>
        </table:table-row>
        <table:table-row table:style-name="ro1">
          <table:table-cell office:value-type="float" office:value="10025">
            <text:p>10025</text:p>
          </table:table-cell>
          <table:table-cell office:value-type="float" office:value="66374">
            <text:p>66374</text:p>
          </table:table-cell>
          <table:table-cell office:value-type="string">
            <text:p>Elaine Youngs</text:p>
          </table:table-cell>
          <table:table-cell table:number-columns-repeated="1021"/>
        </table:table-row>
        <table:table-row table:style-name="ro1">
          <table:table-cell office:value-type="float" office:value="10026">
            <text:p>10026</text:p>
          </table:table-cell>
          <table:table-cell office:value-type="float" office:value="15495">
            <text:p>15495</text:p>
          </table:table-cell>
          <table:table-cell office:value-type="string">
            <text:p>Daniel Noonan</text:p>
          </table:table-cell>
          <table:table-cell table:number-columns-repeated="1021"/>
        </table:table-row>
        <table:table-row table:style-name="ro1">
          <table:table-cell office:value-type="float" office:value="10026">
            <text:p>10026</text:p>
          </table:table-cell>
          <table:table-cell office:value-type="float" office:value="48950">
            <text:p>48950</text:p>
          </table:table-cell>
          <table:table-cell office:value-type="string">
            <text:p>Karsten Forsterling</text:p>
          </table:table-cell>
          <table:table-cell table:number-columns-repeated="1021"/>
        </table:table-row>
        <table:table-row table:style-name="ro1">
          <table:table-cell office:value-type="float" office:value="10026">
            <text:p>10026</text:p>
          </table:table-cell>
          <table:table-cell office:value-type="float" office:value="46335">
            <text:p>46335</text:p>
          </table:table-cell>
          <table:table-cell office:value-type="string">
            <text:p>Chris Morgan</text:p>
          </table:table-cell>
          <table:table-cell table:number-columns-repeated="1021"/>
        </table:table-row>
        <table:table-row table:style-name="ro1">
          <table:table-cell office:value-type="float" office:value="10026">
            <text:p>10026</text:p>
          </table:table-cell>
          <table:table-cell office:value-type="float" office:value="32632">
            <text:p>32632</text:p>
          </table:table-cell>
          <table:table-cell office:value-type="string">
            <text:p>James McRae</text:p>
          </table:table-cell>
          <table:table-cell table:number-columns-repeated="1021"/>
        </table:table-row>
        <table:table-row table:style-name="ro1">
          <table:table-cell office:value-type="float" office:value="10036">
            <text:p>10036</text:p>
          </table:table-cell>
          <table:table-cell office:value-type="float" office:value="23123">
            <text:p>23123</text:p>
          </table:table-cell>
          <table:table-cell office:value-type="string">
            <text:p>Laura Ludwig</text:p>
          </table:table-cell>
          <table:table-cell table:number-columns-repeated="1021"/>
        </table:table-row>
        <table:table-row table:style-name="ro1">
          <table:table-cell office:value-type="float" office:value="10036">
            <text:p>10036</text:p>
          </table:table-cell>
          <table:table-cell office:value-type="float" office:value="58361">
            <text:p>58361</text:p>
          </table:table-cell>
          <table:table-cell office:value-type="string">
            <text:p>Sara Goller</text:p>
          </table:table-cell>
          <table:table-cell table:number-columns-repeated="1021"/>
        </table:table-row>
        <table:table-row table:style-name="ro1">
          <table:table-cell office:value-type="float" office:value="10069">
            <text:p>10069</text:p>
          </table:table-cell>
          <table:table-cell office:value-type="float" office:value="9404">
            <text:p>9404</text:p>
          </table:table-cell>
          <table:table-cell office:value-type="string">
            <text:p>Johan Kenkhuis</text:p>
          </table:table-cell>
          <table:table-cell table:number-columns-repeated="1021"/>
        </table:table-row>
        <table:table-row table:style-name="ro1">
          <table:table-cell office:value-type="float" office:value="10069">
            <text:p>10069</text:p>
          </table:table-cell>
          <table:table-cell office:value-type="float" office:value="60729">
            <text:p>60729</text:p>
          </table:table-cell>
          <table:table-cell office:value-type="string">
            <text:p>Mark Veens</text:p>
          </table:table-cell>
          <table:table-cell table:number-columns-repeated="1021"/>
        </table:table-row>
        <table:table-row table:style-name="ro1">
          <table:table-cell office:value-type="float" office:value="10069">
            <text:p>10069</text:p>
          </table:table-cell>
          <table:table-cell office:value-type="float" office:value="61683">
            <text:p>61683</text:p>
          </table:table-cell>
          <table:table-cell office:value-type="string">
            <text:p>Mitja Zastrow</text:p>
          </table:table-cell>
          <table:table-cell table:number-columns-repeated="1021"/>
        </table:table-row>
        <table:table-row table:style-name="ro1">
          <table:table-cell office:value-type="float" office:value="10069">
            <text:p>10069</text:p>
          </table:table-cell>
          <table:table-cell office:value-type="float" office:value="40789">
            <text:p>40789</text:p>
          </table:table-cell>
          <table:table-cell office:value-type="string">
            <text:p>Pieter van den Hoogenband</text:p>
          </table:table-cell>
          <table:table-cell table:number-columns-repeated="1021"/>
        </table:table-row>
        <table:table-row table:style-name="ro1">
          <table:table-cell office:value-type="float" office:value="10069">
            <text:p>10069</text:p>
          </table:table-cell>
          <table:table-cell office:value-type="float" office:value="15008">
            <text:p>15008</text:p>
          </table:table-cell>
          <table:table-cell office:value-type="string">
            <text:p>Klaas-Erik Zwering</text:p>
          </table:table-cell>
          <table:table-cell table:number-columns-repeated="1021"/>
        </table:table-row>
        <table:table-row table:style-name="ro1">
          <table:table-cell office:value-type="float" office:value="10078">
            <text:p>10078</text:p>
          </table:table-cell>
          <table:table-cell office:value-type="float" office:value="56927">
            <text:p>56927</text:p>
          </table:table-cell>
          <table:table-cell office:value-type="string">
            <text:p>Hayden Roulston</text:p>
          </table:table-cell>
          <table:table-cell table:number-columns-repeated="1021"/>
        </table:table-row>
        <table:table-row table:style-name="ro2">
          <table:table-cell office:value-type="float" office:value="10078">
            <text:p>10078</text:p>
          </table:table-cell>
          <table:table-cell office:value-type="float" office:value="39863">
            <text:p>39863</text:p>
          </table:table-cell>
          <table:table-cell office:value-type="string">
            <text:p>Marc Ryan</text:p>
          </table:table-cell>
          <table:table-cell table:number-columns-repeated="1021"/>
        </table:table-row>
        <table:table-row table:style-name="ro1">
          <table:table-cell office:value-type="float" office:value="10078">
            <text:p>10078</text:p>
          </table:table-cell>
          <table:table-cell office:value-type="float" office:value="56192">
            <text:p>56192</text:p>
          </table:table-cell>
          <table:table-cell office:value-type="string">
            <text:p>Jesse Sergent</text:p>
          </table:table-cell>
          <table:table-cell table:number-columns-repeated="1021"/>
        </table:table-row>
        <table:table-row table:style-name="ro1">
          <table:table-cell office:value-type="float" office:value="10078">
            <text:p>10078</text:p>
          </table:table-cell>
          <table:table-cell office:value-type="float" office:value="59087">
            <text:p>59087</text:p>
          </table:table-cell>
          <table:table-cell office:value-type="string">
            <text:p>Jesse Sergent</text:p>
          </table:table-cell>
          <table:table-cell table:number-columns-repeated="1021"/>
        </table:table-row>
        <table:table-row table:style-name="ro1">
          <table:table-cell office:value-type="float" office:value="10078">
            <text:p>10078</text:p>
          </table:table-cell>
          <table:table-cell office:value-type="float" office:value="16822">
            <text:p>16822</text:p>
          </table:table-cell>
          <table:table-cell office:value-type="string">
            <text:p>Sam Bewley</text:p>
          </table:table-cell>
          <table:table-cell table:number-columns-repeated="1021"/>
        </table:table-row>
        <table:table-row table:style-name="ro1">
          <table:table-cell office:value-type="float" office:value="10095">
            <text:p>10095</text:p>
          </table:table-cell>
          <table:table-cell office:value-type="float" office:value="45450">
            <text:p>45450</text:p>
          </table:table-cell>
          <table:table-cell office:value-type="string">
            <text:p>Lucinda Whitty</text:p>
          </table:table-cell>
          <table:table-cell table:number-columns-repeated="1021"/>
        </table:table-row>
        <table:table-row table:style-name="ro1">
          <table:table-cell office:value-type="float" office:value="10095">
            <text:p>10095</text:p>
          </table:table-cell>
          <table:table-cell office:value-type="float" office:value="37252">
            <text:p>37252</text:p>
          </table:table-cell>
          <table:table-cell office:value-type="string">
            <text:p>Olivia Price</text:p>
          </table:table-cell>
          <table:table-cell table:number-columns-repeated="1021"/>
        </table:table-row>
        <table:table-row table:style-name="ro1">
          <table:table-cell office:value-type="float" office:value="10095">
            <text:p>10095</text:p>
          </table:table-cell>
          <table:table-cell office:value-type="float" office:value="1503">
            <text:p>1503</text:p>
          </table:table-cell>
          <table:table-cell office:value-type="string">
            <text:p>Nina Curtis</text:p>
          </table:table-cell>
          <table:table-cell table:number-columns-repeated="1021"/>
        </table:table-row>
        <table:table-row table:style-name="ro1">
          <table:table-cell office:value-type="float" office:value="10098">
            <text:p>10098</text:p>
          </table:table-cell>
          <table:table-cell office:value-type="float" office:value="3170">
            <text:p>3170</text:p>
          </table:table-cell>
          <table:table-cell office:value-type="string">
            <text:p>Vita Nel</text:p>
          </table:table-cell>
          <table:table-cell table:number-columns-repeated="1021"/>
        </table:table-row>
        <table:table-row table:style-name="ro1">
          <table:table-cell office:value-type="float" office:value="10098">
            <text:p>10098</text:p>
          </table:table-cell>
          <table:table-cell office:value-type="float" office:value="30344">
            <text:p>30344</text:p>
          </table:table-cell>
          <table:table-cell office:value-type="string">
            <text:p>Judith Augoustides</text:p>
          </table:table-cell>
          <table:table-cell table:number-columns-repeated="1021"/>
        </table:table-row>
        <table:table-row table:style-name="ro1">
          <table:table-cell office:value-type="float" office:value="10104">
            <text:p>10104</text:p>
          </table:table-cell>
          <table:table-cell office:value-type="float" office:value="64591">
            <text:p>64591</text:p>
          </table:table-cell>
          <table:table-cell office:value-type="string">
            <text:p>Renata Ribeiro</text:p>
          </table:table-cell>
          <table:table-cell table:number-columns-repeated="1021"/>
        </table:table-row>
        <table:table-row table:style-name="ro1">
          <table:table-cell office:value-type="float" office:value="10104">
            <text:p>10104</text:p>
          </table:table-cell>
          <table:table-cell office:value-type="float" office:value="59609">
            <text:p>59609</text:p>
          </table:table-cell>
          <table:table-cell office:value-type="string">
            <text:p>Talita Antunes</text:p>
          </table:table-cell>
          <table:table-cell table:number-columns-repeated="1021"/>
        </table:table-row>
        <table:table-row table:style-name="ro1">
          <table:table-cell office:value-type="float" office:value="10106">
            <text:p>10106</text:p>
          </table:table-cell>
          <table:table-cell office:value-type="float" office:value="18817">
            <text:p>18817</text:p>
          </table:table-cell>
          <table:table-cell office:value-type="string">
            <text:p>Zhang Xi</text:p>
          </table:table-cell>
          <table:table-cell table:number-columns-repeated="1021"/>
        </table:table-row>
        <table:table-row table:style-name="ro1">
          <table:table-cell office:value-type="float" office:value="10106">
            <text:p>10106</text:p>
          </table:table-cell>
          <table:table-cell office:value-type="float" office:value="55853">
            <text:p>55853</text:p>
          </table:table-cell>
          <table:table-cell office:value-type="string">
            <text:p>Xue Chen</text:p>
          </table:table-cell>
          <table:table-cell table:number-columns-repeated="1021"/>
        </table:table-row>
        <table:table-row table:style-name="ro1">
          <table:table-cell office:value-type="float" office:value="10109">
            <text:p>10109</text:p>
          </table:table-cell>
          <table:table-cell office:value-type="float" office:value="30712">
            <text:p>30712</text:p>
          </table:table-cell>
          <table:table-cell office:value-type="string">
            <text:p>Tian Liang</text:p>
          </table:table-cell>
          <table:table-cell table:number-columns-repeated="1021"/>
        </table:table-row>
        <table:table-row table:style-name="ro1">
          <table:table-cell office:value-type="float" office:value="10109">
            <text:p>10109</text:p>
          </table:table-cell>
          <table:table-cell office:value-type="float" office:value="63362">
            <text:p>63362</text:p>
          </table:table-cell>
          <table:table-cell office:value-type="string">
            <text:p>Tian Liang</text:p>
          </table:table-cell>
          <table:table-cell table:number-columns-repeated="1021"/>
        </table:table-row>
        <table:table-row table:style-name="ro1">
          <table:table-cell office:value-type="float" office:value="10109">
            <text:p>10109</text:p>
          </table:table-cell>
          <table:table-cell office:value-type="float" office:value="21978">
            <text:p>21978</text:p>
          </table:table-cell>
          <table:table-cell office:value-type="string">
            <text:p>Hu Jia</text:p>
          </table:table-cell>
          <table:table-cell table:number-columns-repeated="1021"/>
        </table:table-row>
        <table:table-row table:style-name="ro1">
          <table:table-cell office:value-type="float" office:value="10115">
            <text:p>10115</text:p>
          </table:table-cell>
          <table:table-cell office:value-type="float" office:value="57748">
            <text:p>57748</text:p>
          </table:table-cell>
          <table:table-cell office:value-type="string">
            <text:p>Tian Jia</text:p>
          </table:table-cell>
          <table:table-cell table:number-columns-repeated="1021"/>
        </table:table-row>
        <table:table-row table:style-name="ro1">
          <table:table-cell office:value-type="float" office:value="10115">
            <text:p>10115</text:p>
          </table:table-cell>
          <table:table-cell office:value-type="float" office:value="58368">
            <text:p>58368</text:p>
          </table:table-cell>
          <table:table-cell office:value-type="string">
            <text:p>Wang Jie</text:p>
          </table:table-cell>
          <table:table-cell table:number-columns-repeated="1021"/>
        </table:table-row>
        <table:table-row table:style-name="ro1">
          <table:table-cell office:value-type="float" office:value="10167">
            <text:p>10167</text:p>
          </table:table-cell>
          <table:table-cell office:value-type="float" office:value="19832">
            <text:p>19832</text:p>
          </table:table-cell>
          <table:table-cell office:value-type="string">
            <text:p>Katherine Reutter</text:p>
          </table:table-cell>
          <table:table-cell table:number-columns-repeated="1021"/>
        </table:table-row>
        <table:table-row table:style-name="ro1">
          <table:table-cell office:value-type="float" office:value="10167">
            <text:p>10167</text:p>
          </table:table-cell>
          <table:table-cell office:value-type="float" office:value="59621">
            <text:p>59621</text:p>
          </table:table-cell>
          <table:table-cell office:value-type="string">
            <text:p>Allison Baver</text:p>
          </table:table-cell>
          <table:table-cell table:number-columns-repeated="1021"/>
        </table:table-row>
        <table:table-row table:style-name="ro1">
          <table:table-cell office:value-type="float" office:value="10167">
            <text:p>10167</text:p>
          </table:table-cell>
          <table:table-cell office:value-type="float" office:value="33362">
            <text:p>33362</text:p>
          </table:table-cell>
          <table:table-cell office:value-type="string">
            <text:p>Kimberly Derrick</text:p>
          </table:table-cell>
          <table:table-cell table:number-columns-repeated="1021"/>
        </table:table-row>
        <table:table-row table:style-name="ro1">
          <table:table-cell office:value-type="float" office:value="10167">
            <text:p>10167</text:p>
          </table:table-cell>
          <table:table-cell office:value-type="float" office:value="23749">
            <text:p>23749</text:p>
          </table:table-cell>
          <table:table-cell office:value-type="string">
            <text:p>Alyson Dudek</text:p>
          </table:table-cell>
          <table:table-cell table:number-columns-repeated="1021"/>
        </table:table-row>
        <table:table-row table:style-name="ro1">
          <table:table-cell office:value-type="float" office:value="10167">
            <text:p>10167</text:p>
          </table:table-cell>
          <table:table-cell office:value-type="float" office:value="59425">
            <text:p>59425</text:p>
          </table:table-cell>
          <table:table-cell office:value-type="string">
            <text:p>Lana Gehring</text:p>
          </table:table-cell>
          <table:table-cell table:number-columns-repeated="1021"/>
        </table:table-row>
        <table:table-row table:style-name="ro1">
          <table:table-cell office:value-type="float" office:value="10180">
            <text:p>10180</text:p>
          </table:table-cell>
          <table:table-cell office:value-type="float" office:value="6271">
            <text:p>6271</text:p>
          </table:table-cell>
          <table:table-cell office:value-type="string">
            <text:p>Dalixia Fernández</text:p>
          </table:table-cell>
          <table:table-cell table:number-columns-repeated="1021"/>
        </table:table-row>
        <table:table-row table:style-name="ro1">
          <table:table-cell office:value-type="float" office:value="10180">
            <text:p>10180</text:p>
          </table:table-cell>
          <table:table-cell office:value-type="float" office:value="20866">
            <text:p>20866</text:p>
          </table:table-cell>
          <table:table-cell office:value-type="string">
            <text:p>Tamara Larrea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24345">
            <text:p>24345</text:p>
          </table:table-cell>
          <table:table-cell office:value-type="string">
            <text:p>Johanna Ahlm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701">
            <text:p>701</text:p>
          </table:table-cell>
          <table:table-cell office:value-type="string">
            <text:p>Therese Bengtsson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32629">
            <text:p>32629</text:p>
          </table:table-cell>
          <table:table-cell office:value-type="string">
            <text:p>Sara Holmgren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3189">
            <text:p>3189</text:p>
          </table:table-cell>
          <table:table-cell office:value-type="string">
            <text:p>Madeleine Grundström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37699">
            <text:p>37699</text:p>
          </table:table-cell>
          <table:table-cell office:value-type="string">
            <text:p>Therese Islas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35669">
            <text:p>35669</text:p>
          </table:table-cell>
          <table:table-cell office:value-type="string">
            <text:p>Jessica Enström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21771">
            <text:p>21771</text:p>
          </table:table-cell>
          <table:table-cell office:value-type="string">
            <text:p>Annika Fredén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22280">
            <text:p>22280</text:p>
          </table:table-cell>
          <table:table-cell office:value-type="string">
            <text:p>Annika Fredén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17028">
            <text:p>17028</text:p>
          </table:table-cell>
          <table:table-cell office:value-type="string">
            <text:p>Sara Eriksson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7170">
            <text:p>7170</text:p>
          </table:table-cell>
          <table:table-cell office:value-type="string">
            <text:p>Tina Flognman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34450">
            <text:p>34450</text:p>
          </table:table-cell>
          <table:table-cell office:value-type="string">
            <text:p>Linnea Torstenson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31703">
            <text:p>31703</text:p>
          </table:table-cell>
          <table:table-cell office:value-type="string">
            <text:p>Isabelle Gulldén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27573">
            <text:p>27573</text:p>
          </table:table-cell>
          <table:table-cell office:value-type="string">
            <text:p>Teresa Utkovic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49835">
            <text:p>49835</text:p>
          </table:table-cell>
          <table:table-cell office:value-type="string">
            <text:p>Matilda Boson</text:p>
          </table:table-cell>
          <table:table-cell table:number-columns-repeated="1021"/>
        </table:table-row>
        <table:table-row table:style-name="ro1">
          <table:table-cell office:value-type="float" office:value="10184">
            <text:p>10184</text:p>
          </table:table-cell>
          <table:table-cell office:value-type="float" office:value="13693">
            <text:p>13693</text:p>
          </table:table-cell>
          <table:table-cell office:value-type="string">
            <text:p>Johanna Wiberg</text:p>
          </table:table-cell>
          <table:table-cell table:number-columns-repeated="1021"/>
        </table:table-row>
        <table:table-row table:style-name="ro1">
          <table:table-cell office:value-type="float" office:value="10220">
            <text:p>10220</text:p>
          </table:table-cell>
          <table:table-cell office:value-type="float" office:value="3894">
            <text:p>3894</text:p>
          </table:table-cell>
          <table:table-cell office:value-type="string">
            <text:p>Natalya Uryadova</text:p>
          </table:table-cell>
          <table:table-cell table:number-columns-repeated="1021"/>
        </table:table-row>
        <table:table-row table:style-name="ro1">
          <table:table-cell office:value-type="float" office:value="10220">
            <text:p>10220</text:p>
          </table:table-cell>
          <table:table-cell office:value-type="float" office:value="46305">
            <text:p>46305</text:p>
          </table:table-cell>
          <table:table-cell office:value-type="string">
            <text:p>Alexandra Shiryayeva</text:p>
          </table:table-cell>
          <table:table-cell table:number-columns-repeated="1021"/>
        </table:table-row>
        <table:table-row table:style-name="ro1">
          <table:table-cell office:value-type="float" office:value="10222">
            <text:p>10222</text:p>
          </table:table-cell>
          <table:table-cell office:value-type="float" office:value="55857">
            <text:p>55857</text:p>
          </table:table-cell>
          <table:table-cell office:value-type="string">
            <text:p>Simone Kuhn</text:p>
          </table:table-cell>
          <table:table-cell table:number-columns-repeated="1021"/>
        </table:table-row>
        <table:table-row table:style-name="ro1">
          <table:table-cell office:value-type="float" office:value="10222">
            <text:p>10222</text:p>
          </table:table-cell>
          <table:table-cell office:value-type="float" office:value="45669">
            <text:p>45669</text:p>
          </table:table-cell>
          <table:table-cell office:value-type="string">
            <text:p>Lea Schwer</text:p>
          </table:table-cell>
          <table:table-cell table:number-columns-repeated="1021"/>
        </table:table-row>
        <table:table-row table:style-name="ro1">
          <table:table-cell office:value-type="float" office:value="10230">
            <text:p>10230</text:p>
          </table:table-cell>
          <table:table-cell office:value-type="float" office:value="59176">
            <text:p>59176</text:p>
          </table:table-cell>
          <table:table-cell office:value-type="string">
            <text:p>Mika Saiki</text:p>
          </table:table-cell>
          <table:table-cell table:number-columns-repeated="1021"/>
        </table:table-row>
        <table:table-row table:style-name="ro1">
          <table:table-cell office:value-type="float" office:value="10230">
            <text:p>10230</text:p>
          </table:table-cell>
          <table:table-cell office:value-type="float" office:value="38285">
            <text:p>38285</text:p>
          </table:table-cell>
          <table:table-cell office:value-type="string">
            <text:p>Chiaki Kusuhara</text:p>
          </table:table-cell>
          <table:table-cell table:number-columns-repeated="1021"/>
        </table:table-row>
        <table:table-row table:style-name="ro1">
          <table:table-cell office:value-type="float" office:value="10233">
            <text:p>10233</text:p>
          </table:table-cell>
          <table:table-cell office:value-type="float" office:value="16014">
            <text:p>16014</text:p>
          </table:table-cell>
          <table:table-cell office:value-type="string">
            <text:p>Mikaela Wulff</text:p>
          </table:table-cell>
          <table:table-cell table:number-columns-repeated="1021"/>
        </table:table-row>
        <table:table-row table:style-name="ro1">
          <table:table-cell office:value-type="float" office:value="10233">
            <text:p>10233</text:p>
          </table:table-cell>
          <table:table-cell office:value-type="float" office:value="25683">
            <text:p>25683</text:p>
          </table:table-cell>
          <table:table-cell office:value-type="string">
            <text:p>Silja Kanerva</text:p>
          </table:table-cell>
          <table:table-cell table:number-columns-repeated="1021"/>
        </table:table-row>
        <table:table-row table:style-name="ro1">
          <table:table-cell office:value-type="float" office:value="10233">
            <text:p>10233</text:p>
          </table:table-cell>
          <table:table-cell office:value-type="float" office:value="888">
            <text:p>888</text:p>
          </table:table-cell>
          <table:table-cell office:value-type="string">
            <text:p>Silja Lehtinen</text:p>
          </table:table-cell>
          <table:table-cell table:number-columns-repeated="1021"/>
        </table:table-row>
        <table:table-row table:style-name="ro1">
          <table:table-cell office:value-type="float" office:value="10246">
            <text:p>10246</text:p>
          </table:table-cell>
          <table:table-cell office:value-type="float" office:value="60488">
            <text:p>60488</text:p>
          </table:table-cell>
          <table:table-cell office:value-type="string">
            <text:p>Tamsin Hinchley</text:p>
          </table:table-cell>
          <table:table-cell table:number-columns-repeated="1021"/>
        </table:table-row>
        <table:table-row table:style-name="ro1">
          <table:table-cell office:value-type="float" office:value="10246">
            <text:p>10246</text:p>
          </table:table-cell>
          <table:table-cell office:value-type="float" office:value="63985">
            <text:p>63985</text:p>
          </table:table-cell>
          <table:table-cell office:value-type="string">
            <text:p>Natalie Cook</text:p>
          </table:table-cell>
          <table:table-cell table:number-columns-repeated="1021"/>
        </table:table-row>
        <table:table-row table:style-name="ro1">
          <table:table-cell office:value-type="float" office:value="10256">
            <text:p>10256</text:p>
          </table:table-cell>
          <table:table-cell office:value-type="float" office:value="65372">
            <text:p>65372</text:p>
          </table:table-cell>
          <table:table-cell office:value-type="string">
            <text:p>Wang Meng</text:p>
          </table:table-cell>
          <table:table-cell table:number-columns-repeated="1021"/>
        </table:table-row>
        <table:table-row table:style-name="ro2">
          <table:table-cell office:value-type="float" office:value="10256">
            <text:p>10256</text:p>
          </table:table-cell>
          <table:table-cell office:value-type="float" office:value="38245">
            <text:p>38245</text:p>
          </table:table-cell>
          <table:table-cell office:value-type="string">
            <text:p>Sun Li</text:p>
          </table:table-cell>
          <table:table-cell table:number-columns-repeated="1021"/>
        </table:table-row>
        <table:table-row table:style-name="ro1">
          <table:table-cell office:value-type="float" office:value="10256">
            <text:p>10256</text:p>
          </table:table-cell>
          <table:table-cell office:value-type="float" office:value="4666">
            <text:p>4666</text:p>
          </table:table-cell>
          <table:table-cell office:value-type="string">
            <text:p>Hui Zhang</text:p>
          </table:table-cell>
          <table:table-cell table:number-columns-repeated="1021"/>
        </table:table-row>
        <table:table-row table:style-name="ro1">
          <table:table-cell office:value-type="float" office:value="10256">
            <text:p>10256</text:p>
          </table:table-cell>
          <table:table-cell office:value-type="float" office:value="6499">
            <text:p>6499</text:p>
          </table:table-cell>
          <table:table-cell office:value-type="string">
            <text:p>Zhou Yang</text:p>
          </table:table-cell>
          <table:table-cell table:number-columns-repeated="1021"/>
        </table:table-row>
        <table:table-row table:style-name="ro1">
          <table:table-cell office:value-type="float" office:value="10256">
            <text:p>10256</text:p>
          </table:table-cell>
          <table:table-cell office:value-type="float" office:value="20200">
            <text:p>20200</text:p>
          </table:table-cell>
          <table:table-cell office:value-type="string">
            <text:p>Zhou Yang</text:p>
          </table:table-cell>
          <table:table-cell table:number-columns-repeated="1021"/>
        </table:table-row>
        <table:table-row table:style-name="ro1">
          <table:table-cell office:value-type="float" office:value="10302">
            <text:p>10302</text:p>
          </table:table-cell>
          <table:table-cell office:value-type="float" office:value="9859">
            <text:p>9859</text:p>
          </table:table-cell>
          <table:table-cell office:value-type="string">
            <text:p>Okka Rau</text:p>
          </table:table-cell>
          <table:table-cell table:number-columns-repeated="1021"/>
        </table:table-row>
        <table:table-row table:style-name="ro1">
          <table:table-cell office:value-type="float" office:value="10302">
            <text:p>10302</text:p>
          </table:table-cell>
          <table:table-cell office:value-type="float" office:value="2624">
            <text:p>2624</text:p>
          </table:table-cell>
          <table:table-cell office:value-type="string">
            <text:p>Stephanie Pohl</text:p>
          </table:table-cell>
          <table:table-cell table:number-columns-repeated="1021"/>
        </table:table-row>
        <table:table-row table:style-name="ro1">
          <table:table-cell office:value-type="float" office:value="10302">
            <text:p>10302</text:p>
          </table:table-cell>
          <table:table-cell office:value-type="float" office:value="52099">
            <text:p>52099</text:p>
          </table:table-cell>
          <table:table-cell office:value-type="string">
            <text:p>Stephanie Pohl</text:p>
          </table:table-cell>
          <table:table-cell table:number-columns-repeated="1021"/>
        </table:table-row>
        <table:table-row table:style-name="ro1">
          <table:table-cell office:value-type="float" office:value="10303">
            <text:p>10303</text:p>
          </table:table-cell>
          <table:table-cell office:value-type="float" office:value="46214">
            <text:p>46214</text:p>
          </table:table-cell>
          <table:table-cell office:value-type="string">
            <text:p>Jessica Gregg</text:p>
          </table:table-cell>
          <table:table-cell table:number-columns-repeated="1021"/>
        </table:table-row>
        <table:table-row table:style-name="ro2">
          <table:table-cell office:value-type="float" office:value="10303">
            <text:p>10303</text:p>
          </table:table-cell>
          <table:table-cell office:value-type="float" office:value="1898">
            <text:p>1898</text:p>
          </table:table-cell>
          <table:table-cell office:value-type="string">
            <text:p>Marianne St-Gelais</text:p>
          </table:table-cell>
          <table:table-cell table:number-columns-repeated="1021"/>
        </table:table-row>
        <table:table-row table:style-name="ro1">
          <table:table-cell office:value-type="float" office:value="10303">
            <text:p>10303</text:p>
          </table:table-cell>
          <table:table-cell office:value-type="float" office:value="43103">
            <text:p>43103</text:p>
          </table:table-cell>
          <table:table-cell office:value-type="string">
            <text:p>Tania Vicent</text:p>
          </table:table-cell>
          <table:table-cell table:number-columns-repeated="1021"/>
        </table:table-row>
        <table:table-row table:style-name="ro1">
          <table:table-cell office:value-type="float" office:value="10303">
            <text:p>10303</text:p>
          </table:table-cell>
          <table:table-cell office:value-type="float" office:value="4633">
            <text:p>4633</text:p>
          </table:table-cell>
          <table:table-cell office:value-type="string">
            <text:p>Kalyna Roberge</text:p>
          </table:table-cell>
          <table:table-cell table:number-columns-repeated="1021"/>
        </table:table-row>
        <table:table-row table:style-name="ro1">
          <table:table-cell office:value-type="float" office:value="10305">
            <text:p>10305</text:p>
          </table:table-cell>
          <table:table-cell office:value-type="float" office:value="5937">
            <text:p>5937</text:p>
          </table:table-cell>
          <table:table-cell office:value-type="string">
            <text:p>Larissa França</text:p>
          </table:table-cell>
          <table:table-cell table:number-columns-repeated="1021"/>
        </table:table-row>
        <table:table-row table:style-name="ro1">
          <table:table-cell office:value-type="float" office:value="10305">
            <text:p>10305</text:p>
          </table:table-cell>
          <table:table-cell office:value-type="float" office:value="8852">
            <text:p>8852</text:p>
          </table:table-cell>
          <table:table-cell office:value-type="string">
            <text:p>Ana Paula Connelly</text:p>
          </table:table-cell>
          <table:table-cell table:number-columns-repeated="1021"/>
        </table:table-row>
        <table:table-row table:style-name="ro1">
          <table:table-cell office:value-type="float" office:value="10321">
            <text:p>10321</text:p>
          </table:table-cell>
          <table:table-cell office:value-type="float" office:value="63627">
            <text:p>63627</text:p>
          </table:table-cell>
          <table:table-cell office:value-type="string">
            <text:p>Carolin Leonhardt</text:p>
          </table:table-cell>
          <table:table-cell table:number-columns-repeated="1021"/>
        </table:table-row>
        <table:table-row table:style-name="ro1">
          <table:table-cell office:value-type="float" office:value="10321">
            <text:p>10321</text:p>
          </table:table-cell>
          <table:table-cell office:value-type="float" office:value="42495">
            <text:p>42495</text:p>
          </table:table-cell>
          <table:table-cell office:value-type="string">
            <text:p>Katrin Wagner</text:p>
          </table:table-cell>
          <table:table-cell table:number-columns-repeated="1021"/>
        </table:table-row>
        <table:table-row table:style-name="ro1">
          <table:table-cell office:value-type="float" office:value="10321">
            <text:p>10321</text:p>
          </table:table-cell>
          <table:table-cell office:value-type="float" office:value="30612">
            <text:p>30612</text:p>
          </table:table-cell>
          <table:table-cell office:value-type="string">
            <text:p>Franziska Weber</text:p>
          </table:table-cell>
          <table:table-cell table:number-columns-repeated="1021"/>
        </table:table-row>
        <table:table-row table:style-name="ro1">
          <table:table-cell office:value-type="float" office:value="10330">
            <text:p>10330</text:p>
          </table:table-cell>
          <table:table-cell office:value-type="float" office:value="33327">
            <text:p>33327</text:p>
          </table:table-cell>
          <table:table-cell office:value-type="string">
            <text:p>Alyssa Anderson</text:p>
          </table:table-cell>
          <table:table-cell table:number-columns-repeated="1021"/>
        </table:table-row>
        <table:table-row table:style-name="ro1">
          <table:table-cell office:value-type="float" office:value="10330">
            <text:p>10330</text:p>
          </table:table-cell>
          <table:table-cell office:value-type="float" office:value="10308">
            <text:p>10308</text:p>
          </table:table-cell>
          <table:table-cell office:value-type="string">
            <text:p>Allison Schmitt</text:p>
          </table:table-cell>
          <table:table-cell table:number-columns-repeated="1021"/>
        </table:table-row>
        <table:table-row table:style-name="ro1">
          <table:table-cell office:value-type="float" office:value="10330">
            <text:p>10330</text:p>
          </table:table-cell>
          <table:table-cell office:value-type="float" office:value="15917">
            <text:p>15917</text:p>
          </table:table-cell>
          <table:table-cell office:value-type="string">
            <text:p>Allison Schmitt</text:p>
          </table:table-cell>
          <table:table-cell table:number-columns-repeated="1021"/>
        </table:table-row>
        <table:table-row table:style-name="ro1">
          <table:table-cell office:value-type="float" office:value="10330">
            <text:p>10330</text:p>
          </table:table-cell>
          <table:table-cell office:value-type="float" office:value="66331">
            <text:p>66331</text:p>
          </table:table-cell>
          <table:table-cell office:value-type="string">
            <text:p>Missy Franklin</text:p>
          </table:table-cell>
          <table:table-cell table:number-columns-repeated="1021"/>
        </table:table-row>
        <table:table-row table:style-name="ro1">
          <table:table-cell office:value-type="float" office:value="10330">
            <text:p>10330</text:p>
          </table:table-cell>
          <table:table-cell office:value-type="float" office:value="52820">
            <text:p>52820</text:p>
          </table:table-cell>
          <table:table-cell office:value-type="string">
            <text:p>Shannon Vreeland</text:p>
          </table:table-cell>
          <table:table-cell table:number-columns-repeated="1021"/>
        </table:table-row>
        <table:table-row table:style-name="ro1">
          <table:table-cell office:value-type="float" office:value="10330">
            <text:p>10330</text:p>
          </table:table-cell>
          <table:table-cell office:value-type="float" office:value="57426">
            <text:p>57426</text:p>
          </table:table-cell>
          <table:table-cell office:value-type="string">
            <text:p>Dana Vollmer</text:p>
          </table:table-cell>
          <table:table-cell table:number-columns-repeated="1021"/>
        </table:table-row>
        <table:table-row table:style-name="ro1">
          <table:table-cell office:value-type="float" office:value="10330">
            <text:p>10330</text:p>
          </table:table-cell>
          <table:table-cell office:value-type="float" office:value="22289">
            <text:p>22289</text:p>
          </table:table-cell>
          <table:table-cell office:value-type="string">
            <text:p>Lauren Perdue</text:p>
          </table:table-cell>
          <table:table-cell table:number-columns-repeated="1021"/>
        </table:table-row>
        <table:table-row table:style-name="ro1">
          <table:table-cell office:value-type="float" office:value="10366">
            <text:p>10366</text:p>
          </table:table-cell>
          <table:table-cell office:value-type="float" office:value="16123">
            <text:p>16123</text:p>
          </table:table-cell>
          <table:table-cell office:value-type="string">
            <text:p>Heiko Meyer</text:p>
          </table:table-cell>
          <table:table-cell table:number-columns-repeated="1021"/>
        </table:table-row>
        <table:table-row table:style-name="ro1">
          <table:table-cell office:value-type="float" office:value="10366">
            <text:p>10366</text:p>
          </table:table-cell>
          <table:table-cell office:value-type="float" office:value="22450">
            <text:p>22450</text:p>
          </table:table-cell>
          <table:table-cell office:value-type="string">
            <text:p>Jan Hempel</text:p>
          </table:table-cell>
          <table:table-cell table:number-columns-repeated="1021"/>
        </table:table-row>
        <table:table-row table:style-name="ro1">
          <table:table-cell office:value-type="float" office:value="10413">
            <text:p>10413</text:p>
          </table:table-cell>
          <table:table-cell office:value-type="float" office:value="43558">
            <text:p>43558</text:p>
          </table:table-cell>
          <table:table-cell office:value-type="string">
            <text:p>Simon Cho</text:p>
          </table:table-cell>
          <table:table-cell table:number-columns-repeated="1021"/>
        </table:table-row>
        <table:table-row table:style-name="ro1">
          <table:table-cell office:value-type="float" office:value="10413">
            <text:p>10413</text:p>
          </table:table-cell>
          <table:table-cell office:value-type="float" office:value="50781">
            <text:p>50781</text:p>
          </table:table-cell>
          <table:table-cell office:value-type="string">
            <text:p>J. R. Celski</text:p>
          </table:table-cell>
          <table:table-cell table:number-columns-repeated="1021"/>
        </table:table-row>
        <table:table-row table:style-name="ro1">
          <table:table-cell office:value-type="float" office:value="10413">
            <text:p>10413</text:p>
          </table:table-cell>
          <table:table-cell office:value-type="float" office:value="32972">
            <text:p>32972</text:p>
          </table:table-cell>
          <table:table-cell office:value-type="string">
            <text:p>Travis Jayner</text:p>
          </table:table-cell>
          <table:table-cell table:number-columns-repeated="1021"/>
        </table:table-row>
        <table:table-row table:style-name="ro1">
          <table:table-cell office:value-type="float" office:value="10413">
            <text:p>10413</text:p>
          </table:table-cell>
          <table:table-cell office:value-type="float" office:value="59295">
            <text:p>59295</text:p>
          </table:table-cell>
          <table:table-cell office:value-type="string">
            <text:p>Jordan Malone</text:p>
          </table:table-cell>
          <table:table-cell table:number-columns-repeated="1021"/>
        </table:table-row>
        <table:table-row table:style-name="ro1">
          <table:table-cell office:value-type="float" office:value="10413">
            <text:p>10413</text:p>
          </table:table-cell>
          <table:table-cell office:value-type="float" office:value="39722">
            <text:p>39722</text:p>
          </table:table-cell>
          <table:table-cell office:value-type="string">
            <text:p>Apolo Anton Ohno</text:p>
          </table:table-cell>
          <table:table-cell table:number-columns-repeated="1021"/>
        </table:table-row>
        <table:table-row table:style-name="ro1">
          <table:table-cell office:value-type="float" office:value="10437">
            <text:p>10437</text:p>
          </table:table-cell>
          <table:table-cell office:value-type="float" office:value="57739">
            <text:p>57739</text:p>
          </table:table-cell>
          <table:table-cell office:value-type="string">
            <text:p>Eileen Hiscock</text:p>
          </table:table-cell>
          <table:table-cell table:number-columns-repeated="1021"/>
        </table:table-row>
        <table:table-row table:style-name="ro1">
          <table:table-cell office:value-type="float" office:value="10437">
            <text:p>10437</text:p>
          </table:table-cell>
          <table:table-cell office:value-type="float" office:value="34263">
            <text:p>34263</text:p>
          </table:table-cell>
          <table:table-cell office:value-type="string">
            <text:p>Violet Olney</text:p>
          </table:table-cell>
          <table:table-cell table:number-columns-repeated="1021"/>
        </table:table-row>
        <table:table-row table:style-name="ro1">
          <table:table-cell office:value-type="float" office:value="10437">
            <text:p>10437</text:p>
          </table:table-cell>
          <table:table-cell office:value-type="float" office:value="32802">
            <text:p>32802</text:p>
          </table:table-cell>
          <table:table-cell office:value-type="string">
            <text:p>Barbara Burke</text:p>
          </table:table-cell>
          <table:table-cell table:number-columns-repeated="1021"/>
        </table:table-row>
        <table:table-row table:style-name="ro2">
          <table:table-cell office:value-type="float" office:value="10437">
            <text:p>10437</text:p>
          </table:table-cell>
          <table:table-cell office:value-type="float" office:value="15350">
            <text:p>15350</text:p>
          </table:table-cell>
          <table:table-cell office:value-type="string">
            <text:p>Audrey Brown</text:p>
          </table:table-cell>
          <table:table-cell table:number-columns-repeated="1021"/>
        </table:table-row>
        <table:table-row table:style-name="ro1">
          <table:table-cell office:value-type="float" office:value="10457">
            <text:p>10457</text:p>
          </table:table-cell>
          <table:table-cell office:value-type="float" office:value="53827">
            <text:p>53827</text:p>
          </table:table-cell>
          <table:table-cell office:value-type="string">
            <text:p>Susanne Glesnes</text:p>
          </table:table-cell>
          <table:table-cell table:number-columns-repeated="1021"/>
        </table:table-row>
        <table:table-row table:style-name="ro1">
          <table:table-cell office:value-type="float" office:value="10457">
            <text:p>10457</text:p>
          </table:table-cell>
          <table:table-cell office:value-type="float" office:value="7368">
            <text:p>7368</text:p>
          </table:table-cell>
          <table:table-cell office:value-type="string">
            <text:p>Kathrine Maaseide</text:p>
          </table:table-cell>
          <table:table-cell table:number-columns-repeated="1021"/>
        </table:table-row>
        <table:table-row table:style-name="ro1">
          <table:table-cell office:value-type="float" office:value="10491">
            <text:p>10491</text:p>
          </table:table-cell>
          <table:table-cell office:value-type="float" office:value="41718">
            <text:p>41718</text:p>
          </table:table-cell>
          <table:table-cell office:value-type="string">
            <text:p>Iryna Pamialova</text:p>
          </table:table-cell>
          <table:table-cell table:number-columns-repeated="1021"/>
        </table:table-row>
        <table:table-row table:style-name="ro1">
          <table:table-cell office:value-type="float" office:value="10491">
            <text:p>10491</text:p>
          </table:table-cell>
          <table:table-cell office:value-type="float" office:value="25501">
            <text:p>25501</text:p>
          </table:table-cell>
          <table:table-cell office:value-type="string">
            <text:p>Volha Khudzenka</text:p>
          </table:table-cell>
          <table:table-cell table:number-columns-repeated="1021"/>
        </table:table-row>
        <table:table-row table:style-name="ro1">
          <table:table-cell office:value-type="float" office:value="10491">
            <text:p>10491</text:p>
          </table:table-cell>
          <table:table-cell office:value-type="float" office:value="66908">
            <text:p>66908</text:p>
          </table:table-cell>
          <table:table-cell office:value-type="string">
            <text:p>Nadzeya Papok</text:p>
          </table:table-cell>
          <table:table-cell table:number-columns-repeated="1021"/>
        </table:table-row>
        <table:table-row table:style-name="ro1">
          <table:table-cell office:value-type="float" office:value="10491">
            <text:p>10491</text:p>
          </table:table-cell>
          <table:table-cell office:value-type="float" office:value="52296">
            <text:p>52296</text:p>
          </table:table-cell>
          <table:table-cell office:value-type="string">
            <text:p>Maryna Pautaran</text:p>
          </table:table-cell>
          <table:table-cell table:number-columns-repeated="1021"/>
        </table:table-row>
        <table:table-row table:style-name="ro1">
          <table:table-cell office:value-type="float" office:value="10492">
            <text:p>10492</text:p>
          </table:table-cell>
          <table:table-cell office:value-type="float" office:value="31047">
            <text:p>31047</text:p>
          </table:table-cell>
          <table:table-cell office:value-type="string">
            <text:p>Tamara Echegoyen</text:p>
          </table:table-cell>
          <table:table-cell table:number-columns-repeated="1021"/>
        </table:table-row>
        <table:table-row table:style-name="ro1">
          <table:table-cell office:value-type="float" office:value="10492">
            <text:p>10492</text:p>
          </table:table-cell>
          <table:table-cell office:value-type="float" office:value="49992">
            <text:p>49992</text:p>
          </table:table-cell>
          <table:table-cell office:value-type="string">
            <text:p>Ángela Pumariega</text:p>
          </table:table-cell>
          <table:table-cell table:number-columns-repeated="1021"/>
        </table:table-row>
        <table:table-row table:style-name="ro1">
          <table:table-cell office:value-type="float" office:value="10492">
            <text:p>10492</text:p>
          </table:table-cell>
          <table:table-cell office:value-type="float" office:value="11039">
            <text:p>11039</text:p>
          </table:table-cell>
          <table:table-cell office:value-type="string">
            <text:p>Sofía Toro</text:p>
          </table:table-cell>
          <table:table-cell table:number-columns-repeated="1021"/>
        </table:table-row>
        <table:table-row table:style-name="ro1">
          <table:table-cell office:value-type="float" office:value="10548">
            <text:p>10548</text:p>
          </table:table-cell>
          <table:table-cell office:value-type="float" office:value="29720">
            <text:p>29720</text:p>
          </table:table-cell>
          <table:table-cell office:value-type="string">
            <text:p>Aaron Peirsol</text:p>
          </table:table-cell>
          <table:table-cell table:number-columns-repeated="1021"/>
        </table:table-row>
        <table:table-row table:style-name="ro1">
          <table:table-cell office:value-type="float" office:value="10548">
            <text:p>10548</text:p>
          </table:table-cell>
          <table:table-cell office:value-type="float" office:value="43458">
            <text:p>43458</text:p>
          </table:table-cell>
          <table:table-cell office:value-type="string">
            <text:p>Brendan Hansen</text:p>
          </table:table-cell>
          <table:table-cell table:number-columns-repeated="1021"/>
        </table:table-row>
        <table:table-row table:style-name="ro1">
          <table:table-cell office:value-type="float" office:value="10548">
            <text:p>10548</text:p>
          </table:table-cell>
          <table:table-cell office:value-type="float" office:value="14110">
            <text:p>14110</text:p>
          </table:table-cell>
          <table:table-cell office:value-type="string">
            <text:p>Michael Phelps</text:p>
          </table:table-cell>
          <table:table-cell table:number-columns-repeated="1021"/>
        </table:table-row>
        <table:table-row table:style-name="ro1">
          <table:table-cell office:value-type="float" office:value="10548">
            <text:p>10548</text:p>
          </table:table-cell>
          <table:table-cell office:value-type="float" office:value="56042">
            <text:p>56042</text:p>
          </table:table-cell>
          <table:table-cell office:value-type="string">
            <text:p>Ian Crocker</text:p>
          </table:table-cell>
          <table:table-cell table:number-columns-repeated="1021"/>
        </table:table-row>
        <table:table-row table:style-name="ro1">
          <table:table-cell office:value-type="float" office:value="10548">
            <text:p>10548</text:p>
          </table:table-cell>
          <table:table-cell office:value-type="float" office:value="33250">
            <text:p>33250</text:p>
          </table:table-cell>
          <table:table-cell office:value-type="string">
            <text:p>Mark Gangloff</text:p>
          </table:table-cell>
          <table:table-cell table:number-columns-repeated="1021"/>
        </table:table-row>
        <table:table-row table:style-name="ro1">
          <table:table-cell office:value-type="float" office:value="10548">
            <text:p>10548</text:p>
          </table:table-cell>
          <table:table-cell office:value-type="float" office:value="46267">
            <text:p>46267</text:p>
          </table:table-cell>
          <table:table-cell office:value-type="string">
            <text:p>Garrett Weber-Gale</text:p>
          </table:table-cell>
          <table:table-cell table:number-columns-repeated="1021"/>
        </table:table-row>
        <table:table-row table:style-name="ro1">
          <table:table-cell office:value-type="float" office:value="10548">
            <text:p>10548</text:p>
          </table:table-cell>
          <table:table-cell office:value-type="float" office:value="60694">
            <text:p>60694</text:p>
          </table:table-cell>
          <table:table-cell office:value-type="string">
            <text:p>Jason Lezak</text:p>
          </table:table-cell>
          <table:table-cell table:number-columns-repeated="1021"/>
        </table:table-row>
        <table:table-row table:style-name="ro1">
          <table:table-cell office:value-type="float" office:value="10548">
            <text:p>10548</text:p>
          </table:table-cell>
          <table:table-cell office:value-type="float" office:value="3216">
            <text:p>3216</text:p>
          </table:table-cell>
          <table:table-cell office:value-type="string">
            <text:p>Matt Grevers</text:p>
          </table:table-cell>
          <table:table-cell table:number-columns-repeated="1021"/>
        </table:table-row>
        <table:table-row table:style-name="ro1">
          <table:table-cell office:value-type="float" office:value="10555">
            <text:p>10555</text:p>
          </table:table-cell>
          <table:table-cell office:value-type="float" office:value="51287">
            <text:p>51287</text:p>
          </table:table-cell>
          <table:table-cell office:value-type="string">
            <text:p>Marco Galiazzo</text:p>
          </table:table-cell>
          <table:table-cell table:number-columns-repeated="1021"/>
        </table:table-row>
        <table:table-row table:style-name="ro1">
          <table:table-cell office:value-type="float" office:value="10555">
            <text:p>10555</text:p>
          </table:table-cell>
          <table:table-cell office:value-type="float" office:value="49832">
            <text:p>49832</text:p>
          </table:table-cell>
          <table:table-cell office:value-type="string">
            <text:p>Mauro Nespoli</text:p>
          </table:table-cell>
          <table:table-cell table:number-columns-repeated="1021"/>
        </table:table-row>
        <table:table-row table:style-name="ro1">
          <table:table-cell office:value-type="float" office:value="10555">
            <text:p>10555</text:p>
          </table:table-cell>
          <table:table-cell office:value-type="float" office:value="16595">
            <text:p>16595</text:p>
          </table:table-cell>
          <table:table-cell office:value-type="string">
            <text:p>Ilario di Buo</text:p>
          </table:table-cell>
          <table:table-cell table:number-columns-repeated="1021"/>
        </table:table-row>
        <table:table-row table:style-name="ro1">
          <table:table-cell office:value-type="float" office:value="10591">
            <text:p>10591</text:p>
          </table:table-cell>
          <table:table-cell office:value-type="float" office:value="57415">
            <text:p>57415</text:p>
          </table:table-cell>
          <table:table-cell office:value-type="string">
            <text:p>Mark Lewis-Francis</text:p>
          </table:table-cell>
          <table:table-cell table:number-columns-repeated="1021"/>
        </table:table-row>
        <table:table-row table:style-name="ro1">
          <table:table-cell office:value-type="float" office:value="10591">
            <text:p>10591</text:p>
          </table:table-cell>
          <table:table-cell office:value-type="float" office:value="9680">
            <text:p>9680</text:p>
          </table:table-cell>
          <table:table-cell office:value-type="string">
            <text:p>Darren Campbell</text:p>
          </table:table-cell>
          <table:table-cell table:number-columns-repeated="1021"/>
        </table:table-row>
        <table:table-row table:style-name="ro1">
          <table:table-cell office:value-type="float" office:value="10591">
            <text:p>10591</text:p>
          </table:table-cell>
          <table:table-cell office:value-type="float" office:value="49598">
            <text:p>49598</text:p>
          </table:table-cell>
          <table:table-cell office:value-type="string">
            <text:p>Marlon Devonish</text:p>
          </table:table-cell>
          <table:table-cell table:number-columns-repeated="1021"/>
        </table:table-row>
        <table:table-row table:style-name="ro1">
          <table:table-cell office:value-type="float" office:value="10591">
            <text:p>10591</text:p>
          </table:table-cell>
          <table:table-cell office:value-type="float" office:value="18960">
            <text:p>18960</text:p>
          </table:table-cell>
          <table:table-cell office:value-type="string">
            <text:p>Jason Gardener</text:p>
          </table:table-cell>
          <table:table-cell table:number-columns-repeated="1021"/>
        </table:table-row>
        <table:table-row table:style-name="ro1">
          <table:table-cell office:value-type="float" office:value="10592">
            <text:p>10592</text:p>
          </table:table-cell>
          <table:table-cell office:value-type="float" office:value="24350">
            <text:p>24350</text:p>
          </table:table-cell>
          <table:table-cell office:value-type="string">
            <text:p>Xue Haifeng</text:p>
          </table:table-cell>
          <table:table-cell table:number-columns-repeated="1021"/>
        </table:table-row>
        <table:table-row table:style-name="ro1">
          <table:table-cell office:value-type="float" office:value="10592">
            <text:p>10592</text:p>
          </table:table-cell>
          <table:table-cell office:value-type="float" office:value="53994">
            <text:p>53994</text:p>
          </table:table-cell>
          <table:table-cell office:value-type="string">
            <text:p>Li Wenquan</text:p>
          </table:table-cell>
          <table:table-cell table:number-columns-repeated="1021"/>
        </table:table-row>
        <table:table-row table:style-name="ro1">
          <table:table-cell office:value-type="float" office:value="10592">
            <text:p>10592</text:p>
          </table:table-cell>
          <table:table-cell office:value-type="float" office:value="10309">
            <text:p>10309</text:p>
          </table:table-cell>
          <table:table-cell office:value-type="string">
            <text:p>Jiang Lin</text:p>
          </table:table-cell>
          <table:table-cell table:number-columns-repeated="1021"/>
        </table:table-row>
        <table:table-row table:style-name="ro1">
          <table:table-cell office:value-type="float" office:value="10595">
            <text:p>10595</text:p>
          </table:table-cell>
          <table:table-cell office:value-type="float" office:value="1572">
            <text:p>1572</text:p>
          </table:table-cell>
          <table:table-cell office:value-type="string">
            <text:p>Liane Fenwick</text:p>
          </table:table-cell>
          <table:table-cell table:number-columns-repeated="1021"/>
        </table:table-row>
        <table:table-row table:style-name="ro1">
          <table:table-cell office:value-type="float" office:value="10595">
            <text:p>10595</text:p>
          </table:table-cell>
          <table:table-cell office:value-type="float" office:value="9399">
            <text:p>9399</text:p>
          </table:table-cell>
          <table:table-cell office:value-type="string">
            <text:p>Anita Spring</text:p>
          </table:table-cell>
          <table:table-cell table:number-columns-repeated="1021"/>
        </table:table-row>
        <table:table-row table:style-name="ro1">
          <table:table-cell office:value-type="float" office:value="10601">
            <text:p>10601</text:p>
          </table:table-cell>
          <table:table-cell office:value-type="float" office:value="50155">
            <text:p>50155</text:p>
          </table:table-cell>
          <table:table-cell office:value-type="string">
            <text:p>Zhang Yanquan</text:p>
          </table:table-cell>
          <table:table-cell table:number-columns-repeated="1021"/>
        </table:table-row>
        <table:table-row table:style-name="ro1">
          <table:table-cell office:value-type="float" office:value="10601">
            <text:p>10601</text:p>
          </table:table-cell>
          <table:table-cell office:value-type="float" office:value="45208">
            <text:p>45208</text:p>
          </table:table-cell>
          <table:table-cell office:value-type="string">
            <text:p>Cao Yuan</text:p>
          </table:table-cell>
          <table:table-cell table:number-columns-repeated="1021"/>
        </table:table-row>
        <table:table-row table:style-name="ro1">
          <table:table-cell office:value-type="float" office:value="10625">
            <text:p>10625</text:p>
          </table:table-cell>
          <table:table-cell office:value-type="float" office:value="29669">
            <text:p>29669</text:p>
          </table:table-cell>
          <table:table-cell office:value-type="string">
            <text:p>Émilie Heymans</text:p>
          </table:table-cell>
          <table:table-cell table:number-columns-repeated="1021"/>
        </table:table-row>
        <table:table-row table:style-name="ro1">
          <table:table-cell office:value-type="float" office:value="10625">
            <text:p>10625</text:p>
          </table:table-cell>
          <table:table-cell office:value-type="float" office:value="8106">
            <text:p>8106</text:p>
          </table:table-cell>
          <table:table-cell office:value-type="string">
            <text:p>Blythe Hartley</text:p>
          </table:table-cell>
          <table:table-cell table:number-columns-repeated="1021"/>
        </table:table-row>
        <table:table-row table:style-name="ro1">
          <table:table-cell office:value-type="float" office:value="10688">
            <text:p>10688</text:p>
          </table:table-cell>
          <table:table-cell office:value-type="float" office:value="66871">
            <text:p>66871</text:p>
          </table:table-cell>
          <table:table-cell office:value-type="string">
            <text:p>Ma Jin</text:p>
          </table:table-cell>
          <table:table-cell table:number-columns-repeated="1021"/>
        </table:table-row>
        <table:table-row table:style-name="ro1">
          <table:table-cell office:value-type="float" office:value="10688">
            <text:p>10688</text:p>
          </table:table-cell>
          <table:table-cell office:value-type="float" office:value="4251">
            <text:p>4251</text:p>
          </table:table-cell>
          <table:table-cell office:value-type="string">
            <text:p>Xu Chen</text:p>
          </table:table-cell>
          <table:table-cell table:number-columns-repeated="1021"/>
        </table:table-row>
        <table:table-row table:style-name="ro1">
          <table:table-cell office:value-type="float" office:value="10692">
            <text:p>10692</text:p>
          </table:table-cell>
          <table:table-cell office:value-type="float" office:value="25758">
            <text:p>25758</text:p>
          </table:table-cell>
          <table:table-cell office:value-type="string">
            <text:p>Ivan Garcia Navarro</text:p>
          </table:table-cell>
          <table:table-cell table:number-columns-repeated="1021"/>
        </table:table-row>
        <table:table-row table:style-name="ro1">
          <table:table-cell office:value-type="float" office:value="10692">
            <text:p>10692</text:p>
          </table:table-cell>
          <table:table-cell office:value-type="float" office:value="59620">
            <text:p>59620</text:p>
          </table:table-cell>
          <table:table-cell office:value-type="string">
            <text:p>Germán Sánchez</text:p>
          </table:table-cell>
          <table:table-cell table:number-columns-repeated="1021"/>
        </table:table-row>
        <table:table-row table:style-name="ro1">
          <table:table-cell office:value-type="float" office:value="10692">
            <text:p>10692</text:p>
          </table:table-cell>
          <table:table-cell office:value-type="float" office:value="60221">
            <text:p>60221</text:p>
          </table:table-cell>
          <table:table-cell office:value-type="string">
            <text:p>Germán Sánchez</text:p>
          </table:table-cell>
          <table:table-cell table:number-columns-repeated="1021"/>
        </table:table-row>
        <table:table-row table:style-name="ro1">
          <table:table-cell office:value-type="float" office:value="10696">
            <text:p>10696</text:p>
          </table:table-cell>
          <table:table-cell office:value-type="float" office:value="46504">
            <text:p>46504</text:p>
          </table:table-cell>
          <table:table-cell office:value-type="string">
            <text:p>Deb Richardson</text:p>
          </table:table-cell>
          <table:table-cell table:number-columns-repeated="1021"/>
        </table:table-row>
        <table:table-row table:style-name="ro1">
          <table:table-cell office:value-type="float" office:value="10696">
            <text:p>10696</text:p>
          </table:table-cell>
          <table:table-cell office:value-type="float" office:value="12953">
            <text:p>12953</text:p>
          </table:table-cell>
          <table:table-cell office:value-type="string">
            <text:p>Gail Castro Kehl</text:p>
          </table:table-cell>
          <table:table-cell table:number-columns-repeated="1021"/>
        </table:table-row>
        <table:table-row table:style-name="ro1">
          <table:table-cell office:value-type="float" office:value="10726">
            <text:p>10726</text:p>
          </table:table-cell>
          <table:table-cell office:value-type="float" office:value="60268">
            <text:p>60268</text:p>
          </table:table-cell>
          <table:table-cell office:value-type="string">
            <text:p>Jasmine Glaesser</text:p>
          </table:table-cell>
          <table:table-cell table:number-columns-repeated="1021"/>
        </table:table-row>
        <table:table-row table:style-name="ro1">
          <table:table-cell office:value-type="float" office:value="10726">
            <text:p>10726</text:p>
          </table:table-cell>
          <table:table-cell office:value-type="float" office:value="27160">
            <text:p>27160</text:p>
          </table:table-cell>
          <table:table-cell office:value-type="string">
            <text:p>Tara Whitten</text:p>
          </table:table-cell>
          <table:table-cell table:number-columns-repeated="1021"/>
        </table:table-row>
        <table:table-row table:style-name="ro1">
          <table:table-cell office:value-type="float" office:value="10726">
            <text:p>10726</text:p>
          </table:table-cell>
          <table:table-cell office:value-type="float" office:value="13471">
            <text:p>13471</text:p>
          </table:table-cell>
          <table:table-cell office:value-type="string">
            <text:p>Gillian Carleton</text:p>
          </table:table-cell>
          <table:table-cell table:number-columns-repeated="1021"/>
        </table:table-row>
        <table:table-row table:style-name="ro1">
          <table:table-cell office:value-type="float" office:value="10732">
            <text:p>10732</text:p>
          </table:table-cell>
          <table:table-cell office:value-type="float" office:value="5544">
            <text:p>5544</text:p>
          </table:table-cell>
          <table:table-cell office:value-type="string">
            <text:p>Sascha Klein</text:p>
          </table:table-cell>
          <table:table-cell table:number-columns-repeated="1021"/>
        </table:table-row>
        <table:table-row table:style-name="ro1">
          <table:table-cell office:value-type="float" office:value="10732">
            <text:p>10732</text:p>
          </table:table-cell>
          <table:table-cell office:value-type="float" office:value="55893">
            <text:p>55893</text:p>
          </table:table-cell>
          <table:table-cell office:value-type="string">
            <text:p>Sascha Klein</text:p>
          </table:table-cell>
          <table:table-cell table:number-columns-repeated="1021"/>
        </table:table-row>
        <table:table-row table:style-name="ro1">
          <table:table-cell office:value-type="float" office:value="10732">
            <text:p>10732</text:p>
          </table:table-cell>
          <table:table-cell office:value-type="float" office:value="35670">
            <text:p>35670</text:p>
          </table:table-cell>
          <table:table-cell office:value-type="string">
            <text:p>Patrick Hausding</text:p>
          </table:table-cell>
          <table:table-cell table:number-columns-repeated="1021"/>
        </table:table-row>
        <table:table-row table:style-name="ro1">
          <table:table-cell office:value-type="float" office:value="10732">
            <text:p>10732</text:p>
          </table:table-cell>
          <table:table-cell office:value-type="float" office:value="58448">
            <text:p>58448</text:p>
          </table:table-cell>
          <table:table-cell office:value-type="string">
            <text:p>Patrick Hausding</text:p>
          </table:table-cell>
          <table:table-cell table:number-columns-repeated="1021"/>
        </table:table-row>
        <table:table-row table:style-name="ro1">
          <table:table-cell office:value-type="float" office:value="10753">
            <text:p>10753</text:p>
          </table:table-cell>
          <table:table-cell office:value-type="float" office:value="54766">
            <text:p>54766</text:p>
          </table:table-cell>
          <table:table-cell office:value-type="string">
            <text:p>Kerri Pottharst</text:p>
          </table:table-cell>
          <table:table-cell table:number-columns-repeated="1021"/>
        </table:table-row>
        <table:table-row table:style-name="ro1">
          <table:table-cell office:value-type="float" office:value="10753">
            <text:p>10753</text:p>
          </table:table-cell>
          <table:table-cell office:value-type="float" office:value="63985">
            <text:p>63985</text:p>
          </table:table-cell>
          <table:table-cell office:value-type="string">
            <text:p>Natalie Cook</text:p>
          </table:table-cell>
          <table:table-cell table:number-columns-repeated="1021"/>
        </table:table-row>
        <table:table-row table:style-name="ro1">
          <table:table-cell office:value-type="float" office:value="10755">
            <text:p>10755</text:p>
          </table:table-cell>
          <table:table-cell office:value-type="float" office:value="48543">
            <text:p>48543</text:p>
          </table:table-cell>
          <table:table-cell office:value-type="string">
            <text:p>Monica Rodrigues</text:p>
          </table:table-cell>
          <table:table-cell table:number-columns-repeated="1021"/>
        </table:table-row>
        <table:table-row table:style-name="ro1">
          <table:table-cell office:value-type="float" office:value="10755">
            <text:p>10755</text:p>
          </table:table-cell>
          <table:table-cell office:value-type="float" office:value="66125">
            <text:p>66125</text:p>
          </table:table-cell>
          <table:table-cell office:value-type="string">
            <text:p>Adriana Samuel</text:p>
          </table:table-cell>
          <table:table-cell table:number-columns-repeated="1021"/>
        </table:table-row>
        <table:table-row table:style-name="ro1">
          <table:table-cell office:value-type="float" office:value="10756">
            <text:p>10756</text:p>
          </table:table-cell>
          <table:table-cell office:value-type="float" office:value="48041">
            <text:p>48041</text:p>
          </table:table-cell>
          <table:table-cell office:value-type="string">
            <text:p>Gleb Galperin</text:p>
          </table:table-cell>
          <table:table-cell table:number-columns-repeated="1021"/>
        </table:table-row>
        <table:table-row table:style-name="ro1">
          <table:table-cell office:value-type="float" office:value="10756">
            <text:p>10756</text:p>
          </table:table-cell>
          <table:table-cell office:value-type="float" office:value="8366">
            <text:p>8366</text:p>
          </table:table-cell>
          <table:table-cell office:value-type="string">
            <text:p>Dmitriy Dobroskok</text:p>
          </table:table-cell>
          <table:table-cell table:number-columns-repeated="1021"/>
        </table:table-row>
        <table:table-row table:style-name="ro1">
          <table:table-cell office:value-type="float" office:value="10756">
            <text:p>10756</text:p>
          </table:table-cell>
          <table:table-cell office:value-type="float" office:value="35037">
            <text:p>35037</text:p>
          </table:table-cell>
          <table:table-cell office:value-type="string">
            <text:p>Dmitriy Dobroskok</text:p>
          </table:table-cell>
          <table:table-cell table:number-columns-repeated="1021"/>
        </table:table-row>
        <table:table-row table:style-name="ro1">
          <table:table-cell office:value-type="float" office:value="10803">
            <text:p>10803</text:p>
          </table:table-cell>
          <table:table-cell office:value-type="float" office:value="59049">
            <text:p>59049</text:p>
          </table:table-cell>
          <table:table-cell office:value-type="string">
            <text:p>Consuelo Turetta</text:p>
          </table:table-cell>
          <table:table-cell table:number-columns-repeated="1021"/>
        </table:table-row>
        <table:table-row table:style-name="ro1">
          <table:table-cell office:value-type="float" office:value="10803">
            <text:p>10803</text:p>
          </table:table-cell>
          <table:table-cell office:value-type="float" office:value="35711">
            <text:p>35711</text:p>
          </table:table-cell>
          <table:table-cell office:value-type="string">
            <text:p>Annamaria Solazzi</text:p>
          </table:table-cell>
          <table:table-cell table:number-columns-repeated="1021"/>
        </table:table-row>
        <table:table-row table:style-name="ro1">
          <table:table-cell office:value-type="float" office:value="10821">
            <text:p>10821</text:p>
          </table:table-cell>
          <table:table-cell office:value-type="float" office:value="43251">
            <text:p>43251</text:p>
          </table:table-cell>
          <table:table-cell office:value-type="string">
            <text:p>David Boudia</text:p>
          </table:table-cell>
          <table:table-cell table:number-columns-repeated="1021"/>
        </table:table-row>
        <table:table-row table:style-name="ro1">
          <table:table-cell office:value-type="float" office:value="10821">
            <text:p>10821</text:p>
          </table:table-cell>
          <table:table-cell office:value-type="float" office:value="8632">
            <text:p>8632</text:p>
          </table:table-cell>
          <table:table-cell office:value-type="string">
            <text:p>Nick McCrory</text:p>
          </table:table-cell>
          <table:table-cell table:number-columns-repeated="1021"/>
        </table:table-row>
        <table:table-row table:style-name="ro1">
          <table:table-cell office:value-type="float" office:value="10823">
            <text:p>10823</text:p>
          </table:table-cell>
          <table:table-cell office:value-type="float" office:value="51369">
            <text:p>51369</text:p>
          </table:table-cell>
          <table:table-cell office:value-type="string">
            <text:p>Patrick Sweeney</text:p>
          </table:table-cell>
          <table:table-cell table:number-columns-repeated="1021"/>
        </table:table-row>
        <table:table-row table:style-name="ro1">
          <table:table-cell office:value-type="float" office:value="10823">
            <text:p>10823</text:p>
          </table:table-cell>
          <table:table-cell office:value-type="float" office:value="35518">
            <text:p>35518</text:p>
          </table:table-cell>
          <table:table-cell office:value-type="string">
            <text:p>Andy Holmes</text:p>
          </table:table-cell>
          <table:table-cell table:number-columns-repeated="1021"/>
        </table:table-row>
        <table:table-row table:style-name="ro1">
          <table:table-cell office:value-type="float" office:value="10823">
            <text:p>10823</text:p>
          </table:table-cell>
          <table:table-cell office:value-type="float" office:value="56122">
            <text:p>56122</text:p>
          </table:table-cell>
          <table:table-cell office:value-type="string">
            <text:p>Steve Redgrave</text:p>
          </table:table-cell>
          <table:table-cell table:number-columns-repeated="1021"/>
        </table:table-row>
        <table:table-row table:style-name="ro1">
          <table:table-cell office:value-type="float" office:value="10832">
            <text:p>10832</text:p>
          </table:table-cell>
          <table:table-cell office:value-type="float" office:value="29190">
            <text:p>29190</text:p>
          </table:table-cell>
          <table:table-cell office:value-type="string">
            <text:p>Velia Eguiluz</text:p>
          </table:table-cell>
          <table:table-cell table:number-columns-repeated="1021"/>
        </table:table-row>
        <table:table-row table:style-name="ro1">
          <table:table-cell office:value-type="float" office:value="10832">
            <text:p>10832</text:p>
          </table:table-cell>
          <table:table-cell office:value-type="float" office:value="64488">
            <text:p>64488</text:p>
          </table:table-cell>
          <table:table-cell office:value-type="string">
            <text:p>Mayra Huerta</text:p>
          </table:table-cell>
          <table:table-cell table:number-columns-repeated="1021"/>
        </table:table-row>
        <table:table-row table:style-name="ro1">
          <table:table-cell office:value-type="float" office:value="10836">
            <text:p>10836</text:p>
          </table:table-cell>
          <table:table-cell office:value-type="float" office:value="61027">
            <text:p>61027</text:p>
          </table:table-cell>
          <table:table-cell office:value-type="string">
            <text:p>Danja Müsch</text:p>
          </table:table-cell>
          <table:table-cell table:number-columns-repeated="1021"/>
        </table:table-row>
        <table:table-row table:style-name="ro1">
          <table:table-cell office:value-type="float" office:value="10836">
            <text:p>10836</text:p>
          </table:table-cell>
          <table:table-cell office:value-type="float" office:value="50427">
            <text:p>50427</text:p>
          </table:table-cell>
          <table:table-cell office:value-type="string">
            <text:p>Beate Bühler</text:p>
          </table:table-cell>
          <table:table-cell table:number-columns-repeated="1021"/>
        </table:table-row>
        <table:table-row table:style-name="ro2">
          <table:table-cell office:value-type="float" office:value="10900">
            <text:p>10900</text:p>
          </table:table-cell>
          <table:table-cell office:value-type="float" office:value="51975">
            <text:p>51975</text:p>
          </table:table-cell>
          <table:table-cell office:value-type="string">
            <text:p>Sandra Pires</text:p>
          </table:table-cell>
          <table:table-cell table:number-columns-repeated="1021"/>
        </table:table-row>
        <table:table-row table:style-name="ro1">
          <table:table-cell office:value-type="float" office:value="10900">
            <text:p>10900</text:p>
          </table:table-cell>
          <table:table-cell office:value-type="float" office:value="42339">
            <text:p>42339</text:p>
          </table:table-cell>
          <table:table-cell office:value-type="string">
            <text:p>Jackie Silva</text:p>
          </table:table-cell>
          <table:table-cell table:number-columns-repeated="1021"/>
        </table:table-row>
        <table:table-row table:style-name="ro1">
          <table:table-cell office:value-type="float" office:value="10937">
            <text:p>10937</text:p>
          </table:table-cell>
          <table:table-cell office:value-type="float" office:value="23197">
            <text:p>23197</text:p>
          </table:table-cell>
          <table:table-cell office:value-type="string">
            <text:p>Michele Frangilli</text:p>
          </table:table-cell>
          <table:table-cell table:number-columns-repeated="1021"/>
        </table:table-row>
        <table:table-row table:style-name="ro1">
          <table:table-cell office:value-type="float" office:value="10937">
            <text:p>10937</text:p>
          </table:table-cell>
          <table:table-cell office:value-type="float" office:value="49832">
            <text:p>49832</text:p>
          </table:table-cell>
          <table:table-cell office:value-type="string">
            <text:p>Mauro Nespoli</text:p>
          </table:table-cell>
          <table:table-cell table:number-columns-repeated="1021"/>
        </table:table-row>
        <table:table-row table:style-name="ro1">
          <table:table-cell office:value-type="float" office:value="10937">
            <text:p>10937</text:p>
          </table:table-cell>
          <table:table-cell office:value-type="float" office:value="51287">
            <text:p>51287</text:p>
          </table:table-cell>
          <table:table-cell office:value-type="string">
            <text:p>Marco Galiazzo</text:p>
          </table:table-cell>
          <table:table-cell table:number-columns-repeated="1021"/>
        </table:table-row>
        <table:table-row table:style-name="ro1">
          <table:table-cell office:value-type="float" office:value="10953">
            <text:p>10953</text:p>
          </table:table-cell>
          <table:table-cell office:value-type="float" office:value="34593">
            <text:p>34593</text:p>
          </table:table-cell>
          <table:table-cell office:value-type="string">
            <text:p>Park Kyung-mo</text:p>
          </table:table-cell>
          <table:table-cell table:number-columns-repeated="1021"/>
        </table:table-row>
        <table:table-row table:style-name="ro1">
          <table:table-cell office:value-type="float" office:value="10953">
            <text:p>10953</text:p>
          </table:table-cell>
          <table:table-cell office:value-type="float" office:value="18870">
            <text:p>18870</text:p>
          </table:table-cell>
          <table:table-cell office:value-type="string">
            <text:p>Im Dong-hyun</text:p>
          </table:table-cell>
          <table:table-cell table:number-columns-repeated="1021"/>
        </table:table-row>
        <table:table-row table:style-name="ro1">
          <table:table-cell office:value-type="float" office:value="10953">
            <text:p>10953</text:p>
          </table:table-cell>
          <table:table-cell office:value-type="float" office:value="21534">
            <text:p>21534</text:p>
          </table:table-cell>
          <table:table-cell office:value-type="string">
            <text:p>Lee Chang-hwan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14303">
            <text:p>14303</text:p>
          </table:table-cell>
          <table:table-cell office:value-type="string">
            <text:p>Dragan Mladenovi?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33937">
            <text:p>33937</text:p>
          </table:table-cell>
          <table:table-cell office:value-type="string">
            <text:p>Veselin Vukovi?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6940">
            <text:p>6940</text:p>
          </table:table-cell>
          <table:table-cell office:value-type="string">
            <text:p>Pavle Jurina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48837">
            <text:p>48837</text:p>
          </table:table-cell>
          <table:table-cell office:value-type="string">
            <text:p>Slobodan Kuzmanovski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64838">
            <text:p>64838</text:p>
          </table:table-cell>
          <table:table-cell office:value-type="string">
            <text:p>Branko Štrbac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17540">
            <text:p>17540</text:p>
          </table:table-cell>
          <table:table-cell office:value-type="string">
            <text:p>Zdravko Ra?enovi?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20839">
            <text:p>20839</text:p>
          </table:table-cell>
          <table:table-cell office:value-type="string">
            <text:p>Mirko Baši?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25094">
            <text:p>25094</text:p>
          </table:table-cell>
          <table:table-cell office:value-type="string">
            <text:p>Veselin Vujovi?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64175">
            <text:p>64175</text:p>
          </table:table-cell>
          <table:table-cell office:value-type="string">
            <text:p>Jovica Elezovi?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33200">
            <text:p>33200</text:p>
          </table:table-cell>
          <table:table-cell office:value-type="string">
            <text:p>Milan Kalina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10627">
            <text:p>10627</text:p>
          </table:table-cell>
          <table:table-cell office:value-type="string">
            <text:p>Zlatan Arnautovi?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4422">
            <text:p>4422</text:p>
          </table:table-cell>
          <table:table-cell office:value-type="string">
            <text:p>Zdravko Zovko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11601">
            <text:p>11601</text:p>
          </table:table-cell>
          <table:table-cell office:value-type="string">
            <text:p>Momir Rni?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41308">
            <text:p>41308</text:p>
          </table:table-cell>
          <table:table-cell office:value-type="string">
            <text:p>Momir Rni?</text:p>
          </table:table-cell>
          <table:table-cell table:number-columns-repeated="1021"/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50707">
            <text:p>50707</text:p>
          </table:table-cell>
          <table:table-cell office:value-type="string">
            <text:p>Mile Isakovi?</text:p>
          </table:table-cell>
          <table:table-cell table:number-columns-repeated="1021"/>
        </table:table-row>
        <table:table-row table:style-name="ro1">
          <table:table-cell office:value-type="float" office:value="11016">
            <text:p>11016</text:p>
          </table:table-cell>
          <table:table-cell office:value-type="float" office:value="1418">
            <text:p>1418</text:p>
          </table:table-cell>
          <table:table-cell office:value-type="string">
            <text:p>Kim Bub-Min</text:p>
          </table:table-cell>
          <table:table-cell table:number-columns-repeated="1021"/>
        </table:table-row>
        <table:table-row table:style-name="ro1">
          <table:table-cell office:value-type="float" office:value="11016">
            <text:p>11016</text:p>
          </table:table-cell>
          <table:table-cell office:value-type="float" office:value="18870">
            <text:p>18870</text:p>
          </table:table-cell>
          <table:table-cell office:value-type="string">
            <text:p>Im Dong-hyun</text:p>
          </table:table-cell>
          <table:table-cell table:number-columns-repeated="1021"/>
        </table:table-row>
        <table:table-row table:style-name="ro1">
          <table:table-cell office:value-type="float" office:value="11016">
            <text:p>11016</text:p>
          </table:table-cell>
          <table:table-cell office:value-type="float" office:value="45503">
            <text:p>45503</text:p>
          </table:table-cell>
          <table:table-cell office:value-type="string">
            <text:p>Oh Jinhyek</text:p>
          </table:table-cell>
          <table:table-cell table:number-columns-repeated="1021"/>
        </table:table-row>
        <table:table-row table:style-name="ro1">
          <table:table-cell office:value-type="float" office:value="11033">
            <text:p>11033</text:p>
          </table:table-cell>
          <table:table-cell office:value-type="float" office:value="46963">
            <text:p>46963</text:p>
          </table:table-cell>
          <table:table-cell office:value-type="string">
            <text:p>Jennifer Kessy</text:p>
          </table:table-cell>
          <table:table-cell table:number-columns-repeated="1021"/>
        </table:table-row>
        <table:table-row table:style-name="ro1">
          <table:table-cell office:value-type="float" office:value="11033">
            <text:p>11033</text:p>
          </table:table-cell>
          <table:table-cell office:value-type="float" office:value="40297">
            <text:p>40297</text:p>
          </table:table-cell>
          <table:table-cell office:value-type="string">
            <text:p>April Ross</text:p>
          </table:table-cell>
          <table:table-cell table:number-columns-repeated="1021"/>
        </table:table-row>
        <table:table-row table:style-name="ro1">
          <table:table-cell office:value-type="float" office:value="11049">
            <text:p>11049</text:p>
          </table:table-cell>
          <table:table-cell office:value-type="float" office:value="16885">
            <text:p>16885</text:p>
          </table:table-cell>
          <table:table-cell office:value-type="string">
            <text:p>Takuro Fujii</text:p>
          </table:table-cell>
          <table:table-cell table:number-columns-repeated="1021"/>
        </table:table-row>
        <table:table-row table:style-name="ro1">
          <table:table-cell office:value-type="float" office:value="11049">
            <text:p>11049</text:p>
          </table:table-cell>
          <table:table-cell office:value-type="float" office:value="8266">
            <text:p>8266</text:p>
          </table:table-cell>
          <table:table-cell office:value-type="string">
            <text:p>Kosuke Kitajima</text:p>
          </table:table-cell>
          <table:table-cell table:number-columns-repeated="1021"/>
        </table:table-row>
        <table:table-row table:style-name="ro1">
          <table:table-cell office:value-type="float" office:value="11049">
            <text:p>11049</text:p>
          </table:table-cell>
          <table:table-cell office:value-type="float" office:value="3364">
            <text:p>3364</text:p>
          </table:table-cell>
          <table:table-cell office:value-type="string">
            <text:p>Hisayoshi Sato</text:p>
          </table:table-cell>
          <table:table-cell table:number-columns-repeated="1021"/>
        </table:table-row>
        <table:table-row table:style-name="ro1">
          <table:table-cell office:value-type="float" office:value="11049">
            <text:p>11049</text:p>
          </table:table-cell>
          <table:table-cell office:value-type="float" office:value="37779">
            <text:p>37779</text:p>
          </table:table-cell>
          <table:table-cell office:value-type="string">
            <text:p>Junichi Miyashita</text:p>
          </table:table-cell>
          <table:table-cell table:number-columns-repeated="1021"/>
        </table:table-row>
        <table:table-row table:style-name="ro1">
          <table:table-cell office:value-type="float" office:value="11050">
            <text:p>11050</text:p>
          </table:table-cell>
          <table:table-cell office:value-type="float" office:value="51103">
            <text:p>51103</text:p>
          </table:table-cell>
          <table:table-cell office:value-type="string">
            <text:p>Martin Putze</text:p>
          </table:table-cell>
          <table:table-cell table:number-columns-repeated="1021"/>
        </table:table-row>
        <table:table-row table:style-name="ro1">
          <table:table-cell office:value-type="float" office:value="11050">
            <text:p>11050</text:p>
          </table:table-cell>
          <table:table-cell office:value-type="float" office:value="52121">
            <text:p>52121</text:p>
          </table:table-cell>
          <table:table-cell office:value-type="string">
            <text:p>Alexander Rödiger</text:p>
          </table:table-cell>
          <table:table-cell table:number-columns-repeated="1021"/>
        </table:table-row>
        <table:table-row table:style-name="ro2">
          <table:table-cell office:value-type="float" office:value="11050">
            <text:p>11050</text:p>
          </table:table-cell>
          <table:table-cell office:value-type="float" office:value="4977">
            <text:p>4977</text:p>
          </table:table-cell>
          <table:table-cell office:value-type="string">
            <text:p>André Lange</text:p>
          </table:table-cell>
          <table:table-cell table:number-columns-repeated="1021"/>
        </table:table-row>
        <table:table-row table:style-name="ro1">
          <table:table-cell office:value-type="float" office:value="11050">
            <text:p>11050</text:p>
          </table:table-cell>
          <table:table-cell office:value-type="float" office:value="31850">
            <text:p>31850</text:p>
          </table:table-cell>
          <table:table-cell office:value-type="string">
            <text:p>Kevin Kuske</text:p>
          </table:table-cell>
          <table:table-cell table:number-columns-repeated="1021"/>
        </table:table-row>
        <table:table-row table:style-name="ro1">
          <table:table-cell office:value-type="float" office:value="11115">
            <text:p>11115</text:p>
          </table:table-cell>
          <table:table-cell office:value-type="float" office:value="53548">
            <text:p>53548</text:p>
          </table:table-cell>
          <table:table-cell office:value-type="string">
            <text:p>Linda Hanley</text:p>
          </table:table-cell>
          <table:table-cell table:number-columns-repeated="1021"/>
        </table:table-row>
        <table:table-row table:style-name="ro1">
          <table:table-cell office:value-type="float" office:value="11115">
            <text:p>11115</text:p>
          </table:table-cell>
          <table:table-cell office:value-type="float" office:value="29139">
            <text:p>29139</text:p>
          </table:table-cell>
          <table:table-cell office:value-type="string">
            <text:p>Barbra Fontana</text:p>
          </table:table-cell>
          <table:table-cell table:number-columns-repeated="1021"/>
        </table:table-row>
        <table:table-row table:style-name="ro1">
          <table:table-cell office:value-type="float" office:value="11116">
            <text:p>11116</text:p>
          </table:table-cell>
          <table:table-cell office:value-type="float" office:value="51403">
            <text:p>51403</text:p>
          </table:table-cell>
          <table:table-cell office:value-type="string">
            <text:p>Olusoji Fasuba</text:p>
          </table:table-cell>
          <table:table-cell table:number-columns-repeated="1021"/>
        </table:table-row>
        <table:table-row table:style-name="ro1">
          <table:table-cell office:value-type="float" office:value="11116">
            <text:p>11116</text:p>
          </table:table-cell>
          <table:table-cell office:value-type="float" office:value="20144">
            <text:p>20144</text:p>
          </table:table-cell>
          <table:table-cell office:value-type="string">
            <text:p>Uchenna Emedolu</text:p>
          </table:table-cell>
          <table:table-cell table:number-columns-repeated="1021"/>
        </table:table-row>
        <table:table-row table:style-name="ro1">
          <table:table-cell office:value-type="float" office:value="11116">
            <text:p>11116</text:p>
          </table:table-cell>
          <table:table-cell office:value-type="float" office:value="47083">
            <text:p>47083</text:p>
          </table:table-cell>
          <table:table-cell office:value-type="string">
            <text:p>Aaron Egbele</text:p>
          </table:table-cell>
          <table:table-cell table:number-columns-repeated="1021"/>
        </table:table-row>
        <table:table-row table:style-name="ro1">
          <table:table-cell office:value-type="float" office:value="11116">
            <text:p>11116</text:p>
          </table:table-cell>
          <table:table-cell office:value-type="float" office:value="57823">
            <text:p>57823</text:p>
          </table:table-cell>
          <table:table-cell office:value-type="string">
            <text:p>Deji Aliu</text:p>
          </table:table-cell>
          <table:table-cell table:number-columns-repeated="1021"/>
        </table:table-row>
        <table:table-row table:style-name="ro1">
          <table:table-cell office:value-type="float" office:value="11138">
            <text:p>11138</text:p>
          </table:table-cell>
          <table:table-cell office:value-type="float" office:value="10286">
            <text:p>10286</text:p>
          </table:table-cell>
          <table:table-cell office:value-type="string">
            <text:p>Holly McPeak</text:p>
          </table:table-cell>
          <table:table-cell table:number-columns-repeated="1021"/>
        </table:table-row>
        <table:table-row table:style-name="ro1">
          <table:table-cell office:value-type="float" office:value="11138">
            <text:p>11138</text:p>
          </table:table-cell>
          <table:table-cell office:value-type="float" office:value="16960">
            <text:p>16960</text:p>
          </table:table-cell>
          <table:table-cell office:value-type="string">
            <text:p>Nancy Reno</text:p>
          </table:table-cell>
          <table:table-cell table:number-columns-repeated="1021"/>
        </table:table-row>
        <table:table-row table:style-name="ro1">
          <table:table-cell office:value-type="float" office:value="11214">
            <text:p>11214</text:p>
          </table:table-cell>
          <table:table-cell office:value-type="float" office:value="2845">
            <text:p>2845</text:p>
          </table:table-cell>
          <table:table-cell office:value-type="string">
            <text:p>Peko Nakano</text:p>
          </table:table-cell>
          <table:table-cell table:number-columns-repeated="1021"/>
        </table:table-row>
        <table:table-row table:style-name="ro1">
          <table:table-cell office:value-type="float" office:value="11214">
            <text:p>11214</text:p>
          </table:table-cell>
          <table:table-cell office:value-type="float" office:value="14237">
            <text:p>14237</text:p>
          </table:table-cell>
          <table:table-cell office:value-type="string">
            <text:p>Yuki Ishizaka</text:p>
          </table:table-cell>
          <table:table-cell table:number-columns-repeated="1021"/>
        </table:table-row>
        <table:table-row table:style-name="ro1">
          <table:table-cell office:value-type="float" office:value="11240">
            <text:p>11240</text:p>
          </table:table-cell>
          <table:table-cell office:value-type="float" office:value="3803">
            <text:p>3803</text:p>
          </table:table-cell>
          <table:table-cell office:value-type="string">
            <text:p>Lascelles Brown</text:p>
          </table:table-cell>
          <table:table-cell table:number-columns-repeated="1021"/>
        </table:table-row>
        <table:table-row table:style-name="ro1">
          <table:table-cell office:value-type="float" office:value="11240">
            <text:p>11240</text:p>
          </table:table-cell>
          <table:table-cell office:value-type="float" office:value="38665">
            <text:p>38665</text:p>
          </table:table-cell>
          <table:table-cell office:value-type="string">
            <text:p>Lyndon Rush</text:p>
          </table:table-cell>
          <table:table-cell table:number-columns-repeated="1021"/>
        </table:table-row>
        <table:table-row table:style-name="ro1">
          <table:table-cell office:value-type="float" office:value="11240">
            <text:p>11240</text:p>
          </table:table-cell>
          <table:table-cell office:value-type="float" office:value="39916">
            <text:p>39916</text:p>
          </table:table-cell>
          <table:table-cell office:value-type="string">
            <text:p>David Bissett</text:p>
          </table:table-cell>
          <table:table-cell table:number-columns-repeated="1021"/>
        </table:table-row>
        <table:table-row table:style-name="ro1">
          <table:table-cell office:value-type="float" office:value="11240">
            <text:p>11240</text:p>
          </table:table-cell>
          <table:table-cell office:value-type="float" office:value="56547">
            <text:p>56547</text:p>
          </table:table-cell>
          <table:table-cell office:value-type="string">
            <text:p>David Bissett</text:p>
          </table:table-cell>
          <table:table-cell table:number-columns-repeated="1021"/>
        </table:table-row>
        <table:table-row table:style-name="ro1">
          <table:table-cell office:value-type="float" office:value="11240">
            <text:p>11240</text:p>
          </table:table-cell>
          <table:table-cell office:value-type="float" office:value="22430">
            <text:p>22430</text:p>
          </table:table-cell>
          <table:table-cell office:value-type="string">
            <text:p>Chris le Bihan</text:p>
          </table:table-cell>
          <table:table-cell table:number-columns-repeated="1021"/>
        </table:table-row>
        <table:table-row table:style-name="ro1">
          <table:table-cell office:value-type="float" office:value="11241">
            <text:p>11241</text:p>
          </table:table-cell>
          <table:table-cell office:value-type="float" office:value="5430">
            <text:p>5430</text:p>
          </table:table-cell>
          <table:table-cell office:value-type="string">
            <text:p>Eamon Sullivan</text:p>
          </table:table-cell>
          <table:table-cell table:number-columns-repeated="1021"/>
        </table:table-row>
        <table:table-row table:style-name="ro1">
          <table:table-cell office:value-type="float" office:value="11241">
            <text:p>11241</text:p>
          </table:table-cell>
          <table:table-cell office:value-type="float" office:value="36950">
            <text:p>36950</text:p>
          </table:table-cell>
          <table:table-cell office:value-type="string">
            <text:p>Brenton Rickard</text:p>
          </table:table-cell>
          <table:table-cell table:number-columns-repeated="1021"/>
        </table:table-row>
        <table:table-row table:style-name="ro1">
          <table:table-cell office:value-type="float" office:value="11241">
            <text:p>11241</text:p>
          </table:table-cell>
          <table:table-cell office:value-type="float" office:value="3935">
            <text:p>3935</text:p>
          </table:table-cell>
          <table:table-cell office:value-type="string">
            <text:p>Ashley Delaney</text:p>
          </table:table-cell>
          <table:table-cell table:number-columns-repeated="1021"/>
        </table:table-row>
        <table:table-row table:style-name="ro1">
          <table:table-cell office:value-type="float" office:value="11241">
            <text:p>11241</text:p>
          </table:table-cell>
          <table:table-cell office:value-type="float" office:value="61216">
            <text:p>61216</text:p>
          </table:table-cell>
          <table:table-cell office:value-type="string">
            <text:p>Ashley Delaney</text:p>
          </table:table-cell>
          <table:table-cell table:number-columns-repeated="1021"/>
        </table:table-row>
        <table:table-row table:style-name="ro1">
          <table:table-cell office:value-type="float" office:value="11241">
            <text:p>11241</text:p>
          </table:table-cell>
          <table:table-cell office:value-type="float" office:value="9862">
            <text:p>9862</text:p>
          </table:table-cell>
          <table:table-cell office:value-type="string">
            <text:p>Matt Targett</text:p>
          </table:table-cell>
          <table:table-cell table:number-columns-repeated="1021"/>
        </table:table-row>
        <table:table-row table:style-name="ro1">
          <table:table-cell office:value-type="float" office:value="11241">
            <text:p>11241</text:p>
          </table:table-cell>
          <table:table-cell office:value-type="float" office:value="52134">
            <text:p>52134</text:p>
          </table:table-cell>
          <table:table-cell office:value-type="string">
            <text:p>Christian Sprenger</text:p>
          </table:table-cell>
          <table:table-cell table:number-columns-repeated="1021"/>
        </table:table-row>
        <table:table-row table:style-name="ro1">
          <table:table-cell office:value-type="float" office:value="11241">
            <text:p>11241</text:p>
          </table:table-cell>
          <table:table-cell office:value-type="float" office:value="58363">
            <text:p>58363</text:p>
          </table:table-cell>
          <table:table-cell office:value-type="string">
            <text:p>Hayden Stoeckel</text:p>
          </table:table-cell>
          <table:table-cell table:number-columns-repeated="1021"/>
        </table:table-row>
        <table:table-row table:style-name="ro1">
          <table:table-cell office:value-type="float" office:value="11241">
            <text:p>11241</text:p>
          </table:table-cell>
          <table:table-cell office:value-type="float" office:value="34615">
            <text:p>34615</text:p>
          </table:table-cell>
          <table:table-cell office:value-type="string">
            <text:p>Andrew Lauterstein</text:p>
          </table:table-cell>
          <table:table-cell table:number-columns-repeated="1021"/>
        </table:table-row>
        <table:table-row table:style-name="ro1">
          <table:table-cell office:value-type="float" office:value="11241">
            <text:p>11241</text:p>
          </table:table-cell>
          <table:table-cell office:value-type="float" office:value="7138">
            <text:p>7138</text:p>
          </table:table-cell>
          <table:table-cell office:value-type="string">
            <text:p>Adam Pine</text:p>
          </table:table-cell>
          <table:table-cell table:number-columns-repeated="1021"/>
        </table:table-row>
        <table:table-row table:style-name="ro1">
          <table:table-cell office:value-type="float" office:value="11262">
            <text:p>11262</text:p>
          </table:table-cell>
          <table:table-cell office:value-type="float" office:value="41082">
            <text:p>41082</text:p>
          </table:table-cell>
          <table:table-cell office:value-type="string">
            <text:p>Curtis Tomasevicz</text:p>
          </table:table-cell>
          <table:table-cell table:number-columns-repeated="1021"/>
        </table:table-row>
        <table:table-row table:style-name="ro1">
          <table:table-cell office:value-type="float" office:value="11262">
            <text:p>11262</text:p>
          </table:table-cell>
          <table:table-cell office:value-type="float" office:value="46444">
            <text:p>46444</text:p>
          </table:table-cell>
          <table:table-cell office:value-type="string">
            <text:p>Steven Holcomb</text:p>
          </table:table-cell>
          <table:table-cell table:number-columns-repeated="1021"/>
        </table:table-row>
        <table:table-row table:style-name="ro1">
          <table:table-cell office:value-type="float" office:value="11262">
            <text:p>11262</text:p>
          </table:table-cell>
          <table:table-cell office:value-type="float" office:value="62617">
            <text:p>62617</text:p>
          </table:table-cell>
          <table:table-cell office:value-type="string">
            <text:p>Steve Mesler</text:p>
          </table:table-cell>
          <table:table-cell table:number-columns-repeated="1021"/>
        </table:table-row>
        <table:table-row table:style-name="ro1">
          <table:table-cell office:value-type="float" office:value="11262">
            <text:p>11262</text:p>
          </table:table-cell>
          <table:table-cell office:value-type="float" office:value="40429">
            <text:p>40429</text:p>
          </table:table-cell>
          <table:table-cell office:value-type="string">
            <text:p>Justin Olsen</text:p>
          </table:table-cell>
          <table:table-cell table:number-columns-repeated="1021"/>
        </table:table-row>
        <table:table-row table:style-name="ro1">
          <table:table-cell office:value-type="float" office:value="11272">
            <text:p>11272</text:p>
          </table:table-cell>
          <table:table-cell office:value-type="float" office:value="38774">
            <text:p>38774</text:p>
          </table:table-cell>
          <table:table-cell office:value-type="string">
            <text:p>Laura Trott</text:p>
          </table:table-cell>
          <table:table-cell table:number-columns-repeated="1021"/>
        </table:table-row>
        <table:table-row table:style-name="ro1">
          <table:table-cell office:value-type="float" office:value="11272">
            <text:p>11272</text:p>
          </table:table-cell>
          <table:table-cell office:value-type="float" office:value="20168">
            <text:p>20168</text:p>
          </table:table-cell>
          <table:table-cell office:value-type="string">
            <text:p>Joanna Rowsell</text:p>
          </table:table-cell>
          <table:table-cell table:number-columns-repeated="1021"/>
        </table:table-row>
        <table:table-row table:style-name="ro2">
          <table:table-cell office:value-type="float" office:value="11272">
            <text:p>11272</text:p>
          </table:table-cell>
          <table:table-cell office:value-type="float" office:value="43078">
            <text:p>43078</text:p>
          </table:table-cell>
          <table:table-cell office:value-type="string">
            <text:p>Danielle King</text:p>
          </table:table-cell>
          <table:table-cell table:number-columns-repeated="1021"/>
        </table:table-row>
        <table:table-row table:style-name="ro1">
          <table:table-cell office:value-type="float" office:value="11275">
            <text:p>11275</text:p>
          </table:table-cell>
          <table:table-cell office:value-type="float" office:value="26366">
            <text:p>26366</text:p>
          </table:table-cell>
          <table:table-cell office:value-type="string">
            <text:p>Margo Malowney</text:p>
          </table:table-cell>
          <table:table-cell table:number-columns-repeated="1021"/>
        </table:table-row>
        <table:table-row table:style-name="ro1">
          <table:table-cell office:value-type="float" office:value="11275">
            <text:p>11275</text:p>
          </table:table-cell>
          <table:table-cell office:value-type="float" office:value="53506">
            <text:p>53506</text:p>
          </table:table-cell>
          <table:table-cell office:value-type="string">
            <text:p>Barb Broen Ouellette</text:p>
          </table:table-cell>
          <table:table-cell table:number-columns-repeated="1021"/>
        </table:table-row>
        <table:table-row table:style-name="ro1">
          <table:table-cell office:value-type="float" office:value="11282">
            <text:p>11282</text:p>
          </table:table-cell>
          <table:table-cell office:value-type="float" office:value="58259">
            <text:p>58259</text:p>
          </table:table-cell>
          <table:table-cell office:value-type="string">
            <text:p>Jacob Wukie</text:p>
          </table:table-cell>
          <table:table-cell table:number-columns-repeated="1021"/>
        </table:table-row>
        <table:table-row table:style-name="ro1">
          <table:table-cell office:value-type="float" office:value="11282">
            <text:p>11282</text:p>
          </table:table-cell>
          <table:table-cell office:value-type="float" office:value="34561">
            <text:p>34561</text:p>
          </table:table-cell>
          <table:table-cell office:value-type="string">
            <text:p>Brady Ellison</text:p>
          </table:table-cell>
          <table:table-cell table:number-columns-repeated="1021"/>
        </table:table-row>
        <table:table-row table:style-name="ro1">
          <table:table-cell office:value-type="float" office:value="11282">
            <text:p>11282</text:p>
          </table:table-cell>
          <table:table-cell office:value-type="float" office:value="50039">
            <text:p>50039</text:p>
          </table:table-cell>
          <table:table-cell office:value-type="string">
            <text:p>Brady Ellison</text:p>
          </table:table-cell>
          <table:table-cell table:number-columns-repeated="1021"/>
        </table:table-row>
        <table:table-row table:style-name="ro1">
          <table:table-cell office:value-type="float" office:value="11282">
            <text:p>11282</text:p>
          </table:table-cell>
          <table:table-cell office:value-type="float" office:value="27792">
            <text:p>27792</text:p>
          </table:table-cell>
          <table:table-cell office:value-type="string">
            <text:p>Jake Kaminski</text:p>
          </table:table-cell>
          <table:table-cell table:number-columns-repeated="1021"/>
        </table:table-row>
        <table:table-row table:style-name="ro2">
          <table:table-cell office:value-type="float" office:value="11319">
            <text:p>11319</text:p>
          </table:table-cell>
          <table:table-cell office:value-type="float" office:value="26182">
            <text:p>26182</text:p>
          </table:table-cell>
          <table:table-cell office:value-type="string">
            <text:p>Michael Roth</text:p>
          </table:table-cell>
          <table:table-cell table:number-columns-repeated="1021"/>
        </table:table-row>
        <table:table-row table:style-name="ro1">
          <table:table-cell office:value-type="float" office:value="11319">
            <text:p>11319</text:p>
          </table:table-cell>
          <table:table-cell office:value-type="float" office:value="61462">
            <text:p>61462</text:p>
          </table:table-cell>
          <table:table-cell office:value-type="string">
            <text:p>Uwe Schwenker</text:p>
          </table:table-cell>
          <table:table-cell table:number-columns-repeated="1021"/>
        </table:table-row>
        <table:table-row table:style-name="ro2">
          <table:table-cell office:value-type="float" office:value="11319">
            <text:p>11319</text:p>
          </table:table-cell>
          <table:table-cell office:value-type="float" office:value="59996">
            <text:p>59996</text:p>
          </table:table-cell>
          <table:table-cell office:value-type="string">
            <text:p>Ulrich Roth</text:p>
          </table:table-cell>
          <table:table-cell table:number-columns-repeated="1021"/>
        </table:table-row>
        <table:table-row table:style-name="ro1">
          <table:table-cell office:value-type="float" office:value="11319">
            <text:p>11319</text:p>
          </table:table-cell>
          <table:table-cell office:value-type="float" office:value="11292">
            <text:p>11292</text:p>
          </table:table-cell>
          <table:table-cell office:value-type="string">
            <text:p>Arnulf Meffle</text:p>
          </table:table-cell>
          <table:table-cell table:number-columns-repeated="1021"/>
        </table:table-row>
        <table:table-row table:style-name="ro1">
          <table:table-cell office:value-type="float" office:value="11319">
            <text:p>11319</text:p>
          </table:table-cell>
          <table:table-cell office:value-type="float" office:value="62644">
            <text:p>62644</text:p>
          </table:table-cell>
          <table:table-cell office:value-type="string">
            <text:p>Erhard Wunderlich</text:p>
          </table:table-cell>
          <table:table-cell table:number-columns-repeated="1021"/>
        </table:table-row>
        <table:table-row table:style-name="ro1">
          <table:table-cell office:value-type="float" office:value="11319">
            <text:p>11319</text:p>
          </table:table-cell>
          <table:table-cell office:value-type="float" office:value="33918">
            <text:p>33918</text:p>
          </table:table-cell>
          <table:table-cell office:value-type="string">
            <text:p>Andreas Thiel</text:p>
          </table:table-cell>
          <table:table-cell table:number-columns-repeated="1021"/>
        </table:table-row>
        <table:table-row table:style-name="ro2">
          <table:table-cell office:value-type="float" office:value="11319">
            <text:p>11319</text:p>
          </table:table-cell>
          <table:table-cell office:value-type="float" office:value="37947">
            <text:p>37947</text:p>
          </table:table-cell>
          <table:table-cell office:value-type="string">
            <text:p>Thomas Happe</text:p>
          </table:table-cell>
          <table:table-cell table:number-columns-repeated="1021"/>
        </table:table-row>
        <table:table-row table:style-name="ro1">
          <table:table-cell office:value-type="float" office:value="11319">
            <text:p>11319</text:p>
          </table:table-cell>
          <table:table-cell office:value-type="float" office:value="57138">
            <text:p>57138</text:p>
          </table:table-cell>
          <table:table-cell office:value-type="string">
            <text:p>Rüdiger Neitzel</text:p>
          </table:table-cell>
          <table:table-cell table:number-columns-repeated="1021"/>
        </table:table-row>
        <table:table-row table:style-name="ro2">
          <table:table-cell office:value-type="float" office:value="11319">
            <text:p>11319</text:p>
          </table:table-cell>
          <table:table-cell office:value-type="float" office:value="523">
            <text:p>523</text:p>
          </table:table-cell>
          <table:table-cell office:value-type="string">
            <text:p>Siegfried Roch</text:p>
          </table:table-cell>
          <table:table-cell table:number-columns-repeated="1021"/>
        </table:table-row>
        <table:table-row table:style-name="ro1">
          <table:table-cell office:value-type="float" office:value="11319">
            <text:p>11319</text:p>
          </table:table-cell>
          <table:table-cell office:value-type="float" office:value="42328">
            <text:p>42328</text:p>
          </table:table-cell>
          <table:table-cell office:value-type="string">
            <text:p>Martin Schwalb</text:p>
          </table:table-cell>
          <table:table-cell table:number-columns-repeated="1021"/>
        </table:table-row>
        <table:table-row table:style-name="ro1">
          <table:table-cell office:value-type="float" office:value="11319">
            <text:p>11319</text:p>
          </table:table-cell>
          <table:table-cell office:value-type="float" office:value="62442">
            <text:p>62442</text:p>
          </table:table-cell>
          <table:table-cell office:value-type="string">
            <text:p>Jochen Fraatz</text:p>
          </table:table-cell>
          <table:table-cell table:number-columns-repeated="1021"/>
        </table:table-row>
        <table:table-row table:style-name="ro1">
          <table:table-cell office:value-type="float" office:value="11319">
            <text:p>11319</text:p>
          </table:table-cell>
          <table:table-cell office:value-type="float" office:value="21383">
            <text:p>21383</text:p>
          </table:table-cell>
          <table:table-cell office:value-type="string">
            <text:p>Dirk Rauin</text:p>
          </table:table-cell>
          <table:table-cell table:number-columns-repeated="1021"/>
        </table:table-row>
        <table:table-row table:style-name="ro1">
          <table:table-cell office:value-type="float" office:value="11319">
            <text:p>11319</text:p>
          </table:table-cell>
          <table:table-cell office:value-type="float" office:value="44576">
            <text:p>44576</text:p>
          </table:table-cell>
          <table:table-cell office:value-type="string">
            <text:p>Klaus Wöller</text:p>
          </table:table-cell>
          <table:table-cell table:number-columns-repeated="1021"/>
        </table:table-row>
        <table:table-row table:style-name="ro1">
          <table:table-cell office:value-type="float" office:value="11319">
            <text:p>11319</text:p>
          </table:table-cell>
          <table:table-cell office:value-type="float" office:value="66740">
            <text:p>66740</text:p>
          </table:table-cell>
          <table:table-cell office:value-type="string">
            <text:p>Thomas Springel</text:p>
          </table:table-cell>
          <table:table-cell table:number-columns-repeated="1021"/>
        </table:table-row>
        <table:table-row table:style-name="ro2">
          <table:table-cell office:value-type="float" office:value="11319">
            <text:p>11319</text:p>
          </table:table-cell>
          <table:table-cell office:value-type="float" office:value="23238">
            <text:p>23238</text:p>
          </table:table-cell>
          <table:table-cell office:value-type="string">
            <text:p>Michael Paul</text:p>
          </table:table-cell>
          <table:table-cell table:number-columns-repeated="1021"/>
        </table:table-row>
        <table:table-row table:style-name="ro2">
          <table:table-cell office:value-type="float" office:value="11319">
            <text:p>11319</text:p>
          </table:table-cell>
          <table:table-cell office:value-type="float" office:value="33216">
            <text:p>33216</text:p>
          </table:table-cell>
          <table:table-cell office:value-type="string">
            <text:p>Michael Paul</text:p>
          </table:table-cell>
          <table:table-cell table:number-columns-repeated="1021"/>
        </table:table-row>
        <table:table-row table:style-name="ro1">
          <table:table-cell office:value-type="float" office:value="11321">
            <text:p>11321</text:p>
          </table:table-cell>
          <table:table-cell office:value-type="float" office:value="63271">
            <text:p>63271</text:p>
          </table:table-cell>
          <table:table-cell office:value-type="string">
            <text:p>Vera Ilyina</text:p>
          </table:table-cell>
          <table:table-cell table:number-columns-repeated="1021"/>
        </table:table-row>
        <table:table-row table:style-name="ro1">
          <table:table-cell office:value-type="float" office:value="11321">
            <text:p>11321</text:p>
          </table:table-cell>
          <table:table-cell office:value-type="float" office:value="36572">
            <text:p>36572</text:p>
          </table:table-cell>
          <table:table-cell office:value-type="string">
            <text:p>Ioulia Pakhalina</text:p>
          </table:table-cell>
          <table:table-cell table:number-columns-repeated="1021"/>
        </table:table-row>
        <table:table-row table:style-name="ro1">
          <table:table-cell office:value-type="float" office:value="11322">
            <text:p>11322</text:p>
          </table:table-cell>
          <table:table-cell office:value-type="float" office:value="54729">
            <text:p>54729</text:p>
          </table:table-cell>
          <table:table-cell office:value-type="string">
            <text:p>Yulia Koltunova</text:p>
          </table:table-cell>
          <table:table-cell table:number-columns-repeated="1021"/>
        </table:table-row>
        <table:table-row table:style-name="ro1">
          <table:table-cell office:value-type="float" office:value="11322">
            <text:p>11322</text:p>
          </table:table-cell>
          <table:table-cell office:value-type="float" office:value="30115">
            <text:p>30115</text:p>
          </table:table-cell>
          <table:table-cell office:value-type="string">
            <text:p>Natalia Goncharova</text:p>
          </table:table-cell>
          <table:table-cell table:number-columns-repeated="1021"/>
        </table:table-row>
        <table:table-row table:style-name="ro1">
          <table:table-cell office:value-type="float" office:value="11325">
            <text:p>11325</text:p>
          </table:table-cell>
          <table:table-cell office:value-type="float" office:value="40333">
            <text:p>40333</text:p>
          </table:table-cell>
          <table:table-cell office:value-type="string">
            <text:p>Debora Schoon-Kadijk</text:p>
          </table:table-cell>
          <table:table-cell table:number-columns-repeated="1021"/>
        </table:table-row>
        <table:table-row table:style-name="ro1">
          <table:table-cell office:value-type="float" office:value="11325">
            <text:p>11325</text:p>
          </table:table-cell>
          <table:table-cell office:value-type="float" office:value="2294">
            <text:p>2294</text:p>
          </table:table-cell>
          <table:table-cell office:value-type="string">
            <text:p>Lisette van de Ven</text:p>
          </table:table-cell>
          <table:table-cell table:number-columns-repeated="1021"/>
        </table:table-row>
        <table:table-row table:style-name="ro1">
          <table:table-cell office:value-type="float" office:value="11334">
            <text:p>11334</text:p>
          </table:table-cell>
          <table:table-cell office:value-type="float" office:value="29729">
            <text:p>29729</text:p>
          </table:table-cell>
          <table:table-cell office:value-type="string">
            <text:p>Guo Jingjing</text:p>
          </table:table-cell>
          <table:table-cell table:number-columns-repeated="1021"/>
        </table:table-row>
        <table:table-row table:style-name="ro1">
          <table:table-cell office:value-type="float" office:value="11334">
            <text:p>11334</text:p>
          </table:table-cell>
          <table:table-cell office:value-type="float" office:value="6508">
            <text:p>6508</text:p>
          </table:table-cell>
          <table:table-cell office:value-type="string">
            <text:p>Wu Minxia</text:p>
          </table:table-cell>
          <table:table-cell table:number-columns-repeated="1021"/>
        </table:table-row>
        <table:table-row table:style-name="ro1">
          <table:table-cell office:value-type="float" office:value="11337">
            <text:p>11337</text:p>
          </table:table-cell>
          <table:table-cell office:value-type="float" office:value="26343">
            <text:p>26343</text:p>
          </table:table-cell>
          <table:table-cell office:value-type="string">
            <text:p>Brigitte Lesage</text:p>
          </table:table-cell>
          <table:table-cell table:number-columns-repeated="1021"/>
        </table:table-row>
        <table:table-row table:style-name="ro1">
          <table:table-cell office:value-type="float" office:value="11337">
            <text:p>11337</text:p>
          </table:table-cell>
          <table:table-cell office:value-type="float" office:value="3875">
            <text:p>3875</text:p>
          </table:table-cell>
          <table:table-cell office:value-type="string">
            <text:p>Anabelle Prawerman</text:p>
          </table:table-cell>
          <table:table-cell table:number-columns-repeated="1021"/>
        </table:table-row>
        <table:table-row table:style-name="ro1">
          <table:table-cell office:value-type="float" office:value="11381">
            <text:p>11381</text:p>
          </table:table-cell>
          <table:table-cell office:value-type="float" office:value="60488">
            <text:p>60488</text:p>
          </table:table-cell>
          <table:table-cell office:value-type="string">
            <text:p>Tamsin Hinchley</text:p>
          </table:table-cell>
          <table:table-cell table:number-columns-repeated="1021"/>
        </table:table-row>
        <table:table-row table:style-name="ro1">
          <table:table-cell office:value-type="float" office:value="11381">
            <text:p>11381</text:p>
          </table:table-cell>
          <table:table-cell office:value-type="float" office:value="63985">
            <text:p>63985</text:p>
          </table:table-cell>
          <table:table-cell office:value-type="string">
            <text:p>Natalie Cook</text:p>
          </table:table-cell>
          <table:table-cell table:number-columns-repeated="1021"/>
        </table:table-row>
        <table:table-row table:style-name="ro1">
          <table:table-cell office:value-type="float" office:value="11433">
            <text:p>11433</text:p>
          </table:table-cell>
          <table:table-cell office:value-type="float" office:value="57524">
            <text:p>57524</text:p>
          </table:table-cell>
          <table:table-cell office:value-type="string">
            <text:p>Ragni Hestad</text:p>
          </table:table-cell>
          <table:table-cell table:number-columns-repeated="1021"/>
        </table:table-row>
        <table:table-row table:style-name="ro1">
          <table:table-cell office:value-type="float" office:value="11433">
            <text:p>11433</text:p>
          </table:table-cell>
          <table:table-cell office:value-type="float" office:value="46490">
            <text:p>46490</text:p>
          </table:table-cell>
          <table:table-cell office:value-type="string">
            <text:p>Merita Berntsen</text:p>
          </table:table-cell>
          <table:table-cell table:number-columns-repeated="1021"/>
        </table:table-row>
        <table:table-row table:style-name="ro1">
          <table:table-cell office:value-type="float" office:value="11443">
            <text:p>11443</text:p>
          </table:table-cell>
          <table:table-cell office:value-type="float" office:value="63184">
            <text:p>63184</text:p>
          </table:table-cell>
          <table:table-cell office:value-type="string">
            <text:p>Juliana Felisberta</text:p>
          </table:table-cell>
          <table:table-cell table:number-columns-repeated="1021"/>
        </table:table-row>
        <table:table-row table:style-name="ro1">
          <table:table-cell office:value-type="float" office:value="11443">
            <text:p>11443</text:p>
          </table:table-cell>
          <table:table-cell office:value-type="float" office:value="5937">
            <text:p>5937</text:p>
          </table:table-cell>
          <table:table-cell office:value-type="string">
            <text:p>Larissa França</text:p>
          </table:table-cell>
          <table:table-cell table:number-columns-repeated="1021"/>
        </table:table-row>
        <table:table-row table:style-name="ro1">
          <table:table-cell office:value-type="float" office:value="11479">
            <text:p>11479</text:p>
          </table:table-cell>
          <table:table-cell office:value-type="float" office:value="9956">
            <text:p>9956</text:p>
          </table:table-cell>
          <table:table-cell office:value-type="string">
            <text:p>Ting Li</text:p>
          </table:table-cell>
          <table:table-cell table:number-columns-repeated="1021"/>
        </table:table-row>
        <table:table-row table:style-name="ro1">
          <table:table-cell office:value-type="float" office:value="11479">
            <text:p>11479</text:p>
          </table:table-cell>
          <table:table-cell office:value-type="float" office:value="53885">
            <text:p>53885</text:p>
          </table:table-cell>
          <table:table-cell office:value-type="string">
            <text:p>Lao Lishi</text:p>
          </table:table-cell>
          <table:table-cell table:number-columns-repeated="1021"/>
        </table:table-row>
        <table:table-row table:style-name="ro1">
          <table:table-cell office:value-type="float" office:value="11481">
            <text:p>11481</text:p>
          </table:table-cell>
          <table:table-cell office:value-type="float" office:value="52194">
            <text:p>52194</text:p>
          </table:table-cell>
          <table:table-cell office:value-type="string">
            <text:p>Kerri Walsh</text:p>
          </table:table-cell>
          <table:table-cell table:number-columns-repeated="1021"/>
        </table:table-row>
        <table:table-row table:style-name="ro1">
          <table:table-cell office:value-type="float" office:value="11481">
            <text:p>11481</text:p>
          </table:table-cell>
          <table:table-cell office:value-type="float" office:value="3158">
            <text:p>3158</text:p>
          </table:table-cell>
          <table:table-cell office:value-type="string">
            <text:p>Misty May-Treanor</text:p>
          </table:table-cell>
          <table:table-cell table:number-columns-repeated="1021"/>
        </table:table-row>
        <table:table-row table:style-name="ro1">
          <table:table-cell office:value-type="float" office:value="11486">
            <text:p>11486</text:p>
          </table:table-cell>
          <table:table-cell office:value-type="float" office:value="45978">
            <text:p>45978</text:p>
          </table:table-cell>
          <table:table-cell office:value-type="string">
            <text:p>Chantelle Newbery</text:p>
          </table:table-cell>
          <table:table-cell table:number-columns-repeated="1021"/>
        </table:table-row>
        <table:table-row table:style-name="ro1">
          <table:table-cell office:value-type="float" office:value="11486">
            <text:p>11486</text:p>
          </table:table-cell>
          <table:table-cell office:value-type="float" office:value="30865">
            <text:p>30865</text:p>
          </table:table-cell>
          <table:table-cell office:value-type="string">
            <text:p>Irina Lashko</text:p>
          </table:table-cell>
          <table:table-cell table:number-columns-repeated="1021"/>
        </table:table-row>
        <table:table-row table:style-name="ro1">
          <table:table-cell office:value-type="float" office:value="11494">
            <text:p>11494</text:p>
          </table:table-cell>
          <table:table-cell office:value-type="float" office:value="59107">
            <text:p>59107</text:p>
          </table:table-cell>
          <table:table-cell office:value-type="string">
            <text:p>Katherine Grainger</text:p>
          </table:table-cell>
          <table:table-cell table:number-columns-repeated="1021"/>
        </table:table-row>
        <table:table-row table:style-name="ro1">
          <table:table-cell office:value-type="float" office:value="11494">
            <text:p>11494</text:p>
          </table:table-cell>
          <table:table-cell office:value-type="float" office:value="10315">
            <text:p>10315</text:p>
          </table:table-cell>
          <table:table-cell office:value-type="string">
            <text:p>Anna Bebington</text:p>
          </table:table-cell>
          <table:table-cell table:number-columns-repeated="1021"/>
        </table:table-row>
        <table:table-row table:style-name="ro1">
          <table:table-cell office:value-type="float" office:value="11494">
            <text:p>11494</text:p>
          </table:table-cell>
          <table:table-cell office:value-type="float" office:value="56169">
            <text:p>56169</text:p>
          </table:table-cell>
          <table:table-cell office:value-type="string">
            <text:p>Anna Bebington</text:p>
          </table:table-cell>
          <table:table-cell table:number-columns-repeated="1021"/>
        </table:table-row>
        <table:table-row table:style-name="ro1">
          <table:table-cell office:value-type="float" office:value="11503">
            <text:p>11503</text:p>
          </table:table-cell>
          <table:table-cell office:value-type="float" office:value="25075">
            <text:p>25075</text:p>
          </table:table-cell>
          <table:table-cell office:value-type="string">
            <text:p>Darvis Patton</text:p>
          </table:table-cell>
          <table:table-cell table:number-columns-repeated="1021"/>
        </table:table-row>
        <table:table-row table:style-name="ro1">
          <table:table-cell office:value-type="float" office:value="11503">
            <text:p>11503</text:p>
          </table:table-cell>
          <table:table-cell office:value-type="float" office:value="36296">
            <text:p>36296</text:p>
          </table:table-cell>
          <table:table-cell office:value-type="string">
            <text:p>Maurice Greene</text:p>
          </table:table-cell>
          <table:table-cell table:number-columns-repeated="1021"/>
        </table:table-row>
        <table:table-row table:style-name="ro1">
          <table:table-cell office:value-type="float" office:value="11503">
            <text:p>11503</text:p>
          </table:table-cell>
          <table:table-cell office:value-type="float" office:value="35836">
            <text:p>35836</text:p>
          </table:table-cell>
          <table:table-cell office:value-type="string">
            <text:p>Shawn Crawford</text:p>
          </table:table-cell>
          <table:table-cell table:number-columns-repeated="1021"/>
        </table:table-row>
        <table:table-row table:style-name="ro1">
          <table:table-cell office:value-type="float" office:value="11503">
            <text:p>11503</text:p>
          </table:table-cell>
          <table:table-cell office:value-type="float" office:value="59343">
            <text:p>59343</text:p>
          </table:table-cell>
          <table:table-cell office:value-type="string">
            <text:p>Coby Miller</text:p>
          </table:table-cell>
          <table:table-cell table:number-columns-repeated="1021"/>
        </table:table-row>
        <table:table-row table:style-name="ro1">
          <table:table-cell office:value-type="float" office:value="11503">
            <text:p>11503</text:p>
          </table:table-cell>
          <table:table-cell office:value-type="float" office:value="39635">
            <text:p>39635</text:p>
          </table:table-cell>
          <table:table-cell office:value-type="string">
            <text:p>Justin Gatlin</text:p>
          </table:table-cell>
          <table:table-cell table:number-columns-repeated="1021"/>
        </table:table-row>
        <table:table-row table:style-name="ro1">
          <table:table-cell office:value-type="float" office:value="11506">
            <text:p>11506</text:p>
          </table:table-cell>
          <table:table-cell office:value-type="float" office:value="46520">
            <text:p>46520</text:p>
          </table:table-cell>
          <table:table-cell office:value-type="string">
            <text:p>Julia Michalska</text:p>
          </table:table-cell>
          <table:table-cell table:number-columns-repeated="1021"/>
        </table:table-row>
        <table:table-row table:style-name="ro1">
          <table:table-cell office:value-type="float" office:value="11506">
            <text:p>11506</text:p>
          </table:table-cell>
          <table:table-cell office:value-type="float" office:value="40564">
            <text:p>40564</text:p>
          </table:table-cell>
          <table:table-cell office:value-type="string">
            <text:p>Magdalena Fularczyk</text:p>
          </table:table-cell>
          <table:table-cell table:number-columns-repeated="1021"/>
        </table:table-row>
        <table:table-row table:style-name="ro1">
          <table:table-cell office:value-type="float" office:value="11508">
            <text:p>11508</text:p>
          </table:table-cell>
          <table:table-cell office:value-type="float" office:value="56729">
            <text:p>56729</text:p>
          </table:table-cell>
          <table:table-cell office:value-type="string">
            <text:p>Lin Yue</text:p>
          </table:table-cell>
          <table:table-cell table:number-columns-repeated="1021"/>
        </table:table-row>
        <table:table-row table:style-name="ro1">
          <table:table-cell office:value-type="float" office:value="11508">
            <text:p>11508</text:p>
          </table:table-cell>
          <table:table-cell office:value-type="float" office:value="58088">
            <text:p>58088</text:p>
          </table:table-cell>
          <table:table-cell office:value-type="string">
            <text:p>Lin Yue</text:p>
          </table:table-cell>
          <table:table-cell table:number-columns-repeated="1021"/>
        </table:table-row>
        <table:table-row table:style-name="ro1">
          <table:table-cell office:value-type="float" office:value="11508">
            <text:p>11508</text:p>
          </table:table-cell>
          <table:table-cell office:value-type="float" office:value="5467">
            <text:p>5467</text:p>
          </table:table-cell>
          <table:table-cell office:value-type="string">
            <text:p>Huo Liang</text:p>
          </table:table-cell>
          <table:table-cell table:number-columns-repeated="1021"/>
        </table:table-row>
        <table:table-row table:style-name="ro1">
          <table:table-cell office:value-type="float" office:value="11508">
            <text:p>11508</text:p>
          </table:table-cell>
          <table:table-cell office:value-type="float" office:value="49571">
            <text:p>49571</text:p>
          </table:table-cell>
          <table:table-cell office:value-type="string">
            <text:p>Huo Liang</text:p>
          </table:table-cell>
          <table:table-cell table:number-columns-repeated="1021"/>
        </table:table-row>
        <table:table-row table:style-name="ro1">
          <table:table-cell office:value-type="float" office:value="11517">
            <text:p>11517</text:p>
          </table:table-cell>
          <table:table-cell office:value-type="float" office:value="9059">
            <text:p>9059</text:p>
          </table:table-cell>
          <table:table-cell office:value-type="string">
            <text:p>Joachim Fischer Nielsen</text:p>
          </table:table-cell>
          <table:table-cell table:number-columns-repeated="1021"/>
        </table:table-row>
        <table:table-row table:style-name="ro1">
          <table:table-cell office:value-type="float" office:value="11517">
            <text:p>11517</text:p>
          </table:table-cell>
          <table:table-cell office:value-type="float" office:value="17241">
            <text:p>17241</text:p>
          </table:table-cell>
          <table:table-cell office:value-type="string">
            <text:p>Christinna Pedersen</text:p>
          </table:table-cell>
          <table:table-cell table:number-columns-repeated="1021"/>
        </table:table-row>
        <table:table-row table:style-name="ro1">
          <table:table-cell office:value-type="float" office:value="11521">
            <text:p>11521</text:p>
          </table:table-cell>
          <table:table-cell office:value-type="float" office:value="14968">
            <text:p>14968</text:p>
          </table:table-cell>
          <table:table-cell office:value-type="string">
            <text:p>Audrey Cooper</text:p>
          </table:table-cell>
          <table:table-cell table:number-columns-repeated="1021"/>
        </table:table-row>
        <table:table-row table:style-name="ro1">
          <table:table-cell office:value-type="float" office:value="11521">
            <text:p>11521</text:p>
          </table:table-cell>
          <table:table-cell office:value-type="float" office:value="29610">
            <text:p>29610</text:p>
          </table:table-cell>
          <table:table-cell office:value-type="string">
            <text:p>Amanda Glover</text:p>
          </table:table-cell>
          <table:table-cell table:number-columns-repeated="1021"/>
        </table:table-row>
        <table:table-row table:style-name="ro1">
          <table:table-cell office:value-type="float" office:value="11524">
            <text:p>11524</text:p>
          </table:table-cell>
          <table:table-cell office:value-type="float" office:value="15507">
            <text:p>15507</text:p>
          </table:table-cell>
          <table:table-cell office:value-type="string">
            <text:p>Zhang Nan</text:p>
          </table:table-cell>
          <table:table-cell table:number-columns-repeated="1021"/>
        </table:table-row>
        <table:table-row table:style-name="ro1">
          <table:table-cell office:value-type="float" office:value="11524">
            <text:p>11524</text:p>
          </table:table-cell>
          <table:table-cell office:value-type="float" office:value="66847">
            <text:p>66847</text:p>
          </table:table-cell>
          <table:table-cell office:value-type="string">
            <text:p>Zhang Nan</text:p>
          </table:table-cell>
          <table:table-cell table:number-columns-repeated="1021"/>
        </table:table-row>
        <table:table-row table:style-name="ro1">
          <table:table-cell office:value-type="float" office:value="11524">
            <text:p>11524</text:p>
          </table:table-cell>
          <table:table-cell office:value-type="float" office:value="66545">
            <text:p>66545</text:p>
          </table:table-cell>
          <table:table-cell office:value-type="string">
            <text:p>Zhao Yunlei</text:p>
          </table:table-cell>
          <table:table-cell table:number-columns-repeated="1021"/>
        </table:table-row>
        <table:table-row table:style-name="ro1">
          <table:table-cell office:value-type="float" office:value="11525">
            <text:p>11525</text:p>
          </table:table-cell>
          <table:table-cell office:value-type="float" office:value="29519">
            <text:p>29519</text:p>
          </table:table-cell>
          <table:table-cell office:value-type="string">
            <text:p>Brooke Pratley</text:p>
          </table:table-cell>
          <table:table-cell table:number-columns-repeated="1021"/>
        </table:table-row>
        <table:table-row table:style-name="ro1">
          <table:table-cell office:value-type="float" office:value="11525">
            <text:p>11525</text:p>
          </table:table-cell>
          <table:table-cell office:value-type="float" office:value="38845">
            <text:p>38845</text:p>
          </table:table-cell>
          <table:table-cell office:value-type="string">
            <text:p>Kim Crow</text:p>
          </table:table-cell>
          <table:table-cell table:number-columns-repeated="1021"/>
        </table:table-row>
        <table:table-row table:style-name="ro1">
          <table:table-cell office:value-type="float" office:value="11556">
            <text:p>11556</text:p>
          </table:table-cell>
          <table:table-cell office:value-type="float" office:value="56122">
            <text:p>56122</text:p>
          </table:table-cell>
          <table:table-cell office:value-type="string">
            <text:p>Steve Redgrave</text:p>
          </table:table-cell>
          <table:table-cell table:number-columns-repeated="1021"/>
        </table:table-row>
        <table:table-row table:style-name="ro1">
          <table:table-cell office:value-type="float" office:value="11556">
            <text:p>11556</text:p>
          </table:table-cell>
          <table:table-cell office:value-type="float" office:value="64300">
            <text:p>64300</text:p>
          </table:table-cell>
          <table:table-cell office:value-type="string">
            <text:p>Matthew Pinsent</text:p>
          </table:table-cell>
          <table:table-cell table:number-columns-repeated="1021"/>
        </table:table-row>
        <table:table-row table:style-name="ro1">
          <table:table-cell office:value-type="float" office:value="11567">
            <text:p>11567</text:p>
          </table:table-cell>
          <table:table-cell office:value-type="float" office:value="8022">
            <text:p>8022</text:p>
          </table:table-cell>
          <table:table-cell office:value-type="string">
            <text:p>Timy Yudhani Rahayu</text:p>
          </table:table-cell>
          <table:table-cell table:number-columns-repeated="1021"/>
        </table:table-row>
        <table:table-row table:style-name="ro1">
          <table:table-cell office:value-type="float" office:value="11567">
            <text:p>11567</text:p>
          </table:table-cell>
          <table:table-cell office:value-type="float" office:value="58317">
            <text:p>58317</text:p>
          </table:table-cell>
          <table:table-cell office:value-type="string">
            <text:p>Eta Kaize</text:p>
          </table:table-cell>
          <table:table-cell table:number-columns-repeated="1021"/>
        </table:table-row>
        <table:table-row table:style-name="ro1">
          <table:table-cell office:value-type="float" office:value="11574">
            <text:p>11574</text:p>
          </table:table-cell>
          <table:table-cell office:value-type="float" office:value="53865">
            <text:p>53865</text:p>
          </table:table-cell>
          <table:table-cell office:value-type="string">
            <text:p>Yukiko Takahashi</text:p>
          </table:table-cell>
          <table:table-cell table:number-columns-repeated="1021"/>
        </table:table-row>
        <table:table-row table:style-name="ro1">
          <table:table-cell office:value-type="float" office:value="11574">
            <text:p>11574</text:p>
          </table:table-cell>
          <table:table-cell office:value-type="float" office:value="39498">
            <text:p>39498</text:p>
          </table:table-cell>
          <table:table-cell office:value-type="string">
            <text:p>Sachiko Fujita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32298">
            <text:p>32298</text:p>
          </table:table-cell>
          <table:table-cell office:value-type="string">
            <text:p>Neculai Vasilc?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17472">
            <text:p>17472</text:p>
          </table:table-cell>
          <table:table-cell office:value-type="string">
            <text:p>Gheorghe Dog?rescu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54531">
            <text:p>54531</text:p>
          </table:table-cell>
          <table:table-cell office:value-type="string">
            <text:p>Mircea Bedivan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48799">
            <text:p>48799</text:p>
          </table:table-cell>
          <table:table-cell office:value-type="string">
            <text:p>Alexandru Buligan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12778">
            <text:p>12778</text:p>
          </table:table-cell>
          <table:table-cell office:value-type="string">
            <text:p>Cornel Dur?u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42872">
            <text:p>42872</text:p>
          </table:table-cell>
          <table:table-cell office:value-type="string">
            <text:p>Vasile Oprea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522">
            <text:p>522</text:p>
          </table:table-cell>
          <table:table-cell office:value-type="string">
            <text:p>Alexandru Fölker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22978">
            <text:p>22978</text:p>
          </table:table-cell>
          <table:table-cell office:value-type="string">
            <text:p>Dumitru Berbece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9982">
            <text:p>9982</text:p>
          </table:table-cell>
          <table:table-cell office:value-type="string">
            <text:p>Maricel Voinea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37396">
            <text:p>37396</text:p>
          </table:table-cell>
          <table:table-cell office:value-type="string">
            <text:p>Marian Dumitru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66135">
            <text:p>66135</text:p>
          </table:table-cell>
          <table:table-cell office:value-type="string">
            <text:p>Gheorghe Covaciu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18484">
            <text:p>18484</text:p>
          </table:table-cell>
          <table:table-cell office:value-type="string">
            <text:p>Vasile Stîng?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17601">
            <text:p>17601</text:p>
          </table:table-cell>
          <table:table-cell office:value-type="string">
            <text:p>Nicolae Munteanu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51928">
            <text:p>51928</text:p>
          </table:table-cell>
          <table:table-cell office:value-type="string">
            <text:p>Adrian Simion</text:p>
          </table:table-cell>
          <table:table-cell table:number-columns-repeated="1021"/>
        </table:table-row>
        <table:table-row table:style-name="ro1">
          <table:table-cell office:value-type="float" office:value="11587">
            <text:p>11587</text:p>
          </table:table-cell>
          <table:table-cell office:value-type="float" office:value="31437">
            <text:p>31437</text:p>
          </table:table-cell>
          <table:table-cell office:value-type="string">
            <text:p>Iosif Boro?</text:p>
          </table:table-cell>
          <table:table-cell table:number-columns-repeated="1021"/>
        </table:table-row>
        <table:table-row table:style-name="ro1">
          <table:table-cell office:value-type="float" office:value="11607">
            <text:p>11607</text:p>
          </table:table-cell>
          <table:table-cell office:value-type="float" office:value="64590">
            <text:p>64590</text:p>
          </table:table-cell>
          <table:table-cell office:value-type="string">
            <text:p>Sarah Hammer</text:p>
          </table:table-cell>
          <table:table-cell table:number-columns-repeated="1021"/>
        </table:table-row>
        <table:table-row table:style-name="ro1">
          <table:table-cell office:value-type="float" office:value="11607">
            <text:p>11607</text:p>
          </table:table-cell>
          <table:table-cell office:value-type="float" office:value="28535">
            <text:p>28535</text:p>
          </table:table-cell>
          <table:table-cell office:value-type="string">
            <text:p>Jennie Reed</text:p>
          </table:table-cell>
          <table:table-cell table:number-columns-repeated="1021"/>
        </table:table-row>
        <table:table-row table:style-name="ro1">
          <table:table-cell office:value-type="float" office:value="11607">
            <text:p>11607</text:p>
          </table:table-cell>
          <table:table-cell office:value-type="float" office:value="50387">
            <text:p>50387</text:p>
          </table:table-cell>
          <table:table-cell office:value-type="string">
            <text:p>Dotsie Bausch</text:p>
          </table:table-cell>
          <table:table-cell table:number-columns-repeated="1021"/>
        </table:table-row>
        <table:table-row table:style-name="ro1">
          <table:table-cell office:value-type="float" office:value="11607">
            <text:p>11607</text:p>
          </table:table-cell>
          <table:table-cell office:value-type="float" office:value="10706">
            <text:p>10706</text:p>
          </table:table-cell>
          <table:table-cell office:value-type="string">
            <text:p>Lauren Tamayo</text:p>
          </table:table-cell>
          <table:table-cell table:number-columns-repeated="1021"/>
        </table:table-row>
        <table:table-row table:style-name="ro1">
          <table:table-cell office:value-type="float" office:value="11642">
            <text:p>11642</text:p>
          </table:table-cell>
          <table:table-cell office:value-type="float" office:value="17823">
            <text:p>17823</text:p>
          </table:table-cell>
          <table:table-cell office:value-type="string">
            <text:p>Javier Bosma</text:p>
          </table:table-cell>
          <table:table-cell table:number-columns-repeated="1021"/>
        </table:table-row>
        <table:table-row table:style-name="ro1">
          <table:table-cell office:value-type="float" office:value="11642">
            <text:p>11642</text:p>
          </table:table-cell>
          <table:table-cell office:value-type="float" office:value="40190">
            <text:p>40190</text:p>
          </table:table-cell>
          <table:table-cell office:value-type="string">
            <text:p>Pablo Herrera</text:p>
          </table:table-cell>
          <table:table-cell table:number-columns-repeated="1021"/>
        </table:table-row>
        <table:table-row table:style-name="ro1">
          <table:table-cell office:value-type="float" office:value="11643">
            <text:p>11643</text:p>
          </table:table-cell>
          <table:table-cell office:value-type="float" office:value="29355">
            <text:p>29355</text:p>
          </table:table-cell>
          <table:table-cell office:value-type="string">
            <text:p>Benjamin Insfran</text:p>
          </table:table-cell>
          <table:table-cell table:number-columns-repeated="1021"/>
        </table:table-row>
        <table:table-row table:style-name="ro1">
          <table:table-cell office:value-type="float" office:value="11643">
            <text:p>11643</text:p>
          </table:table-cell>
          <table:table-cell office:value-type="float" office:value="12710">
            <text:p>12710</text:p>
          </table:table-cell>
          <table:table-cell office:value-type="string">
            <text:p>Marcio Araujo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10562">
            <text:p>10562</text:p>
          </table:table-cell>
          <table:table-cell office:value-type="string">
            <text:p>Andjelija Arbutina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9023">
            <text:p>9023</text:p>
          </table:table-cell>
          <table:table-cell office:value-type="string">
            <text:p>Razija Mujanovi?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5886">
            <text:p>5886</text:p>
          </table:table-cell>
          <table:table-cell office:value-type="string">
            <text:p>Vesna Bajkusa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44780">
            <text:p>44780</text:p>
          </table:table-cell>
          <table:table-cell office:value-type="string">
            <text:p>Vesna Bajkuša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2002">
            <text:p>2002</text:p>
          </table:table-cell>
          <table:table-cell office:value-type="string">
            <text:p>Polona Dornik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19414">
            <text:p>19414</text:p>
          </table:table-cell>
          <table:table-cell office:value-type="string">
            <text:p>Kornelija Kvesi?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15638">
            <text:p>15638</text:p>
          </table:table-cell>
          <table:table-cell office:value-type="string">
            <text:p>Sladjana Goli?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56629">
            <text:p>56629</text:p>
          </table:table-cell>
          <table:table-cell office:value-type="string">
            <text:p>Mara Laki?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14330">
            <text:p>14330</text:p>
          </table:table-cell>
          <table:table-cell office:value-type="string">
            <text:p>Stojna Vangelovska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60920">
            <text:p>60920</text:p>
          </table:table-cell>
          <table:table-cell office:value-type="string">
            <text:p>Bojana Miloševi?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23814">
            <text:p>23814</text:p>
          </table:table-cell>
          <table:table-cell office:value-type="string">
            <text:p>Danira Bili?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50931">
            <text:p>50931</text:p>
          </table:table-cell>
          <table:table-cell office:value-type="string">
            <text:p>Eleonora Wild</text:p>
          </table:table-cell>
          <table:table-cell table:number-columns-repeated="1021"/>
        </table:table-row>
        <table:table-row table:style-name="ro1">
          <table:table-cell office:value-type="float" office:value="11692">
            <text:p>11692</text:p>
          </table:table-cell>
          <table:table-cell office:value-type="float" office:value="42284">
            <text:p>42284</text:p>
          </table:table-cell>
          <table:table-cell office:value-type="string">
            <text:p>Zana Lelas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22925">
            <text:p>22925</text:p>
          </table:table-cell>
          <table:table-cell office:value-type="string">
            <text:p>Aleksandr Belostennyi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20945">
            <text:p>20945</text:p>
          </table:table-cell>
          <table:table-cell office:value-type="string">
            <text:p>Alexander Volkov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12594">
            <text:p>12594</text:p>
          </table:table-cell>
          <table:table-cell office:value-type="string">
            <text:p>Valeri Tikhonenko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9121">
            <text:p>9121</text:p>
          </table:table-cell>
          <table:table-cell office:value-type="string">
            <text:p>Valeri Goborov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4546">
            <text:p>4546</text:p>
          </table:table-cell>
          <table:table-cell office:value-type="string">
            <text:p>Rimas Kurtinaitis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59007">
            <text:p>59007</text:p>
          </table:table-cell>
          <table:table-cell office:value-type="string">
            <text:p>Sergei Tarakanov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8982">
            <text:p>8982</text:p>
          </table:table-cell>
          <table:table-cell office:value-type="string">
            <text:p>Arvydas Sabonis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61037">
            <text:p>61037</text:p>
          </table:table-cell>
          <table:table-cell office:value-type="string">
            <text:p>Igors Miglinieks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64457">
            <text:p>64457</text:p>
          </table:table-cell>
          <table:table-cell office:value-type="string">
            <text:p>Viktor Pankrashkin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27670">
            <text:p>27670</text:p>
          </table:table-cell>
          <table:table-cell office:value-type="string">
            <text:p>Tiit Sokk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50787">
            <text:p>50787</text:p>
          </table:table-cell>
          <table:table-cell office:value-type="string">
            <text:p>Valdemaras Chomi?ius</text:p>
          </table:table-cell>
          <table:table-cell table:number-columns-repeated="1021"/>
        </table:table-row>
        <table:table-row table:style-name="ro1">
          <table:table-cell office:value-type="float" office:value="11730">
            <text:p>11730</text:p>
          </table:table-cell>
          <table:table-cell office:value-type="float" office:value="52203">
            <text:p>52203</text:p>
          </table:table-cell>
          <table:table-cell office:value-type="string">
            <text:p>Šar?nas Mar?iulionis</text:p>
          </table:table-cell>
          <table:table-cell table:number-columns-repeated="1021"/>
        </table:table-row>
        <table:table-row table:style-name="ro1">
          <table:table-cell office:value-type="float" office:value="11834">
            <text:p>11834</text:p>
          </table:table-cell>
          <table:table-cell office:value-type="float" office:value="26797">
            <text:p>26797</text:p>
          </table:table-cell>
          <table:table-cell office:value-type="string">
            <text:p>Valentina Vezzali</text:p>
          </table:table-cell>
          <table:table-cell table:number-columns-repeated="1021"/>
        </table:table-row>
        <table:table-row table:style-name="ro1">
          <table:table-cell office:value-type="float" office:value="11834">
            <text:p>11834</text:p>
          </table:table-cell>
          <table:table-cell office:value-type="float" office:value="16827">
            <text:p>16827</text:p>
          </table:table-cell>
          <table:table-cell office:value-type="string">
            <text:p>Ilaria Salvatori</text:p>
          </table:table-cell>
          <table:table-cell table:number-columns-repeated="1021"/>
        </table:table-row>
        <table:table-row table:style-name="ro1">
          <table:table-cell office:value-type="float" office:value="11834">
            <text:p>11834</text:p>
          </table:table-cell>
          <table:table-cell office:value-type="float" office:value="50373">
            <text:p>50373</text:p>
          </table:table-cell>
          <table:table-cell office:value-type="string">
            <text:p>Giovanna Trillini</text:p>
          </table:table-cell>
          <table:table-cell table:number-columns-repeated="1021"/>
        </table:table-row>
        <table:table-row table:style-name="ro1">
          <table:table-cell office:value-type="float" office:value="11834">
            <text:p>11834</text:p>
          </table:table-cell>
          <table:table-cell office:value-type="float" office:value="67113">
            <text:p>67113</text:p>
          </table:table-cell>
          <table:table-cell office:value-type="string">
            <text:p>Margherita Granbassi</text:p>
          </table:table-cell>
          <table:table-cell table:number-columns-repeated="1021"/>
        </table:table-row>
        <table:table-row table:style-name="ro1">
          <table:table-cell office:value-type="float" office:value="11835">
            <text:p>11835</text:p>
          </table:table-cell>
          <table:table-cell office:value-type="float" office:value="42867">
            <text:p>42867</text:p>
          </table:table-cell>
          <table:table-cell office:value-type="string">
            <text:p>Mariano Baracetti</text:p>
          </table:table-cell>
          <table:table-cell table:number-columns-repeated="1021"/>
        </table:table-row>
        <table:table-row table:style-name="ro1">
          <table:table-cell office:value-type="float" office:value="11835">
            <text:p>11835</text:p>
          </table:table-cell>
          <table:table-cell office:value-type="float" office:value="49219">
            <text:p>49219</text:p>
          </table:table-cell>
          <table:table-cell office:value-type="string">
            <text:p>Martín Conde</text:p>
          </table:table-cell>
          <table:table-cell table:number-columns-repeated="1021"/>
        </table:table-row>
        <table:table-row table:style-name="ro1">
          <table:table-cell office:value-type="float" office:value="11846">
            <text:p>11846</text:p>
          </table:table-cell>
          <table:table-cell office:value-type="float" office:value="26095">
            <text:p>26095</text:p>
          </table:table-cell>
          <table:table-cell office:value-type="string">
            <text:p>Luigi Tarantino</text:p>
          </table:table-cell>
          <table:table-cell table:number-columns-repeated="1021"/>
        </table:table-row>
        <table:table-row table:style-name="ro1">
          <table:table-cell office:value-type="float" office:value="11846">
            <text:p>11846</text:p>
          </table:table-cell>
          <table:table-cell office:value-type="float" office:value="50103">
            <text:p>50103</text:p>
          </table:table-cell>
          <table:table-cell office:value-type="string">
            <text:p>Aldo Montano</text:p>
          </table:table-cell>
          <table:table-cell table:number-columns-repeated="1021"/>
        </table:table-row>
        <table:table-row table:style-name="ro1">
          <table:table-cell office:value-type="float" office:value="11846">
            <text:p>11846</text:p>
          </table:table-cell>
          <table:table-cell office:value-type="float" office:value="3372">
            <text:p>3372</text:p>
          </table:table-cell>
          <table:table-cell office:value-type="string">
            <text:p>Giampiero Pastore</text:p>
          </table:table-cell>
          <table:table-cell table:number-columns-repeated="1021"/>
        </table:table-row>
        <table:table-row table:style-name="ro1">
          <table:table-cell office:value-type="float" office:value="11846">
            <text:p>11846</text:p>
          </table:table-cell>
          <table:table-cell office:value-type="float" office:value="40352">
            <text:p>40352</text:p>
          </table:table-cell>
          <table:table-cell office:value-type="string">
            <text:p>Giampiero Pastore</text:p>
          </table:table-cell>
          <table:table-cell table:number-columns-repeated="1021"/>
        </table:table-row>
        <table:table-row table:style-name="ro1">
          <table:table-cell office:value-type="float" office:value="11846">
            <text:p>11846</text:p>
          </table:table-cell>
          <table:table-cell office:value-type="float" office:value="8384">
            <text:p>8384</text:p>
          </table:table-cell>
          <table:table-cell office:value-type="string">
            <text:p>Diego Occhiuzzi</text:p>
          </table:table-cell>
          <table:table-cell table:number-columns-repeated="1021"/>
        </table:table-row>
        <table:table-row table:style-name="ro1">
          <table:table-cell office:value-type="float" office:value="11879">
            <text:p>11879</text:p>
          </table:table-cell>
          <table:table-cell office:value-type="float" office:value="6856">
            <text:p>6856</text:p>
          </table:table-cell>
          <table:table-cell office:value-type="string">
            <text:p>Stanislas Wawrinka</text:p>
          </table:table-cell>
          <table:table-cell table:number-columns-repeated="1021"/>
        </table:table-row>
        <table:table-row table:style-name="ro2">
          <table:table-cell office:value-type="float" office:value="11879">
            <text:p>11879</text:p>
          </table:table-cell>
          <table:table-cell office:value-type="float" office:value="56099">
            <text:p>56099</text:p>
          </table:table-cell>
          <table:table-cell office:value-type="string">
            <text:p>Roger Federer</text:p>
          </table:table-cell>
          <table:table-cell table:number-columns-repeated="1021"/>
        </table:table-row>
        <table:table-row table:style-name="ro1">
          <table:table-cell office:value-type="float" office:value="11881">
            <text:p>11881</text:p>
          </table:table-cell>
          <table:table-cell office:value-type="float" office:value="57423">
            <text:p>57423</text:p>
          </table:table-cell>
          <table:table-cell office:value-type="string">
            <text:p>Christoph Dieckmann</text:p>
          </table:table-cell>
          <table:table-cell table:number-columns-repeated="1021"/>
        </table:table-row>
        <table:table-row table:style-name="ro1">
          <table:table-cell office:value-type="float" office:value="11881">
            <text:p>11881</text:p>
          </table:table-cell>
          <table:table-cell office:value-type="float" office:value="21784">
            <text:p>21784</text:p>
          </table:table-cell>
          <table:table-cell office:value-type="string">
            <text:p>Andreas Scheuerpflug</text:p>
          </table:table-cell>
          <table:table-cell table:number-columns-repeated="1021"/>
        </table:table-row>
        <table:table-row table:style-name="ro1">
          <table:table-cell office:value-type="float" office:value="11882">
            <text:p>11882</text:p>
          </table:table-cell>
          <table:table-cell office:value-type="float" office:value="6156">
            <text:p>6156</text:p>
          </table:table-cell>
          <table:table-cell office:value-type="string">
            <text:p>Dax Holdren</text:p>
          </table:table-cell>
          <table:table-cell table:number-columns-repeated="1021"/>
        </table:table-row>
        <table:table-row table:style-name="ro1">
          <table:table-cell office:value-type="float" office:value="11882">
            <text:p>11882</text:p>
          </table:table-cell>
          <table:table-cell office:value-type="float" office:value="63618">
            <text:p>63618</text:p>
          </table:table-cell>
          <table:table-cell office:value-type="string">
            <text:p>Stein Metzger</text:p>
          </table:table-cell>
          <table:table-cell table:number-columns-repeated="1021"/>
        </table:table-row>
        <table:table-row table:style-name="ro1">
          <table:table-cell office:value-type="float" office:value="11883">
            <text:p>11883</text:p>
          </table:table-cell>
          <table:table-cell office:value-type="float" office:value="2146">
            <text:p>2146</text:p>
          </table:table-cell>
          <table:table-cell office:value-type="string">
            <text:p>Francisco Alvarez</text:p>
          </table:table-cell>
          <table:table-cell table:number-columns-repeated="1021"/>
        </table:table-row>
        <table:table-row table:style-name="ro1">
          <table:table-cell office:value-type="float" office:value="11883">
            <text:p>11883</text:p>
          </table:table-cell>
          <table:table-cell office:value-type="float" office:value="59808">
            <text:p>59808</text:p>
          </table:table-cell>
          <table:table-cell office:value-type="string">
            <text:p>Juan Rossell</text:p>
          </table:table-cell>
          <table:table-cell table:number-columns-repeated="1021"/>
        </table:table-row>
        <table:table-row table:style-name="ro1">
          <table:table-cell office:value-type="float" office:value="11896">
            <text:p>11896</text:p>
          </table:table-cell>
          <table:table-cell office:value-type="float" office:value="29729">
            <text:p>29729</text:p>
          </table:table-cell>
          <table:table-cell office:value-type="string">
            <text:p>Guo Jingjing</text:p>
          </table:table-cell>
          <table:table-cell table:number-columns-repeated="1021"/>
        </table:table-row>
        <table:table-row table:style-name="ro1">
          <table:table-cell office:value-type="float" office:value="11896">
            <text:p>11896</text:p>
          </table:table-cell>
          <table:table-cell office:value-type="float" office:value="25104">
            <text:p>25104</text:p>
          </table:table-cell>
          <table:table-cell office:value-type="string">
            <text:p>Fu Mingxia</text:p>
          </table:table-cell>
          <table:table-cell table:number-columns-repeated="1021"/>
        </table:table-row>
        <table:table-row table:style-name="ro1">
          <table:table-cell office:value-type="float" office:value="11915">
            <text:p>11915</text:p>
          </table:table-cell>
          <table:table-cell office:value-type="float" office:value="59065">
            <text:p>59065</text:p>
          </table:table-cell>
          <table:table-cell office:value-type="string">
            <text:p>Jonas Reckermann</text:p>
          </table:table-cell>
          <table:table-cell table:number-columns-repeated="1021"/>
        </table:table-row>
        <table:table-row table:style-name="ro1">
          <table:table-cell office:value-type="float" office:value="11915">
            <text:p>11915</text:p>
          </table:table-cell>
          <table:table-cell office:value-type="float" office:value="20175">
            <text:p>20175</text:p>
          </table:table-cell>
          <table:table-cell office:value-type="string">
            <text:p>Markus Dieckmann</text:p>
          </table:table-cell>
          <table:table-cell table:number-columns-repeated="1021"/>
        </table:table-row>
        <table:table-row table:style-name="ro1">
          <table:table-cell office:value-type="float" office:value="11985">
            <text:p>11985</text:p>
          </table:table-cell>
          <table:table-cell office:value-type="float" office:value="16057">
            <text:p>16057</text:p>
          </table:table-cell>
          <table:table-cell office:value-type="string">
            <text:p>Daniel Pauman</text:p>
          </table:table-cell>
          <table:table-cell table:number-columns-repeated="1021"/>
        </table:table-row>
        <table:table-row table:style-name="ro1">
          <table:table-cell office:value-type="float" office:value="11985">
            <text:p>11985</text:p>
          </table:table-cell>
          <table:table-cell office:value-type="float" office:value="13460">
            <text:p>13460</text:p>
          </table:table-cell>
          <table:table-cell office:value-type="string">
            <text:p>David Toth</text:p>
          </table:table-cell>
          <table:table-cell table:number-columns-repeated="1021"/>
        </table:table-row>
        <table:table-row table:style-name="ro1">
          <table:table-cell office:value-type="float" office:value="11985">
            <text:p>11985</text:p>
          </table:table-cell>
          <table:table-cell office:value-type="float" office:value="60146">
            <text:p>60146</text:p>
          </table:table-cell>
          <table:table-cell office:value-type="string">
            <text:p>Zoltán Kammerer</text:p>
          </table:table-cell>
          <table:table-cell table:number-columns-repeated="1021"/>
        </table:table-row>
        <table:table-row table:style-name="ro1">
          <table:table-cell office:value-type="float" office:value="11985">
            <text:p>11985</text:p>
          </table:table-cell>
          <table:table-cell office:value-type="float" office:value="55748">
            <text:p>55748</text:p>
          </table:table-cell>
          <table:table-cell office:value-type="string">
            <text:p>Tamas Kulifai</text:p>
          </table:table-cell>
          <table:table-cell table:number-columns-repeated="1021"/>
        </table:table-row>
        <table:table-row table:style-name="ro1">
          <table:table-cell office:value-type="float" office:value="12013">
            <text:p>12013</text:p>
          </table:table-cell>
          <table:table-cell office:value-type="float" office:value="26072">
            <text:p>26072</text:p>
          </table:table-cell>
          <table:table-cell office:value-type="string">
            <text:p>Patrick Heuscher</text:p>
          </table:table-cell>
          <table:table-cell table:number-columns-repeated="1021"/>
        </table:table-row>
        <table:table-row table:style-name="ro1">
          <table:table-cell office:value-type="float" office:value="12013">
            <text:p>12013</text:p>
          </table:table-cell>
          <table:table-cell office:value-type="float" office:value="56301">
            <text:p>56301</text:p>
          </table:table-cell>
          <table:table-cell office:value-type="string">
            <text:p>Stefan Kobel</text:p>
          </table:table-cell>
          <table:table-cell table:number-columns-repeated="1021"/>
        </table:table-row>
        <table:table-row table:style-name="ro1">
          <table:table-cell office:value-type="float" office:value="12015">
            <text:p>12015</text:p>
          </table:table-cell>
          <table:table-cell office:value-type="float" office:value="58483">
            <text:p>58483</text:p>
          </table:table-cell>
          <table:table-cell office:value-type="string">
            <text:p>Alba María Cabello</text:p>
          </table:table-cell>
          <table:table-cell table:number-columns-repeated="1021"/>
        </table:table-row>
        <table:table-row table:style-name="ro1">
          <table:table-cell office:value-type="float" office:value="12015">
            <text:p>12015</text:p>
          </table:table-cell>
          <table:table-cell office:value-type="float" office:value="45487">
            <text:p>45487</text:p>
          </table:table-cell>
          <table:table-cell office:value-type="string">
            <text:p>Clara Basiana</text:p>
          </table:table-cell>
          <table:table-cell table:number-columns-repeated="1021"/>
        </table:table-row>
        <table:table-row table:style-name="ro1">
          <table:table-cell office:value-type="float" office:value="12015">
            <text:p>12015</text:p>
          </table:table-cell>
          <table:table-cell office:value-type="float" office:value="56289">
            <text:p>56289</text:p>
          </table:table-cell>
          <table:table-cell office:value-type="string">
            <text:p>Thaïs Henríquez</text:p>
          </table:table-cell>
          <table:table-cell table:number-columns-repeated="1021"/>
        </table:table-row>
        <table:table-row table:style-name="ro1">
          <table:table-cell office:value-type="float" office:value="12015">
            <text:p>12015</text:p>
          </table:table-cell>
          <table:table-cell office:value-type="float" office:value="872">
            <text:p>872</text:p>
          </table:table-cell>
          <table:table-cell office:value-type="string">
            <text:p>Paula Klamburg</text:p>
          </table:table-cell>
          <table:table-cell table:number-columns-repeated="1021"/>
        </table:table-row>
        <table:table-row table:style-name="ro1">
          <table:table-cell office:value-type="float" office:value="12015">
            <text:p>12015</text:p>
          </table:table-cell>
          <table:table-cell office:value-type="float" office:value="20110">
            <text:p>20110</text:p>
          </table:table-cell>
          <table:table-cell office:value-type="string">
            <text:p>Andrea Fuentes</text:p>
          </table:table-cell>
          <table:table-cell table:number-columns-repeated="1021"/>
        </table:table-row>
        <table:table-row table:style-name="ro1">
          <table:table-cell office:value-type="float" office:value="12015">
            <text:p>12015</text:p>
          </table:table-cell>
          <table:table-cell office:value-type="float" office:value="27781">
            <text:p>27781</text:p>
          </table:table-cell>
          <table:table-cell office:value-type="string">
            <text:p>Ona Carbonell</text:p>
          </table:table-cell>
          <table:table-cell table:number-columns-repeated="1021"/>
        </table:table-row>
        <table:table-row table:style-name="ro1">
          <table:table-cell office:value-type="float" office:value="12015">
            <text:p>12015</text:p>
          </table:table-cell>
          <table:table-cell office:value-type="float" office:value="11921">
            <text:p>11921</text:p>
          </table:table-cell>
          <table:table-cell office:value-type="string">
            <text:p>Margalida Crespí</text:p>
          </table:table-cell>
          <table:table-cell table:number-columns-repeated="1021"/>
        </table:table-row>
        <table:table-row table:style-name="ro1">
          <table:table-cell office:value-type="float" office:value="12015">
            <text:p>12015</text:p>
          </table:table-cell>
          <table:table-cell office:value-type="float" office:value="62044">
            <text:p>62044</text:p>
          </table:table-cell>
          <table:table-cell office:value-type="string">
            <text:p>Laia Pons</text:p>
          </table:table-cell>
          <table:table-cell table:number-columns-repeated="1021"/>
        </table:table-row>
        <table:table-row table:style-name="ro1">
          <table:table-cell office:value-type="float" office:value="12015">
            <text:p>12015</text:p>
          </table:table-cell>
          <table:table-cell office:value-type="float" office:value="25647">
            <text:p>25647</text:p>
          </table:table-cell>
          <table:table-cell office:value-type="string">
            <text:p>Irene Montrucchio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 office:value-type="float" office:value="2415">
            <text:p>2415</text:p>
          </table:table-cell>
          <table:table-cell office:value-type="string">
            <text:p>Charles D. Smith</text:p>
          </table:table-cell>
          <table:table-cell table:number-columns-repeated="1021"/>
        </table:table-row>
        <table:table-row table:style-name="ro2">
          <table:table-cell office:value-type="float" office:value="12017">
            <text:p>12017</text:p>
          </table:table-cell>
          <table:table-cell office:value-type="float" office:value="47308">
            <text:p>47308</text:p>
          </table:table-cell>
          <table:table-cell office:value-type="string">
            <text:p>David Robinson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 office:value-type="float" office:value="48231">
            <text:p>48231</text:p>
          </table:table-cell>
          <table:table-cell office:value-type="string">
            <text:p>Dan Majerle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 office:value-type="float" office:value="24865">
            <text:p>24865</text:p>
          </table:table-cell>
          <table:table-cell office:value-type="string">
            <text:p>Willie Anderson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 office:value-type="float" office:value="6819">
            <text:p>6819</text:p>
          </table:table-cell>
          <table:table-cell office:value-type="string">
            <text:p>Hersey Hawkins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 office:value-type="float" office:value="3558">
            <text:p>3558</text:p>
          </table:table-cell>
          <table:table-cell office:value-type="string">
            <text:p>Stacey Augmon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 office:value-type="float" office:value="57563">
            <text:p>57563</text:p>
          </table:table-cell>
          <table:table-cell office:value-type="string">
            <text:p>Charles E. Smith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 office:value-type="float" office:value="16189">
            <text:p>16189</text:p>
          </table:table-cell>
          <table:table-cell office:value-type="string">
            <text:p>Mitch Richmond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 office:value-type="float" office:value="41519">
            <text:p>41519</text:p>
          </table:table-cell>
          <table:table-cell office:value-type="string">
            <text:p>J.R. Reid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 office:value-type="float" office:value="9314">
            <text:p>9314</text:p>
          </table:table-cell>
          <table:table-cell office:value-type="string">
            <text:p>Danny Manning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 office:value-type="float" office:value="33738">
            <text:p>33738</text:p>
          </table:table-cell>
          <table:table-cell office:value-type="string">
            <text:p>Bimbo Coles</text:p>
          </table:table-cell>
          <table:table-cell table:number-columns-repeated="1021"/>
        </table:table-row>
        <table:table-row table:style-name="ro1">
          <table:table-cell office:value-type="float" office:value="12017">
            <text:p>12017</text:p>
          </table:table-cell>
          <table:table-cell office:value-type="float" office:value="36597">
            <text:p>36597</text:p>
          </table:table-cell>
          <table:table-cell office:value-type="string">
            <text:p>Jeff Grayer</text:p>
          </table:table-cell>
          <table:table-cell table:number-columns-repeated="1021"/>
        </table:table-row>
        <table:table-row table:style-name="ro1">
          <table:table-cell office:value-type="float" office:value="12081">
            <text:p>12081</text:p>
          </table:table-cell>
          <table:table-cell office:value-type="float" office:value="559">
            <text:p>559</text:p>
          </table:table-cell>
          <table:table-cell office:value-type="string">
            <text:p>Mark Williams</text:p>
          </table:table-cell>
          <table:table-cell table:number-columns-repeated="1021"/>
        </table:table-row>
        <table:table-row table:style-name="ro1">
          <table:table-cell office:value-type="float" office:value="12081">
            <text:p>12081</text:p>
          </table:table-cell>
          <table:table-cell office:value-type="float" office:value="32179">
            <text:p>32179</text:p>
          </table:table-cell>
          <table:table-cell office:value-type="string">
            <text:p>Julien Prosser</text:p>
          </table:table-cell>
          <table:table-cell table:number-columns-repeated="1021"/>
        </table:table-row>
        <table:table-row table:style-name="ro1">
          <table:table-cell office:value-type="float" office:value="12103">
            <text:p>12103</text:p>
          </table:table-cell>
          <table:table-cell office:value-type="float" office:value="28313">
            <text:p>28313</text:p>
          </table:table-cell>
          <table:table-cell office:value-type="string">
            <text:p>Colin Pocock</text:p>
          </table:table-cell>
          <table:table-cell table:number-columns-repeated="1021"/>
        </table:table-row>
        <table:table-row table:style-name="ro1">
          <table:table-cell office:value-type="float" office:value="12103">
            <text:p>12103</text:p>
          </table:table-cell>
          <table:table-cell office:value-type="float" office:value="22512">
            <text:p>22512</text:p>
          </table:table-cell>
          <table:table-cell office:value-type="string">
            <text:p>Gershon Rorich</text:p>
          </table:table-cell>
          <table:table-cell table:number-columns-repeated="1021"/>
        </table:table-row>
        <table:table-row table:style-name="ro2">
          <table:table-cell office:value-type="float" office:value="12128">
            <text:p>12128</text:p>
          </table:table-cell>
          <table:table-cell office:value-type="float" office:value="27456">
            <text:p>27456</text:p>
          </table:table-cell>
          <table:table-cell office:value-type="string">
            <text:p>Bob Bryan</text:p>
          </table:table-cell>
          <table:table-cell table:number-columns-repeated="1021"/>
        </table:table-row>
        <table:table-row table:style-name="ro2">
          <table:table-cell office:value-type="float" office:value="12128">
            <text:p>12128</text:p>
          </table:table-cell>
          <table:table-cell office:value-type="float" office:value="56147">
            <text:p>56147</text:p>
          </table:table-cell>
          <table:table-cell office:value-type="string">
            <text:p>Mike Bryan</text:p>
          </table:table-cell>
          <table:table-cell table:number-columns-repeated="1021"/>
        </table:table-row>
        <table:table-row table:style-name="ro1">
          <table:table-cell office:value-type="float" office:value="12153">
            <text:p>12153</text:p>
          </table:table-cell>
          <table:table-cell office:value-type="float" office:value="52345">
            <text:p>52345</text:p>
          </table:table-cell>
          <table:table-cell office:value-type="string">
            <text:p>Thanassis Michalopoulos</text:p>
          </table:table-cell>
          <table:table-cell table:number-columns-repeated="1021"/>
        </table:table-row>
        <table:table-row table:style-name="ro1">
          <table:table-cell office:value-type="float" office:value="12153">
            <text:p>12153</text:p>
          </table:table-cell>
          <table:table-cell office:value-type="float" office:value="3045">
            <text:p>3045</text:p>
          </table:table-cell>
          <table:table-cell office:value-type="string">
            <text:p>Pavlos Beligratis</text:p>
          </table:table-cell>
          <table:table-cell table:number-columns-repeated="1021"/>
        </table:table-row>
        <table:table-row table:style-name="ro1">
          <table:table-cell office:value-type="float" office:value="12155">
            <text:p>12155</text:p>
          </table:table-cell>
          <table:table-cell office:value-type="float" office:value="58622">
            <text:p>58622</text:p>
          </table:table-cell>
          <table:table-cell office:value-type="string">
            <text:p>Ramón Hernández</text:p>
          </table:table-cell>
          <table:table-cell table:number-columns-repeated="1021"/>
        </table:table-row>
        <table:table-row table:style-name="ro1">
          <table:table-cell office:value-type="float" office:value="12155">
            <text:p>12155</text:p>
          </table:table-cell>
          <table:table-cell office:value-type="float" office:value="7481">
            <text:p>7481</text:p>
          </table:table-cell>
          <table:table-cell office:value-type="string">
            <text:p>Raul Papaleo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57057">
            <text:p>57057</text:p>
          </table:table-cell>
          <table:table-cell office:value-type="string">
            <text:p>Zoran ?utura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51634">
            <text:p>51634</text:p>
          </table:table-cell>
          <table:table-cell office:value-type="string">
            <text:p>Danko Cvjeti?anin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21831">
            <text:p>21831</text:p>
          </table:table-cell>
          <table:table-cell office:value-type="string">
            <text:p>Jure Zdovc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44459">
            <text:p>44459</text:p>
          </table:table-cell>
          <table:table-cell office:value-type="string">
            <text:p>Toni Kuko?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60644">
            <text:p>60644</text:p>
          </table:table-cell>
          <table:table-cell office:value-type="string">
            <text:p>Franjo Arapovi?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18298">
            <text:p>18298</text:p>
          </table:table-cell>
          <table:table-cell office:value-type="string">
            <text:p>Vlade Divac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33982">
            <text:p>33982</text:p>
          </table:table-cell>
          <table:table-cell office:value-type="string">
            <text:p>Dražen Petrovi?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17099">
            <text:p>17099</text:p>
          </table:table-cell>
          <table:table-cell office:value-type="string">
            <text:p>Dino Ra?a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18723">
            <text:p>18723</text:p>
          </table:table-cell>
          <table:table-cell office:value-type="string">
            <text:p>Stojko Vrankovi?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24226">
            <text:p>24226</text:p>
          </table:table-cell>
          <table:table-cell office:value-type="string">
            <text:p>Željko Obradovi?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57561">
            <text:p>57561</text:p>
          </table:table-cell>
          <table:table-cell office:value-type="string">
            <text:p>Zdravko Radulovi?</text:p>
          </table:table-cell>
          <table:table-cell table:number-columns-repeated="1021"/>
        </table:table-row>
        <table:table-row table:style-name="ro1">
          <table:table-cell office:value-type="float" office:value="12156">
            <text:p>12156</text:p>
          </table:table-cell>
          <table:table-cell office:value-type="float" office:value="61651">
            <text:p>61651</text:p>
          </table:table-cell>
          <table:table-cell office:value-type="string">
            <text:p>Žarko Paspalj</text:p>
          </table:table-cell>
          <table:table-cell table:number-columns-repeated="1021"/>
        </table:table-row>
        <table:table-row table:style-name="ro1">
          <table:table-cell office:value-type="float" office:value="12178">
            <text:p>12178</text:p>
          </table:table-cell>
          <table:table-cell office:value-type="float" office:value="37353">
            <text:p>37353</text:p>
          </table:table-cell>
          <table:table-cell office:value-type="string">
            <text:p>Martin Laciga</text:p>
          </table:table-cell>
          <table:table-cell table:number-columns-repeated="1021"/>
        </table:table-row>
        <table:table-row table:style-name="ro1">
          <table:table-cell office:value-type="float" office:value="12178">
            <text:p>12178</text:p>
          </table:table-cell>
          <table:table-cell office:value-type="float" office:value="33902">
            <text:p>33902</text:p>
          </table:table-cell>
          <table:table-cell office:value-type="string">
            <text:p>Paul Laciga</text:p>
          </table:table-cell>
          <table:table-cell table:number-columns-repeated="1021"/>
        </table:table-row>
        <table:table-row table:style-name="ro1">
          <table:table-cell office:value-type="float" office:value="12198">
            <text:p>12198</text:p>
          </table:table-cell>
          <table:table-cell office:value-type="float" office:value="3872">
            <text:p>3872</text:p>
          </table:table-cell>
          <table:table-cell office:value-type="string">
            <text:p>Jørre Kjemperud</text:p>
          </table:table-cell>
          <table:table-cell table:number-columns-repeated="1021"/>
        </table:table-row>
        <table:table-row table:style-name="ro1">
          <table:table-cell office:value-type="float" office:value="12198">
            <text:p>12198</text:p>
          </table:table-cell>
          <table:table-cell office:value-type="float" office:value="19033">
            <text:p>19033</text:p>
          </table:table-cell>
          <table:table-cell office:value-type="string">
            <text:p>Vegard Høidalen</text:p>
          </table:table-cell>
          <table:table-cell table:number-columns-repeated="1021"/>
        </table:table-row>
        <table:table-row table:style-name="ro1">
          <table:table-cell office:value-type="float" office:value="12199">
            <text:p>12199</text:p>
          </table:table-cell>
          <table:table-cell office:value-type="float" office:value="21508">
            <text:p>21508</text:p>
          </table:table-cell>
          <table:table-cell office:value-type="string">
            <text:p>Boris Sanson</text:p>
          </table:table-cell>
          <table:table-cell table:number-columns-repeated="1021"/>
        </table:table-row>
        <table:table-row table:style-name="ro1">
          <table:table-cell office:value-type="float" office:value="12199">
            <text:p>12199</text:p>
          </table:table-cell>
          <table:table-cell office:value-type="float" office:value="25978">
            <text:p>25978</text:p>
          </table:table-cell>
          <table:table-cell office:value-type="string">
            <text:p>Nicolas Lopez</text:p>
          </table:table-cell>
          <table:table-cell table:number-columns-repeated="1021"/>
        </table:table-row>
        <table:table-row table:style-name="ro1">
          <table:table-cell office:value-type="float" office:value="12199">
            <text:p>12199</text:p>
          </table:table-cell>
          <table:table-cell office:value-type="float" office:value="32711">
            <text:p>32711</text:p>
          </table:table-cell>
          <table:table-cell office:value-type="string">
            <text:p>Julien Pillet</text:p>
          </table:table-cell>
          <table:table-cell table:number-columns-repeated="1021"/>
        </table:table-row>
        <table:table-row table:style-name="ro1">
          <table:table-cell office:value-type="float" office:value="12205">
            <text:p>12205</text:p>
          </table:table-cell>
          <table:table-cell office:value-type="float" office:value="6278">
            <text:p>6278</text:p>
          </table:table-cell>
          <table:table-cell office:value-type="string">
            <text:p>Emanuel Rego</text:p>
          </table:table-cell>
          <table:table-cell table:number-columns-repeated="1021"/>
        </table:table-row>
        <table:table-row table:style-name="ro1">
          <table:table-cell office:value-type="float" office:value="12205">
            <text:p>12205</text:p>
          </table:table-cell>
          <table:table-cell office:value-type="float" office:value="55064">
            <text:p>55064</text:p>
          </table:table-cell>
          <table:table-cell office:value-type="string">
            <text:p>Ricardo Santos</text:p>
          </table:table-cell>
          <table:table-cell table:number-columns-repeated="1021"/>
        </table:table-row>
        <table:table-row table:style-name="ro1">
          <table:table-cell office:value-type="float" office:value="12205">
            <text:p>12205</text:p>
          </table:table-cell>
          <table:table-cell office:value-type="float" office:value="66785">
            <text:p>66785</text:p>
          </table:table-cell>
          <table:table-cell office:value-type="string">
            <text:p>Ricardo Santos</text:p>
          </table:table-cell>
          <table:table-cell table:number-columns-repeated="1021"/>
        </table:table-row>
        <table:table-row table:style-name="ro1">
          <table:table-cell office:value-type="float" office:value="12206">
            <text:p>12206</text:p>
          </table:table-cell>
          <table:table-cell office:value-type="float" office:value="26797">
            <text:p>26797</text:p>
          </table:table-cell>
          <table:table-cell office:value-type="string">
            <text:p>Valentina Vezzali</text:p>
          </table:table-cell>
          <table:table-cell table:number-columns-repeated="1021"/>
        </table:table-row>
        <table:table-row table:style-name="ro1">
          <table:table-cell office:value-type="float" office:value="12206">
            <text:p>12206</text:p>
          </table:table-cell>
          <table:table-cell office:value-type="float" office:value="40575">
            <text:p>40575</text:p>
          </table:table-cell>
          <table:table-cell office:value-type="string">
            <text:p>Arianna Errigo</text:p>
          </table:table-cell>
          <table:table-cell table:number-columns-repeated="1021"/>
        </table:table-row>
        <table:table-row table:style-name="ro1">
          <table:table-cell office:value-type="float" office:value="12206">
            <text:p>12206</text:p>
          </table:table-cell>
          <table:table-cell office:value-type="float" office:value="16827">
            <text:p>16827</text:p>
          </table:table-cell>
          <table:table-cell office:value-type="string">
            <text:p>Ilaria Salvatori</text:p>
          </table:table-cell>
          <table:table-cell table:number-columns-repeated="1021"/>
        </table:table-row>
        <table:table-row table:style-name="ro1">
          <table:table-cell office:value-type="float" office:value="12206">
            <text:p>12206</text:p>
          </table:table-cell>
          <table:table-cell office:value-type="float" office:value="33243">
            <text:p>33243</text:p>
          </table:table-cell>
          <table:table-cell office:value-type="string">
            <text:p>Elisa Di Francisca</text:p>
          </table:table-cell>
          <table:table-cell table:number-columns-repeated="1021"/>
        </table:table-row>
        <table:table-row table:style-name="ro1">
          <table:table-cell office:value-type="float" office:value="12208">
            <text:p>12208</text:p>
          </table:table-cell>
          <table:table-cell office:value-type="float" office:value="39245">
            <text:p>39245</text:p>
          </table:table-cell>
          <table:table-cell office:value-type="string">
            <text:p>Robert Nowotny</text:p>
          </table:table-cell>
          <table:table-cell table:number-columns-repeated="1021"/>
        </table:table-row>
        <table:table-row table:style-name="ro1">
          <table:table-cell office:value-type="float" office:value="12208">
            <text:p>12208</text:p>
          </table:table-cell>
          <table:table-cell office:value-type="float" office:value="8824">
            <text:p>8824</text:p>
          </table:table-cell>
          <table:table-cell office:value-type="string">
            <text:p>Peter Gartmayer</text:p>
          </table:table-cell>
          <table:table-cell table:number-columns-repeated="1021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43432">
            <text:p>43432</text:p>
          </table:table-cell>
          <table:table-cell office:value-type="string">
            <text:p>Kamie N. Mymouthie</text:p>
          </table:table-cell>
          <table:table-cell table:number-columns-repeated="1021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60630">
            <text:p>60630</text:p>
          </table:table-cell>
          <table:table-cell office:value-type="string">
            <text:p>Cynthia Cooper</text:p>
          </table:table-cell>
          <table:table-cell table:number-columns-repeated="1021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18487">
            <text:p>18487</text:p>
          </table:table-cell>
          <table:table-cell office:value-type="string">
            <text:p>Victoria Bullett</text:p>
          </table:table-cell>
          <table:table-cell table:number-columns-repeated="1021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32617">
            <text:p>32617</text:p>
          </table:table-cell>
          <table:table-cell office:value-type="string">
            <text:p>Suzie McConnell Serio</text:p>
          </table:table-cell>
          <table:table-cell table:number-columns-repeated="1021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18293">
            <text:p>18293</text:p>
          </table:table-cell>
          <table:table-cell office:value-type="string">
            <text:p>Jennifer Gillom</text:p>
          </table:table-cell>
          <table:table-cell table:number-columns-repeated="1021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35040">
            <text:p>35040</text:p>
          </table:table-cell>
          <table:table-cell office:value-type="string">
            <text:p>Bridgette Gordon</text:p>
          </table:table-cell>
          <table:table-cell table:number-columns-repeated="1021"/>
        </table:table-row>
        <table:table-row table:style-name="ro2">
          <table:table-cell office:value-type="float" office:value="12215">
            <text:p>12215</text:p>
          </table:table-cell>
          <table:table-cell office:value-type="float" office:value="42848">
            <text:p>42848</text:p>
          </table:table-cell>
          <table:table-cell office:value-type="string">
            <text:p>Cynthia Louise Brown</text:p>
          </table:table-cell>
          <table:table-cell table:number-columns-repeated="1021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14796">
            <text:p>14796</text:p>
          </table:table-cell>
          <table:table-cell office:value-type="string">
            <text:p>Katrina McClain Johnson</text:p>
          </table:table-cell>
          <table:table-cell table:number-columns-repeated="1021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22184">
            <text:p>22184</text:p>
          </table:table-cell>
          <table:table-cell office:value-type="string">
            <text:p>Teresa Weatherspoon</text:p>
          </table:table-cell>
          <table:table-cell table:number-columns-repeated="1021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46979">
            <text:p>46979</text:p>
          </table:table-cell>
          <table:table-cell office:value-type="string">
            <text:p>Anne Donovan</text:p>
          </table:table-cell>
          <table:table-cell table:number-columns-repeated="1021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3135">
            <text:p>3135</text:p>
          </table:table-cell>
          <table:table-cell office:value-type="string">
            <text:p>Teresa Edwards</text:p>
          </table:table-cell>
          <table:table-cell table:number-columns-repeated="1021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60746">
            <text:p>60746</text:p>
          </table:table-cell>
          <table:table-cell office:value-type="string">
            <text:p>Andrea Lloyd-Curry</text:p>
          </table:table-cell>
          <table:table-cell table:number-columns-repeated="1021"/>
        </table:table-row>
        <table:table-row table:style-name="ro1">
          <table:table-cell office:value-type="float" office:value="12245">
            <text:p>12245</text:p>
          </table:table-cell>
          <table:table-cell office:value-type="float" office:value="3923">
            <text:p>3923</text:p>
          </table:table-cell>
          <table:table-cell office:value-type="string">
            <text:p>Natalia Ishchenko</text:p>
          </table:table-cell>
          <table:table-cell table:number-columns-repeated="1021"/>
        </table:table-row>
        <table:table-row table:style-name="ro1">
          <table:table-cell office:value-type="float" office:value="12245">
            <text:p>12245</text:p>
          </table:table-cell>
          <table:table-cell office:value-type="float" office:value="41777">
            <text:p>41777</text:p>
          </table:table-cell>
          <table:table-cell office:value-type="string">
            <text:p>Alexandra Patskevich</text:p>
          </table:table-cell>
          <table:table-cell table:number-columns-repeated="1021"/>
        </table:table-row>
        <table:table-row table:style-name="ro1">
          <table:table-cell office:value-type="float" office:value="12245">
            <text:p>12245</text:p>
          </table:table-cell>
          <table:table-cell office:value-type="float" office:value="7602">
            <text:p>7602</text:p>
          </table:table-cell>
          <table:table-cell office:value-type="string">
            <text:p>Alla Shishkina</text:p>
          </table:table-cell>
          <table:table-cell table:number-columns-repeated="1021"/>
        </table:table-row>
        <table:table-row table:style-name="ro1">
          <table:table-cell office:value-type="float" office:value="12245">
            <text:p>12245</text:p>
          </table:table-cell>
          <table:table-cell office:value-type="float" office:value="33425">
            <text:p>33425</text:p>
          </table:table-cell>
          <table:table-cell office:value-type="string">
            <text:p>Daria Korobova</text:p>
          </table:table-cell>
          <table:table-cell table:number-columns-repeated="1021"/>
        </table:table-row>
        <table:table-row table:style-name="ro1">
          <table:table-cell office:value-type="float" office:value="12245">
            <text:p>12245</text:p>
          </table:table-cell>
          <table:table-cell office:value-type="float" office:value="3934">
            <text:p>3934</text:p>
          </table:table-cell>
          <table:table-cell office:value-type="string">
            <text:p>Elvira Khasyanova</text:p>
          </table:table-cell>
          <table:table-cell table:number-columns-repeated="1021"/>
        </table:table-row>
        <table:table-row table:style-name="ro1">
          <table:table-cell office:value-type="float" office:value="12245">
            <text:p>12245</text:p>
          </table:table-cell>
          <table:table-cell office:value-type="float" office:value="58387">
            <text:p>58387</text:p>
          </table:table-cell>
          <table:table-cell office:value-type="string">
            <text:p>Anastasia Davydova</text:p>
          </table:table-cell>
          <table:table-cell table:number-columns-repeated="1021"/>
        </table:table-row>
        <table:table-row table:style-name="ro1">
          <table:table-cell office:value-type="float" office:value="12245">
            <text:p>12245</text:p>
          </table:table-cell>
          <table:table-cell office:value-type="float" office:value="39637">
            <text:p>39637</text:p>
          </table:table-cell>
          <table:table-cell office:value-type="string">
            <text:p>Svetlana Romashina</text:p>
          </table:table-cell>
          <table:table-cell table:number-columns-repeated="1021"/>
        </table:table-row>
        <table:table-row table:style-name="ro1">
          <table:table-cell office:value-type="float" office:value="12245">
            <text:p>12245</text:p>
          </table:table-cell>
          <table:table-cell office:value-type="float" office:value="14073">
            <text:p>14073</text:p>
          </table:table-cell>
          <table:table-cell office:value-type="string">
            <text:p>Maria Gromova</text:p>
          </table:table-cell>
          <table:table-cell table:number-columns-repeated="1021"/>
        </table:table-row>
        <table:table-row table:style-name="ro1">
          <table:table-cell office:value-type="float" office:value="12245">
            <text:p>12245</text:p>
          </table:table-cell>
          <table:table-cell office:value-type="float" office:value="62018">
            <text:p>62018</text:p>
          </table:table-cell>
          <table:table-cell office:value-type="string">
            <text:p>Anzhelika Timanina</text:p>
          </table:table-cell>
          <table:table-cell table:number-columns-repeated="1021"/>
        </table:table-row>
        <table:table-row table:style-name="ro1">
          <table:table-cell office:value-type="float" office:value="12247">
            <text:p>12247</text:p>
          </table:table-cell>
          <table:table-cell office:value-type="float" office:value="62147">
            <text:p>62147</text:p>
          </table:table-cell>
          <table:table-cell office:value-type="string">
            <text:p>Keeth Smart</text:p>
          </table:table-cell>
          <table:table-cell table:number-columns-repeated="1021"/>
        </table:table-row>
        <table:table-row table:style-name="ro1">
          <table:table-cell office:value-type="float" office:value="12247">
            <text:p>12247</text:p>
          </table:table-cell>
          <table:table-cell office:value-type="float" office:value="45700">
            <text:p>45700</text:p>
          </table:table-cell>
          <table:table-cell office:value-type="string">
            <text:p>Tim Morehouse</text:p>
          </table:table-cell>
          <table:table-cell table:number-columns-repeated="1021"/>
        </table:table-row>
        <table:table-row table:style-name="ro1">
          <table:table-cell office:value-type="float" office:value="12247">
            <text:p>12247</text:p>
          </table:table-cell>
          <table:table-cell office:value-type="float" office:value="7420">
            <text:p>7420</text:p>
          </table:table-cell>
          <table:table-cell office:value-type="string">
            <text:p>Jason Rogers</text:p>
          </table:table-cell>
          <table:table-cell table:number-columns-repeated="1021"/>
        </table:table-row>
        <table:table-row table:style-name="ro1">
          <table:table-cell office:value-type="float" office:value="12247">
            <text:p>12247</text:p>
          </table:table-cell>
          <table:table-cell office:value-type="float" office:value="34481">
            <text:p>34481</text:p>
          </table:table-cell>
          <table:table-cell office:value-type="string">
            <text:p>Jason Rogers</text:p>
          </table:table-cell>
          <table:table-cell table:number-columns-repeated="1021"/>
        </table:table-row>
        <table:table-row table:style-name="ro1">
          <table:table-cell office:value-type="float" office:value="12247">
            <text:p>12247</text:p>
          </table:table-cell>
          <table:table-cell office:value-type="float" office:value="64649">
            <text:p>64649</text:p>
          </table:table-cell>
          <table:table-cell office:value-type="string">
            <text:p>Jason Rogers</text:p>
          </table:table-cell>
          <table:table-cell table:number-columns-repeated="1021"/>
        </table:table-row>
        <table:table-row table:style-name="ro1">
          <table:table-cell office:value-type="float" office:value="12247">
            <text:p>12247</text:p>
          </table:table-cell>
          <table:table-cell office:value-type="float" office:value="41965">
            <text:p>41965</text:p>
          </table:table-cell>
          <table:table-cell office:value-type="string">
            <text:p>James Leighman Williams</text:p>
          </table:table-cell>
          <table:table-cell table:number-columns-repeated="1021"/>
        </table:table-row>
        <table:table-row table:style-name="ro2">
          <table:table-cell office:value-type="float" office:value="12248">
            <text:p>12248</text:p>
          </table:table-cell>
          <table:table-cell office:value-type="float" office:value="4038">
            <text:p>4038</text:p>
          </table:table-cell>
          <table:table-cell office:value-type="string">
            <text:p>Simon Dahl</text:p>
          </table:table-cell>
          <table:table-cell table:number-columns-repeated="1021"/>
        </table:table-row>
        <table:table-row table:style-name="ro1">
          <table:table-cell office:value-type="float" office:value="12248">
            <text:p>12248</text:p>
          </table:table-cell>
          <table:table-cell office:value-type="float" office:value="35862">
            <text:p>35862</text:p>
          </table:table-cell>
          <table:table-cell office:value-type="string">
            <text:p>Björn Berg</text:p>
          </table:table-cell>
          <table:table-cell table:number-columns-repeated="1021"/>
        </table:table-row>
        <table:table-row table:style-name="ro1">
          <table:table-cell office:value-type="float" office:value="12252">
            <text:p>12252</text:p>
          </table:table-cell>
          <table:table-cell office:value-type="float" office:value="18517">
            <text:p>18517</text:p>
          </table:table-cell>
          <table:table-cell office:value-type="string">
            <text:p>Jeon Hee-Sok</text:p>
          </table:table-cell>
          <table:table-cell table:number-columns-repeated="1021"/>
        </table:table-row>
        <table:table-row table:style-name="ro1">
          <table:table-cell office:value-type="float" office:value="12252">
            <text:p>12252</text:p>
          </table:table-cell>
          <table:table-cell office:value-type="float" office:value="65118">
            <text:p>65118</text:p>
          </table:table-cell>
          <table:table-cell office:value-type="string">
            <text:p>Oh Ha-Na</text:p>
          </table:table-cell>
          <table:table-cell table:number-columns-repeated="1021"/>
        </table:table-row>
        <table:table-row table:style-name="ro1">
          <table:table-cell office:value-type="float" office:value="12252">
            <text:p>12252</text:p>
          </table:table-cell>
          <table:table-cell office:value-type="float" office:value="6765">
            <text:p>6765</text:p>
          </table:table-cell>
          <table:table-cell office:value-type="string">
            <text:p>Jung Gil-Ok</text:p>
          </table:table-cell>
          <table:table-cell table:number-columns-repeated="1021"/>
        </table:table-row>
        <table:table-row table:style-name="ro1">
          <table:table-cell office:value-type="float" office:value="12252">
            <text:p>12252</text:p>
          </table:table-cell>
          <table:table-cell office:value-type="float" office:value="9712">
            <text:p>9712</text:p>
          </table:table-cell>
          <table:table-cell office:value-type="string">
            <text:p>Nam Hyun-Hee</text:p>
          </table:table-cell>
          <table:table-cell table:number-columns-repeated="1021"/>
        </table:table-row>
        <table:table-row table:style-name="ro1">
          <table:table-cell office:value-type="float" office:value="12281">
            <text:p>12281</text:p>
          </table:table-cell>
          <table:table-cell office:value-type="float" office:value="31613">
            <text:p>31613</text:p>
          </table:table-cell>
          <table:table-cell office:value-type="string">
            <text:p>Erinn Smart</text:p>
          </table:table-cell>
          <table:table-cell table:number-columns-repeated="1021"/>
        </table:table-row>
        <table:table-row table:style-name="ro1">
          <table:table-cell office:value-type="float" office:value="12281">
            <text:p>12281</text:p>
          </table:table-cell>
          <table:table-cell office:value-type="float" office:value="60422">
            <text:p>60422</text:p>
          </table:table-cell>
          <table:table-cell office:value-type="string">
            <text:p>Erinn Smart</text:p>
          </table:table-cell>
          <table:table-cell table:number-columns-repeated="1021"/>
        </table:table-row>
        <table:table-row table:style-name="ro1">
          <table:table-cell office:value-type="float" office:value="12281">
            <text:p>12281</text:p>
          </table:table-cell>
          <table:table-cell office:value-type="float" office:value="5486">
            <text:p>5486</text:p>
          </table:table-cell>
          <table:table-cell office:value-type="string">
            <text:p>Emily Cross</text:p>
          </table:table-cell>
          <table:table-cell table:number-columns-repeated="1021"/>
        </table:table-row>
        <table:table-row table:style-name="ro1">
          <table:table-cell office:value-type="float" office:value="12281">
            <text:p>12281</text:p>
          </table:table-cell>
          <table:table-cell office:value-type="float" office:value="38684">
            <text:p>38684</text:p>
          </table:table-cell>
          <table:table-cell office:value-type="string">
            <text:p>Emily Cross</text:p>
          </table:table-cell>
          <table:table-cell table:number-columns-repeated="1021"/>
        </table:table-row>
        <table:table-row table:style-name="ro1">
          <table:table-cell office:value-type="float" office:value="12281">
            <text:p>12281</text:p>
          </table:table-cell>
          <table:table-cell office:value-type="float" office:value="7418">
            <text:p>7418</text:p>
          </table:table-cell>
          <table:table-cell office:value-type="string">
            <text:p>Hanna <text:s/>Thompson</text:p>
          </table:table-cell>
          <table:table-cell table:number-columns-repeated="1021"/>
        </table:table-row>
        <table:table-row table:style-name="ro1">
          <table:table-cell office:value-type="float" office:value="12285">
            <text:p>12285</text:p>
          </table:table-cell>
          <table:table-cell office:value-type="float" office:value="40409">
            <text:p>40409</text:p>
          </table:table-cell>
          <table:table-cell office:value-type="string">
            <text:p>Florian Gosch</text:p>
          </table:table-cell>
          <table:table-cell table:number-columns-repeated="1021"/>
        </table:table-row>
        <table:table-row table:style-name="ro1">
          <table:table-cell office:value-type="float" office:value="12285">
            <text:p>12285</text:p>
          </table:table-cell>
          <table:table-cell office:value-type="float" office:value="41099">
            <text:p>41099</text:p>
          </table:table-cell>
          <table:table-cell office:value-type="string">
            <text:p>Nikolas Berger</text:p>
          </table:table-cell>
          <table:table-cell table:number-columns-repeated="1021"/>
        </table:table-row>
        <table:table-row table:style-name="ro1">
          <table:table-cell office:value-type="float" office:value="12286">
            <text:p>12286</text:p>
          </table:table-cell>
          <table:table-cell office:value-type="float" office:value="42725">
            <text:p>42725</text:p>
          </table:table-cell>
          <table:table-cell office:value-type="string">
            <text:p>Jeff Nygaard</text:p>
          </table:table-cell>
          <table:table-cell table:number-columns-repeated="1021"/>
        </table:table-row>
        <table:table-row table:style-name="ro1">
          <table:table-cell office:value-type="float" office:value="12286">
            <text:p>12286</text:p>
          </table:table-cell>
          <table:table-cell office:value-type="float" office:value="16011">
            <text:p>16011</text:p>
          </table:table-cell>
          <table:table-cell office:value-type="string">
            <text:p>Dain Blanton</text:p>
          </table:table-cell>
          <table:table-cell table:number-columns-repeated="1021"/>
        </table:table-row>
        <table:table-row table:style-name="ro1">
          <table:table-cell office:value-type="float" office:value="12318">
            <text:p>12318</text:p>
          </table:table-cell>
          <table:table-cell office:value-type="float" office:value="56926">
            <text:p>56926</text:p>
          </table:table-cell>
          <table:table-cell office:value-type="string">
            <text:p>Andrew Schacht</text:p>
          </table:table-cell>
          <table:table-cell table:number-columns-repeated="1021"/>
        </table:table-row>
        <table:table-row table:style-name="ro1">
          <table:table-cell office:value-type="float" office:value="12318">
            <text:p>12318</text:p>
          </table:table-cell>
          <table:table-cell office:value-type="float" office:value="39658">
            <text:p>39658</text:p>
          </table:table-cell>
          <table:table-cell office:value-type="string">
            <text:p>Joshua Slack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31874">
            <text:p>31874</text:p>
          </table:table-cell>
          <table:table-cell office:value-type="string">
            <text:p>Olga Yakovleva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4458">
            <text:p>4458</text:p>
          </table:table-cell>
          <table:table-cell office:value-type="string">
            <text:p>Galina Savitskaya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11256">
            <text:p>11256</text:p>
          </table:table-cell>
          <table:table-cell office:value-type="string">
            <text:p>Olga Zhevkova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22874">
            <text:p>22874</text:p>
          </table:table-cell>
          <table:table-cell office:value-type="string">
            <text:p>Irina Gerlits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14466">
            <text:p>14466</text:p>
          </table:table-cell>
          <table:table-cell office:value-type="string">
            <text:p>Irina Minkh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51618">
            <text:p>51618</text:p>
          </table:table-cell>
          <table:table-cell office:value-type="string">
            <text:p>Irina Minkh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29098">
            <text:p>29098</text:p>
          </table:table-cell>
          <table:table-cell office:value-type="string">
            <text:p>Olessya Barel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40217">
            <text:p>40217</text:p>
          </table:table-cell>
          <table:table-cell office:value-type="string">
            <text:p>Vitalija Tuomaite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43420">
            <text:p>43420</text:p>
          </table:table-cell>
          <table:table-cell office:value-type="string">
            <text:p>Olga Buyakina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49134">
            <text:p>49134</text:p>
          </table:table-cell>
          <table:table-cell office:value-type="string">
            <text:p>Natalya Zasulskaya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2065">
            <text:p>2065</text:p>
          </table:table-cell>
          <table:table-cell office:value-type="string">
            <text:p>Aleksandra Leonova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37289">
            <text:p>37289</text:p>
          </table:table-cell>
          <table:table-cell office:value-type="string">
            <text:p>Elena Kudashova</text:p>
          </table:table-cell>
          <table:table-cell table:number-columns-repeated="1021"/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61536">
            <text:p>61536</text:p>
          </table:table-cell>
          <table:table-cell office:value-type="string">
            <text:p>Irina Sumnikova</text:p>
          </table:table-cell>
          <table:table-cell table:number-columns-repeated="1021"/>
        </table:table-row>
        <table:table-row table:style-name="ro1">
          <table:table-cell office:value-type="float" office:value="12429">
            <text:p>12429</text:p>
          </table:table-cell>
          <table:table-cell office:value-type="float" office:value="3832">
            <text:p>3832</text:p>
          </table:table-cell>
          <table:table-cell office:value-type="string">
            <text:p>João Brenha</text:p>
          </table:table-cell>
          <table:table-cell table:number-columns-repeated="1021"/>
        </table:table-row>
        <table:table-row table:style-name="ro1">
          <table:table-cell office:value-type="float" office:value="12429">
            <text:p>12429</text:p>
          </table:table-cell>
          <table:table-cell office:value-type="float" office:value="7250">
            <text:p>7250</text:p>
          </table:table-cell>
          <table:table-cell office:value-type="string">
            <text:p>Miguel Maia</text:p>
          </table:table-cell>
          <table:table-cell table:number-columns-repeated="1021"/>
        </table:table-row>
        <table:table-row table:style-name="ro1">
          <table:table-cell office:value-type="float" office:value="12443">
            <text:p>12443</text:p>
          </table:table-cell>
          <table:table-cell office:value-type="float" office:value="4433">
            <text:p>4433</text:p>
          </table:table-cell>
          <table:table-cell office:value-type="string">
            <text:p>Simon Aspelin</text:p>
          </table:table-cell>
          <table:table-cell table:number-columns-repeated="1021"/>
        </table:table-row>
        <table:table-row table:style-name="ro1">
          <table:table-cell office:value-type="float" office:value="12443">
            <text:p>12443</text:p>
          </table:table-cell>
          <table:table-cell office:value-type="float" office:value="7381">
            <text:p>7381</text:p>
          </table:table-cell>
          <table:table-cell office:value-type="string">
            <text:p>Thomas Johansson</text:p>
          </table:table-cell>
          <table:table-cell table:number-columns-repeated="1021"/>
        </table:table-row>
        <table:table-row table:style-name="ro1">
          <table:table-cell office:value-type="float" office:value="12446">
            <text:p>12446</text:p>
          </table:table-cell>
          <table:table-cell office:value-type="float" office:value="45334">
            <text:p>45334</text:p>
          </table:table-cell>
          <table:table-cell office:value-type="string">
            <text:p>Jacob Clear</text:p>
          </table:table-cell>
          <table:table-cell table:number-columns-repeated="1021"/>
        </table:table-row>
        <table:table-row table:style-name="ro1">
          <table:table-cell office:value-type="float" office:value="12446">
            <text:p>12446</text:p>
          </table:table-cell>
          <table:table-cell office:value-type="float" office:value="52699">
            <text:p>52699</text:p>
          </table:table-cell>
          <table:table-cell office:value-type="string">
            <text:p>Murray Stewart</text:p>
          </table:table-cell>
          <table:table-cell table:number-columns-repeated="1021"/>
        </table:table-row>
        <table:table-row table:style-name="ro1">
          <table:table-cell office:value-type="float" office:value="12446">
            <text:p>12446</text:p>
          </table:table-cell>
          <table:table-cell office:value-type="float" office:value="2230">
            <text:p>2230</text:p>
          </table:table-cell>
          <table:table-cell office:value-type="string">
            <text:p>David Smith</text:p>
          </table:table-cell>
          <table:table-cell table:number-columns-repeated="1021"/>
        </table:table-row>
        <table:table-row table:style-name="ro1">
          <table:table-cell office:value-type="float" office:value="12446">
            <text:p>12446</text:p>
          </table:table-cell>
          <table:table-cell office:value-type="float" office:value="3560">
            <text:p>3560</text:p>
          </table:table-cell>
          <table:table-cell office:value-type="string">
            <text:p>David Smith</text:p>
          </table:table-cell>
          <table:table-cell table:number-columns-repeated="1021"/>
        </table:table-row>
        <table:table-row table:style-name="ro1">
          <table:table-cell office:value-type="float" office:value="12446">
            <text:p>12446</text:p>
          </table:table-cell>
          <table:table-cell office:value-type="float" office:value="3991">
            <text:p>3991</text:p>
          </table:table-cell>
          <table:table-cell office:value-type="string">
            <text:p>David Smith</text:p>
          </table:table-cell>
          <table:table-cell table:number-columns-repeated="1021"/>
        </table:table-row>
        <table:table-row table:style-name="ro1">
          <table:table-cell office:value-type="float" office:value="12446">
            <text:p>12446</text:p>
          </table:table-cell>
          <table:table-cell office:value-type="float" office:value="24788">
            <text:p>24788</text:p>
          </table:table-cell>
          <table:table-cell office:value-type="string">
            <text:p>David Smith</text:p>
          </table:table-cell>
          <table:table-cell table:number-columns-repeated="1021"/>
        </table:table-row>
        <table:table-row table:style-name="ro1">
          <table:table-cell office:value-type="float" office:value="12446">
            <text:p>12446</text:p>
          </table:table-cell>
          <table:table-cell office:value-type="float" office:value="30120">
            <text:p>30120</text:p>
          </table:table-cell>
          <table:table-cell office:value-type="string">
            <text:p>David Smith</text:p>
          </table:table-cell>
          <table:table-cell table:number-columns-repeated="1021"/>
        </table:table-row>
        <table:table-row table:style-name="ro1">
          <table:table-cell office:value-type="float" office:value="12446">
            <text:p>12446</text:p>
          </table:table-cell>
          <table:table-cell office:value-type="float" office:value="47662">
            <text:p>47662</text:p>
          </table:table-cell>
          <table:table-cell office:value-type="string">
            <text:p>David Smith</text:p>
          </table:table-cell>
          <table:table-cell table:number-columns-repeated="1021"/>
        </table:table-row>
        <table:table-row table:style-name="ro1">
          <table:table-cell office:value-type="float" office:value="12446">
            <text:p>12446</text:p>
          </table:table-cell>
          <table:table-cell office:value-type="float" office:value="61183">
            <text:p>61183</text:p>
          </table:table-cell>
          <table:table-cell office:value-type="string">
            <text:p>David Smith</text:p>
          </table:table-cell>
          <table:table-cell table:number-columns-repeated="1021"/>
        </table:table-row>
        <table:table-row table:style-name="ro1">
          <table:table-cell office:value-type="float" office:value="12446">
            <text:p>12446</text:p>
          </table:table-cell>
          <table:table-cell office:value-type="float" office:value="33572">
            <text:p>33572</text:p>
          </table:table-cell>
          <table:table-cell office:value-type="string">
            <text:p>Tate Smith</text:p>
          </table:table-cell>
          <table:table-cell table:number-columns-repeated="1021"/>
        </table:table-row>
        <table:table-row table:style-name="ro2">
          <table:table-cell office:value-type="float" office:value="12450">
            <text:p>12450</text:p>
          </table:table-cell>
          <table:table-cell office:value-type="float" office:value="2926">
            <text:p>2926</text:p>
          </table:table-cell>
          <table:table-cell office:value-type="string">
            <text:p>George Nash</text:p>
          </table:table-cell>
          <table:table-cell table:number-columns-repeated="1021"/>
        </table:table-row>
        <table:table-row table:style-name="ro1">
          <table:table-cell office:value-type="float" office:value="12450">
            <text:p>12450</text:p>
          </table:table-cell>
          <table:table-cell office:value-type="float" office:value="41143">
            <text:p>41143</text:p>
          </table:table-cell>
          <table:table-cell office:value-type="string">
            <text:p>William Satch</text:p>
          </table:table-cell>
          <table:table-cell table:number-columns-repeated="1021"/>
        </table:table-row>
        <table:table-row table:style-name="ro1">
          <table:table-cell office:value-type="float" office:value="12451">
            <text:p>12451</text:p>
          </table:table-cell>
          <table:table-cell office:value-type="float" office:value="53774">
            <text:p>53774</text:p>
          </table:table-cell>
          <table:table-cell office:value-type="string">
            <text:p>Germain Chardin</text:p>
          </table:table-cell>
          <table:table-cell table:number-columns-repeated="1021"/>
        </table:table-row>
        <table:table-row table:style-name="ro1">
          <table:table-cell office:value-type="float" office:value="12451">
            <text:p>12451</text:p>
          </table:table-cell>
          <table:table-cell office:value-type="float" office:value="48251">
            <text:p>48251</text:p>
          </table:table-cell>
          <table:table-cell office:value-type="string">
            <text:p>Dorian Mortelette</text:p>
          </table:table-cell>
          <table:table-cell table:number-columns-repeated="1021"/>
        </table:table-row>
        <table:table-row table:style-name="ro1">
          <table:table-cell office:value-type="float" office:value="12454">
            <text:p>12454</text:p>
          </table:table-cell>
          <table:table-cell office:value-type="float" office:value="40545">
            <text:p>40545</text:p>
          </table:table-cell>
          <table:table-cell office:value-type="string">
            <text:p>Olena Zhupina</text:p>
          </table:table-cell>
          <table:table-cell table:number-columns-repeated="1021"/>
        </table:table-row>
        <table:table-row table:style-name="ro1">
          <table:table-cell office:value-type="float" office:value="12454">
            <text:p>12454</text:p>
          </table:table-cell>
          <table:table-cell office:value-type="float" office:value="43428">
            <text:p>43428</text:p>
          </table:table-cell>
          <table:table-cell office:value-type="string">
            <text:p>Ganna Sorokina</text:p>
          </table:table-cell>
          <table:table-cell table:number-columns-repeated="1021"/>
        </table:table-row>
        <table:table-row table:style-name="ro1">
          <table:table-cell office:value-type="float" office:value="12488">
            <text:p>12488</text:p>
          </table:table-cell>
          <table:table-cell office:value-type="float" office:value="36572">
            <text:p>36572</text:p>
          </table:table-cell>
          <table:table-cell office:value-type="string">
            <text:p>Ioulia Pakhalina</text:p>
          </table:table-cell>
          <table:table-cell table:number-columns-repeated="1021"/>
        </table:table-row>
        <table:table-row table:style-name="ro1">
          <table:table-cell office:value-type="float" office:value="12488">
            <text:p>12488</text:p>
          </table:table-cell>
          <table:table-cell office:value-type="float" office:value="63271">
            <text:p>63271</text:p>
          </table:table-cell>
          <table:table-cell office:value-type="string">
            <text:p>Vera Ilyina</text:p>
          </table:table-cell>
          <table:table-cell table:number-columns-repeated="1021"/>
        </table:table-row>
        <table:table-row table:style-name="ro1">
          <table:table-cell office:value-type="float" office:value="12516">
            <text:p>12516</text:p>
          </table:table-cell>
          <table:table-cell office:value-type="float" office:value="34380">
            <text:p>34380</text:p>
          </table:table-cell>
          <table:table-cell office:value-type="string">
            <text:p>Lukas Trefil</text:p>
          </table:table-cell>
          <table:table-cell table:number-columns-repeated="1021"/>
        </table:table-row>
        <table:table-row table:style-name="ro1">
          <table:table-cell office:value-type="float" office:value="12516">
            <text:p>12516</text:p>
          </table:table-cell>
          <table:table-cell office:value-type="float" office:value="1482">
            <text:p>1482</text:p>
          </table:table-cell>
          <table:table-cell office:value-type="string">
            <text:p>Josef Dostál</text:p>
          </table:table-cell>
          <table:table-cell table:number-columns-repeated="1021"/>
        </table:table-row>
        <table:table-row table:style-name="ro1">
          <table:table-cell office:value-type="float" office:value="12516">
            <text:p>12516</text:p>
          </table:table-cell>
          <table:table-cell office:value-type="float" office:value="47315">
            <text:p>47315</text:p>
          </table:table-cell>
          <table:table-cell office:value-type="string">
            <text:p>Daniel Havel</text:p>
          </table:table-cell>
          <table:table-cell table:number-columns-repeated="1021"/>
        </table:table-row>
        <table:table-row table:style-name="ro1">
          <table:table-cell office:value-type="float" office:value="12516">
            <text:p>12516</text:p>
          </table:table-cell>
          <table:table-cell office:value-type="float" office:value="3435">
            <text:p>3435</text:p>
          </table:table-cell>
          <table:table-cell office:value-type="string">
            <text:p>Jan Št?rba</text:p>
          </table:table-cell>
          <table:table-cell table:number-columns-repeated="1021"/>
        </table:table-row>
        <table:table-row table:style-name="ro1">
          <table:table-cell office:value-type="float" office:value="12517">
            <text:p>12517</text:p>
          </table:table-cell>
          <table:table-cell office:value-type="float" office:value="67073">
            <text:p>67073</text:p>
          </table:table-cell>
          <table:table-cell office:value-type="string">
            <text:p>Svetlana Boyko</text:p>
          </table:table-cell>
          <table:table-cell table:number-columns-repeated="1021"/>
        </table:table-row>
        <table:table-row table:style-name="ro1">
          <table:table-cell office:value-type="float" office:value="12517">
            <text:p>12517</text:p>
          </table:table-cell>
          <table:table-cell office:value-type="float" office:value="51920">
            <text:p>51920</text:p>
          </table:table-cell>
          <table:table-cell office:value-type="string">
            <text:p>Aida Chanaeva</text:p>
          </table:table-cell>
          <table:table-cell table:number-columns-repeated="1021"/>
        </table:table-row>
        <table:table-row table:style-name="ro1">
          <table:table-cell office:value-type="float" office:value="12517">
            <text:p>12517</text:p>
          </table:table-cell>
          <table:table-cell office:value-type="float" office:value="18847">
            <text:p>18847</text:p>
          </table:table-cell>
          <table:table-cell office:value-type="string">
            <text:p>Victoria Nikichina</text:p>
          </table:table-cell>
          <table:table-cell table:number-columns-repeated="1021"/>
        </table:table-row>
        <table:table-row table:style-name="ro1">
          <table:table-cell office:value-type="float" office:value="12517">
            <text:p>12517</text:p>
          </table:table-cell>
          <table:table-cell office:value-type="float" office:value="49679">
            <text:p>49679</text:p>
          </table:table-cell>
          <table:table-cell office:value-type="string">
            <text:p>Evgenia Lamonova</text:p>
          </table:table-cell>
          <table:table-cell table:number-columns-repeated="1021"/>
        </table:table-row>
        <table:table-row table:style-name="ro1">
          <table:table-cell office:value-type="float" office:value="12518">
            <text:p>12518</text:p>
          </table:table-cell>
          <table:table-cell office:value-type="float" office:value="40631">
            <text:p>40631</text:p>
          </table:table-cell>
          <table:table-cell office:value-type="string">
            <text:p>Kamilla Gafurzianova</text:p>
          </table:table-cell>
          <table:table-cell table:number-columns-repeated="1021"/>
        </table:table-row>
        <table:table-row table:style-name="ro1">
          <table:table-cell office:value-type="float" office:value="12518">
            <text:p>12518</text:p>
          </table:table-cell>
          <table:table-cell office:value-type="float" office:value="1413">
            <text:p>1413</text:p>
          </table:table-cell>
          <table:table-cell office:value-type="string">
            <text:p>Inna Deriglazova</text:p>
          </table:table-cell>
          <table:table-cell table:number-columns-repeated="1021"/>
        </table:table-row>
        <table:table-row table:style-name="ro1">
          <table:table-cell office:value-type="float" office:value="12518">
            <text:p>12518</text:p>
          </table:table-cell>
          <table:table-cell office:value-type="float" office:value="51920">
            <text:p>51920</text:p>
          </table:table-cell>
          <table:table-cell office:value-type="string">
            <text:p>Aida Chanaeva</text:p>
          </table:table-cell>
          <table:table-cell table:number-columns-repeated="1021"/>
        </table:table-row>
        <table:table-row table:style-name="ro1">
          <table:table-cell office:value-type="float" office:value="12537">
            <text:p>12537</text:p>
          </table:table-cell>
          <table:table-cell office:value-type="float" office:value="59050">
            <text:p>59050</text:p>
          </table:table-cell>
          <table:table-cell office:value-type="string">
            <text:p>Iver Horrem</text:p>
          </table:table-cell>
          <table:table-cell table:number-columns-repeated="1021"/>
        </table:table-row>
        <table:table-row table:style-name="ro1">
          <table:table-cell office:value-type="float" office:value="12537">
            <text:p>12537</text:p>
          </table:table-cell>
          <table:table-cell office:value-type="float" office:value="38642">
            <text:p>38642</text:p>
          </table:table-cell>
          <table:table-cell office:value-type="string">
            <text:p>Bjørn Maaseide</text:p>
          </table:table-cell>
          <table:table-cell table:number-columns-repeated="1021"/>
        </table:table-row>
        <table:table-row table:style-name="ro1">
          <table:table-cell office:value-type="float" office:value="12540">
            <text:p>12540</text:p>
          </table:table-cell>
          <table:table-cell office:value-type="float" office:value="11753">
            <text:p>11753</text:p>
          </table:table-cell>
          <table:table-cell office:value-type="string">
            <text:p>Hamish Bond</text:p>
          </table:table-cell>
          <table:table-cell table:number-columns-repeated="1021"/>
        </table:table-row>
        <table:table-row table:style-name="ro1">
          <table:table-cell office:value-type="float" office:value="12540">
            <text:p>12540</text:p>
          </table:table-cell>
          <table:table-cell office:value-type="float" office:value="40753">
            <text:p>40753</text:p>
          </table:table-cell>
          <table:table-cell office:value-type="string">
            <text:p>Eric Murray</text:p>
          </table:table-cell>
          <table:table-cell table:number-columns-repeated="1021"/>
        </table:table-row>
        <table:table-row table:style-name="ro1">
          <table:table-cell office:value-type="float" office:value="12558">
            <text:p>12558</text:p>
          </table:table-cell>
          <table:table-cell office:value-type="float" office:value="56960">
            <text:p>56960</text:p>
          </table:table-cell>
          <table:table-cell office:value-type="string">
            <text:p>Mark Heese</text:p>
          </table:table-cell>
          <table:table-cell table:number-columns-repeated="1021"/>
        </table:table-row>
        <table:table-row table:style-name="ro1">
          <table:table-cell office:value-type="float" office:value="12558">
            <text:p>12558</text:p>
          </table:table-cell>
          <table:table-cell office:value-type="float" office:value="1021">
            <text:p>1021</text:p>
          </table:table-cell>
          <table:table-cell office:value-type="string">
            <text:p>John Child</text:p>
          </table:table-cell>
          <table:table-cell table:number-columns-repeated="1021"/>
        </table:table-row>
        <table:table-row table:style-name="ro2">
          <table:table-cell office:value-type="float" office:value="12594">
            <text:p>12594</text:p>
          </table:table-cell>
          <table:table-cell office:value-type="float" office:value="1588">
            <text:p>1588</text:p>
          </table:table-cell>
          <table:table-cell office:value-type="string">
            <text:p>Mathieu Hamel</text:p>
          </table:table-cell>
          <table:table-cell table:number-columns-repeated="1021"/>
        </table:table-row>
        <table:table-row table:style-name="ro1">
          <table:table-cell office:value-type="float" office:value="12594">
            <text:p>12594</text:p>
          </table:table-cell>
          <table:table-cell office:value-type="float" office:value="12303">
            <text:p>12303</text:p>
          </table:table-cell>
          <table:table-cell office:value-type="string">
            <text:p>Stephane Canet</text:p>
          </table:table-cell>
          <table:table-cell table:number-columns-repeated="1021"/>
        </table:table-row>
        <table:table-row table:style-name="ro1">
          <table:table-cell office:value-type="float" office:value="12625">
            <text:p>12625</text:p>
          </table:table-cell>
          <table:table-cell office:value-type="float" office:value="24265">
            <text:p>24265</text:p>
          </table:table-cell>
          <table:table-cell office:value-type="string">
            <text:p>Liu Ou</text:p>
          </table:table-cell>
          <table:table-cell table:number-columns-repeated="1021"/>
        </table:table-row>
        <table:table-row table:style-name="ro1">
          <table:table-cell office:value-type="float" office:value="12625">
            <text:p>12625</text:p>
          </table:table-cell>
          <table:table-cell office:value-type="float" office:value="2641">
            <text:p>2641</text:p>
          </table:table-cell>
          <table:table-cell office:value-type="string">
            <text:p>Chen Xiaojun</text:p>
          </table:table-cell>
          <table:table-cell table:number-columns-repeated="1021"/>
        </table:table-row>
        <table:table-row table:style-name="ro1">
          <table:table-cell office:value-type="float" office:value="12625">
            <text:p>12625</text:p>
          </table:table-cell>
          <table:table-cell office:value-type="float" office:value="59534">
            <text:p>59534</text:p>
          </table:table-cell>
          <table:table-cell office:value-type="string">
            <text:p>Wu Yiwen</text:p>
          </table:table-cell>
          <table:table-cell table:number-columns-repeated="1021"/>
        </table:table-row>
        <table:table-row table:style-name="ro1">
          <table:table-cell office:value-type="float" office:value="12625">
            <text:p>12625</text:p>
          </table:table-cell>
          <table:table-cell office:value-type="float" office:value="41638">
            <text:p>41638</text:p>
          </table:table-cell>
          <table:table-cell office:value-type="string">
            <text:p>Chang Si</text:p>
          </table:table-cell>
          <table:table-cell table:number-columns-repeated="1021"/>
        </table:table-row>
        <table:table-row table:style-name="ro1">
          <table:table-cell office:value-type="float" office:value="12625">
            <text:p>12625</text:p>
          </table:table-cell>
          <table:table-cell office:value-type="float" office:value="57354">
            <text:p>57354</text:p>
          </table:table-cell>
          <table:table-cell office:value-type="string">
            <text:p>Jiang Tingting</text:p>
          </table:table-cell>
          <table:table-cell table:number-columns-repeated="1021"/>
        </table:table-row>
        <table:table-row table:style-name="ro1">
          <table:table-cell office:value-type="float" office:value="12625">
            <text:p>12625</text:p>
          </table:table-cell>
          <table:table-cell office:value-type="float" office:value="48086">
            <text:p>48086</text:p>
          </table:table-cell>
          <table:table-cell office:value-type="string">
            <text:p>Sun Wenyan</text:p>
          </table:table-cell>
          <table:table-cell table:number-columns-repeated="1021"/>
        </table:table-row>
        <table:table-row table:style-name="ro1">
          <table:table-cell office:value-type="float" office:value="12625">
            <text:p>12625</text:p>
          </table:table-cell>
          <table:table-cell office:value-type="float" office:value="10275">
            <text:p>10275</text:p>
          </table:table-cell>
          <table:table-cell office:value-type="string">
            <text:p>Jiang Wenwen</text:p>
          </table:table-cell>
          <table:table-cell table:number-columns-repeated="1021"/>
        </table:table-row>
        <table:table-row table:style-name="ro1">
          <table:table-cell office:value-type="float" office:value="12625">
            <text:p>12625</text:p>
          </table:table-cell>
          <table:table-cell office:value-type="float" office:value="36283">
            <text:p>36283</text:p>
          </table:table-cell>
          <table:table-cell office:value-type="string">
            <text:p>Jiang Wenwen</text:p>
          </table:table-cell>
          <table:table-cell table:number-columns-repeated="1021"/>
        </table:table-row>
        <table:table-row table:style-name="ro1">
          <table:table-cell office:value-type="float" office:value="12625">
            <text:p>12625</text:p>
          </table:table-cell>
          <table:table-cell office:value-type="float" office:value="40470">
            <text:p>40470</text:p>
          </table:table-cell>
          <table:table-cell office:value-type="string">
            <text:p>Luo Qian</text:p>
          </table:table-cell>
          <table:table-cell table:number-columns-repeated="1021"/>
        </table:table-row>
        <table:table-row table:style-name="ro1">
          <table:table-cell office:value-type="float" office:value="12625">
            <text:p>12625</text:p>
          </table:table-cell>
          <table:table-cell office:value-type="float" office:value="16610">
            <text:p>16610</text:p>
          </table:table-cell>
          <table:table-cell office:value-type="string">
            <text:p>Huang Xuechen</text:p>
          </table:table-cell>
          <table:table-cell table:number-columns-repeated="1021"/>
        </table:table-row>
        <table:table-row table:style-name="ro1">
          <table:table-cell office:value-type="float" office:value="12677">
            <text:p>12677</text:p>
          </table:table-cell>
          <table:table-cell office:value-type="float" office:value="5381">
            <text:p>5381</text:p>
          </table:table-cell>
          <table:table-cell office:value-type="string">
            <text:p>Bernhard Gruber</text:p>
          </table:table-cell>
          <table:table-cell table:number-columns-repeated="1021"/>
        </table:table-row>
        <table:table-row table:style-name="ro1">
          <table:table-cell office:value-type="float" office:value="12677">
            <text:p>12677</text:p>
          </table:table-cell>
          <table:table-cell office:value-type="float" office:value="46026">
            <text:p>46026</text:p>
          </table:table-cell>
          <table:table-cell office:value-type="string">
            <text:p>Mario Stecher</text:p>
          </table:table-cell>
          <table:table-cell table:number-columns-repeated="1021"/>
        </table:table-row>
        <table:table-row table:style-name="ro1">
          <table:table-cell office:value-type="float" office:value="12677">
            <text:p>12677</text:p>
          </table:table-cell>
          <table:table-cell office:value-type="float" office:value="31817">
            <text:p>31817</text:p>
          </table:table-cell>
          <table:table-cell office:value-type="string">
            <text:p>David Kreiner</text:p>
          </table:table-cell>
          <table:table-cell table:number-columns-repeated="1021"/>
        </table:table-row>
        <table:table-row table:style-name="ro1">
          <table:table-cell office:value-type="float" office:value="12677">
            <text:p>12677</text:p>
          </table:table-cell>
          <table:table-cell office:value-type="float" office:value="13584">
            <text:p>13584</text:p>
          </table:table-cell>
          <table:table-cell office:value-type="string">
            <text:p>Felix Gottwald</text:p>
          </table:table-cell>
          <table:table-cell table:number-columns-repeated="1021"/>
        </table:table-row>
        <table:table-row table:style-name="ro1">
          <table:table-cell office:value-type="float" office:value="12730">
            <text:p>12730</text:p>
          </table:table-cell>
          <table:table-cell office:value-type="float" office:value="10315">
            <text:p>10315</text:p>
          </table:table-cell>
          <table:table-cell office:value-type="string">
            <text:p>Anna Bebington</text:p>
          </table:table-cell>
          <table:table-cell table:number-columns-repeated="1021"/>
        </table:table-row>
        <table:table-row table:style-name="ro1">
          <table:table-cell office:value-type="float" office:value="12730">
            <text:p>12730</text:p>
          </table:table-cell>
          <table:table-cell office:value-type="float" office:value="56169">
            <text:p>56169</text:p>
          </table:table-cell>
          <table:table-cell office:value-type="string">
            <text:p>Anna Bebington</text:p>
          </table:table-cell>
          <table:table-cell table:number-columns-repeated="1021"/>
        </table:table-row>
        <table:table-row table:style-name="ro1">
          <table:table-cell office:value-type="float" office:value="12730">
            <text:p>12730</text:p>
          </table:table-cell>
          <table:table-cell office:value-type="float" office:value="36748">
            <text:p>36748</text:p>
          </table:table-cell>
          <table:table-cell office:value-type="string">
            <text:p>Elise Laverick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52036">
            <text:p>52036</text:p>
          </table:table-cell>
          <table:table-cell office:value-type="string">
            <text:p>Hege Riise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27326">
            <text:p>27326</text:p>
          </table:table-cell>
          <table:table-cell office:value-type="string">
            <text:p>Reidun Seth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29641">
            <text:p>29641</text:p>
          </table:table-cell>
          <table:table-cell office:value-type="string">
            <text:p>Trine Tangeraas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30823">
            <text:p>30823</text:p>
          </table:table-cell>
          <table:table-cell office:value-type="string">
            <text:p>Tina Svensson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36666">
            <text:p>36666</text:p>
          </table:table-cell>
          <table:table-cell office:value-type="string">
            <text:p>Kjersti Thun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47597">
            <text:p>47597</text:p>
          </table:table-cell>
          <table:table-cell office:value-type="string">
            <text:p>Linda Medalen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48008">
            <text:p>48008</text:p>
          </table:table-cell>
          <table:table-cell office:value-type="string">
            <text:p>Heidi Støre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17688">
            <text:p>17688</text:p>
          </table:table-cell>
          <table:table-cell office:value-type="string">
            <text:p>Bente Nordby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58154">
            <text:p>58154</text:p>
          </table:table-cell>
          <table:table-cell office:value-type="string">
            <text:p>Nina Nymark Andersen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43235">
            <text:p>43235</text:p>
          </table:table-cell>
          <table:table-cell office:value-type="string">
            <text:p>Agnete Carlsen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16735">
            <text:p>16735</text:p>
          </table:table-cell>
          <table:table-cell office:value-type="string">
            <text:p>Tone Gunn Frustøl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21820">
            <text:p>21820</text:p>
          </table:table-cell>
          <table:table-cell office:value-type="string">
            <text:p>Tone Haugen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67040">
            <text:p>67040</text:p>
          </table:table-cell>
          <table:table-cell office:value-type="string">
            <text:p>Brit Sandaune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29070">
            <text:p>29070</text:p>
          </table:table-cell>
          <table:table-cell office:value-type="string">
            <text:p>Marianne Pettersen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47016">
            <text:p>47016</text:p>
          </table:table-cell>
          <table:table-cell office:value-type="string">
            <text:p>Anne Nymark Andersen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60652">
            <text:p>60652</text:p>
          </table:table-cell>
          <table:table-cell office:value-type="string">
            <text:p>Ann-Kristin Aarønes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48052">
            <text:p>48052</text:p>
          </table:table-cell>
          <table:table-cell office:value-type="string">
            <text:p>Gro Espeseth</text:p>
          </table:table-cell>
          <table:table-cell table:number-columns-repeated="1021"/>
        </table:table-row>
        <table:table-row table:style-name="ro1">
          <table:table-cell office:value-type="float" office:value="12738">
            <text:p>12738</text:p>
          </table:table-cell>
          <table:table-cell office:value-type="float" office:value="19003">
            <text:p>19003</text:p>
          </table:table-cell>
          <table:table-cell office:value-type="string">
            <text:p>Merete Myklebust</text:p>
          </table:table-cell>
          <table:table-cell table:number-columns-repeated="1021"/>
        </table:table-row>
        <table:table-row table:style-name="ro1">
          <table:table-cell office:value-type="float" office:value="12765">
            <text:p>12765</text:p>
          </table:table-cell>
          <table:table-cell office:value-type="float" office:value="17272">
            <text:p>17272</text:p>
          </table:table-cell>
          <table:table-cell office:value-type="string">
            <text:p>René Enders</text:p>
          </table:table-cell>
          <table:table-cell table:number-columns-repeated="1021"/>
        </table:table-row>
        <table:table-row table:style-name="ro1">
          <table:table-cell office:value-type="float" office:value="12765">
            <text:p>12765</text:p>
          </table:table-cell>
          <table:table-cell office:value-type="float" office:value="25823">
            <text:p>25823</text:p>
          </table:table-cell>
          <table:table-cell office:value-type="string">
            <text:p>Stefan Nimke</text:p>
          </table:table-cell>
          <table:table-cell table:number-columns-repeated="1021"/>
        </table:table-row>
        <table:table-row table:style-name="ro1">
          <table:table-cell office:value-type="float" office:value="12765">
            <text:p>12765</text:p>
          </table:table-cell>
          <table:table-cell office:value-type="float" office:value="20117">
            <text:p>20117</text:p>
          </table:table-cell>
          <table:table-cell office:value-type="string">
            <text:p>Maximilian Levy</text:p>
          </table:table-cell>
          <table:table-cell table:number-columns-repeated="1021"/>
        </table:table-row>
        <table:table-row table:style-name="ro1">
          <table:table-cell office:value-type="float" office:value="12808">
            <text:p>12808</text:p>
          </table:table-cell>
          <table:table-cell office:value-type="float" office:value="6278">
            <text:p>6278</text:p>
          </table:table-cell>
          <table:table-cell office:value-type="string">
            <text:p>Emanuel Rego</text:p>
          </table:table-cell>
          <table:table-cell table:number-columns-repeated="1021"/>
        </table:table-row>
        <table:table-row table:style-name="ro1">
          <table:table-cell office:value-type="float" office:value="12808">
            <text:p>12808</text:p>
          </table:table-cell>
          <table:table-cell office:value-type="float" office:value="58929">
            <text:p>58929</text:p>
          </table:table-cell>
          <table:table-cell office:value-type="string">
            <text:p>Alison Ceruti</text:p>
          </table:table-cell>
          <table:table-cell table:number-columns-repeated="1021"/>
        </table:table-row>
        <table:table-row table:style-name="ro2">
          <table:table-cell office:value-type="float" office:value="12821">
            <text:p>12821</text:p>
          </table:table-cell>
          <table:table-cell office:value-type="float" office:value="4977">
            <text:p>4977</text:p>
          </table:table-cell>
          <table:table-cell office:value-type="string">
            <text:p>André Lange</text:p>
          </table:table-cell>
          <table:table-cell table:number-columns-repeated="1021"/>
        </table:table-row>
        <table:table-row table:style-name="ro1">
          <table:table-cell office:value-type="float" office:value="12821">
            <text:p>12821</text:p>
          </table:table-cell>
          <table:table-cell office:value-type="float" office:value="31850">
            <text:p>31850</text:p>
          </table:table-cell>
          <table:table-cell office:value-type="string">
            <text:p>Kevin Kuske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47133">
            <text:p>47133</text:p>
          </table:table-cell>
          <table:table-cell office:value-type="string">
            <text:p>?or?e ?uri?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37572">
            <text:p>37572</text:p>
          </table:table-cell>
          <table:table-cell office:value-type="string">
            <text:p>Rajko Jokanovi?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9407">
            <text:p>9407</text:p>
          </table:table-cell>
          <table:table-cell office:value-type="string">
            <text:p>Goran Vujevi?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39408">
            <text:p>39408</text:p>
          </table:table-cell>
          <table:table-cell office:value-type="string">
            <text:p>Vladimir Batez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6799">
            <text:p>6799</text:p>
          </table:table-cell>
          <table:table-cell office:value-type="string">
            <text:p>Vladimir Grbi?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45711">
            <text:p>45711</text:p>
          </table:table-cell>
          <table:table-cell office:value-type="string">
            <text:p>?ula Mešter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66373">
            <text:p>66373</text:p>
          </table:table-cell>
          <table:table-cell office:value-type="string">
            <text:p>Nikola Grbi?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13276">
            <text:p>13276</text:p>
          </table:table-cell>
          <table:table-cell office:value-type="string">
            <text:p>Žarko Petrovi?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5057">
            <text:p>5057</text:p>
          </table:table-cell>
          <table:table-cell office:value-type="string">
            <text:p>Slobodan Kova?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16244">
            <text:p>16244</text:p>
          </table:table-cell>
          <table:table-cell office:value-type="string">
            <text:p>Dejan Br?ovi?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60587">
            <text:p>60587</text:p>
          </table:table-cell>
          <table:table-cell office:value-type="string">
            <text:p>Andrija Geri?</text:p>
          </table:table-cell>
          <table:table-cell table:number-columns-repeated="1021"/>
        </table:table-row>
        <table:table-row table:style-name="ro1">
          <table:table-cell office:value-type="float" office:value="12830">
            <text:p>12830</text:p>
          </table:table-cell>
          <table:table-cell office:value-type="float" office:value="55983">
            <text:p>55983</text:p>
          </table:table-cell>
          <table:table-cell office:value-type="string">
            <text:p>Željko Tanaskovi?</text:p>
          </table:table-cell>
          <table:table-cell table:number-columns-repeated="1021"/>
        </table:table-row>
        <table:table-row table:style-name="ro1">
          <table:table-cell office:value-type="float" office:value="12856">
            <text:p>12856</text:p>
          </table:table-cell>
          <table:table-cell office:value-type="float" office:value="14101">
            <text:p>14101</text:p>
          </table:table-cell>
          <table:table-cell office:value-type="string">
            <text:p>Marc Kennedy</text:p>
          </table:table-cell>
          <table:table-cell table:number-columns-repeated="1021"/>
        </table:table-row>
        <table:table-row table:style-name="ro1">
          <table:table-cell office:value-type="float" office:value="12856">
            <text:p>12856</text:p>
          </table:table-cell>
          <table:table-cell office:value-type="float" office:value="66656">
            <text:p>66656</text:p>
          </table:table-cell>
          <table:table-cell office:value-type="string">
            <text:p>John Morris Peake</text:p>
          </table:table-cell>
          <table:table-cell table:number-columns-repeated="1021"/>
        </table:table-row>
        <table:table-row table:style-name="ro1">
          <table:table-cell office:value-type="float" office:value="12856">
            <text:p>12856</text:p>
          </table:table-cell>
          <table:table-cell office:value-type="float" office:value="44779">
            <text:p>44779</text:p>
          </table:table-cell>
          <table:table-cell office:value-type="string">
            <text:p>Adam Enright</text:p>
          </table:table-cell>
          <table:table-cell table:number-columns-repeated="1021"/>
        </table:table-row>
        <table:table-row table:style-name="ro2">
          <table:table-cell office:value-type="float" office:value="12856">
            <text:p>12856</text:p>
          </table:table-cell>
          <table:table-cell office:value-type="float" office:value="48284">
            <text:p>48284</text:p>
          </table:table-cell>
          <table:table-cell office:value-type="string">
            <text:p>Kevin Martin</text:p>
          </table:table-cell>
          <table:table-cell table:number-columns-repeated="1021"/>
        </table:table-row>
        <table:table-row table:style-name="ro1">
          <table:table-cell office:value-type="float" office:value="12856">
            <text:p>12856</text:p>
          </table:table-cell>
          <table:table-cell office:value-type="float" office:value="38692">
            <text:p>38692</text:p>
          </table:table-cell>
          <table:table-cell office:value-type="string">
            <text:p>Ben Hebert</text:p>
          </table:table-cell>
          <table:table-cell table:number-columns-repeated="1021"/>
        </table:table-row>
        <table:table-row table:style-name="ro1">
          <table:table-cell office:value-type="float" office:value="12858">
            <text:p>12858</text:p>
          </table:table-cell>
          <table:table-cell office:value-type="float" office:value="582">
            <text:p>582</text:p>
          </table:table-cell>
          <table:table-cell office:value-type="string">
            <text:p>Lazaro Martín</text:p>
          </table:table-cell>
          <table:table-cell table:number-columns-repeated="1021"/>
        </table:table-row>
        <table:table-row table:style-name="ro1">
          <table:table-cell office:value-type="float" office:value="12858">
            <text:p>12858</text:p>
          </table:table-cell>
          <table:table-cell office:value-type="float" office:value="29548">
            <text:p>29548</text:p>
          </table:table-cell>
          <table:table-cell office:value-type="string">
            <text:p>Ricardo Vantes</text:p>
          </table:table-cell>
          <table:table-cell table:number-columns-repeated="1021"/>
        </table:table-row>
        <table:table-row table:style-name="ro1">
          <table:table-cell office:value-type="float" office:value="12858">
            <text:p>12858</text:p>
          </table:table-cell>
          <table:table-cell office:value-type="float" office:value="12705">
            <text:p>12705</text:p>
          </table:table-cell>
          <table:table-cell office:value-type="string">
            <text:p>Joel Despaigne</text:p>
          </table:table-cell>
          <table:table-cell table:number-columns-repeated="1021"/>
        </table:table-row>
        <table:table-row table:style-name="ro1">
          <table:table-cell office:value-type="float" office:value="12858">
            <text:p>12858</text:p>
          </table:table-cell>
          <table:table-cell office:value-type="float" office:value="46372">
            <text:p>46372</text:p>
          </table:table-cell>
          <table:table-cell office:value-type="string">
            <text:p>Angel Beltrán</text:p>
          </table:table-cell>
          <table:table-cell table:number-columns-repeated="1021"/>
        </table:table-row>
        <table:table-row table:style-name="ro2">
          <table:table-cell office:value-type="float" office:value="12858">
            <text:p>12858</text:p>
          </table:table-cell>
          <table:table-cell office:value-type="float" office:value="39485">
            <text:p>39485</text:p>
          </table:table-cell>
          <table:table-cell office:value-type="string">
            <text:p>Nicolas Vives</text:p>
          </table:table-cell>
          <table:table-cell table:number-columns-repeated="1021"/>
        </table:table-row>
        <table:table-row table:style-name="ro1">
          <table:table-cell office:value-type="float" office:value="12858">
            <text:p>12858</text:p>
          </table:table-cell>
          <table:table-cell office:value-type="float" office:value="23796">
            <text:p>23796</text:p>
          </table:table-cell>
          <table:table-cell office:value-type="string">
            <text:p>Jhosvany Hernández</text:p>
          </table:table-cell>
          <table:table-cell table:number-columns-repeated="1021"/>
        </table:table-row>
        <table:table-row table:style-name="ro1">
          <table:table-cell office:value-type="float" office:value="12858">
            <text:p>12858</text:p>
          </table:table-cell>
          <table:table-cell office:value-type="float" office:value="19641">
            <text:p>19641</text:p>
          </table:table-cell>
          <table:table-cell office:value-type="string">
            <text:p>Alexis Batle</text:p>
          </table:table-cell>
          <table:table-cell table:number-columns-repeated="1021"/>
        </table:table-row>
        <table:table-row table:style-name="ro1">
          <table:table-cell office:value-type="float" office:value="12858">
            <text:p>12858</text:p>
          </table:table-cell>
          <table:table-cell office:value-type="float" office:value="29149">
            <text:p>29149</text:p>
          </table:table-cell>
          <table:table-cell office:value-type="string">
            <text:p>Fredy Brooks</text:p>
          </table:table-cell>
          <table:table-cell table:number-columns-repeated="1021"/>
        </table:table-row>
        <table:table-row table:style-name="ro1">
          <table:table-cell office:value-type="float" office:value="12858">
            <text:p>12858</text:p>
          </table:table-cell>
          <table:table-cell office:value-type="float" office:value="4045">
            <text:p>4045</text:p>
          </table:table-cell>
          <table:table-cell office:value-type="string">
            <text:p>Raúl Diago</text:p>
          </table:table-cell>
          <table:table-cell table:number-columns-repeated="1021"/>
        </table:table-row>
        <table:table-row table:style-name="ro1">
          <table:table-cell office:value-type="float" office:value="12858">
            <text:p>12858</text:p>
          </table:table-cell>
          <table:table-cell office:value-type="float" office:value="27479">
            <text:p>27479</text:p>
          </table:table-cell>
          <table:table-cell office:value-type="string">
            <text:p>Rodolfo Sanchez</text:p>
          </table:table-cell>
          <table:table-cell table:number-columns-repeated="1021"/>
        </table:table-row>
        <table:table-row table:style-name="ro1">
          <table:table-cell office:value-type="float" office:value="12858">
            <text:p>12858</text:p>
          </table:table-cell>
          <table:table-cell office:value-type="float" office:value="27631">
            <text:p>27631</text:p>
          </table:table-cell>
          <table:table-cell office:value-type="string">
            <text:p>Alain Roca</text:p>
          </table:table-cell>
          <table:table-cell table:number-columns-repeated="1021"/>
        </table:table-row>
        <table:table-row table:style-name="ro1">
          <table:table-cell office:value-type="float" office:value="12858">
            <text:p>12858</text:p>
          </table:table-cell>
          <table:table-cell office:value-type="float" office:value="18688">
            <text:p>18688</text:p>
          </table:table-cell>
          <table:table-cell office:value-type="string">
            <text:p>Osvaldo Hernández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87">
            <text:p>87</text:p>
          </table:table-cell>
          <table:table-cell office:value-type="string">
            <text:p>Mariusz Szyszko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39297">
            <text:p>39297</text:p>
          </table:table-cell>
          <table:table-cell office:value-type="string">
            <text:p>Robert Prygiel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36420">
            <text:p>36420</text:p>
          </table:table-cell>
          <table:table-cell office:value-type="string">
            <text:p>Krzystof Smigiel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46150">
            <text:p>46150</text:p>
          </table:table-cell>
          <table:table-cell office:value-type="string">
            <text:p>Andrzej Stelmach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55986">
            <text:p>55986</text:p>
          </table:table-cell>
          <table:table-cell office:value-type="string">
            <text:p>Marcin Andrzej Nowak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61097">
            <text:p>61097</text:p>
          </table:table-cell>
          <table:table-cell office:value-type="string">
            <text:p>Krzystof Janczak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38914">
            <text:p>38914</text:p>
          </table:table-cell>
          <table:table-cell office:value-type="string">
            <text:p>Krzystof Stelmach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45101">
            <text:p>45101</text:p>
          </table:table-cell>
          <table:table-cell office:value-type="string">
            <text:p>Leszek Urbanowicz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11436">
            <text:p>11436</text:p>
          </table:table-cell>
          <table:table-cell office:value-type="string">
            <text:p>Pawe? Zagumny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16220">
            <text:p>16220</text:p>
          </table:table-cell>
          <table:table-cell office:value-type="string">
            <text:p>Witold Roman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46492">
            <text:p>46492</text:p>
          </table:table-cell>
          <table:table-cell office:value-type="string">
            <text:p>Damian Dacewicz</text:p>
          </table:table-cell>
          <table:table-cell table:number-columns-repeated="1021"/>
        </table:table-row>
        <table:table-row table:style-name="ro1">
          <table:table-cell office:value-type="float" office:value="12863">
            <text:p>12863</text:p>
          </table:table-cell>
          <table:table-cell office:value-type="float" office:value="17805">
            <text:p>17805</text:p>
          </table:table-cell>
          <table:table-cell office:value-type="string">
            <text:p>Piotr Gruszka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37920">
            <text:p>37920</text:p>
          </table:table-cell>
          <table:table-cell office:value-type="string">
            <text:p>Wang Mingxing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21734">
            <text:p>21734</text:p>
          </table:table-cell>
          <table:table-cell office:value-type="string">
            <text:p>He Jianping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32300">
            <text:p>32300</text:p>
          </table:table-cell>
          <table:table-cell office:value-type="string">
            <text:p>Chen Zhen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65412">
            <text:p>65412</text:p>
          </table:table-cell>
          <table:table-cell office:value-type="string">
            <text:p>Sun Xiulan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63020">
            <text:p>63020</text:p>
          </table:table-cell>
          <table:table-cell office:value-type="string">
            <text:p>Zhang Peijun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64092">
            <text:p>64092</text:p>
          </table:table-cell>
          <table:table-cell office:value-type="string">
            <text:p>Gao Xiumin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32305">
            <text:p>32305</text:p>
          </table:table-cell>
          <table:table-cell office:value-type="string">
            <text:p>Zhu Juefeng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23417">
            <text:p>23417</text:p>
          </table:table-cell>
          <table:table-cell office:value-type="string">
            <text:p>Wu Xingjiang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42085">
            <text:p>42085</text:p>
          </table:table-cell>
          <table:table-cell office:value-type="string">
            <text:p>Liu Liping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20610">
            <text:p>20610</text:p>
          </table:table-cell>
          <table:table-cell office:value-type="string">
            <text:p>Li Lan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33263">
            <text:p>33263</text:p>
          </table:table-cell>
          <table:table-cell office:value-type="string">
            <text:p>Zhang Weihong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46840">
            <text:p>46840</text:p>
          </table:table-cell>
          <table:table-cell office:value-type="string">
            <text:p>Wang Linwei</text:p>
          </table:table-cell>
          <table:table-cell table:number-columns-repeated="1021"/>
        </table:table-row>
        <table:table-row table:style-name="ro1">
          <table:table-cell office:value-type="float" office:value="12902">
            <text:p>12902</text:p>
          </table:table-cell>
          <table:table-cell office:value-type="float" office:value="44491">
            <text:p>44491</text:p>
          </table:table-cell>
          <table:table-cell office:value-type="string">
            <text:p>Liu Yumei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37453">
            <text:p>37453</text:p>
          </table:table-cell>
          <table:table-cell office:value-type="string">
            <text:p>Jan Posthuma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41899">
            <text:p>41899</text:p>
          </table:table-cell>
          <table:table-cell office:value-type="string">
            <text:p>Guido Görtzen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57101">
            <text:p>57101</text:p>
          </table:table-cell>
          <table:table-cell office:value-type="string">
            <text:p>Peter Blangé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54493">
            <text:p>54493</text:p>
          </table:table-cell>
          <table:table-cell office:value-type="string">
            <text:p>Mike van de Goor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33218">
            <text:p>33218</text:p>
          </table:table-cell>
          <table:table-cell office:value-type="string">
            <text:p>Richard Schuil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64537">
            <text:p>64537</text:p>
          </table:table-cell>
          <table:table-cell office:value-type="string">
            <text:p>Bas van de Goor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11549">
            <text:p>11549</text:p>
          </table:table-cell>
          <table:table-cell office:value-type="string">
            <text:p>Henk-Jan Held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60031">
            <text:p>60031</text:p>
          </table:table-cell>
          <table:table-cell office:value-type="string">
            <text:p>Brecht Rodenburg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39994">
            <text:p>39994</text:p>
          </table:table-cell>
          <table:table-cell office:value-type="string">
            <text:p>Rob Grabert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14479">
            <text:p>14479</text:p>
          </table:table-cell>
          <table:table-cell office:value-type="string">
            <text:p>Olof van der Meulen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53074">
            <text:p>53074</text:p>
          </table:table-cell>
          <table:table-cell office:value-type="string">
            <text:p>Ron Zwerver</text:p>
          </table:table-cell>
          <table:table-cell table:number-columns-repeated="1021"/>
        </table:table-row>
        <table:table-row table:style-name="ro1">
          <table:table-cell office:value-type="float" office:value="12955">
            <text:p>12955</text:p>
          </table:table-cell>
          <table:table-cell office:value-type="float" office:value="25040">
            <text:p>25040</text:p>
          </table:table-cell>
          <table:table-cell office:value-type="string">
            <text:p>Misha Latuhihin</text:p>
          </table:table-cell>
          <table:table-cell table:number-columns-repeated="1021"/>
        </table:table-row>
        <table:table-row table:style-name="ro1">
          <table:table-cell office:value-type="float" office:value="12980">
            <text:p>12980</text:p>
          </table:table-cell>
          <table:table-cell office:value-type="float" office:value="54804">
            <text:p>54804</text:p>
          </table:table-cell>
          <table:table-cell office:value-type="string">
            <text:p>Zou Kai</text:p>
          </table:table-cell>
          <table:table-cell table:number-columns-repeated="1021"/>
        </table:table-row>
        <table:table-row table:style-name="ro1">
          <table:table-cell office:value-type="float" office:value="12980">
            <text:p>12980</text:p>
          </table:table-cell>
          <table:table-cell office:value-type="float" office:value="57488">
            <text:p>57488</text:p>
          </table:table-cell>
          <table:table-cell office:value-type="string">
            <text:p>Li Xiaopeng</text:p>
          </table:table-cell>
          <table:table-cell table:number-columns-repeated="1021"/>
        </table:table-row>
        <table:table-row table:style-name="ro1">
          <table:table-cell office:value-type="float" office:value="12980">
            <text:p>12980</text:p>
          </table:table-cell>
          <table:table-cell office:value-type="float" office:value="51390">
            <text:p>51390</text:p>
          </table:table-cell>
          <table:table-cell office:value-type="string">
            <text:p>Xiao Qin</text:p>
          </table:table-cell>
          <table:table-cell table:number-columns-repeated="1021"/>
        </table:table-row>
        <table:table-row table:style-name="ro1">
          <table:table-cell office:value-type="float" office:value="12980">
            <text:p>12980</text:p>
          </table:table-cell>
          <table:table-cell office:value-type="float" office:value="8790">
            <text:p>8790</text:p>
          </table:table-cell>
          <table:table-cell office:value-type="string">
            <text:p>Yang Wei</text:p>
          </table:table-cell>
          <table:table-cell table:number-columns-repeated="1021"/>
        </table:table-row>
        <table:table-row table:style-name="ro1">
          <table:table-cell office:value-type="float" office:value="12980">
            <text:p>12980</text:p>
          </table:table-cell>
          <table:table-cell office:value-type="float" office:value="52427">
            <text:p>52427</text:p>
          </table:table-cell>
          <table:table-cell office:value-type="string">
            <text:p>Yang Wei</text:p>
          </table:table-cell>
          <table:table-cell table:number-columns-repeated="1021"/>
        </table:table-row>
        <table:table-row table:style-name="ro1">
          <table:table-cell office:value-type="float" office:value="12980">
            <text:p>12980</text:p>
          </table:table-cell>
          <table:table-cell office:value-type="float" office:value="13699">
            <text:p>13699</text:p>
          </table:table-cell>
          <table:table-cell office:value-type="string">
            <text:p>Xu Huang</text:p>
          </table:table-cell>
          <table:table-cell table:number-columns-repeated="1021"/>
        </table:table-row>
        <table:table-row table:style-name="ro1">
          <table:table-cell office:value-type="float" office:value="12980">
            <text:p>12980</text:p>
          </table:table-cell>
          <table:table-cell office:value-type="float" office:value="28602">
            <text:p>28602</text:p>
          </table:table-cell>
          <table:table-cell office:value-type="string">
            <text:p>Chen Yibing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57333">
            <text:p>57333</text:p>
          </table:table-cell>
          <table:table-cell office:value-type="string">
            <text:p>Han Hwa-Soo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16448">
            <text:p>16448</text:p>
          </table:table-cell>
          <table:table-cell office:value-type="string">
            <text:p>Jeung Soon-Bok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27334">
            <text:p>27334</text:p>
          </table:table-cell>
          <table:table-cell office:value-type="string">
            <text:p>Kim Mi-Sook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8087">
            <text:p>8087</text:p>
          </table:table-cell>
          <table:table-cell office:value-type="string">
            <text:p>Lee Young-Ja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47994">
            <text:p>47994</text:p>
          </table:table-cell>
          <table:table-cell office:value-type="string">
            <text:p>Yoon Byung-Soon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18976">
            <text:p>18976</text:p>
          </table:table-cell>
          <table:table-cell office:value-type="string">
            <text:p>Kim Kyung-Soon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63371">
            <text:p>63371</text:p>
          </table:table-cell>
          <table:table-cell office:value-type="string">
            <text:p>Jeong Hyoi-Soon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9846">
            <text:p>9846</text:p>
          </table:table-cell>
          <table:table-cell office:value-type="string">
            <text:p>Sung Kyung-Hwa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58447">
            <text:p>58447</text:p>
          </table:table-cell>
          <table:table-cell office:value-type="string">
            <text:p>Lee Soon-Ei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22091">
            <text:p>22091</text:p>
          </table:table-cell>
          <table:table-cell office:value-type="string">
            <text:p>Kim Ok-Hwa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20337">
            <text:p>20337</text:p>
          </table:table-cell>
          <table:table-cell office:value-type="string">
            <text:p>Shon Mi-Na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7290">
            <text:p>7290</text:p>
          </table:table-cell>
          <table:table-cell office:value-type="string">
            <text:p>Yoon Soo-Kyung</text:p>
          </table:table-cell>
          <table:table-cell table:number-columns-repeated="1021"/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20320">
            <text:p>20320</text:p>
          </table:table-cell>
          <table:table-cell office:value-type="string">
            <text:p>Kim Choon-Rye</text:p>
          </table:table-cell>
          <table:table-cell table:number-columns-repeated="1021"/>
        </table:table-row>
        <table:table-row table:style-name="ro2">
          <table:table-cell office:value-type="float" office:value="13004">
            <text:p>13004</text:p>
          </table:table-cell>
          <table:table-cell office:value-type="float" office:value="38231">
            <text:p>38231</text:p>
          </table:table-cell>
          <table:table-cell office:value-type="string">
            <text:p>Carlos Weber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46363">
            <text:p>46363</text:p>
          </table:table-cell>
          <table:table-cell office:value-type="string">
            <text:p>Sebastian Jabif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12004">
            <text:p>12004</text:p>
          </table:table-cell>
          <table:table-cell office:value-type="string">
            <text:p>Guillermo Martínez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19140">
            <text:p>19140</text:p>
          </table:table-cell>
          <table:table-cell office:value-type="string">
            <text:p>Guillermo Martínez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9318">
            <text:p>9318</text:p>
          </table:table-cell>
          <table:table-cell office:value-type="string">
            <text:p>Marcos Milinkovic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15770">
            <text:p>15770</text:p>
          </table:table-cell>
          <table:table-cell office:value-type="string">
            <text:p>Pablo Pereira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42611">
            <text:p>42611</text:p>
          </table:table-cell>
          <table:table-cell office:value-type="string">
            <text:p>Alejandro Romano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39495">
            <text:p>39495</text:p>
          </table:table-cell>
          <table:table-cell office:value-type="string">
            <text:p>Guillermo Quaini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12556">
            <text:p>12556</text:p>
          </table:table-cell>
          <table:table-cell office:value-type="string">
            <text:p>Fernando Borrero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17111">
            <text:p>17111</text:p>
          </table:table-cell>
          <table:table-cell office:value-type="string">
            <text:p>Eduardo Rodríguez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16142">
            <text:p>16142</text:p>
          </table:table-cell>
          <table:table-cell office:value-type="string">
            <text:p>Jorge Elgueta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27494">
            <text:p>27494</text:p>
          </table:table-cell>
          <table:table-cell office:value-type="string">
            <text:p>Sebastian Firpo</text:p>
          </table:table-cell>
          <table:table-cell table:number-columns-repeated="1021"/>
        </table:table-row>
        <table:table-row table:style-name="ro1">
          <table:table-cell office:value-type="float" office:value="13004">
            <text:p>13004</text:p>
          </table:table-cell>
          <table:table-cell office:value-type="float" office:value="54397">
            <text:p>54397</text:p>
          </table:table-cell>
          <table:table-cell office:value-type="string">
            <text:p>Leonardo Maly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57041">
            <text:p>57041</text:p>
          </table:table-cell>
          <table:table-cell office:value-type="string">
            <text:p>Valerio Vermiglio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52111">
            <text:p>52111</text:p>
          </table:table-cell>
          <table:table-cell office:value-type="string">
            <text:p>Mirko Corsano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54361">
            <text:p>54361</text:p>
          </table:table-cell>
          <table:table-cell office:value-type="string">
            <text:p>Hristo Zlatanov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64754">
            <text:p>64754</text:p>
          </table:table-cell>
          <table:table-cell office:value-type="string">
            <text:p>Luigi Mastrangelo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44455">
            <text:p>44455</text:p>
          </table:table-cell>
          <table:table-cell office:value-type="string">
            <text:p>Emanuele Birarelli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4318">
            <text:p>4318</text:p>
          </table:table-cell>
          <table:table-cell office:value-type="string">
            <text:p>Alessandro Fei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1964">
            <text:p>1964</text:p>
          </table:table-cell>
          <table:table-cell office:value-type="string">
            <text:p>Mauro Gavotto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16259">
            <text:p>16259</text:p>
          </table:table-cell>
          <table:table-cell office:value-type="string">
            <text:p>Alessandro Paparoni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61030">
            <text:p>61030</text:p>
          </table:table-cell>
          <table:table-cell office:value-type="string">
            <text:p>Vigor Bovolenta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33031">
            <text:p>33031</text:p>
          </table:table-cell>
          <table:table-cell office:value-type="string">
            <text:p>Matteo Martino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3338">
            <text:p>3338</text:p>
          </table:table-cell>
          <table:table-cell office:value-type="string">
            <text:p>Marco Meoni</text:p>
          </table:table-cell>
          <table:table-cell table:number-columns-repeated="1021"/>
        </table:table-row>
        <table:table-row table:style-name="ro1">
          <table:table-cell office:value-type="float" office:value="13009">
            <text:p>13009</text:p>
          </table:table-cell>
          <table:table-cell office:value-type="float" office:value="48573">
            <text:p>48573</text:p>
          </table:table-cell>
          <table:table-cell office:value-type="string">
            <text:p>Luca Cordano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9358">
            <text:p>9358</text:p>
          </table:table-cell>
          <table:table-cell office:value-type="string">
            <text:p>Briana Scurry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9899">
            <text:p>9899</text:p>
          </table:table-cell>
          <table:table-cell office:value-type="string">
            <text:p>Tiffeny Milbrett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15472">
            <text:p>15472</text:p>
          </table:table-cell>
          <table:table-cell office:value-type="string">
            <text:p>Mia Hamm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15462">
            <text:p>15462</text:p>
          </table:table-cell>
          <table:table-cell office:value-type="string">
            <text:p>Cindy Parlow</text:p>
          </table:table-cell>
          <table:table-cell table:number-columns-repeated="1021"/>
        </table:table-row>
        <table:table-row table:style-name="ro2">
          <table:table-cell office:value-type="float" office:value="13018">
            <text:p>13018</text:p>
          </table:table-cell>
          <table:table-cell office:value-type="float" office:value="20324">
            <text:p>20324</text:p>
          </table:table-cell>
          <table:table-cell office:value-type="string">
            <text:p>Tiffany Roberts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54048">
            <text:p>54048</text:p>
          </table:table-cell>
          <table:table-cell office:value-type="string">
            <text:p>Shannon MacMillan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52855">
            <text:p>52855</text:p>
          </table:table-cell>
          <table:table-cell office:value-type="string">
            <text:p>Carla Overbeck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18623">
            <text:p>18623</text:p>
          </table:table-cell>
          <table:table-cell office:value-type="string">
            <text:p>Kristine Lilly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35010">
            <text:p>35010</text:p>
          </table:table-cell>
          <table:table-cell office:value-type="string">
            <text:p>Staci Wilson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58983">
            <text:p>58983</text:p>
          </table:table-cell>
          <table:table-cell office:value-type="string">
            <text:p>Julie Foudy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63903">
            <text:p>63903</text:p>
          </table:table-cell>
          <table:table-cell office:value-type="string">
            <text:p>Mary Harvey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57941">
            <text:p>57941</text:p>
          </table:table-cell>
          <table:table-cell office:value-type="string">
            <text:p>Tisha Venturini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9699">
            <text:p>9699</text:p>
          </table:table-cell>
          <table:table-cell office:value-type="string">
            <text:p>Michelle Akers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50428">
            <text:p>50428</text:p>
          </table:table-cell>
          <table:table-cell office:value-type="string">
            <text:p>Joy Fawcett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38321">
            <text:p>38321</text:p>
          </table:table-cell>
          <table:table-cell office:value-type="string">
            <text:p>Brandi Chastain</text:p>
          </table:table-cell>
          <table:table-cell table:number-columns-repeated="1021"/>
        </table:table-row>
        <table:table-row table:style-name="ro1">
          <table:table-cell office:value-type="float" office:value="13018">
            <text:p>13018</text:p>
          </table:table-cell>
          <table:table-cell office:value-type="float" office:value="22281">
            <text:p>22281</text:p>
          </table:table-cell>
          <table:table-cell office:value-type="string">
            <text:p>Carin Jennings-Gabarra</text:p>
          </table:table-cell>
          <table:table-cell table:number-columns-repeated="1021"/>
        </table:table-row>
        <table:table-row table:style-name="ro2">
          <table:table-cell office:value-type="float" office:value="13050">
            <text:p>13050</text:p>
          </table:table-cell>
          <table:table-cell office:value-type="float" office:value="26866">
            <text:p>26866</text:p>
          </table:table-cell>
          <table:table-cell office:value-type="string">
            <text:p>Ethan Watts</text:p>
          </table:table-cell>
          <table:table-cell table:number-columns-repeated="1021"/>
        </table:table-row>
        <table:table-row table:style-name="ro1">
          <table:table-cell office:value-type="float" office:value="13050">
            <text:p>13050</text:p>
          </table:table-cell>
          <table:table-cell office:value-type="float" office:value="47528">
            <text:p>47528</text:p>
          </table:table-cell>
          <table:table-cell office:value-type="string">
            <text:p>Brett Winslow</text:p>
          </table:table-cell>
          <table:table-cell table:number-columns-repeated="1021"/>
        </table:table-row>
        <table:table-row table:style-name="ro1">
          <table:table-cell office:value-type="float" office:value="13050">
            <text:p>13050</text:p>
          </table:table-cell>
          <table:table-cell office:value-type="float" office:value="57254">
            <text:p>57254</text:p>
          </table:table-cell>
          <table:table-cell office:value-type="string">
            <text:p>Lloy Ball</text:p>
          </table:table-cell>
          <table:table-cell table:number-columns-repeated="1021"/>
        </table:table-row>
        <table:table-row table:style-name="ro2">
          <table:table-cell office:value-type="float" office:value="13050">
            <text:p>13050</text:p>
          </table:table-cell>
          <table:table-cell office:value-type="float" office:value="47551">
            <text:p>47551</text:p>
          </table:table-cell>
          <table:table-cell office:value-type="string">
            <text:p>Michael Lambert</text:p>
          </table:table-cell>
          <table:table-cell table:number-columns-repeated="1021"/>
        </table:table-row>
        <table:table-row table:style-name="ro2">
          <table:table-cell office:value-type="float" office:value="13050">
            <text:p>13050</text:p>
          </table:table-cell>
          <table:table-cell office:value-type="float" office:value="61665">
            <text:p>61665</text:p>
          </table:table-cell>
          <table:table-cell office:value-type="string">
            <text:p>Michael Lambert</text:p>
          </table:table-cell>
          <table:table-cell table:number-columns-repeated="1021"/>
        </table:table-row>
        <table:table-row table:style-name="ro1">
          <table:table-cell office:value-type="float" office:value="13050">
            <text:p>13050</text:p>
          </table:table-cell>
          <table:table-cell office:value-type="float" office:value="43044">
            <text:p>43044</text:p>
          </table:table-cell>
          <table:table-cell office:value-type="string">
            <text:p>Scott Fortune</text:p>
          </table:table-cell>
          <table:table-cell table:number-columns-repeated="1021"/>
        </table:table-row>
        <table:table-row table:style-name="ro1">
          <table:table-cell office:value-type="float" office:value="13050">
            <text:p>13050</text:p>
          </table:table-cell>
          <table:table-cell office:value-type="float" office:value="33992">
            <text:p>33992</text:p>
          </table:table-cell>
          <table:table-cell office:value-type="string">
            <text:p>Jeff Stork</text:p>
          </table:table-cell>
          <table:table-cell table:number-columns-repeated="1021"/>
        </table:table-row>
        <table:table-row table:style-name="ro1">
          <table:table-cell office:value-type="float" office:value="13050">
            <text:p>13050</text:p>
          </table:table-cell>
          <table:table-cell office:value-type="float" office:value="8254">
            <text:p>8254</text:p>
          </table:table-cell>
          <table:table-cell office:value-type="string">
            <text:p>Bob Ctvrtlik</text:p>
          </table:table-cell>
          <table:table-cell table:number-columns-repeated="1021"/>
        </table:table-row>
        <table:table-row table:style-name="ro1">
          <table:table-cell office:value-type="float" office:value="13050">
            <text:p>13050</text:p>
          </table:table-cell>
          <table:table-cell office:value-type="float" office:value="37512">
            <text:p>37512</text:p>
          </table:table-cell>
          <table:table-cell office:value-type="string">
            <text:p>Bryan Ivie</text:p>
          </table:table-cell>
          <table:table-cell table:number-columns-repeated="1021"/>
        </table:table-row>
        <table:table-row table:style-name="ro1">
          <table:table-cell office:value-type="float" office:value="13050">
            <text:p>13050</text:p>
          </table:table-cell>
          <table:table-cell office:value-type="float" office:value="34110">
            <text:p>34110</text:p>
          </table:table-cell>
          <table:table-cell office:value-type="string">
            <text:p>John Hyden</text:p>
          </table:table-cell>
          <table:table-cell table:number-columns-repeated="1021"/>
        </table:table-row>
        <table:table-row table:style-name="ro1">
          <table:table-cell office:value-type="float" office:value="13050">
            <text:p>13050</text:p>
          </table:table-cell>
          <table:table-cell office:value-type="float" office:value="61486">
            <text:p>61486</text:p>
          </table:table-cell>
          <table:table-cell office:value-type="string">
            <text:p>Tom Sorensen</text:p>
          </table:table-cell>
          <table:table-cell table:number-columns-repeated="1021"/>
        </table:table-row>
        <table:table-row table:style-name="ro2">
          <table:table-cell office:value-type="float" office:value="13050">
            <text:p>13050</text:p>
          </table:table-cell>
          <table:table-cell office:value-type="float" office:value="14501">
            <text:p>14501</text:p>
          </table:table-cell>
          <table:table-cell office:value-type="string">
            <text:p>Dan Landry</text:p>
          </table:table-cell>
          <table:table-cell table:number-columns-repeated="1021"/>
        </table:table-row>
        <table:table-row table:style-name="ro1">
          <table:table-cell office:value-type="float" office:value="13050">
            <text:p>13050</text:p>
          </table:table-cell>
          <table:table-cell office:value-type="float" office:value="42725">
            <text:p>42725</text:p>
          </table:table-cell>
          <table:table-cell office:value-type="string">
            <text:p>Jeff Nygaard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48574">
            <text:p>48574</text:p>
          </table:table-cell>
          <table:table-cell office:value-type="string">
            <text:p>Teodor Salparov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13029">
            <text:p>13029</text:p>
          </table:table-cell>
          <table:table-cell office:value-type="string">
            <text:p>Ivan Tassev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10626">
            <text:p>10626</text:p>
          </table:table-cell>
          <table:table-cell office:value-type="string">
            <text:p>Hristo Tsvetanov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50889">
            <text:p>50889</text:p>
          </table:table-cell>
          <table:table-cell office:value-type="string">
            <text:p>Boyan Yordanov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29224">
            <text:p>29224</text:p>
          </table:table-cell>
          <table:table-cell office:value-type="string">
            <text:p>Krasimir Gaydarski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10000">
            <text:p>10000</text:p>
          </table:table-cell>
          <table:table-cell office:value-type="string">
            <text:p>Evgeni Ivanov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29563">
            <text:p>29563</text:p>
          </table:table-cell>
          <table:table-cell office:value-type="string">
            <text:p>Plamen Konstantinov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30212">
            <text:p>30212</text:p>
          </table:table-cell>
          <table:table-cell office:value-type="string">
            <text:p>Todor Aleksiev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37734">
            <text:p>37734</text:p>
          </table:table-cell>
          <table:table-cell office:value-type="string">
            <text:p>Vladimir Nikolov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48475">
            <text:p>48475</text:p>
          </table:table-cell>
          <table:table-cell office:value-type="string">
            <text:p>Matey Kaziyski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25173">
            <text:p>25173</text:p>
          </table:table-cell>
          <table:table-cell office:value-type="string">
            <text:p>Kostadin Stoykov</text:p>
          </table:table-cell>
          <table:table-cell table:number-columns-repeated="1021"/>
        </table:table-row>
        <table:table-row table:style-name="ro1">
          <table:table-cell office:value-type="float" office:value="13051">
            <text:p>13051</text:p>
          </table:table-cell>
          <table:table-cell office:value-type="float" office:value="10526">
            <text:p>10526</text:p>
          </table:table-cell>
          <table:table-cell office:value-type="string">
            <text:p>Andrey Zhekov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3046">
            <text:p>3046</text:p>
          </table:table-cell>
          <table:table-cell office:value-type="string">
            <text:p>Marko Samardži?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59241">
            <text:p>59241</text:p>
          </table:table-cell>
          <table:table-cell office:value-type="string">
            <text:p>Nikola Kova?evi?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60587">
            <text:p>60587</text:p>
          </table:table-cell>
          <table:table-cell office:value-type="string">
            <text:p>Andrija Geri?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45107">
            <text:p>45107</text:p>
          </table:table-cell>
          <table:table-cell office:value-type="string">
            <text:p>Vlado Petkovi?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15830">
            <text:p>15830</text:p>
          </table:table-cell>
          <table:table-cell office:value-type="string">
            <text:p>Saša Starovi?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46142">
            <text:p>46142</text:p>
          </table:table-cell>
          <table:table-cell office:value-type="string">
            <text:p>Dejan Bojovi?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45">
            <text:p>45</text:p>
          </table:table-cell>
          <table:table-cell office:value-type="string">
            <text:p>Bojan Jani?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66373">
            <text:p>66373</text:p>
          </table:table-cell>
          <table:table-cell office:value-type="string">
            <text:p>Nikola Grbi?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4595">
            <text:p>4595</text:p>
          </table:table-cell>
          <table:table-cell office:value-type="string">
            <text:p>Miloš Niki?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12013">
            <text:p>12013</text:p>
          </table:table-cell>
          <table:table-cell office:value-type="string">
            <text:p>Marko Podraš?anin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13022">
            <text:p>13022</text:p>
          </table:table-cell>
          <table:table-cell office:value-type="string">
            <text:p>Novica Bjelica</text:p>
          </table:table-cell>
          <table:table-cell table:number-columns-repeated="1021"/>
        </table:table-row>
        <table:table-row table:style-name="ro1">
          <table:table-cell office:value-type="float" office:value="13072">
            <text:p>13072</text:p>
          </table:table-cell>
          <table:table-cell office:value-type="float" office:value="51179">
            <text:p>51179</text:p>
          </table:table-cell>
          <table:table-cell office:value-type="string">
            <text:p>Ivan Miljkovi?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16137">
            <text:p>16137</text:p>
          </table:table-cell>
          <table:table-cell office:value-type="string">
            <text:p>Mohamed Gabal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30112">
            <text:p>30112</text:p>
          </table:table-cell>
          <table:table-cell office:value-type="string">
            <text:p>Saleh Youssef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27702">
            <text:p>27702</text:p>
          </table:table-cell>
          <table:table-cell office:value-type="string">
            <text:p>Ahmed Abdel Naeim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2862">
            <text:p>2862</text:p>
          </table:table-cell>
          <table:table-cell office:value-type="string">
            <text:p>Hossameldin Gomaa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16163">
            <text:p>16163</text:p>
          </table:table-cell>
          <table:table-cell office:value-type="string">
            <text:p>Wael Al-Aydy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39834">
            <text:p>39834</text:p>
          </table:table-cell>
          <table:table-cell office:value-type="string">
            <text:p>Hamdy Awad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35920">
            <text:p>35920</text:p>
          </table:table-cell>
          <table:table-cell office:value-type="string">
            <text:p>Abdel Latif Ahmed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15048">
            <text:p>15048</text:p>
          </table:table-cell>
          <table:table-cell office:value-type="string">
            <text:p>Mohamed Badawy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30136">
            <text:p>30136</text:p>
          </table:table-cell>
          <table:table-cell office:value-type="string">
            <text:p>Mohamed Seif Elnasr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46392">
            <text:p>46392</text:p>
          </table:table-cell>
          <table:table-cell office:value-type="string">
            <text:p>Mahmoud Abd El kader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55825">
            <text:p>55825</text:p>
          </table:table-cell>
          <table:table-cell office:value-type="string">
            <text:p>Abdalla Ahmed</text:p>
          </table:table-cell>
          <table:table-cell table:number-columns-repeated="1021"/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38304">
            <text:p>38304</text:p>
          </table:table-cell>
          <table:table-cell office:value-type="string">
            <text:p>Ashraf Abouelhassan</text:p>
          </table:table-cell>
          <table:table-cell table:number-columns-repeated="1021"/>
        </table:table-row>
        <table:table-row table:style-name="ro1">
          <table:table-cell office:value-type="float" office:value="13108">
            <text:p>13108</text:p>
          </table:table-cell>
          <table:table-cell office:value-type="float" office:value="59372">
            <text:p>59372</text:p>
          </table:table-cell>
          <table:table-cell office:value-type="string">
            <text:p>Storm Uru</text:p>
          </table:table-cell>
          <table:table-cell table:number-columns-repeated="1021"/>
        </table:table-row>
        <table:table-row table:style-name="ro1">
          <table:table-cell office:value-type="float" office:value="13108">
            <text:p>13108</text:p>
          </table:table-cell>
          <table:table-cell office:value-type="float" office:value="67209">
            <text:p>67209</text:p>
          </table:table-cell>
          <table:table-cell office:value-type="string">
            <text:p>Peter Taylor</text:p>
          </table:table-cell>
          <table:table-cell table:number-columns-repeated="1021"/>
        </table:table-row>
        <table:table-row table:style-name="ro1">
          <table:table-cell office:value-type="float" office:value="13111">
            <text:p>13111</text:p>
          </table:table-cell>
          <table:table-cell office:value-type="float" office:value="54669">
            <text:p>54669</text:p>
          </table:table-cell>
          <table:table-cell office:value-type="string">
            <text:p>Hans von Blixen-Finecke</text:p>
          </table:table-cell>
          <table:table-cell table:number-columns-repeated="1021"/>
        </table:table-row>
        <table:table-row table:style-name="ro1">
          <table:table-cell office:value-type="float" office:value="13118">
            <text:p>13118</text:p>
          </table:table-cell>
          <table:table-cell office:value-type="float" office:value="59264">
            <text:p>59264</text:p>
          </table:table-cell>
          <table:table-cell office:value-type="string">
            <text:p>He Zi</text:p>
          </table:table-cell>
          <table:table-cell table:number-columns-repeated="1021"/>
        </table:table-row>
        <table:table-row table:style-name="ro1">
          <table:table-cell office:value-type="float" office:value="13118">
            <text:p>13118</text:p>
          </table:table-cell>
          <table:table-cell office:value-type="float" office:value="6508">
            <text:p>6508</text:p>
          </table:table-cell>
          <table:table-cell office:value-type="string">
            <text:p>Wu Minxia</text:p>
          </table:table-cell>
          <table:table-cell table:number-columns-repeated="1021"/>
        </table:table-row>
        <table:table-row table:style-name="ro1">
          <table:table-cell office:value-type="float" office:value="13120">
            <text:p>13120</text:p>
          </table:table-cell>
          <table:table-cell office:value-type="float" office:value="4787">
            <text:p>4787</text:p>
          </table:table-cell>
          <table:table-cell office:value-type="string">
            <text:p>Georgina Evers-Swindell</text:p>
          </table:table-cell>
          <table:table-cell table:number-columns-repeated="1021"/>
        </table:table-row>
        <table:table-row table:style-name="ro1">
          <table:table-cell office:value-type="float" office:value="13120">
            <text:p>13120</text:p>
          </table:table-cell>
          <table:table-cell office:value-type="float" office:value="27683">
            <text:p>27683</text:p>
          </table:table-cell>
          <table:table-cell office:value-type="string">
            <text:p>Caroline Evers-Swindell</text:p>
          </table:table-cell>
          <table:table-cell table:number-columns-repeated="1021"/>
        </table:table-row>
        <table:table-row table:style-name="ro1">
          <table:table-cell office:value-type="float" office:value="13136">
            <text:p>13136</text:p>
          </table:table-cell>
          <table:table-cell office:value-type="float" office:value="38772">
            <text:p>38772</text:p>
          </table:table-cell>
          <table:table-cell office:value-type="string">
            <text:p>Zac Purchase</text:p>
          </table:table-cell>
          <table:table-cell table:number-columns-repeated="1021"/>
        </table:table-row>
        <table:table-row table:style-name="ro1">
          <table:table-cell office:value-type="float" office:value="13136">
            <text:p>13136</text:p>
          </table:table-cell>
          <table:table-cell office:value-type="float" office:value="43152">
            <text:p>43152</text:p>
          </table:table-cell>
          <table:table-cell office:value-type="string">
            <text:p>Mark Hunter</text:p>
          </table:table-cell>
          <table:table-cell table:number-columns-repeated="1021"/>
        </table:table-row>
        <table:table-row table:style-name="ro1">
          <table:table-cell office:value-type="float" office:value="13141">
            <text:p>13141</text:p>
          </table:table-cell>
          <table:table-cell office:value-type="float" office:value="45681">
            <text:p>45681</text:p>
          </table:table-cell>
          <table:table-cell office:value-type="string">
            <text:p>Rasmus Quist</text:p>
          </table:table-cell>
          <table:table-cell table:number-columns-repeated="1021"/>
        </table:table-row>
        <table:table-row table:style-name="ro1">
          <table:table-cell office:value-type="float" office:value="13141">
            <text:p>13141</text:p>
          </table:table-cell>
          <table:table-cell office:value-type="float" office:value="55902">
            <text:p>55902</text:p>
          </table:table-cell>
          <table:table-cell office:value-type="string">
            <text:p>Mads Rasmussen</text:p>
          </table:table-cell>
          <table:table-cell table:number-columns-repeated="1021"/>
        </table:table-row>
        <table:table-row table:style-name="ro1">
          <table:table-cell office:value-type="float" office:value="13141">
            <text:p>13141</text:p>
          </table:table-cell>
          <table:table-cell office:value-type="float" office:value="67075">
            <text:p>67075</text:p>
          </table:table-cell>
          <table:table-cell office:value-type="string">
            <text:p>Mads Rasmussen</text:p>
          </table:table-cell>
          <table:table-cell table:number-columns-repeated="1021"/>
        </table:table-row>
        <table:table-row table:style-name="ro1">
          <table:table-cell office:value-type="float" office:value="13166">
            <text:p>13166</text:p>
          </table:table-cell>
          <table:table-cell office:value-type="float" office:value="50975">
            <text:p>50975</text:p>
          </table:table-cell>
          <table:table-cell office:value-type="string">
            <text:p>He Hanbin</text:p>
          </table:table-cell>
          <table:table-cell table:number-columns-repeated="1021"/>
        </table:table-row>
        <table:table-row table:style-name="ro1">
          <table:table-cell office:value-type="float" office:value="13166">
            <text:p>13166</text:p>
          </table:table-cell>
          <table:table-cell office:value-type="float" office:value="14743">
            <text:p>14743</text:p>
          </table:table-cell>
          <table:table-cell office:value-type="string">
            <text:p>Yu Yang</text:p>
          </table:table-cell>
          <table:table-cell table:number-columns-repeated="1021"/>
        </table:table-row>
        <table:table-row table:style-name="ro1">
          <table:table-cell office:value-type="float" office:value="13166">
            <text:p>13166</text:p>
          </table:table-cell>
          <table:table-cell office:value-type="float" office:value="59341">
            <text:p>59341</text:p>
          </table:table-cell>
          <table:table-cell office:value-type="string">
            <text:p>Yu Yang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52076">
            <text:p>52076</text:p>
          </table:table-cell>
          <table:table-cell office:value-type="string">
            <text:p>André Luiz da Silva Nascimento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31644">
            <text:p>31644</text:p>
          </table:table-cell>
          <table:table-cell office:value-type="string">
            <text:p>André Heller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34767">
            <text:p>34767</text:p>
          </table:table-cell>
          <table:table-cell office:value-type="string">
            <text:p>Giba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46619">
            <text:p>46619</text:p>
          </table:table-cell>
          <table:table-cell office:value-type="string">
            <text:p>Bruno Rezende</text:p>
          </table:table-cell>
          <table:table-cell table:number-columns-repeated="1021"/>
        </table:table-row>
        <table:table-row table:style-name="ro2">
          <table:table-cell office:value-type="float" office:value="13213">
            <text:p>13213</text:p>
          </table:table-cell>
          <table:table-cell office:value-type="float" office:value="56572">
            <text:p>56572</text:p>
          </table:table-cell>
          <table:table-cell office:value-type="string">
            <text:p>Samuel Fuchs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62627">
            <text:p>62627</text:p>
          </table:table-cell>
          <table:table-cell office:value-type="string">
            <text:p>Dante Amaral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44606">
            <text:p>44606</text:p>
          </table:table-cell>
          <table:table-cell office:value-type="string">
            <text:p>Gustavo Endres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21591">
            <text:p>21591</text:p>
          </table:table-cell>
          <table:table-cell office:value-type="string">
            <text:p>Sérgio Dutra Santos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32522">
            <text:p>32522</text:p>
          </table:table-cell>
          <table:table-cell office:value-type="string">
            <text:p>Marcelo Elgarten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3217">
            <text:p>3217</text:p>
          </table:table-cell>
          <table:table-cell office:value-type="string">
            <text:p>Anderson Rodrigues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57899">
            <text:p>57899</text:p>
          </table:table-cell>
          <table:table-cell office:value-type="string">
            <text:p>Murilo Endres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15092">
            <text:p>15092</text:p>
          </table:table-cell>
          <table:table-cell office:value-type="string">
            <text:p>Rodrigo Santana</text:p>
          </table:table-cell>
          <table:table-cell table:number-columns-repeated="1021"/>
        </table:table-row>
        <table:table-row table:style-name="ro1">
          <table:table-cell office:value-type="float" office:value="13213">
            <text:p>13213</text:p>
          </table:table-cell>
          <table:table-cell office:value-type="float" office:value="16973">
            <text:p>16973</text:p>
          </table:table-cell>
          <table:table-cell office:value-type="string">
            <text:p>Rodrigo Santana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53334">
            <text:p>53334</text:p>
          </table:table-cell>
          <table:table-cell office:value-type="string">
            <text:p>Aleksey Ostapenko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17409">
            <text:p>17409</text:p>
          </table:table-cell>
          <table:table-cell office:value-type="string">
            <text:p>Alexey Verbov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49677">
            <text:p>49677</text:p>
          </table:table-cell>
          <table:table-cell office:value-type="string">
            <text:p>Aleksandr Volkov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41526">
            <text:p>41526</text:p>
          </table:table-cell>
          <table:table-cell office:value-type="string">
            <text:p>Maxim Mikhaylov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9797">
            <text:p>9797</text:p>
          </table:table-cell>
          <table:table-cell office:value-type="string">
            <text:p>Aleksandr Kosarev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60411">
            <text:p>60411</text:p>
          </table:table-cell>
          <table:table-cell office:value-type="string">
            <text:p>Semen Poltavskiy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60393">
            <text:p>60393</text:p>
          </table:table-cell>
          <table:table-cell office:value-type="string">
            <text:p>Aleksey Kuleshov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51306">
            <text:p>51306</text:p>
          </table:table-cell>
          <table:table-cell office:value-type="string">
            <text:p>Sergey Grankin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49254">
            <text:p>49254</text:p>
          </table:table-cell>
          <table:table-cell office:value-type="string">
            <text:p>Sergey Tetyukhin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39777">
            <text:p>39777</text:p>
          </table:table-cell>
          <table:table-cell office:value-type="string">
            <text:p>Vadim Khamuttskikh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30340">
            <text:p>30340</text:p>
          </table:table-cell>
          <table:table-cell office:value-type="string">
            <text:p>Aleksandr Korneev</text:p>
          </table:table-cell>
          <table:table-cell table:number-columns-repeated="1021"/>
        </table:table-row>
        <table:table-row table:style-name="ro1">
          <table:table-cell office:value-type="float" office:value="13230">
            <text:p>13230</text:p>
          </table:table-cell>
          <table:table-cell office:value-type="float" office:value="61267">
            <text:p>61267</text:p>
          </table:table-cell>
          <table:table-cell office:value-type="string">
            <text:p>Yury Berezhko</text:p>
          </table:table-cell>
          <table:table-cell table:number-columns-repeated="1021"/>
        </table:table-row>
        <table:table-row table:style-name="ro1">
          <table:table-cell office:value-type="float" office:value="13231">
            <text:p>13231</text:p>
          </table:table-cell>
          <table:table-cell office:value-type="float" office:value="60532">
            <text:p>60532</text:p>
          </table:table-cell>
          <table:table-cell office:value-type="string">
            <text:p>Scott Frandsen</text:p>
          </table:table-cell>
          <table:table-cell table:number-columns-repeated="1021"/>
        </table:table-row>
        <table:table-row table:style-name="ro1">
          <table:table-cell office:value-type="float" office:value="13231">
            <text:p>13231</text:p>
          </table:table-cell>
          <table:table-cell office:value-type="float" office:value="40417">
            <text:p>40417</text:p>
          </table:table-cell>
          <table:table-cell office:value-type="string">
            <text:p>David Calder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58273">
            <text:p>58273</text:p>
          </table:table-cell>
          <table:table-cell office:value-type="string">
            <text:p>Oleg Chatounov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20961">
            <text:p>20961</text:p>
          </table:table-cell>
          <table:table-cell office:value-type="string">
            <text:p>Pavel Chichkin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16221">
            <text:p>16221</text:p>
          </table:table-cell>
          <table:table-cell office:value-type="string">
            <text:p>Igor Chulepov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49254">
            <text:p>49254</text:p>
          </table:table-cell>
          <table:table-cell office:value-type="string">
            <text:p>Sergey Tetyukhin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25175">
            <text:p>25175</text:p>
          </table:table-cell>
          <table:table-cell office:value-type="string">
            <text:p>Stanislav Dineikine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39777">
            <text:p>39777</text:p>
          </table:table-cell>
          <table:table-cell office:value-type="string">
            <text:p>Vadim Khamuttskikh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21875">
            <text:p>21875</text:p>
          </table:table-cell>
          <table:table-cell office:value-type="string">
            <text:p>Ruslan Olikhver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59799">
            <text:p>59799</text:p>
          </table:table-cell>
          <table:table-cell office:value-type="string">
            <text:p>Alexei Kazakov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15737">
            <text:p>15737</text:p>
          </table:table-cell>
          <table:table-cell office:value-type="string">
            <text:p>Valery Goryuchev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61096">
            <text:p>61096</text:p>
          </table:table-cell>
          <table:table-cell office:value-type="string">
            <text:p>Dmitry Fomin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66978">
            <text:p>66978</text:p>
          </table:table-cell>
          <table:table-cell office:value-type="string">
            <text:p>Konstantin Ushakov</text:p>
          </table:table-cell>
          <table:table-cell table:number-columns-repeated="1021"/>
        </table:table-row>
        <table:table-row table:style-name="ro1">
          <table:table-cell office:value-type="float" office:value="13243">
            <text:p>13243</text:p>
          </table:table-cell>
          <table:table-cell office:value-type="float" office:value="4601">
            <text:p>4601</text:p>
          </table:table-cell>
          <table:table-cell office:value-type="string">
            <text:p>Sergey Orlenko</text:p>
          </table:table-cell>
          <table:table-cell table:number-columns-repeated="1021"/>
        </table:table-row>
        <table:table-row table:style-name="ro1">
          <table:table-cell office:value-type="float" office:value="13245">
            <text:p>13245</text:p>
          </table:table-cell>
          <table:table-cell office:value-type="float" office:value="1">
            <text:p>1</text:p>
          </table:table-cell>
          <table:table-cell office:value-type="string">
            <text:p>Chris Hoy</text:p>
          </table:table-cell>
          <table:table-cell table:number-columns-repeated="1021"/>
        </table:table-row>
        <table:table-row table:style-name="ro1">
          <table:table-cell office:value-type="float" office:value="13245">
            <text:p>13245</text:p>
          </table:table-cell>
          <table:table-cell office:value-type="float" office:value="55791">
            <text:p>55791</text:p>
          </table:table-cell>
          <table:table-cell office:value-type="string">
            <text:p>Jason Kenny</text:p>
          </table:table-cell>
          <table:table-cell table:number-columns-repeated="1021"/>
        </table:table-row>
        <table:table-row table:style-name="ro1">
          <table:table-cell office:value-type="float" office:value="13245">
            <text:p>13245</text:p>
          </table:table-cell>
          <table:table-cell office:value-type="float" office:value="8505">
            <text:p>8505</text:p>
          </table:table-cell>
          <table:table-cell office:value-type="string">
            <text:p>Jamie Staff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20964">
            <text:p>20964</text:p>
          </table:table-cell>
          <table:table-cell office:value-type="string">
            <text:p>Nikolay Ivano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26369">
            <text:p>26369</text:p>
          </table:table-cell>
          <table:table-cell office:value-type="string">
            <text:p>Nikolay Ivano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61098">
            <text:p>61098</text:p>
          </table:table-cell>
          <table:table-cell office:value-type="string">
            <text:p>Petar Ouzouno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19445">
            <text:p>19445</text:p>
          </table:table-cell>
          <table:table-cell office:value-type="string">
            <text:p>Ludmil Naydeno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29563">
            <text:p>29563</text:p>
          </table:table-cell>
          <table:table-cell office:value-type="string">
            <text:p>Plamen Konstantino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575">
            <text:p>575</text:p>
          </table:table-cell>
          <table:table-cell office:value-type="string">
            <text:p>Ivaylo Gavrilo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32036">
            <text:p>32036</text:p>
          </table:table-cell>
          <table:table-cell office:value-type="string">
            <text:p>Martin Stoe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59017">
            <text:p>59017</text:p>
          </table:table-cell>
          <table:table-cell office:value-type="string">
            <text:p>Lubomir Gane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15743">
            <text:p>15743</text:p>
          </table:table-cell>
          <table:table-cell office:value-type="string">
            <text:p>Dimo Tone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25165">
            <text:p>25165</text:p>
          </table:table-cell>
          <table:table-cell office:value-type="string">
            <text:p>Nayden Naydeno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36506">
            <text:p>36506</text:p>
          </table:table-cell>
          <table:table-cell office:value-type="string">
            <text:p>Yevgeni Ivano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30300">
            <text:p>30300</text:p>
          </table:table-cell>
          <table:table-cell office:value-type="string">
            <text:p>Plamen Hristov</text:p>
          </table:table-cell>
          <table:table-cell table:number-columns-repeated="1021"/>
        </table:table-row>
        <table:table-row table:style-name="ro1">
          <table:table-cell office:value-type="float" office:value="13255">
            <text:p>13255</text:p>
          </table:table-cell>
          <table:table-cell office:value-type="float" office:value="4594">
            <text:p>4594</text:p>
          </table:table-cell>
          <table:table-cell office:value-type="string">
            <text:p>Nikolay Jeliazkov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59079">
            <text:p>59079</text:p>
          </table:table-cell>
          <table:table-cell office:value-type="string">
            <text:p>Gao Hong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23934">
            <text:p>23934</text:p>
          </table:table-cell>
          <table:table-cell office:value-type="string">
            <text:p>Chen Yufeng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58139">
            <text:p>58139</text:p>
          </table:table-cell>
          <table:table-cell office:value-type="string">
            <text:p>Zhong Honglian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51494">
            <text:p>51494</text:p>
          </table:table-cell>
          <table:table-cell office:value-type="string">
            <text:p>Sun Qingmei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19768">
            <text:p>19768</text:p>
          </table:table-cell>
          <table:table-cell office:value-type="string">
            <text:p>Shui Qingxia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10157">
            <text:p>10157</text:p>
          </table:table-cell>
          <table:table-cell office:value-type="string">
            <text:p>Wei Haiying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66804">
            <text:p>66804</text:p>
          </table:table-cell>
          <table:table-cell office:value-type="string">
            <text:p>Shi Guihong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47927">
            <text:p>47927</text:p>
          </table:table-cell>
          <table:table-cell office:value-type="string">
            <text:p>Sun Wen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6115">
            <text:p>6115</text:p>
          </table:table-cell>
          <table:table-cell office:value-type="string">
            <text:p>Wang Liping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66324">
            <text:p>66324</text:p>
          </table:table-cell>
          <table:table-cell office:value-type="string">
            <text:p>Wang Liping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40893">
            <text:p>40893</text:p>
          </table:table-cell>
          <table:table-cell office:value-type="string">
            <text:p>Fan Yunjie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30701">
            <text:p>30701</text:p>
          </table:table-cell>
          <table:table-cell office:value-type="string">
            <text:p>Zhao Lihong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50883">
            <text:p>50883</text:p>
          </table:table-cell>
          <table:table-cell office:value-type="string">
            <text:p>Wen Lirong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57290">
            <text:p>57290</text:p>
          </table:table-cell>
          <table:table-cell office:value-type="string">
            <text:p>Yu Hongqi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49340">
            <text:p>49340</text:p>
          </table:table-cell>
          <table:table-cell office:value-type="string">
            <text:p>Xie Huilin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8749">
            <text:p>8749</text:p>
          </table:table-cell>
          <table:table-cell office:value-type="string">
            <text:p>Liu Ailing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1082">
            <text:p>1082</text:p>
          </table:table-cell>
          <table:table-cell office:value-type="string">
            <text:p>Liu Ying</text:p>
          </table:table-cell>
          <table:table-cell table:number-columns-repeated="1021"/>
        </table:table-row>
        <table:table-row table:style-name="ro1">
          <table:table-cell office:value-type="float" office:value="13264">
            <text:p>13264</text:p>
          </table:table-cell>
          <table:table-cell office:value-type="float" office:value="29488">
            <text:p>29488</text:p>
          </table:table-cell>
          <table:table-cell office:value-type="string">
            <text:p>Liu Ying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13272">
            <text:p>13272</text:p>
          </table:table-cell>
          <table:table-cell office:value-type="string">
            <text:p>Shin Jung-Sub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27200">
            <text:p>27200</text:p>
          </table:table-cell>
          <table:table-cell office:value-type="string">
            <text:p>Ha Jong-Hwa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29608">
            <text:p>29608</text:p>
          </table:table-cell>
          <table:table-cell office:value-type="string">
            <text:p>Lee Sung-Hee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12839">
            <text:p>12839</text:p>
          </table:table-cell>
          <table:table-cell office:value-type="string">
            <text:p>Kim Sang-Woo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41106">
            <text:p>41106</text:p>
          </table:table-cell>
          <table:table-cell office:value-type="string">
            <text:p>Im Do-Hun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19138">
            <text:p>19138</text:p>
          </table:table-cell>
          <table:table-cell office:value-type="string">
            <text:p>Shin Young-Chul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39497">
            <text:p>39497</text:p>
          </table:table-cell>
          <table:table-cell office:value-type="string">
            <text:p>Choi Cheon-Sik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36512">
            <text:p>36512</text:p>
          </table:table-cell>
          <table:table-cell office:value-type="string">
            <text:p>Shin Jin-Sik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41110">
            <text:p>41110</text:p>
          </table:table-cell>
          <table:table-cell office:value-type="string">
            <text:p>Park Hee-Sang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19444">
            <text:p>19444</text:p>
          </table:table-cell>
          <table:table-cell office:value-type="string">
            <text:p>Park Sun-Chool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47130">
            <text:p>47130</text:p>
          </table:table-cell>
          <table:table-cell office:value-type="string">
            <text:p>Bang Sin-Bong</text:p>
          </table:table-cell>
          <table:table-cell table:number-columns-repeated="1021"/>
        </table:table-row>
        <table:table-row table:style-name="ro1">
          <table:table-cell office:value-type="float" office:value="13287">
            <text:p>13287</text:p>
          </table:table-cell>
          <table:table-cell office:value-type="float" office:value="14981">
            <text:p>14981</text:p>
          </table:table-cell>
          <table:table-cell office:value-type="string">
            <text:p>Kim Se-Jin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6502">
            <text:p>6502</text:p>
          </table:table-cell>
          <table:table-cell office:value-type="string">
            <text:p>Ren Qi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67056">
            <text:p>67056</text:p>
          </table:table-cell>
          <table:table-cell office:value-type="string">
            <text:p>Jiao Shuai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7483">
            <text:p>7483</text:p>
          </table:table-cell>
          <table:table-cell office:value-type="string">
            <text:p>Yuan Zhi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41564">
            <text:p>41564</text:p>
          </table:table-cell>
          <table:table-cell office:value-type="string">
            <text:p>Shi Hairong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38682">
            <text:p>38682</text:p>
          </table:table-cell>
          <table:table-cell office:value-type="string">
            <text:p>Yu Dawei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6451">
            <text:p>6451</text:p>
          </table:table-cell>
          <table:table-cell office:value-type="string">
            <text:p>Shen Qiong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35732">
            <text:p>35732</text:p>
          </table:table-cell>
          <table:table-cell office:value-type="string">
            <text:p>Sui Shengsheng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41502">
            <text:p>41502</text:p>
          </table:table-cell>
          <table:table-cell office:value-type="string">
            <text:p>Guo Peng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20323">
            <text:p>20323</text:p>
          </table:table-cell>
          <table:table-cell office:value-type="string">
            <text:p>Cui Jianjun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40425">
            <text:p>40425</text:p>
          </table:table-cell>
          <table:table-cell office:value-type="string">
            <text:p>Fang Yingchao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16535">
            <text:p>16535</text:p>
          </table:table-cell>
          <table:table-cell office:value-type="string">
            <text:p>Jiang Fudong</text:p>
          </table:table-cell>
          <table:table-cell table:number-columns-repeated="1021"/>
        </table:table-row>
        <table:table-row table:style-name="ro1">
          <table:table-cell office:value-type="float" office:value="13290">
            <text:p>13290</text:p>
          </table:table-cell>
          <table:table-cell office:value-type="float" office:value="3996">
            <text:p>3996</text:p>
          </table:table-cell>
          <table:table-cell office:value-type="string">
            <text:p>Bian Hongmin</text:p>
          </table:table-cell>
          <table:table-cell table:number-columns-repeated="1021"/>
        </table:table-row>
        <table:table-row table:style-name="ro1">
          <table:table-cell office:value-type="float" office:value="13311">
            <text:p>13311</text:p>
          </table:table-cell>
          <table:table-cell office:value-type="float" office:value="22198">
            <text:p>22198</text:p>
          </table:table-cell>
          <table:table-cell office:value-type="string">
            <text:p>Kévin Sireau</text:p>
          </table:table-cell>
          <table:table-cell table:number-columns-repeated="1021"/>
        </table:table-row>
        <table:table-row table:style-name="ro2">
          <table:table-cell office:value-type="float" office:value="13311">
            <text:p>13311</text:p>
          </table:table-cell>
          <table:table-cell office:value-type="float" office:value="23509">
            <text:p>23509</text:p>
          </table:table-cell>
          <table:table-cell office:value-type="string">
            <text:p>Arnaud Tournant</text:p>
          </table:table-cell>
          <table:table-cell table:number-columns-repeated="1021"/>
        </table:table-row>
        <table:table-row table:style-name="ro2">
          <table:table-cell office:value-type="float" office:value="13311">
            <text:p>13311</text:p>
          </table:table-cell>
          <table:table-cell office:value-type="float" office:value="38699">
            <text:p>38699</text:p>
          </table:table-cell>
          <table:table-cell office:value-type="string">
            <text:p>Grégory Bauge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62422">
            <text:p>62422</text:p>
          </table:table-cell>
          <table:table-cell office:value-type="string">
            <text:p>Mirjana Ognjenovi?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19245">
            <text:p>19245</text:p>
          </table:table-cell>
          <table:table-cell office:value-type="string">
            <text:p>Zorica Pavi?evi?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22974">
            <text:p>22974</text:p>
          </table:table-cell>
          <table:table-cell office:value-type="string">
            <text:p>Emilija Er?i?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46942">
            <text:p>46942</text:p>
          </table:table-cell>
          <table:table-cell office:value-type="string">
            <text:p>Jasna Kolar-Merdan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10571">
            <text:p>10571</text:p>
          </table:table-cell>
          <table:table-cell office:value-type="string">
            <text:p>Biserka Višnji?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47864">
            <text:p>47864</text:p>
          </table:table-cell>
          <table:table-cell office:value-type="string">
            <text:p>Mirjana ?urica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31217">
            <text:p>31217</text:p>
          </table:table-cell>
          <table:table-cell office:value-type="string">
            <text:p>Ljubinka Jankovi?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35515">
            <text:p>35515</text:p>
          </table:table-cell>
          <table:table-cell office:value-type="string">
            <text:p>Jasna Ptujec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24895">
            <text:p>24895</text:p>
          </table:table-cell>
          <table:table-cell office:value-type="string">
            <text:p>Slavica ?uki?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28949">
            <text:p>28949</text:p>
          </table:table-cell>
          <table:table-cell office:value-type="string">
            <text:p>Svetlana Daši?-Kiti?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28195">
            <text:p>28195</text:p>
          </table:table-cell>
          <table:table-cell office:value-type="string">
            <text:p>Ljiljana Mugoša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34228">
            <text:p>34228</text:p>
          </table:table-cell>
          <table:table-cell office:value-type="string">
            <text:p>Svetlana Mugoša-Anti?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14660">
            <text:p>14660</text:p>
          </table:table-cell>
          <table:table-cell office:value-type="string">
            <text:p>Dragica ?uri?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31938">
            <text:p>31938</text:p>
          </table:table-cell>
          <table:table-cell office:value-type="string">
            <text:p>Svetlana Anastasovska</text:p>
          </table:table-cell>
          <table:table-cell table:number-columns-repeated="1021"/>
        </table:table-row>
        <table:table-row table:style-name="ro1">
          <table:table-cell office:value-type="float" office:value="13374">
            <text:p>13374</text:p>
          </table:table-cell>
          <table:table-cell office:value-type="float" office:value="28406">
            <text:p>28406</text:p>
          </table:table-cell>
          <table:table-cell office:value-type="string">
            <text:p>Alenka Cuderman</text:p>
          </table:table-cell>
          <table:table-cell table:number-columns-repeated="1021"/>
        </table:table-row>
        <table:table-row table:style-name="ro1">
          <table:table-cell office:value-type="float" office:value="13403">
            <text:p>13403</text:p>
          </table:table-cell>
          <table:table-cell office:value-type="float" office:value="48044">
            <text:p>48044</text:p>
          </table:table-cell>
          <table:table-cell office:value-type="string">
            <text:p>Takuya Nakase</text:p>
          </table:table-cell>
          <table:table-cell table:number-columns-repeated="1021"/>
        </table:table-row>
        <table:table-row table:style-name="ro1">
          <table:table-cell office:value-type="float" office:value="13403">
            <text:p>13403</text:p>
          </table:table-cell>
          <table:table-cell office:value-type="float" office:value="49454">
            <text:p>49454</text:p>
          </table:table-cell>
          <table:table-cell office:value-type="string">
            <text:p>Takuya Nakase</text:p>
          </table:table-cell>
          <table:table-cell table:number-columns-repeated="1021"/>
        </table:table-row>
        <table:table-row table:style-name="ro1">
          <table:table-cell office:value-type="float" office:value="13403">
            <text:p>13403</text:p>
          </table:table-cell>
          <table:table-cell office:value-type="float" office:value="4735">
            <text:p>4735</text:p>
          </table:table-cell>
          <table:table-cell office:value-type="string">
            <text:p>Takehiro Kashima</text:p>
          </table:table-cell>
          <table:table-cell table:number-columns-repeated="1021"/>
        </table:table-row>
        <table:table-row table:style-name="ro1">
          <table:table-cell office:value-type="float" office:value="13403">
            <text:p>13403</text:p>
          </table:table-cell>
          <table:table-cell office:value-type="float" office:value="36959">
            <text:p>36959</text:p>
          </table:table-cell>
          <table:table-cell office:value-type="string">
            <text:p>Koki Sakamoto</text:p>
          </table:table-cell>
          <table:table-cell table:number-columns-repeated="1021"/>
        </table:table-row>
        <table:table-row table:style-name="ro1">
          <table:table-cell office:value-type="float" office:value="13403">
            <text:p>13403</text:p>
          </table:table-cell>
          <table:table-cell office:value-type="float" office:value="38624">
            <text:p>38624</text:p>
          </table:table-cell>
          <table:table-cell office:value-type="string">
            <text:p>Koki Sakamoto</text:p>
          </table:table-cell>
          <table:table-cell table:number-columns-repeated="1021"/>
        </table:table-row>
        <table:table-row table:style-name="ro1">
          <table:table-cell office:value-type="float" office:value="13403">
            <text:p>13403</text:p>
          </table:table-cell>
          <table:table-cell office:value-type="float" office:value="65537">
            <text:p>65537</text:p>
          </table:table-cell>
          <table:table-cell office:value-type="string">
            <text:p>Hiroyuki Tomita</text:p>
          </table:table-cell>
          <table:table-cell table:number-columns-repeated="1021"/>
        </table:table-row>
        <table:table-row table:style-name="ro1">
          <table:table-cell office:value-type="float" office:value="13403">
            <text:p>13403</text:p>
          </table:table-cell>
          <table:table-cell office:value-type="float" office:value="13634">
            <text:p>13634</text:p>
          </table:table-cell>
          <table:table-cell office:value-type="string">
            <text:p>Makoto Okiguchi</text:p>
          </table:table-cell>
          <table:table-cell table:number-columns-repeated="1021"/>
        </table:table-row>
        <table:table-row table:style-name="ro1">
          <table:table-cell office:value-type="float" office:value="13403">
            <text:p>13403</text:p>
          </table:table-cell>
          <table:table-cell office:value-type="float" office:value="27610">
            <text:p>27610</text:p>
          </table:table-cell>
          <table:table-cell office:value-type="string">
            <text:p>Makoto Okiguchi</text:p>
          </table:table-cell>
          <table:table-cell table:number-columns-repeated="1021"/>
        </table:table-row>
        <table:table-row table:style-name="ro1">
          <table:table-cell office:value-type="float" office:value="13403">
            <text:p>13403</text:p>
          </table:table-cell>
          <table:table-cell office:value-type="float" office:value="32091">
            <text:p>32091</text:p>
          </table:table-cell>
          <table:table-cell office:value-type="string">
            <text:p>Kohei Uchimura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17805">
            <text:p>17805</text:p>
          </table:table-cell>
          <table:table-cell office:value-type="string">
            <text:p>Piotr Gruszka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38585">
            <text:p>38585</text:p>
          </table:table-cell>
          <table:table-cell office:value-type="string">
            <text:p>Marcin Mo?d?onek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56233">
            <text:p>56233</text:p>
          </table:table-cell>
          <table:table-cell office:value-type="string">
            <text:p>?ukasz Kadziewicz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56298">
            <text:p>56298</text:p>
          </table:table-cell>
          <table:table-cell office:value-type="string">
            <text:p>Mariusz Wlaz?y</text:p>
          </table:table-cell>
          <table:table-cell table:number-columns-repeated="1021"/>
        </table:table-row>
        <table:table-row table:style-name="ro2">
          <table:table-cell office:value-type="float" office:value="13444">
            <text:p>13444</text:p>
          </table:table-cell>
          <table:table-cell office:value-type="float" office:value="30870">
            <text:p>30870</text:p>
          </table:table-cell>
          <table:table-cell office:value-type="string">
            <text:p>Daniel Pli?ski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44920">
            <text:p>44920</text:p>
          </table:table-cell>
          <table:table-cell office:value-type="string">
            <text:p>Krzysztof Gierczy?ski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11436">
            <text:p>11436</text:p>
          </table:table-cell>
          <table:table-cell office:value-type="string">
            <text:p>Pawe? Zagumny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2870">
            <text:p>2870</text:p>
          </table:table-cell>
          <table:table-cell office:value-type="string">
            <text:p>Marcin Wika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14917">
            <text:p>14917</text:p>
          </table:table-cell>
          <table:table-cell office:value-type="string">
            <text:p>Marcin Wika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31669">
            <text:p>31669</text:p>
          </table:table-cell>
          <table:table-cell office:value-type="string">
            <text:p>Sebastian ?widerski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7265">
            <text:p>7265</text:p>
          </table:table-cell>
          <table:table-cell office:value-type="string">
            <text:p>Krzysztof Ignaczak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39419">
            <text:p>39419</text:p>
          </table:table-cell>
          <table:table-cell office:value-type="string">
            <text:p>Pawe? Woicki</text:p>
          </table:table-cell>
          <table:table-cell table:number-columns-repeated="1021"/>
        </table:table-row>
        <table:table-row table:style-name="ro1">
          <table:table-cell office:value-type="float" office:value="13444">
            <text:p>13444</text:p>
          </table:table-cell>
          <table:table-cell office:value-type="float" office:value="23135">
            <text:p>23135</text:p>
          </table:table-cell>
          <table:table-cell office:value-type="string">
            <text:p>Micha? Winiarski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13379">
            <text:p>13379</text:p>
          </table:table-cell>
          <table:table-cell office:value-type="string">
            <text:p>Mohamed Baghdadi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18629">
            <text:p>18629</text:p>
          </table:table-cell>
          <table:table-cell office:value-type="string">
            <text:p>Tarak Aouni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12293">
            <text:p>12293</text:p>
          </table:table-cell>
          <table:table-cell office:value-type="string">
            <text:p>Riadh Hedhili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12557">
            <text:p>12557</text:p>
          </table:table-cell>
          <table:table-cell office:value-type="string">
            <text:p>Atef Loukil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59046">
            <text:p>59046</text:p>
          </table:table-cell>
          <table:table-cell office:value-type="string">
            <text:p>Majdi Toumi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45106">
            <text:p>45106</text:p>
          </table:table-cell>
          <table:table-cell office:value-type="string">
            <text:p>Ghazi Koubba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7966">
            <text:p>7966</text:p>
          </table:table-cell>
          <table:table-cell office:value-type="string">
            <text:p>Ghazi Guidara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25166">
            <text:p>25166</text:p>
          </table:table-cell>
          <table:table-cell office:value-type="string">
            <text:p>Hichem Ben Romdhane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47123">
            <text:p>47123</text:p>
          </table:table-cell>
          <table:table-cell office:value-type="string">
            <text:p>Riadh Ghandri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27834">
            <text:p>27834</text:p>
          </table:table-cell>
          <table:table-cell office:value-type="string">
            <text:p>Nouredding Hfaiedh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14987">
            <text:p>14987</text:p>
          </table:table-cell>
          <table:table-cell office:value-type="string">
            <text:p>Faycal Ben Amara</text:p>
          </table:table-cell>
          <table:table-cell table:number-columns-repeated="1021"/>
        </table:table-row>
        <table:table-row table:style-name="ro1">
          <table:table-cell office:value-type="float" office:value="13447">
            <text:p>13447</text:p>
          </table:table-cell>
          <table:table-cell office:value-type="float" office:value="16254">
            <text:p>16254</text:p>
          </table:table-cell>
          <table:table-cell office:value-type="string">
            <text:p>Khaled Belaïd</text:p>
          </table:table-cell>
          <table:table-cell table:number-columns-repeated="1021"/>
        </table:table-row>
        <table:table-row table:style-name="ro1">
          <table:table-cell office:value-type="float" office:value="13458">
            <text:p>13458</text:p>
          </table:table-cell>
          <table:table-cell office:value-type="float" office:value="13585">
            <text:p>13585</text:p>
          </table:table-cell>
          <table:table-cell office:value-type="string">
            <text:p>Björn Kircheisen</text:p>
          </table:table-cell>
          <table:table-cell table:number-columns-repeated="1021"/>
        </table:table-row>
        <table:table-row table:style-name="ro1">
          <table:table-cell office:value-type="float" office:value="13458">
            <text:p>13458</text:p>
          </table:table-cell>
          <table:table-cell office:value-type="float" office:value="43508">
            <text:p>43508</text:p>
          </table:table-cell>
          <table:table-cell office:value-type="string">
            <text:p>Johannes Rydzek</text:p>
          </table:table-cell>
          <table:table-cell table:number-columns-repeated="1021"/>
        </table:table-row>
        <table:table-row table:style-name="ro1">
          <table:table-cell office:value-type="float" office:value="13458">
            <text:p>13458</text:p>
          </table:table-cell>
          <table:table-cell office:value-type="float" office:value="40980">
            <text:p>40980</text:p>
          </table:table-cell>
          <table:table-cell office:value-type="string">
            <text:p>Tino Edelmann</text:p>
          </table:table-cell>
          <table:table-cell table:number-columns-repeated="1021"/>
        </table:table-row>
        <table:table-row table:style-name="ro1">
          <table:table-cell office:value-type="float" office:value="13458">
            <text:p>13458</text:p>
          </table:table-cell>
          <table:table-cell office:value-type="float" office:value="9418">
            <text:p>9418</text:p>
          </table:table-cell>
          <table:table-cell office:value-type="string">
            <text:p>Eric Frenzel</text:p>
          </table:table-cell>
          <table:table-cell table:number-columns-repeated="1021"/>
        </table:table-row>
        <table:table-row table:style-name="ro1">
          <table:table-cell office:value-type="float" office:value="13464">
            <text:p>13464</text:p>
          </table:table-cell>
          <table:table-cell office:value-type="float" office:value="14545">
            <text:p>14545</text:p>
          </table:table-cell>
          <table:table-cell office:value-type="string">
            <text:p>Julius Brink</text:p>
          </table:table-cell>
          <table:table-cell table:number-columns-repeated="1021"/>
        </table:table-row>
        <table:table-row table:style-name="ro1">
          <table:table-cell office:value-type="float" office:value="13464">
            <text:p>13464</text:p>
          </table:table-cell>
          <table:table-cell office:value-type="float" office:value="59065">
            <text:p>59065</text:p>
          </table:table-cell>
          <table:table-cell office:value-type="string">
            <text:p>Jonas Reckermann</text:p>
          </table:table-cell>
          <table:table-cell table:number-columns-repeated="1021"/>
        </table:table-row>
        <table:table-row table:style-name="ro1">
          <table:table-cell office:value-type="float" office:value="13485">
            <text:p>13485</text:p>
          </table:table-cell>
          <table:table-cell office:value-type="float" office:value="65603">
            <text:p>65603</text:p>
          </table:table-cell>
          <table:table-cell office:value-type="string">
            <text:p>Lee Yong-dae</text:p>
          </table:table-cell>
          <table:table-cell table:number-columns-repeated="1021"/>
        </table:table-row>
        <table:table-row table:style-name="ro1">
          <table:table-cell office:value-type="float" office:value="13485">
            <text:p>13485</text:p>
          </table:table-cell>
          <table:table-cell office:value-type="float" office:value="60543">
            <text:p>60543</text:p>
          </table:table-cell>
          <table:table-cell office:value-type="string">
            <text:p>Lee Hyo-jung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19757">
            <text:p>19757</text:p>
          </table:table-cell>
          <table:table-cell office:value-type="string">
            <text:p>Jochen Schöps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37307">
            <text:p>37307</text:p>
          </table:table-cell>
          <table:table-cell office:value-type="string">
            <text:p>Björn Andrae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27515">
            <text:p>27515</text:p>
          </table:table-cell>
          <table:table-cell office:value-type="string">
            <text:p>Marcus Böhme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67046">
            <text:p>67046</text:p>
          </table:table-cell>
          <table:table-cell office:value-type="string">
            <text:p>Frank Dehne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29162">
            <text:p>29162</text:p>
          </table:table-cell>
          <table:table-cell office:value-type="string">
            <text:p>Simon Tischer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16358">
            <text:p>16358</text:p>
          </table:table-cell>
          <table:table-cell office:value-type="string">
            <text:p>Ralph Bergmann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17715">
            <text:p>17715</text:p>
          </table:table-cell>
          <table:table-cell office:value-type="string">
            <text:p>Stefan Hübner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56763">
            <text:p>56763</text:p>
          </table:table-cell>
          <table:table-cell office:value-type="string">
            <text:p>Mark Siebeck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14880">
            <text:p>14880</text:p>
          </table:table-cell>
          <table:table-cell office:value-type="string">
            <text:p>Thomas Kröger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60535">
            <text:p>60535</text:p>
          </table:table-cell>
          <table:table-cell office:value-type="string">
            <text:p>Christian Pampel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32899">
            <text:p>32899</text:p>
          </table:table-cell>
          <table:table-cell office:value-type="string">
            <text:p>Robert Kromm</text:p>
          </table:table-cell>
          <table:table-cell table:number-columns-repeated="1021"/>
        </table:table-row>
        <table:table-row table:style-name="ro1">
          <table:table-cell office:value-type="float" office:value="13513">
            <text:p>13513</text:p>
          </table:table-cell>
          <table:table-cell office:value-type="float" office:value="576">
            <text:p>576</text:p>
          </table:table-cell>
          <table:table-cell office:value-type="string">
            <text:p>Marcus Popp</text:p>
          </table:table-cell>
          <table:table-cell table:number-columns-repeated="1021"/>
        </table:table-row>
        <table:table-row table:style-name="ro1">
          <table:table-cell office:value-type="float" office:value="13514">
            <text:p>13514</text:p>
          </table:table-cell>
          <table:table-cell office:value-type="float" office:value="21834">
            <text:p>21834</text:p>
          </table:table-cell>
          <table:table-cell office:value-type="string">
            <text:p>Joey Hagerty</text:p>
          </table:table-cell>
          <table:table-cell table:number-columns-repeated="1021"/>
        </table:table-row>
        <table:table-row table:style-name="ro1">
          <table:table-cell office:value-type="float" office:value="13514">
            <text:p>13514</text:p>
          </table:table-cell>
          <table:table-cell office:value-type="float" office:value="22078">
            <text:p>22078</text:p>
          </table:table-cell>
          <table:table-cell office:value-type="string">
            <text:p>Kai Wen Tan</text:p>
          </table:table-cell>
          <table:table-cell table:number-columns-repeated="1021"/>
        </table:table-row>
        <table:table-row table:style-name="ro1">
          <table:table-cell office:value-type="float" office:value="13514">
            <text:p>13514</text:p>
          </table:table-cell>
          <table:table-cell office:value-type="float" office:value="7806">
            <text:p>7806</text:p>
          </table:table-cell>
          <table:table-cell office:value-type="string">
            <text:p>Alexander Artemev</text:p>
          </table:table-cell>
          <table:table-cell table:number-columns-repeated="1021"/>
        </table:table-row>
        <table:table-row table:style-name="ro1">
          <table:table-cell office:value-type="float" office:value="13514">
            <text:p>13514</text:p>
          </table:table-cell>
          <table:table-cell office:value-type="float" office:value="16423">
            <text:p>16423</text:p>
          </table:table-cell>
          <table:table-cell office:value-type="string">
            <text:p>Raj Bhavsar</text:p>
          </table:table-cell>
          <table:table-cell table:number-columns-repeated="1021"/>
        </table:table-row>
        <table:table-row table:style-name="ro1">
          <table:table-cell office:value-type="float" office:value="13514">
            <text:p>13514</text:p>
          </table:table-cell>
          <table:table-cell office:value-type="float" office:value="30834">
            <text:p>30834</text:p>
          </table:table-cell>
          <table:table-cell office:value-type="string">
            <text:p>Raj Bhavsar</text:p>
          </table:table-cell>
          <table:table-cell table:number-columns-repeated="1021"/>
        </table:table-row>
        <table:table-row table:style-name="ro1">
          <table:table-cell office:value-type="float" office:value="13514">
            <text:p>13514</text:p>
          </table:table-cell>
          <table:table-cell office:value-type="float" office:value="22204">
            <text:p>22204</text:p>
          </table:table-cell>
          <table:table-cell office:value-type="string">
            <text:p>Justin Spring</text:p>
          </table:table-cell>
          <table:table-cell table:number-columns-repeated="1021"/>
        </table:table-row>
        <table:table-row table:style-name="ro1">
          <table:table-cell office:value-type="float" office:value="13514">
            <text:p>13514</text:p>
          </table:table-cell>
          <table:table-cell office:value-type="float" office:value="64690">
            <text:p>64690</text:p>
          </table:table-cell>
          <table:table-cell office:value-type="string">
            <text:p>Jonathan Horton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38355">
            <text:p>38355</text:p>
          </table:table-cell>
          <table:table-cell office:value-type="string">
            <text:p>Kingsley Obiekwu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24866">
            <text:p>24866</text:p>
          </table:table-cell>
          <table:table-cell office:value-type="string">
            <text:p>Uche Okechukwu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19541">
            <text:p>19541</text:p>
          </table:table-cell>
          <table:table-cell office:value-type="string">
            <text:p>Victor Ikpeba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51408">
            <text:p>51408</text:p>
          </table:table-cell>
          <table:table-cell office:value-type="string">
            <text:p>Celestine Babayaro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30627">
            <text:p>30627</text:p>
          </table:table-cell>
          <table:table-cell office:value-type="string">
            <text:p>Emmanuel Amuneke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22253">
            <text:p>22253</text:p>
          </table:table-cell>
          <table:table-cell office:value-type="string">
            <text:p>Wilson Oruma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23170">
            <text:p>23170</text:p>
          </table:table-cell>
          <table:table-cell office:value-type="string">
            <text:p>Taribo West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4548">
            <text:p>4548</text:p>
          </table:table-cell>
          <table:table-cell office:value-type="string">
            <text:p>Daniel Amokachi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40138">
            <text:p>40138</text:p>
          </table:table-cell>
          <table:table-cell office:value-type="string">
            <text:p>Jay-Jay Okocha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23741">
            <text:p>23741</text:p>
          </table:table-cell>
          <table:table-cell office:value-type="string">
            <text:p>Tijjani Babangida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25304">
            <text:p>25304</text:p>
          </table:table-cell>
          <table:table-cell office:value-type="string">
            <text:p>Emmanuel Babayaro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32313">
            <text:p>32313</text:p>
          </table:table-cell>
          <table:table-cell office:value-type="string">
            <text:p>Abiodun Obafemi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2210">
            <text:p>2210</text:p>
          </table:table-cell>
          <table:table-cell office:value-type="string">
            <text:p>Garba Lawal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6549">
            <text:p>6549</text:p>
          </table:table-cell>
          <table:table-cell office:value-type="string">
            <text:p>Teslim Fatusi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44757">
            <text:p>44757</text:p>
          </table:table-cell>
          <table:table-cell office:value-type="string">
            <text:p>Dosu Joseph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16921">
            <text:p>16921</text:p>
          </table:table-cell>
          <table:table-cell office:value-type="string">
            <text:p>Sunday Oliseh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22287">
            <text:p>22287</text:p>
          </table:table-cell>
          <table:table-cell office:value-type="string">
            <text:p>Mobi Oparaku</text:p>
          </table:table-cell>
          <table:table-cell table:number-columns-repeated="1021"/>
        </table:table-row>
        <table:table-row table:style-name="ro1">
          <table:table-cell office:value-type="float" office:value="13543">
            <text:p>13543</text:p>
          </table:table-cell>
          <table:table-cell office:value-type="float" office:value="65825">
            <text:p>65825</text:p>
          </table:table-cell>
          <table:table-cell office:value-type="string">
            <text:p>Nwankwo Kanu</text:p>
          </table:table-cell>
          <table:table-cell table:number-columns-repeated="1021"/>
        </table:table-row>
        <table:table-row table:style-name="ro2">
          <table:table-cell office:value-type="float" office:value="13544">
            <text:p>13544</text:p>
          </table:table-cell>
          <table:table-cell office:value-type="float" office:value="36448">
            <text:p>36448</text:p>
          </table:table-cell>
          <table:table-cell office:value-type="string">
            <text:p>Jennifer Abel</text:p>
          </table:table-cell>
          <table:table-cell table:number-columns-repeated="1021"/>
        </table:table-row>
        <table:table-row table:style-name="ro1">
          <table:table-cell office:value-type="float" office:value="13544">
            <text:p>13544</text:p>
          </table:table-cell>
          <table:table-cell office:value-type="float" office:value="29669">
            <text:p>29669</text:p>
          </table:table-cell>
          <table:table-cell office:value-type="string">
            <text:p>Émilie Heymans</text:p>
          </table:table-cell>
          <table:table-cell table:number-columns-repeated="1021"/>
        </table:table-row>
        <table:table-row table:style-name="ro1">
          <table:table-cell office:value-type="float" office:value="13555">
            <text:p>13555</text:p>
          </table:table-cell>
          <table:table-cell office:value-type="float" office:value="55823">
            <text:p>55823</text:p>
          </table:table-cell>
          <table:table-cell office:value-type="string">
            <text:p>M?rti?š P?avi?š</text:p>
          </table:table-cell>
          <table:table-cell table:number-columns-repeated="1021"/>
        </table:table-row>
        <table:table-row table:style-name="ro1">
          <table:table-cell office:value-type="float" office:value="13555">
            <text:p>13555</text:p>
          </table:table-cell>
          <table:table-cell office:value-type="float" office:value="35141">
            <text:p>35141</text:p>
          </table:table-cell>
          <table:table-cell office:value-type="string">
            <text:p>J?nis Šm?di?š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32515">
            <text:p>32515</text:p>
          </table:table-cell>
          <table:table-cell office:value-type="string">
            <text:p>David Lee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67259">
            <text:p>67259</text:p>
          </table:table-cell>
          <table:table-cell office:value-type="string">
            <text:p>David Lee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51333">
            <text:p>51333</text:p>
          </table:table-cell>
          <table:table-cell office:value-type="string">
            <text:p>Tom Hoff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46811">
            <text:p>46811</text:p>
          </table:table-cell>
          <table:table-cell office:value-type="string">
            <text:p>Richard Lambourne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60923">
            <text:p>60923</text:p>
          </table:table-cell>
          <table:table-cell office:value-type="string">
            <text:p>Ryan Millar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51549">
            <text:p>51549</text:p>
          </table:table-cell>
          <table:table-cell office:value-type="string">
            <text:p>Reid Priddy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57254">
            <text:p>57254</text:p>
          </table:table-cell>
          <table:table-cell office:value-type="string">
            <text:p>Lloy Ball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37695">
            <text:p>37695</text:p>
          </table:table-cell>
          <table:table-cell office:value-type="string">
            <text:p>Gabe Gardner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9822">
            <text:p>9822</text:p>
          </table:table-cell>
          <table:table-cell office:value-type="string">
            <text:p>Riley Salmon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57699">
            <text:p>57699</text:p>
          </table:table-cell>
          <table:table-cell office:value-type="string">
            <text:p>Scott Touzinsky</text:p>
          </table:table-cell>
          <table:table-cell table:number-columns-repeated="1021"/>
        </table:table-row>
        <table:table-row table:style-name="ro2">
          <table:table-cell office:value-type="float" office:value="13558">
            <text:p>13558</text:p>
          </table:table-cell>
          <table:table-cell office:value-type="float" office:value="35901">
            <text:p>35901</text:p>
          </table:table-cell>
          <table:table-cell office:value-type="string">
            <text:p>Kevin Hansen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8416">
            <text:p>8416</text:p>
          </table:table-cell>
          <table:table-cell office:value-type="string">
            <text:p>Sean Rooney</text:p>
          </table:table-cell>
          <table:table-cell table:number-columns-repeated="1021"/>
        </table:table-row>
        <table:table-row table:style-name="ro1">
          <table:table-cell office:value-type="float" office:value="13558">
            <text:p>13558</text:p>
          </table:table-cell>
          <table:table-cell office:value-type="float" office:value="20132">
            <text:p>20132</text:p>
          </table:table-cell>
          <table:table-cell office:value-type="string">
            <text:p>Clay Stanley</text:p>
          </table:table-cell>
          <table:table-cell table:number-columns-repeated="1021"/>
        </table:table-row>
        <table:table-row table:style-name="ro1">
          <table:table-cell office:value-type="float" office:value="13574">
            <text:p>13574</text:p>
          </table:table-cell>
          <table:table-cell office:value-type="float" office:value="24660">
            <text:p>24660</text:p>
          </table:table-cell>
          <table:table-cell office:value-type="string">
            <text:p>Abigail Johnston</text:p>
          </table:table-cell>
          <table:table-cell table:number-columns-repeated="1021"/>
        </table:table-row>
        <table:table-row table:style-name="ro1">
          <table:table-cell office:value-type="float" office:value="13574">
            <text:p>13574</text:p>
          </table:table-cell>
          <table:table-cell office:value-type="float" office:value="29654">
            <text:p>29654</text:p>
          </table:table-cell>
          <table:table-cell office:value-type="string">
            <text:p>Kelci Bryant</text:p>
          </table:table-cell>
          <table:table-cell table:number-columns-repeated="1021"/>
        </table:table-row>
        <table:table-row table:style-name="ro1">
          <table:table-cell office:value-type="float" office:value="13604">
            <text:p>13604</text:p>
          </table:table-cell>
          <table:table-cell office:value-type="float" office:value="34">
            <text:p>34</text:p>
          </table:table-cell>
          <table:table-cell office:value-type="string">
            <text:p>Jan Hauser</text:p>
          </table:table-cell>
          <table:table-cell table:number-columns-repeated="1021"/>
        </table:table-row>
        <table:table-row table:style-name="ro1">
          <table:table-cell office:value-type="float" office:value="13604">
            <text:p>13604</text:p>
          </table:table-cell>
          <table:table-cell office:value-type="float" office:value="36490">
            <text:p>36490</text:p>
          </table:table-cell>
          <table:table-cell office:value-type="string">
            <text:p>Ralph Stöckli</text:p>
          </table:table-cell>
          <table:table-cell table:number-columns-repeated="1021"/>
        </table:table-row>
        <table:table-row table:style-name="ro1">
          <table:table-cell office:value-type="float" office:value="13604">
            <text:p>13604</text:p>
          </table:table-cell>
          <table:table-cell office:value-type="float" office:value="66807">
            <text:p>66807</text:p>
          </table:table-cell>
          <table:table-cell office:value-type="string">
            <text:p>Markus Eggler</text:p>
          </table:table-cell>
          <table:table-cell table:number-columns-repeated="1021"/>
        </table:table-row>
        <table:table-row table:style-name="ro1">
          <table:table-cell office:value-type="float" office:value="13604">
            <text:p>13604</text:p>
          </table:table-cell>
          <table:table-cell office:value-type="float" office:value="43973">
            <text:p>43973</text:p>
          </table:table-cell>
          <table:table-cell office:value-type="string">
            <text:p>Toni Mueller</text:p>
          </table:table-cell>
          <table:table-cell table:number-columns-repeated="1021"/>
        </table:table-row>
        <table:table-row table:style-name="ro1">
          <table:table-cell office:value-type="float" office:value="13604">
            <text:p>13604</text:p>
          </table:table-cell>
          <table:table-cell office:value-type="float" office:value="17530">
            <text:p>17530</text:p>
          </table:table-cell>
          <table:table-cell office:value-type="string">
            <text:p>Simon Strübin</text:p>
          </table:table-cell>
          <table:table-cell table:number-columns-repeated="1021"/>
        </table:table-row>
        <table:table-row table:style-name="ro1">
          <table:table-cell office:value-type="float" office:value="13605">
            <text:p>13605</text:p>
          </table:table-cell>
          <table:table-cell office:value-type="float" office:value="16508">
            <text:p>16508</text:p>
          </table:table-cell>
          <table:table-cell office:value-type="string">
            <text:p>Christoffer Svae</text:p>
          </table:table-cell>
          <table:table-cell table:number-columns-repeated="1021"/>
        </table:table-row>
        <table:table-row table:style-name="ro1">
          <table:table-cell office:value-type="float" office:value="13605">
            <text:p>13605</text:p>
          </table:table-cell>
          <table:table-cell office:value-type="float" office:value="3920">
            <text:p>3920</text:p>
          </table:table-cell>
          <table:table-cell office:value-type="string">
            <text:p>Håvard Vad Petersson</text:p>
          </table:table-cell>
          <table:table-cell table:number-columns-repeated="1021"/>
        </table:table-row>
        <table:table-row table:style-name="ro1">
          <table:table-cell office:value-type="float" office:value="13605">
            <text:p>13605</text:p>
          </table:table-cell>
          <table:table-cell office:value-type="float" office:value="4192">
            <text:p>4192</text:p>
          </table:table-cell>
          <table:table-cell office:value-type="string">
            <text:p>Thomas Loevold</text:p>
          </table:table-cell>
          <table:table-cell table:number-columns-repeated="1021"/>
        </table:table-row>
        <table:table-row table:style-name="ro1">
          <table:table-cell office:value-type="float" office:value="13605">
            <text:p>13605</text:p>
          </table:table-cell>
          <table:table-cell office:value-type="float" office:value="46031">
            <text:p>46031</text:p>
          </table:table-cell>
          <table:table-cell office:value-type="string">
            <text:p>Torger Nergård</text:p>
          </table:table-cell>
          <table:table-cell table:number-columns-repeated="1021"/>
        </table:table-row>
        <table:table-row table:style-name="ro1">
          <table:table-cell office:value-type="float" office:value="13605">
            <text:p>13605</text:p>
          </table:table-cell>
          <table:table-cell office:value-type="float" office:value="50405">
            <text:p>50405</text:p>
          </table:table-cell>
          <table:table-cell office:value-type="string">
            <text:p>Thomas Ulsrud</text:p>
          </table:table-cell>
          <table:table-cell table:number-columns-repeated="1021"/>
        </table:table-row>
        <table:table-row table:style-name="ro1">
          <table:table-cell office:value-type="float" office:value="13606">
            <text:p>13606</text:p>
          </table:table-cell>
          <table:table-cell office:value-type="float" office:value="10394">
            <text:p>10394</text:p>
          </table:table-cell>
          <table:table-cell office:value-type="string">
            <text:p>Alexandre Zoubkov</text:p>
          </table:table-cell>
          <table:table-cell table:number-columns-repeated="1021"/>
        </table:table-row>
        <table:table-row table:style-name="ro1">
          <table:table-cell office:value-type="float" office:value="13606">
            <text:p>13606</text:p>
          </table:table-cell>
          <table:table-cell office:value-type="float" office:value="20257">
            <text:p>20257</text:p>
          </table:table-cell>
          <table:table-cell office:value-type="string">
            <text:p>Alexey Voevoda</text:p>
          </table:table-cell>
          <table:table-cell table:number-columns-repeated="1021"/>
        </table:table-row>
        <table:table-row table:style-name="ro1">
          <table:table-cell office:value-type="float" office:value="13607">
            <text:p>13607</text:p>
          </table:table-cell>
          <table:table-cell office:value-type="float" office:value="63626">
            <text:p>63626</text:p>
          </table:table-cell>
          <table:table-cell office:value-type="string">
            <text:p>Todd Lodwick</text:p>
          </table:table-cell>
          <table:table-cell table:number-columns-repeated="1021"/>
        </table:table-row>
        <table:table-row table:style-name="ro1">
          <table:table-cell office:value-type="float" office:value="13607">
            <text:p>13607</text:p>
          </table:table-cell>
          <table:table-cell office:value-type="float" office:value="67165">
            <text:p>67165</text:p>
          </table:table-cell>
          <table:table-cell office:value-type="string">
            <text:p>Johnny Spillane</text:p>
          </table:table-cell>
          <table:table-cell table:number-columns-repeated="1021"/>
        </table:table-row>
        <table:table-row table:style-name="ro1">
          <table:table-cell office:value-type="float" office:value="13607">
            <text:p>13607</text:p>
          </table:table-cell>
          <table:table-cell office:value-type="float" office:value="54885">
            <text:p>54885</text:p>
          </table:table-cell>
          <table:table-cell office:value-type="string">
            <text:p>Bill Demong</text:p>
          </table:table-cell>
          <table:table-cell table:number-columns-repeated="1021"/>
        </table:table-row>
        <table:table-row table:style-name="ro1">
          <table:table-cell office:value-type="float" office:value="13607">
            <text:p>13607</text:p>
          </table:table-cell>
          <table:table-cell office:value-type="float" office:value="54370">
            <text:p>54370</text:p>
          </table:table-cell>
          <table:table-cell office:value-type="string">
            <text:p>Brett Camerota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44776">
            <text:p>44776</text:p>
          </table:table-cell>
          <table:table-cell office:value-type="string">
            <text:p>Paolo Tofoli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41486">
            <text:p>41486</text:p>
          </table:table-cell>
          <table:table-cell office:value-type="string">
            <text:p>Lorenzo Bernardi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3338">
            <text:p>3338</text:p>
          </table:table-cell>
          <table:table-cell office:value-type="string">
            <text:p>Marco Meoni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61030">
            <text:p>61030</text:p>
          </table:table-cell>
          <table:table-cell office:value-type="string">
            <text:p>Vigor Bovolenta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33740">
            <text:p>33740</text:p>
          </table:table-cell>
          <table:table-cell office:value-type="string">
            <text:p>Marco Bracci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25237">
            <text:p>25237</text:p>
          </table:table-cell>
          <table:table-cell office:value-type="string">
            <text:p>Luca Cantagalli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57762">
            <text:p>57762</text:p>
          </table:table-cell>
          <table:table-cell office:value-type="string">
            <text:p>Andrea Gardini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5984">
            <text:p>5984</text:p>
          </table:table-cell>
          <table:table-cell office:value-type="string">
            <text:p>Andrea Sartoretti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29970">
            <text:p>29970</text:p>
          </table:table-cell>
          <table:table-cell office:value-type="string">
            <text:p>Samuele Papi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35990">
            <text:p>35990</text:p>
          </table:table-cell>
          <table:table-cell office:value-type="string">
            <text:p>Pasquale Gravina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57551">
            <text:p>57551</text:p>
          </table:table-cell>
          <table:table-cell office:value-type="string">
            <text:p>Andrea Giani</text:p>
          </table:table-cell>
          <table:table-cell table:number-columns-repeated="1021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1379">
            <text:p>1379</text:p>
          </table:table-cell>
          <table:table-cell office:value-type="string">
            <text:p>Andrea Zorzi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44754">
            <text:p>44754</text:p>
          </table:table-cell>
          <table:table-cell office:value-type="string">
            <text:p>Narciso dos Santos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54431">
            <text:p>54431</text:p>
          </table:table-cell>
          <table:table-cell office:value-type="string">
            <text:p>Alexandre da Silva Mariano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57327">
            <text:p>57327</text:p>
          </table:table-cell>
          <table:table-cell office:value-type="string">
            <text:p>Marcelinho Paulista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27523">
            <text:p>27523</text:p>
          </table:table-cell>
          <table:table-cell office:value-type="string">
            <text:p>Zé Elias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48933">
            <text:p>48933</text:p>
          </table:table-cell>
          <table:table-cell office:value-type="string">
            <text:p>André Luiz Moreira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7266">
            <text:p>7266</text:p>
          </table:table-cell>
          <table:table-cell office:value-type="string">
            <text:p>Bebeto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59417">
            <text:p>59417</text:p>
          </table:table-cell>
          <table:table-cell office:value-type="string">
            <text:p>Luiz Carlos Bombonato Goulart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54888">
            <text:p>54888</text:p>
          </table:table-cell>
          <table:table-cell office:value-type="string">
            <text:p>Roberto Carlos da Silva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16494">
            <text:p>16494</text:p>
          </table:table-cell>
          <table:table-cell office:value-type="string">
            <text:p>Rivaldo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60657">
            <text:p>60657</text:p>
          </table:table-cell>
          <table:table-cell office:value-type="string">
            <text:p>Ronaldo Guiaro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2247">
            <text:p>2247</text:p>
          </table:table-cell>
          <table:table-cell office:value-type="string">
            <text:p>Nelson de Jesus Silva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45347">
            <text:p>45347</text:p>
          </table:table-cell>
          <table:table-cell office:value-type="string">
            <text:p>José Marcelo Ferreira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5589">
            <text:p>5589</text:p>
          </table:table-cell>
          <table:table-cell office:value-type="string">
            <text:p>Aldair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52853">
            <text:p>52853</text:p>
          </table:table-cell>
          <table:table-cell office:value-type="string">
            <text:p>Flávio Conceição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15321">
            <text:p>15321</text:p>
          </table:table-cell>
          <table:table-cell office:value-type="string">
            <text:p>Ronaldo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61624">
            <text:p>61624</text:p>
          </table:table-cell>
          <table:table-cell office:value-type="string">
            <text:p>Juninho Paulista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8890">
            <text:p>8890</text:p>
          </table:table-cell>
          <table:table-cell office:value-type="string">
            <text:p>Danrlei</text:p>
          </table:table-cell>
          <table:table-cell table:number-columns-repeated="1021"/>
        </table:table-row>
        <table:table-row table:style-name="ro1">
          <table:table-cell office:value-type="float" office:value="13637">
            <text:p>13637</text:p>
          </table:table-cell>
          <table:table-cell office:value-type="float" office:value="37168">
            <text:p>37168</text:p>
          </table:table-cell>
          <table:table-cell office:value-type="string">
            <text:p>Sávio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6408">
            <text:p>6408</text:p>
          </table:table-cell>
          <table:table-cell office:value-type="string">
            <text:p>Roberto Néstor Sensini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45589">
            <text:p>45589</text:p>
          </table:table-cell>
          <table:table-cell office:value-type="string">
            <text:p>Diego Simeone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37797">
            <text:p>37797</text:p>
          </table:table-cell>
          <table:table-cell office:value-type="string">
            <text:p>Carlos Bossio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56123">
            <text:p>56123</text:p>
          </table:table-cell>
          <table:table-cell office:value-type="string">
            <text:p>Hernán Crespo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27637">
            <text:p>27637</text:p>
          </table:table-cell>
          <table:table-cell office:value-type="string">
            <text:p>Claudio López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63342">
            <text:p>63342</text:p>
          </table:table-cell>
          <table:table-cell office:value-type="string">
            <text:p>Christian Bassedas</text:p>
          </table:table-cell>
          <table:table-cell table:number-columns-repeated="1021"/>
        </table:table-row>
        <table:table-row table:style-name="ro2">
          <table:table-cell office:value-type="float" office:value="13646">
            <text:p>13646</text:p>
          </table:table-cell>
          <table:table-cell office:value-type="float" office:value="7145">
            <text:p>7145</text:p>
          </table:table-cell>
          <table:table-cell office:value-type="string">
            <text:p>Pablo Paz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66509">
            <text:p>66509</text:p>
          </table:table-cell>
          <table:table-cell office:value-type="string">
            <text:p>Héctor Pineda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64524">
            <text:p>64524</text:p>
          </table:table-cell>
          <table:table-cell office:value-type="string">
            <text:p>Javier Zanetti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40485">
            <text:p>40485</text:p>
          </table:table-cell>
          <table:table-cell office:value-type="string">
            <text:p>José Chamot</text:p>
          </table:table-cell>
          <table:table-cell table:number-columns-repeated="1021"/>
        </table:table-row>
        <table:table-row table:style-name="ro2">
          <table:table-cell office:value-type="float" office:value="13646">
            <text:p>13646</text:p>
          </table:table-cell>
          <table:table-cell office:value-type="float" office:value="13157">
            <text:p>13157</text:p>
          </table:table-cell>
          <table:table-cell office:value-type="string">
            <text:p>Hugo Morales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46041">
            <text:p>46041</text:p>
          </table:table-cell>
          <table:table-cell office:value-type="string">
            <text:p>Marcelo Gallardo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16211">
            <text:p>16211</text:p>
          </table:table-cell>
          <table:table-cell office:value-type="string">
            <text:p>Ariel Ortega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66080">
            <text:p>66080</text:p>
          </table:table-cell>
          <table:table-cell office:value-type="string">
            <text:p>Roberto Ayala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16293">
            <text:p>16293</text:p>
          </table:table-cell>
          <table:table-cell office:value-type="string">
            <text:p>Matías Almeyda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4953">
            <text:p>4953</text:p>
          </table:table-cell>
          <table:table-cell office:value-type="string">
            <text:p>Marcelo Delgado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23721">
            <text:p>23721</text:p>
          </table:table-cell>
          <table:table-cell office:value-type="string">
            <text:p>Gustavo López</text:p>
          </table:table-cell>
          <table:table-cell table:number-columns-repeated="1021"/>
        </table:table-row>
        <table:table-row table:style-name="ro1">
          <table:table-cell office:value-type="float" office:value="13646">
            <text:p>13646</text:p>
          </table:table-cell>
          <table:table-cell office:value-type="float" office:value="63826">
            <text:p>63826</text:p>
          </table:table-cell>
          <table:table-cell office:value-type="string">
            <text:p>Pablo Cavallero</text:p>
          </table:table-cell>
          <table:table-cell table:number-columns-repeated="1021"/>
        </table:table-row>
        <table:table-row table:style-name="ro1">
          <table:table-cell office:value-type="float" office:value="13657">
            <text:p>13657</text:p>
          </table:table-cell>
          <table:table-cell office:value-type="float" office:value="60938">
            <text:p>60938</text:p>
          </table:table-cell>
          <table:table-cell office:value-type="string">
            <text:p>Thomas Florschuetz</text:p>
          </table:table-cell>
          <table:table-cell table:number-columns-repeated="1021"/>
        </table:table-row>
        <table:table-row table:style-name="ro1">
          <table:table-cell office:value-type="float" office:value="13657">
            <text:p>13657</text:p>
          </table:table-cell>
          <table:table-cell office:value-type="float" office:value="48906">
            <text:p>48906</text:p>
          </table:table-cell>
          <table:table-cell office:value-type="string">
            <text:p>Richard Adjei</text:p>
          </table:table-cell>
          <table:table-cell table:number-columns-repeated="1021"/>
        </table:table-row>
        <table:table-row table:style-name="ro2">
          <table:table-cell office:value-type="float" office:value="13726">
            <text:p>13726</text:p>
          </table:table-cell>
          <table:table-cell office:value-type="float" office:value="20999">
            <text:p>20999</text:p>
          </table:table-cell>
          <table:table-cell office:value-type="string">
            <text:p>Julia Richter</text:p>
          </table:table-cell>
          <table:table-cell table:number-columns-repeated="1021"/>
        </table:table-row>
        <table:table-row table:style-name="ro1">
          <table:table-cell office:value-type="float" office:value="13726">
            <text:p>13726</text:p>
          </table:table-cell>
          <table:table-cell office:value-type="float" office:value="17617">
            <text:p>17617</text:p>
          </table:table-cell>
          <table:table-cell office:value-type="string">
            <text:p>Britta Oppelt</text:p>
          </table:table-cell>
          <table:table-cell table:number-columns-repeated="1021"/>
        </table:table-row>
        <table:table-row table:style-name="ro1">
          <table:table-cell office:value-type="float" office:value="13726">
            <text:p>13726</text:p>
          </table:table-cell>
          <table:table-cell office:value-type="float" office:value="7453">
            <text:p>7453</text:p>
          </table:table-cell>
          <table:table-cell office:value-type="string">
            <text:p>Annekatrin Thiele</text:p>
          </table:table-cell>
          <table:table-cell table:number-columns-repeated="1021"/>
        </table:table-row>
        <table:table-row table:style-name="ro1">
          <table:table-cell office:value-type="float" office:value="13726">
            <text:p>13726</text:p>
          </table:table-cell>
          <table:table-cell office:value-type="float" office:value="40590">
            <text:p>40590</text:p>
          </table:table-cell>
          <table:table-cell office:value-type="string">
            <text:p>Carina Bär</text:p>
          </table:table-cell>
          <table:table-cell table:number-columns-repeated="1021"/>
        </table:table-row>
        <table:table-row table:style-name="ro1">
          <table:table-cell office:value-type="float" office:value="13742">
            <text:p>13742</text:p>
          </table:table-cell>
          <table:table-cell office:value-type="float" office:value="56814">
            <text:p>56814</text:p>
          </table:table-cell>
          <table:table-cell office:value-type="string">
            <text:p>Brittany Elmslie</text:p>
          </table:table-cell>
          <table:table-cell table:number-columns-repeated="1021"/>
        </table:table-row>
        <table:table-row table:style-name="ro1">
          <table:table-cell office:value-type="float" office:value="13742">
            <text:p>13742</text:p>
          </table:table-cell>
          <table:table-cell office:value-type="float" office:value="19782">
            <text:p>19782</text:p>
          </table:table-cell>
          <table:table-cell office:value-type="string">
            <text:p>Leisel Jones</text:p>
          </table:table-cell>
          <table:table-cell table:number-columns-repeated="1021"/>
        </table:table-row>
        <table:table-row table:style-name="ro1">
          <table:table-cell office:value-type="float" office:value="13742">
            <text:p>13742</text:p>
          </table:table-cell>
          <table:table-cell office:value-type="float" office:value="7379">
            <text:p>7379</text:p>
          </table:table-cell>
          <table:table-cell office:value-type="string">
            <text:p>Melanie Schlanger</text:p>
          </table:table-cell>
          <table:table-cell table:number-columns-repeated="1021"/>
        </table:table-row>
        <table:table-row table:style-name="ro1">
          <table:table-cell office:value-type="float" office:value="13742">
            <text:p>13742</text:p>
          </table:table-cell>
          <table:table-cell office:value-type="float" office:value="31843">
            <text:p>31843</text:p>
          </table:table-cell>
          <table:table-cell office:value-type="string">
            <text:p>Alicia Coutts</text:p>
          </table:table-cell>
          <table:table-cell table:number-columns-repeated="1021"/>
        </table:table-row>
        <table:table-row table:style-name="ro1">
          <table:table-cell office:value-type="float" office:value="13742">
            <text:p>13742</text:p>
          </table:table-cell>
          <table:table-cell office:value-type="float" office:value="6001">
            <text:p>6001</text:p>
          </table:table-cell>
          <table:table-cell office:value-type="string">
            <text:p>Emily Seebohm</text:p>
          </table:table-cell>
          <table:table-cell table:number-columns-repeated="1021"/>
        </table:table-row>
        <table:table-row table:style-name="ro1">
          <table:table-cell office:value-type="float" office:value="13751">
            <text:p>13751</text:p>
          </table:table-cell>
          <table:table-cell office:value-type="float" office:value="57314">
            <text:p>57314</text:p>
          </table:table-cell>
          <table:table-cell office:value-type="string">
            <text:p>Yana Dementieva</text:p>
          </table:table-cell>
          <table:table-cell table:number-columns-repeated="1021"/>
        </table:table-row>
        <table:table-row table:style-name="ro1">
          <table:table-cell office:value-type="float" office:value="13751">
            <text:p>13751</text:p>
          </table:table-cell>
          <table:table-cell office:value-type="float" office:value="16620">
            <text:p>16620</text:p>
          </table:table-cell>
          <table:table-cell office:value-type="string">
            <text:p>Anastasiia Kozhenkova</text:p>
          </table:table-cell>
          <table:table-cell table:number-columns-repeated="1021"/>
        </table:table-row>
        <table:table-row table:style-name="ro1">
          <table:table-cell office:value-type="float" office:value="13751">
            <text:p>13751</text:p>
          </table:table-cell>
          <table:table-cell office:value-type="float" office:value="28734">
            <text:p>28734</text:p>
          </table:table-cell>
          <table:table-cell office:value-type="string">
            <text:p>Nataliya Dovgodko</text:p>
          </table:table-cell>
          <table:table-cell table:number-columns-repeated="1021"/>
        </table:table-row>
        <table:table-row table:style-name="ro1">
          <table:table-cell office:value-type="float" office:value="13751">
            <text:p>13751</text:p>
          </table:table-cell>
          <table:table-cell office:value-type="float" office:value="45603">
            <text:p>45603</text:p>
          </table:table-cell>
          <table:table-cell office:value-type="string">
            <text:p>Kateryna Tarasenko</text:p>
          </table:table-cell>
          <table:table-cell table:number-columns-repeated="1021"/>
        </table:table-row>
        <table:table-row table:style-name="ro1">
          <table:table-cell office:value-type="float" office:value="13753">
            <text:p>13753</text:p>
          </table:table-cell>
          <table:table-cell office:value-type="float" office:value="34233">
            <text:p>34233</text:p>
          </table:table-cell>
          <table:table-cell office:value-type="string">
            <text:p>Mikhail Ignatiev</text:p>
          </table:table-cell>
          <table:table-cell table:number-columns-repeated="1021"/>
        </table:table-row>
        <table:table-row table:style-name="ro1">
          <table:table-cell office:value-type="float" office:value="13753">
            <text:p>13753</text:p>
          </table:table-cell>
          <table:table-cell office:value-type="float" office:value="11639">
            <text:p>11639</text:p>
          </table:table-cell>
          <table:table-cell office:value-type="string">
            <text:p>Alexei Markov</text:p>
          </table:table-cell>
          <table:table-cell table:number-columns-repeated="1021"/>
        </table:table-row>
        <table:table-row table:style-name="ro1">
          <table:table-cell office:value-type="float" office:value="13793">
            <text:p>13793</text:p>
          </table:table-cell>
          <table:table-cell office:value-type="float" office:value="57043">
            <text:p>57043</text:p>
          </table:table-cell>
          <table:table-cell office:value-type="string">
            <text:p>Carsten Mogensen</text:p>
          </table:table-cell>
          <table:table-cell table:number-columns-repeated="1021"/>
        </table:table-row>
        <table:table-row table:style-name="ro1">
          <table:table-cell office:value-type="float" office:value="13793">
            <text:p>13793</text:p>
          </table:table-cell>
          <table:table-cell office:value-type="float" office:value="1012">
            <text:p>1012</text:p>
          </table:table-cell>
          <table:table-cell office:value-type="string">
            <text:p>Mathias Boe</text:p>
          </table:table-cell>
          <table:table-cell table:number-columns-repeated="1021"/>
        </table:table-row>
        <table:table-row table:style-name="ro1">
          <table:table-cell office:value-type="float" office:value="13794">
            <text:p>13794</text:p>
          </table:table-cell>
          <table:table-cell office:value-type="float" office:value="18911">
            <text:p>18911</text:p>
          </table:table-cell>
          <table:table-cell office:value-type="string">
            <text:p>Nathan Outteridge</text:p>
          </table:table-cell>
          <table:table-cell table:number-columns-repeated="1021"/>
        </table:table-row>
        <table:table-row table:style-name="ro1">
          <table:table-cell office:value-type="float" office:value="13794">
            <text:p>13794</text:p>
          </table:table-cell>
          <table:table-cell office:value-type="float" office:value="53174">
            <text:p>53174</text:p>
          </table:table-cell>
          <table:table-cell office:value-type="string">
            <text:p>Iain Jensen</text:p>
          </table:table-cell>
          <table:table-cell table:number-columns-repeated="1021"/>
        </table:table-row>
        <table:table-row table:style-name="ro1">
          <table:table-cell office:value-type="float" office:value="13797">
            <text:p>13797</text:p>
          </table:table-cell>
          <table:table-cell office:value-type="float" office:value="17409">
            <text:p>17409</text:p>
          </table:table-cell>
          <table:table-cell office:value-type="string">
            <text:p>Alexey Verbov</text:p>
          </table:table-cell>
          <table:table-cell table:number-columns-repeated="1021"/>
        </table:table-row>
        <table:table-row table:style-name="ro1">
          <table:table-cell office:value-type="float" office:value="13797">
            <text:p>13797</text:p>
          </table:table-cell>
          <table:table-cell office:value-type="float" office:value="59799">
            <text:p>59799</text:p>
          </table:table-cell>
          <table:table-cell office:value-type="string">
            <text:p>Alexei Kazakov</text:p>
          </table:table-cell>
          <table:table-cell table:number-columns-repeated="1021"/>
        </table:table-row>
        <table:table-row table:style-name="ro1">
          <table:table-cell office:value-type="float" office:value="13797">
            <text:p>13797</text:p>
          </table:table-cell>
          <table:table-cell office:value-type="float" office:value="39409">
            <text:p>39409</text:p>
          </table:table-cell>
          <table:table-cell office:value-type="string">
            <text:p>Stanislav Dineykin</text:p>
          </table:table-cell>
          <table:table-cell table:number-columns-repeated="1021"/>
        </table:table-row>
        <table:table-row table:style-name="ro1">
          <table:table-cell office:value-type="float" office:value="13797">
            <text:p>13797</text:p>
          </table:table-cell>
          <table:table-cell office:value-type="float" office:value="66978">
            <text:p>66978</text:p>
          </table:table-cell>
          <table:table-cell office:value-type="string">
            <text:p>Konstantin Ushakov</text:p>
          </table:table-cell>
          <table:table-cell table:number-columns-repeated="1021"/>
        </table:table-row>
        <table:table-row table:style-name="ro1">
          <table:table-cell office:value-type="float" office:value="13797">
            <text:p>13797</text:p>
          </table:table-cell>
          <table:table-cell office:value-type="float" office:value="39777">
            <text:p>39777</text:p>
          </table:table-cell>
          <table:table-cell office:value-type="string">
            <text:p>Vadim Khamuttskikh</text:p>
          </table:table-cell>
          <table:table-cell table:number-columns-repeated="1021"/>
        </table:table-row>
        <table:table-row table:style-name="ro1">
          <table:table-cell office:value-type="float" office:value="13797">
            <text:p>13797</text:p>
          </table:table-cell>
          <table:table-cell office:value-type="float" office:value="49254">
            <text:p>49254</text:p>
          </table:table-cell>
          <table:table-cell office:value-type="string">
            <text:p>Sergey Tetyukhin</text:p>
          </table:table-cell>
          <table:table-cell table:number-columns-repeated="1021"/>
        </table:table-row>
        <table:table-row table:style-name="ro1">
          <table:table-cell office:value-type="float" office:value="13797">
            <text:p>13797</text:p>
          </table:table-cell>
          <table:table-cell office:value-type="float" office:value="6189">
            <text:p>6189</text:p>
          </table:table-cell>
          <table:table-cell office:value-type="string">
            <text:p>Andrey Egorchev</text:p>
          </table:table-cell>
          <table:table-cell table:number-columns-repeated="1021"/>
        </table:table-row>
        <table:table-row table:style-name="ro1">
          <table:table-cell office:value-type="float" office:value="13797">
            <text:p>13797</text:p>
          </table:table-cell>
          <table:table-cell office:value-type="float" office:value="3383">
            <text:p>3383</text:p>
          </table:table-cell>
          <table:table-cell office:value-type="string">
            <text:p>Pavel Abramov</text:p>
          </table:table-cell>
          <table:table-cell table:number-columns-repeated="1021"/>
        </table:table-row>
        <table:table-row table:style-name="ro1">
          <table:table-cell office:value-type="float" office:value="13797">
            <text:p>13797</text:p>
          </table:table-cell>
          <table:table-cell office:value-type="float" office:value="60393">
            <text:p>60393</text:p>
          </table:table-cell>
          <table:table-cell office:value-type="string">
            <text:p>Aleksey Kuleshov</text:p>
          </table:table-cell>
          <table:table-cell table:number-columns-repeated="1021"/>
        </table:table-row>
        <table:table-row table:style-name="ro1">
          <table:table-cell office:value-type="float" office:value="13797">
            <text:p>13797</text:p>
          </table:table-cell>
          <table:table-cell office:value-type="float" office:value="2239">
            <text:p>2239</text:p>
          </table:table-cell>
          <table:table-cell office:value-type="string">
            <text:p>Sergei Baranov</text:p>
          </table:table-cell>
          <table:table-cell table:number-columns-repeated="1021"/>
        </table:table-row>
        <table:table-row table:style-name="ro1">
          <table:table-cell office:value-type="float" office:value="13797">
            <text:p>13797</text:p>
          </table:table-cell>
          <table:table-cell office:value-type="float" office:value="19616">
            <text:p>19616</text:p>
          </table:table-cell>
          <table:table-cell office:value-type="string">
            <text:p>Taras Khtey</text:p>
          </table:table-cell>
          <table:table-cell table:number-columns-repeated="1021"/>
        </table:table-row>
        <table:table-row table:style-name="ro1">
          <table:table-cell office:value-type="float" office:value="13810">
            <text:p>13810</text:p>
          </table:table-cell>
          <table:table-cell office:value-type="float" office:value="10295">
            <text:p>10295</text:p>
          </table:table-cell>
          <table:table-cell office:value-type="string">
            <text:p>Chen Ruolin</text:p>
          </table:table-cell>
          <table:table-cell table:number-columns-repeated="1021"/>
        </table:table-row>
        <table:table-row table:style-name="ro1">
          <table:table-cell office:value-type="float" office:value="13810">
            <text:p>13810</text:p>
          </table:table-cell>
          <table:table-cell office:value-type="float" office:value="9890">
            <text:p>9890</text:p>
          </table:table-cell>
          <table:table-cell office:value-type="string">
            <text:p>Wang Hao</text:p>
          </table:table-cell>
          <table:table-cell table:number-columns-repeated="1021"/>
        </table:table-row>
        <table:table-row table:style-name="ro1">
          <table:table-cell office:value-type="float" office:value="13810">
            <text:p>13810</text:p>
          </table:table-cell>
          <table:table-cell office:value-type="float" office:value="21981">
            <text:p>21981</text:p>
          </table:table-cell>
          <table:table-cell office:value-type="string">
            <text:p>Wang Hao</text:p>
          </table:table-cell>
          <table:table-cell table:number-columns-repeated="1021"/>
        </table:table-row>
        <table:table-row table:style-name="ro1">
          <table:table-cell office:value-type="float" office:value="13810">
            <text:p>13810</text:p>
          </table:table-cell>
          <table:table-cell office:value-type="float" office:value="33685">
            <text:p>33685</text:p>
          </table:table-cell>
          <table:table-cell office:value-type="string">
            <text:p>Wang Hao</text:p>
          </table:table-cell>
          <table:table-cell table:number-columns-repeated="1021"/>
        </table:table-row>
        <table:table-row table:style-name="ro1">
          <table:table-cell office:value-type="float" office:value="13810">
            <text:p>13810</text:p>
          </table:table-cell>
          <table:table-cell office:value-type="float" office:value="38764">
            <text:p>38764</text:p>
          </table:table-cell>
          <table:table-cell office:value-type="string">
            <text:p>Wang Hao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27760">
            <text:p>27760</text:p>
          </table:table-cell>
          <table:table-cell office:value-type="string">
            <text:p>Dmitriy Ilinykh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56776">
            <text:p>56776</text:p>
          </table:table-cell>
          <table:table-cell office:value-type="string">
            <text:p>Dmitriy Muserskiy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49254">
            <text:p>49254</text:p>
          </table:table-cell>
          <table:table-cell office:value-type="string">
            <text:p>Sergey Tetyukhin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41526">
            <text:p>41526</text:p>
          </table:table-cell>
          <table:table-cell office:value-type="string">
            <text:p>Maxim Mikhaylov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19616">
            <text:p>19616</text:p>
          </table:table-cell>
          <table:table-cell office:value-type="string">
            <text:p>Taras Khtey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49677">
            <text:p>49677</text:p>
          </table:table-cell>
          <table:table-cell office:value-type="string">
            <text:p>Aleksandr Volkov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61267">
            <text:p>61267</text:p>
          </table:table-cell>
          <table:table-cell office:value-type="string">
            <text:p>Yury Berezhko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7525">
            <text:p>7525</text:p>
          </table:table-cell>
          <table:table-cell office:value-type="string">
            <text:p>Alexey Obmochaev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18144">
            <text:p>18144</text:p>
          </table:table-cell>
          <table:table-cell office:value-type="string">
            <text:p>Alexander Sokolov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66605">
            <text:p>66605</text:p>
          </table:table-cell>
          <table:table-cell office:value-type="string">
            <text:p>Nikolay Apalikov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55697">
            <text:p>55697</text:p>
          </table:table-cell>
          <table:table-cell office:value-type="string">
            <text:p>Alexander Butko</text:p>
          </table:table-cell>
          <table:table-cell table:number-columns-repeated="1021"/>
        </table:table-row>
        <table:table-row table:style-name="ro1">
          <table:table-cell office:value-type="float" office:value="13823">
            <text:p>13823</text:p>
          </table:table-cell>
          <table:table-cell office:value-type="float" office:value="51306">
            <text:p>51306</text:p>
          </table:table-cell>
          <table:table-cell office:value-type="string">
            <text:p>Sergey Grankin</text:p>
          </table:table-cell>
          <table:table-cell table:number-columns-repeated="1021"/>
        </table:table-row>
        <table:table-row table:style-name="ro1">
          <table:table-cell office:value-type="float" office:value="13832">
            <text:p>13832</text:p>
          </table:table-cell>
          <table:table-cell office:value-type="float" office:value="38227">
            <text:p>38227</text:p>
          </table:table-cell>
          <table:table-cell office:value-type="string">
            <text:p>Walter Fernando Perez</text:p>
          </table:table-cell>
          <table:table-cell table:number-columns-repeated="1021"/>
        </table:table-row>
        <table:table-row table:style-name="ro1">
          <table:table-cell office:value-type="float" office:value="13832">
            <text:p>13832</text:p>
          </table:table-cell>
          <table:table-cell office:value-type="float" office:value="48523">
            <text:p>48523</text:p>
          </table:table-cell>
          <table:table-cell office:value-type="string">
            <text:p>Juan Curuchet</text:p>
          </table:table-cell>
          <table:table-cell table:number-columns-repeated="1021"/>
        </table:table-row>
        <table:table-row table:style-name="ro1">
          <table:table-cell office:value-type="float" office:value="13869">
            <text:p>13869</text:p>
          </table:table-cell>
          <table:table-cell office:value-type="float" office:value="49753">
            <text:p>49753</text:p>
          </table:table-cell>
          <table:table-cell office:value-type="string">
            <text:p>Didier Dinart</text:p>
          </table:table-cell>
          <table:table-cell table:number-columns-repeated="1021"/>
        </table:table-row>
        <table:table-row table:style-name="ro2">
          <table:table-cell office:value-type="float" office:value="13869">
            <text:p>13869</text:p>
          </table:table-cell>
          <table:table-cell office:value-type="float" office:value="8566">
            <text:p>8566</text:p>
          </table:table-cell>
          <table:table-cell office:value-type="string">
            <text:p>Guillaume Joli</text:p>
          </table:table-cell>
          <table:table-cell table:number-columns-repeated="1021"/>
        </table:table-row>
        <table:table-row table:style-name="ro1">
          <table:table-cell office:value-type="float" office:value="13869">
            <text:p>13869</text:p>
          </table:table-cell>
          <table:table-cell office:value-type="float" office:value="19417">
            <text:p>19417</text:p>
          </table:table-cell>
          <table:table-cell office:value-type="string">
            <text:p>Samuel Honrubia</text:p>
          </table:table-cell>
          <table:table-cell table:number-columns-repeated="1021"/>
        </table:table-row>
        <table:table-row table:style-name="ro2">
          <table:table-cell office:value-type="float" office:value="13869">
            <text:p>13869</text:p>
          </table:table-cell>
          <table:table-cell office:value-type="float" office:value="27311">
            <text:p>27311</text:p>
          </table:table-cell>
          <table:table-cell office:value-type="string">
            <text:p>Bertrand Gille</text:p>
          </table:table-cell>
          <table:table-cell table:number-columns-repeated="1021"/>
        </table:table-row>
        <table:table-row table:style-name="ro1">
          <table:table-cell office:value-type="float" office:value="13869">
            <text:p>13869</text:p>
          </table:table-cell>
          <table:table-cell office:value-type="float" office:value="46544">
            <text:p>46544</text:p>
          </table:table-cell>
          <table:table-cell office:value-type="string">
            <text:p>Xavier Barachet</text:p>
          </table:table-cell>
          <table:table-cell table:number-columns-repeated="1021"/>
        </table:table-row>
        <table:table-row table:style-name="ro1">
          <table:table-cell office:value-type="float" office:value="13869">
            <text:p>13869</text:p>
          </table:table-cell>
          <table:table-cell office:value-type="float" office:value="23787">
            <text:p>23787</text:p>
          </table:table-cell>
          <table:table-cell office:value-type="string">
            <text:p>Jérôme Fernandez</text:p>
          </table:table-cell>
          <table:table-cell table:number-columns-repeated="1021"/>
        </table:table-row>
        <table:table-row table:style-name="ro1">
          <table:table-cell office:value-type="float" office:value="13869">
            <text:p>13869</text:p>
          </table:table-cell>
          <table:table-cell office:value-type="float" office:value="30652">
            <text:p>30652</text:p>
          </table:table-cell>
          <table:table-cell office:value-type="string">
            <text:p>Nikola Karabati?</text:p>
          </table:table-cell>
          <table:table-cell table:number-columns-repeated="1021"/>
        </table:table-row>
        <table:table-row table:style-name="ro1">
          <table:table-cell office:value-type="float" office:value="13869">
            <text:p>13869</text:p>
          </table:table-cell>
          <table:table-cell office:value-type="float" office:value="27483">
            <text:p>27483</text:p>
          </table:table-cell>
          <table:table-cell office:value-type="string">
            <text:p>Cédric Sorhaindo</text:p>
          </table:table-cell>
          <table:table-cell table:number-columns-repeated="1021"/>
        </table:table-row>
        <table:table-row table:style-name="ro2">
          <table:table-cell office:value-type="float" office:value="13869">
            <text:p>13869</text:p>
          </table:table-cell>
          <table:table-cell office:value-type="float" office:value="38743">
            <text:p>38743</text:p>
          </table:table-cell>
          <table:table-cell office:value-type="string">
            <text:p>Daniel Narcisse</text:p>
          </table:table-cell>
          <table:table-cell table:number-columns-repeated="1021"/>
        </table:table-row>
        <table:table-row table:style-name="ro2">
          <table:table-cell office:value-type="float" office:value="13869">
            <text:p>13869</text:p>
          </table:table-cell>
          <table:table-cell office:value-type="float" office:value="56268">
            <text:p>56268</text:p>
          </table:table-cell>
          <table:table-cell office:value-type="string">
            <text:p>Guillaume Gille</text:p>
          </table:table-cell>
          <table:table-cell table:number-columns-repeated="1021"/>
        </table:table-row>
        <table:table-row table:style-name="ro1">
          <table:table-cell office:value-type="float" office:value="13869">
            <text:p>13869</text:p>
          </table:table-cell>
          <table:table-cell office:value-type="float" office:value="47941">
            <text:p>47941</text:p>
          </table:table-cell>
          <table:table-cell office:value-type="string">
            <text:p>Daouda Karaboué</text:p>
          </table:table-cell>
          <table:table-cell table:number-columns-repeated="1021"/>
        </table:table-row>
        <table:table-row table:style-name="ro1">
          <table:table-cell office:value-type="float" office:value="13869">
            <text:p>13869</text:p>
          </table:table-cell>
          <table:table-cell office:value-type="float" office:value="35590">
            <text:p>35590</text:p>
          </table:table-cell>
          <table:table-cell office:value-type="string">
            <text:p>William Accambray</text:p>
          </table:table-cell>
          <table:table-cell table:number-columns-repeated="1021"/>
        </table:table-row>
        <table:table-row table:style-name="ro1">
          <table:table-cell office:value-type="float" office:value="13869">
            <text:p>13869</text:p>
          </table:table-cell>
          <table:table-cell office:value-type="float" office:value="40245">
            <text:p>40245</text:p>
          </table:table-cell>
          <table:table-cell office:value-type="string">
            <text:p>Thierry Omeyer</text:p>
          </table:table-cell>
          <table:table-cell table:number-columns-repeated="1021"/>
        </table:table-row>
        <table:table-row table:style-name="ro1">
          <table:table-cell office:value-type="float" office:value="13869">
            <text:p>13869</text:p>
          </table:table-cell>
          <table:table-cell office:value-type="float" office:value="29715">
            <text:p>29715</text:p>
          </table:table-cell>
          <table:table-cell office:value-type="string">
            <text:p>Luc Abalo</text:p>
          </table:table-cell>
          <table:table-cell table:number-columns-repeated="1021"/>
        </table:table-row>
        <table:table-row table:style-name="ro1">
          <table:table-cell office:value-type="float" office:value="13869">
            <text:p>13869</text:p>
          </table:table-cell>
          <table:table-cell office:value-type="float" office:value="3893">
            <text:p>3893</text:p>
          </table:table-cell>
          <table:table-cell office:value-type="string">
            <text:p>Michaël Guigou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16210">
            <text:p>16210</text:p>
          </table:table-cell>
          <table:table-cell office:value-type="string">
            <text:p>Georgios Stefanou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30028">
            <text:p>30028</text:p>
          </table:table-cell>
          <table:table-cell office:value-type="string">
            <text:p>Theodoros Chatziantoniou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39418">
            <text:p>39418</text:p>
          </table:table-cell>
          <table:table-cell office:value-type="string">
            <text:p>Marios Giourdas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29553">
            <text:p>29553</text:p>
          </table:table-cell>
          <table:table-cell office:value-type="string">
            <text:p>Konstantinos Christofidelis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26339">
            <text:p>26339</text:p>
          </table:table-cell>
          <table:table-cell office:value-type="string">
            <text:p>Vasileios Kournetas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36400">
            <text:p>36400</text:p>
          </table:table-cell>
          <table:table-cell office:value-type="string">
            <text:p>Tontor-Zlatko Baev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12995">
            <text:p>12995</text:p>
          </table:table-cell>
          <table:table-cell office:value-type="string">
            <text:p>Konstantinos Prousalis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18691">
            <text:p>18691</text:p>
          </table:table-cell>
          <table:table-cell office:value-type="string">
            <text:p>Nikolaos Roumeliotis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1583">
            <text:p>1583</text:p>
          </table:table-cell>
          <table:table-cell office:value-type="string">
            <text:p>Andrej Kravarik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27181">
            <text:p>27181</text:p>
          </table:table-cell>
          <table:table-cell office:value-type="string">
            <text:p>Ilias Lappas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43982">
            <text:p>43982</text:p>
          </table:table-cell>
          <table:table-cell office:value-type="string">
            <text:p>Sotirios Pantaleon</text:p>
          </table:table-cell>
          <table:table-cell table:number-columns-repeated="1021"/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32843">
            <text:p>32843</text:p>
          </table:table-cell>
          <table:table-cell office:value-type="string">
            <text:p>Antonios Tsakiropoulos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52076">
            <text:p>52076</text:p>
          </table:table-cell>
          <table:table-cell office:value-type="string">
            <text:p>André Luiz da Silva Nascimento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44606">
            <text:p>44606</text:p>
          </table:table-cell>
          <table:table-cell office:value-type="string">
            <text:p>Gustavo Endres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31644">
            <text:p>31644</text:p>
          </table:table-cell>
          <table:table-cell office:value-type="string">
            <text:p>André Heller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34767">
            <text:p>34767</text:p>
          </table:table-cell>
          <table:table-cell office:value-type="string">
            <text:p>Giba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62423">
            <text:p>62423</text:p>
          </table:table-cell>
          <table:table-cell office:value-type="string">
            <text:p>Giovane Gavio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15092">
            <text:p>15092</text:p>
          </table:table-cell>
          <table:table-cell office:value-type="string">
            <text:p>Rodrigo Santana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16973">
            <text:p>16973</text:p>
          </table:table-cell>
          <table:table-cell office:value-type="string">
            <text:p>Rodrigo Santana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3217">
            <text:p>3217</text:p>
          </table:table-cell>
          <table:table-cell office:value-type="string">
            <text:p>Anderson Rodrigues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21591">
            <text:p>21591</text:p>
          </table:table-cell>
          <table:table-cell office:value-type="string">
            <text:p>Sérgio Dutra Santos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581">
            <text:p>581</text:p>
          </table:table-cell>
          <table:table-cell office:value-type="string">
            <text:p>Ricardo García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1566">
            <text:p>1566</text:p>
          </table:table-cell>
          <table:table-cell office:value-type="string">
            <text:p>Ricardo Garcia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53891">
            <text:p>53891</text:p>
          </table:table-cell>
          <table:table-cell office:value-type="string">
            <text:p>Maurício Lima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62627">
            <text:p>62627</text:p>
          </table:table-cell>
          <table:table-cell office:value-type="string">
            <text:p>Dante Amaral</text:p>
          </table:table-cell>
          <table:table-cell table:number-columns-repeated="1021"/>
        </table:table-row>
        <table:table-row table:style-name="ro1">
          <table:table-cell office:value-type="float" office:value="13879">
            <text:p>13879</text:p>
          </table:table-cell>
          <table:table-cell office:value-type="float" office:value="53046">
            <text:p>53046</text:p>
          </table:table-cell>
          <table:table-cell office:value-type="string">
            <text:p>Nalbert Betancourt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34409">
            <text:p>34409</text:p>
          </table:table-cell>
          <table:table-cell office:value-type="string">
            <text:p>Ivano Bali?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36009">
            <text:p>36009</text:p>
          </table:table-cell>
          <table:table-cell office:value-type="string">
            <text:p>Jakov Gojun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3079">
            <text:p>3079</text:p>
          </table:table-cell>
          <table:table-cell office:value-type="string">
            <text:p>Denis Bunti?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1717">
            <text:p>1717</text:p>
          </table:table-cell>
          <table:table-cell office:value-type="string">
            <text:p>Marko Kopljar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61994">
            <text:p>61994</text:p>
          </table:table-cell>
          <table:table-cell office:value-type="string">
            <text:p>Damir Bi?ani?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3976">
            <text:p>3976</text:p>
          </table:table-cell>
          <table:table-cell office:value-type="string">
            <text:p>Drago Vukovi?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35407">
            <text:p>35407</text:p>
          </table:table-cell>
          <table:table-cell office:value-type="string">
            <text:p>Venio Losert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43652">
            <text:p>43652</text:p>
          </table:table-cell>
          <table:table-cell office:value-type="string">
            <text:p>Ivan ?upi?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3779">
            <text:p>3779</text:p>
          </table:table-cell>
          <table:table-cell office:value-type="string">
            <text:p>Manuel Štrlek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21112">
            <text:p>21112</text:p>
          </table:table-cell>
          <table:table-cell office:value-type="string">
            <text:p>Ivan Nin?evi?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43195">
            <text:p>43195</text:p>
          </table:table-cell>
          <table:table-cell office:value-type="string">
            <text:p>Igor Vori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55995">
            <text:p>55995</text:p>
          </table:table-cell>
          <table:table-cell office:value-type="string">
            <text:p>Domagoj Duvnjak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1054">
            <text:p>1054</text:p>
          </table:table-cell>
          <table:table-cell office:value-type="string">
            <text:p>Mirko Alilovi?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16715">
            <text:p>16715</text:p>
          </table:table-cell>
          <table:table-cell office:value-type="string">
            <text:p>Blaženko Lackovi?</text:p>
          </table:table-cell>
          <table:table-cell table:number-columns-repeated="1021"/>
        </table:table-row>
        <table:table-row table:style-name="ro1">
          <table:table-cell office:value-type="float" office:value="13929">
            <text:p>13929</text:p>
          </table:table-cell>
          <table:table-cell office:value-type="float" office:value="17874">
            <text:p>17874</text:p>
          </table:table-cell>
          <table:table-cell office:value-type="string">
            <text:p>Zlatko Horvat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37612">
            <text:p>37612</text:p>
          </table:table-cell>
          <table:table-cell office:value-type="string">
            <text:p>Lucious Jackson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57288">
            <text:p>57288</text:p>
          </table:table-cell>
          <table:table-cell office:value-type="string">
            <text:p>George Wilson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24900">
            <text:p>24900</text:p>
          </table:table-cell>
          <table:table-cell office:value-type="string">
            <text:p>Richard Allen Davies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53876">
            <text:p>53876</text:p>
          </table:table-cell>
          <table:table-cell office:value-type="string">
            <text:p>Jeff Mullins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52083">
            <text:p>52083</text:p>
          </table:table-cell>
          <table:table-cell office:value-type="string">
            <text:p>Jerry Shipp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25620">
            <text:p>25620</text:p>
          </table:table-cell>
          <table:table-cell office:value-type="string">
            <text:p>Larry Brown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40592">
            <text:p>40592</text:p>
          </table:table-cell>
          <table:table-cell office:value-type="string">
            <text:p>Bill Bradley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33964">
            <text:p>33964</text:p>
          </table:table-cell>
          <table:table-cell office:value-type="string">
            <text:p>Jim Barnes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27189">
            <text:p>27189</text:p>
          </table:table-cell>
          <table:table-cell office:value-type="string">
            <text:p>Walt Hazzard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65356">
            <text:p>65356</text:p>
          </table:table-cell>
          <table:table-cell office:value-type="string">
            <text:p>Joe Caldwell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14025">
            <text:p>14025</text:p>
          </table:table-cell>
          <table:table-cell office:value-type="string">
            <text:p>John Paul McCaffrey</text:p>
          </table:table-cell>
          <table:table-cell table:number-columns-repeated="1021"/>
        </table:table-row>
        <table:table-row table:style-name="ro1">
          <table:table-cell office:value-type="float" office:value="13946">
            <text:p>13946</text:p>
          </table:table-cell>
          <table:table-cell office:value-type="float" office:value="61039">
            <text:p>61039</text:p>
          </table:table-cell>
          <table:table-cell office:value-type="string">
            <text:p>Mel Counts</text:p>
          </table:table-cell>
          <table:table-cell table:number-columns-repeated="1021"/>
        </table:table-row>
        <table:table-row table:style-name="ro1">
          <table:table-cell office:value-type="float" office:value="13972">
            <text:p>13972</text:p>
          </table:table-cell>
          <table:table-cell office:value-type="float" office:value="65603">
            <text:p>65603</text:p>
          </table:table-cell>
          <table:table-cell office:value-type="string">
            <text:p>Lee Yong-dae</text:p>
          </table:table-cell>
          <table:table-cell table:number-columns-repeated="1021"/>
        </table:table-row>
        <table:table-row table:style-name="ro1">
          <table:table-cell office:value-type="float" office:value="13972">
            <text:p>13972</text:p>
          </table:table-cell>
          <table:table-cell office:value-type="float" office:value="38517">
            <text:p>38517</text:p>
          </table:table-cell>
          <table:table-cell office:value-type="string">
            <text:p>Jung Jae-sung</text:p>
          </table:table-cell>
          <table:table-cell table:number-columns-repeated="1021"/>
        </table:table-row>
        <table:table-row table:style-name="ro1">
          <table:table-cell office:value-type="float" office:value="13973">
            <text:p>13973</text:p>
          </table:table-cell>
          <table:table-cell office:value-type="float" office:value="16193">
            <text:p>16193</text:p>
          </table:table-cell>
          <table:table-cell office:value-type="string">
            <text:p>Karoliina Rantamäki</text:p>
          </table:table-cell>
          <table:table-cell table:number-columns-repeated="1021"/>
        </table:table-row>
        <table:table-row table:style-name="ro1">
          <table:table-cell office:value-type="float" office:value="13973">
            <text:p>13973</text:p>
          </table:table-cell>
          <table:table-cell office:value-type="float" office:value="19093">
            <text:p>19093</text:p>
          </table:table-cell>
          <table:table-cell office:value-type="string">
            <text:p>Emma Laaksonen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60587">
            <text:p>60587</text:p>
          </table:table-cell>
          <table:table-cell office:value-type="string">
            <text:p>Andrija Geri?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29577">
            <text:p>29577</text:p>
          </table:table-cell>
          <table:table-cell office:value-type="string">
            <text:p>Milan Markovi?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66373">
            <text:p>66373</text:p>
          </table:table-cell>
          <table:table-cell office:value-type="string">
            <text:p>Nikola Grbi?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45711">
            <text:p>45711</text:p>
          </table:table-cell>
          <table:table-cell office:value-type="string">
            <text:p>?ula Mešter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19035">
            <text:p>19035</text:p>
          </table:table-cell>
          <table:table-cell office:value-type="string">
            <text:p>Vasa Miji?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41089">
            <text:p>41089</text:p>
          </table:table-cell>
          <table:table-cell office:value-type="string">
            <text:p>Vladan Djordjevi?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9407">
            <text:p>9407</text:p>
          </table:table-cell>
          <table:table-cell office:value-type="string">
            <text:p>Goran Vujevi?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28277">
            <text:p>28277</text:p>
          </table:table-cell>
          <table:table-cell office:value-type="string">
            <text:p>Aleksandar Mitrovi?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12959">
            <text:p>12959</text:p>
          </table:table-cell>
          <table:table-cell office:value-type="string">
            <text:p>Milan Vasi?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12863">
            <text:p>12863</text:p>
          </table:table-cell>
          <table:table-cell office:value-type="string">
            <text:p>Ivan Ili?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6799">
            <text:p>6799</text:p>
          </table:table-cell>
          <table:table-cell office:value-type="string">
            <text:p>Vladimir Grbi?</text:p>
          </table:table-cell>
          <table:table-cell table:number-columns-repeated="1021"/>
        </table:table-row>
        <table:table-row table:style-name="ro1">
          <table:table-cell office:value-type="float" office:value="13977">
            <text:p>13977</text:p>
          </table:table-cell>
          <table:table-cell office:value-type="float" office:value="51179">
            <text:p>51179</text:p>
          </table:table-cell>
          <table:table-cell office:value-type="string">
            <text:p>Ivan Miljkovi?</text:p>
          </table:table-cell>
          <table:table-cell table:number-columns-repeated="1021"/>
        </table:table-row>
        <table:table-row table:style-name="ro1">
          <table:table-cell office:value-type="float" office:value="13980">
            <text:p>13980</text:p>
          </table:table-cell>
          <table:table-cell office:value-type="float" office:value="53921">
            <text:p>53921</text:p>
          </table:table-cell>
          <table:table-cell office:value-type="string">
            <text:p>Elise Rechichi</text:p>
          </table:table-cell>
          <table:table-cell table:number-columns-repeated="1021"/>
        </table:table-row>
        <table:table-row table:style-name="ro1">
          <table:table-cell office:value-type="float" office:value="13980">
            <text:p>13980</text:p>
          </table:table-cell>
          <table:table-cell office:value-type="float" office:value="23104">
            <text:p>23104</text:p>
          </table:table-cell>
          <table:table-cell office:value-type="string">
            <text:p>Tessa Parkinson</text:p>
          </table:table-cell>
          <table:table-cell table:number-columns-repeated="1021"/>
        </table:table-row>
        <table:table-row table:style-name="ro1">
          <table:table-cell office:value-type="float" office:value="13980">
            <text:p>13980</text:p>
          </table:table-cell>
          <table:table-cell office:value-type="float" office:value="35660">
            <text:p>35660</text:p>
          </table:table-cell>
          <table:table-cell office:value-type="string">
            <text:p>Tessa Parkinson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6384">
            <text:p>6384</text:p>
          </table:table-cell>
          <table:table-cell office:value-type="string">
            <text:p>Simone Parodi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34651">
            <text:p>34651</text:p>
          </table:table-cell>
          <table:table-cell office:value-type="string">
            <text:p>Andrea Giovi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64754">
            <text:p>64754</text:p>
          </table:table-cell>
          <table:table-cell office:value-type="string">
            <text:p>Luigi Mastrangelo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43065">
            <text:p>43065</text:p>
          </table:table-cell>
          <table:table-cell office:value-type="string">
            <text:p>Dragan Travica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4318">
            <text:p>4318</text:p>
          </table:table-cell>
          <table:table-cell office:value-type="string">
            <text:p>Alessandro Fei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44455">
            <text:p>44455</text:p>
          </table:table-cell>
          <table:table-cell office:value-type="string">
            <text:p>Emanuele Birarelli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40572">
            <text:p>40572</text:p>
          </table:table-cell>
          <table:table-cell office:value-type="string">
            <text:p>Ivan Zaytsev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44403">
            <text:p>44403</text:p>
          </table:table-cell>
          <table:table-cell office:value-type="string">
            <text:p>Ivan Zaytsev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53431">
            <text:p>53431</text:p>
          </table:table-cell>
          <table:table-cell office:value-type="string">
            <text:p>Dante Boninfante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55156">
            <text:p>55156</text:p>
          </table:table-cell>
          <table:table-cell office:value-type="string">
            <text:p>Andrea Bari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26863">
            <text:p>26863</text:p>
          </table:table-cell>
          <table:table-cell office:value-type="string">
            <text:p>Cristian Savani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66536">
            <text:p>66536</text:p>
          </table:table-cell>
          <table:table-cell office:value-type="string">
            <text:p>Michal Lasko</text:p>
          </table:table-cell>
          <table:table-cell table:number-columns-repeated="1021"/>
        </table:table-row>
        <table:table-row table:style-name="ro1">
          <table:table-cell office:value-type="float" office:value="13995">
            <text:p>13995</text:p>
          </table:table-cell>
          <table:table-cell office:value-type="float" office:value="29970">
            <text:p>29970</text:p>
          </table:table-cell>
          <table:table-cell office:value-type="string">
            <text:p>Samuele Papi</text:p>
          </table:table-cell>
          <table:table-cell table:number-columns-repeated="1021"/>
        </table:table-row>
        <table:table-row table:style-name="ro1">
          <table:table-cell office:value-type="float" office:value="14025">
            <text:p>14025</text:p>
          </table:table-cell>
          <table:table-cell office:value-type="float" office:value="4462">
            <text:p>4462</text:p>
          </table:table-cell>
          <table:table-cell office:value-type="string">
            <text:p>Patrick Powers</text:p>
          </table:table-cell>
          <table:table-cell table:number-columns-repeated="1021"/>
        </table:table-row>
        <table:table-row table:style-name="ro1">
          <table:table-cell office:value-type="float" office:value="14025">
            <text:p>14025</text:p>
          </table:table-cell>
          <table:table-cell office:value-type="float" office:value="23262">
            <text:p>23262</text:p>
          </table:table-cell>
          <table:table-cell office:value-type="string">
            <text:p>Dusty Dvorak</text:p>
          </table:table-cell>
          <table:table-cell table:number-columns-repeated="1021"/>
        </table:table-row>
        <table:table-row table:style-name="ro1">
          <table:table-cell office:value-type="float" office:value="14025">
            <text:p>14025</text:p>
          </table:table-cell>
          <table:table-cell office:value-type="float" office:value="14825">
            <text:p>14825</text:p>
          </table:table-cell>
          <table:table-cell office:value-type="string">
            <text:p>Steven Salmons</text:p>
          </table:table-cell>
          <table:table-cell table:number-columns-repeated="1021"/>
        </table:table-row>
        <table:table-row table:style-name="ro1">
          <table:table-cell office:value-type="float" office:value="14025">
            <text:p>14025</text:p>
          </table:table-cell>
          <table:table-cell office:value-type="float" office:value="63629">
            <text:p>63629</text:p>
          </table:table-cell>
          <table:table-cell office:value-type="string">
            <text:p>Aldis Berzins</text:p>
          </table:table-cell>
          <table:table-cell table:number-columns-repeated="1021"/>
        </table:table-row>
        <table:table-row table:style-name="ro1">
          <table:table-cell office:value-type="float" office:value="14025">
            <text:p>14025</text:p>
          </table:table-cell>
          <table:table-cell office:value-type="float" office:value="34285">
            <text:p>34285</text:p>
          </table:table-cell>
          <table:table-cell office:value-type="string">
            <text:p>Chris Marlowe</text:p>
          </table:table-cell>
          <table:table-cell table:number-columns-repeated="1021"/>
        </table:table-row>
        <table:table-row table:style-name="ro1">
          <table:table-cell office:value-type="float" office:value="14025">
            <text:p>14025</text:p>
          </table:table-cell>
          <table:table-cell office:value-type="float" office:value="7793">
            <text:p>7793</text:p>
          </table:table-cell>
          <table:table-cell office:value-type="string">
            <text:p>Dave Saunders</text:p>
          </table:table-cell>
          <table:table-cell table:number-columns-repeated="1021"/>
        </table:table-row>
        <table:table-row table:style-name="ro1">
          <table:table-cell office:value-type="float" office:value="14025">
            <text:p>14025</text:p>
          </table:table-cell>
          <table:table-cell office:value-type="float" office:value="28164">
            <text:p>28164</text:p>
          </table:table-cell>
          <table:table-cell office:value-type="string">
            <text:p>Craig Buck</text:p>
          </table:table-cell>
          <table:table-cell table:number-columns-repeated="1021"/>
        </table:table-row>
        <table:table-row table:style-name="ro1">
          <table:table-cell office:value-type="float" office:value="14025">
            <text:p>14025</text:p>
          </table:table-cell>
          <table:table-cell office:value-type="float" office:value="4519">
            <text:p>4519</text:p>
          </table:table-cell>
          <table:table-cell office:value-type="string">
            <text:p>Paul Sunderland</text:p>
          </table:table-cell>
          <table:table-cell table:number-columns-repeated="1021"/>
        </table:table-row>
        <table:table-row table:style-name="ro1">
          <table:table-cell office:value-type="float" office:value="14025">
            <text:p>14025</text:p>
          </table:table-cell>
          <table:table-cell office:value-type="float" office:value="58753">
            <text:p>58753</text:p>
          </table:table-cell>
          <table:table-cell office:value-type="string">
            <text:p>Marc Waldie</text:p>
          </table:table-cell>
          <table:table-cell table:number-columns-repeated="1021"/>
        </table:table-row>
        <table:table-row table:style-name="ro1">
          <table:table-cell office:value-type="float" office:value="14025">
            <text:p>14025</text:p>
          </table:table-cell>
          <table:table-cell office:value-type="float" office:value="53772">
            <text:p>53772</text:p>
          </table:table-cell>
          <table:table-cell office:value-type="string">
            <text:p>Karch Kiraly</text:p>
          </table:table-cell>
          <table:table-cell table:number-columns-repeated="1021"/>
        </table:table-row>
        <table:table-row table:style-name="ro1">
          <table:table-cell office:value-type="float" office:value="14025">
            <text:p>14025</text:p>
          </table:table-cell>
          <table:table-cell office:value-type="float" office:value="25989">
            <text:p>25989</text:p>
          </table:table-cell>
          <table:table-cell office:value-type="string">
            <text:p>Steve Timmons</text:p>
          </table:table-cell>
          <table:table-cell table:number-columns-repeated="1021"/>
        </table:table-row>
        <table:table-row table:style-name="ro1">
          <table:table-cell office:value-type="float" office:value="14026">
            <text:p>14026</text:p>
          </table:table-cell>
          <table:table-cell office:value-type="float" office:value="39417">
            <text:p>39417</text:p>
          </table:table-cell>
          <table:table-cell office:value-type="string">
            <text:p>Hosni Karamosly</text:p>
          </table:table-cell>
          <table:table-cell table:number-columns-repeated="1021"/>
        </table:table-row>
        <table:table-row table:style-name="ro1">
          <table:table-cell office:value-type="float" office:value="14026">
            <text:p>14026</text:p>
          </table:table-cell>
          <table:table-cell office:value-type="float" office:value="48562">
            <text:p>48562</text:p>
          </table:table-cell>
          <table:table-cell office:value-type="string">
            <text:p>Samir Sellami</text:p>
          </table:table-cell>
          <table:table-cell table:number-columns-repeated="1021"/>
        </table:table-row>
        <table:table-row table:style-name="ro1">
          <table:table-cell office:value-type="float" office:value="14026">
            <text:p>14026</text:p>
          </table:table-cell>
          <table:table-cell office:value-type="float" office:value="47094">
            <text:p>47094</text:p>
          </table:table-cell>
          <table:table-cell office:value-type="string">
            <text:p>Noureddine Hfaiedh</text:p>
          </table:table-cell>
          <table:table-cell table:number-columns-repeated="1021"/>
        </table:table-row>
        <table:table-row table:style-name="ro1">
          <table:table-cell office:value-type="float" office:value="14026">
            <text:p>14026</text:p>
          </table:table-cell>
          <table:table-cell office:value-type="float" office:value="27890">
            <text:p>27890</text:p>
          </table:table-cell>
          <table:table-cell office:value-type="string">
            <text:p>Mehrez Berriri</text:p>
          </table:table-cell>
          <table:table-cell table:number-columns-repeated="1021"/>
        </table:table-row>
        <table:table-row table:style-name="ro1">
          <table:table-cell office:value-type="float" office:value="14026">
            <text:p>14026</text:p>
          </table:table-cell>
          <table:table-cell office:value-type="float" office:value="7966">
            <text:p>7966</text:p>
          </table:table-cell>
          <table:table-cell office:value-type="string">
            <text:p>Ghazi Guidara</text:p>
          </table:table-cell>
          <table:table-cell table:number-columns-repeated="1021"/>
        </table:table-row>
        <table:table-row table:style-name="ro1">
          <table:table-cell office:value-type="float" office:value="14026">
            <text:p>14026</text:p>
          </table:table-cell>
          <table:table-cell office:value-type="float" office:value="30235">
            <text:p>30235</text:p>
          </table:table-cell>
          <table:table-cell office:value-type="string">
            <text:p>Mohamed Slim Chekili</text:p>
          </table:table-cell>
          <table:table-cell table:number-columns-repeated="1021"/>
        </table:table-row>
        <table:table-row table:style-name="ro1">
          <table:table-cell office:value-type="float" office:value="14026">
            <text:p>14026</text:p>
          </table:table-cell>
          <table:table-cell office:value-type="float" office:value="36401">
            <text:p>36401</text:p>
          </table:table-cell>
          <table:table-cell office:value-type="string">
            <text:p>Marouane Fehri</text:p>
          </table:table-cell>
          <table:table-cell table:number-columns-repeated="1021"/>
        </table:table-row>
        <table:table-row table:style-name="ro1">
          <table:table-cell office:value-type="float" office:value="14026">
            <text:p>14026</text:p>
          </table:table-cell>
          <table:table-cell office:value-type="float" office:value="32930">
            <text:p>32930</text:p>
          </table:table-cell>
          <table:table-cell office:value-type="string">
            <text:p>Chaker Ghezal</text:p>
          </table:table-cell>
          <table:table-cell table:number-columns-repeated="1021"/>
        </table:table-row>
        <table:table-row table:style-name="ro1">
          <table:table-cell office:value-type="float" office:value="14026">
            <text:p>14026</text:p>
          </table:table-cell>
          <table:table-cell office:value-type="float" office:value="53547">
            <text:p>53547</text:p>
          </table:table-cell>
          <table:table-cell office:value-type="string">
            <text:p>Walid Ben Abbes</text:p>
          </table:table-cell>
          <table:table-cell table:number-columns-repeated="1021"/>
        </table:table-row>
        <table:table-row table:style-name="ro1">
          <table:table-cell office:value-type="float" office:value="14026">
            <text:p>14026</text:p>
          </table:table-cell>
          <table:table-cell office:value-type="float" office:value="16254">
            <text:p>16254</text:p>
          </table:table-cell>
          <table:table-cell office:value-type="string">
            <text:p>Khaled Belaïd</text:p>
          </table:table-cell>
          <table:table-cell table:number-columns-repeated="1021"/>
        </table:table-row>
        <table:table-row table:style-name="ro2">
          <table:table-cell office:value-type="float" office:value="14026">
            <text:p>14026</text:p>
          </table:table-cell>
          <table:table-cell office:value-type="float" office:value="55283">
            <text:p>55283</text:p>
          </table:table-cell>
          <table:table-cell office:value-type="string">
            <text:p>Mehdi Gara</text:p>
          </table:table-cell>
          <table:table-cell table:number-columns-repeated="1021"/>
        </table:table-row>
        <table:table-row table:style-name="ro1">
          <table:table-cell office:value-type="float" office:value="14026">
            <text:p>14026</text:p>
          </table:table-cell>
          <table:table-cell office:value-type="float" office:value="75">
            <text:p>75</text:p>
          </table:table-cell>
          <table:table-cell office:value-type="string">
            <text:p>Mohamed Trabelsi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4482">
            <text:p>4482</text:p>
          </table:table-cell>
          <table:table-cell office:value-type="string">
            <text:p>Rob Bontje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34953">
            <text:p>34953</text:p>
          </table:table-cell>
          <table:table-cell office:value-type="string">
            <text:p>Reinder Nummerdor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51879">
            <text:p>51879</text:p>
          </table:table-cell>
          <table:table-cell office:value-type="string">
            <text:p>Nico Freriks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14828">
            <text:p>14828</text:p>
          </table:table-cell>
          <table:table-cell office:value-type="string">
            <text:p>Kay van Dijk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33218">
            <text:p>33218</text:p>
          </table:table-cell>
          <table:table-cell office:value-type="string">
            <text:p>Richard Schuil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54493">
            <text:p>54493</text:p>
          </table:table-cell>
          <table:table-cell office:value-type="string">
            <text:p>Mike van de Goor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33886">
            <text:p>33886</text:p>
          </table:table-cell>
          <table:table-cell office:value-type="string">
            <text:p>Marko Klok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21573">
            <text:p>21573</text:p>
          </table:table-cell>
          <table:table-cell office:value-type="string">
            <text:p>Robert Horstink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4477">
            <text:p>4477</text:p>
          </table:table-cell>
          <table:table-cell office:value-type="string">
            <text:p>Jeroen Trommel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23379">
            <text:p>23379</text:p>
          </table:table-cell>
          <table:table-cell office:value-type="string">
            <text:p>Dirk-Jan van Gendt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41899">
            <text:p>41899</text:p>
          </table:table-cell>
          <table:table-cell office:value-type="string">
            <text:p>Guido Görtzen</text:p>
          </table:table-cell>
          <table:table-cell table:number-columns-repeated="1021"/>
        </table:table-row>
        <table:table-row table:style-name="ro1">
          <table:table-cell office:value-type="float" office:value="14027">
            <text:p>14027</text:p>
          </table:table-cell>
          <table:table-cell office:value-type="float" office:value="34889">
            <text:p>34889</text:p>
          </table:table-cell>
          <table:table-cell office:value-type="string">
            <text:p>Albert Cristina</text:p>
          </table:table-cell>
          <table:table-cell table:number-columns-repeated="1021"/>
        </table:table-row>
        <table:table-row table:style-name="ro1">
          <table:table-cell office:value-type="float" office:value="14049">
            <text:p>14049</text:p>
          </table:table-cell>
          <table:table-cell office:value-type="float" office:value="13640">
            <text:p>13640</text:p>
          </table:table-cell>
          <table:table-cell office:value-type="string">
            <text:p>Cai Yun</text:p>
          </table:table-cell>
          <table:table-cell table:number-columns-repeated="1021"/>
        </table:table-row>
        <table:table-row table:style-name="ro1">
          <table:table-cell office:value-type="float" office:value="14049">
            <text:p>14049</text:p>
          </table:table-cell>
          <table:table-cell office:value-type="float" office:value="9820">
            <text:p>9820</text:p>
          </table:table-cell>
          <table:table-cell office:value-type="string">
            <text:p>Fu Haifeng</text:p>
          </table:table-cell>
          <table:table-cell table:number-columns-repeated="1021"/>
        </table:table-row>
        <table:table-row table:style-name="ro1">
          <table:table-cell office:value-type="float" office:value="14049">
            <text:p>14049</text:p>
          </table:table-cell>
          <table:table-cell office:value-type="float" office:value="18216">
            <text:p>18216</text:p>
          </table:table-cell>
          <table:table-cell office:value-type="string">
            <text:p>Fu Haifeng</text:p>
          </table:table-cell>
          <table:table-cell table:number-columns-repeated="1021"/>
        </table:table-row>
        <table:table-row table:style-name="ro1">
          <table:table-cell office:value-type="float" office:value="14050">
            <text:p>14050</text:p>
          </table:table-cell>
          <table:table-cell office:value-type="float" office:value="13696">
            <text:p>13696</text:p>
          </table:table-cell>
          <table:table-cell office:value-type="string">
            <text:p>Rebecca Soni</text:p>
          </table:table-cell>
          <table:table-cell table:number-columns-repeated="1021"/>
        </table:table-row>
        <table:table-row table:style-name="ro2">
          <table:table-cell office:value-type="float" office:value="14050">
            <text:p>14050</text:p>
          </table:table-cell>
          <table:table-cell office:value-type="float" office:value="16559">
            <text:p>16559</text:p>
          </table:table-cell>
          <table:table-cell office:value-type="string">
            <text:p>Jessica Hardy</text:p>
          </table:table-cell>
          <table:table-cell table:number-columns-repeated="1021"/>
        </table:table-row>
        <table:table-row table:style-name="ro1">
          <table:table-cell office:value-type="float" office:value="14050">
            <text:p>14050</text:p>
          </table:table-cell>
          <table:table-cell office:value-type="float" office:value="10308">
            <text:p>10308</text:p>
          </table:table-cell>
          <table:table-cell office:value-type="string">
            <text:p>Allison Schmitt</text:p>
          </table:table-cell>
          <table:table-cell table:number-columns-repeated="1021"/>
        </table:table-row>
        <table:table-row table:style-name="ro1">
          <table:table-cell office:value-type="float" office:value="14050">
            <text:p>14050</text:p>
          </table:table-cell>
          <table:table-cell office:value-type="float" office:value="15917">
            <text:p>15917</text:p>
          </table:table-cell>
          <table:table-cell office:value-type="string">
            <text:p>Allison Schmitt</text:p>
          </table:table-cell>
          <table:table-cell table:number-columns-repeated="1021"/>
        </table:table-row>
        <table:table-row table:style-name="ro1">
          <table:table-cell office:value-type="float" office:value="14050">
            <text:p>14050</text:p>
          </table:table-cell>
          <table:table-cell office:value-type="float" office:value="4113">
            <text:p>4113</text:p>
          </table:table-cell>
          <table:table-cell office:value-type="string">
            <text:p>Breeja Larson</text:p>
          </table:table-cell>
          <table:table-cell table:number-columns-repeated="1021"/>
        </table:table-row>
        <table:table-row table:style-name="ro1">
          <table:table-cell office:value-type="float" office:value="14050">
            <text:p>14050</text:p>
          </table:table-cell>
          <table:table-cell office:value-type="float" office:value="5759">
            <text:p>5759</text:p>
          </table:table-cell>
          <table:table-cell office:value-type="string">
            <text:p>Claire Donahue</text:p>
          </table:table-cell>
          <table:table-cell table:number-columns-repeated="1021"/>
        </table:table-row>
        <table:table-row table:style-name="ro1">
          <table:table-cell office:value-type="float" office:value="14050">
            <text:p>14050</text:p>
          </table:table-cell>
          <table:table-cell office:value-type="float" office:value="66331">
            <text:p>66331</text:p>
          </table:table-cell>
          <table:table-cell office:value-type="string">
            <text:p>Missy Franklin</text:p>
          </table:table-cell>
          <table:table-cell table:number-columns-repeated="1021"/>
        </table:table-row>
        <table:table-row table:style-name="ro1">
          <table:table-cell office:value-type="float" office:value="14050">
            <text:p>14050</text:p>
          </table:table-cell>
          <table:table-cell office:value-type="float" office:value="57426">
            <text:p>57426</text:p>
          </table:table-cell>
          <table:table-cell office:value-type="string">
            <text:p>Dana Vollmer</text:p>
          </table:table-cell>
          <table:table-cell table:number-columns-repeated="1021"/>
        </table:table-row>
        <table:table-row table:style-name="ro1">
          <table:table-cell office:value-type="float" office:value="14050">
            <text:p>14050</text:p>
          </table:table-cell>
          <table:table-cell office:value-type="float" office:value="60604">
            <text:p>60604</text:p>
          </table:table-cell>
          <table:table-cell office:value-type="string">
            <text:p>Eric Shanteau</text:p>
          </table:table-cell>
          <table:table-cell table:number-columns-repeated="1021"/>
        </table:table-row>
        <table:table-row table:style-name="ro1">
          <table:table-cell office:value-type="float" office:value="14050">
            <text:p>14050</text:p>
          </table:table-cell>
          <table:table-cell office:value-type="float" office:value="57771">
            <text:p>57771</text:p>
          </table:table-cell>
          <table:table-cell office:value-type="string">
            <text:p>Rachel Bootsma</text:p>
          </table:table-cell>
          <table:table-cell table:number-columns-repeated="1021"/>
        </table:table-row>
        <table:table-row table:style-name="ro1">
          <table:table-cell office:value-type="float" office:value="14051">
            <text:p>14051</text:p>
          </table:table-cell>
          <table:table-cell office:value-type="float" office:value="12599">
            <text:p>12599</text:p>
          </table:table-cell>
          <table:table-cell office:value-type="string">
            <text:p>Louis Smith</text:p>
          </table:table-cell>
          <table:table-cell table:number-columns-repeated="1021"/>
        </table:table-row>
        <table:table-row table:style-name="ro1">
          <table:table-cell office:value-type="float" office:value="14051">
            <text:p>14051</text:p>
          </table:table-cell>
          <table:table-cell office:value-type="float" office:value="55344">
            <text:p>55344</text:p>
          </table:table-cell>
          <table:table-cell office:value-type="string">
            <text:p>Max Whitlock</text:p>
          </table:table-cell>
          <table:table-cell table:number-columns-repeated="1021"/>
        </table:table-row>
        <table:table-row table:style-name="ro1">
          <table:table-cell office:value-type="float" office:value="14051">
            <text:p>14051</text:p>
          </table:table-cell>
          <table:table-cell office:value-type="float" office:value="7330">
            <text:p>7330</text:p>
          </table:table-cell>
          <table:table-cell office:value-type="string">
            <text:p>Sam Oldham</text:p>
          </table:table-cell>
          <table:table-cell table:number-columns-repeated="1021"/>
        </table:table-row>
        <table:table-row table:style-name="ro1">
          <table:table-cell office:value-type="float" office:value="14051">
            <text:p>14051</text:p>
          </table:table-cell>
          <table:table-cell office:value-type="float" office:value="638">
            <text:p>638</text:p>
          </table:table-cell>
          <table:table-cell office:value-type="string">
            <text:p>Kristian Thomas</text:p>
          </table:table-cell>
          <table:table-cell table:number-columns-repeated="1021"/>
        </table:table-row>
        <table:table-row table:style-name="ro1">
          <table:table-cell office:value-type="float" office:value="14051">
            <text:p>14051</text:p>
          </table:table-cell>
          <table:table-cell office:value-type="float" office:value="30780">
            <text:p>30780</text:p>
          </table:table-cell>
          <table:table-cell office:value-type="string">
            <text:p>Daniel Purvis</text:p>
          </table:table-cell>
          <table:table-cell table:number-columns-repeated="1021"/>
        </table:table-row>
        <table:table-row table:style-name="ro1">
          <table:table-cell office:value-type="float" office:value="14060">
            <text:p>14060</text:p>
          </table:table-cell>
          <table:table-cell office:value-type="float" office:value="13633">
            <text:p>13633</text:p>
          </table:table-cell>
          <table:table-cell office:value-type="string">
            <text:p>Roseline Filion</text:p>
          </table:table-cell>
          <table:table-cell table:number-columns-repeated="1021"/>
        </table:table-row>
        <table:table-row table:style-name="ro1">
          <table:table-cell office:value-type="float" office:value="14060">
            <text:p>14060</text:p>
          </table:table-cell>
          <table:table-cell office:value-type="float" office:value="7385">
            <text:p>7385</text:p>
          </table:table-cell>
          <table:table-cell office:value-type="string">
            <text:p>Meaghan Benfeito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15092">
            <text:p>15092</text:p>
          </table:table-cell>
          <table:table-cell office:value-type="string">
            <text:p>Rodrigo Santana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16973">
            <text:p>16973</text:p>
          </table:table-cell>
          <table:table-cell office:value-type="string">
            <text:p>Rodrigo Santana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44799">
            <text:p>44799</text:p>
          </table:table-cell>
          <table:table-cell office:value-type="string">
            <text:p>Leandro Vissotto Neves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21174">
            <text:p>21174</text:p>
          </table:table-cell>
          <table:table-cell office:value-type="string">
            <text:p>Thiago Alves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57899">
            <text:p>57899</text:p>
          </table:table-cell>
          <table:table-cell office:value-type="string">
            <text:p>Murilo Endres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62627">
            <text:p>62627</text:p>
          </table:table-cell>
          <table:table-cell office:value-type="string">
            <text:p>Dante Amaral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26266">
            <text:p>26266</text:p>
          </table:table-cell>
          <table:table-cell office:value-type="string">
            <text:p>Sidnei Santos Junior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581">
            <text:p>581</text:p>
          </table:table-cell>
          <table:table-cell office:value-type="string">
            <text:p>Ricardo García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1566">
            <text:p>1566</text:p>
          </table:table-cell>
          <table:table-cell office:value-type="string">
            <text:p>Ricardo Garcia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14563">
            <text:p>14563</text:p>
          </table:table-cell>
          <table:table-cell office:value-type="string">
            <text:p>Wallace de Souza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34767">
            <text:p>34767</text:p>
          </table:table-cell>
          <table:table-cell office:value-type="string">
            <text:p>Giba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46619">
            <text:p>46619</text:p>
          </table:table-cell>
          <table:table-cell office:value-type="string">
            <text:p>Bruno Rezende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25188">
            <text:p>25188</text:p>
          </table:table-cell>
          <table:table-cell office:value-type="string">
            <text:p>Lucas Saatkamp</text:p>
          </table:table-cell>
          <table:table-cell table:number-columns-repeated="1021"/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56854">
            <text:p>56854</text:p>
          </table:table-cell>
          <table:table-cell office:value-type="string">
            <text:p>Sergio Santos</text:p>
          </table:table-cell>
          <table:table-cell table:number-columns-repeated="1021"/>
        </table:table-row>
        <table:table-row table:style-name="ro1">
          <table:table-cell office:value-type="float" office:value="14071">
            <text:p>14071</text:p>
          </table:table-cell>
          <table:table-cell office:value-type="float" office:value="65125">
            <text:p>65125</text:p>
          </table:table-cell>
          <table:table-cell office:value-type="string">
            <text:p>Kara Kohler</text:p>
          </table:table-cell>
          <table:table-cell table:number-columns-repeated="1021"/>
        </table:table-row>
        <table:table-row table:style-name="ro1">
          <table:table-cell office:value-type="float" office:value="14071">
            <text:p>14071</text:p>
          </table:table-cell>
          <table:table-cell office:value-type="float" office:value="5192">
            <text:p>5192</text:p>
          </table:table-cell>
          <table:table-cell office:value-type="string">
            <text:p>Adrienne Martelli</text:p>
          </table:table-cell>
          <table:table-cell table:number-columns-repeated="1021"/>
        </table:table-row>
        <table:table-row table:style-name="ro1">
          <table:table-cell office:value-type="float" office:value="14071">
            <text:p>14071</text:p>
          </table:table-cell>
          <table:table-cell office:value-type="float" office:value="16832">
            <text:p>16832</text:p>
          </table:table-cell>
          <table:table-cell office:value-type="string">
            <text:p>Megan Kalmoe</text:p>
          </table:table-cell>
          <table:table-cell table:number-columns-repeated="1021"/>
        </table:table-row>
        <table:table-row table:style-name="ro1">
          <table:table-cell office:value-type="float" office:value="14071">
            <text:p>14071</text:p>
          </table:table-cell>
          <table:table-cell office:value-type="float" office:value="32696">
            <text:p>32696</text:p>
          </table:table-cell>
          <table:table-cell office:value-type="string">
            <text:p>Natalie Dell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43944">
            <text:p>43944</text:p>
          </table:table-cell>
          <table:table-cell office:value-type="string">
            <text:p>Tomasz Wa?doch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67239">
            <text:p>67239</text:p>
          </table:table-cell>
          <table:table-cell office:value-type="string">
            <text:p>Marek Bajor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13616">
            <text:p>13616</text:p>
          </table:table-cell>
          <table:table-cell office:value-type="string">
            <text:p>Marek Ko?mi?ski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4233">
            <text:p>4233</text:p>
          </table:table-cell>
          <table:table-cell office:value-type="string">
            <text:p>Grzegorz Mielcarski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63258">
            <text:p>63258</text:p>
          </table:table-cell>
          <table:table-cell office:value-type="string">
            <text:p>Dariusz G?sior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12950">
            <text:p>12950</text:p>
          </table:table-cell>
          <table:table-cell office:value-type="string">
            <text:p>Jerzy Brz?czek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40293">
            <text:p>40293</text:p>
          </table:table-cell>
          <table:table-cell office:value-type="string">
            <text:p>Marcin Ja?ocha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49339">
            <text:p>49339</text:p>
          </table:table-cell>
          <table:table-cell office:value-type="string">
            <text:p>Ryszard Staniek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51443">
            <text:p>51443</text:p>
          </table:table-cell>
          <table:table-cell office:value-type="string">
            <text:p>Aleksander Klak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60661">
            <text:p>60661</text:p>
          </table:table-cell>
          <table:table-cell office:value-type="string">
            <text:p>Piotr ?wierczewski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66194">
            <text:p>66194</text:p>
          </table:table-cell>
          <table:table-cell office:value-type="string">
            <text:p>Arkadiusz Onyszko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29520">
            <text:p>29520</text:p>
          </table:table-cell>
          <table:table-cell office:value-type="string">
            <text:p>Wojciech Kowalczyk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30961">
            <text:p>30961</text:p>
          </table:table-cell>
          <table:table-cell office:value-type="string">
            <text:p>Miros?aw Waligóra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62152">
            <text:p>62152</text:p>
          </table:table-cell>
          <table:table-cell office:value-type="string">
            <text:p>Tomasz Lapinski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25071">
            <text:p>25071</text:p>
          </table:table-cell>
          <table:table-cell office:value-type="string">
            <text:p>Tomasz Wieszczycki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50784">
            <text:p>50784</text:p>
          </table:table-cell>
          <table:table-cell office:value-type="string">
            <text:p>Dariusz Adamczuk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4694">
            <text:p>4694</text:p>
          </table:table-cell>
          <table:table-cell office:value-type="string">
            <text:p>Andrzej Kobyla?ski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39334">
            <text:p>39334</text:p>
          </table:table-cell>
          <table:table-cell office:value-type="string">
            <text:p>Andrzej Juskowiak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56344">
            <text:p>56344</text:p>
          </table:table-cell>
          <table:table-cell office:value-type="string">
            <text:p>Dariusz Szubert</text:p>
          </table:table-cell>
          <table:table-cell table:number-columns-repeated="1021"/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32849">
            <text:p>32849</text:p>
          </table:table-cell>
          <table:table-cell office:value-type="string">
            <text:p>Dariusz Kosela</text:p>
          </table:table-cell>
          <table:table-cell table:number-columns-repeated="1021"/>
        </table:table-row>
        <table:table-row table:style-name="ro1">
          <table:table-cell office:value-type="float" office:value="14087">
            <text:p>14087</text:p>
          </table:table-cell>
          <table:table-cell office:value-type="float" office:value="58426">
            <text:p>58426</text:p>
          </table:table-cell>
          <table:table-cell office:value-type="string">
            <text:p>Fernanda Oliveira</text:p>
          </table:table-cell>
          <table:table-cell table:number-columns-repeated="1021"/>
        </table:table-row>
        <table:table-row table:style-name="ro1">
          <table:table-cell office:value-type="float" office:value="14087">
            <text:p>14087</text:p>
          </table:table-cell>
          <table:table-cell office:value-type="float" office:value="35017">
            <text:p>35017</text:p>
          </table:table-cell>
          <table:table-cell office:value-type="string">
            <text:p>Isabel Swan</text:p>
          </table:table-cell>
          <table:table-cell table:number-columns-repeated="1021"/>
        </table:table-row>
        <table:table-row table:style-name="ro1">
          <table:table-cell office:value-type="float" office:value="14087">
            <text:p>14087</text:p>
          </table:table-cell>
          <table:table-cell office:value-type="float" office:value="40385">
            <text:p>40385</text:p>
          </table:table-cell>
          <table:table-cell office:value-type="string">
            <text:p>Isabel Swan</text:p>
          </table:table-cell>
          <table:table-cell table:number-columns-repeated="1021"/>
        </table:table-row>
        <table:table-row table:style-name="ro1">
          <table:table-cell office:value-type="float" office:value="14142">
            <text:p>14142</text:p>
          </table:table-cell>
          <table:table-cell office:value-type="float" office:value="25575">
            <text:p>25575</text:p>
          </table:table-cell>
          <table:table-cell office:value-type="string">
            <text:p>Satomi Suzuki</text:p>
          </table:table-cell>
          <table:table-cell table:number-columns-repeated="1021"/>
        </table:table-row>
        <table:table-row table:style-name="ro1">
          <table:table-cell office:value-type="float" office:value="14142">
            <text:p>14142</text:p>
          </table:table-cell>
          <table:table-cell office:value-type="float" office:value="64647">
            <text:p>64647</text:p>
          </table:table-cell>
          <table:table-cell office:value-type="string">
            <text:p>Aya Terakawa</text:p>
          </table:table-cell>
          <table:table-cell table:number-columns-repeated="1021"/>
        </table:table-row>
        <table:table-row table:style-name="ro1">
          <table:table-cell office:value-type="float" office:value="14142">
            <text:p>14142</text:p>
          </table:table-cell>
          <table:table-cell office:value-type="float" office:value="36521">
            <text:p>36521</text:p>
          </table:table-cell>
          <table:table-cell office:value-type="string">
            <text:p>Haruka Ueda</text:p>
          </table:table-cell>
          <table:table-cell table:number-columns-repeated="1021"/>
        </table:table-row>
        <table:table-row table:style-name="ro1">
          <table:table-cell office:value-type="float" office:value="14142">
            <text:p>14142</text:p>
          </table:table-cell>
          <table:table-cell office:value-type="float" office:value="46433">
            <text:p>46433</text:p>
          </table:table-cell>
          <table:table-cell office:value-type="string">
            <text:p>Yuka Kato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20132">
            <text:p>20132</text:p>
          </table:table-cell>
          <table:table-cell office:value-type="string">
            <text:p>Clay Stanley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51549">
            <text:p>51549</text:p>
          </table:table-cell>
          <table:table-cell office:value-type="string">
            <text:p>Reid Priddy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60923">
            <text:p>60923</text:p>
          </table:table-cell>
          <table:table-cell office:value-type="string">
            <text:p>Ryan Millar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12286">
            <text:p>12286</text:p>
          </table:table-cell>
          <table:table-cell office:value-type="string">
            <text:p>Brook Billings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51333">
            <text:p>51333</text:p>
          </table:table-cell>
          <table:table-cell office:value-type="string">
            <text:p>Tom Hoff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30289">
            <text:p>30289</text:p>
          </table:table-cell>
          <table:table-cell office:value-type="string">
            <text:p>Kevin Barnett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9822">
            <text:p>9822</text:p>
          </table:table-cell>
          <table:table-cell office:value-type="string">
            <text:p>Riley Salmon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57254">
            <text:p>57254</text:p>
          </table:table-cell>
          <table:table-cell office:value-type="string">
            <text:p>Lloy Ball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37695">
            <text:p>37695</text:p>
          </table:table-cell>
          <table:table-cell office:value-type="string">
            <text:p>Gabe Gardner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3337">
            <text:p>3337</text:p>
          </table:table-cell>
          <table:table-cell office:value-type="string">
            <text:p>Phillip Eatherton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627">
            <text:p>627</text:p>
          </table:table-cell>
          <table:table-cell office:value-type="string">
            <text:p>Donald Suxho</text:p>
          </table:table-cell>
          <table:table-cell table:number-columns-repeated="1021"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44016">
            <text:p>44016</text:p>
          </table:table-cell>
          <table:table-cell office:value-type="string">
            <text:p>Erik Sullivan</text:p>
          </table:table-cell>
          <table:table-cell table:number-columns-repeated="1021"/>
        </table:table-row>
        <table:table-row table:style-name="ro1">
          <table:table-cell office:value-type="float" office:value="14160">
            <text:p>14160</text:p>
          </table:table-cell>
          <table:table-cell office:value-type="float" office:value="641">
            <text:p>641</text:p>
          </table:table-cell>
          <table:table-cell office:value-type="string">
            <text:p>Peter Burling</text:p>
          </table:table-cell>
          <table:table-cell table:number-columns-repeated="1021"/>
        </table:table-row>
        <table:table-row table:style-name="ro1">
          <table:table-cell office:value-type="float" office:value="14160">
            <text:p>14160</text:p>
          </table:table-cell>
          <table:table-cell office:value-type="float" office:value="43815">
            <text:p>43815</text:p>
          </table:table-cell>
          <table:table-cell office:value-type="string">
            <text:p>Blair Tuke</text:p>
          </table:table-cell>
          <table:table-cell table:number-columns-repeated="1021"/>
        </table:table-row>
        <table:table-row table:style-name="ro1">
          <table:table-cell office:value-type="float" office:value="14165">
            <text:p>14165</text:p>
          </table:table-cell>
          <table:table-cell office:value-type="float" office:value="49434">
            <text:p>49434</text:p>
          </table:table-cell>
          <table:table-cell office:value-type="string">
            <text:p>Loïc De Kergret</text:p>
          </table:table-cell>
          <table:table-cell table:number-columns-repeated="1021"/>
        </table:table-row>
        <table:table-row table:style-name="ro1">
          <table:table-cell office:value-type="float" office:value="14165">
            <text:p>14165</text:p>
          </table:table-cell>
          <table:table-cell office:value-type="float" office:value="18594">
            <text:p>18594</text:p>
          </table:table-cell>
          <table:table-cell office:value-type="string">
            <text:p>Stéphane Antiga</text:p>
          </table:table-cell>
          <table:table-cell table:number-columns-repeated="1021"/>
        </table:table-row>
        <table:table-row table:style-name="ro1">
          <table:table-cell office:value-type="float" office:value="14165">
            <text:p>14165</text:p>
          </table:table-cell>
          <table:table-cell office:value-type="float" office:value="42021">
            <text:p>42021</text:p>
          </table:table-cell>
          <table:table-cell office:value-type="string">
            <text:p>Hubert Henno</text:p>
          </table:table-cell>
          <table:table-cell table:number-columns-repeated="1021"/>
        </table:table-row>
        <table:table-row table:style-name="ro2">
          <table:table-cell office:value-type="float" office:value="14165">
            <text:p>14165</text:p>
          </table:table-cell>
          <table:table-cell office:value-type="float" office:value="34529">
            <text:p>34529</text:p>
          </table:table-cell>
          <table:table-cell office:value-type="string">
            <text:p>Laurent Capet</text:p>
          </table:table-cell>
          <table:table-cell table:number-columns-repeated="1021"/>
        </table:table-row>
        <table:table-row table:style-name="ro1">
          <table:table-cell office:value-type="float" office:value="14165">
            <text:p>14165</text:p>
          </table:table-cell>
          <table:table-cell office:value-type="float" office:value="34815">
            <text:p>34815</text:p>
          </table:table-cell>
          <table:table-cell office:value-type="string">
            <text:p>Frantz Granvorka</text:p>
          </table:table-cell>
          <table:table-cell table:number-columns-repeated="1021"/>
        </table:table-row>
        <table:table-row table:style-name="ro2">
          <table:table-cell office:value-type="float" office:value="14165">
            <text:p>14165</text:p>
          </table:table-cell>
          <table:table-cell office:value-type="float" office:value="52311">
            <text:p>52311</text:p>
          </table:table-cell>
          <table:table-cell office:value-type="string">
            <text:p>Mathias Patin</text:p>
          </table:table-cell>
          <table:table-cell table:number-columns-repeated="1021"/>
        </table:table-row>
        <table:table-row table:style-name="ro1">
          <table:table-cell office:value-type="float" office:value="14165">
            <text:p>14165</text:p>
          </table:table-cell>
          <table:table-cell office:value-type="float" office:value="53859">
            <text:p>53859</text:p>
          </table:table-cell>
          <table:table-cell office:value-type="string">
            <text:p>Sébastien Frangolacci</text:p>
          </table:table-cell>
          <table:table-cell table:number-columns-repeated="1021"/>
        </table:table-row>
        <table:table-row table:style-name="ro1">
          <table:table-cell office:value-type="float" office:value="14165">
            <text:p>14165</text:p>
          </table:table-cell>
          <table:table-cell office:value-type="float" office:value="13250">
            <text:p>13250</text:p>
          </table:table-cell>
          <table:table-cell office:value-type="string">
            <text:p>Guillaume Samica</text:p>
          </table:table-cell>
          <table:table-cell table:number-columns-repeated="1021"/>
        </table:table-row>
        <table:table-row table:style-name="ro1">
          <table:table-cell office:value-type="float" office:value="14165">
            <text:p>14165</text:p>
          </table:table-cell>
          <table:table-cell office:value-type="float" office:value="19456">
            <text:p>19456</text:p>
          </table:table-cell>
          <table:table-cell office:value-type="string">
            <text:p>Philippe Barça-Cysique</text:p>
          </table:table-cell>
          <table:table-cell table:number-columns-repeated="1021"/>
        </table:table-row>
        <table:table-row table:style-name="ro1">
          <table:table-cell office:value-type="float" office:value="14165">
            <text:p>14165</text:p>
          </table:table-cell>
          <table:table-cell office:value-type="float" office:value="29594">
            <text:p>29594</text:p>
          </table:table-cell>
          <table:table-cell office:value-type="string">
            <text:p>Vincent Montméat</text:p>
          </table:table-cell>
          <table:table-cell table:number-columns-repeated="1021"/>
        </table:table-row>
        <table:table-row table:style-name="ro1">
          <table:table-cell office:value-type="float" office:value="14165">
            <text:p>14165</text:p>
          </table:table-cell>
          <table:table-cell office:value-type="float" office:value="65464">
            <text:p>65464</text:p>
          </table:table-cell>
          <table:table-cell office:value-type="string">
            <text:p>Oliver Kieffer</text:p>
          </table:table-cell>
          <table:table-cell table:number-columns-repeated="1021"/>
        </table:table-row>
        <table:table-row table:style-name="ro1">
          <table:table-cell office:value-type="float" office:value="14165">
            <text:p>14165</text:p>
          </table:table-cell>
          <table:table-cell office:value-type="float" office:value="29782">
            <text:p>29782</text:p>
          </table:table-cell>
          <table:table-cell office:value-type="string">
            <text:p>Dominique Daquin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21915">
            <text:p>21915</text:p>
          </table:table-cell>
          <table:table-cell office:value-type="string">
            <text:p>Travis Moran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47118">
            <text:p>47118</text:p>
          </table:table-cell>
          <table:table-cell office:value-type="string">
            <text:p>Zane Christensen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53549">
            <text:p>53549</text:p>
          </table:table-cell>
          <table:table-cell office:value-type="string">
            <text:p>Luke Campbell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54384">
            <text:p>54384</text:p>
          </table:table-cell>
          <table:table-cell office:value-type="string">
            <text:p>Luke Campbell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10577">
            <text:p>10577</text:p>
          </table:table-cell>
          <table:table-cell office:value-type="string">
            <text:p>Hidde Van Beest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48565">
            <text:p>48565</text:p>
          </table:table-cell>
          <table:table-cell office:value-type="string">
            <text:p>Matthew Young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36399">
            <text:p>36399</text:p>
          </table:table-cell>
          <table:table-cell office:value-type="string">
            <text:p>David Ferguson</text:p>
          </table:table-cell>
          <table:table-cell table:number-columns-repeated="1021"/>
        </table:table-row>
        <table:table-row table:style-name="ro2">
          <table:table-cell office:value-type="float" office:value="14188">
            <text:p>14188</text:p>
          </table:table-cell>
          <table:table-cell office:value-type="float" office:value="16667">
            <text:p>16667</text:p>
          </table:table-cell>
          <table:table-cell office:value-type="string">
            <text:p>Benjamin Hardy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32900">
            <text:p>32900</text:p>
          </table:table-cell>
          <table:table-cell office:value-type="string">
            <text:p>Andrew Earl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36951">
            <text:p>36951</text:p>
          </table:table-cell>
          <table:table-cell office:value-type="string">
            <text:p>David Beard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55284">
            <text:p>55284</text:p>
          </table:table-cell>
          <table:table-cell office:value-type="string">
            <text:p>Grant Sorensen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61641">
            <text:p>61641</text:p>
          </table:table-cell>
          <table:table-cell office:value-type="string">
            <text:p>Dan Howard</text:p>
          </table:table-cell>
          <table:table-cell table:number-columns-repeated="1021"/>
        </table:table-row>
        <table:table-row table:style-name="ro1">
          <table:table-cell office:value-type="float" office:value="14188">
            <text:p>14188</text:p>
          </table:table-cell>
          <table:table-cell office:value-type="float" office:value="27877">
            <text:p>27877</text:p>
          </table:table-cell>
          <table:table-cell office:value-type="string">
            <text:p>Brett Alderman</text:p>
          </table:table-cell>
          <table:table-cell table:number-columns-repeated="1021"/>
        </table:table-row>
        <table:table-row table:style-name="ro1">
          <table:table-cell office:value-type="float" office:value="14241">
            <text:p>14241</text:p>
          </table:table-cell>
          <table:table-cell office:value-type="float" office:value="40108">
            <text:p>40108</text:p>
          </table:table-cell>
          <table:table-cell office:value-type="string">
            <text:p>Paolo Cozzi</text:p>
          </table:table-cell>
          <table:table-cell table:number-columns-repeated="1021"/>
        </table:table-row>
        <table:table-row table:style-name="ro1">
          <table:table-cell office:value-type="float" office:value="14241">
            <text:p>14241</text:p>
          </table:table-cell>
          <table:table-cell office:value-type="float" office:value="57551">
            <text:p>57551</text:p>
          </table:table-cell>
          <table:table-cell office:value-type="string">
            <text:p>Andrea Giani</text:p>
          </table:table-cell>
          <table:table-cell table:number-columns-repeated="1021"/>
        </table:table-row>
        <table:table-row table:style-name="ro1">
          <table:table-cell office:value-type="float" office:value="14241">
            <text:p>14241</text:p>
          </table:table-cell>
          <table:table-cell office:value-type="float" office:value="29970">
            <text:p>29970</text:p>
          </table:table-cell>
          <table:table-cell office:value-type="string">
            <text:p>Samuele Papi</text:p>
          </table:table-cell>
          <table:table-cell table:number-columns-repeated="1021"/>
        </table:table-row>
        <table:table-row table:style-name="ro1">
          <table:table-cell office:value-type="float" office:value="14241">
            <text:p>14241</text:p>
          </table:table-cell>
          <table:table-cell office:value-type="float" office:value="64754">
            <text:p>64754</text:p>
          </table:table-cell>
          <table:table-cell office:value-type="string">
            <text:p>Luigi Mastrangelo</text:p>
          </table:table-cell>
          <table:table-cell table:number-columns-repeated="1021"/>
        </table:table-row>
        <table:table-row table:style-name="ro1">
          <table:table-cell office:value-type="float" office:value="14241">
            <text:p>14241</text:p>
          </table:table-cell>
          <table:table-cell office:value-type="float" office:value="4318">
            <text:p>4318</text:p>
          </table:table-cell>
          <table:table-cell office:value-type="string">
            <text:p>Alessandro Fei</text:p>
          </table:table-cell>
          <table:table-cell table:number-columns-repeated="1021"/>
        </table:table-row>
        <table:table-row table:style-name="ro1">
          <table:table-cell office:value-type="float" office:value="14241">
            <text:p>14241</text:p>
          </table:table-cell>
          <table:table-cell office:value-type="float" office:value="33916">
            <text:p>33916</text:p>
          </table:table-cell>
          <table:table-cell office:value-type="string">
            <text:p>Matej Cernic</text:p>
          </table:table-cell>
          <table:table-cell table:number-columns-repeated="1021"/>
        </table:table-row>
        <table:table-row table:style-name="ro1">
          <table:table-cell office:value-type="float" office:value="14241">
            <text:p>14241</text:p>
          </table:table-cell>
          <table:table-cell office:value-type="float" office:value="51562">
            <text:p>51562</text:p>
          </table:table-cell>
          <table:table-cell office:value-type="string">
            <text:p>Damiano Pippi</text:p>
          </table:table-cell>
          <table:table-cell table:number-columns-repeated="1021"/>
        </table:table-row>
        <table:table-row table:style-name="ro1">
          <table:table-cell office:value-type="float" office:value="14241">
            <text:p>14241</text:p>
          </table:table-cell>
          <table:table-cell office:value-type="float" office:value="57041">
            <text:p>57041</text:p>
          </table:table-cell>
          <table:table-cell office:value-type="string">
            <text:p>Valerio Vermiglio</text:p>
          </table:table-cell>
          <table:table-cell table:number-columns-repeated="1021"/>
        </table:table-row>
        <table:table-row table:style-name="ro1">
          <table:table-cell office:value-type="float" office:value="14241">
            <text:p>14241</text:p>
          </table:table-cell>
          <table:table-cell office:value-type="float" office:value="5984">
            <text:p>5984</text:p>
          </table:table-cell>
          <table:table-cell office:value-type="string">
            <text:p>Andrea Sartoretti</text:p>
          </table:table-cell>
          <table:table-cell table:number-columns-repeated="1021"/>
        </table:table-row>
        <table:table-row table:style-name="ro1">
          <table:table-cell office:value-type="float" office:value="14241">
            <text:p>14241</text:p>
          </table:table-cell>
          <table:table-cell office:value-type="float" office:value="17365">
            <text:p>17365</text:p>
          </table:table-cell>
          <table:table-cell office:value-type="string">
            <text:p>Venceslav Simeonov</text:p>
          </table:table-cell>
          <table:table-cell table:number-columns-repeated="1021"/>
        </table:table-row>
        <table:table-row table:style-name="ro1">
          <table:table-cell office:value-type="float" office:value="14241">
            <text:p>14241</text:p>
          </table:table-cell>
          <table:table-cell office:value-type="float" office:value="26950">
            <text:p>26950</text:p>
          </table:table-cell>
          <table:table-cell office:value-type="string">
            <text:p>Alberto Cisolla</text:p>
          </table:table-cell>
          <table:table-cell table:number-columns-repeated="1021"/>
        </table:table-row>
        <table:table-row table:style-name="ro1">
          <table:table-cell office:value-type="float" office:value="14243">
            <text:p>14243</text:p>
          </table:table-cell>
          <table:table-cell office:value-type="float" office:value="54804">
            <text:p>54804</text:p>
          </table:table-cell>
          <table:table-cell office:value-type="string">
            <text:p>Zou Kai</text:p>
          </table:table-cell>
          <table:table-cell table:number-columns-repeated="1021"/>
        </table:table-row>
        <table:table-row table:style-name="ro1">
          <table:table-cell office:value-type="float" office:value="14243">
            <text:p>14243</text:p>
          </table:table-cell>
          <table:table-cell office:value-type="float" office:value="28602">
            <text:p>28602</text:p>
          </table:table-cell>
          <table:table-cell office:value-type="string">
            <text:p>Chen Yibing</text:p>
          </table:table-cell>
          <table:table-cell table:number-columns-repeated="1021"/>
        </table:table-row>
        <table:table-row table:style-name="ro1">
          <table:table-cell office:value-type="float" office:value="14243">
            <text:p>14243</text:p>
          </table:table-cell>
          <table:table-cell office:value-type="float" office:value="22596">
            <text:p>22596</text:p>
          </table:table-cell>
          <table:table-cell office:value-type="string">
            <text:p>Weiyang Guo</text:p>
          </table:table-cell>
          <table:table-cell table:number-columns-repeated="1021"/>
        </table:table-row>
        <table:table-row table:style-name="ro1">
          <table:table-cell office:value-type="float" office:value="14243">
            <text:p>14243</text:p>
          </table:table-cell>
          <table:table-cell office:value-type="float" office:value="44826">
            <text:p>44826</text:p>
          </table:table-cell>
          <table:table-cell office:value-type="string">
            <text:p>Zhang Chenglong</text:p>
          </table:table-cell>
          <table:table-cell table:number-columns-repeated="1021"/>
        </table:table-row>
        <table:table-row table:style-name="ro1">
          <table:table-cell office:value-type="float" office:value="14243">
            <text:p>14243</text:p>
          </table:table-cell>
          <table:table-cell office:value-type="float" office:value="65225">
            <text:p>65225</text:p>
          </table:table-cell>
          <table:table-cell office:value-type="string">
            <text:p>Feng Zhe</text:p>
          </table:table-cell>
          <table:table-cell table:number-columns-repeated="1021"/>
        </table:table-row>
        <table:table-row table:style-name="ro1">
          <table:table-cell office:value-type="float" office:value="14318">
            <text:p>14318</text:p>
          </table:table-cell>
          <table:table-cell office:value-type="float" office:value="36279">
            <text:p>36279</text:p>
          </table:table-cell>
          <table:table-cell office:value-type="string">
            <text:p>Alejandra Orozco Loza</text:p>
          </table:table-cell>
          <table:table-cell table:number-columns-repeated="1021"/>
        </table:table-row>
        <table:table-row table:style-name="ro1">
          <table:table-cell office:value-type="float" office:value="14318">
            <text:p>14318</text:p>
          </table:table-cell>
          <table:table-cell office:value-type="float" office:value="26046">
            <text:p>26046</text:p>
          </table:table-cell>
          <table:table-cell office:value-type="string">
            <text:p>Paola Espinosa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56233">
            <text:p>56233</text:p>
          </table:table-cell>
          <table:table-cell office:value-type="string">
            <text:p>?ukasz Kadziewicz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21858">
            <text:p>21858</text:p>
          </table:table-cell>
          <table:table-cell office:value-type="string">
            <text:p>Arkadiusz Go?a?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38613">
            <text:p>38613</text:p>
          </table:table-cell>
          <table:table-cell office:value-type="string">
            <text:p>Dawid Murek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46150">
            <text:p>46150</text:p>
          </table:table-cell>
          <table:table-cell office:value-type="string">
            <text:p>Andrzej Stelmach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1603">
            <text:p>1603</text:p>
          </table:table-cell>
          <table:table-cell office:value-type="string">
            <text:p>Piotr Gabrych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11436">
            <text:p>11436</text:p>
          </table:table-cell>
          <table:table-cell office:value-type="string">
            <text:p>Pawe? Zagumny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52133">
            <text:p>52133</text:p>
          </table:table-cell>
          <table:table-cell office:value-type="string">
            <text:p>Micha? B?kiewicz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23035">
            <text:p>23035</text:p>
          </table:table-cell>
          <table:table-cell office:value-type="string">
            <text:p>Rados?aw Rybak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31669">
            <text:p>31669</text:p>
          </table:table-cell>
          <table:table-cell office:value-type="string">
            <text:p>Sebastian ?widerski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7265">
            <text:p>7265</text:p>
          </table:table-cell>
          <table:table-cell office:value-type="string">
            <text:p>Krzysztof Ignaczak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2336">
            <text:p>2336</text:p>
          </table:table-cell>
          <table:table-cell office:value-type="string">
            <text:p>Robert Szczerbaniuk</text:p>
          </table:table-cell>
          <table:table-cell table:number-columns-repeated="1021"/>
        </table:table-row>
        <table:table-row table:style-name="ro1">
          <table:table-cell office:value-type="float" office:value="14325">
            <text:p>14325</text:p>
          </table:table-cell>
          <table:table-cell office:value-type="float" office:value="17805">
            <text:p>17805</text:p>
          </table:table-cell>
          <table:table-cell office:value-type="string">
            <text:p>Piotr Gruszka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65031">
            <text:p>65031</text:p>
          </table:table-cell>
          <table:table-cell office:value-type="string">
            <text:p>Mattias Zakrisson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8817">
            <text:p>8817</text:p>
          </table:table-cell>
          <table:table-cell office:value-type="string">
            <text:p>Fredrik Petersen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6855">
            <text:p>6855</text:p>
          </table:table-cell>
          <table:table-cell office:value-type="string">
            <text:p>Johan Sjöstrand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49902">
            <text:p>49902</text:p>
          </table:table-cell>
          <table:table-cell office:value-type="string">
            <text:p>Kim Ekdahl du Rietz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46468">
            <text:p>46468</text:p>
          </table:table-cell>
          <table:table-cell office:value-type="string">
            <text:p>Jonas Larholm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3547">
            <text:p>3547</text:p>
          </table:table-cell>
          <table:table-cell office:value-type="string">
            <text:p>Tobias Karlsson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24596">
            <text:p>24596</text:p>
          </table:table-cell>
          <table:table-cell office:value-type="string">
            <text:p>Andreas Nilsson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59638">
            <text:p>59638</text:p>
          </table:table-cell>
          <table:table-cell office:value-type="string">
            <text:p>Magnus Jernemyr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56887">
            <text:p>56887</text:p>
          </table:table-cell>
          <table:table-cell office:value-type="string">
            <text:p>Niclas Ekberg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8096">
            <text:p>8096</text:p>
          </table:table-cell>
          <table:table-cell office:value-type="string">
            <text:p>Kim Andersson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11986">
            <text:p>11986</text:p>
          </table:table-cell>
          <table:table-cell office:value-type="string">
            <text:p>Johan Jakobsson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59433">
            <text:p>59433</text:p>
          </table:table-cell>
          <table:table-cell office:value-type="string">
            <text:p>Jonas Källman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30622">
            <text:p>30622</text:p>
          </table:table-cell>
          <table:table-cell office:value-type="string">
            <text:p>Dalibor Doder</text:p>
          </table:table-cell>
          <table:table-cell table:number-columns-repeated="1021"/>
        </table:table-row>
        <table:table-row table:style-name="ro1">
          <table:table-cell office:value-type="float" office:value="14369">
            <text:p>14369</text:p>
          </table:table-cell>
          <table:table-cell office:value-type="float" office:value="50462">
            <text:p>50462</text:p>
          </table:table-cell>
          <table:table-cell office:value-type="string">
            <text:p>Mattias Andersson</text:p>
          </table:table-cell>
          <table:table-cell table:number-columns-repeated="1021"/>
        </table:table-row>
        <table:table-row table:style-name="ro1">
          <table:table-cell office:value-type="float" office:value="14371">
            <text:p>14371</text:p>
          </table:table-cell>
          <table:table-cell office:value-type="float" office:value="55529">
            <text:p>55529</text:p>
          </table:table-cell>
          <table:table-cell office:value-type="string">
            <text:p>Peter Lang</text:p>
          </table:table-cell>
          <table:table-cell table:number-columns-repeated="1021"/>
        </table:table-row>
        <table:table-row table:style-name="ro1">
          <table:table-cell office:value-type="float" office:value="14371">
            <text:p>14371</text:p>
          </table:table-cell>
          <table:table-cell office:value-type="float" office:value="5051">
            <text:p>5051</text:p>
          </table:table-cell>
          <table:table-cell office:value-type="string">
            <text:p>Allan Norregaard</text:p>
          </table:table-cell>
          <table:table-cell table:number-columns-repeated="1021"/>
        </table:table-row>
        <table:table-row table:style-name="ro1">
          <table:table-cell office:value-type="float" office:value="14373">
            <text:p>14373</text:p>
          </table:table-cell>
          <table:table-cell office:value-type="float" office:value="56726">
            <text:p>56726</text:p>
          </table:table-cell>
          <table:table-cell office:value-type="string">
            <text:p>Tony Tauler</text:p>
          </table:table-cell>
          <table:table-cell table:number-columns-repeated="1021"/>
        </table:table-row>
        <table:table-row table:style-name="ro1">
          <table:table-cell office:value-type="float" office:value="14373">
            <text:p>14373</text:p>
          </table:table-cell>
          <table:table-cell office:value-type="float" office:value="58708">
            <text:p>58708</text:p>
          </table:table-cell>
          <table:table-cell office:value-type="string">
            <text:p>Joan Llaneras</text:p>
          </table:table-cell>
          <table:table-cell table:number-columns-repeated="1021"/>
        </table:table-row>
        <table:table-row table:style-name="ro1">
          <table:table-cell office:value-type="float" office:value="14413">
            <text:p>14413</text:p>
          </table:table-cell>
          <table:table-cell office:value-type="float" office:value="50535">
            <text:p>50535</text:p>
          </table:table-cell>
          <table:table-cell office:value-type="string">
            <text:p>Kazuhito Tanaka</text:p>
          </table:table-cell>
          <table:table-cell table:number-columns-repeated="1021"/>
        </table:table-row>
        <table:table-row table:style-name="ro1">
          <table:table-cell office:value-type="float" office:value="14413">
            <text:p>14413</text:p>
          </table:table-cell>
          <table:table-cell office:value-type="float" office:value="32091">
            <text:p>32091</text:p>
          </table:table-cell>
          <table:table-cell office:value-type="string">
            <text:p>Kohei Uchimura</text:p>
          </table:table-cell>
          <table:table-cell table:number-columns-repeated="1021"/>
        </table:table-row>
        <table:table-row table:style-name="ro1">
          <table:table-cell office:value-type="float" office:value="14413">
            <text:p>14413</text:p>
          </table:table-cell>
          <table:table-cell office:value-type="float" office:value="30997">
            <text:p>30997</text:p>
          </table:table-cell>
          <table:table-cell office:value-type="string">
            <text:p>Yusuke Tanaka</text:p>
          </table:table-cell>
          <table:table-cell table:number-columns-repeated="1021"/>
        </table:table-row>
        <table:table-row table:style-name="ro1">
          <table:table-cell office:value-type="float" office:value="14413">
            <text:p>14413</text:p>
          </table:table-cell>
          <table:table-cell office:value-type="float" office:value="3693">
            <text:p>3693</text:p>
          </table:table-cell>
          <table:table-cell office:value-type="string">
            <text:p>Ryohei Kato</text:p>
          </table:table-cell>
          <table:table-cell table:number-columns-repeated="1021"/>
        </table:table-row>
        <table:table-row table:style-name="ro1">
          <table:table-cell office:value-type="float" office:value="14413">
            <text:p>14413</text:p>
          </table:table-cell>
          <table:table-cell office:value-type="float" office:value="59495">
            <text:p>59495</text:p>
          </table:table-cell>
          <table:table-cell office:value-type="string">
            <text:p>Koji Yamamuro</text:p>
          </table:table-cell>
          <table:table-cell table:number-columns-repeated="1021"/>
        </table:table-row>
        <table:table-row table:style-name="ro1">
          <table:table-cell office:value-type="float" office:value="14452">
            <text:p>14452</text:p>
          </table:table-cell>
          <table:table-cell office:value-type="float" office:value="60343">
            <text:p>60343</text:p>
          </table:table-cell>
          <table:table-cell office:value-type="string">
            <text:p>Marcelien de Koning</text:p>
          </table:table-cell>
          <table:table-cell table:number-columns-repeated="1021"/>
        </table:table-row>
        <table:table-row table:style-name="ro1">
          <table:table-cell office:value-type="float" office:value="14452">
            <text:p>14452</text:p>
          </table:table-cell>
          <table:table-cell office:value-type="float" office:value="17916">
            <text:p>17916</text:p>
          </table:table-cell>
          <table:table-cell office:value-type="string">
            <text:p>Lobke Berkhout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16142">
            <text:p>16142</text:p>
          </table:table-cell>
          <table:table-cell office:value-type="string">
            <text:p>Jorge Elgueta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46987">
            <text:p>46987</text:p>
          </table:table-cell>
          <table:table-cell office:value-type="string">
            <text:p>Gaston Giani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9318">
            <text:p>9318</text:p>
          </table:table-cell>
          <table:table-cell office:value-type="string">
            <text:p>Marcos Milinkovic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5661">
            <text:p>5661</text:p>
          </table:table-cell>
          <table:table-cell office:value-type="string">
            <text:p>Alejandro Spajic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19455">
            <text:p>19455</text:p>
          </table:table-cell>
          <table:table-cell office:value-type="string">
            <text:p>Leonardo Patti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32842">
            <text:p>32842</text:p>
          </table:table-cell>
          <table:table-cell office:value-type="string">
            <text:p>Gustavo Porporatto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43979">
            <text:p>43979</text:p>
          </table:table-cell>
          <table:table-cell office:value-type="string">
            <text:p>Hernán Ferraro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61640">
            <text:p>61640</text:p>
          </table:table-cell>
          <table:table-cell office:value-type="string">
            <text:p>Pablo Peralta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29114">
            <text:p>29114</text:p>
          </table:table-cell>
          <table:table-cell office:value-type="string">
            <text:p>Diego Gutiérrez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29569">
            <text:p>29569</text:p>
          </table:table-cell>
          <table:table-cell office:value-type="string">
            <text:p>Santiago Darraidou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18846">
            <text:p>18846</text:p>
          </table:table-cell>
          <table:table-cell office:value-type="string">
            <text:p>Pablo Meana</text:p>
          </table:table-cell>
          <table:table-cell table:number-columns-repeated="1021"/>
        </table:table-row>
        <table:table-row table:style-name="ro1">
          <table:table-cell office:value-type="float" office:value="14462">
            <text:p>14462</text:p>
          </table:table-cell>
          <table:table-cell office:value-type="float" office:value="595">
            <text:p>595</text:p>
          </table:table-cell>
          <table:table-cell office:value-type="string">
            <text:p>Jerónimo Bidegain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21195">
            <text:p>21195</text:p>
          </table:table-cell>
          <table:table-cell office:value-type="string">
            <text:p>Joachin Yaw Acheampong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5821">
            <text:p>5821</text:p>
          </table:table-cell>
          <table:table-cell office:value-type="string">
            <text:p>Alex Nyarko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2759">
            <text:p>2759</text:p>
          </table:table-cell>
          <table:table-cell office:value-type="string">
            <text:p>Simon Addo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33409">
            <text:p>33409</text:p>
          </table:table-cell>
          <table:table-cell office:value-type="string">
            <text:p>Sammi Adjei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13434">
            <text:p>13434</text:p>
          </table:table-cell>
          <table:table-cell office:value-type="string">
            <text:p>Samuel Kumah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16068">
            <text:p>16068</text:p>
          </table:table-cell>
          <table:table-cell office:value-type="string">
            <text:p>Maxwell Konadu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25734">
            <text:p>25734</text:p>
          </table:table-cell>
          <table:table-cell office:value-type="string">
            <text:p>Mohammed Dramani Kalilu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42753">
            <text:p>42753</text:p>
          </table:table-cell>
          <table:table-cell office:value-type="string">
            <text:p>Samuel Kuffour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13835">
            <text:p>13835</text:p>
          </table:table-cell>
          <table:table-cell office:value-type="string">
            <text:p>Frank Amankwah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9450">
            <text:p>9450</text:p>
          </table:table-cell>
          <table:table-cell office:value-type="string">
            <text:p>Nii Lamptey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1823">
            <text:p>1823</text:p>
          </table:table-cell>
          <table:table-cell office:value-type="string">
            <text:p>Shamo Quaye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46698">
            <text:p>46698</text:p>
          </table:table-cell>
          <table:table-cell office:value-type="string">
            <text:p>Yaw Preko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11761">
            <text:p>11761</text:p>
          </table:table-cell>
          <table:table-cell office:value-type="string">
            <text:p>Ibrahim Dossey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65083">
            <text:p>65083</text:p>
          </table:table-cell>
          <table:table-cell office:value-type="string">
            <text:p>Oli Rahman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41829">
            <text:p>41829</text:p>
          </table:table-cell>
          <table:table-cell office:value-type="string">
            <text:p>Bernard Aryee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7548">
            <text:p>7548</text:p>
          </table:table-cell>
          <table:table-cell office:value-type="string">
            <text:p>Mohammed Gargo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5856">
            <text:p>5856</text:p>
          </table:table-cell>
          <table:table-cell office:value-type="string">
            <text:p>Isaac Asare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39055">
            <text:p>39055</text:p>
          </table:table-cell>
          <table:table-cell office:value-type="string">
            <text:p>Anthony Mensah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1822">
            <text:p>1822</text:p>
          </table:table-cell>
          <table:table-cell office:value-type="string">
            <text:p>Kwame Ayew</text:p>
          </table:table-cell>
          <table:table-cell table:number-columns-repeated="1021"/>
        </table:table-row>
        <table:table-row table:style-name="ro1">
          <table:table-cell office:value-type="float" office:value="14481">
            <text:p>14481</text:p>
          </table:table-cell>
          <table:table-cell office:value-type="float" office:value="52684">
            <text:p>52684</text:p>
          </table:table-cell>
          <table:table-cell office:value-type="string">
            <text:p>Mamood Amadu</text:p>
          </table:table-cell>
          <table:table-cell table:number-columns-repeated="1021"/>
        </table:table-row>
        <table:table-row table:style-name="ro1" table:number-rows-repeated="104367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2.06.2013</text:date>, <text:time>20:0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6-02T20:08:16.31</dc:date>
    <dc:creator>Cudré Pascal Pascal</dc:creator>
    <meta:editing-duration>PT3M8S</meta:editing-duration>
    <meta:editing-cycles>1</meta:editing-cycles>
    <meta:document-statistic meta:table-count="1" meta:cell-count="14688" meta:object-count="0"/>
  </office:meta>
</office:document-meta>
</file>